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 Kolodyazhna, Dvorichny, Masivka, Kislivka, Kamyan ...</text:span>
</text:h>
      <text:p text:style-name="P4">
Authors: liveuamap (Language: en)</text:p>
      <text:p text:style-name="P4">
Time: 2023-05-27T-70:16:00</text:p>
      <text:p text:style-name="P4">
Location: Kharkiv, Kharkiv Oblast (Latitude:49.5928 Longtitude:37.86807)</text:p>
      <text:p text:style-name="P4">
Videos: []</text:p>
      <text:p text:style-name="P4">
Images: []</text:p>
      <text:p text:style-name="P4">
Tags: ["Russia"]</text:p>
      <text:p text:style-name="P4">
Id: 22565636</text:p>
      <!--METADATA-->
      <text:p text:style-name="P4">
At Kupiansk direction Russian army shelled Kolodyazne, Dvorichna, Masutivka,Kyslivka, Kamyanka of Kharkiv region and Stelmakhivka of Luhansk region.Russian aviation conducted airstrikes at Kyslivka, Kotlyarivka, Tabayivka andRayhorodka of Kharkiv region, - General Staff of Armed Forces of Ukraine saysin the morning report</text:p>
      <text:p text:style-name="P4">
News Collection Link: <text:a xlink:type="simple" xlink:href="https://liveuamap.com/en/2023/27-may-at-kupiansk-direction-russian-army-shelled-kolodyazne" text:style-name="Internet_20_link" text:visited-style-name="Visited_20_Internet_20_Link">
https://liveuamap.com/en/2023/27-may-at-kupiansk-direction-russian-army-shelled-kolodyazne</text:a>
</text:p>
      <text:p text:style-name="P4">
News Source: <text:a xlink:type="simple" xlink:href="https://t.me/lumsrc/4911" text:style-name="Internet_20_link" text:visited-style-name="Visited_20_Internet_20_Link">
https://t.me/lumsrc/4911</text:a>
</text:p>
      <!--NEWS-->
      <text:h text:style-name="P10" text:outline-level="1">
<text:span text:style-name="T4">
At Lyman direction Russian army shelled Nevske, Dibrova, Bilohorivka of Luhansk region and Ve...</text:span>
</text:h>
      <text:p text:style-name="P4">
Authors: liveuamap (Language: en)</text:p>
      <text:p text:style-name="P4">
Time: 2023-05-27T-72:16:00</text:p>
      <text:p text:style-name="P4">
Location: Bakhmut (Latitude:48.8072 Longtitude:38.24478)</text:p>
      <text:p text:style-name="P4">
Videos: []</text:p>
      <text:p text:style-name="P4">
Images: []</text:p>
      <text:p text:style-name="P4">
Tags: ["Russia"]</text:p>
      <text:p text:style-name="P4">
Id: 22565635</text:p>
      <!--METADATA-->
      <text:p text:style-name="P4">
At Lyman direction Russian army shelled Nevske, Dibrova, Bilohorivka ofLuhansk region and Verkhnokamyanske and Spirne of Donetsk region. Russianaviation conducted airstrike at Bilohorivka, - General Staff of Armed Forcesof Ukraine says in the morning report</text:p>
      <text:p text:style-name="P4">
News Collection Link: <text:a xlink:type="simple" xlink:href="https://liveuamap.com/en/2023/27-may-at-lyman-direction-russian-army-shelled-nevske-dibrova" text:style-name="Internet_20_link" text:visited-style-name="Visited_20_Internet_20_Link">
https://liveuamap.com/en/2023/27-may-at-lyman-direction-russian-army-shelled-nevske-dibrova</text:a>
</text:p>
      <text:p text:style-name="P4">
News Source: <text:a xlink:type="simple" xlink:href="https://t.me/lumsrc/4912" text:style-name="Internet_20_link" text:visited-style-name="Visited_20_Internet_20_Link">
https://t.me/lumsrc/4912</text:a>
</text:p>
      <!--NEWS-->
      <text:h text:style-name="P10" text:outline-level="1">
<text:span text:style-name="T4">
Bakhmut Directio Rusian Army Shelled Vasukivka, Privilia, Orikhovo-Vasylivka, Grigorye ...</text:span>
</text:h>
      <text:p text:style-name="P4">
Authors: liveuamap (Language: en)</text:p>
      <text:p text:style-name="P4">
Time: 2023-05-27T-74:16:00</text:p>
      <text:p text:style-name="P4">
Location: Loskutivka,Luhans'ka oblast (Latitude:48.48134 Longtitude:37.85374)</text:p>
      <text:p text:style-name="P4">
Videos: []</text:p>
      <text:p text:style-name="P4">
Images: []</text:p>
      <text:p text:style-name="P4">
Tags: ["Russia"]</text:p>
      <text:p text:style-name="P4">
Id: 22565634</text:p>
      <!--METADATA-->
      <text:p text:style-name="P4">
At Bakhmut Direction Russian Army Shelled Vasukivka, Pryvillya, Orikhovo-Vasylivka, Hryhorivka, Bakhmut, Kalynivka, Chasiv Yar, Ivanivske, Ivanivske Vka, Bila Hora and Pivnichne of Donetsk Region.russian Aviation Conducted Aircrakes at Hryhorivka and Bila Hora, - Generalstaff of Armed Forces of Ukraine Says in the Morning Report</text:p>
      <text:p text:style-name="P4">
News Collection Link:(https://liveuamap.com/en/2023/27-may-at-bakhmut-direction-russian-army-shelled-vasukivka)</text:p>
      <text:p text:style-name="P4">
News Source: <text:a xlink:type="simple" xlink:href="https://t.me/lumsrc/4913" text:style-name="Internet_20_link" text:visited-style-name="Visited_20_Internet_20_Link">
https://t.me/lumsrc/4913</text:a>
</text:p>
      <!--NEWS-->
      <text:h text:style-name="P10" text:outline-level="1">
<text:span text:style-name="T4">
JSC Avdiivka Directio Rusian of the Army Shelled Avdiivka, Pervomaisko, Karlovka Andes Neoelsk of ...</text:span>
</text:h>
      <text:p text:style-name="P4">
Authors: liveuamap (Language: en)</text:p>
      <text:p text:style-name="P4">
Time: 2023-05-27T-76:16:00</text:p>
      <text:p text:style-name="P4">
Location: Donetsk Oblast (Latitude:48.11098 Longtitude:37.4917)</text:p>
      <text:p text:style-name="P4">
Videos: []</text:p>
      <text:p text:style-name="P4">
Images: []</text:p>
      <text:p text:style-name="P4">
Tags: ["Russia"]</text:p>
      <text:p text:style-name="P4">
Id: 22565633</text:p>
      <!--METADATA-->
      <text:p text:style-name="P4">
At Avdiyivka direction Russian army shelled Avdiyivka, Pervomayske, Karlivkaand Nevelske of Donetsk region. Russian aviation conducted airstrikes atAvdiyivka and Pervomayske, - General Staff of Armed Forces of Ukraine says inthe morning report</text:p>
      <text:p text:style-name="P4">
News Collection Link: <text:a xlink:type="simple" xlink:href="https://liveuamap.com/en/2023/27-may-at-avdiyivka-direction-russian-army-shelled-avdiyivka" text:style-name="Internet_20_link" text:visited-style-name="Visited_20_Internet_20_Link">
https://liveuamap.com/en/2023/27-may-at-avdiyivka-direction-russian-army-shelled-avdiyivka</text:a>
</text:p>
      <text:p text:style-name="P4">
News Source: <text:a xlink:type="simple" xlink:href="https://t.me/lumsrc/4914" text:style-name="Internet_20_link" text:visited-style-name="Visited_20_Internet_20_Link">
https://t.me/lumsrc/4914</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27T-78:16:00</text:p>
      <text:p text:style-name="P4">
Location: Marinka, Donetsk Oblast (Latitude:47.94406 Longtitude:37.49273)</text:p>
      <text:p text:style-name="P4">
Videos: []</text:p>
      <text:p text:style-name="P4">
Images: []</text:p>
      <text:p text:style-name="P4">
Tags: ["Russia"]</text:p>
      <text:p text:style-name="P4">
Id: 22565632</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27-may-at-maryinka-direction-russian-army-shelled-heorhiyivka" text:style-name="Internet_20_link" text:visited-style-name="Visited_20_Internet_20_Link">
https://liveuamap.com/en/2023/27-may-at-maryinka-direction-russian-army-shelled-heorhiyivka</text:a>
</text:p>
      <text:p text:style-name="P4">
News Source: <text:a xlink:type="simple" xlink:href="https://t.me/lumsrc/4915" text:style-name="Internet_20_link" text:visited-style-name="Visited_20_Internet_20_Link">
https://t.me/lumsrc/4915</text:a>
</text:p>
      <!--NEWS-->
      <text:h text:style-name="P10" text:outline-level="1">
<text:span text:style-name="T4">
JSC Shakhtar Directio Rusian of the Army Shelled Paraskovivka, Coal And And Wisher. Rus ...</text:span>
</text:h>
      <text:p text:style-name="P4">
Authors: liveuamap (Language: en)</text:p>
      <text:p text:style-name="P4">
Time: 2023-05-27T-80:16:00</text:p>
      <text:p text:style-name="P4">
Location: Velyka Novosilka (Latitude:47.83102 Longtitude:36.84351)</text:p>
      <text:p text:style-name="P4">
Videos: []</text:p>
      <text:p text:style-name="P4">
Images: []</text:p>
      <text:p text:style-name="P4">
Tags: ["Russia"]</text:p>
      <text:p text:style-name="P4">
Id: 22565631</text:p>
      <!--METADATA-->
      <text:p text:style-name="P4">
At Shakhtarske direction Russian army shelled Paraskoviyivka, Vuhledar andPrechystivka. Russian aviation conducted airstrikes at Vuhledar, Prechystivkaand Velyka Novosilka, - General Staff of Armed Forces of Ukraine says in themorning report</text:p>
      <text:p text:style-name="P4">
News Collection Link: <text:a xlink:type="simple" xlink:href="https://liveuamap.com/en/2023/27-may-at-shakhtarske-direction-russian-army-shelled-paraskoviyivka" text:style-name="Internet_20_link" text:visited-style-name="Visited_20_Internet_20_Link">
https://liveuamap.com/en/2023/27-may-at-shakhtarske-direction-russian-army-shelled-paraskoviyivka</text:a>
</text:p>
      <text:p text:style-name="P4">
News Source: <text:a xlink:type="simple" xlink:href="https://t.me/lumsrc/4916" text:style-name="Internet_20_link" text:visited-style-name="Visited_20_Internet_20_Link">
https://t.me/lumsrc/4916</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27T-82:16:00</text:p>
      <text:p text:style-name="P4">
Location: Kherson (Latitude:46.86406 Longtitude:33.58143)</text:p>
      <text:p text:style-name="P4">
Videos: []</text:p>
      <text:p text:style-name="P4">
Images: []</text:p>
      <text:p text:style-name="P4">
Tags: ["Russia"]</text:p>
      <text:p text:style-name="P4">
Id: 22565630</text:p>
      <!--METADATA-->
      <text:p text:style-name="P4">
At Zaporizhzhia and Kherson directions Russian army shelled Vremivka andNovosilka of Donetsk region; Olhivske, Huliaipole, Zaliznychne, Bilohirya,Mala Tokmachka, Mali Scherbaky and Kamyanske of Zaporizhzhia region; ZolotaBalka, Vesele, Kozatske, Lvove, Antonivka, Kizomys, Stanislav of Khersonregion and Kherson city. Russian aviation conducted airstrikes at Stepove ofZaporizhzhia region and Zmiyivka of Kherson region, - General Staff of ArmedForces of Ukraine says in the morning report</text:p>
      <text:p text:style-name="P4">
News Collection Link: <text:a xlink:type="simple" xlink:href="https://liveuamap.com/en/2023/27-may-at-zaporizhzhia-and-kherson-directions-russian-army" text:style-name="Internet_20_link" text:visited-style-name="Visited_20_Internet_20_Link">
https://liveuamap.com/en/2023/27-may-at-zaporizhzhia-and-kherson-directions-russian-army</text:a>
</text:p>
      <text:p text:style-name="P4">
News Source: <text:a xlink:type="simple" xlink:href="https://t.me/lumsrc/4917" text:style-name="Internet_20_link" text:visited-style-name="Visited_20_Internet_20_Link">
https://t.me/lumsrc/4917</text:a>
</text:p>
      <!--NEWS-->
      <text:h text:style-name="P10" text:outline-level="1">
<text:span text:style-name="T4">
Mykolaiv, Mykolayivska Oblast(23:08). Red Alert: aerial threat. Sirens sounding. Take cover now!</text:span>
</text:h>
      <text:p text:style-name="P4">
Authors: liveuamap (Language: en)</text:p>
      <text:p text:style-name="P4">
Time: 2023-05-27T17:09:00</text:p>
      <text:p text:style-name="P4">
Location: Mykolaiv (Latitude:46.94866 Longtitude:32.00639)</text:p>
      <text:p text:style-name="P4">
Videos: []</text:p>
      <text:p text:style-name="P4">
Images: []</text:p>
      <text:p text:style-name="P4">
Tags: ["Europe", "Central and Eastern Europe"]</text:p>
      <text:p text:style-name="P4">
Id: 22565799</text:p>
      <!--METADATA-->
      <text:p text:style-name="P4">
Nikolaev, Mykolaiv region(23:08). Red Alert: aerial threat. Sirenssounding. Take cover now!</text:p>
      <text:p text:style-name="P4">
News Collection Link: <text:a xlink:type="simple" xlink:href="https://liveuamap.com/en/2023/27-may-mykolaiv-mykolayivska-oblast2308-red-ag" text:style-name="Internet_20_link" text:visited-style-name="Visited_20_Internet_20_Link">
https://liveuamap.com/en/2023/27-may-mykolaiv-mykolayivska-oblast2308-red-ag</text:a>
</text:p>
      <text:p text:style-name="P4">
News Source: <text:a xlink:type="simple" xlink:href="https://t.me/air_alert_ua/46647" text:style-name="Internet_20_link" text:visited-style-name="Visited_20_Internet_20_Link">
https://t.me/air_alert_ua/46647</text:a>
</text:p>
      <!--NEWS-->
      <text:h text:style-name="P10" text:outline-level="1">
<text:span text:style-name="T4">
Kherson, Khersonska Oblast(23:08). Red Alert: aerial threat. Sirens sounding. Take cover now!</text:span>
</text:h>
      <text:p text:style-name="P4">
Authors: liveuamap (Language: en)</text:p>
      <text:p text:style-name="P4">
Time: 2023-05-27T17:11:00</text:p>
      <text:p text:style-name="P4">
Location: Kherson (Latitude:46.65643 Longtitude:32.6168)</text:p>
      <text:p text:style-name="P4">
Videos: []</text:p>
      <text:p text:style-name="P4">
Images: []</text:p>
      <text:p text:style-name="P4">
Tags: ["Europe", "Central and Eastern Europe"]</text:p>
      <text:p text:style-name="P4">
Id: 22565800</text:p>
      <!--METADATA-->
      <text:p text:style-name="P4">
Kherson, Kherson region(23:08). Red Alert: aerial threat. Sirens sounding.Take cover now!</text:p>
      <text:p text:style-name="P4">
News Collection Link: <text:a xlink:type="simple" xlink:href="https://liveuamap.com/en/2023/27-may-kherson-khersonska-oblast2308-red-alerg" text:style-name="Internet_20_link" text:visited-style-name="Visited_20_Internet_20_Link">
https://liveuamap.com/en/2023/27-may-kherson-khersonska-oblast2308-red-alerg</text:a>
</text:p>
      <text:p text:style-name="P4">
News Source: <text:a xlink:type="simple" xlink:href="https://t.me/air_alert_ua/46648" text:style-name="Internet_20_link" text:visited-style-name="Visited_20_Internet_20_Link">
https://t.me/air_alert_ua/46648</text:a>
</text:p>
      <!--NEWS-->
      <text:h text:style-name="P10" text:outline-level="1">
<text:span text:style-name="T4">
Kirovohradska Oblast(23:11). Red Alert: aerial threat. Sirens sounding. Take cover now!</text:span>
</text:h>
      <text:p text:style-name="P4">
Authors: liveuamap (Language: en)</text:p>
      <text:p text:style-name="P4">
Time: 2023-05-27T17:13:00</text:p>
      <text:p text:style-name="P4">
Location: Kirovohradska Oblast (Latitude:48.50091 Longtitude:32.00111)</text:p>
      <text:p text:style-name="P4">
Videos: []</text:p>
      <text:p text:style-name="P4">
Images: []</text:p>
      <text:p text:style-name="P4">
Tags: ["Europe", "Central and Eastern Europe"]</text:p>
      <text:p text:style-name="P4">
Id: 22565801</text:p>
      <!--METADATA-->
      <text:p text:style-name="P4">
Kirovohrad region(23:11). Red Alert: aerial threat. Sirens sounding. Takecover now!</text:p>
      <text:p text:style-name="P4">
News Collection Link: <text:a xlink:type="simple" xlink:href="https://liveuamap.com/en/2023/27-may-kirovohradska-oblast2311-red-alert-aerg" text:style-name="Internet_20_link" text:visited-style-name="Visited_20_Internet_20_Link">
https://liveuamap.com/en/2023/27-may-kirovohradska-oblast2311-red-alert-aerg</text:a>
</text:p>
      <text:p text:style-name="P4">
News Source: <text:a xlink:type="simple" xlink:href="https://t.me/air_alert_ua/46649" text:style-name="Internet_20_link" text:visited-style-name="Visited_20_Internet_20_Link">
https://t.me/air_alert_ua/46649</text:a>
</text:p>
      <!--NEWS-->
      <text:h text:style-name="P10" text:outline-level="1">
<text:span text:style-name="T4">
Chernihivska Oblast(23:17). Red Alert: aerial threat. Sirens sounding. Take cover now!</text:span>
</text:h>
      <text:p text:style-name="P4">
Authors: liveuamap (Language: en)</text:p>
      <text:p text:style-name="P4">
Time: 2023-05-27T17:18:00</text:p>
      <text:p text:style-name="P4">
Location: Chernihivska Oblast (Latitude:51.33333000 Longtitude:32.00000000)</text:p>
      <text:p text:style-name="P4">
Videos: []</text:p>
      <text:p text:style-name="P4">
Images: []</text:p>
      <text:p text:style-name="P4">
Tags: ["Europe", "Central and Eastern Europe"]</text:p>
      <text:p text:style-name="P4">
Id: 22565802</text:p>
      <!--METADATA-->
      <text:p text:style-name="P4">
Chernihiv region(23:17). Red Alert: aerial threat. Sirens sounding. Takecover now!</text:p>
      <text:p text:style-name="P4">
News Collection Link: <text:a xlink:type="simple" xlink:href="https://liveuamap.com/en/2023/27-may-chernihivska-oblast2317-red-alert-aerig" text:style-name="Internet_20_link" text:visited-style-name="Visited_20_Internet_20_Link">
https://liveuamap.com/en/2023/27-may-chernihivska-oblast2317-red-alert-aerig</text:a>
</text:p>
      <text:p text:style-name="P4">
News Source: <text:a xlink:type="simple" xlink:href="https://t.me/suspilnechernihiv/18970" text:style-name="Internet_20_link" text:visited-style-name="Visited_20_Internet_20_Link">
https://t.me/suspilnechernihiv/18970</text:a>
</text:p>
      <!--NEWS-->
      <text:h text:style-name="P10" text:outline-level="1">
<text:span text:style-name="T4">
Dnipro, Dnipropetrovska Oblast(23:42). Red Alert: aerial threat. Sirens sounding. Take cover ...</text:span>
</text:h>
      <text:p text:style-name="P4">
Authors: liveuamap (Language: en)</text:p>
      <text:p text:style-name="P4">
Time: 2023-05-27T17:43:00</text:p>
      <text:p text:style-name="P4">
Location: Dnipro (Latitude:48.46051 Longtitude:35.03816)</text:p>
      <text:p text:style-name="P4">
Videos: []</text:p>
      <text:p text:style-name="P4">
Images: []</text:p>
      <text:p text:style-name="P4">
Tags: ["Europe", "Central and Eastern Europe"]</text:p>
      <text:p text:style-name="P4">
Id: 22565803</text:p>
      <!--METADATA-->
      <text:p text:style-name="P4">
Dnipro, Dnipropetrovsk region(23:42). Red Alert: aerial threat. Sirenssounding. Take cover now!</text:p>
      <text:p text:style-name="P4">
News Collection Link: <text:a xlink:type="simple" xlink:href="https://liveuamap.com/en/2023/27-may-dnipro-dnipropetrovska-oblast2342-red-g" text:style-name="Internet_20_link" text:visited-style-name="Visited_20_Internet_20_Link">
https://liveuamap.com/en/2023/27-may-dnipro-dnipropetrovska-oblast2342-red-g</text:a>
</text:p>
      <text:p text:style-name="P4">
News Source: <text:a xlink:type="simple" xlink:href="https://t.me/air_alert_ua/46651" text:style-name="Internet_20_link" text:visited-style-name="Visited_20_Internet_20_Link">
https://t.me/air_alert_ua/46651</text:a>
</text:p>
      <!--NEWS-->
      <text:h text:style-name="P10" text:outline-level="1">
<text:span text:style-name="T4">
Kyiv, Kyiv Oblast(23:44). Red Alert: aerial threat. Sirens sounding. Take cover now!</text:span>
</text:h>
      <text:p text:style-name="P4">
Authors: liveuamap (Language: en)</text:p>
      <text:p text:style-name="P4">
Time: 2023-05-27T17:46:00</text:p>
      <text:p text:style-name="P4">
Location: Kyiv (Latitude:50.44343 Longtitude:30.53022)</text:p>
      <text:p text:style-name="P4">
Videos: []</text:p>
      <text:p text:style-name="P4">
Images: []</text:p>
      <text:p text:style-name="P4">
Tags: ["Europe", "Central and Eastern Europe"]</text:p>
      <text:p text:style-name="P4">
Id: 22565804</text:p>
      <!--METADATA-->
      <text:p text:style-name="P4">
Kyiv, Kyiv region(23:44). Red Alert: aerial threat. Sirens sounding. Takecover now!</text:p>
      <text:p text:style-name="P4">
News Collection Link: <text:a xlink:type="simple" xlink:href="https://liveuamap.com/en/2023/27-may-kyiv-kyiv-oblast2344-red-alert-aerial-g" text:style-name="Internet_20_link" text:visited-style-name="Visited_20_Internet_20_Link">
https://liveuamap.com/en/2023/27-may-kyiv-kyiv-oblast2344-red-alert-aerial-g</text:a>
</text:p>
      <text:p text:style-name="P4">
News Source: <text:a xlink:type="simple" xlink:href="https://t.me/air_alert_ua/46652" text:style-name="Internet_20_link" text:visited-style-name="Visited_20_Internet_20_Link">
https://t.me/air_alert_ua/46652</text:a>
</text:p>
      <!--NEWS-->
      <text:h text:style-name="P10" text:outline-level="1">
<text:span text:style-name="T4">
Sumska Oblast(23:54). Red Alert: aerial threat. Sirens sounding. Take cover now!</text:span>
</text:h>
      <text:p text:style-name="P4">
Authors: liveuamap (Language: en)</text:p>
      <text:p text:style-name="P4">
Time: 2023-05-27T17:54:00</text:p>
      <text:p text:style-name="P4">
Location: Sumska Oblast (Latitude:50.99907 Longtitude:34.00003)</text:p>
      <text:p text:style-name="P4">
Videos: []</text:p>
      <text:p text:style-name="P4">
Images: []</text:p>
      <text:p text:style-name="P4">
Tags: ["Europe", "Central and Eastern Europe"]</text:p>
      <text:p text:style-name="P4">
Id: 22565805</text:p>
      <!--METADATA-->
      <text:p text:style-name="P4">
Sumy region(23:54). Red Alert: aerial threat. Sirens sounding. Take covernow!</text:p>
      <text:p text:style-name="P4">
News Collection Link: <text:a xlink:type="simple" xlink:href="https://liveuamap.com/en/2023/27-may-sumska-oblast2354-red-alert-aerial-thrg" text:style-name="Internet_20_link" text:visited-style-name="Visited_20_Internet_20_Link">
https://liveuamap.com/en/2023/27-may-sumska-oblast2354-red-alert-aerial-thrg</text:a>
</text:p>
      <text:p text:style-name="P4">
News Source: <text:a xlink:type="simple" xlink:href="https://t.me/air_alert_ua/46653" text:style-name="Internet_20_link" text:visited-style-name="Visited_20_Internet_20_Link">
https://t.me/air_alert_ua/46653</text:a>
</text:p>
      <!--NEWS-->
      <text:h text:style-name="P10" text:outline-level="1">
<text:span text:style-name="T4">
Zhytomyr, Zhytomyrska Oblast(00:04). Red Alert: aerial threat. Sirens sounding. Take cover now!</text:span>
</text:h>
      <text:p text:style-name="P4">
Authors: liveuamap (Language: en)</text:p>
      <text:p text:style-name="P4">
Time: 2023-05-27T18:06:00</text:p>
      <text:p text:style-name="P4">
Location: Zhytomyr (Latitude:50.26487000 Longtitude:28.67669000)</text:p>
      <text:p text:style-name="P4">
Videos: []</text:p>
      <text:p text:style-name="P4">
Images: []</text:p>
      <text:p text:style-name="P4">
Tags: ["Europe", "Central and Eastern Europe"]</text:p>
      <text:p text:style-name="P4">
Id: 22565806</text:p>
      <!--METADATA-->
      <text:p text:style-name="P4">
Zhytomyr, Zhytomyr region(00:04). Red Alert: aerial threat. Sirenssounding. Take cover now!</text:p>
      <text:p text:style-name="P4">
News Collection Link: <text:a xlink:type="simple" xlink:href="https://liveuamap.com/en/2023/27-may-zhytomyr-zhytomyrska-oblast0004-red-alg" text:style-name="Internet_20_link" text:visited-style-name="Visited_20_Internet_20_Link">
https://liveuamap.com/en/2023/27-may-zhytomyr-zhytomyrska-oblast0004-red-alg</text:a>
</text:p>
      <text:p text:style-name="P4">
News Source: <text:a xlink:type="simple" xlink:href="https://t.me/air_alert_ua/46654" text:style-name="Internet_20_link" text:visited-style-name="Visited_20_Internet_20_Link">
https://t.me/air_alert_ua/46654</text:a>
</text:p>
      <!--NEWS-->
      <text:h text:style-name="P10" text:outline-level="1">
<text:span text:style-name="T4">
Vinnitsa region, Cherkasy region (00:13). Red Alrt: Aerial Tchretate. Sirens Sounding. That's the same ...</text:span>
</text:h>
      <text:p text:style-name="P4">
Authors: liveuamap (Language: en)</text:p>
      <text:p text:style-name="P4">
Time: 2023-05-27T18:14:00</text:p>
      <text:p text:style-name="P4">
Location: Vinnytska Oblast (Latitude:48.91656 Longtitude:28.66584)</text:p>
      <text:p text:style-name="P4">
Videos: []</text:p>
      <text:p text:style-name="P4">
Images: []</text:p>
      <text:p text:style-name="P4">
Tags: ["Europe", "Central and Eastern Europe"]</text:p>
      <text:p text:style-name="P4">
Id: 22565807</text:p>
      <!--METADATA-->
      <text:p text:style-name="P4">
Vinnitsk region, Cherkasy region(00:13). Red Alert: aerial threat. Sirenssounding. Take cover now!</text:p>
      <text:p text:style-name="P4">
News Collection Link: <text:a xlink:type="simple" xlink:href="https://liveuamap.com/en/2023/27-may-vinnytska-oblast-cherkaska-oblast0013-g" text:style-name="Internet_20_link" text:visited-style-name="Visited_20_Internet_20_Link">
https://liveuamap.com/en/2023/27-may-vinnytska-oblast-cherkaska-oblast0013-g</text:a>
</text:p>
      <text:p text:style-name="P4">
News Source: <text:a xlink:type="simple" xlink:href="https://t.me/air_alert_ua/46657" text:style-name="Internet_20_link" text:visited-style-name="Visited_20_Internet_20_Link">
https://t.me/air_alert_ua/46657</text:a>
</text:p>
      <!--NEWS-->
      <text:h text:style-name="P10" text:outline-level="1">
<text:span text:style-name="T4">
Poltavska Oblast(00:15). Red Alert: aerial threat. Sirens sounding. Take cover now!</text:span>
</text:h>
      <text:p text:style-name="P4">
Authors: liveuamap (Language: en)</text:p>
      <text:p text:style-name="P4">
Time: 2023-05-27T18:17:00</text:p>
      <text:p text:style-name="P4">
Location: Poltavska Oblast (Latitude:49.47705000 Longtitude:33.81866000)</text:p>
      <text:p text:style-name="P4">
Videos: []</text:p>
      <text:p text:style-name="P4">
Images: []</text:p>
      <text:p text:style-name="P4">
Tags: ["Europe", "Central and Eastern Europe"]</text:p>
      <text:p text:style-name="P4">
Id: 22565808</text:p>
      <!--METADATA-->
      <text:p text:style-name="P4">
Poltava(00:15). Red Alert: aerial threat. Sirens sounding. Take covernow!</text:p>
      <text:p text:style-name="P4">
News Collection Link: <text:a xlink:type="simple" xlink:href="https://liveuamap.com/en/2023/27-may-poltavska-oblast0015-red-alert-aerial-g" text:style-name="Internet_20_link" text:visited-style-name="Visited_20_Internet_20_Link">
https://liveuamap.com/en/2023/27-may-poltavska-oblast0015-red-alert-aerial-g</text:a>
</text:p>
      <text:p text:style-name="P4">
News Source: <text:a xlink:type="simple" xlink:href="https://t.me/air_alert_ua/46658" text:style-name="Internet_20_link" text:visited-style-name="Visited_20_Internet_20_Link">
https://t.me/air_alert_ua/46658</text:a>
</text:p>
      <!--NEWS-->
      <text:h text:style-name="P10" text:outline-level="1">
<text:span text:style-name="T4">
Khmelnytska Oblast, Rivne, Rivnenska Oblast(00:35). Red Alert: aerial threat. Sirens sounding...</text:span>
</text:h>
      <text:p text:style-name="P4">
Authors: liveuamap (Language: en)</text:p>
      <text:p text:style-name="P4">
Time: 2023-05-27T18:36:00</text:p>
      <text:p text:style-name="P4">
Location: Khmelnytska Oblast (Latitude:49.50000000 Longtitude:27.00000000)</text:p>
      <text:p text:style-name="P4">
Videos: []</text:p>
      <text:p text:style-name="P4">
Images: []</text:p>
      <text:p text:style-name="P4">
Tags: ["Europe", "Central and Eastern Europe"]</text:p>
      <text:p text:style-name="P4">
Id: 22565809</text:p>
      <!--METADATA-->
      <text:p text:style-name="P4">
Khmelnitsky region, Rivne, Rivne region(00:35). Red Alert: aerial threat.Sirens sounding. Take cover now!</text:p>
      <text:p text:style-name="P4">
News Collection Link: <text:a xlink:type="simple" xlink:href="https://liveuamap.com/en/2023/27-may-khmelnytska-oblast-rivne-rivnenska-oblg" text:style-name="Internet_20_link" text:visited-style-name="Visited_20_Internet_20_Link">
https://liveuamap.com/en/2023/27-may-khmelnytska-oblast-rivne-rivnenska-oblg</text:a>
</text:p>
      <text:p text:style-name="P4">
News Source: <text:a xlink:type="simple" xlink:href="https://t.me/air_alert_ua/46661" text:style-name="Internet_20_link" text:visited-style-name="Visited_20_Internet_20_Link">
https://t.me/air_alert_ua/46661</text:a>
</text:p>
      <!--NEWS-->
      <text:h text:style-name="P10" text:outline-level="1">
<text:span text:style-name="T4">
Volynska Oblast(00:42). Red Alert: aerial threat. Sirens sounding. Take cover now!</text:span>
</text:h>
      <text:p text:style-name="P4">
Authors: liveuamap (Language: en)</text:p>
      <text:p text:style-name="P4">
Time: 2023-05-27T18:43:00</text:p>
      <text:p text:style-name="P4">
Location: Volynska Oblast (Latitude:51.16667000 Longtitude:24.86667000)</text:p>
      <text:p text:style-name="P4">
Videos: []</text:p>
      <text:p text:style-name="P4">
Images: []</text:p>
      <text:p text:style-name="P4">
Tags: ["Europe", "Central and Eastern Europe"]</text:p>
      <text:p text:style-name="P4">
Id: 22565810</text:p>
      <!--METADATA-->
      <text:p text:style-name="P4">
Volyn region(00:42). Red Alert: aerial threat. Sirens sounding. Take covernow!</text:p>
      <text:p text:style-name="P4">
News Collection Link: <text:a xlink:type="simple" xlink:href="https://liveuamap.com/en/2023/27-may-volynska-oblast0042-red-alert-aerial-tg" text:style-name="Internet_20_link" text:visited-style-name="Visited_20_Internet_20_Link">
https://liveuamap.com/en/2023/27-may-volynska-oblast0042-red-alert-aerial-tg</text:a>
</text:p>
      <text:p text:style-name="P4">
News Source: <text:a xlink:type="simple" xlink:href="https://t.me/air_alert_ua/46662" text:style-name="Internet_20_link" text:visited-style-name="Visited_20_Internet_20_Link">
https://t.me/air_alert_ua/46662</text:a>
</text:p>
      <!--NEWS-->
      <text:h text:style-name="P10" text:outline-level="1">
<text:span text:style-name="T4">
Kharkiv, Kharkivska Oblast(00:49). Red Alert: aerial threat. Sirens sounding. Take cover now!</text:span>
</text:h>
      <text:p text:style-name="P4">
Authors: liveuamap (Language: en)</text:p>
      <text:p text:style-name="P4">
Time: 2023-05-27T18:50:00</text:p>
      <text:p text:style-name="P4">
Location: Kharkiv (Latitude:49.98081000 Longtitude:36.25272000)</text:p>
      <text:p text:style-name="P4">
Videos: []</text:p>
      <text:p text:style-name="P4">
Images: []</text:p>
      <text:p text:style-name="P4">
Tags: ["Europe", "Central and Eastern Europe"]</text:p>
      <text:p text:style-name="P4">
Id: 22565811</text:p>
      <!--METADATA-->
      <text:p text:style-name="P4">
Kharkiv, Kharkiv region(00:49). Red Alert: aerial threat. Sirens sounding.Take cover now!</text:p>
      <text:p text:style-name="P4">
News Collection Link: <text:a xlink:type="simple" xlink:href="https://liveuamap.com/en/2023/27-may-kharkiv-kharkivska-oblast0049-red-alerg" text:style-name="Internet_20_link" text:visited-style-name="Visited_20_Internet_20_Link">
https://liveuamap.com/en/2023/27-may-kharkiv-kharkivska-oblast0049-red-alerg</text:a>
</text:p>
      <text:p text:style-name="P4">
News Source: <text:a xlink:type="simple" xlink:href="https://t.me/suspilnekharkiv/25260" text:style-name="Internet_20_link" text:visited-style-name="Visited_20_Internet_20_Link">
https://t.me/suspilnekharkiv/25260</text:a>
</text:p>
      <!--NEWS-->
      <text:h text:style-name="P10" text:outline-level="1">
<text:span text:style-name="T4">
Chernivetska Oblast(01:02). Red Alert: aerial threat. Sirens sounding. Take cover now!</text:span>
</text:h>
      <text:p text:style-name="P4">
Authors: liveuamap (Language: en)</text:p>
      <text:p text:style-name="P4">
Time: 2023-05-27T19:05:00</text:p>
      <text:p text:style-name="P4">
Location: Chernivetska Oblast (Latitude:48.25000000 Longtitude:26.00000000)</text:p>
      <text:p text:style-name="P4">
Videos: []</text:p>
      <text:p text:style-name="P4">
Images: []</text:p>
      <text:p text:style-name="P4">
Tags: ["Europe", "Central and Eastern Europe"]</text:p>
      <text:p text:style-name="P4">
Id: 22565812</text:p>
      <!--METADATA-->
      <text:p text:style-name="P4">
Chernivtsi region(01:02). Red Alert: aerial threat. Sirens sounding. Takecover now!</text:p>
      <text:p text:style-name="P4">
News Collection Link: <text:a xlink:type="simple" xlink:href="https://liveuamap.com/en/2023/27-may-chernivetska-oblast0102-red-alert-aerig" text:style-name="Internet_20_link" text:visited-style-name="Visited_20_Internet_20_Link">
https://liveuamap.com/en/2023/27-may-chernivetska-oblast0102-red-alert-aerig</text:a>
</text:p>
      <text:p text:style-name="P4">
News Source: <text:a xlink:type="simple" xlink:href="https://t.me/air_alert_ua/46665" text:style-name="Internet_20_link" text:visited-style-name="Visited_20_Internet_20_Link">
https://t.me/air_alert_ua/46665</text:a>
</text:p>
      <!--NEWS-->
      <text:h text:style-name="P10" text:outline-level="1">
<text:span text:style-name="T4">
Kyiv(01:14). Red Alert: aerial threat. Sirens sounding. Take cover now!</text:span>
</text:h>
      <text:p text:style-name="P4">
Authors: liveuamap (Language: en)</text:p>
      <text:p text:style-name="P4">
Time: 2023-05-27T19:15:00</text:p>
      <text:p text:style-name="P4">
Location: Kyiv (Latitude:50.44456 Longtitude:30.53054)</text:p>
      <text:p text:style-name="P4">
Videos: []</text:p>
      <text:p text:style-name="P4">
Images: []</text:p>
      <text:p text:style-name="P4">
Tags: ["Europe", "Central and Eastern Europe"]</text:p>
      <text:p text:style-name="P4">
Id: 22565813</text:p>
      <!--METADATA-->
      <text:p text:style-name="P4">
Kyiv(01:14). Red Alert: aerial threat. Sirens sounding. Take cover now!</text:p>
      <text:p text:style-name="P4">
News Collection Link: <text:a xlink:type="simple" xlink:href="https://liveuamap.com/en/2023/27-may-kyiv0114-red-alert-aerial-threat-sireng" text:style-name="Internet_20_link" text:visited-style-name="Visited_20_Internet_20_Link">
https://liveuamap.com/en/2023/27-may-kyiv0114-red-alert-aerial-threat-sireng</text:a>
</text:p>
      <text:p text:style-name="P4">
News Source: <text:a xlink:type="simple" xlink:href="https://t.me/KyivCityOfficial/6770" text:style-name="Internet_20_link" text:visited-style-name="Visited_20_Internet_20_Link">
https://t.me/KyivCityOfficial/6770</text:a>
</text:p>
      <!--NEWS-->
      <text:h text:style-name="P10" text:outline-level="1">
<text:span text:style-name="T4">
Ivano-Frankivsk, Ivano-Frankivsk region, Ternopil, Ternopil region (02:11). Red Alrt: Ar ...</text:span>
</text:h>
      <text:p text:style-name="P4">
Authors: liveuamap (Language: en)</text:p>
      <text:p text:style-name="P4">
Time: 2023-05-27T20:12:00</text:p>
      <text:p text:style-name="P4">
Location: Ivano-Frankivsk (Latitude:48.92150000 Longtitude:24.70972000)</text:p>
      <text:p text:style-name="P4">
Videos: []</text:p>
      <text:p text:style-name="P4">
Images: []</text:p>
      <text:p text:style-name="P4">
Tags: ["Europe", "Central and Eastern Europe"]</text:p>
      <text:p text:style-name="P4">
Id: 22565814</text:p>
      <!--METADATA-->
      <text:p text:style-name="P4">
Ivano-Frankivsk, Ivano-Frankivsk region, Ternopil, Ternopil region(02:11).Red Alert: aerial threat. Sirens sounding. Take cover now!</text:p>
      <text:p text:style-name="P4">
News Collection Link: <text:a xlink:type="simple" xlink:href="https://liveuamap.com/en/2023/28-may-ivanofrankivsk-ivanofrankivska-oblast-g" text:style-name="Internet_20_link" text:visited-style-name="Visited_20_Internet_20_Link">
https://liveuamap.com/en/2023/28-may-ivanofrankivsk-ivanofrankivska-oblast-g</text:a>
</text:p>
      <text:p text:style-name="P4">
News Source: <text:a xlink:type="simple" xlink:href="https://t.me/air_alert_ua/46668" text:style-name="Internet_20_link" text:visited-style-name="Visited_20_Internet_20_Link">
https://t.me/air_alert_ua/46668</text:a>
</text:p>
      <!--NEWS-->
      <text:h text:style-name="P10" text:outline-level="1">
<text:span text:style-name="T4">
Kyiv(03:01). Red Alert: aerial threat. Sirens sounding. Take cover now!</text:span>
</text:h>
      <text:p text:style-name="P4">
Authors: liveuamap (Language: en)</text:p>
      <text:p text:style-name="P4">
Time: 2023-05-27T21:02:00</text:p>
      <text:p text:style-name="P4">
Location: Kyiv (Latitude:50.44396 Longtitude:30.53055)</text:p>
      <text:p text:style-name="P4">
Videos: []</text:p>
      <text:p text:style-name="P4">
Images: []</text:p>
      <text:p text:style-name="P4">
Tags: []</text:p>
      <text:p text:style-name="P4">
Id: 22565815</text:p>
      <!--METADATA-->
      <text:p text:style-name="P4">
None</text:p>
      <text:p text:style-name="P4">
News Collection Link: <text:a xlink:type="simple" xlink:href="https://liveuamap.com/en/2023/28-may-kyiv0301-red-alert-aerial-threat-sireng" text:style-name="Internet_20_link" text:visited-style-name="Visited_20_Internet_20_Link">
https://liveuamap.com/en/2023/28-may-kyiv0301-red-alert-aerial-threat-sireng</text:a>
</text:p>
      <text:p text:style-name="P4">
News Source: <text:a xlink:type="simple" xlink:href="https://liveuamap.com/en/2023/28-may-kyiv0301-red-alert-aerial-threat-sireng" text:style-name="Internet_20_link" text:visited-style-name="Visited_20_Internet_20_Link">
https://liveuamap.com/en/2023/28-may-kyiv0301-red-alert-aerial-threat-sireng</text:a>
</text:p>
      <!--NEWS-->
      <text:h text:style-name="P10" text:outline-level="1">
<text:span text:style-name="T4">
Zhytomyr(04:32). Red Alert: aerial threat. Sirens sounding. Take cover now!</text:span>
</text:h>
      <text:p text:style-name="P4">
Authors: liveuamap (Language: en)</text:p>
      <text:p text:style-name="P4">
Time: 2023-05-27T22:34:00</text:p>
      <text:p text:style-name="P4">
Location: Zhytomyr (Latitude:50.26537 Longtitude:28.67789)</text:p>
      <text:p text:style-name="P4">
Videos: []</text:p>
      <text:p text:style-name="P4">
Images: []</text:p>
      <text:p text:style-name="P4">
Tags: ["Europe", "Central and Eastern Europe"]</text:p>
      <text:p text:style-name="P4">
Id: 22565816</text:p>
      <!--METADATA-->
      <text:p text:style-name="P4">
Zhytomyr(04:32). Red Alert: aerial threat. Sirens sounding. Take cover now!</text:p>
      <text:p text:style-name="P4">
News Collection Link: <text:a xlink:type="simple" xlink:href="https://liveuamap.com/en/2023/28-may-zhytomyr0432-red-alert-aerial-threat-sg" text:style-name="Internet_20_link" text:visited-style-name="Visited_20_Internet_20_Link">
https://liveuamap.com/en/2023/28-may-zhytomyr0432-red-alert-aerial-threat-sg</text:a>
</text:p>
      <text:p text:style-name="P4">
News Source: <text:a xlink:type="simple" xlink:href="https://t.me/chanel24/89993" text:style-name="Internet_20_link" text:visited-style-name="Visited_20_Internet_20_Link">
https://t.me/chanel24/89993</text:a>
</text:p>
      <!--NEWS-->
      <text:h text:style-name="P10" text:outline-level="1">
<text:span text:style-name="T4">
As in February, our defenders stopped the attack of Russian paratroopers in the bug area</text:span>
</text:h>
      <text:p text:style-name="P4">
Author: ['АРМІЯINFORM']</text:p>
      <text:p text:style-name="P4">
Time: 2023-05-27T51:00:00-04:00</text:p>
      <text:p text:style-name="P4">
Description: About Tse Rospovyda, the head of the Ukrainian ZS on his own Storiznz from Facebook: “War ... the war with Ukraine 2022, the war with Ukraine is the latest news today, the News War with Ukraine 2022 is the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STOPRUSSIA', 'АГРЕСІЯ РФ']</text:p>
      <text:p text:style-name="P4">
Category: News</text:p>
      <!--METADATA-->
      <text:p text:style-name="P4">
About it <text:a xlink:type="simple" xlink:href="https://www.facebook.com/CinCAFU/videos/479792854332204/" text:style-name="Internet_20_link" text:visited-style-name="Visited_20_Internet_20_Link">
tells</text:a>
Commander -in -Chief of the Armed Forces of Ukraine on his Facebook page:</text:p>
      <text:p text:style-name="P4">
“In February 2023, during an attempt by the enemy's offensive, the servicemen of the 52th Skole Rifle Battalion stopped the attack of elite units of Russian ladies in the coal. "At that time, 16 pieces of equipment: 12 tanks and 4 BMPs came from the enemy's side," - recalls one of the battalion. "Due to the preliminary preparation of positions, changing the tascoordinated actions of our fighters, the enemy suffered losses and was forced to flee."</text:p>
      <text:p text:style-name="P4">
The unit was equipped with volunteers who took a weapon at the call of the heart to expel the enemy from our earth. This motivation gives the struggle to the struggle: "Confidence in commanders and brothers - the key to success and victory!".</text:p>
      <text:p text:style-name="P4">
News Source: <text:a xlink:type="simple" xlink:href="https://armyinform.com.ua/2023/05/27/yak-u-lyutomu-nashi-zahysnyky-zupynyly-ataku-rosijskyh-desantnykiv-u-rajoni-vugledaru/" text:style-name="Internet_20_link" text:visited-style-name="Visited_20_Internet_20_Link">
https://armyinform.com.ua/2023/05/27/yak-u-lyutomu-nashi-zahysnyky-zupynyly-ataku-rosijskyh-desantnykiv-u-rajoni-vugledaru/</text:a>
</text:p>
      <!--NEWS-->
      <text:h text:style-name="P10" text:outline-level="1">
<text:span text:style-name="T4">
Ukrainian judoists won three medals on the first competitive day of the Grand Prix Upper Austria 2023 tournament tournament</text:span>
</text:h>
      <text:p text:style-name="P4">
Author: ['АРМІЯINFORM']</text:p>
      <text:p text:style-name="P4">
Time: 2023-05-27T52:00:00-04:00</text:p>
      <text:p text:style-name="P4">
Description: In vagi categories up to 60 kg on p'ttal, the strokes of our athletes were stitched: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49522022_1029911938004458_3529162677291558509_n.jpg" text:style-name="Internet_20_link" text:visited-style-name="Visited_20_Internet_20_Link">
349522022_1029911938004458_3529162677291558509_n.jpg</text:a>
']</text:p>
      <text:p text:style-name="P4">
Tags: ['STOPRUSSIA', 'АГРЕСІЯ РФ']</text:p>
      <text:p text:style-name="P4">
Category: News</text:p>
      <!--METADATA-->
      <text:p text:style-name="P4">
<draw:frame draw:style-name="fr1" draw:name="Image2" text:anchor-type="as-char" svg:width="6.9236in" svg:height="5.923524in" draw:z-index="0">
<draw:image xlink:href="../Images/AРМІЯINFORM/2023-05-27T52-00-00-04-00/349522022_1029911938004458_3529162677291558509_n.jpg" xlink:type="simple" xlink:show="embed" xlink:actuate="onLoad" draw:mime-type="image/jpeg"/>
</draw:frame>
In the weight category up to 60 kg, two of our exports rose to the pedestal of honor: the Dilta Khalmatov became a silver medalist, and Artem Lesiuk won bronze. Artem Lesiuk won Nazira Taliba's gap in the bronze finals.</text:p>
      <text:p text:style-name="P4">
Darya Bilodid won bronze in the weight category up to 57 kg. In the bronzemotin, the two-time world champion and the bronze medalist of the Golden Skor Olympic Games won Maritz Persichich from Serbia.</text:p>
      <text:p text:style-name="P4">
Congratulations to medalists and their coaches and we wish new victories to our national team in Austria!</text:p>
      <text:p text:style-name="P4">
Source: <text:a xlink:type="simple" xlink:href="https://www.facebook.com/minmolodsport" text:style-name="Internet_20_link" text:visited-style-name="Visited_20_Internet_20_Link">
Ministry of Youth and Sports Ukraine</text:a>
</text:p>
      <text:p text:style-name="P4">
News Source: <text:a xlink:type="simple" xlink:href="https://armyinform.com.ua/2023/05/27/ukrayinski-dzyudoyisty-zdobuly-try-medali-u-pershyj-zmagalnyj-den-turniru-grand-prix-upper-austria-2023/" text:style-name="Internet_20_link" text:visited-style-name="Visited_20_Internet_20_Link">
https://armyinform.com.ua/2023/05/27/ukrayinski-dzyudoyisty-zdobuly-try-medali-u-pershyj-zmagalnyj-den-turniru-grand-prix-upper-austria-2023/</text:a>
</text:p>
      <!--NEWS-->
      <text:h text:style-name="P10" text:outline-level="1">
<text:span text:style-name="T4">
At the session of the NATO Parliamentary Assembly, they considered the benefits of coordinated purchases and logistics</text:span>
</text:h>
      <text:p text:style-name="P4">
Author: ['АРМІЯINFORM']</text:p>
      <text:p text:style-name="P4">
Time: 2023-05-27T53:00:00-04:00</text:p>
      <text:p text:style-name="P4">
Description: In the non -shock spring sede, the parliamentary Asamble of NATO with Luxembourzi Bulo Pirzhah has been bored ... The war with Ukraine 2022, the war with Ukraine is the latest news today, the news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05-26_14-40-58.jpg" text:style-name="Internet_20_link" text:visited-style-name="Visited_20_Internet_20_Link">
photo_2023-05-26_14-40-58.jpg</text:a>
']</text:p>
      <text:p text:style-name="P4">
Tags: ['STOPRUSSIA', 'НАТО']</text:p>
      <text:p text:style-name="P4">
Category: News</text:p>
      <!--METADATA-->
      <text:p text:style-name="P4">
<draw:frame draw:style-name="fr1" draw:name="Image3" text:anchor-type="as-char" svg:width="6.9236in" svg:height="4.615733in" draw:z-index="0">
<draw:image xlink:href="../Images/AРМІЯINFORM/2023-05-27T53-00-00-04-00/photo_2023-05-26_14-40-58.jpg" xlink:type="simple" xlink:show="embed" xlink:actuate="onLoad" draw:mime-type="image/jpeg"/>
</draw:frame>
The recent spring session of the NATO Parliamentary Assembly in Luxembourg emphasized the importance and benefits of coordinated procurement and logistics, which is able to respond quickly to new security challenges and maintain prompt readiness through cooperation and synergy.</text:p>
      <text:p text:style-name="P4">
At a time when countries face an urgent and difficult requirement to restore defense-industrial capabilities based on outdated platforms, the Russian-Ukrainian war in Europe increased the alliance's determination not only quickly but jointly. According to Breakingdefense, this further emphasized the need to coordinate multinational possible. It is vital to strengthen military capabilities by means of modernization, innovation and, most importantly, on the organization of coordinated multinational purchases together with collective logistical support.</text:p>
      <text:p text:style-name="P4">
The combination of resources and experience allows you to optimize the costs of the Defense States, to increase efficiency and, ultimately, to strengthen NATO's capacity to shorten and defense.</text:p>
      <text:p text:style-name="P4">
As a positive example of this approach related to a proven support mechanism, there are examples of a multinational agreement created at the initiative of two or more NATO countries that wish to organize a regular activity in procurement, support and maintenance.</text:p>
      <text:p text:style-name="P4">
Breaking Defense leads to the benefits of a coordinated approach - it is an opportunity to use the scale effect. After all, consolidating and making collective investments, it is possible to reduce costs and achieve a better ratio of price and quality. It also avoids competition between clients for scarce industrial resources.</text:p>
      <text:p text:style-name="P4">
Secondly, Breaking Defense writes that the joint work of scientists from different NATO countries has been a great opportunity to promote technological innovations. It also allows you to efficiently combine intellectual capital, encourage the exchange of knowledge and remain Vavagard of technological achievements. This is especially relevant in the context of new agents, such as cyber, hybrid war, autonomy and artificial intelligence.In addition, the Last NATO Parliamentary Assembly has become an important platform for awareness of the Alliance of Multinational Procurement and Logistics Alliance, especially in the context of discussing a tassel on the Alliance's Security Decision.</text:p>
      <text:p text:style-name="P4">
_ Prepared Valery Gastynshchikov_</text:p>
      <text:p text:style-name="P4">
News Source: <text:a xlink:type="simple" xlink:href="https://armyinform.com.ua/2023/05/27/na-sesiyi-parlamentskij-asambleyi-nato-rozglyanuly-perevagy-skoordynovanyh-zakupivel-i-logistyky/" text:style-name="Internet_20_link" text:visited-style-name="Visited_20_Internet_20_Link">
https://armyinform.com.ua/2023/05/27/na-sesiyi-parlamentskij-asambleyi-nato-rozglyanuly-perevagy-skoordynovanyh-zakupivel-i-logistyky/</text:a>
</text:p>
      <!--NEWS-->
      <text:h text:style-name="P10" text:outline-level="1">
<text:span text:style-name="T4">
Military Russian Federation asks parents to send money due to lack of security - the interception of GUR</text:span>
</text:h>
      <text:p text:style-name="P4">
Author: ['АРМІЯINFORM']</text:p>
      <text:p text:style-name="P4">
Time: 2023-05-27T54:00:00-04:00</text:p>
      <text:p text:style-name="P4">
Description: Golovna managed by the Rosvіki of the Ministry of Defense of Ukraine Oprilyudni Opriloholnnya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МОУ']</text:p>
      <text:p text:style-name="P4">
Category: News</text:p>
      <!--METADATA-->
      <text:p text:style-name="P4">
<draw:frame draw:style-name="fr1" draw:name="Image4" text:anchor-type="as-char" svg:width="6.9236in" svg:height="4.615733in" draw:z-index="0">
<draw:image xlink:href="../Images/AРМІЯINFORM/2023-05-27T54-00-00-04-00/gur-perehoplennya.jpg" xlink:type="simple" xlink:show="embed" xlink:actuate="onLoad" draw:mime-type="image/jpeg"/>
</draw:frame>
Illustrative photo</text:p>
      <text:p text:style-name="P4">
Main Directorate of Intelligence of the Ministry of Defense of Ukraine <text:a xlink:type="simple" xlink:href="https://t.me/DIUkraine" text:style-name="Internet_20_link" text:visited-style-name="Visited_20_Internet_20_Link">
Publicated</text:a>
A new interception of the conversation in which the accumulator asks the parents to send money because of the lack of security.</text:p>
      <ul>
        <li>
"It came to the head from one mina"; * "There are no cigarettes, no cigarettes, they do not pour, the way is 5."</li>
      </ul>
      <text:p text:style-name="P4">
For every military crime committed against Ukraine, there will be a fair payment.</text:p>
      <text:p text:style-name="P4">
News Source: <text:a xlink:type="simple" xlink:href="https://armyinform.com.ua/2023/05/27/vijskovyj-rf-prosyt-batkiv-vyslaty-groshi-cherez-vidsutnist-zabezpechennya-perehoplennya-gur/" text:style-name="Internet_20_link" text:visited-style-name="Visited_20_Internet_20_Link">
https://armyinform.com.ua/2023/05/27/vijskovyj-rf-prosyt-batkiv-vyslaty-groshi-cherez-vidsutnist-zabezpechennya-perehoplennya-gur/</text:a>
</text:p>
      <!--NEWS-->
      <text:h text:style-name="P10" text:outline-level="1">
<text:span text:style-name="T4">
Despite the large -scale invasion, two other health facilities will be organ transplantation</text:span>
</text:h>
      <text:p text:style-name="P4">
Author: ['АРМІЯINFORM']</text:p>
      <text:p text:style-name="P4">
Time: 2023-05-27T55:00:00-04:00</text:p>
      <text:p text:style-name="P4">
Description: Having praised Vidpov, the production of the production of one, having given it to the Pereslik: KNP “LIKARNA of the Ho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5f8707823a1e9.image-1-1024x683-1.jpg" text:style-name="Internet_20_link" text:visited-style-name="Visited_20_Internet_20_Link">
5f8707823a1e9.image-1-1024x683-1.jpg</text:a>
']</text:p>
      <text:p text:style-name="P4">
Tags: ['STOPRUSSIA', 'АГРЕСІЯ РФ']</text:p>
      <text:p text:style-name="P4">
Category: News</text:p>
      <!--METADATA-->
      <text:p text:style-name="P4">
<draw:frame draw:style-name="fr1" draw:name="Image5" text:anchor-type="as-char" svg:width="6.9236in" svg:height="4.617987in" draw:z-index="0">
<draw:image xlink:href="../Images/AРМІЯINFORM/2023-05-27T55-00-00-04-00/5f8707823a1e9.image-1-1024x683-1.jpg" xlink:type="simple" xlink:show="embed" xlink:actuate="onLoad" draw:mime-type="image/jpeg"/>
</draw:frame>
The government has approved the relevant resolution and added to the list:</text:p>
      <ul>
        <li>
KNP "St. Martin Hospital" in Transcarpathia * KNP "Central City Clinical Hospital" of Sumy City Council.</li>
      </ul>
      <text:p text:style-name="P4">
Expanding the list of medical institutions that can carry out a transplant of a full -scale war and the inability to use medical aviation - the main sign that the transplantation system in the country is actively developing.</text:p>
      <text:p text:style-name="P4">
Speaking of figures, for 2022, doctors spent more than 22% more than organs(384 transplants)than for 2021(313 transplants).А від початку 2023 року до кінця травня проведено вже понад 53% від загальногообсягу трансплантацій, що відбулися у 2022 році.</text:p>
      <text:p text:style-name="P4">
Ухвалена постанова уряду також передбачає, що невдовзі (from January 1 2024)Transplantation operations will be paid <text:a xlink:type="simple" xlink:href="https://www.facebook.com/nszu.ukr" text:style-name="Internet_20_link" text:visited-style-name="Visited_20_Internet_20_Link">
NSAU National Health Service of Ukraine</text:a>
Within the framework of the medical guarantee program. It should be reminded that today all operations in Ukraine are paid for by the Ministry of Health within the framework of the Pilot project to change the mechanism of financial support of operational treatment on organ transplantation and other anatomical materials.</text:p>
      <text:p text:style-name="P4">
Source: <text:a xlink:type="simple" xlink:href="https://www.facebook.com/moz.ukr/posts/pfbid029e6y8ULcAkNPw6VB6Chq4CxPbgQv3GpcdjgckseSLhwviwSSUtGj9TUq6Cq8E7dal" text:style-name="Internet_20_link" text:visited-style-name="Visited_20_Internet_20_Link">
Ministry of Health of Ukraine</text:a>
</text:p>
      <text:p text:style-name="P4">
News Source: <text:a xlink:type="simple" xlink:href="https://armyinform.com.ua/2023/05/27/shhe-u-dvoh-medzakladah-ukrayiny-budut-provodyty-transplantacziyu-organiv/" text:style-name="Internet_20_link" text:visited-style-name="Visited_20_Internet_20_Link">
https://armyinform.com.ua/2023/05/27/shhe-u-dvoh-medzakladah-ukrayiny-budut-provodyty-transplantacziyu-organiv/</text:a>
</text:p>
      <!--NEWS-->
      <text:h text:style-name="P10" text:outline-level="1">
<text:span text:style-name="T4">
The procedure for distributing a subsidy for payment of compensation to persons with disabilities as a result of ATO/OOS has been approved</text:span>
</text:h>
      <text:p text:style-name="P4">
Author: ['АРМІЯINFORM']</text:p>
      <text:p text:style-name="P4">
Time: 2023-05-27T56:00:00-04:00</text:p>
      <text:p text:style-name="P4">
Description: The detachment has hardened the order to the Rosic of the subvention on the vipels of the Grocery Compenser to the special forces ... the war with Ukraine 2022, the war with Ukraine is the latest news today, the News War with Ukraine 2022 Last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1/invalid.jpg" text:style-name="Internet_20_link" text:visited-style-name="Visited_20_Internet_20_Link">
invalid.jpg</text:a>
']</text:p>
      <text:p text:style-name="P4">
Tags: ['STOPRUSSIA', 'АГРЕСІЯ РФ']</text:p>
      <text:p text:style-name="P4">
Category: News</text:p>
      <!--METADATA-->
      <text:p text:style-name="P4">
<draw:frame draw:style-name="fr1" draw:name="Image6" text:anchor-type="as-char" svg:width="6.9236in" svg:height="2.734822in" draw:z-index="0">
<draw:image xlink:href="../Images/AРМІЯINFORM/2023-05-27T56-00-00-04-00/invalid.jpg" xlink:type="simple" xlink:show="embed" xlink:actuate="onLoad" draw:mime-type="image/jpeg"/>
</draw:frame>
Illustrative photo</text:p>
      <text:p text:style-name="P4">
The Government approved the procedure for distributing a subsidy for payment of monetary compensation to persons with disabilities of group I-II as a result of ATO/OOS and members of the families of dead(the dead)defenders and defenders of Ukraine.</text:p>
      <text:p text:style-name="P4">
About it <text:a xlink:type="simple" xlink:href="https://www.kmu.gov.ua/news/uriad-zatverdyv-poriadok-rozpodilu-subventsii-na-vyplatu-hroshovoi-kompensatsii-osobam-z-invalidnistiu-i-ii-hrupy-vnaslidok-atooos-ta-chlenam-simei-zahyblykh-pomerlykh-zakhysnykiv-i-zakhysnyts-ukrainy" text:style-name="Internet_20_link" text:visited-style-name="Visited_20_Internet_20_Link">
reports</text:a>
Government portal.</text:p>
      <text:p text:style-name="P4">
The Cabinet of Ministers of Ukraine supported the project of Ministers of Ministers of Ministers on the distribution of the budget program 1511040 in the amount of 1 699 057,350 thousand UAH.(the dead)Defenders and Defenders of Ukraine.</text:p>
      <text:p text:style-name="P4">
The Law of Ukraine “On the State Budget of Ukraine for 2023” Ministry of Veterans have foresected by national expenditures under the budget program 1511040(Subvention from the State Budget for Payment of Cash Compensation for Families of Victims(the dead)defenders and defenders of Ukraine and persons with disabilities as a result of group I-II from among ATO/OOS participants)in the volume of 1 733 939.2 thousand UAH.</text:p>
      <text:p text:style-name="P4">
“At the expense of distributed funds, the monetary compensation will receive approximately 774 persons of the specified category, which are in the queue for its payment and included in the course of 01.03.2023. The distribution of a subvention balance in the volume of 34 881.85 thousand UAH will be carried out by Ministry of Veterans on the basis of information on the need for monetary compensation to those recipients who were assigned monetary management in the territories where hostilities or temporarily occupied by the Russian Federation were being conducted and not paid. territories, as of 01.06.2023, ”explained Ruslan Prikhodko, Director of the Department of Social Protection of Ministry of Ministry of Defense.</text:p>
      <text:p text:style-name="P4">
The project is agreed without remarks by the Ministry of Finance, the Ministry of Economy, the Ministry of Defense, the Ministry of Justice.</text:p>
      <text:p text:style-name="P4">
News Source: <text:a xlink:type="simple" xlink:href="https://armyinform.com.ua/2023/05/27/zatverdzheno-poryadok-rozpodilu-subvencziyi-na-vyplatu-kompensacziyi-osobam-z-invalidnistyu-vnaslidok-ato-oos/" text:style-name="Internet_20_link" text:visited-style-name="Visited_20_Internet_20_Link">
https://armyinform.com.ua/2023/05/27/zatverdzheno-poryadok-rozpodilu-subvencziyi-na-vyplatu-kompensacziyi-osobam-z-invalidnistyu-vnaslidok-ato-oos/</text:a>
</text:p>
      <!--NEWS-->
      <text:h text:style-name="P10" text:outline-level="1">
<text:span text:style-name="T4">
9 more fighters of terrorist organizations "L/DNR" have been collected</text:span>
</text:h>
      <text:p text:style-name="P4">
Author: ['АРМІЯINFORM']</text:p>
      <text:p text:style-name="P4">
Time: 2023-05-27T57:00:00-04:00</text:p>
      <text:p text:style-name="P4">
Description: About the cereal service of the nonsense of Ukraine. The Service of the Bezpeki Zibravi Docasova Base ... The war with Ukraine 2022, the war with Ukraine is the latest news today, the news war with Ukraine 2022 The latter for today, will there be a war between Ukraine and Russia and when, there will be a war with Ukraine in 2022 or not, it will be or not, it will be or not, it will be or not, it will be or not, it will be or not. whether the war with Ukraine in the near future says, the war with Ukraine, Ukrainian news today, Ukrainian news in Ukrainian media in Russian</text:p>
      <text:p text:style-name="P4">
Images: ['<text:a xlink:type="simple" xlink:href="https://armyinform.com.ua/wp-content/uploads/2023/05/censor_social.jpg" text:style-name="Internet_20_link" text:visited-style-name="Visited_20_Internet_20_Link">
censor_social.jpg</text:a>
']</text:p>
      <text:p text:style-name="P4">
Tags: ['STOPRUSSIA', 'АГРЕСІЯ РФ', 'СБУ']</text:p>
      <text:p text:style-name="P4">
Category: News</text:p>
      <!--METADATA-->
      <text:p text:style-name="P4">
<draw:frame draw:style-name="fr1" draw:name="Image7" text:anchor-type="as-char" svg:width="6.9236in" svg:height="3.63489in" draw:z-index="0">
<draw:image xlink:href="../Images/AРМІЯINFORM/2023-05-27T57-00-00-04-00/censor_social.jpg" xlink:type="simple" xlink:show="embed" xlink:actuate="onLoad" draw:mime-type="image/jpeg"/>
</draw:frame>
About it <text:a xlink:type="simple" xlink:href="https://t.me/SBUkr" text:style-name="Internet_20_link" text:visited-style-name="Visited_20_Internet_20_Link">
reports</text:a>
Security Service of Ukraine.</text:p>
      <text:p text:style-name="P4">
The Security Service has collected a evidence base for 9 other fighters of terrorist organizations "L/DNR". The intruders were captured during the battles in the Aavdiivka, Marinka and Lysychansk in April and May this year.</text:p>
      <text:p text:style-name="P4">
“According to the investigation, the persons involved actively participated in hostilities against the Siloborovna of Ukraine. In addition, they were part of the Russian punitive joints, which conducted "cleaning" of temporarily occupied settlements of Donetsk, Kherson and Zaporizhzhya regions. During such "raids" the main "target" of the racists were Ukrainian military and participants of the resistance movement among the locals. According to investigators, hostile associates are residents of the timely seized areas of Donetsk and Luhansk regions, which, in the beginning of a full -scale invasion, joined the ranks of terrorists "L/DNR", " - the report reads.</text:p>
      <text:p text:style-name="P4">
On the eve of a full -scale invasion, they were transferred to regular units of the Southern Military District of the Armed Forces of the Russian Federation. They were assigned to the positions of snipers, grenade launchers, arrows and machine gunners.</text:p>
      <text:p text:style-name="P4">
Based on the evidence taken, investigators of the Security Service were informed by the persons of the Criminal Code of Ukraine:</text:p>
      <ul>
        <li>
h. 2 Art. 111(a state betrayal committed in a state of martial law); * h. 2 pp. 260(creation not provided by law of armed formations or participation in their activity).</li>
      </ul>
      <text:p text:style-name="P4">
Наразі вони перебувають під вартою. Триває розслідування для встановлення всіхобставин злочинів. Зловмисникам загрожує довічне ув’язнення.</text:p>
      <text:p text:style-name="P4">
Комплексні заходи проводили співробітники СБУ за процесуального керівництваКиївської обласної прокуратури.</text:p>
      <text:p text:style-name="P4">
News Source: <text:a xlink:type="simple" xlink:href="https://armyinform.com.ua/2023/05/27/sbu-zibrala-dokazovu-bazu-na-shhe-9-bojovykiv-terorystychnyh-organizaczij-l-dnr/" text:style-name="Internet_20_link" text:visited-style-name="Visited_20_Internet_20_Link">
https://armyinform.com.ua/2023/05/27/sbu-zibrala-dokazovu-bazu-na-shhe-9-bojovykiv-terorystychnyh-organizaczij-l-dnr/</text:a>
</text:p>
      <!--NEWS-->
      <text:h text:style-name="P10" text:outline-level="1">
<text:span text:style-name="T4">
Aviation of Defense Forces has struck 11 blows in the enemy's concentration areas</text:span>
</text:h>
      <text:p text:style-name="P4">
Author: ['АРМІЯINFORM']</text:p>
      <text:p text:style-name="P4">
Time: 2023-05-27T58:00:00-04:00</text:p>
      <text:p text:style-name="P4">
Description: Avіaatsіya forces of defense for Past Dob took 11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8" text:anchor-type="as-char" svg:width="6.9236in" svg:height="4.49457in" draw:z-index="0">
<draw:image xlink:href="../Images/AРМІЯINFORM/2023-05-27T58-00-00-04-00/aviacziya-ps-zsu-zavdara-udariv.jpg" xlink:type="simple" xlink:show="embed" xlink:actuate="onLoad" draw:mime-type="image/jpeg"/>
</draw:frame>
Illustrative Photo <text:span text:style-name="T4">
 🔥 The Situation of Russian Completion </text:span>
</text:p>
      <text:p text:style-name="P4">
Aviation of defense forces over the past 24 hours has made 11 beats in the areas of concentration of personal staff and enemy military equipment. The 5-fold reconnaissance UAVs type "Orlan-10" and 2-Zala type were also destroyed.</text:p>
      <text:p text:style-name="P4">
About it on Facebook <text:a xlink:type="simple" xlink:href="https://www.facebook.com/GeneralStaff.ua/posts/pfbid02QHeby2RRxVy5PLFdWYoCE6UjsjAf6faquZq5QMNrxz4V7y2wEGS4RtwQEBN7PTxKl" text:style-name="Internet_20_link" text:visited-style-name="Visited_20_Internet_20_Link">
reports</text:a>
The General Staff of the Armed Forces.</text:p>
      <text:p text:style-name="P4">
Missile troops and artillery units were struck by 3 management points, 3 areas of weapons and military equipment, 2 ammunition depots, 2 artillery units at firing positions, 1 means of air defense and 2 more important goals of the enemy.</text:p>
      <text:p text:style-name="P4">
News Source: <text:a xlink:type="simple" xlink:href="https://armyinform.com.ua/2023/05/27/aviacziya-syl-oborony-zavdala-11-udariv-po-rajonah-zoseredzhennya-voroga-3/" text:style-name="Internet_20_link" text:visited-style-name="Visited_20_Internet_20_Link">
https://armyinform.com.ua/2023/05/27/aviacziya-syl-oborony-zavdala-11-udariv-po-rajonah-zoseredzhennya-voroga-3/</text:a>
</text:p>
      <!--NEWS-->
      <text:h text:style-name="P10" text:outline-level="1">
<text:span text:style-name="T4">
About 20 Russian military was deserted in the Svatov area</text:span>
</text:h>
      <text:p text:style-name="P4">
Author: ['АРМІЯINFORM']</text:p>
      <text:p text:style-name="P4">
Time: 2023-05-27T59:00:00-04:00</text:p>
      <text:p text:style-name="P4">
Description: About Tse at Facebook, the General Staff of the ZSU. The Rosiyski pipes ... The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text:p>
      <text:p text:style-name="P4">
Category: News</text:p>
      <!--METADATA-->
      <text:p text:style-name="P4">
<draw:frame draw:style-name="fr1" draw:name="Image9" text:anchor-type="as-char" svg:width="6.9236in" svg:height="4.33302in" draw:z-index="0">
<draw:image xlink:href="../Images/AРМІЯINFORM/2023-05-27T59-00-00-04-00/okupanty-strilby.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QHeby2RRxVy5PLFdWYoCE6UjsjAf6faquZq5QMNrxz4V7y2wEGS4RtwQEBN7PTxKl" text:style-name="Internet_20_link" text:visited-style-name="Visited_20_Internet_20_Link">
reports</text:a>
The General Staff of the Armed Forces.</text:p>
      <text:p text:style-name="P4">
The Russian occupation troops are increasingly celebrating the orders of commanders and desertion. For example, on May 25, about 20 -hour prisoners, who recently undergone accelerated training and arrived for strengthening the unit located in the area of Svatovo settlement, stole KAMAZ car and dropped in an unknown direction. At this time, the location of their interruption has not been set, the searches are ongoing.</text:p>
      <text:p text:style-name="P4">
News Source: <text:a xlink:type="simple" xlink:href="https://armyinform.com.ua/2023/05/27/u-rajoni-svatovogo-dezertyruvaly-blyzko-20-vijskovyh-rf/" text:style-name="Internet_20_link" text:visited-style-name="Visited_20_Internet_20_Link">
https://armyinform.com.ua/2023/05/27/u-rajoni-svatovogo-dezertyruvaly-blyzko-20-vijskovyh-rf/</text:a>
</text:p>
      <!--NEWS-->
      <text:h text:style-name="P10" text:outline-level="1">
<text:span text:style-name="T4">
25 combat clashes took place in the east of the country</text:span>
</text:h>
      <text:p text:style-name="P4">
Author: ['АРМІЯINFORM']</text:p>
      <text:p text:style-name="P4">
Time: 2023-05-27T60:00:00-04:00</text:p>
      <text:p text:style-name="P4">
Description: About Tse at Facebook, the General Staff of the ZSU. The enemy is sung ... War with Ukraine 2022, the war with Ukraine is the latest news today, the news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10" text:anchor-type="as-char" svg:width="6.9236in" svg:height="4.615733in" draw:z-index="0">
<draw:image xlink:href="../Images/AРМІЯINFORM/2023-05-27T60-00-00-04-00/artyleriya.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QHeby2RRxVy5PLFdWYoCE6UjsjAf6faquZq5QMNrxz4V7y2wEGS4RtwQEBN7PTxKl" text:style-name="Internet_20_link" text:visited-style-name="Visited_20_Internet_20_Link">
reports</text:a>
The General Staff of the Armed Forces.</text:p>
      <text:p text:style-name="P4">
The enemy continues to focus on the main efforts on Kupyansk, Lyman, Bakhmut, Avdiiv and Mariinsky. In total, 25 combat clashes were held at the last day.</text:p>
      <text:p text:style-name="P4">
News Source: <text:a xlink:type="simple" xlink:href="https://armyinform.com.ua/2023/05/27/na-shodi-krayiny-vidbulos-25-bojovyh-zitknen/" text:style-name="Internet_20_link" text:visited-style-name="Visited_20_Internet_20_Link">
https://armyinform.com.ua/2023/05/27/na-shodi-krayiny-vidbulos-25-bojovyh-zitknen/</text:a>
</text:p>
      <!--NEWS-->
      <text:h text:style-name="P10" text:outline-level="1">
<text:span text:style-name="T4">
Enemy's daily loss: minus 480 invaders, 22 artillery systems and 31 drones</text:span>
</text:h>
      <text:p text:style-name="P4">
Author: ['АРМІЯINFORM']</text:p>
      <text:p text:style-name="P4">
Time: 2023-05-27T61:00:00-04:00</text:p>
      <text:p text:style-name="P4">
Description: Zagalni Boyov, Find the enemy on 02/24/22 to 05/2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45391127256613779_w-scaled.jpg" text:style-name="Internet_20_link" text:visited-style-name="Visited_20_Internet_20_Link">
photo_5445391127256613779_w-scaled.jpg</text:a>
']</text:p>
      <text:p text:style-name="P4">
Tags: ['STOPRUSSIA', 'ВТОРГНЕННЯ РФ', 'ВТРАТИ ВОРОГА', 'ГШ ЗСУ']</text:p>
      <text:p text:style-name="P4">
Category: News</text:p>
      <!--METADATA-->
      <text:p text:style-name="P4">
<draw:frame draw:style-name="fr1" draw:name="Image11" text:anchor-type="as-char" svg:width="6.9236in" svg:height="6.975527in" draw:z-index="0">
<draw:image xlink:href="../Images/AРМІЯINFORM/2023-05-27T61-00-00-04-00/photo_5445391127256613779_w-scaled.jpg" xlink:type="simple" xlink:show="embed" xlink:actuate="onLoad" draw:mime-type="image/jpeg"/>
</draw:frame>
The total fighting loss of the enemy from 24.02.22 to 27.05.23 will be orientated:</text:p>
      <text:p text:style-name="P4">
<text:span text:style-name="T4">
<text:span text:style-name="T5">
 Personnel - </text:span>
* 206200(+480)persons eliminated</text:span>
<text:span text:style-name="T5">
 tanks - </text:span>
<text:span text:style-name="T5">
 3799(+3)</text:span>
<text:span text:style-name="T4">
 combat armored vehicles - </text:span>
 7442(+7)<text:span text:style-name="T4">
<text:span text:style-name="T5">
 Artillery systems - </text:span>
<text:span text:style-name="T5">
 3406(+22)</text:span>
 </text:span>
 RSZV - <text:span text:style-name="T4">
 572(+2)</text:span>
<text:span text:style-name="T5">
 air defense means - </text:span>
<text:span text:style-name="T5">
 329(+1)</text:span>
<text:span text:style-name="T4">
 aircraft - </text:span>
 310(0)<text:span text:style-name="T4">
<text:span text:style-name="T5">
 helicopters - </text:span>
* 296(0)</text:span>
<text:span text:style-name="T5">
 UAV Operative-tactical level-</text:span>
<text:span text:style-name="T5">
 2941(+31)</text:span>
<text:span text:style-name="T4">
 Winged missiles - </text:span>
 1025(+10)<text:span text:style-name="T4">
<text:span text:style-name="T5">
 ships / boats - </text:span>
* 18(0)</text:span>
<text:span text:style-name="T5">
 Automobile equipment and tanks - </text:span>
<text:span text:style-name="T5">
 6172(+11)</text:span>
<text:span text:style-name="T4">
 Special Technique - </text:span>
 449(+3)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27.05.23.</text:p>
      <text:p text:style-name="P4">
News Source: <text:a xlink:type="simple" xlink:href="https://armyinform.com.ua/2023/05/27/dobovi-vtraty-voroga-minus-480-okupantiv-22-artylerijski-systemy-ta-31-bezpilotnyk/" text:style-name="Internet_20_link" text:visited-style-name="Visited_20_Internet_20_Link">
https://armyinform.com.ua/2023/05/27/dobovi-vtraty-voroga-minus-480-okupantiv-22-artylerijski-systemy-ta-31-bezpilotnyk/</text:a>
</text:p>
      <!--NEWS-->
      <text:h text:style-name="P10" text:outline-level="1">
<text:span text:style-name="T4">
It's time to turn his - Valery Zaluzhni</text:span>
</text:h>
      <text:p text:style-name="P4">
Author: ['АРМІЯINFORM']</text:p>
      <text:p text:style-name="P4">
Time: 2023-05-27T62:00:00-04:00</text:p>
      <text:p text:style-name="P4">
Description: Medicomanman of the Zbroyni forces of Ukraine Valeriy Zaluzhny declare, who mented an hour to turn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text:p>
      <text:p text:style-name="P4">
Category: News</text:p>
      <!--METADATA-->
      <text:p text:style-name="P4">
The Commander -in -Chief of the Armed Forces of Ukraine Valery Zaluzhny states that it was time to turn his.</text:p>
      <text:p text:style-name="P4">
On this he <text:a xlink:type="simple" xlink:href="https://www.facebook.com/CinCAFU/videos/3225973554360344" text:style-name="Internet_20_link" text:visited-style-name="Visited_20_Internet_20_Link">
emphasized</text:a>
On your page on Facebook.</text:p>
      <text:p text:style-name="P4">
With such words, the Commander -in -Chief of the Armed Forces of Ukraine published a video with a grinding for the liberation of Ukraine "Bless our decisive offensive!"</text:p>
      <text:p text:style-name="P4">
Within the framework of the campaign for the information support of the Armed Forces of Ukraine a high -speed video dedicated to the liberation of Ukraine from Russian invasions.</text:p>
      <text:p text:style-name="P4">
The creation of a video of the authors was inspired by the prayer of the Ukrainian nationalist, written by Osip Mashchak in the 1920s, almost 100 years ago. But the text is different here. It is a prayer for the liberation of Ukraine. With such words and thoughts, heroic warriors go on the offensive to release Ukraine from Russian -housingers and raise the flag of victory.</text:p>
      <text:p text:style-name="P4">
News Source: <text:a xlink:type="simple" xlink:href="https://armyinform.com.ua/2023/05/27/pryjshov-chas-povertaty-svoye/" text:style-name="Internet_20_link" text:visited-style-name="Visited_20_Internet_20_Link">
https://armyinform.com.ua/2023/05/27/pryjshov-chas-povertaty-svoye/</text:a>
</text:p>
      <!--NEWS-->
      <text:h text:style-name="P10" text:outline-level="1">
<text:span text:style-name="T4">
Denmark opened a special investment fund for Ukraine worth 1 billion kroons</text:span>
</text:h>
      <text:p text:style-name="P4">
Author: ['АРМІЯINFORM']</text:p>
      <text:p text:style-name="P4">
Time: 2023-05-27T98:00:00-04:00</text:p>
      <text:p text:style-name="P4">
Description: 26 Herbalum of the Ukrainian Forum by Copenhagen, Yaki Vidkril Pershi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hutterstock_264345386-scaled.jpg" text:style-name="Internet_20_link" text:visited-style-name="Visited_20_Internet_20_Link">
shutterstock_264345386-scaled.jpg</text:a>
']</text:p>
      <text:p text:style-name="P4">
Tags: ['ДАНІЯ', 'ІНВЕСТИЦІЇ', 'ФОНД']</text:p>
      <text:p text:style-name="P4">
Category: News</text:p>
      <!--METADATA-->
      <text:p text:style-name="P4">
<draw:frame draw:style-name="fr1" draw:name="Image12" text:anchor-type="as-char" svg:width="6.9236in" svg:height="4.523419in" draw:z-index="0">
<draw:image xlink:href="../Images/AРМІЯINFORM/2023-05-27T98-00-00-04-00/shutterstock_264345386-scaled.jpg" xlink:type="simple" xlink:show="embed" xlink:actuate="onLoad" draw:mime-type="image/jpeg"/>
</draw:frame>
Illustrative photo</text:p>
      <text:p text:style-name="P4">
On May 26, the Ukrainian Investment Forum was held in Copenhagen, which was expelled by the First Vice Prime Minister-Minister of Economy of Ukraine Yuliasviridenko. The event was attended by Deputy Minister Oleksandr Gryban, Denmark Minister Morten Bedskou, Denmark Minister Larslyukke Rasmussen. About it <text:a xlink:type="simple" xlink:href="https://www.kmu.gov.ua/news/daniia-vidkryla-spetsialnyi-investytsiinyi-fond-dlia-ukrainy-na-sumu-v-1-mlrd-kron" text:style-name="Internet_20_link" text:visited-style-name="Visited_20_Internet_20_Link">
reports</text:a>
Government portal.</text:p>
      <text:p text:style-name="P4">
The forum announced the launch of the Danish Investment Fund for Ukraine for a total amount of 1 billion Danish crowns, which will set up about $ 133 million.</text:p>
      <text:p text:style-name="P4">
“Denmark is one of the leaders on financial assistance to Ukraine. With a novole -scale invasion, the total military support was $ 1.4 billion, azagal humanitarian aid, in particular macro -financial - $ 212 million. Thus, a special investment fund created for Ukraine will finance projects with the involvement of the best Danish technologies of such innovative decisions, and will be available for both state and private classes, ”Yulia Sviridenko said.</text:p>
      <text:p text:style-name="P4">
According to Deputy Minister of Economy Alexander Griban, the main cooperation between Ukraine and Denmark is the establishment of mutually beneficial relations, when Ukrainian companies not only import Danish products, but also localize the production of such products in Ukraine.</text:p>
      <text:p text:style-name="P4">
"We are interested in Danish technologies and we see the great prospect of usage and placement of Danish companies in Ukraine in priority industries. Amortoxt, it is renewable energy, building materials, technologies for renewal of communal services, as well as defense technologies of double -purpose tatechnology," - said Alexander.</text:p>
      <text:p text:style-name="P4">
Thus, the forum announced the approval of funding for two -pilot projects in the field of agriculture and agro -processing. It is a victim of the company of the Southern region - Nibulon, which will give a loan by € 25 million, and agro -fi -fi -fi -fi -fi -€ 15 million. Also, loans will be provided to agro -companies located near the front line in Nikolaev, which will restore the destroyed and production capacity, purchasing equipment from Danish exporters.“You do not have to wait for the war to stop. We would like to attract Danish Business in the early stages of Ukraine's reconstruction. We must act and support the Ukrainian economy, ”said Denmark Minister Mortenbodsk.</text:p>
      <text:p text:style-name="P4">
News Source: <text:a xlink:type="simple" xlink:href="https://armyinform.com.ua/2023/05/27/daniya-vidkryla-speczialnyj-investyczijnyj-fond-dlya-ukrayiny-na-sumu-v-1-mlrd-kron/" text:style-name="Internet_20_link" text:visited-style-name="Visited_20_Internet_20_Link">
https://armyinform.com.ua/2023/05/27/daniya-vidkryla-speczialnyj-investyczijnyj-fond-dlya-ukrayiny-na-sumu-v-1-mlrd-kron/</text:a>
</text:p>
      <!--NEWS-->
      <text:h text:style-name="P10" text:outline-level="1">
<text:span text:style-name="T4">
At Sivershchyna and Slobozhanshchyna directions Russian army shelled Blesnya, Tymonovychi, My...</text:span>
</text:h>
      <text:p text:style-name="P4">
Authors: liveuamap (Language: en)</text:p>
      <text:p text:style-name="P4">
Time: 2023-05-28T-12:36:00</text:p>
      <text:p text:style-name="P4">
Location: Kharkiv (Latitude:50.27448 Longtitude:36.92813)</text:p>
      <text:p text:style-name="P4">
Videos: []</text:p>
      <text:p text:style-name="P4">
Images: []</text:p>
      <text:p text:style-name="P4">
Tags: ["Russia"]</text:p>
      <text:p text:style-name="P4">
Id: 22565841</text:p>
      <!--METADATA-->
      <text:p text:style-name="P4">
At sivershchyna and slBozhanschyna directions Russian army Shelled Bloshnya, Tymonovychi, Mykolayivka, Zaliznyy Mist, Chaykyne, Hremych of Cherni. Zarutske, Hlukhiv, Bunyakyne, Volfyne, Katerynivka, Obody, Basivka, Myropillya of Sumy Region, Also Basove, Buhayivka, HOPARYAVKA, LUKYANKA, LUKYANKA Eve, Hatysche, Vovchansk, Tykhe and Khatnyeof Kharkiv Region. Russian Aviation Conduched Aircrake at Vovchansk, -Genral Staff of Armed Forces of Ukraine Says in the Morning Report</text:p>
      <text:p text:style-name="P4">
News Collection Link:(https://liveuamap.com/en/2023/28-may-at-sivershchyna-and-slobozhanschyna-directions-russian)</text:p>
      <text:p text:style-name="P4">
News Source: <text:a xlink:type="simple" xlink:href="https://t.me/lumsrc/4920" text:style-name="Internet_20_link" text:visited-style-name="Visited_20_Internet_20_Link">
https://t.me/lumsrc/4920</text:a>
</text:p>
      <!--NEWS-->
      <text:h text:style-name="P10" text:outline-level="1">
<text:span text:style-name="T4">
In Mariupol "Cotton" Evening: There are losses among the enemy</text:span>
</text:h>
      <text:p text:style-name="P4">
Authors: Ukrinform (Person)</text:p>
      <text:p text:style-name="P4">
Publisher: Укринформ (Organization)</text:p>
      <text:p text:style-name="P4">
Published Time: 2023-05-28T-12:53:00+03:00</text:p>
      <text:p text:style-name="P4">
Modified Time: 2023-05-28T23:53:00+03:00</text:p>
      <text:p text:style-name="P4">
Description: In the area of the Mangush - Nikolske - Mariupol triangle, Russian air defense worked at least six times. The explosions were heard in Yurivka, Urzuf, Nikolsky, Old Crimea and the Yalta city. - Ukrinform.</text:p>
      <text:p text:style-name="P4">
Images: ['<text:a xlink:type="simple" xlink:href="https://static.ukrinform.com/photos/2022_12/thumb_files/630_360_1670715012-546.jpg" text:style-name="Internet_20_link" text:visited-style-name="Visited_20_Internet_20_Link">
630_360_16707...</text:a>
']</text:p>
      <text:p text:style-name="P4">
Tags: ['Маріуполь', 'Обстріл', 'Війна з Росією']</text:p>
      <text:p text:style-name="P4">
Type: Article</text:p>
      <!--METADATA-->
      <text:p text:style-name="P4">
<draw:frame draw:style-name="fr1" draw:name="Image13" text:anchor-type="as-char" svg:width="6.9236in" svg:height="3.956343in" draw:z-index="0">
<draw:image xlink:href="../Images/yкринформ/2023-05-28T-12-53-00-03-00/630_360_1670715012-546.jpg" xlink:type="simple" xlink:show="embed" xlink:actuate="onLoad" draw:mime-type="image/jpeg"/>
</draw:frame>
Mangush - Nikolskoe - Mariupol is at least six times in the regional jacket. The explosions were heard in Yurivka, Urzuf, Nikolsky, Old Crimea of the Yalta Crimea.</text:p>
      <text:p text:style-name="P4">
Advisor to the mayor Mariupol Petro Andryushchenko told about it, reports Ukrinform.</text:p>
      <text:p text:style-name="P4">
"In Mariupol and the area, even on the i20 percent, they worked. And if adding an information effect, then 200," he wrote.</text:p>
      <text:p text:style-name="P4">
According to Andryushchenko, Yalta "flew" in the place of equipment with equipment.</text:p>
      <text:p text:style-name="P4">
In Yurivka, there is an hit in the location of the invaders. Local publications write that the camp "Sunny" was hit, where the Russian soldiers were based. Formerly, there are many wounded.</text:p>
      <text:p text:style-name="P4">
In the old Crimea, according to Andryushchenko, "the arrival is such that in Kalmius and central areas he stopped with his soul."</text:p>
      <text:p text:style-name="P4">
In Urzuf, according to telegram channels, "arrival" in the place of the location of the occupants in warehouses.</text:p>
      <text:p text:style-name="P4">
In Nikolsky, there is also a hit by the occupiers - pre -arrived on the enclosure.</text:p>
      <text:p text:style-name="P4">
Andryushchenko said that wounded occupiers from Yuriivka and Nikolsky began to get a hospital of intensive care # 2. In addition, he said, the first 20 liquidated invaders in Yuriivka were confirmed.</text:p>
      <text:p text:style-name="P4">
News Source: <text:a xlink:type="simple" xlink:href="https://www.ukrinform.ua/rubric-ato/3715360-u-mariupoli-bavovnanij-vecir-e-vtrati-sered-voroga.html" text:style-name="Internet_20_link" text:visited-style-name="Visited_20_Internet_20_Link">
https://www.ukrinform.ua/rubric-ato/3715360-u-mariupoli-bavovnanij-vecir-e-vtrati-sered-voroga.html</text:a>
</text:p>
      <!--NEWS-->
      <text:h text:style-name="P10" text:outline-level="1">
<text:span text:style-name="T4">
JSC Kupiansk Directio Rusian Army Shelled well, Krasne First, Figololivka, Novomlinsk, ...</text:span>
</text:h>
      <text:p text:style-name="P4">
Authors: liveuamap (Language: en)</text:p>
      <text:p text:style-name="P4">
Time: 2023-05-28T-14:36:00</text:p>
      <text:p text:style-name="P4">
Location: Kupiansk (Latitude:49.63868 Longtitude:37.91296)</text:p>
      <text:p text:style-name="P4">
Videos: []</text:p>
      <text:p text:style-name="P4">
Images: []</text:p>
      <text:p text:style-name="P4">
Tags: ["Russia"]</text:p>
      <text:p text:style-name="P4">
Id: 22565840</text:p>
      <!--METADATA-->
      <text:p text:style-name="P4">
At Kupiansk direction Russian army shelled Kolodyazne, Krasne Pershe,Fyholivka, Novomlynsk, Dvorichna, Zapadne, Masutivka, Kyslivka and Berestoveof Kharkiv region. Russian aviation conducted airstrike at Kyslivka of Kharkivregion, - General Staff of Armed Forces of Ukraine says in the morning report</text:p>
      <text:p text:style-name="P4">
News Collection Link: <text:a xlink:type="simple" xlink:href="https://liveuamap.com/en/2023/28-may-at-kupiansk-direction-russian-army-shelled-kolodyazne" text:style-name="Internet_20_link" text:visited-style-name="Visited_20_Internet_20_Link">
https://liveuamap.com/en/2023/28-may-at-kupiansk-direction-russian-army-shelled-kolodyazne</text:a>
</text:p>
      <text:p text:style-name="P4">
News Source: <text:a xlink:type="simple" xlink:href="https://t.me/lumsrc/4921" text:style-name="Internet_20_link" text:visited-style-name="Visited_20_Internet_20_Link">
https://t.me/lumsrc/4921</text:a>
</text:p>
      <!--NEWS-->
      <text:h text:style-name="P10" text:outline-level="1">
<text:span text:style-name="T4">
The Armed Forces told how the F-16 will be hidden from Russian rocket strokes</text:span>
</text:h>
      <text:p text:style-name="P4">
Authors: Ukrinform (Person)</text:p>
      <text:p text:style-name="P4">
Publisher: Укринформ (Organization)</text:p>
      <text:p text:style-name="P4">
Published Time: 2023-05-28T-14:39:00+03:00</text:p>
      <text:p text:style-name="P4">
Modified Time: 2023-05-28T23:39:00+03:00</text:p>
      <text:p text:style-name="P4">
Description: To hide the F-16 fighters in the territory of Ukraine so that Russian missiles and drones do not get them, will not work, and therefore it is necessary to look for a comprehensive approach, mask and dispersal them, moving from the airfield at the airfield. - Ukrinform.</text:p>
      <text:p text:style-name="P4">
Images: ['<text:a xlink:type="simple" xlink:href="https://static.ukrinform.com/photos/2023_05/thumb_files/630_360_1685298785-185.jpg" text:style-name="Internet_20_link" text:visited-style-name="Visited_20_Internet_20_Link">
630_360_16852...</text:a>
']</text:p>
      <text:p text:style-name="P4">
Tags: ['Літак', 'ЗСУ', 'Війна з Росією', 'F-16']</text:p>
      <text:p text:style-name="P4">
Type: Article</text:p>
      <!--METADATA-->
      <text:p text:style-name="P4">
<draw:frame draw:style-name="fr1" draw:name="Image14" text:anchor-type="as-char" svg:width="6.9236in" svg:height="3.956343in" draw:z-index="0">
<draw:image xlink:href="../Images/yкринформ/2023-05-28T-14-39-00-03-00/630_360_1685298785-185.jpg" xlink:type="simple" xlink:show="embed" xlink:actuate="onLoad" draw:mime-type="image/jpeg"/>
</draw:frame>
F-16 hids in Ukraine so that Russian missiles and drones will not be out, and therefore it is necessary to look for a comprehensive approach, to mask them and to dispose of them, moving from the aerodrome at the airfield.</text:p>
      <text:p text:style-name="P4">
About it in an exclusive interview <text:a xlink:type="simple" xlink:href="https://www.radiosvoboda.org/a/my-zmozhemo-zavoyuvaty-perevahu-v-povitri/32429248.html" text:style-name="Internet_20_link" text:visited-style-name="Visited_20_Internet_20_Link">
Donbas realities</text:a>
The head of the Air Force Command Brigadny Sergey Golubtsov told, Ukrinform reports.</text:p>
      <text:p text:style-name="P4">
The military also stressed that after <text:span text:style-name="T4">
 <text:a xlink:type="simple" xlink:href="https://www.ukrinform.ua/tag-f16" text:style-name="Internet_20_link" text:visited-style-name="Visited_20_Internet_20_Link">
aircraft</text:a>
</text:span>
 They will transfer to Ukraine, "it will be necessary to use some of the anti -aircraft missile systems for covering cyaerodromes."</text:p>
      <text:p text:style-name="P4">
“Because the enemy, finding out that we have something new and powerful, of course, will try to explore it and strike. We understand it, the units will be dispersed, unambiguously. And we will try to cover the aerodromes where these planes will be to minimize possible losses, ”he summed up.</text:p>
      <text:p text:style-name="P4">
<text:span text:style-name="T4">
 Read also: </text:span>
 <text:span text:style-name="T4">
 <text:a xlink:type="simple" xlink:href="https://www.ukrinform.ua/rubric-ato/3715342-hoca-b-34-eskadrili-f16-nacalnik-aviacii-rozpoviv-ak-ukraina-moze-otrimati-perevagu-u-povitri.html" text:style-name="Internet_20_link" text:visited-style-name="Visited_20_Internet_20_Link">
at least 3-4 F-16 squadrons: Aviation Chief told how Ukraine can get an advantage in the air</text:a>
</text:span>
</text:p>
      <text:p text:style-name="P4">
As reported <text:span text:style-name="T4">
 <text:a xlink:type="simple" xlink:href="https://www.ukrinform.ua/rubric-ato/3714228-dania-j-niderlandi-ocolat-koaliciu-z-pidgotovki-ukrainskih-pilotiv-na-f16-ostin.html" text:style-name="Internet_20_link" text:visited-style-name="Visited_20_Internet_20_Link">
Ukrinform</text:a>
</text:span>
, US Defense Minister Lloyd Austin, as a result of Ramstein-12, stated that Denmark and the Netherlands next month will be developed from the United States to develop a training base for complex preparation of Ukrainian pilots, and Norway, Belgium, Portugal and Poland also proposed their contribution.</text:p>
      <text:p text:style-name="P4">
News Source: <text:a xlink:type="simple" xlink:href="https://www.ukrinform.ua/rubric-ato/3715359-v-zsu-rozpovili-ak-hovatimut-f16-vid-rosijskih-raketnih-udariv.html" text:style-name="Internet_20_link" text:visited-style-name="Visited_20_Internet_20_Link">
https://www.ukrinform.ua/rubric-ato/3715359-v-zsu-rozpovili-ak-hovatimut-f16-vid-rosijskih-raketnih-udariv.html</text:a>
</text:p>
      <!--NEWS-->
      <text:h text:style-name="P10" text:outline-level="1">
<text:span text:style-name="T4">
The memory of Anton Gevak's Marines (Person's Call sign)</text:span>
</text:h>
      <text:p text:style-name="P4">
Authors: Ukrinform (Person)</text:p>
      <text:p text:style-name="P4">
Publisher: Укринформ (Organization)</text:p>
      <text:p text:style-name="P4">
Published Time: 2023-05-28T-159:00:00+03:00</text:p>
      <text:p text:style-name="P4">
Modified Time: 2023-05-28T09:00:00+03:00</text:p>
      <text:p text:style-name="P4">
Description: Before his death, he managed to pick up a Russian tank - Ukrinform from NLAW.</text:p>
      <text:p text:style-name="P4">
Images: ['<text:a xlink:type="simple" xlink:href="https://static.ukrinform.com/photos/2023_05/thumb_files/630_360_1685171692-366.jpg" text:style-name="Internet_20_link" text:visited-style-name="Visited_20_Internet_20_Link">
630_360_16851...</text:a>
', '<text:a xlink:type="simple" xlink:href="https://static.ukrinform.com/photos/2023_05/1685171693-454.jpg" text:style-name="Internet_20_link" text:visited-style-name="Visited_20_Internet_20_Link">
1685171693-45...</text:a>
', '<text:a xlink:type="simple" xlink:href="https://static.ukrinform.com/photos/2023_05/1685171693-228.jpg" text:style-name="Internet_20_link" text:visited-style-name="Visited_20_Internet_20_Link">
1685171693-22...</text:a>
', '<text:a xlink:type="simple" xlink:href="https://static.ukrinform.com/photos/2023_05/1685171693-113.jpg" text:style-name="Internet_20_link" text:visited-style-name="Visited_20_Internet_20_Link">
1685171693-11...</text:a>
']</text:p>
      <text:p text:style-name="P4">
Tags: ["Пам'ять", 'Війна з Росією', '#stoprussia']</text:p>
      <text:p text:style-name="P4">
Type: Article</text:p>
      <!--METADATA-->
      <text:p text:style-name="P4">
<draw:frame draw:style-name="fr1" draw:name="Image15" text:anchor-type="as-char" svg:width="6.9236in" svg:height="3.956343in" draw:z-index="0">
<draw:image xlink:href="../Images/yкринформ/2023-05-28T-159-00-00-03-00/630_360_1685171692-366.jpg" xlink:type="simple" xlink:show="embed" xlink:actuate="onLoad" draw:mime-type="image/jpeg"/>
</draw:frame>
The death he had time to pick up with nlaw Russian tank</text:p>
      <text:p text:style-name="P4">
The platoon commander, the senior lieutenant of the 140th separate reconnaissance battalion and the Marine Corps Anton Gevak with the call sign "Perun" died on March 5, 2012222 during a battle with the Russian tank column in the village of Pazutka, Nadonechyna in the direction of Mariupol.</text:p>
      <text:p text:style-name="P4">
<draw:frame draw:style-name="fr1" draw:name="Image16" text:anchor-type="as-char" svg:width="6.9236in" svg:height="9.231467in" draw:z-index="0">
<draw:image xlink:href="../Images/yкринформ/2023-05-28T-159-00-00-03-00/1685171693-454.jpg" xlink:type="simple" xlink:show="embed" xlink:actuate="onLoad" draw:mime-type="image/jpeg"/>
</draw:frame>
The hero is originally from the village of Pylypy-Khrebtyivsky in Khmelnytskyi. To the Armed Forces of the Armed Forces Anton was 18 years old. After leaving school, he served the contract service of the water, and since 2014-served in the 8th Regiment of Special Forces of the MSO. Post -turning from the front, a man joined the Faculty of Intelligence of the Odessa Military Academy. After graduating, Anton joined the 104th separate exploration battalion. In the army, he went from a soldier-stream of senior lieutenant.</text:p>
      <text:p text:style-name="P4">
<draw:frame draw:style-name="fr1" draw:name="Image17" text:anchor-type="as-char" svg:width="6.9236in" svg:height="9.231467in" draw:z-index="0">
<draw:image xlink:href="../Images/yкринформ/2023-05-28T-159-00-00-03-00/1685171693-228.jpg" xlink:type="simple" xlink:show="embed" xlink:actuate="onLoad" draw:mime-type="image/jpeg"/>
</draw:frame>
The man loved music, wrote songs himself and performed them under a guitar, and he still liked reading and traveling. On Anton's page on social networks of multi -world travel Ukraine. Near one of the photos he wrote: "Someone will fly in front of my eyes in an instant and most importantly, to look at then ... When I look in the sunset and flocks of crows in the sky, I understand that every day my life is approaching the event and all What we have is time. "</text:p>
      <text:p text:style-name="P4">
<draw:frame draw:style-name="fr1" draw:name="Image18" text:anchor-type="as-char" svg:width="6.9236in" svg:height="9.218663in" draw:z-index="0">
<draw:image xlink:href="../Images/yкринформ/2023-05-28T-159-00-00-03-00/1685171693-113.jpg" xlink:type="simple" xlink:show="embed" xlink:actuate="onLoad" draw:mime-type="image/jpeg"/>
</draw:frame>
After the death of the warrior, his relatives and brothers said that he had long been a long time and realized that she was inevitable. Anton's life was cut off in 27 years.</text:p>
      <text:p text:style-name="P4">
Perun dreamed of shot from the anti -tank complexes of Javelin and Nlaw. Same from NLAW he pounded a Russian tank in his last battle of pre -Zagibel.</text:p>
      <text:p text:style-name="P4">
"A true combat officer of intelligence, bold, strong, perfect in military right, the best ... He was not afraid of death, felt his fate and took it. He said that if you die, he wanted only in battle with the enemy. Even as far as the Slovov is adhered to. The person I loved very much. Man of amazing freedom and will. It was so vinyl, so worthy of everything I did not believe that such people would exist. As much as I supported me, rescued me, pulled me up, respected the lop, respected as a woman-bull, took combat tasks, trusted-it is important to write all this in a few sentences ... How I wanted you to be left. But unfortunately you always go first, ”<text:a xlink:type="simple" xlink:href="https://www.facebook.com/yaryna.chornohuz/posts/pfbid02DZG5N2BqBMnbriX4XdBEw1UDySL7LcX5aFZkTdKSX1o5fyA6R2PmMr3WAQNgJMGal" text:style-name="Internet_20_link" text:visited-style-name="Visited_20_Internet_20_Link">
wrote</text:a>
About "Perun" military Yarina Chornohuz.</text:p>
      <text:p text:style-name="P4">
Anton did not tell his family in the war. His mother is told about it. After that, the son always assured that he had all well. Now the name of the mothers of Anton was sent to Anton's voices, and he says that he says he is alive and healthy. The woman turns them on when she comes to Mogilus. Instead, the father of the dead defender grows grapes in the memory of Prosin, who loved the parental garden and homemade wine.</text:p>
      <text:p text:style-name="P4">
The hero was buried in his native village of Pylypy-Khrebtyivsky. Anton has a father's sister. Shortly before his death, he promised his relatives, which he would introduce them to the worse, but did not have time.</text:p>
      <text:p text:style-name="P4">
<text:span text:style-name="T5">
Foto: Novoushitsk community</text:span>
</text:p>
      <text:p text:style-name="P4">
Anton Gevak was posthumously awarded the Order of Courage of II degree.</text:p>
      <text:p text:style-name="P4">
This year, Mother's Day was published [Documentary of Eugene Mazur "All(https://www.youtube.com/watch?v=ynsPP4QNP10)About the women whose gray were agitated during Mariupol's defense. It also has a story about Gevak, how much his mother Zinaida.</text:p>
      <text:p text:style-name="P4">
Eternal memory hero!</text:p>
      <text:p text:style-name="P4">
<text:span text:style-name="T5">
Opto from Facebook pages Anton Gevak, Yarina Chornohuz and Catherine Galushka</text:span>
</text:p>
      <text:p text:style-name="P4">
News Source: <text:a xlink:type="simple" xlink:href="https://www.ukrinform.ua/rubric-ato/3712877-pamati-morskogo-pihotinca-antona-gevaka-pozivnij-perun.html" text:style-name="Internet_20_link" text:visited-style-name="Visited_20_Internet_20_Link">
https://www.ukrinform.ua/rubric-ato/3712877-pamati-morskogo-pihotinca-antona-gevaka-pozivnij-perun.html</text:a>
</text:p>
      <!--NEWS-->
      <text:h text:style-name="P10" text:outline-level="1">
<text:span text:style-name="T4">
The Chairman of the High Election Commission of Turkey has announced the victory of Erdogan</text:span>
</text:h>
      <text:p text:style-name="P4">
Authors: Ukrinform (Person)</text:p>
      <text:p text:style-name="P4">
Publisher: Укринформ (Organization)</text:p>
      <text:p text:style-name="P4">
Published Time: 2023-05-28T-16:28:00+03:00</text:p>
      <text:p text:style-name="P4">
Modified Time: 2023-05-28T23:28:00+03:00</text:p>
      <text:p text:style-name="P4">
Description: The current president of Turkey is elected for a new term of the presidency, as evidenced by the preliminary results of the second round of the presidential race. - Ukrinform.</text:p>
      <text:p text:style-name="P4">
Images: ['<text:a xlink:type="simple" xlink:href="https://static.ukrinform.com/photos/2023_05/thumb_files/630_360_1685305149-286.jpg" text:style-name="Internet_20_link" text:visited-style-name="Visited_20_Internet_20_Link">
630_360_16853...</text:a>
']</text:p>
      <text:p text:style-name="P4">
Tags: ['Ердоган', 'Вибори', 'Туреччина']</text:p>
      <text:p text:style-name="P4">
Type: Article</text:p>
      <!--METADATA-->
      <text:p text:style-name="P4">
<draw:frame draw:style-name="fr1" draw:name="Image24" text:anchor-type="as-char" svg:width="6.9236in" svg:height="3.956343in" draw:z-index="0">
<draw:image xlink:href="../Images/yкринформ/2023-05-28T-16-28-00-03-00/630_360_1685305149-286.jpg" xlink:type="simple" xlink:show="embed" xlink:actuate="onLoad" draw:mime-type="image/jpeg"/>
</draw:frame>
Turkish -president is elected for a new term of the presidency, as evidenced by the previous results of the second round of the presidential race.</text:p>
      <text:p text:style-name="P4">
This was reported by the chairman of the High Election Commission Akhmet Jepener, Praboskokrokrinform reports.</text:p>
      <text:p text:style-name="P4">
"The acting president of the Turkish Republic, as can be seen from the previous results, Panradezhep Tayip Erdogan was elected president," said the chairman of the High Election Commission Akhmet Jepener.</text:p>
      <text:p text:style-name="P4">
<text:span text:style-name="T4">
 Read also: </text:span>
 <text:span text:style-name="T4">
 <text:a xlink:type="simple" xlink:href="https://www.ukrinform.ua/rubric-polytics/3715352-zelenskij-privitav-erdogana-z-peremogou-na-viborah-rozrahovuemo-na-zmicnenna-partnerstva.html" text:style-name="Internet_20_link" text:visited-style-name="Visited_20_Internet_20_Link">
Zelensky congratulated Erdogan on the election victory: we expect to strengthen partnership</text:a>
</text:span>
</text:p>
      <text:p text:style-name="P4">
According to him, the results of the second round by the number of ballots have already been officially recorded, indicate the victory of Rezhep Tayip Erdogan, and the most unworthy ballots will not be able to change this result.</text:p>
      <text:p text:style-name="P4">
As a result of the opening of 99.9%of election chests, the existing president scored 52.16%, opposition leader - 47.84%.</text:p>
      <text:p text:style-name="P4">
<text:span text:style-name="T4">
 Read also: </text:span>
 <text:span text:style-name="T4">
 <text:a xlink:type="simple" xlink:href="https://www.ukrinform.ua/rubric-world/3715335-vibori-u-tureccini-erdogan-u-liderah-pisla-vidkritta-99-viborcih-skrin.html" text:style-name="Internet_20_link" text:visited-style-name="Visited_20_Internet_20_Link">
Elections in Turkey: Erdogan in leaders after opening99% of election chests</text:a>
</text:span>
</text:p>
      <text:p text:style-name="P4">
As reported by Ukrinform, in the second round of the presidential election of the citizen of the citizen was elected between the current President <text:span text:style-name="T4">
 <text:a xlink:type="simple" xlink:href="https://www.ukrinform.ua/tag-erdogan" text:style-name="Internet_20_link" text:visited-style-name="Visited_20_Internet_20_Link">
Rezhep Taiip Erdogan</text:a>
</text:span>
 and the leader of the opposition of the camalemicilchdroglu.</text:p>
      <text:p text:style-name="P4">
News Source: <text:a xlink:type="simple" xlink:href="https://www.ukrinform.ua/rubric-world/3715357-golova-visoi-viborcoi-komisii-tureccini-ogolosiv-pro-peremogu-erdogana.html" text:style-name="Internet_20_link" text:visited-style-name="Visited_20_Internet_20_Link">
https://www.ukrinform.ua/rubric-world/3715357-golova-visoi-viborcoi-komisii-tureccini-ogolosiv-pro-peremogu-erdogana.html</text:a>
</text:p>
      <!--NEWS-->
      <text:h text:style-name="P10" text:outline-level="1">
<text:span text:style-name="T4">
At Lyman direction Russian army shelled Nevske and Bilohorivka of Luhansk region and Torske, ...</text:span>
</text:h>
      <text:p text:style-name="P4">
Authors: liveuamap (Language: en)</text:p>
      <text:p text:style-name="P4">
Time: 2023-05-28T-16:36:00</text:p>
      <text:p text:style-name="P4">
Location: Bakhmut (Latitude:48.80709 Longtitude:38.24633)</text:p>
      <text:p text:style-name="P4">
Videos: []</text:p>
      <text:p text:style-name="P4">
Images: []</text:p>
      <text:p text:style-name="P4">
Tags: ["Russia"]</text:p>
      <text:p text:style-name="P4">
Id: 22565839</text:p>
      <!--METADATA-->
      <text:p text:style-name="P4">
At Lyman direction Russian army shelled Nevske and Bilohorivka of Luhanskregion and Torske, Verkhnokamyanske and Spirne of Donetsk region, - GeneralStaff of Armed Forces of Ukraine says in the morning report</text:p>
      <text:p text:style-name="P4">
News Collection Link: <text:a xlink:type="simple" xlink:href="https://liveuamap.com/en/2023/28-may-at-lyman-direction-russian-army-shelled-nevske-and" text:style-name="Internet_20_link" text:visited-style-name="Visited_20_Internet_20_Link">
https://liveuamap.com/en/2023/28-may-at-lyman-direction-russian-army-shelled-nevske-and</text:a>
</text:p>
      <text:p text:style-name="P4">
News Source: <text:a xlink:type="simple" xlink:href="https://t.me/lumsrc/4922" text:style-name="Internet_20_link" text:visited-style-name="Visited_20_Internet_20_Link">
https://t.me/lumsrc/4922</text:a>
</text:p>
      <!--NEWS-->
      <text:h text:style-name="P10" text:outline-level="1">
<text:span text:style-name="T4">
Under Bakhmut, the Wagner group deserted by stopping military equipment - the General Staff</text:span>
</text:h>
      <text:p text:style-name="P4">
Authors: Ukrinform (Person)</text:p>
      <text:p text:style-name="P4">
Publisher: Укринформ (Organization)</text:p>
      <text:p text:style-name="P4">
Published Time: 2023-05-28T-18:16:00+03:00</text:p>
      <text:p text:style-name="P4">
Modified Time: 2023-05-28T23:16:00+03:00</text:p>
      <text:p text:style-name="P4">
Description: About 30 Russian mercenaries from the private military company "Wagner" were deserted in the Bakhmut Donetsk region. - Ukrinform.</text:p>
      <text:p text:style-name="P4">
Images: ['<text:a xlink:type="simple" xlink:href="https://static.ukrinform.com/photos/2022_09/thumb_files/630_360_1662738820-932.jpg" text:style-name="Internet_20_link" text:visited-style-name="Visited_20_Internet_20_Link">
630_360_16627...</text:a>
']</text:p>
      <text:p text:style-name="P4">
Tags: ['Дезертири', 'Військова техніка', 'ПВК "Вагнера"', 'Війна з Росією']</text:p>
      <text:p text:style-name="P4">
Type: Article</text:p>
      <!--METADATA-->
      <text:p text:style-name="P4">
<draw:frame draw:style-name="fr1" draw:name="Image25" text:anchor-type="as-char" svg:width="6.9236in" svg:height="3.956343in" draw:z-index="0">
<draw:image xlink:href="../Images/yкринформ/2023-05-28T-18-16-00-03-00/630_360_1662738820-932.jpg" xlink:type="simple" xlink:show="embed" xlink:actuate="onLoad" draw:mime-type="image/jpeg"/>
</draw:frame>
About 30 Russian mercenaries of the Wagner military company were deserted in the Donetsk region in the Donetsk region.</text:p>
      <text:p text:style-name="P4">
According to Ukrinform, the General Staff of the Armed Forces of Ukraine reported on <text:a xlink:type="simple" xlink:href="https://www.facebook.com/GeneralStaff.ua/posts/pfbid0Su1tscfRnjvhQsNoBi81vsCNc5mLTzcJynPLHK1h1SUFQqYCgmESypCN5Ra4fZHsl" text:style-name="Internet_20_link" text:visited-style-name="Visited_20_Internet_20_Link">
Facebook</text:a>
.</text:p>
      <text:p text:style-name="P4">
За даними Генштабу, " <text:span text:style-name="T4">
<text:a xlink:type="simple" xlink:href="https://www.ukrinform.ua/tag-pvk-vagnera" text:style-name="Internet_20_link" text:visited-style-name="Visited_20_Internet_20_Link">
 вагнерівці </text:a>
</text:span>
 "They left the combat positions unauthorized by stopping military equipment.</text:p>
      <text:p text:style-name="P4">
About 80 more invaders from the Storm-Z unit were deserted in the temporarily seized Lisichansk Luhansk region. According to the General Staff, they also saturated the combat positions.</text:p>
      <text:p text:style-name="P4">
<text:span text:style-name="T4">
 Read also: </text:span>
 <text:span text:style-name="T4">
 <text:a xlink:type="simple" xlink:href="https://www.ukrinform.ua/rubric-ato/3714831-vagnerivci-pocali-vidhoditi-z-deakih-pozicij-u-bahmuti-britanska-rozvidka.html" text:style-name="Internet_20_link" text:visited-style-name="Visited_20_Internet_20_Link">
"Wagnerivtsi" began to depart from some positions of Ubakhmuti - British intelligence</text:a>
</text:span>
</text:p>
      <text:p text:style-name="P4">
As reported by Ukrinform, the Russian army continues to concentrate the main stations on attempts to fully capture Lugansk and Donetsk regions, during the day of the Defense Forces _ <text:span text:style-name="T4">
 <text:a xlink:type="simple" xlink:href="https://www.ukrinform.ua/rubric-ato/3715320-sili-oboroni-za-dobu-vidbili-na-shodi-18-atak-voroga.html" text:style-name="Internet_20_link" text:visited-style-name="Visited_20_Internet_20_Link">
Ukraine reflected 18 hostile attacks</text:a>
</text:span>
 _.</text:p>
      <text:p text:style-name="P4">
<text:span text:style-name="T5">
Foto: AFS</text:span>
</text:p>
      <text:p text:style-name="P4">
News Source: <text:a xlink:type="simple" xlink:href="https://www.ukrinform.ua/rubric-ato/3715331-pid-bahmutom-grupa-vagnerivciv-dezertiruvala-vikravsi-vijskovu-tehniku-genstab.html" text:style-name="Internet_20_link" text:visited-style-name="Visited_20_Internet_20_Link">
https://www.ukrinform.ua/rubric-ato/3715331-pid-bahmutom-grupa-vagnerivciv-dezertiruvala-vikravsi-vijskovu-tehniku-genstab.html</text:a>
</text:p>
      <!--NEWS-->
      <text:h text:style-name="P10" text:outline-level="1">
<text:span text:style-name="T4">
Bakhmut Directio Rusian Army Shelled Vasukivka, Privilia, Orikhovo-Vasylivka, Grigorye ...</text:span>
</text:h>
      <text:p text:style-name="P4">
Authors: liveuamap (Language: en)</text:p>
      <text:p text:style-name="P4">
Time: 2023-05-28T-18:36:00</text:p>
      <text:p text:style-name="P4">
Location: Donetsk Oblast (Latitude:48.39057 Longtitude:37.91622)</text:p>
      <text:p text:style-name="P4">
Videos: []</text:p>
      <text:p text:style-name="P4">
Images: []</text:p>
      <text:p text:style-name="P4">
Tags: ["Russia"]</text:p>
      <text:p text:style-name="P4">
Id: 22565838</text:p>
      <!--METADATA-->
      <text:p text:style-name="P4">
At Bakhmut Direction Russian Army Shelled Vasukivka, Pryvillya, Orikhovo-Vasylivka, Hryhorivka, Bohdanivka, Chasiv Yar, Ivaniv, Stupoch, Stupoch, Stupoch, Stuper Sk Region, - General Staff of Armed Forcesof Ukraine Says in the Morning Report</text:p>
      <text:p text:style-name="P4">
News Collection Link:(https://liveuamap.com/en/2023/28-may-at-bakhmut-direction-russian-army-shelled-vasukivka)</text:p>
      <text:p text:style-name="P4">
News Source: <text:a xlink:type="simple" xlink:href="https://t.me/lumsrc/4923" text:style-name="Internet_20_link" text:visited-style-name="Visited_20_Internet_20_Link">
https://t.me/lumsrc/4923</text:a>
</text:p>
      <!--NEWS-->
      <text:h text:style-name="P10" text:outline-level="1">
<text:span text:style-name="T4">
JSC Avdiivka Directio Rusian Army Shelled Novokalinova, Avdiivka, Pervomaisko And Karlovka ...</text:span>
</text:h>
      <text:p text:style-name="P4">
Authors: liveuamap (Language: en)</text:p>
      <text:p text:style-name="P4">
Time: 2023-05-28T-20:36:00</text:p>
      <text:p text:style-name="P4">
Location: Donetsk Oblast (Latitude:48.1347 Longtitude:37.75211)</text:p>
      <text:p text:style-name="P4">
Videos: []</text:p>
      <text:p text:style-name="P4">
Images: []</text:p>
      <text:p text:style-name="P4">
Tags: ["Russia"]</text:p>
      <text:p text:style-name="P4">
Id: 22565837</text:p>
      <!--METADATA-->
      <text:p text:style-name="P4">
At Avdiyivka direction Russian army shelled Novokalynove, Avdiyivka,Pervomayske and Karlivka of Donetsk region. Russian aviation conductedairstrike at Avdiyivka, - General Staff of Armed Forces of Ukraine says in themorning report</text:p>
      <text:p text:style-name="P4">
News Collection Link: <text:a xlink:type="simple" xlink:href="https://liveuamap.com/en/2023/28-may-at-avdiyivka-direction-russian-army-shelled-novokalynove" text:style-name="Internet_20_link" text:visited-style-name="Visited_20_Internet_20_Link">
https://liveuamap.com/en/2023/28-may-at-avdiyivka-direction-russian-army-shelled-novokalynove</text:a>
</text:p>
      <text:p text:style-name="P4">
News Source: <text:a xlink:type="simple" xlink:href="https://t.me/lumsrc/4924" text:style-name="Internet_20_link" text:visited-style-name="Visited_20_Internet_20_Link">
https://t.me/lumsrc/4924</text:a>
</text:p>
      <!--NEWS-->
      <text:h text:style-name="P10" text:outline-level="1">
<text:span text:style-name="T4">
Russian troops fired at nine communities of Sumy region - Ova</text:span>
</text:h>
      <text:p text:style-name="P4">
Authors: Ukrinform (Person)</text:p>
      <text:p text:style-name="P4">
Publisher: Укринформ (Organization)</text:p>
      <text:p text:style-name="P4">
Published Time: 2023-05-28T-21:57:00+03:00</text:p>
      <text:p text:style-name="P4">
Modified Time: 2023-05-28T22:57:00+03:00</text:p>
      <text:p text:style-name="P4">
Description: The Russian Federation troops have attacked the border communities of Sumy region 14 times, using aviation, mortars and artillery.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26" text:anchor-type="as-char" svg:width="6.9236in" svg:height="3.956343in" draw:z-index="0">
<draw:image xlink:href="../Images/yкринформ/2023-05-28T-21-57-00-03-00/630_360_1674980674-403.jpeg" xlink:type="simple" xlink:show="embed" xlink:actuate="onLoad" draw:mime-type="image/jpeg"/>
</draw:frame>
During the day, the Russian Federation has attacked the border communities of the Sumy region during the day, using aviation, mortars and artillery.</text:p>
      <text:p text:style-name="P4">
According to Ukrinform, the Sumy Regional Military Administration reported in <text:a xlink:type="simple" xlink:href="https://t.me/Sumy_news_ODA/16495" text:style-name="Internet_20_link" text:visited-style-name="Visited_20_Internet_20_Link">
telegram</text:a>
.</text:p>
      <text:p text:style-name="P4">
Nine communities of the region were suffering from hostile blows. In total, 49 explosions were tamped a day.</text:p>
      <text:p text:style-name="P4">
According to Ova, the rocket firing was suffered by the Velikopisarev community: unmanaged aviation missiles were released from the helicopter, causing ten explosions.</text:p>
      <text:p text:style-name="P4">
<text:span text:style-name="T4">
 Read also: </text:span>
 <text:span text:style-name="T4">
 <text:a xlink:type="simple" xlink:href="https://www.ukrinform.ua/rubric-regions/3715112-hersonsina-za-dobu-zaznala-73-obstriliv-odnu-ludinu-poraneno.html" text:style-name="Internet_20_link" text:visited-style-name="Visited_20_Internet_20_Link">
Kherson region per day has suffered 73 shelling, is injured</text:a>
</text:span>
</text:p>
      <text:p text:style-name="P4">
The Hotinsk and Esman communities were fired at the invaders from mortars - there were one explosion respectively.</text:p>
      <text:p text:style-name="P4">
The young community suffered from the Russians from self -propelled artillery installations - five explosions were recorded. Her territory was attacked by the enemy, which resulted in another explosion.</text:p>
      <text:p text:style-name="P4">
In the Znob-Novgorod community, Russian troops hit the artillery-five explosions took place.</text:p>
      <text:p text:style-name="P4">
Mortar strokes were suffered by Novoslobid and Miropil communities - there were12 and six explosions respectively.</text:p>
      <text:p text:style-name="P4">
<text:span text:style-name="T4">
 Read also: </text:span>
 <text:span text:style-name="T4">
 <text:a xlink:type="simple" xlink:href="https://www.ukrinform.ua/rubric-ato/3715330-vijska-rf-obstrilali-kupanskij-rajon-harkivsini-e-poranena.html" text:style-name="Internet_20_link" text:visited-style-name="Visited_20_Internet_20_Link">
Russian troops fired at Kupyansky district of Kharkiv region, Eporanena</text:a>
</text:span>
</text:p>
      <text:p text:style-name="P4">
The Bilopilsk and Schaligin communities also fired at mortars, as a result of three explosions.</text:p>
      <text:p text:style-name="P4">
In all cases, according to preliminary data, it passed without dead and destruction.</text:p>
      <text:p text:style-name="P4">
As reported by Ukrinform, on May 27 Russian troops 18 times <text:span text:style-name="T4">
 <text:a xlink:type="simple" xlink:href="https://www.ukrinform.ua/tag-obstril" text:style-name="Internet_20_link" text:visited-style-name="Visited_20_Internet_20_Link">
fired</text:a>
</text:span>
 The border communities of the Sumy region, causing 88 explosions.</text:p>
      <text:p text:style-name="P4">
News Source: <text:a xlink:type="simple" xlink:href="https://www.ukrinform.ua/rubric-ato/3715348-vijska-rf-za-den-obstrilali-devat-gromad-sumsini-ova.html" text:style-name="Internet_20_link" text:visited-style-name="Visited_20_Internet_20_Link">
https://www.ukrinform.ua/rubric-ato/3715348-vijska-rf-za-den-obstrilali-devat-gromad-sumsini-ova.html</text:a>
</text:p>
      <!--NEWS-->
      <text:h text:style-name="P10" text:outline-level="1">
<text:span text:style-name="T4">
At Maryinka direction Russian army shelled Serhiivka and Pobeda of Donetsk region, - Generator...</text:span>
</text:h>
      <text:p text:style-name="P4">
Authors: liveuamap (Language: en)</text:p>
      <text:p text:style-name="P4">
Time: 2023-05-28T-22:36:00</text:p>
      <text:p text:style-name="P4">
Location: Marinka, Donetsk Oblast (Latitude:47.96211 Longtitude:37.44587)</text:p>
      <text:p text:style-name="P4">
Videos: []</text:p>
      <text:p text:style-name="P4">
Images: []</text:p>
      <text:p text:style-name="P4">
Tags: ["Russia"]</text:p>
      <text:p text:style-name="P4">
Id: 22565836</text:p>
      <!--METADATA-->
      <text:p text:style-name="P4">
At Maryinka direction Russian army shelled Heorhiyivka and Pobyeda of Donetskregion, - General Staff of Armed Forces of Ukraine says in the morning report</text:p>
      <text:p text:style-name="P4">
News Collection Link: <text:a xlink:type="simple" xlink:href="https://liveuamap.com/en/2023/28-may-at-maryinka-direction-russian-army-shelled-heorhiyivka" text:style-name="Internet_20_link" text:visited-style-name="Visited_20_Internet_20_Link">
https://liveuamap.com/en/2023/28-may-at-maryinka-direction-russian-army-shelled-heorhiyivka</text:a>
</text:p>
      <text:p text:style-name="P4">
News Source: <text:a xlink:type="simple" xlink:href="https://t.me/lumsrc/4925" text:style-name="Internet_20_link" text:visited-style-name="Visited_20_Internet_20_Link">
https://t.me/lumsrc/4925</text:a>
</text:p>
      <!--NEWS-->
      <text:h text:style-name="P10" text:outline-level="1">
<text:span text:style-name="T4">
Ukrainian Maguchikh is the first at the Diamond League Stage</text:span>
</text:h>
      <text:p text:style-name="P4">
Authors: Ukrinform (Person)</text:p>
      <text:p text:style-name="P4">
Publisher: Укринформ (Organization)</text:p>
      <text:p text:style-name="P4">
Published Time: 2023-05-28T-23:50:08+03:00</text:p>
      <text:p text:style-name="P4">
Modified Time: 2023-05-28T22:50:08+03:00</text:p>
      <text:p text:style-name="P4">
Description: Ukrainian Yaroslav Maguchikh became the first at the Diamond League stage, and Irina Gerashchenko - the second. - Ukrinform.</text:p>
      <text:p text:style-name="P4">
Images: ['<text:a xlink:type="simple" xlink:href="https://static.ukrinform.com/photos/2023_05/thumb_files/630_360_1685303345-345.jpeg" text:style-name="Internet_20_link" text:visited-style-name="Visited_20_Internet_20_Link">
630_360_16853...</text:a>
']</text:p>
      <text:p text:style-name="P4">
Tags: ['Легка атлетика', 'Ярослава Магучіх']</text:p>
      <text:p text:style-name="P4">
Type: Article</text:p>
      <!--METADATA-->
      <text:p text:style-name="P4">
<draw:frame draw:style-name="fr1" draw:name="Image27" text:anchor-type="as-char" svg:width="6.9236in" svg:height="3.956343in" draw:z-index="0">
<draw:image xlink:href="../Images/yкринформ/2023-05-28T-23-50-08-03-00/630_360_1685303345-345.jpeg" xlink:type="simple" xlink:show="embed" xlink:actuate="onLoad" draw:mime-type="image/jpeg"/>
</draw:frame>
Ukrainian Yaroslav Maguchikh became the first at the stage of the Diamond League, and Irina Gerashchenko.</text:p>
      <text:p text:style-name="P4">
The Ukrainian jump in the height of Yaroslav Maguchii won the second miletape of the Diamond League in Rabat, Morocco, Ukrinform reports.</text:p>
      <text:p text:style-name="P4">
Maguchi missed the first attempts at 1.81 and 1.87 m.</text:p>
      <text:p text:style-name="P4">
Yaroslav jumped 1.95 m from the second attempt and this was enough for victory. After that, she decided to continue attempts at 2.01 m and installed a new recorder of the season in the world.</text:p>
      <text:p text:style-name="P4">
Yaroslav also set a record record(The previous result is 1.97 m).</text:p>
      <text:p text:style-name="P4">
Українка Ірина Геращенко завоювала «срібло» з результатом 1,91 м. Для Ірини цебуло перше змагання в новому сезоні.</text:p>
      <text:p text:style-name="P4">
Юлія Левченко стрибнула на 1,81 м. Вона стала 6-ю.</text:p>
      <text:p text:style-name="P4">
<text:span text:style-name="T4">
Читайте також:</text:span>
 <text:a xlink:type="simple" xlink:href="https://www.ukrinform.ua/rubric-sports/3712931-ukrainec-kolmakov-sribnij-prizer-etapu-kubka-svitu-z-parkuru.html" text:style-name="Internet_20_link" text:visited-style-name="Visited_20_Internet_20_Link">
 Українець Колмаков - срібний призер етапу Кубка світу зпаркуру </text:a>
As it was reported, Ukrainians did not perform in the first stage of the Diamond League, which took place in Qatar.</text:p>
      <text:p text:style-name="P4">
Photo: Getty Images</text:p>
      <text:p text:style-name="P4">
News Source: <text:a xlink:type="simple" xlink:href="https://www.ukrinform.ua/rubric-sports/3715353-ukrainka-magucih-persa-na-etapi-diamantovoi-ligi.html" text:style-name="Internet_20_link" text:visited-style-name="Visited_20_Internet_20_Link">
https://www.ukrinform.ua/rubric-sports/3715353-ukrainka-magucih-persa-na-etapi-diamantovoi-ligi.html</text:a>
</text:p>
      <!--NEWS-->
      <text:h text:style-name="P10" text:outline-level="1">
<text:span text:style-name="T4">
AT Shakhtarsk Directive Russian Army Welled Paraskoveevka, Novomikhailivka, Vuhledar, Nov ...</text:span>
</text:h>
      <text:p text:style-name="P4">
Authors: liveuamap (Language: en)</text:p>
      <text:p text:style-name="P4">
Time: 2023-05-28T-24:36:00</text:p>
      <text:p text:style-name="P4">
Location: Velyka Novosilka (Latitude:47.85729 Longtitude:37.01242)</text:p>
      <text:p text:style-name="P4">
Videos: []</text:p>
      <text:p text:style-name="P4">
Images: []</text:p>
      <text:p text:style-name="P4">
Tags: ["Russia"]</text:p>
      <text:p text:style-name="P4">
Id: 22565835</text:p>
      <!--METADATA-->
      <text:p text:style-name="P4">
At Shakhtarske direction Russian army shelled Paraskoviyivka, Novomykhaylivka,Vuhledar, Novoukrayinka, Prechystivka, Shakhtarske and Velyka Novosilka, -General Staff of Armed Forces of Ukraine says in the morning report</text:p>
      <text:p text:style-name="P4">
News Collection Link: <text:a xlink:type="simple" xlink:href="https://liveuamap.com/en/2023/28-may-at-shakhtarske-direction-russian-army-shelled-paraskoviyivka" text:style-name="Internet_20_link" text:visited-style-name="Visited_20_Internet_20_Link">
https://liveuamap.com/en/2023/28-may-at-shakhtarske-direction-russian-army-shelled-paraskoviyivka</text:a>
</text:p>
      <text:p text:style-name="P4">
News Source: <text:a xlink:type="simple" xlink:href="https://t.me/lumsrc/4926" text:style-name="Internet_20_link" text:visited-style-name="Visited_20_Internet_20_Link">
https://t.me/lumsrc/4926</text:a>
</text:p>
      <!--NEWS-->
      <text:h text:style-name="P10" text:outline-level="1">
<text:span text:style-name="T4">
Zelensky congratulated Erdogan on the victory in the elections: we expect to strengthen partnership</text:span>
</text:h>
      <text:p text:style-name="P4">
Authors: Ukrinform (Person)</text:p>
      <text:p text:style-name="P4">
Publisher: Укринформ (Organization)</text:p>
      <text:p text:style-name="P4">
Published Time: 2023-05-28T-25:44:00+03:00</text:p>
      <text:p text:style-name="P4">
Modified Time: 2023-05-28T22:44:00+03:00</text:p>
      <text:p text:style-name="P4">
Description: The President of Ukraine congratulated Recep Tayip Erdogan on the victory in the presidential election and expressed his hope for further strengthening of the strategic partnership. - Ukrinform.</text:p>
      <text:p text:style-name="P4">
Images: ['<text:a xlink:type="simple" xlink:href="https://static.ukrinform.com/photos/2021_04/thumb_files/630_360_1618062883-664.jpeg" text:style-name="Internet_20_link" text:visited-style-name="Visited_20_Internet_20_Link">
630_360_16180...</text:a>
']</text:p>
      <text:p text:style-name="P4">
Tags: ['Ердоган', 'Вибори', 'Туреччина', 'Зеленський']</text:p>
      <text:p text:style-name="P4">
Type: Article</text:p>
      <!--METADATA-->
      <text:p text:style-name="P4">
<draw:frame draw:style-name="fr1" draw:name="Image28" text:anchor-type="as-char" svg:width="6.9236in" svg:height="3.956343in" draw:z-index="0">
<draw:image xlink:href="../Images/yкринформ/2023-05-28T-25-44-00-03-00/630_360_1618062883-664.jpeg" xlink:type="simple" xlink:show="embed" xlink:actuate="onLoad" draw:mime-type="image/jpeg"/>
</draw:frame>
The President of Ukraine congratulated Recep Tayip Erdogan on the victory of the election elections and expressed his hope for further strengthening of strategic partnership.</text:p>
      <text:p text:style-name="P4">
Volodymyr Zelenskyy wrote about it on his page in <text:a xlink:type="simple" xlink:href="https://twitter.com/zelenskyyua/status/1662903730906210305" text:style-name="Internet_20_link" text:visited-style-name="Visited_20_Internet_20_Link">
Twitter</text:a>
.</text:p>
      <text:p text:style-name="P4">
«Вітаю Президента Туреччини Реджепа Тайїпа Ердогана з нагоди перемоги напрезидентських виборах. Розраховуємо на подальше зміцнення стратегічногопартнерства на благо наших країн, а також посилення взаємодії для безпеки йстабільності Європи», - написав Зеленський.</text:p>
      <text:p text:style-name="Quotations">

<text:p text:style-name="P4">
Вітаю Президента Туреччини <text:a xlink:type="simple" xlink:href="https://twitter.com/RTErdogan" text:style-name="Internet_20_link" text:visited-style-name="Visited_20_Internet_20_Link">
 @RTErdogan&gt;
 </text:a>
On the occasion of the Presidential Elections. We count on further strengthening of strategic&gt;
 partnership for the benefit of our countries, as well as increased interaction for security and&gt;
 stability of Europe. &gt;
&gt;
 - Volodymyr Zelenskyy(@ZelenskyyUa)<text:a xlink:type="simple" xlink:href="https://twitter.com/ZelenskyyUa/status/1662903730906210305" text:style-name="Internet_20_link" text:visited-style-name="Visited_20_Internet_20_Link">
 May 28, 2023&gt;
 </text:a>
According to the counting of 99.8% of the vote, the current President of Turkey won the Vibration of 52.14%.</text:p>

</text:p>
      <text:p text:style-name="P4">
<text:span text:style-name="T4">
 Read also: </text:span>
 <text:span text:style-name="T4">
 <text:a xlink:type="simple" xlink:href="https://www.ukrinform.ua/rubric-world/3715335-vibori-u-tureccini-erdogan-u-liderah-pisla-vidkritta-99-viborcih-skrin.html" text:style-name="Internet_20_link" text:visited-style-name="Visited_20_Internet_20_Link">
Elections in Turkey: Erdogan in leaders after opening99% of election chests</text:a>
</text:span>
</text:p>
      <text:p text:style-name="P4">
As reported by Ukrinform, in the second round of the presidential election of the citizen was elected between the acting President Recep Tayip Erdogan and the leader of Kilicdaroglu.</text:p>
      <text:p text:style-name="P4">
News Source: <text:a xlink:type="simple" xlink:href="https://www.ukrinform.ua/rubric-polytics/3715352-zelenskij-privitav-erdogana-z-peremogou-na-viborah-rozrahovuemo-na-zmicnenna-partnerstva.html" text:style-name="Internet_20_link" text:visited-style-name="Visited_20_Internet_20_Link">
https://www.ukrinform.ua/rubric-polytics/3715352-zelenskij-privitav-erdogana-z-peremogou-na-viborah-rozrahovuemo-na-zmicnenna-partnerstva.html</text:a>
</text:p>
      <!--NEWS-->
      <text:h text:style-name="P10" text:outline-level="1">
<text:span text:style-name="T4">
Canadian national team - World Hockey Champion -2023</text:span>
</text:h>
      <text:p text:style-name="P4">
Authors: Ukrinform (Person)</text:p>
      <text:p text:style-name="P4">
Publisher: Укринформ (Organization)</text:p>
      <text:p text:style-name="P4">
Published Time: 2023-05-28T-27:38:00+03:00</text:p>
      <text:p text:style-name="P4">
Modified Time: 2023-05-28T22:38:00+03:00</text:p>
      <text:p text:style-name="P4">
Description: Canadians have been triumphant for the second three years in the last three years. - Ukrinform.</text:p>
      <text:p text:style-name="P4">
Images: ['<text:a xlink:type="simple" xlink:href="https://static.ukrinform.com/photos/2023_05/thumb_files/630_360_1685302969-222.jpg" text:style-name="Internet_20_link" text:visited-style-name="Visited_20_Internet_20_Link">
630_360_16853...</text:a>
']</text:p>
      <text:p text:style-name="P4">
Tags: ['Чемпіонат світу з хокею', 'хокей']</text:p>
      <text:p text:style-name="P4">
Type: Article</text:p>
      <!--METADATA-->
      <text:p text:style-name="P4">
<draw:frame draw:style-name="fr1" draw:name="Image29" text:anchor-type="as-char" svg:width="6.9236in" svg:height="3.956343in" draw:z-index="0">
<draw:image xlink:href="../Images/yкринформ/2023-05-28T-27-38-00-03-00/630_360_1685302969-222.jpg" xlink:type="simple" xlink:show="embed" xlink:actuate="onLoad" draw:mime-type="image/jpeg"/>
</draw:frame>
For the last three years, the Canadian has been triumphant on the world championship.</text:p>
      <text:p text:style-name="P4">
Canada defeated Germany 5: 2(1:1, 1:1, 3:0)In the Finals of the Okhokei World Cup-2023, Ukrinform reports.</text:p>
      <text:p text:style-name="P4">
The Canadians scored Kraus, Toffoli and Lotton, a double on the score of Ble.</text:p>
      <text:p text:style-name="P4">
For Canadians, the victory on the Mundial has become the second in the last three years.</text:p>
      <text:p text:style-name="P4">
<text:span text:style-name="T4">
 Read also: </text:span>
 <text:a xlink:type="simple" xlink:href="https://www.ukrinform.ua/rubric-sports/3715304-cs-z-hokeu-latvia-peremogla-ssa-v-poedinku-za-bronzu.html" text:style-name="Internet_20_link" text:visited-style-name="Visited_20_Internet_20_Link">
CS with <text:span text:style-name="T4">
 Hockey </text:span>
: Latvia won the US in a duel for "bronze"</text:a>
As it was reported, in the match for Bronze Latvia defeated the United States(4:3).</text:p>
      <text:p text:style-name="P4">
Фото: twitter.com/HockeyCanada</text:p>
      <text:p text:style-name="P4">
News Source: <text:a xlink:type="simple" xlink:href="https://www.ukrinform.ua/rubric-sports/3715351-zbirna-kanadi-cempion-svitu-z-hokeu2023.html" text:style-name="Internet_20_link" text:visited-style-name="Visited_20_Internet_20_Link">
https://www.ukrinform.ua/rubric-sports/3715351-zbirna-kanadi-cempion-svitu-z-hokeu2023.html</text:a>
</text:p>
      <!--NEWS-->
      <text:h text:style-name="P10" text:outline-level="1">
<text:span text:style-name="T4">
Russians deliberately "kill" the concept of global nuclear restraint - OP</text:span>
</text:h>
      <text:p text:style-name="P4">
Authors: Ukrinform (Person)</text:p>
      <text:p text:style-name="P4">
Publisher: Укринформ (Organization)</text:p>
      <text:p text:style-name="P4">
Published Time: 2023-05-28T-29:27:00+03:00</text:p>
      <text:p text:style-name="P4">
Modified Time: 2023-05-28T22:27:00+03:00</text:p>
      <text:p text:style-name="P4">
Description: The "nuclear" statements of self -proclaimed President of Belarus Alexander Lukashenko indicate that the Russians intentionally "kill" the concept of global nuclear restraint. - Ukrinform.</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Санкції', 'Україна', 'Ядерна зброя', 'Росія', 'Подоляк', 'Війна з Росією']</text:p>
      <text:p text:style-name="P4">
Type: Article</text:p>
      <!--METADATA-->
      <text:p text:style-name="P4">
<draw:frame draw:style-name="fr1" draw:name="Image30" text:anchor-type="as-char" svg:width="6.9236in" svg:height="3.956343in" draw:z-index="0">
<draw:image xlink:href="../Images/yкринформ/2023-05-28T-29-27-00-03-00/630_360_1603607635-345.jpg" xlink:type="simple" xlink:show="embed" xlink:actuate="onLoad" draw:mime-type="image/jpeg"/>
</draw:frame>
The "nuclear" statements of self -proclaimed President of Belarus Alexander Lukashenko are evidenced by the Russians intentionally "kill" the concept of global nuclear restraint.</text:p>
      <text:p text:style-name="P4">
According to Ukrinform, the adviser to the head of the Presidential Office of Ukraine wrote about it in <text:a xlink:type="simple" xlink:href="https://twitter.com/Podolyak_M/status/1662882734685970436" text:style-name="Internet_20_link" text:visited-style-name="Visited_20_Internet_20_Link">
Twitter</text:a>
.</text:p>
      <text:p text:style-name="P4">
“Lukashenko's nuclear statements(nominal head of Belarus and VIP propaganda)They directly indicate that the Russian Federation deliberately "kills" the concept of global nuclear restraint and "hides" a key global contract for the pronewal distribution of nuclear weapons. This fundamentally undermines the principles of global security, ”he said.</text:p>
      <text:p text:style-name="P4">
<text:span text:style-name="T4">
 Read also: </text:span>
 <text:span text:style-name="T4">
 <text:a xlink:type="simple" xlink:href="https://www.ukrinform.ua/rubric-world/3714780-berlin-vvazae-zaavi-pro-rozmisenna-v-bilorusi-adernoi-zbroi-cergovou-sprobou-zalakuvanna.html" text:style-name="Internet_20_link" text:visited-style-name="Visited_20_Internet_20_Link">
Berlin considers statements about the placement in Belarus of nuclear weapon another attempt to intimidate</text:a>
</text:span>
</text:p>
      <text:p text:style-name="P4">
Podolyak noted that the decision in this situation can be only one. The OP Advisor emphasized that the strict position of nuclear states, relevant resolutions of the United Nations/IAEA, volume sanctions against Rosatom, systematic financial sanctions on Belarus and Russia.</text:p>
      <text:p text:style-name="Quotations">

<text:p text:style-name="P4">
"Nuclear" statements of Lukashenko(nominal owner of Belarus and VIP-&gt;
 Propaganda War)They indicate that the Russian Federation intentionally "kills" the concept of&gt;
 global nuclear restraint and "hides" a key global agreement on&gt;
 non -proliferation of nuclear weapons. This is fundamentally undermining… &gt;
&gt;
 - Mikhail Podolyak(@Podolyak_M)<text:a xlink:type="simple" xlink:href="https://twitter.com/Podolyak_M/status/1662882734685970436" text:style-name="Internet_20_link" text:visited-style-name="Visited_20_Internet_20_Link">
 May 28, 2023&gt;
 </text:a>
<text:span text:style-name="T4">
 Read also: </text:span>
 <text:span text:style-name="T4">
 <text:a xlink:type="simple" xlink:href="https://www.ukrinform.ua/rubric-world/3714187-peremisenna-rosijskoi-adernoi-zbroi-do-bilorusi-rozpocalosa-lukasenko.html" text:style-name="Internet_20_link" text:visited-style-name="Visited_20_Internet_20_Link">
n nuclear weapons already go to Belarus - Lukashenko</text:a>
</text:span>
</text:p>

</text:p>
      <text:p text:style-name="P4">
As reported by Ukrinform, the European Union condemns the agreement of Russia and Belaruspia) permission to accommodate Russian <text:span text:style-name="T4">
 <text:a xlink:type="simple" xlink:href="https://www.ukrinform.ua/tag-aderna-zbroa" text:style-name="Internet_20_link" text:visited-style-name="Visited_20_Internet_20_Link">
nuclear</text:a>
</text:span>
 A warhead in the territory of the RB, as it considers it a step that will lead to further extremely dangerous excavation.</text:p>
      <text:p text:style-name="P4">
News Source: <text:a xlink:type="simple" xlink:href="https://www.ukrinform.ua/rubric-ato/3715347-rosiani-navmisno-vbivaut-koncepciu-globalnogo-adernogo-strimuvanna-op.html" text:style-name="Internet_20_link" text:visited-style-name="Visited_20_Internet_20_Link">
https://www.ukrinform.ua/rubric-ato/3715347-rosiani-navmisno-vbivaut-koncepciu-globalnogo-adernogo-strimuvanna-op.html</text:a>
</text:p>
      <!--NEWS-->
      <text:h text:style-name="P10" text:outline-level="1">
<text:span text:style-name="T4">
In the temporarily occupied Berdyansk heard a series of explosions</text:span>
</text:h>
      <text:p text:style-name="P4">
Authors: Ukrinform (Person)</text:p>
      <text:p text:style-name="P4">
Publisher: Укринформ (Organization)</text:p>
      <text:p text:style-name="P4">
Published Time: 2023-05-28T-31:14:00+03:00</text:p>
      <text:p text:style-name="P4">
Modified Time: 2023-05-28T22:14:00+03:00</text:p>
      <text:p text:style-name="P4">
Description: On the evening of May 28, the sounds of explosions were heard in the temporarily occupied Berdyansk region. According to preliminary information, there is a hit in the places of Russians.</text:p>
      <text:p text:style-name="P4">
— Укрінформ.: </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Обстріл', 'ЗСУ', 'Війна з Росією']</text:p>
      <text:p text:style-name="P4">
Type: Article</text:p>
      <!--METADATA-->
      <text:p text:style-name="P4">
<draw:frame draw:style-name="fr1" draw:name="Image31" text:anchor-type="as-char" svg:width="6.9236in" svg:height="3.956343in" draw:z-index="0">
<draw:image xlink:href="../Images/yкринформ/2023-05-28T-31-14-00-03-00/630_360_1669987737-966.jpg" xlink:type="simple" xlink:show="embed" xlink:actuate="onLoad" draw:mime-type="image/jpeg"/>
</draw:frame>
On the evening of May 228, in the temporarily occupied Berdyansk Zaporizhzhya region, he was hearing explosions. According to preliminary information, there is a hit in the places of Russian bases.</text:p>
      <text:p text:style-name="P4">
This was reported by Ukrinform with reference to the monitoring groups and the local administration.</text:p>
      <text:p text:style-name="P4">
Ukrainian telegram channels report that the sounds of explosions in Berdyansk Lunaliz of the territory of the airport. Soon in the Berdyansk city military administration reported that the Armed Forces had hit the enemy's positions.</text:p>
      <text:p text:style-name="P4">
<text:span text:style-name="T4">
 Read also: </text:span>
 <text:span text:style-name="T4">
 <text:a xlink:type="simple" xlink:href="https://www.ukrinform.ua/rubric-ato/3714998-u-berdanskij-rajradi-pidtverdili-vibuhi-poblizu-mista.html" text:style-name="Internet_20_link" text:visited-style-name="Visited_20_Internet_20_Link">
in Berdyansk District Council confirmed explosions near the city</text:a>
</text:span>
</text:p>
      <text:p text:style-name="P4">
"Another minimum of 5 hits from the Armed Forces in Russian positions in the Berdyansk community!The Russian air defense has once shown its inefficiency. We rejoice with you we have to be able to detail and official confirmation from the General Staff," - it is said.</text:p>
      <text:p text:style-name="P4">
<text:span text:style-name="T4">
 Read also: </text:span>
 <text:span text:style-name="T4">
 <text:a xlink:type="simple" xlink:href="https://www.ukrinform.ua/rubric-ato/3714725-rf-perekidae-pidkriplenna-u-napramku-berdanska-ta-u-mariupolskij-rajon.html" text:style-name="Internet_20_link" text:visited-style-name="Visited_20_Internet_20_Link">
the Russian Federation overturns reinforcements in the direction of Berdyansk and Umariupol district</text:a>
</text:span>
</text:p>
      <text:p text:style-name="P4">
As the agency reported earlier, in the center of Melitopol _ <text:span text:style-name="T4">
 <text:a xlink:type="simple" xlink:href="https://www.ukrinform.ua/rubric-regions/3715109-u-centri-melitopola-prolunav-vibuh-mer.html" text:style-name="Internet_20_link" text:visited-style-name="Visited_20_Internet_20_Link">
there was an explosion</text:a>
</text:span>
 _ .</text:p>
      <text:p text:style-name="P4">
News Source: <text:a xlink:type="simple" xlink:href="https://www.ukrinform.ua/rubric-ato/3715346-v-timcasovo-okupovanomu-berdansku-prolunala-seria-vibuhiv.html" text:style-name="Internet_20_link" text:visited-style-name="Visited_20_Internet_20_Link">
https://www.ukrinform.ua/rubric-ato/3715346-v-timcasovo-okupovanomu-berdansku-prolunala-seria-vibuhiv.html</text:a>
</text:p>
      <!--NEWS-->
      <text:h text:style-name="P10" text:outline-level="1">
<text:span text:style-name="T4">
The Volleyball Women's Team Won Hungary in the second match of the Golden Eurolege</text:span>
</text:h>
      <text:p text:style-name="P4">
Authors: Ukrinform (Person)</text:p>
      <text:p text:style-name="P4">
Publisher: Укринформ (Organization)</text:p>
      <text:p text:style-name="P4">
Published Time: 2023-05-28T-33:12:23+03:00</text:p>
      <text:p text:style-name="P4">
Modified Time: 2023-05-28T22:12:23+03:00</text:p>
      <text:p text:style-name="P4">
Description: On May 28, the women's national team of Ukraine held a second match in the Golden Euroliz in Volleyball. - Ukrinform.</text:p>
      <text:p text:style-name="P4">
Images: ['<text:a xlink:type="simple" xlink:href="https://static.ukrinform.com/photos/2023_05/thumb_files/630_360_1685301096-846.jpg" text:style-name="Internet_20_link" text:visited-style-name="Visited_20_Internet_20_Link">
630_360_16853...</text:a>
']</text:p>
      <text:p text:style-name="P4">
Tags: ['Волейбол', 'Збірна України']</text:p>
      <text:p text:style-name="P4">
Type: Article</text:p>
      <!--METADATA-->
      <text:p text:style-name="P4">
<draw:frame draw:style-name="fr1" draw:name="Image32" text:anchor-type="as-char" svg:width="6.9236in" svg:height="3.956343in" draw:z-index="0">
<draw:image xlink:href="../Images/yкринформ/2023-05-28T-33-12-23-03-00/630_360_1685301096-846.jpg" xlink:type="simple" xlink:show="embed" xlink:actuate="onLoad" draw:mime-type="image/jpeg"/>
</draw:frame>
On May 28, the national team of Ukraine held a second match in the Golden Eurosis in Volleyball.</text:p>
      <text:p text:style-name="P4">
Ukraine won Hungary - 3: 1, reports Ukrinform.</text:p>
      <text:p text:style-name="P4">
In the first match, the Ukrainka defeated Hungary representatives with a score of 3: 1.</text:p>
      <text:p text:style-name="P4">
Also in the Ukrainian group will hold a match with current champions of the tournament - representatives of France.</text:p>
      <text:p text:style-name="P4">
<text:span text:style-name="T4">
 Read also: </text:span>
 <text:a xlink:type="simple" xlink:href="https://www.ukrinform.ua/rubric-sports/3715062-ukraina-peremogla-ugorsinu-na-starti-zinocoi-zolotoi-evroligi-z-volejbolu.html" text:style-name="Internet_20_link" text:visited-style-name="Visited_20_Internet_20_Link">
Ukraine won Hungary at the start of women's goldenurola from <text:span text:style-name="T4">
 volleyball </text:span>
 u</text:a>
As reported, the national team of Ukraine in 2017 won the golden Eurolege</text:p>
      <text:p text:style-name="P4">
Photo: cev.eu</text:p>
      <text:p text:style-name="P4">
News Source: <text:a xlink:type="simple" xlink:href="https://www.ukrinform.ua/rubric-sports/3715345-zinoca-zbirna-ukraini-z-volejbolu-peremogla-ugorsinu-v-drugomu-matci-zolotoi-evroligi.html" text:style-name="Internet_20_link" text:visited-style-name="Visited_20_Internet_20_Link">
https://www.ukrinform.ua/rubric-sports/3715345-zinoca-zbirna-ukraini-z-volejbolu-peremogla-ugorsinu-v-drugomu-matci-zolotoi-evroligi.html</text:a>
</text:p>
      <!--NEWS-->
      <text:h text:style-name="P10" text:outline-level="1">
<text:span text:style-name="T4">
At least 3-4 F-16 Squaders: Aviation Chief told how Ukraine can get an advantage in the air</text:span>
</text:h>
      <text:p text:style-name="P4">
Authors: Ukrinform (Person)</text:p>
      <text:p text:style-name="P4">
Publisher: Укринформ (Organization)</text:p>
      <text:p text:style-name="P4">
Published Time: 2023-05-28T-36:57:00+03:00</text:p>
      <text:p text:style-name="P4">
Modified Time: 2023-05-28T21:57:00+03:00</text:p>
      <text:p text:style-name="P4">
Description: Ukraine will be able to win the air advantage in a separate direction, if it has at least 3-4 Squaders of F-16 fighters. - Ukrinform.</text:p>
      <text:p text:style-name="P4">
Images: ['<text:a xlink:type="simple" xlink:href="https://static.ukrinform.com/photos/2015_11/thumb_files/630_360_1447652579-5780.jpg" text:style-name="Internet_20_link" text:visited-style-name="Visited_20_Internet_20_Link">
630_360_14476...</text:a>
']</text:p>
      <text:p text:style-name="P4">
Tags: ['Авіація', 'Повітряні сили ЗСУ', 'Війна з Росією', 'F-16']</text:p>
      <text:p text:style-name="P4">
Type: Article</text:p>
      <!--METADATA-->
      <text:p text:style-name="P4">
<draw:frame draw:style-name="fr1" draw:name="Image33" text:anchor-type="as-char" svg:width="6.9236in" svg:height="3.956343in" draw:z-index="0">
<draw:image xlink:href="../Images/yкринформ/2023-05-28T-36-57-00-03-00/630_360_1447652579-5780.jpg" xlink:type="simple" xlink:show="embed" xlink:actuate="onLoad" draw:mime-type="image/jpeg"/>
</draw:frame>
Ukraine can gain an advantage in the air in a separate direction, if at least B3-4 of F-16 fighters.</text:p>
      <text:p text:style-name="P4">
According to Ukrinform, the Head of Aviation of the Armed Forces Command Brigade General Sergey Golubtsov in an interview [Donbassrealia] told about it.(https://www.radiosvoboda.org/a/my-zmozhemo-zavoyuvaty-perevahu-v-povitri/32429248.html).</text:p>
      <text:p text:style-name="P4">
"If we realize that we have a group against us, let's say 50 squadron and 39erodromes, of which they perform tasks, of course, we would like more. win the advantage in the air and make the enemy give off the blows that they now strike in a certain area, on a certain struggle, "he said.</text:p>
      <text:p text:style-name="P4">
<text:span text:style-name="T4">
 Read also: </text:span>
 <text:span text:style-name="T4">
 <text:a xlink:type="simple" xlink:href="https://www.ukrinform.ua/rubric-ato/3714531-niderlandi-mozut-peredati-ukraini-litaki-f16-pisla-navcanna-pilotiv-bloomberg.html" text:style-name="Internet_20_link" text:visited-style-name="Visited_20_Internet_20_Link">
the Netherlands can pass to Ukraine F -16 post -study pilots - Bloomberg</text:a>
</text:span>
</text:p>
      <text:p text:style-name="P4">
Golubtsov added that in order to plan the operation of destruction or task of blows, it should be understood that there is still some echelon of security. According to General, to plan from A to I surgery, it is worth talking at least in the case, at least 12-16 <text:span text:style-name="T4">
 <text:a xlink:type="simple" xlink:href="https://www.ukrinform.ua/tag-litak" text:style-name="Internet_20_link" text:visited-style-name="Visited_20_Internet_20_Link">
aircraft</text:a>
</text:span>
.</text:p>
      <text:p text:style-name="P4">
He noted that even a couple of aircraft capable of starting a rocket for more than 100 kilometers will make the enemy think and react.</text:p>
      <text:p text:style-name="P4">
According to him, the F-16 is able to become part of air defense to ensure the fighter covering within the country. "Being on combat at various operational aerodromes, it is able to respond to all -rise and threats and effectively destroy all air targets: planes, helicopters, drones and winged rockets," Golubtsov explained.</text:p>
      <text:p text:style-name="P4">
<text:span text:style-name="T4">
 Read also: </text:span>
 <text:span text:style-name="T4">
 <text:a xlink:type="simple" xlink:href="https://www.ukrinform.ua/rubric-ato/3714228-dania-j-niderlandi-ocolat-koaliciu-z-pidgotovki-ukrainskih-pilotiv-na-f16-ostin.html" text:style-name="Internet_20_link" text:visited-style-name="Visited_20_Internet_20_Link">
Denmark and the Netherlands will lead a coalition for the preparation of Ukrainian pilots on F -16 - Austin</text:a>
</text:span>
</text:p>
      <text:p text:style-name="P4">
He noted that now the opportunity to knock them down with those Soviet aircraft, which is in service with Ukraine, is significantly limited, and the percentage of the defeat of these air executives is significantly inferior to the capacity of anti -aircraft missile troops."And the plane is mobile-takes off from the airfield, from a distance of 100-150 kilometers, goes to the right line and expects the shock group that comes out for the impact of the impact, launches on them, destroy Tasks, "the General noted.</text:p>
      <text:p text:style-name="P4">
<text:span text:style-name="T4">
 Read also: </text:span>
 <text:span text:style-name="T4">
 <text:a xlink:type="simple" xlink:href="https://www.ukrinform.ua/rubric-ato/3714570-ignat-pro-namir-rosii-stvoriti-aviagrupu-storm-sformuemo-stil-i-budemo-ih-prizemlati.html" text:style-name="Internet_20_link" text:visited-style-name="Visited_20_Internet_20_Link">
Ignati - about Russia's intention to create a storm air group: we will form a "calm" and we will land them</text:a>
</text:span>
</text:p>
      <text:p text:style-name="P4">
The Russians do not have a tactical or operational advantage in the air due to the fact that Ukraine has received powerful assistance from partner countries.</text:p>
      <text:p text:style-name="P4">
"Of course, the advantages of tactical or operational, the enemy in the air is not due to the fact that Ukraine has received a fairly powerful building from partner countries: radar detection, observation, anti-aircraft missile complex goals, "Golubtsov said.</text:p>
      <text:p text:style-name="P4">
Golubtsov noted that weaponed in Russian aviation now there are SU-35 and MiG-31BMs-they are able to use rackets and long range, R-77 missiles, which is from a distance of more than 100 kilometers. And R-37 missiles-these missiles can be used at a distance than 200 kilometers. There is no such opportunity in Ukraine.</text:p>
      <text:p text:style-name="P4">
"If we have a platform that is able to apply, for example, the Air-Air Air missiles AIM-120, they have a range of about 180 kilometers-we have not allowed them to approach the borders at the distance of the launch of Tsi Rape," the general said.</text:p>
      <text:p text:style-name="P4">
<text:span text:style-name="T4">
 Read also: </text:span>
 <text:span text:style-name="T4">
 <text:a xlink:type="simple" xlink:href="https://www.ukrinform.ua/rubric-ato/3714217-litaki-f16-ne-e-akous-divoviznou-zbroeu-u-vijni-milli.html" text:style-name="Internet_20_link" text:visited-style-name="Visited_20_Internet_20_Link">
US General denied that the decision to transfer to UkraineF-16 was approved under pressure</text:a>
</text:span>
</text:p>
      <text:p text:style-name="P4">
As reported _ <text:span text:style-name="T4">
 <text:a xlink:type="simple" xlink:href="https://www.ukrinform.ua/rubric-ato/3714228-dania-j-niderlandi-ocolat-koaliciu-z-pidgotovki-ukrainskih-pilotiv-na-f16-ostin.html" text:style-name="Internet_20_link" text:visited-style-name="Visited_20_Internet_20_Link">
Ukrinform</text:a>
</text:span>
 _, US Secretary of Defense Lloyd Austin with the suspicion of the Ramstein-12 meeting that Denmark and the Netherlands of the next month in cooperation with the United States will begin to develop a training base for the comprehensive preparation of Ukrainian pilots, and Norway, Belgium, Portugal and Poland have proposed their contribution.</text:p>
      <text:p text:style-name="P4">
News Source: <text:a xlink:type="simple" xlink:href="https://www.ukrinform.ua/rubric-ato/3715342-hoca-b-34-eskadrili-f16-nacalnik-aviacii-rozpoviv-ak-ukraina-moze-otrimati-perevagu-u-povitri.html" text:style-name="Internet_20_link" text:visited-style-name="Visited_20_Internet_20_Link">
https://www.ukrinform.ua/rubric-ato/3715342-hoca-b-34-eskadrili-f16-nacalnik-aviacii-rozpoviv-ak-ukraina-moze-otrimati-perevagu-u-povitri.html</text:a>
</text:p>
      <!--NEWS-->
      <text:h text:style-name="P10" text:outline-level="1">
<text:span text:style-name="T4">
Goweliers continue escaping from temporarily occupied Kherson region - Humeniuk</text:span>
</text:h>
      <text:p text:style-name="P4">
Authors: Ukrinform (Person)</text:p>
      <text:p text:style-name="P4">
Publisher: Укринформ (Organization)</text:p>
      <text:p text:style-name="P4">
Published Time: 2023-05-28T-38:45:00+03:00</text:p>
      <text:p text:style-name="P4">
Modified Time: 2023-05-28T21:45:00+03:00</text:p>
      <text:p text:style-name="P4">
Description: The process of escaping the occupying "power" with the temporarily captured part of the Kherson region is ongoing. - Ukrinform.</text:p>
      <text:p text:style-name="P4">
Images: ['<text:a xlink:type="simple" xlink:href="https://static.ukrinform.com/photos/2023_05/thumb_files/630_360_1683203408-838.jpg" text:style-name="Internet_20_link" text:visited-style-name="Visited_20_Internet_20_Link">
630_360_16832...</text:a>
']</text:p>
      <text:p text:style-name="P4">
Tags: ['Херсонщина', 'Окупація', 'Єдині новини', 'Наталія Гуменюк']</text:p>
      <text:p text:style-name="P4">
Type: Article</text:p>
      <!--METADATA-->
      <text:p text:style-name="P4">
<draw:frame draw:style-name="fr1" draw:name="Image34" text:anchor-type="as-char" svg:width="6.9236in" svg:height="3.956343in" draw:z-index="0">
<draw:image xlink:href="../Images/yкринформ/2023-05-28T-38-45-00-03-00/630_360_1683203408-838.jpg" xlink:type="simple" xlink:show="embed" xlink:actuate="onLoad" draw:mime-type="image/jpeg"/>
</draw:frame>
The process of occupying "power" with the temporarily captured part of the Kherson region is ongoing.</text:p>
      <text:p text:style-name="P4">
According to Ukrinform, Natalia Humeniuk, the head of the united coordination of the Defense Forces of Ukraine "South" on the air of the TVFREED, told about it.</text:p>
      <text:p text:style-name="P4">
“This situation continues to develop. Gradually, they try to find themselves under different reasons, using family characteristics, intra -family reasons, accompanying loved ones, accompanying children. They want to leave and export documents. It will continue for a period of time, because the whole "power" cannot leave immediately, but such short exchanges and, in their opinion, somewhat imperceptibly seeping there for the gifts are trying to try, "she said.</text:p>
      <text:p text:style-name="P4">
<text:span text:style-name="T4">
 Read also: </text:span>
 <text:span text:style-name="T4">
 [in Vinnytsia region detained the daughter(https://www.ukrinform.ua/rubric-regions/3697331-na-vinniccini-zatrimali-donku-kolisnogo-gaulajtera-cornobaivki.html)</text:span>
</text:p>
      <text:p text:style-name="P4">
Humeniuk added that the defense forces are observing both the activity of the Crimean and activity on the routes that involve continental gors. In words, this indicates that not everyone trusts the safety of the Crimean bridge to travel.</text:p>
      <text:p text:style-name="P4">
According to Humeniuk, the occupying “administration” <text:span text:style-name="T4">
 <text:a xlink:type="simple" xlink:href="https://www.ukrinform.ua/tag-hersonsina" text:style-name="Internet_20_link" text:visited-style-name="Visited_20_Internet_20_Link">
Kherson region</text:a>
</text:span>
 headed by the balance as quickly as the occupying "power" and the troops in general.</text:p>
      <text:p text:style-name="P4">
“Because they have no rest. Wherever they appear, there is a serious work of resistance forces, their locations are found, the coordinate is determined by the work of the defense forces, and they do not feel calm there. In the majority, they try to be based in district centers, including Skadovsk, but they have already moved from it, we can say, finally. Because recently they do not appear there. They tend closer to Genichesk, but they move to other places of dislocation, including using a recreational area, ”she stressed.</text:p>
      <text:p text:style-name="P4">
<text:span text:style-name="T4">
 Read also: </text:span>
 <text:span text:style-name="T4">
 <text:a xlink:type="simple" xlink:href="https://www.ukrinform.ua/rubric-regions/3714800-na-tot-hersonsini-brakue-izi-ta-tovariv-persoi-neobhidnosti-centr-nacsprotivu.html" text:style-name="Internet_20_link" text:visited-style-name="Visited_20_Internet_20_Link">
on the Kherson region lacking food and first -time goods - the center of the National Center</text:a>
</text:span>
</text:p>
      <text:p text:style-name="P4">
According to Ukrinform, according to the information of the Center for National Resistance, most of the settlements of the temporarily occupied territories of the Kherson region, the socio-economic situation is observed.</text:p>
      <text:p text:style-name="P4">
News Source: <text:a xlink:type="simple" xlink:href="https://www.ukrinform.ua/rubric-regions/3715343-gaulajteri-prodovzuut-vtecu-z-timcasovo-okupovanoi-hersonsini-gumenuk.html" text:style-name="Internet_20_link" text:visited-style-name="Visited_20_Internet_20_Link">
https://www.ukrinform.ua/rubric-regions/3715343-gaulajteri-prodovzuut-vtecu-z-timcasovo-okupovanoi-hersonsini-gumenuk.html</text:a>
</text:p>
      <!--NEWS-->
      <text:h text:style-name="P10" text:outline-level="1">
<text:span text:style-name="T4">
G7 support gives confident positions on the way to victory over Russia - Yermak</text:span>
</text:h>
      <text:p text:style-name="P4">
Authors: Ukrinform (Person)</text:p>
      <text:p text:style-name="P4">
Publisher: Укринформ (Organization)</text:p>
      <text:p text:style-name="P4">
Published Time: 2023-05-28T-40:33:00+03:00</text:p>
      <text:p text:style-name="P4">
Modified Time: 2023-05-28T21:33:00+03:00</text:p>
      <text:p text:style-name="P4">
Description: During the Sami Group Summit in Japan, our state gained unprecedented support from the participating countries, which makes it possible to have confident positions on the way to victory over the Russian aggressor and restoration of territorial integrity. - Ukrinform.</text:p>
      <text:p text:style-name="P4">
Images: ['<text:a xlink:type="simple" xlink:href="https://static.ukrinform.com/photos/2023_05/thumb_files/630_360_1685297756-409.jpeg" text:style-name="Internet_20_link" text:visited-style-name="Visited_20_Internet_20_Link">
630_360_16852...</text:a>
']</text:p>
      <text:p text:style-name="P4">
Tags: ['Велика сімка', 'Єрмак', 'Офіс Президента', 'Війна з Росією']</text:p>
      <text:p text:style-name="P4">
Type: Article</text:p>
      <!--METADATA-->
      <text:p text:style-name="P4">
<draw:frame draw:style-name="fr1" draw:name="Image35" text:anchor-type="as-char" svg:width="6.9236in" svg:height="3.956343in" draw:z-index="0">
<draw:image xlink:href="../Images/yкринформ/2023-05-28T-40-33-00-03-00/630_360_1685297756-409.jpeg" xlink:type="simple" xlink:show="embed" xlink:actuate="onLoad" draw:mime-type="image/jpeg"/>
</draw:frame>
During the Samite Seven Group in Japan, our state gained unprecedented support from the participating countries, which makes it possible to have confident positions on the way to the victory by the Russian aggressor and the restoration of territorial integrity.</text:p>
      <text:p text:style-name="P4">
The head of the Presidential Office of Ukraine Andriy Yermak stated this in an interview with NHK Public TV and Radio Broadcasting, which is the largest Vasian-Pacific Region, Ukrinform reports with reference to [Presidential Office(https://www.president.gov.ua/news/pidtrimka-yaku-mi-zdobuli-na-samiti-g7-u-hirosimi-daye-mozhl-83217).</text:p>
      <text:p text:style-name="P4">
“Absolutely concrete, clear, one that makes it possible to look at the intestinal and, of course, absolute support <text:a xlink:type="simple" xlink:href="https://www.ukrinform.ua/tag-ukraina" text:style-name="Internet_20_link" text:visited-style-name="Visited_20_Internet_20_Link">
Ukraine</text:a>
On the way to our victory, ” - said.</text:p>
      <text:p text:style-name="P4">
He added that the supporters were expressed by participants of both G7+Ukraine session and session participation of the leaders of some countries in the global south. The head of the Office of the Head of State called the fact that this support not only sounded during a meeting and speeches, but also enshrined in the documents approved by the Summit.</text:p>
      <text:p text:style-name="P4">
According to Yermak, there are still questions that need to work together with a discount of countries, but all present have voiced a clear position on supporting the territorial integrity and sovereignty of Ukraine.</text:p>
      <text:p text:style-name="P4">
"Everyone was united in the fact that Ukraine is a fair struggle, Ukrainian has been in peace, Ukraine is absolutely right in its desire to reference territorial integrity in internationally recognized borders," said the head of the Office of the Head of State.</text:p>
      <text:p text:style-name="P4">
He also emphasized that the Ukrainian formula of peace proposed by the President Zelensky should become the basis for the further work of the civilized world over the end of the war and the return of just peace to the Ukrainian land.</text:p>
      <text:p text:style-name="P4">
According to Yermak, while the Russian troops remain on the occupied ZPP, there is a rise of catastrophe. At the same time, he noted that thanks to the consolidated position of the GG7 countries, as well as representatives of the global south, the risk of Russian nuclear weapons is less than before.</text:p>
      <text:p text:style-name="P4">
In general, according to the head of the Presidential Office, Ukraine managed to achieve significant results at the summit. He thanked Japan, the Japanese government and the people of the important work and a warm meeting of the Ukrainian delegation.</text:p>
      <text:p text:style-name="P4">
"We will mention Hiroshim for a very long time as the place where this historical Samite G7 plus Ukraine plus the leaders of the global south took place," Yermak said.He called an extremely important decision to give Ukraine F-16 fighters. In words, our state worked for a very long time for this.</text:p>
      <text:p text:style-name="P4">
“It is extremely important for Ukraine. It is the protection of our sky. This is where we need strengthening. I am extremely grateful to all our partners for their collective rowness - it is a powerful signal not just support, but the absolute faith of the Ukrainian victory. In addition, it also enhances the confidence that Ukraine will become a member of NATO, ”the Presidential Head summarized.</text:p>
      <text:p text:style-name="P4">
As it was reported, in Hiroshima, from 19 to 21 May, the 48th summit was held. The main theme of the meeting was the Japanese presidency in G7 to ensure the stability of the global economy in the context of the consequences of the pandemic of the coronavirus of Tarosian aggression against Ukraine.</text:p>
      <text:p text:style-name="P4">
<text:span text:style-name="T5">
Foto: op</text:span>
</text:p>
      <text:p text:style-name="P4">
News Source: <text:a xlink:type="simple" xlink:href="https://www.ukrinform.ua/rubric-polytics/3715338-pidtrimka-g7-dae-vpevneni-pozicii-na-slahu-do-peremogi-nad-rosieu-ermak.html" text:style-name="Internet_20_link" text:visited-style-name="Visited_20_Internet_20_Link">
https://www.ukrinform.ua/rubric-polytics/3715338-pidtrimka-g7-dae-vpevneni-pozicii-na-slahu-do-peremogi-nad-rosieu-ermak.html</text:a>
</text:p>
      <!--NEWS-->
      <text:h text:style-name="P10" text:outline-level="1">
<text:span text:style-name="T4">
Elections in Turkey: Erdogan in leaders after opening 99% of the election chests</text:span>
</text:h>
      <text:p text:style-name="P4">
Authors: Ukrinform (Person)</text:p>
      <text:p text:style-name="P4">
Publisher: Укринформ (Organization)</text:p>
      <text:p text:style-name="P4">
Published Time: 2023-05-28T-42:21:00+03:00</text:p>
      <text:p text:style-name="P4">
Modified Time: 2023-05-28T21:21:00+03:00</text:p>
      <text:p text:style-name="P4">
Description: In the second round of the Turkish Presidential Election, after opening almost 99% of the polling stations in the country and 68% of the electoral chests abroad, the current Turkish President Recep Tayip Erdogan should gain 52.08% of the country's support and 59.29%. sections. - Ukrinform.</text:p>
      <text:p text:style-name="P4">
Images: ['<text:a xlink:type="simple" xlink:href="https://static.ukrinform.com/photos/2023_05/thumb_files/630_360_1684833272-970.jpg" text:style-name="Internet_20_link" text:visited-style-name="Visited_20_Internet_20_Link">
630_360_16848...</text:a>
']</text:p>
      <text:p text:style-name="P4">
Tags: ['Ердоган', 'Вибори', 'Туреччина']</text:p>
      <text:p text:style-name="P4">
Type: Article</text:p>
      <!--METADATA-->
      <text:p text:style-name="P4">
<draw:frame draw:style-name="fr1" draw:name="Image36" text:anchor-type="as-char" svg:width="6.9236in" svg:height="3.956343in" draw:z-index="0">
<draw:image xlink:href="../Images/yкринформ/2023-05-28T-42-21-00-03-00/630_360_1684833272-970.jpg" xlink:type="simple" xlink:show="embed" xlink:actuate="onLoad" draw:mime-type="image/jpeg"/>
</draw:frame>
In the second course of the election of Turkish President, after opening almost 99% of the electoral chests of custom sites in the country and 68% of election chests abroad, Turkish -president Recep Tayip Erdogan should recruit 52.08% of the country's support and 59.29%.</text:p>
      <text:p text:style-name="P4">
About it reports Ukrinform with reference to news agency “<text:a xlink:type="simple" xlink:href="https://secim.aa.com.tr/" text:style-name="Internet_20_link" text:visited-style-name="Visited_20_Internet_20_Link">
Anadol</text:a>
”That receives data from the High Election Commission(IN VK).</text:p>
      <text:p text:style-name="P4">
Президент Ердоган після відкриття 99% виборчих скринь всередині країни набрав52,08%, лідер опозиції Киличдароглу - 47,92%.</text:p>
      <text:p text:style-name="P4">
At the polling stations abroad, after taking into account 68% of the bulletins of the leaderdogan with an indicator of 59.29%, the rugge gonna gain 40.71% of the vote.</text:p>
      <text:p text:style-name="P4">
<text:span text:style-name="T5">
!(https://www.ukrinform.ua/rubric-world/3715311-erdogan-peremagae-na-prezidentskih-viborah-u-tureccini-poperedni-dani.html)</text:span>
*</text:p>
      <text:p text:style-name="P4">
Opposition leader is leading in some provinces in the west, east, southeast of the south of the country, as well as in Ankara province. All others victory is won by President Erdogan.</text:p>
      <text:p text:style-name="P4">
Erdogan wins in 52 provinces, carpet - in 29.</text:p>
      <text:p text:style-name="P4">
<text:span text:style-name="T4">
 Read also: </text:span>
 <text:span text:style-name="T4">
 <text:a xlink:type="simple" xlink:href="https://www.ukrinform.ua/rubric-polytics/3714718-ermak-obgovoriv-iz-golovnim-radnikom-erdogana-ukrainsku-formulu-miru.html" text:style-name="Internet_20_link" text:visited-style-name="Visited_20_Internet_20_Link">
Yermak discussed with the chief advisor of the Erdogan -Ukrainian formula of peace</text:a>
</text:span>
</text:p>
      <text:p text:style-name="P4">
As reported by Ukrinform, in the second round of the presidential election of the citizen of the citizen was elected between the current President <text:span text:style-name="T4">
 <text:a xlink:type="simple" xlink:href="https://www.ukrinform.ua/tag-erdogan" text:style-name="Internet_20_link" text:visited-style-name="Visited_20_Internet_20_Link">
Rezhep Taiip Erdogan</text:a>
</text:span>
 and the leader of the opposition of the camalemicilchdroglu.</text:p>
      <text:p text:style-name="P4">
News Source: <text:a xlink:type="simple" xlink:href="https://www.ukrinform.ua/rubric-world/3715335-vibori-u-tureccini-erdogan-u-liderah-pisla-vidkritta-99-viborcih-skrin.html" text:style-name="Internet_20_link" text:visited-style-name="Visited_20_Internet_20_Link">
https://www.ukrinform.ua/rubric-world/3715335-vibori-u-tureccini-erdogan-u-liderah-pisla-vidkritta-99-viborcih-skrin.html</text:a>
</text:p>
      <!--NEWS-->
      <text:h text:style-name="P10" text:outline-level="1">
<text:span text:style-name="T4">
Elections in Turkey: Erdogan in leaders after opening 99% of the election chests</text:span>
</text:h>
      <text:p text:style-name="P4">
Authors: Ukrinform (Person)</text:p>
      <text:p text:style-name="P4">
Publisher: Укринформ (Organization)</text:p>
      <text:p text:style-name="P4">
Published Time: 2023-05-28T-42:21:00+03:00</text:p>
      <text:p text:style-name="P4">
Modified Time: 2023-05-28T21:21:00+03:00</text:p>
      <text:p text:style-name="P4">
Description: In the second round of the Turkish Presidential Election, after opening almost 99% of the polling stations in the country and 68% of the electoral chests abroad, the current Turkish President Recep Tayip Erdogan should gain 52.08% of the country's support and 59.29%. sections. - Ukrinform.</text:p>
      <text:p text:style-name="P4">
Images: ['<text:a xlink:type="simple" xlink:href="https://static.ukrinform.com/photos/2023_05/thumb_files/630_360_1684833272-970.jpg" text:style-name="Internet_20_link" text:visited-style-name="Visited_20_Internet_20_Link">
630_360_16848...</text:a>
']</text:p>
      <text:p text:style-name="P4">
Tags: ['Ердоган', 'Вибори', 'Туреччина']</text:p>
      <text:p text:style-name="P4">
Type: Article</text:p>
      <!--METADATA-->
      <text:p text:style-name="P4">
<draw:frame draw:style-name="fr1" draw:name="Image39" text:anchor-type="as-char" svg:width="6.9236in" svg:height="3.956343in" draw:z-index="0">
<draw:image xlink:href="../Images/yкринформ/2023-05-28T-42-21-00-03-00/630_360_1684833272-970.jpg" xlink:type="simple" xlink:show="embed" xlink:actuate="onLoad" draw:mime-type="image/jpeg"/>
</draw:frame>
In the second course of the election of Turkish President, after opening almost 99% of the electoral chests of custom sites in the country and 68% of election chests abroad, Turkish -president Recep Tayip Erdogan should recruit 52.08% of the country's support and 59.29%.</text:p>
      <text:p text:style-name="P4">
About it reports Ukrinform with reference to news agency “<text:a xlink:type="simple" xlink:href="https://secim.aa.com.tr/" text:style-name="Internet_20_link" text:visited-style-name="Visited_20_Internet_20_Link">
Anadol</text:a>
”That receives data from the High Election Commission(IN VK).</text:p>
      <text:p text:style-name="P4">
Президент Ердоган після відкриття 99% виборчих скринь всередині країни набрав52,08%, лідер опозиції Киличдароглу - 47,92%.</text:p>
      <text:p text:style-name="P4">
At the polling stations abroad, after taking into account 68% of the bulletins of the leaderdogan with an indicator of 59.29%, the rugge gonna gain 40.71% of the vote.</text:p>
      <text:p text:style-name="P4">
<text:span text:style-name="T5">
!(https://www.ukrinform.ua/rubric-world/3715311-erdogan-peremagae-na-prezidentskih-viborah-u-tureccini-poperedni-dani.html)</text:span>
*</text:p>
      <text:p text:style-name="P4">
Opposition leader is leading in some provinces in the west, east, southeast of the south of the country, as well as in Ankara province. All others victory is won by President Erdogan.</text:p>
      <text:p text:style-name="P4">
Erdogan wins in 52 provinces, carpet - in 29.</text:p>
      <text:p text:style-name="P4">
<text:span text:style-name="T4">
 Read also: </text:span>
 <text:span text:style-name="T4">
 <text:a xlink:type="simple" xlink:href="https://www.ukrinform.ua/rubric-polytics/3714718-ermak-obgovoriv-iz-golovnim-radnikom-erdogana-ukrainsku-formulu-miru.html" text:style-name="Internet_20_link" text:visited-style-name="Visited_20_Internet_20_Link">
Yermak discussed with the chief advisor of the Erdogan -Ukrainian formula of peace</text:a>
</text:span>
</text:p>
      <text:p text:style-name="P4">
As reported by Ukrinform, in the second round of the presidential election of the citizen of the citizen was elected between the current President <text:span text:style-name="T4">
 <text:a xlink:type="simple" xlink:href="https://www.ukrinform.ua/tag-erdogan" text:style-name="Internet_20_link" text:visited-style-name="Visited_20_Internet_20_Link">
Rezhep Taiip Erdogan</text:a>
</text:span>
 and the leader of the opposition of the camalemicilchdroglu.</text:p>
      <text:p text:style-name="P4">
News Source: <text:a xlink:type="simple" xlink:href="https://www.ukrinform.ua/rubric-world/3715335-vibori-u-tureccini-erdogan-u-liderah-pisla-vidkritta-99-viborcih-skrin.html" text:style-name="Internet_20_link" text:visited-style-name="Visited_20_Internet_20_Link">
https://www.ukrinform.ua/rubric-world/3715335-vibori-u-tureccini-erdogan-u-liderah-pisla-vidkritta-99-viborcih-skrin.html</text:a>
</text:p>
      <!--NEWS-->
      <text:h text:style-name="P10" text:outline-level="1">
<text:span text:style-name="T4">
Finnish Foreign Minister does not exclude the disintegration of the OSCE through the position of Russia and Belarus on the presidency of Estonia</text:span>
</text:h>
      <text:p text:style-name="P4">
Authors: Ukrinform (Person)</text:p>
      <text:p text:style-name="P4">
Publisher: Укринформ (Organization)</text:p>
      <text:p text:style-name="P4">
Published Time: 2023-05-28T-44:10:00+03:00</text:p>
      <text:p text:style-name="P4">
Modified Time: 2023-05-28T21:10:00+03:00</text:p>
      <text:p text:style-name="P4">
Description: Finnish Foreign Minister Pekka Haavisto does not exclude the disintegration of the OSCE because of the reluctance of Russia and Belarus to approve the presidency of Estonia in 2024. - Ukrinform.</text:p>
      <text:p text:style-name="P4">
Images: ['<text:a xlink:type="simple" xlink:href="https://static.ukrinform.com/photos/2022_08/thumb_files/630_360_1661963900-635.jpg" text:style-name="Internet_20_link" text:visited-style-name="Visited_20_Internet_20_Link">
630_360_16619...</text:a>
']</text:p>
      <text:p text:style-name="P4">
Tags: ['Естонія', 'Фінляндія', 'ОБСЄ', 'Росія']</text:p>
      <text:p text:style-name="P4">
Type: Article</text:p>
      <!--METADATA-->
      <text:p text:style-name="P4">
<draw:frame draw:style-name="fr1" draw:name="Image42" text:anchor-type="as-char" svg:width="6.9236in" svg:height="3.956343in" draw:z-index="0">
<draw:image xlink:href="../Images/yкринформ/2023-05-28T-44-10-00-03-00/630_360_1661963900-635.jpg" xlink:type="simple" xlink:show="embed" xlink:actuate="onLoad" draw:mime-type="image/jpeg"/>
</draw:frame>
Finnish Minister of Ukraine, Pekka Kaavisto, does not exclude the disintegration of the OSCE via the unbalance of Russia and Belarus to approve the presidency of Estonia in 2024.</text:p>
      <text:p text:style-name="P4">
As Ukrinform reports, it reports <text:a xlink:type="simple" xlink:href="https://yle.fi/a/74-20033926" text:style-name="Internet_20_link" text:visited-style-name="Visited_20_Internet_20_Link">
yle</text:a>
.</text:p>
      <text:p text:style-name="P4">
«Якщо у 2024 році не буде голови та не буде консенсусу з цього приводу, тонаступний рік стане роком руйнування <text:a xlink:type="simple" xlink:href="https://www.ukrinform.ua/tag-obse" text:style-name="Internet_20_link" text:visited-style-name="Visited_20_Internet_20_Link">
 ОБСЄ </text:a>
as an organization, ”Kaavisto said.</text:p>
      <text:p text:style-name="P4">
It is noted that according to the rules of the organization, the presidency, which is rotated by the Member States, must be approved by all 57 Member States.</text:p>
      <text:p text:style-name="P4">
However, Russia and Belarus have not approved the candidacy of Estonia for the post of the Holovinovpian year, and Estonia is not ready to abandon its candidacy.</text:p>
      <text:p text:style-name="P4">
<text:span text:style-name="T4">
 Read also: </text:span>
 <text:a xlink:type="simple" xlink:href="https://www.ukrinform.ua/rubric-polytics/3713708-britania-v-obse-rozkritikuvala-brehlive-pragnenna-rosii-do-dialogu.html" text:style-name="Internet_20_link" text:visited-style-name="Visited_20_Internet_20_Link">
Britain in <text:span text:style-name="T4">
 OSCE </text:span>
 criticized the false "desire" of Russia for dialogue</text:a>
The OSCE Safety and Cooperation Organization was established in 1994, when a series of European Security Meeting Taskovkovka grew into an organization. The first meeting on the safety of tamping in Europe was held in 1975 in Helsinki on the initiative of Ifinland and personally President of Finland Urho Kekkconen.</text:p>
      <text:p text:style-name="P4">
It is known that the OSCE is the only European security platform that unites Europe, Russia, the USA and Ukraine, and is mainly engaged in the prevention of conflicts, peace monitoring and election observation.</text:p>
      <text:p text:style-name="P4">
News Source: <text:a xlink:type="simple" xlink:href="https://www.ukrinform.ua/rubric-world/3715334-glava-mzs-finlandii-ne-viklucae-rozpad-obse-cerez-poziciu-rosii-j-bilorusi-sodo-golovuvanna-estonii.html" text:style-name="Internet_20_link" text:visited-style-name="Visited_20_Internet_20_Link">
https://www.ukrinform.ua/rubric-world/3715334-glava-mzs-finlandii-ne-viklucae-rozpad-obse-cerez-poziciu-rosii-j-bilorusi-sodo-golovuvanna-estonii.html</text:a>
</text:p>
      <!--NEWS-->
      <text:h text:style-name="P10" text:outline-level="1">
<text:span text:style-name="T4">
"Leicester" and "Leds" flew to the championship following the season 2022/23</text:span>
</text:h>
      <text:p text:style-name="P4">
Authors: Ukrinform (Person)</text:p>
      <text:p text:style-name="P4">
Publisher: Укринформ (Organization)</text:p>
      <text:p text:style-name="P4">
Published Time: 2023-05-28T-47:59:34+03:00</text:p>
      <text:p text:style-name="P4">
Modified Time: 2023-05-28T20:59:34+03:00</text:p>
      <text:p text:style-name="P4">
Description: Leicester and Lids departed from the English Premier League in the 38th round. - Ukrinform.</text:p>
      <text:p text:style-name="P4">
Images: ['<text:a xlink:type="simple" xlink:href="https://static.ukrinform.com/photos/2023_05/thumb_files/630_360_1685296712-605.jpg" text:style-name="Internet_20_link" text:visited-style-name="Visited_20_Internet_20_Link">
630_360_16852...</text:a>
']</text:p>
      <text:p text:style-name="P4">
Tags: ['Футбол', 'АПЛ']</text:p>
      <text:p text:style-name="P4">
Type: Article</text:p>
      <!--METADATA-->
      <text:p text:style-name="P4">
<draw:frame draw:style-name="fr1" draw:name="Image43" text:anchor-type="as-char" svg:width="6.9236in" svg:height="3.956343in" draw:z-index="0">
<draw:image xlink:href="../Images/yкринформ/2023-05-28T-47-59-34-03-00/630_360_1685296712-605.jpg" xlink:type="simple" xlink:show="embed" xlink:actuate="onLoad" draw:mime-type="image/jpeg"/>
</draw:frame>
Leicester and Lids departed from the English Premier League in the 38th round.</text:p>
      <text:p text:style-name="P4">
Lids gave way to Tottenham(1:4)and remained in 19th place, and Lester won West Hem(2:1), but this was not enough to bypass the 17th "Everton", which in a parallel match was overcome "Bournemouth"(1:0), reports Ukrinform.</text:p>
      <text:p text:style-name="P4">
Southampton became the third team that flew two weeks ago.</text:p>
      <text:p text:style-name="P4">
<text:span text:style-name="T4">
 Read also: </text:span>
 <text:a xlink:type="simple" xlink:href="https://www.ukrinform.ua/rubric-sports/3715267-sahtar-rozgromiv-dnipro1-i-dostrokovo-stav-cempionom-upl.html" text:style-name="Internet_20_link" text:visited-style-name="Visited_20_Internet_20_Link">
Shakhtar defeated Dnipro-1 and became ahead of schedule</text:a>
As reported, the APL champion was Manchester City.</text:p>
      <text:p text:style-name="P4">
Photo: Getty Images</text:p>
      <text:p text:style-name="P4">
News Source: <text:a xlink:type="simple" xlink:href="https://www.ukrinform.ua/rubric-sports/3715332-lester-i-lids-viletili-v-cempionsip-za-pidsumkami-sezonu-202223.html" text:style-name="Internet_20_link" text:visited-style-name="Visited_20_Internet_20_Link">
https://www.ukrinform.ua/rubric-sports/3715332-lester-i-lids-viletili-v-cempionsip-za-pidsumkami-sezonu-202223.html</text:a>
</text:p>
      <!--NEWS-->
      <text:h text:style-name="P10" text:outline-level="1">
<text:span text:style-name="T4">
Russian troops fired Kupyansk district of Kharkiv region, is injured</text:span>
</text:h>
      <text:p text:style-name="P4">
Authors: Ukrinform (Person)</text:p>
      <text:p text:style-name="P4">
Publisher: Укринформ (Organization)</text:p>
      <text:p text:style-name="P4">
Published Time: 2023-05-28T-49:48:54+03:00</text:p>
      <text:p text:style-name="P4">
Modified Time: 2023-05-28T20:48:54+03:00</text:p>
      <text:p text:style-name="P4">
Description: Russian troops on Sunday, May 28, hit the artillery on the settlements of Kupyansk district of Kharkiv region, injuring a peaceful resident and causing several fires. - Ukrinform.</text:p>
      <text:p text:style-name="P4">
Images: ['<text:a xlink:type="simple" xlink:href="https://static.ukrinform.com/photos/2023_05/thumb_files/630_360_1685295967-660.jpg" text:style-name="Internet_20_link" text:visited-style-name="Visited_20_Internet_20_Link">
630_360_16852...</text:a>
']</text:p>
      <text:p text:style-name="P4">
Tags: ['Обстріл', 'Поранені', 'Харківщина', 'Війна з Росією']</text:p>
      <text:p text:style-name="P4">
Type: Article</text:p>
      <!--METADATA-->
      <text:p text:style-name="P4">
<draw:frame draw:style-name="fr1" draw:name="Image44" text:anchor-type="as-char" svg:width="6.9236in" svg:height="3.956343in" draw:z-index="0">
<draw:image xlink:href="../Images/yкринформ/2023-05-28T-49-48-54-03-00/630_360_1685295967-660.jpg" xlink:type="simple" xlink:show="embed" xlink:actuate="onLoad" draw:mime-type="image/jpeg"/>
</draw:frame>
Ruskivska on Sunday, May 28, hit the artillery on settlements of the Kubyansky district of Kharkiv region, injuring a peaceful resident of Tasssing several fires.</text:p>
      <text:p text:style-name="P4">
According to Ukrinform, the Main Directorate of the Civil Service of Knowledge Situations in Kharkiv Oblast reported in <text:a xlink:type="simple" xlink:href="http://www.facebook.com/DSNSKHARKIV/posts/pfbid0rCpUfUQrz5Toy8JtaBaRXbudEEm1PGkFPiNKC4K2PeTNjkkbHUYWdMZbLogryVMLl" text:style-name="Internet_20_link" text:visited-style-name="Visited_20_Internet_20_Link">
Facebook</text:a>
.</text:p>
      <text:p text:style-name="P4">
За даними ДСНС, удень 28 травня район зазнав від загарбників інтенсивнихартилерійських обстрілів.</text:p>
      <text:p text:style-name="P4">
Влучання ворожих снарядів відбулося, зокрема, у приватний сектор селаПетропавлівка, унаслідок чого загорілися дві господарчі споруди на загальнійплощі 60 квадратних метрів. Станом на цей час пожежі ліквідовані.</text:p>
      <text:p text:style-name="P4">
Під ворожий удар потрапив також приватний сектор села Кучерівка. Уламковіпоранення дістала місцева жителька 1949 року народження.</text:p>
      <text:p text:style-name="P4">
<text:span text:style-name="T4">
Читайте також:</text:span>
 <text:a xlink:type="simple" xlink:href="https://www.ukrinform.ua/rubric-ato/3715328-rosiani-za-den-pat-raziv-obstrilali-prikordonna-sumsini-ta-cernigivsini.html" text:style-name="Internet_20_link" text:visited-style-name="Visited_20_Internet_20_Link">
 Росіяни за день п'ять разів <text:span text:style-name="T4">
обстріл</text:span>
 яли прикордонняСумщини та Чернігівщини </text:a>
As reported by Ukrinform, last day <text:a xlink:type="simple" xlink:href="https://www.ukrinform.ua/rubric-regions/3715138-rosiani-za-dobu-obstrilali-tri-rajoni-harkivsini-zaginuli-dvoe-civilnih.html" text:style-name="Internet_20_link" text:visited-style-name="Visited_20_Internet_20_Link">
Russian shellings have suffered</text:a>
Border settlements of punctr in Kharkiv region, including Kupyansky. Among the peaceful population are the dead.</text:p>
      <text:p text:style-name="P4">
News Source: <text:a xlink:type="simple" xlink:href="https://www.ukrinform.ua/rubric-ato/3715330-vijska-rf-obstrilali-kupanskij-rajon-harkivsini-e-poranena.html" text:style-name="Internet_20_link" text:visited-style-name="Visited_20_Internet_20_Link">
https://www.ukrinform.ua/rubric-ato/3715330-vijska-rf-obstrilali-kupanskij-rajon-harkivsini-e-poranena.html</text:a>
</text:p>
      <!--NEWS-->
      <text:h text:style-name="P10" text:outline-level="1">
<text:span text:style-name="T4">
Reznikov commented on a publication of non -compliance with billions of weapons importers</text:span>
</text:h>
      <text:p text:style-name="P4">
Authors: Ukrinform (Person)</text:p>
      <text:p text:style-name="P4">
Publisher: Укринформ (Organization)</text:p>
      <text:p text:style-name="P4">
Published Time: 2023-05-28T-51:43:00+03:00</text:p>
      <text:p text:style-name="P4">
Modified Time: 2023-05-28T20:43:00+03:00</text:p>
      <text:p text:style-name="P4">
Description: Many contracts, which the Ministry of Defense of Ukraine is not being filed with Ukrainian companies, has not been fulfilled not by the fault of these companies and are not doubtful. - Ukrinform.</text:p>
      <text:p text:style-name="P4">
Images: ['<text:a xlink:type="simple" xlink:href="https://static.ukrinform.com/photos/2023_04/thumb_files/630_360_1682673653-649.jpg" text:style-name="Internet_20_link" text:visited-style-name="Visited_20_Internet_20_Link">
630_360_16826...</text:a>
']</text:p>
      <text:p text:style-name="P4">
Tags: ['Міноборони', 'Скандал', 'Зброя', 'Резніков']</text:p>
      <text:p text:style-name="P4">
Type: Article</text:p>
      <!--METADATA-->
      <text:p text:style-name="P4">
<draw:frame draw:style-name="fr1" draw:name="Image45" text:anchor-type="as-char" svg:width="6.9236in" svg:height="3.956343in" draw:z-index="0">
<draw:image xlink:href="../Images/yкринформ/2023-05-28T-51-43-00-03-00/630_360_1682673653-649.jpg" xlink:type="simple" xlink:show="embed" xlink:actuate="onLoad" draw:mime-type="image/jpeg"/>
</draw:frame>
The multi -contractions, which are not complied with the Ministry of Defense of Ukraine suggested by Ukrainian companies, have not been fulfilled not by the fault of these companies and are not none.</text:p>
      <text:p text:style-name="P4">
According to the Ukrinform correspondent, the Minister of Defense of Ukraine Oleksii Reznikov said this on the air of the Teleterna "One News", commenting on the investigation of one from the Ukrainian media to withdraw funds from Ukraine by state imports of weapons.</text:p>
      <text:p text:style-name="P4">
"Contracts were concluded in late February and March, simply remember the conditions. Communicated everything possible. The same suppliers have agreed with sellers and ammunition around the world, but not all people were on the market. They were not decent, or in some countries, licenses were issued. Therefore, many of those contracts that are debt receivable, they are not doubtful. We are obliged to sue, and we have positive decisions in those courts, but they are in our own The order will be with their counterparties in those other countries, forcing them to fulfill contracts and put either shells or <text:a xlink:type="simple" xlink:href="https://www.ukrinform.ua/tag-zbroa" text:style-name="Internet_20_link" text:visited-style-name="Visited_20_Internet_20_Link">
weapons</text:a>
", - he said.</text:p>
      <text:p text:style-name="P4">
Reznikov added that the Defense Ministry is suing not only with Ukrainian companies, but and foreign suppliers who do not perform their contracts.</text:p>
      <text:p text:style-name="P4">
According to him, the ministry will return all its money paid on these weapons.</text:p>
      <text:p text:style-name="P4">
<text:span text:style-name="T4">
 Read also: </text:span>
 <text:a xlink:type="simple" xlink:href="https://www.ukrinform.ua/rubric-ato/3715305-ukrainski-vijskovi-vikoristovuut-storm-shadow-zi-100-rezultatom-reznikov.html" text:style-name="Internet_20_link" text:visited-style-name="Visited_20_Internet_20_Link">
Ukrainian military use Storm Shadow with 100%result - <text:span text:style-name="T4">
 Reznikov </text:span>
</text:a>
As reported, "Ukrainian Pravda" on May 25 published an investigation into the Uzmoka that Ukrainian state -owned companies engaged in international arms purchases, in 2022 received billions of hryvnias by the laws of the Ministry of Defense and failed to deliver. According to journalists, on May 23, 2023, there are at least 30 claims to contractors who failed to execute their contracts on May 23, 2023.</text:p>
      <text:p text:style-name="P4">
News Source: <text:a xlink:type="simple" xlink:href="https://www.ukrinform.ua/rubric-ato/3715327-reznikov-prokomentuvav-publikaciu-pro-nevikonanna-milardnih-kontraktiv-importerami-zbroi.html" text:style-name="Internet_20_link" text:visited-style-name="Visited_20_Internet_20_Link">
https://www.ukrinform.ua/rubric-ato/3715327-reznikov-prokomentuvav-publikaciu-pro-nevikonanna-milardnih-kontraktiv-importerami-zbroi.html</text:a>
</text:p>
      <!--NEWS-->
      <text:h text:style-name="P10" text:outline-level="1">
<text:span text:style-name="T4">
In Greece, a new parliament was oath that will dissolve in two days</text:span>
</text:h>
      <text:p text:style-name="P4">
Authors: Ukrinform (Person)</text:p>
      <text:p text:style-name="P4">
Publisher: Укринформ (Organization)</text:p>
      <text:p text:style-name="P4">
Published Time: 2023-05-28T-53:33:00+03:00</text:p>
      <text:p text:style-name="P4">
Modified Time: 2023-05-28T20:33:00+03:00</text:p>
      <text:p text:style-name="P4">
Description: In Greece, 300 parliamentary deputies elected as a result of the elections held in the country on the last weekend, took an oath on Sunday, May 28. - Ukrinform.</text:p>
      <text:p text:style-name="P4">
Images: ['<text:a xlink:type="simple" xlink:href="https://static.ukrinform.com/photos/2023_05/thumb_files/630_360_1685295121-327.jpg" text:style-name="Internet_20_link" text:visited-style-name="Visited_20_Internet_20_Link">
630_360_16852...</text:a>
']</text:p>
      <text:p text:style-name="P4">
Tags: ['Греція', 'Парламент', 'Вибори']</text:p>
      <text:p text:style-name="P4">
Type: Article</text:p>
      <!--METADATA-->
      <text:p text:style-name="P4">
<draw:frame draw:style-name="fr1" draw:name="Image46" text:anchor-type="as-char" svg:width="6.9236in" svg:height="3.956343in" draw:z-index="0">
<draw:image xlink:href="../Images/yкринформ/2023-05-28T-53-33-00-03-00/630_360_1685295121-327.jpg" xlink:type="simple" xlink:show="embed" xlink:actuate="onLoad" draw:mime-type="image/jpeg"/>
</draw:frame>
In Greece, 300 parliamentary deputies elected as a result of the elections that took place in the country of the weekend, took the oath on Sunday, May 28.</text:p>
      <text:p text:style-name="P4">
As Ukrinform reports, it reports <text:a xlink:type="simple" xlink:href="https://www.ekathimerini.com/news/1212111/new-parliament-sworn-in-to-be-dissolved-almost-immediately/" text:style-name="Internet_20_link" text:visited-style-name="Visited_20_Internet_20_Link">
ekathimerini</text:a>
.</text:p>
      <text:p text:style-name="P4">
New <text:a xlink:type="simple" xlink:href="https://www.ukrinform.ua/tag-parlament" text:style-name="Internet_20_link" text:visited-style-name="Visited_20_Internet_20_Link">
Parliament</text:a>
In which no parties received the majority, will choose the speaker and Visespicker on Monday.</text:p>
      <text:p text:style-name="P4">
It will then be dissolved by a presidential decree on Monday or Tuesday, and the elections will be announced on June 25.</text:p>
      <text:p text:style-name="P4">
It is noted that the new elections will be held in accordance with the new law "Obelibory", which provides a bonus for the winner.</text:p>
      <text:p text:style-name="P4">
The voting threshold required for the winner to receive the majority will change depending on the number of parties represented in parliament, as well as the share of votes received by smaller parties.</text:p>
      <text:p text:style-name="P4">
<text:span text:style-name="T4">
 Read also: </text:span>
 <text:a xlink:type="simple" xlink:href="https://www.ukrinform.ua/rubric-economy/3714973-grecia-ta-ugorsina-blokuut-novij-paket-sankcij-proti-rf.html" text:style-name="Internet_20_link" text:visited-style-name="Visited_20_Internet_20_Link">
Greece and Hungary block a new package of sanctions against Russia</text:a>
The more parties are elected deputies and the larger the variation of the votes, the passing barrier will be.</text:p>
      <text:p text:style-name="P4">
As reported by Ukrinform, on Sunday, May 21, <text:a xlink:type="simple" xlink:href="https://www.ukrinform.ua/rubric-world/3712140-u-grecii-prohodat-parlamentski-vibori.html" text:style-name="Internet_20_link" text:visited-style-name="Visited_20_Internet_20_Link">
Parliamentary elections took place in Greece</text:a>
. According to the calculation of almost all votes, [New Democracy Party]](https://www.ukrinform.ua/rubric-world/3712456-u-grecii-na-viborah-do-parlamentu-peremagae-pravlaca-partia.html)is gaining 40.78%(145 out of 300 seats).</text:p>
      <text:p text:style-name="P4">
Через день після парламентських виборів не вдалося сформувати однопартійнийуряд, тому можливе нове голосування, під час якого партія-переможниця «Новадемократія» прагне досягти того, щоб керувати країною самостійно.</text:p>
      <text:p text:style-name="P4">
<text:span text:style-name="T5">
Фото: INTIME</text:span>
</text:p>
      <text:p text:style-name="P4">
News Source: <text:a xlink:type="simple" xlink:href="https://www.ukrinform.ua/rubric-world/3715326-u-grecii-sklav-prisagu-novij-parlament-akij-rozpustat-za-dvi-dobi.html" text:style-name="Internet_20_link" text:visited-style-name="Visited_20_Internet_20_Link">
https://www.ukrinform.ua/rubric-world/3715326-u-grecii-sklav-prisagu-novij-parlament-akij-rozpustat-za-dvi-dobi.html</text:a>
</text:p>
      <!--NEWS-->
      <text:h text:style-name="P10" text:outline-level="1">
<text:span text:style-name="T4">
The Russians fired at the border of Sumy and Chernihiv for five times a day</text:span>
</text:h>
      <text:p text:style-name="P4">
Authors: Ukrinform (Person)</text:p>
      <text:p text:style-name="P4">
Publisher: Укринформ (Organization)</text:p>
      <text:p text:style-name="P4">
Published Time: 2023-05-28T-55:20:00+03:00</text:p>
      <text:p text:style-name="P4">
Modified Time: 2023-05-28T20:20:00+03:00</text:p>
      <text:p text:style-name="P4">
Description: Russian troops from 11:00 to 5:00 pm Sunday, May 28, fired at the border territories of Sumy and Chernihiv regions five times, making more than 30 mortars of mortars and artiller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Чернігівщина', 'Війна з Росією']</text:p>
      <text:p text:style-name="P4">
Type: Article</text:p>
      <!--METADATA-->
      <text:p text:style-name="P4">
<draw:frame draw:style-name="fr1" draw:name="Image47" text:anchor-type="as-char" svg:width="6.9236in" svg:height="3.956343in" draw:z-index="0">
<draw:image xlink:href="../Images/yкринформ/2023-05-28T-55-20-00-03-00/630_360_1669987737-966.jpg" xlink:type="simple" xlink:show="embed" xlink:actuate="onLoad" draw:mime-type="image/jpeg"/>
</draw:frame>
From 11:00 to 5:00 pm Sunday, May 28, the Russian and 17:00, they fired at the borderlines of Sumy and Chernihiv regions five times, having carried out more than 30 mortars of mortars and artillery.</text:p>
      <text:p text:style-name="P4">
According to Ukrinform, the operational command "North" reported in <text:a xlink:type="simple" xlink:href="https://t.me/ok_pivnich1/2877" text:style-name="Internet_20_link" text:visited-style-name="Visited_20_Internet_20_Link">
telegram</text:a>
.</text:p>
      <text:p text:style-name="P4">
Зокрема, з 11:00 до 11:40 у районі села Карповичі відбулися 14 влучань,імовірно, з мінометів 120-міліметрового калібру.</text:p>
      <text:p text:style-name="P4">
З 12:20 до 12:30 у районі Мурав'їв зафіксовані три <text:a xlink:type="simple" xlink:href="https://www.ukrinform.ua/tag-obstril" text:style-name="Internet_20_link" text:visited-style-name="Visited_20_Internet_20_Link">
 влучання</text:a>
, probably from artillery. From 12: 25 to 12:45, the invaders made five hits, probably with the same weapons in the Uda Novovasylivka, from 14:00 to 14:30 - nine in the Timonovich district.</text:p>
      <text:p text:style-name="P4">
From 16:25 to 5:00 pm there were five hits, probably from a mortar120 mm in the area of the Iron Bridge.</text:p>
      <text:p text:style-name="P4">
<text:span text:style-name="T4">
 Read also: </text:span>
 <text:a xlink:type="simple" xlink:href="https://www.ukrinform.ua/rubric-ato/3715318-vorog-atakuvav-dnipropetrovsinu-z-vazkoi-artilerii.html" text:style-name="Internet_20_link" text:visited-style-name="Visited_20_Internet_20_Link">
enemy <text:span text:style-name="T4">
 shelling </text:span>
 Dnipropetrovsk region from heavy artillery</text:a>
Information on the loss of the local population or damage to civil infrastructure in any case was not received.</text:p>
      <text:p text:style-name="P4">
As reported by Ukrinform, from 2:00 to 9:30 on May 28, the Russian army fired five times from mortars of the border of Sumy and Chernihiv regions, releasing almost 20 ammunition.</text:p>
      <text:p text:style-name="P4">
News Source: <text:a xlink:type="simple" xlink:href="https://www.ukrinform.ua/rubric-ato/3715328-rosiani-za-den-pat-raziv-obstrilali-prikordonna-sumsini-ta-cernigivsini.html" text:style-name="Internet_20_link" text:visited-style-name="Visited_20_Internet_20_Link">
https://www.ukrinform.ua/rubric-ato/3715328-rosiani-za-den-pat-raziv-obstrilali-prikordonna-sumsini-ta-cernigivsini.html</text:a>
</text:p>
      <!--NEWS-->
      <text:h text:style-name="P10" text:outline-level="1">
<text:span text:style-name="T4">
Defense forces in a day repelled 18 enemy attacks</text:span>
</text:h>
      <text:p text:style-name="P4">
Authors: Ukrinform (Person)</text:p>
      <text:p text:style-name="P4">
Publisher: Укринформ (Organization)</text:p>
      <text:p text:style-name="P4">
Published Time: 2023-05-28T-58:58:00+03:00</text:p>
      <text:p text:style-name="P4">
Modified Time: 2023-05-28T19:58:00+03:00</text:p>
      <text:p text:style-name="P4">
Description: Russian troops continue to concentrate the main efforts on attempts to fully capture the Luhansk and Donetsk regions, and during the day the forces of defense repelled 18 hostile attacks. - Ukrinform.</text:p>
      <text:p text:style-name="P4">
Images: ['<text:a xlink:type="simple" xlink:href="https://static.ukrinform.com/photos/2022_09/thumb_files/630_360_1663735718-305.jpg" text:style-name="Internet_20_link" text:visited-style-name="Visited_20_Internet_20_Link">
630_360_16637...</text:a>
']</text:p>
      <text:p text:style-name="P4">
Tags: ['Генштаб', 'ЗСУ', 'Війна з Росією']</text:p>
      <text:p text:style-name="P4">
Type: Article</text:p>
      <!--METADATA-->
      <text:p text:style-name="P4">
<draw:frame draw:style-name="fr1" draw:name="Image48" text:anchor-type="as-char" svg:width="6.9236in" svg:height="3.956343in" draw:z-index="0">
<draw:image xlink:href="../Images/yкринформ/2023-05-28T-58-58-00-03-00/630_360_1663735718-305.jpg" xlink:type="simple" xlink:show="embed" xlink:actuate="onLoad" draw:mime-type="image/jpeg"/>
</draw:frame>
The Russian continues to focus the main efforts on the attempts to fully capture the Luhansk and Donetsk regions, and during the day the forces of defense have reflected 18 enemy attacks.</text:p>
      <text:p text:style-name="P4">
According to Ukrinform, the General Staff of the Armed Forces of Ukraine reported on <text:a xlink:type="simple" xlink:href="http://www.facebook.com/GeneralStaff.ua/posts/pfbid0Su1tscfRnjvhQsNoBi81vsCNc5mLTzcJynPLHK1h1SUFQqYCgmESypCN5Ra4fZHsl" text:style-name="Internet_20_link" text:visited-style-name="Visited_20_Internet_20_Link">
Facebook</text:a>
Having published the prompt information as of 18:00 on May 28.</text:p>
      <text:p text:style-name="P4">
According to the General Staff, in total, Ukrainian aviation has inflicted 13 strikes in the areas of concentration of personnel and military equipment of the invaders, as two-on the anti-aircraft missile complexes of the enemy.</text:p>
      <text:p text:style-name="P4">
Units of missile troops and artillery of the Armed Forces, for their part, were affected by three areas of armament and military equipment, C-300 anti-aircraft missile system, three points of management and ammunition composition of the Russians.</text:p>
      <text:p text:style-name="P4">
The Russian army in total during the day made 91 aviation strikes and about 25 shelling of rocket launchers at the positions of defense forces of the inissale.</text:p>
      <text:p text:style-name="P4">
The General Staff warns: the likelihood of missile rocket launchers remains high throughout Ukraine.</text:p>
      <text:p text:style-name="P4">
On <text:span text:style-name="T4">
 Volynskyi </text:span>
 and <text:span text:style-name="T4">
 Polissya </text:span>
 the directions of the operational situation of change is not inability, signs of formation of offensive groups of the enemy were not detected.</text:p>
      <text:p text:style-name="P4">
On <text:span text:style-name="T4">
 Siversky </text:span>
 and <text:span text:style-name="T4">
 Slobozhansky </text:span>
 the Russian Federation reproaches to maintain military presence in border areas with Ukraine.</text:p>
      <text:p text:style-name="P4">
Near Kindrativka, Basivka, Mogrit, Miropillya and Slavgorod of Sumy region, ashological Kharenivka and Vovchansky farms of Kharkiv region, they caused air strikes during the pre -prisoners.</text:p>
      <text:p text:style-name="P4">
From mortars and artillery, the enemy beat Karpovichi, Timonovichi, Iron Bridge of Chernihiv Oblast, Novovasilivka, Middle-Buddha, Progress, Demianivtsi and Manukhivka of Sumy Region, as well as in Lipets, Gatysh, Pletenivtsi, Vovchansk, Vovchansk and Budya. Kharkiv region.</text:p>
      <text:p text:style-name="P4">
On <text:span text:style-name="T4">
 Kupyansky </text:span>
 the direction during the day of the Russian Army conducted unsuccessful successive actions in the area of Masutivka of Kharkiv region. Aviation strikes struck in the Kyslivka area of Kharkiv region.</text:p>
      <text:p text:style-name="P4">
From artillery and mortar blows, the enemy was suffering from well, Krasne, Figolivka, Novomlinsk, two -year, Western, Masyutivka, Kislivka Iberestovo, Kharkiv region.On <text:span text:style-name="T4">
 Bakhmutsky </text:span>
 the Russian troops were unsuccessful in the area in the area, which is northeast than Orikhovo-Vasylivka, as well as Ivanovsky's direction.</text:p>
      <text:p text:style-name="P4">
In the area of the predict, White Mountain, Kurdyumivka, New York and Yablunovkaidoonetsk region, the invaders struck. Vasylivka, Privil, Orikhovo-Vasylivka, Grigorivka, Bogdanivka, Yar, Ivanivske, Stupochyna, Predict, Konstantinovka Tapovniy Donetsk Region were injured from the hostages.</text:p>
      <text:p text:style-name="P4">
On the <text:span text:style-name="T4">
 Avdiivsky </text:span>
 Russian troops were not carried out.</text:p>
      <text:p text:style-name="P4">
On <text:span text:style-name="T4">
 Marinski </text:span>
 Ukrainian defenders reflected 12 enemy attacks in the Marinka. The invaders struck there. Vichanda of Donetsk region also suffered.</text:p>
      <text:p text:style-name="P4">
On <text:span text:style-name="T4">
 Shakhtarsky </text:span>
 the Russians made an air strike in the carbon area, fired at Paraskovivka, Novomikhailivka, Khalubar, Novoukrainka, Prychistivka and Shakhtar.</text:p>
      <text:p text:style-name="P4">
On <text:span text:style-name="T4">
 Zaporizhzhia </text:span>
 and <text:span text:style-name="T4">
 Kherson </text:span>
 the invaders continue the Varbonorons. The enemy shellings were suffered by Uremivka and Novopol of Donetsk region, Olgiv, Gulyaypole, Mala Tokmachka, Novodanilovka, Orikhiv, Novoandriivka, Mali Shcherbaki and Stepnogrisko of Zaporizhzhya region, Kherson, Golden Balka, Mykhailivka, Veserok, and Kozola, and Kotivka, Mykhailivka, Mykhailivka, Mykhailivka, Veselevka, Mykhailivka, Veselekivka, Mykhailivka, Veselekivka, Veselevka, Veselekivka, Veselevka, Veselevka, Veselevka. Kizomis of Kherson region.</text:p>
      <text:p text:style-name="P4">
In the temporarily captured Lower Sirogorod district of Kherson region, the certification of Ukrainian citizens is ongoing. According to the General Staff, the Russian -heads constantly press on the locals, threatening them, in particular, deportation.</text:p>
      <text:p text:style-name="P4">
It is established that in case of refusal to obtain documents of Russian sample citizens with a Ukrainian passport, the driver's license and a technical passport for the vehicle, the invaders are threatened with confiscation.</text:p>
      <text:p text:style-name="P4">
<text:span text:style-name="T4">
 Read also: </text:span>
 <text:a xlink:type="simple" xlink:href="https://www.ukrinform.ua/rubric-ato/3715305-ukrainski-vijskovi-vikoristovuut-storm-shadow-zi-100-rezultatom-reznikov.html" text:style-name="Internet_20_link" text:visited-style-name="Visited_20_Internet_20_Link">
Ukrainian military use Storm Shadow with 100%result - <text:span text:style-name="T4">
 Reznikov </text:span>
</text:a>
As reported by Ukrinform, on the night of May 28, the Russian army once again attacked Ukraine with SHahd drones. <text:a xlink:type="simple" xlink:href="https://www.ukrinform.ua/rubric-ato/3715308-u-genstabi-utocnili-kilkist-zbitih-unoci-droniv-58-iz-59.html" text:style-name="Internet_20_link" text:visited-style-name="Visited_20_Internet_20_Link">
58 out of 59 enemy drones</text:a>
Defense forces were destroyed.</text:p>
      <text:p text:style-name="P4">
News Source: <text:a xlink:type="simple" xlink:href="https://www.ukrinform.ua/rubric-ato/3715320-sili-oboroni-za-dobu-vidbili-na-shodi-18-atak-voroga.html" text:style-name="Internet_20_link" text:visited-style-name="Visited_20_Internet_20_Link">
https://www.ukrinform.ua/rubric-ato/3715320-sili-oboroni-za-dobu-vidbili-na-shodi-18-atak-voroga.html</text:a>
</text:p>
      <!--NEWS-->
      <text:h text:style-name="P10" text:outline-level="1">
<text:span text:style-name="T4">
Monaco-2023 Grand Prix: Ferstapppen came first</text:span>
</text:h>
      <text:p text:style-name="P4">
Authors: Ukrinform (Person)</text:p>
      <text:p text:style-name="P4">
Publisher: Укринформ (Organization)</text:p>
      <text:p text:style-name="P4">
Published Time: 2023-05-28T-60:52:30+03:00</text:p>
      <text:p text:style-name="P4">
Modified Time: 2023-05-28T19:52:30+03:00</text:p>
      <text:p text:style-name="P4">
Description: Alonso became the second in the race, the interior - the third. - Ukrinform.</text:p>
      <text:p text:style-name="P4">
Images: ['<text:a xlink:type="simple" xlink:href="https://static.ukrinform.com/photos/2023_05/thumb_files/630_360_1685292630-684.jpg" text:style-name="Internet_20_link" text:visited-style-name="Visited_20_Internet_20_Link">
630_360_16852...</text:a>
']</text:p>
      <text:p text:style-name="P4">
Tags: ['Формула-1']</text:p>
      <text:p text:style-name="P4">
Type: Article</text:p>
      <!--METADATA-->
      <text:p text:style-name="P4">
<draw:frame draw:style-name="fr1" draw:name="Image49" text:anchor-type="as-char" svg:width="6.9236in" svg:height="3.956343in" draw:z-index="0">
<draw:image xlink:href="../Images/yкринформ/2023-05-28T-60-52-30-03-00/630_360_1685292630-684.jpg" xlink:type="simple" xlink:show="embed" xlink:actuate="onLoad" draw:mime-type="image/jpeg"/>
</draw:frame>
Alonstov is the second in the race, the back - the third.</text:p>
      <text:p text:style-name="P4">
On May 28, the sixth race of the Formula-1 season-the Monaco-2023 Grand Prix, Ukrinform reports.</text:p>
      <text:p text:style-name="P4">
The victory was won by Red Bull Pilot Max Ferstapppen.</text:p>
      <text:p text:style-name="P4">
<text:span text:style-name="T4">
 Read also: </text:span>
 <text:a xlink:type="simple" xlink:href="https://www.ukrinform.ua/rubric-sports/3702794-formula1-granpri-azerbajdzanu2023-peres-vigrav-gonku.html" text:style-name="Internet_20_link" text:visited-style-name="Visited_20_Internet_20_Link">
"Formula-1", Grand Prix of Azerbaijan-2023: WIPR WRITE</text:a>
The second was the Aston Martin racer Fernando Alonso, the third - Esteban Okon from ALPIN.</text:p>
      <text:p text:style-name="P4">
Photo: Getty Images</text:p>
      <text:p text:style-name="P4">
News Source: <text:a xlink:type="simple" xlink:href="https://www.ukrinform.ua/rubric-sports/3715319-granpri-monako2023-ferstappen-priihav-persim.html" text:style-name="Internet_20_link" text:visited-style-name="Visited_20_Internet_20_Link">
https://www.ukrinform.ua/rubric-sports/3715319-granpri-monako2023-ferstappen-priihav-persim.html</text:a>
</text:p>
      <!--NEWS-->
      <text:h text:style-name="P10" text:outline-level="1">
<text:span text:style-name="T4">
The enemy fired Dnipropetrovsk from heavy artillery</text:span>
</text:h>
      <text:p text:style-name="P4">
Authors: Ukrinform (Person)</text:p>
      <text:p text:style-name="P4">
Publisher: Укринформ (Organization)</text:p>
      <text:p text:style-name="P4">
Published Time: 2023-05-28T-62:51:00+03:00</text:p>
      <text:p text:style-name="P4">
Modified Time: 2023-05-28T19:51:00+03:00</text:p>
      <text:p text:style-name="P4">
Description: In the evening, the enemy army attacked heavy artillery and Drone-Kamikadze Dnipropetrovsk region. - Ukrinform.</text:p>
      <text:p text:style-name="P4">
Images: ['<text:a xlink:type="simple" xlink:href="https://static.ukrinform.com/photos/2023_05/thumb_files/630_360_1685292505-323.jpg" text:style-name="Internet_20_link" text:visited-style-name="Visited_20_Internet_20_Link">
630_360_16852...</text:a>
']</text:p>
      <text:p text:style-name="P4">
Tags: ['Дніпропетровщина', 'Обстріл', 'Війна з Росією', 'Артилерія']</text:p>
      <text:p text:style-name="P4">
Type: Article</text:p>
      <!--METADATA-->
      <text:p text:style-name="P4">
<draw:frame draw:style-name="fr1" draw:name="Image50" text:anchor-type="as-char" svg:width="6.9236in" svg:height="3.956343in" draw:z-index="0">
<draw:image xlink:href="../Images/yкринформ/2023-05-28T-62-51-00-03-00/630_360_1685292505-323.jpg" xlink:type="simple" xlink:show="embed" xlink:actuate="onLoad" draw:mime-type="image/jpeg"/>
</draw:frame>
The evening of the Army attacked from heavy artillery and Drone-Kamikadnnnnipropetrovsk region.</text:p>
      <text:p text:style-name="P4">
About it in <text:a xlink:type="simple" xlink:href="https://t.me/mykola_lukashuk/4765" text:style-name="Internet_20_link" text:visited-style-name="Visited_20_Internet_20_Link">
telegram</text:a>
Informs Mykola Lukashuk, the Chief Properepetrovsk Regional Council, Ukrinform reports.</text:p>
      <text:p text:style-name="P4">
"In the evening the enemy made <text:a xlink:type="simple" xlink:href="https://www.ukrinform.ua/tag-obstril" text:style-name="Internet_20_link" text:visited-style-name="Visited_20_Internet_20_Link">
shelling</text:a>
Country artillery on the territory of the Mirovsky community. Rescuers work in place, "he wrote.</text:p>
      <text:p text:style-name="P4">
The manganese community attacked the invaders from Dron-Kamikadze. The consequences of the clumping.</text:p>
      <text:p text:style-name="P4">
Other communities were calm during the day.</text:p>
      <text:p text:style-name="P4">
<text:span text:style-name="T4">
 Read also: </text:span>
 [Russians per day <text:span text:style-name="T4">
 shelling </text:span>
 fierce three districts(https://www.ukrinform.ua/rubric-regions/3715138-rosiani-za-dobu-obstrilali-tri-rajoni-harkivsini-zaginuli-dvoe-civilnih.html)As reported <text:a xlink:type="simple" xlink:href="https://www.ukrinform.ua/rubric-ato/3715308-u-genstabi-utocnili-kilkist-zbitih-unoci-droniv-58-iz-59.html" text:style-name="Internet_20_link" text:visited-style-name="Visited_20_Internet_20_Link">
Ukrinform</text:a>
, the Russian army on the night of May 28 launched 59 drones-KamikadzeShahd in Ukraine, 58 of them destroyed the defense forces.</text:p>
      <text:p text:style-name="P4">
<text:span text:style-name="T5">
Foto: Mykola Lukashuk / Telegram</text:span>
</text:p>
      <text:p text:style-name="P4">
News Source: <text:a xlink:type="simple" xlink:href="https://www.ukrinform.ua/rubric-ato/3715318-vorog-atakuvav-dnipropetrovsinu-z-vazkoi-artilerii.html" text:style-name="Internet_20_link" text:visited-style-name="Visited_20_Internet_20_Link">
https://www.ukrinform.ua/rubric-ato/3715318-vorog-atakuvav-dnipropetrovsinu-z-vazkoi-artilerii.html</text:a>
</text:p>
      <!--NEWS-->
      <text:h text:style-name="P10" text:outline-level="1">
<text:span text:style-name="T4">
President: Kyiv survived all the meanings</text:span>
</text:h>
      <text:p text:style-name="P4">
Authors: Ukrinform (Person)</text:p>
      <text:p text:style-name="P4">
Publisher: Укринформ (Organization)</text:p>
      <text:p text:style-name="P4">
Published Time: 2023-05-28T-64:42:00+03:00</text:p>
      <text:p text:style-name="P4">
Modified Time: 2023-05-28T19:42:00+03:00</text:p>
      <text:p text:style-name="P4">
Description: Kiev and all our cities, all Ukraine will put a point in the history of Moscow despotism. - Ukrinform.</text:p>
      <text:p text:style-name="P4">
Images: ['<text:a xlink:type="simple" xlink:href="https://static.ukrinform.com/photos/2023_05/thumb_files/630_360_1685292311-653.png" text:style-name="Internet_20_link" text:visited-style-name="Visited_20_Internet_20_Link">
630_360_16852...</text:a>
']</text:p>
      <text:p text:style-name="P4">
Tags: ['Звернення', 'Зеленський', 'Війна з Росією', 'Дрон-камікадзе']</text:p>
      <text:p text:style-name="P4">
Type: Article</text:p>
      <!--METADATA-->
      <text:p text:style-name="P4">
<draw:frame draw:style-name="fr1" draw:name="Image51" text:anchor-type="as-char" svg:width="6.9236in" svg:height="3.956343in" draw:z-index="0">
<draw:image xlink:href="../Images/yкринформ/2023-05-28T-64-42-00-03-00/630_360_1685292311-653.png" xlink:type="simple" xlink:show="embed" xlink:actuate="onLoad" draw:mime-type="image/png"/>
</draw:frame>
Kiev Tavi Our cities, all Ukraine will put a point in the history of Moscow despotism.</text:p>
      <text:p text:style-name="P4">
President of Ukraine Volodymyr Zelenskyy said this in <text:a xlink:type="simple" xlink:href="https://www.youtube.com/watch" text:style-name="Internet_20_link" text:visited-style-name="Visited_20_Internet_20_Link">
video message</text:a>
, reports Ukrinform.</text:p>
      <text:p text:style-name="P4">
_ <text:span text:style-name="T4">
 I wish health, dear Ukrainians!</text:span>
 _</text:p>
      <text:p text:style-name="P4">
Today, our state has passed through one of the largest Russian Shamohada attacks - 54 drones at the same time. Almost all of them are knocked down… almost!.. Unfortunately, Evluzu in Zhytomyr region. Let's do everything to help to restore the destroyed.</text:p>
      <text:p text:style-name="P4">
However, most of the destruction managed to distract, most of the lives that could get these "Shahda" managed to preserve. I thank everyone and everyone who has suggestion!Anti -aircraft missile troops and air forces, Air Forces Air Forces and our mobile fire groups ... Thank you, warriors!</text:p>
      <text:p text:style-name="P4">
During this terrorist attack, the most powerful blow was directed against the Kyiv region. 36 drones were shot down within the city of Kyiv and the region. This is the day of our ancient Kiev ...</text:p>
      <text:p text:style-name="P4">
During his history, Kiev saw different meanings from the invaders. He survived them all, survives and racists. None of them will be here!Kiev and all our cities, all Ukraine will put a point in the history of Moscow despotism, which for a very long time has been a different peoples. It is not saved by neither Shahda nor any other means of terror that she is humiliating in the world. Because the strength - it is in the city, it is in cities, it is in life, and when life and people are despised, and people who are more important for the culture of the city, will only lose for Russia. And even the hundred "Shahmed" will not be saved from it. They will only add shame on Russia.</text:p>
      <text:p text:style-name="P4">
These days we congratulate on the city of Kyiv and Alexandria, Severodonetsk, Kalush, Kryvyi Rih ... cities of different fate, but of the same respect. Our Ukraine. Our belief that we will pass this extremely difficult stage of history ... We will pass, and all our cities will be free, and people will be protected from any evil, which can threaten our country.</text:p>
      <text:p text:style-name="P4">
Today, I want to thank all our people who fought and fight for the adviser - all our soldiers, all types of armed forces and the rays of the troops, every Brigade, every unit. Thank you!To all who are in battle, everyone who is in combat operations to everyone who is in combat posts!I thank everyone in the world who is not indifferent and who wants the victory of freedom as well as we are.</text:p>
      <text:p text:style-name="P4">
All our energy and transporters. Thank you!Ukrzaliznytsia. Defense. All our volunteers. United24 and Ambassadors. Thank you!Our militiamen. Local government. Employees, employees of utilities. Our education. Our figures. Our historians. Everyone who stores jobs and all who create work places - despite everything. Our farmers, employees of our agricultural sector. Our industry. Avita. Our civil servants. Our diplomats. Thank you all who strengthen our defense, our country, our people!</text:p>
      <text:p text:style-name="P4">
The fact that our capital is free is that our cities are protected - protecting, that we will release every occupied city now is all merit of people. All who are fighting and working for the sake of Ukraine. It is a merit of our kind people who can do historical things. When united. When it realizes its power. When nothing forgives the enemy. And when he inspires the world.</text:p>
      <text:p text:style-name="P4">
We go forward until we liberate all of our, Ukrainian land ... We will protect every other way ... We take care of each other and remember about all our people we have to come home, to our cities and villages from Russian captivity.</text:p>
      <text:p text:style-name="P4">
_ <text:span text:style-name="T4">
 Glory to our beautiful people!</text:span>
 _</text:p>
      <text:p text:style-name="P4">
_ <text:span text:style-name="T4">
 Glory to all who care about our country!</text:span>
 _</text:p>
      <text:p text:style-name="P4">
_<text:span text:style-name="T4">
Glory to Ukraine!</text:span>
 _</text:p>
      <text:p text:style-name="P4">
<text:span text:style-name="T5">
Foto: op</text:span>
</text:p>
      <text:p text:style-name="P4">
News Source: <text:a xlink:type="simple" xlink:href="https://www.ukrinform.ua/rubric-ato/3715314-prezident-kiiv-pereziv-usi-pidlosti-zagarbnikiv-perezive-j-rasistiv.html" text:style-name="Internet_20_link" text:visited-style-name="Visited_20_Internet_20_Link">
https://www.ukrinform.ua/rubric-ato/3715314-prezident-kiiv-pereziv-usi-pidlosti-zagarbnikiv-perezive-j-rasistiv.html</text:a>
</text:p>
      <!--NEWS-->
      <text:h text:style-name="P10" text:outline-level="1">
<text:span text:style-name="T4">
Erdogan wins the Turkey presidential elections - preliminary data</text:span>
</text:h>
      <text:p text:style-name="P4">
Authors: Ukrinform (Person)</text:p>
      <text:p text:style-name="P4">
Publisher: Укринформ (Organization)</text:p>
      <text:p text:style-name="P4">
Published Time: 2023-05-28T-66:35:00+03:00</text:p>
      <text:p text:style-name="P4">
Modified Time: 2023-05-28T19:35:00+03:00</text:p>
      <text:p text:style-name="P4">
Description: In the second round of the election of Turkish President, after elaboration of ballots from 95.24% of the election urns, Erdogan is leading. - Ukrinform.</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Президент', 'Вибори у Туреччині']</text:p>
      <text:p text:style-name="P4">
Type: Article</text:p>
      <!--METADATA-->
      <text:p text:style-name="P4">
<draw:frame draw:style-name="fr1" draw:name="Image52" text:anchor-type="as-char" svg:width="6.9236in" svg:height="3.956343in" draw:z-index="0">
<draw:image xlink:href="../Images/yкринформ/2023-05-28T-66-35-00-03-00/630_360_1660844699-886.jpg" xlink:type="simple" xlink:show="embed" xlink:actuate="onLoad" draw:mime-type="image/jpeg"/>
</draw:frame>
In the second course of the election of Turkish President, after elaboration of ballots from 95.24%of the election urns, Erdogan is leading.</text:p>
      <text:p text:style-name="P4">
About it reports Ukrinform with reference to news agency <text:a xlink:type="simple" xlink:href="http://secim.aa.com.tr/" text:style-name="Internet_20_link" text:visited-style-name="Visited_20_Internet_20_Link">
"Anadol"</text:a>
, which receives data from the High Election Commission.</text:p>
      <text:p text:style-name="P4">
President Erdogan scored 52.34%, the leader of the opposition of the rugge - 47.66%.</text:p>
      <text:p text:style-name="P4">
Opposition leader is leading in some provinces in the west, east and south, as well as in Ankara province. All others win the current Presidential.</text:p>
      <text:p text:style-name="P4">
Erdogan wins in 52 provinces, carpet - in 29.</text:p>
      <text:p text:style-name="P4">
According to the results of the second round abroad, after the counting of 32.07%of the vote, the victory is won by President Erdogan with an indicator of 52.34%. Kemalkilichdaroglu gained 47.66% of Kilichdaroglu, the leader by voting in the US, Canada, Australia, China, Kazakhstan, Bulgaria, Greece, Romania South Africa, Nigeria and other countries; Erdogan - in Norway, Germany, the Netherlands, France, Iran, Iraq, Uzbekistan, Libya, Egypt, Pakistan, Malaysia. The ballots from individual countries have not yet been taken into account.</text:p>
      <text:p text:style-name="P4">
<text:span text:style-name="T4">
 Read also: </text:span>
 <text:a xlink:type="simple" xlink:href="https://www.ukrinform.ua/rubric-world/3714283-vibori-v-tureccini-na-zakordonnih-dilnicah-zafiksuvali-rekordnu-aktivnist-viborciv.html" text:style-name="Internet_20_link" text:visited-style-name="Visited_20_Internet_20_Link">
Elections in Turkey: at foreign sites recorded the rerdicular activity of voters</text:a>
As reported by Ukrinform, in the second round of the presidential election citizens <text:a xlink:type="simple" xlink:href="https://www.ukrinform.ua/tag-tureccina" text:style-name="Internet_20_link" text:visited-style-name="Visited_20_Internet_20_Link">
Turkey</text:a>
They were elected between the Acting President Recep Tayip Erdogan and the opposition leader of the camalemicilchdroglu.</text:p>
      <text:p text:style-name="P4">
News Source: <text:a xlink:type="simple" xlink:href="https://www.ukrinform.ua/rubric-world/3715311-erdogan-peremagae-na-prezidentskih-viborah-u-tureccini-poperedni-dani.html" text:style-name="Internet_20_link" text:visited-style-name="Visited_20_Internet_20_Link">
https://www.ukrinform.ua/rubric-world/3715311-erdogan-peremagae-na-prezidentskih-viborah-u-tureccini-poperedni-dani.html</text:a>
</text:p>
      <!--NEWS-->
      <text:h text:style-name="P10" text:outline-level="1">
<text:span text:style-name="T4">
Ukraine needs to strengthen the air defense system for the winter</text:span>
</text:h>
      <text:p text:style-name="P4">
Authors: Ukrinform (Person)</text:p>
      <text:p text:style-name="P4">
Publisher: Укринформ (Organization)</text:p>
      <text:p text:style-name="P4">
Published Time: 2023-05-28T-70:32:00+03:00</text:p>
      <text:p text:style-name="P4">
Modified Time: 2023-05-28T19:32:00+03:00</text:p>
      <text:p text:style-name="P4">
Description: Ukraine needs to strengthen the air defense system by the next winter. - Ukrinform.</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Війна з Росією', 'ППО', 'Зима', 'Єдині новини']</text:p>
      <text:p text:style-name="P4">
Type: Article</text:p>
      <!--METADATA-->
      <text:p text:style-name="P4">
<draw:frame draw:style-name="fr1" draw:name="Image53" text:anchor-type="as-char" svg:width="6.9236in" svg:height="3.956343in" draw:z-index="0">
<draw:image xlink:href="../Images/yкринформ/2023-05-28T-70-32-00-03-00/630_360_1677842583-533.jpg" xlink:type="simple" xlink:show="embed" xlink:actuate="onLoad" draw:mime-type="image/jpeg"/>
</draw:frame>
It is necessary to strengthen the air defense system by the next winter.</text:p>
      <text:p text:style-name="P4">
According to the Ukrinform correspondent, the Minister of Defense of Ukraine Oleksiresnikov said this on the air of the Telernorphone "One News".</text:p>
      <text:p text:style-name="P4">
"Today our task is to accumulate the number of such systems. In the winter it is important to perform the air defense system, because we need to make our sky safe so that our children went to school, students went to universities, doctors treated in hospitals, etc. We need to establish a safe life This is an important task and we do it, "Reznikov said.</text:p>
      <text:p text:style-name="P4">
He added that not only Kiev, but also all large aglomerations in [Ukraine] should also be protected(https://www.ukrinform.ua/tag-ukraina): Kharkiv, Dnipro, Odessa, Lviv, Zaporozhye and other cities.</text:p>
      <text:p text:style-name="P4">
According to Reznikov, Ukraine has already solved all the basic tasks of establishing the resettlement of a certain type of weapon and should focus on ensuring the necessary number of air defense system and other means necessary to protect the sky.</text:p>
      <text:p text:style-name="P4">
"Now it is not about a fundamental decision on any system, but about the number of systems that will be provided with missiles. They are also systems of radars, interceptions, situational awareness, etc.," the minister explained.</text:p>
      <text:p text:style-name="P4">
*!(https://www.ukrinform.ua/rubric-ato/3714699-zrobimo-vse-dla-svidsogo-postacanna-ukraini-sistem-ppo-prezident.html)The head of the Ministry of Defense noted that in addition to providing the air defense systems themselves, Ukraine also constantly raises the issue of ensuring the combat status of these systems, including the replacement of spare parts, maintenance and repairs.</text:p>
      <text:p text:style-name="P4">
As reported by Ukrinform, during a meeting of the contact group on defense Ukraine in the format "Ramstein", which took place on May 25, it was about strengthening the systems of air and missing defense of Ukraine.</text:p>
      <text:p text:style-name="P4">
News Source: <text:a xlink:type="simple" xlink:href="https://www.ukrinform.ua/rubric-ato/3715310-ukraini-neobhidno-na-zimu-zmicniti-sistemu-ppo-reznikov.html" text:style-name="Internet_20_link" text:visited-style-name="Visited_20_Internet_20_Link">
https://www.ukrinform.ua/rubric-ato/3715310-ukraini-neobhidno-na-zimu-zmicniti-sistemu-ppo-reznikov.html</text:a>
</text:p>
      <!--NEWS-->
      <text:h text:style-name="P10" text:outline-level="1">
<text:span text:style-name="T4">
In the General Staff specify the number of drones whipped at night - 58 out of 59</text:span>
</text:h>
      <text:p text:style-name="P4">
Authors: Ukrinform (Person)</text:p>
      <text:p text:style-name="P4">
Publisher: Укринформ (Organization)</text:p>
      <text:p text:style-name="P4">
Published Time: 2023-05-28T-72:23:00+03:00</text:p>
      <text:p text:style-name="P4">
Modified Time: 2023-05-28T19:23:00+03:00</text:p>
      <text:p text:style-name="P4">
Description: The Russian army on the night of May 28 launched 59 Dronov-Kamikadze Shahd, 58 of them destroyed the defense forces. - Ukrinform.</text:p>
      <text:p text:style-name="P4">
Images: ['<text:a xlink:type="simple" xlink:href="https://static.ukrinform.com/photos/2022_09/thumb_files/630_360_1663950257-687.jpg" text:style-name="Internet_20_link" text:visited-style-name="Visited_20_Internet_20_Link">
630_360_16639...</text:a>
']</text:p>
      <text:p text:style-name="P4">
Tags: ['Генштаб', 'Обстріл', 'Війна з Росією', 'Дрон-камікадзе']</text:p>
      <text:p text:style-name="P4">
Type: Article</text:p>
      <!--METADATA-->
      <text:p text:style-name="P4">
<draw:frame draw:style-name="fr1" draw:name="Image54" text:anchor-type="as-char" svg:width="6.9236in" svg:height="3.959901in" draw:z-index="0">
<draw:image xlink:href="../Images/yкринформ/2023-05-28T-72-23-00-03-00/630_360_1663950257-687.jpg" xlink:type="simple" xlink:show="embed" xlink:actuate="onLoad" draw:mime-type="image/jpeg"/>
</draw:frame>
The Russian army launched 59 drones-Kamikadze Shahd on the night of May 28, 58 from the outs of defense.</text:p>
      <text:p text:style-name="P4">
According to Ukrinform, the Data General Staff of the Armed Forces of Ukraine was publicized in <text:a xlink:type="simple" xlink:href="https://www.facebook.com/GeneralStaff.ua/posts/pfbid0Su1tscfRnjvhQsNoBi81vsCNc5mLTzcJynPLHK1h1SUFQqYCgmESypCN5Ra4fZHsl" text:style-name="Internet_20_link" text:visited-style-name="Visited_20_Internet_20_Link">
Facebook</text:a>
.</text:p>
      <text:p text:style-name="P4">
"За уточненою інформацією, цієї доби, вночі, російська федерація завдалачергового масованого удару по території України, застосувавши іранські ударні<text:a xlink:type="simple" xlink:href="https://www.ukrinform.ua/tag-bezpilotnik" text:style-name="Internet_20_link" text:visited-style-name="Visited_20_Internet_20_Link">
 БпЛА </text:a>
Shahed, 58 out of 59 was designed by our defenders, " - the message reads.</text:p>
      <text:p text:style-name="P4">
As reported <text:a xlink:type="simple" xlink:href="https://www.ukrinform.ua/rubric-ato/3715111-rekordna-kilkist-zapusenih-sahediv-sili-oboroni-vnoci-znisili-52-z-54.html" text:style-name="Internet_20_link" text:visited-style-name="Visited_20_Internet_20_Link">
Ukrinform</text:a>
, on the night of May 28, Russian invaders attacked Ukraine with drones Shahd-136/131 from the northern and southern directions. The meeting became aware of the beat of 52 enemy drones.</text:p>
      <text:p text:style-name="P4">
<text:span text:style-name="T4">
 Read also: </text:span>
 <text:a xlink:type="simple" xlink:href="https://www.ukrinform.ua/rubric-ato/3715248-bijci-vms-postrilom-z-artilerijskogo-katera-zbili-shahed-nad-kiivskim-vodoshovisem.html" text:style-name="Internet_20_link" text:visited-style-name="Visited_20_Internet_20_Link">
Navy fighters shot from the artillery boat shot sharedadnads at the Kiev reservoir</text:a>
In particular, one person was killed in Kyiv as a result of the Russians' night attack](https://www.ukrinform.ua/rubric-kyiv/3715156-u-kievi-vnaslidok-ataki-sahedami-zaginula-ludina-dvoe-poraneni.html)two more were injured. Civilians were damaged in several areas of the city.</text:p>
      <text:p text:style-name="P4">
News Source: <text:a xlink:type="simple" xlink:href="https://www.ukrinform.ua/rubric-ato/3715308-u-genstabi-utocnili-kilkist-zbitih-unoci-droniv-58-iz-59.html" text:style-name="Internet_20_link" text:visited-style-name="Visited_20_Internet_20_Link">
https://www.ukrinform.ua/rubric-ato/3715308-u-genstabi-utocnili-kilkist-zbitih-unoci-droniv-58-iz-59.html</text:a>
</text:p>
      <!--NEWS-->
      <text:h text:style-name="P10" text:outline-level="1">
<text:span text:style-name="T4">
Ukrainian air defense shot down 52 of 54 Shahed drones launched by Russia overnight</text:span>
</text:h>
      <text:p text:style-name="P4">
Authors: liveuamap (Language: en)</text:p>
      <text:p text:style-name="P4">
Time: 2023-05-28T01:05:18</text:p>
      <text:p text:style-name="P4">
Location: Kyiv (Latitude:51.08282 Longtitude:29.04785)</text:p>
      <text:p text:style-name="P4">
Videos: []</text:p>
      <text:p text:style-name="P4">
Images: ["<text:a xlink:type="simple" xlink:href="https://liveuamap.com/pics/2023/05/28/22565820_0.jpg" text:style-name="Internet_20_link" text:visited-style-name="Visited_20_Internet_20_Link">
22565820_0.jpg</text:a>
"]</text:p>
      <text:p text:style-name="P4">
Tags: []</text:p>
      <text:p text:style-name="P4">
Id: 22565820</text:p>
      <!--METADATA-->
      <text:p text:style-name="P4">
Ukrainian air defense shot down 52 of 54 Shahed drones launched by Russiaovernight</text:p>
      <text:p text:style-name="P4">
<draw:frame draw:style-name="fr1" draw:name="Image55" text:anchor-type="as-char" svg:width="6.9236in" svg:height="6.9236in" draw:z-index="0">
<draw:image xlink:href="../Images/liveuamap/2023-05-28T01-05-18/22565820_0.jpg" xlink:type="simple" xlink:show="embed" xlink:actuate="onLoad" draw:mime-type="image/jpeg"/>
</draw:frame>
News Collection Link: <text:a xlink:type="simple" xlink:href="https://liveuamap.com/en/2023/28-may-ukrainian-air-defense-shot-down-52-of-54-shahed-drones" text:style-name="Internet_20_link" text:visited-style-name="Visited_20_Internet_20_Link">
https://liveuamap.com/en/2023/28-may-ukrainian-air-defense-shot-down-52-of-54-shahed-drones</text:a>
</text:p>
      <text:p text:style-name="P4">
News Source: <text:a xlink:type="simple" xlink:href="https://t.me/kpszsu/2541" text:style-name="Internet_20_link" text:visited-style-name="Visited_20_Internet_20_Link">
https://t.me/kpszsu/2541</text:a>
</text:p>
      <!--NEWS-->
      <text:h text:style-name="P10" text:outline-level="1">
<text:span text:style-name="T4">
Russian army shelled Nikopol twice overnight</text:span>
</text:h>
      <text:p text:style-name="P4">
Authors: liveuamap (Language: en)</text:p>
      <text:p text:style-name="P4">
Time: 2023-05-28T02:10:14</text:p>
      <text:p text:style-name="P4">
Location: Zaporizhia (Latitude:47.5668 Longtitude:34.39579)</text:p>
      <text:p text:style-name="P4">
Videos: []</text:p>
      <text:p text:style-name="P4">
Images: ["<text:a xlink:type="simple" xlink:href="https://liveuamap.com/pics/2023/05/28/22565821_0.jpg" text:style-name="Internet_20_link" text:visited-style-name="Visited_20_Internet_20_Link">
22565821_0.jpg</text:a>
"]</text:p>
      <text:p text:style-name="P4">
Tags: ["Europe", "Central and Eastern Europe"]</text:p>
      <text:p text:style-name="P4">
Id: 22565821</text:p>
      <!--METADATA-->
      <text:p text:style-name="P4">
Russian army shelled Nikopol twice overnight</text:p>
      <text:p text:style-name="P4">
<draw:frame draw:style-name="fr1" draw:name="Image56" text:anchor-type="as-char" svg:width="6.9236in" svg:height="6.9236in" draw:z-index="0">
<draw:image xlink:href="../Images/liveuamap/2023-05-28T02-10-14/22565821_0.jpg" xlink:type="simple" xlink:show="embed" xlink:actuate="onLoad" draw:mime-type="image/jpeg"/>
</draw:frame>
News Collection Link: <text:a xlink:type="simple" xlink:href="https://liveuamap.com/en/2023/28-may-russian-army-shelled-nikopol-twice-overnight-" text:style-name="Internet_20_link" text:visited-style-name="Visited_20_Internet_20_Link">
https://liveuamap.com/en/2023/28-may-russian-army-shelled-nikopol-twice-overnight-</text:a>
</text:p>
      <text:p text:style-name="P4">
News Source: <text:a xlink:type="simple" xlink:href="https://t.me/hyevuy_dnepr/53096" text:style-name="Internet_20_link" text:visited-style-name="Visited_20_Internet_20_Link">
https://t.me/hyevuy_dnepr/53096</text:a>
</text:p>
      <!--NEWS-->
      <text:h text:style-name="P10" text:outline-level="1">
<text:span text:style-name="T4">
Damage in Kyiv as result of overnight attack with drones</text:span>
</text:h>
      <text:p text:style-name="P4">
Authors: liveuamap (Language: en)</text:p>
      <text:p text:style-name="P4">
Time: 2023-05-28T03:04:00</text:p>
      <text:p text:style-name="P4">
Location: Kyiv, Kyiv city (Latitude:50.42985 Longtitude:30.54268)</text:p>
      <text:p text:style-name="P4">
Videos: []</text:p>
      <text:p text:style-name="P4">
Images: ["<text:a xlink:type="simple" xlink:href="https://liveuamap.com/pics/2023/05/28/22565823_0.jpg" text:style-name="Internet_20_link" text:visited-style-name="Visited_20_Internet_20_Link">
22565823_0.jpg</text:a>
", "<text:a xlink:type="simple" xlink:href="https://liveuamap.com/pics/2023/05/28/22565823_1.jpg" text:style-name="Internet_20_link" text:visited-style-name="Visited_20_Internet_20_Link">
22565823_1.jpg</text:a>
"]</text:p>
      <text:p text:style-name="P4">
Tags: ["Europe", "Central and Eastern Europe"]</text:p>
      <text:p text:style-name="P4">
Id: 22565823</text:p>
      <!--METADATA-->
      <text:p text:style-name="P4">
Damage in Kyiv as result of overnight attack with drones</text:p>
      <text:p text:style-name="P4">
<draw:frame draw:style-name="fr1" draw:name="Image57" text:anchor-type="as-char" svg:width="6.9236in" svg:height="4.557104in" draw:z-index="0">
<draw:image xlink:href="../Images/liveuamap/2023-05-28T03-04-00/22565823_0.jpg" xlink:type="simple" xlink:show="embed" xlink:actuate="onLoad" draw:mime-type="image/jpeg"/>
</draw:frame>
<draw:frame draw:style-name="fr1" draw:name="Image58" text:anchor-type="as-char" svg:width="6.9236in" svg:height="6.351402in" draw:z-index="0">
<draw:image xlink:href="../Images/liveuamap/2023-05-28T03-04-00/22565823_1.jpg" xlink:type="simple" xlink:show="embed" xlink:actuate="onLoad" draw:mime-type="image/jpeg"/>
</draw:frame>
News Collection Link: <text:a xlink:type="simple" xlink:href="https://liveuamap.com/en/2023/28-may-damage-in-kyiv-as-result-of-overnight-attack-with" text:style-name="Internet_20_link" text:visited-style-name="Visited_20_Internet_20_Link">
https://liveuamap.com/en/2023/28-may-damage-in-kyiv-as-result-of-overnight-attack-with</text:a>
</text:p>
      <text:p text:style-name="P4">
News Source: <text:a xlink:type="simple" xlink:href="https://t.me/Tsaplienko/32667" text:style-name="Internet_20_link" text:visited-style-name="Visited_20_Internet_20_Link">
https://t.me/Tsaplienko/32667</text:a>
</text:p>
      <!--NEWS-->
      <text:h text:style-name="P10" text:outline-level="1">
<text:span text:style-name="T4">
Russian drone hit infrastructure object in Zhytomyr region, no casualties</text:span>
</text:h>
      <text:p text:style-name="P4">
Authors: liveuamap (Language: en)</text:p>
      <text:p text:style-name="P4">
Time: 2023-05-28T03:05:00</text:p>
      <text:p text:style-name="P4">
Location: Zhytomyr (Latitude:50.25796 Longtitude:28.6096)</text:p>
      <text:p text:style-name="P4">
Videos: []</text:p>
      <text:p text:style-name="P4">
Images: ["<text:a xlink:type="simple" xlink:href="https://liveuamap.com/pics/2023/05/28/22565824_0.jpg" text:style-name="Internet_20_link" text:visited-style-name="Visited_20_Internet_20_Link">
22565824_0.jpg</text:a>
"]</text:p>
      <text:p text:style-name="P4">
Tags: ["Europe", "Central and Eastern Europe"]</text:p>
      <text:p text:style-name="P4">
Id: 22565824</text:p>
      <!--METADATA-->
      <text:p text:style-name="P4">
Russian drone hit infrastructure object in Zhytomyr region, no casualties</text:p>
      <text:p text:style-name="P4">
<draw:frame draw:style-name="fr1" draw:name="Image59" text:anchor-type="as-char" svg:width="6.9236in" svg:height="6.197816in" draw:z-index="0">
<draw:image xlink:href="../Images/liveuamap/2023-05-28T03-05-00/22565824_0.jpg" xlink:type="simple" xlink:show="embed" xlink:actuate="onLoad" draw:mime-type="image/jpeg"/>
</draw:frame>
News Collection Link: <text:a xlink:type="simple" xlink:href="https://liveuamap.com/en/2023/28-may-russian-drone-hit-infrastructure-object-in-zhytomyr" text:style-name="Internet_20_link" text:visited-style-name="Visited_20_Internet_20_Link">
https://liveuamap.com/en/2023/28-may-russian-drone-hit-infrastructure-object-in-zhytomyr</text:a>
</text:p>
      <text:p text:style-name="P4">
News Source: <text:a xlink:type="simple" xlink:href="https://t.me/operativnoZSU/98277" text:style-name="Internet_20_link" text:visited-style-name="Visited_20_Internet_20_Link">
https://t.me/operativnoZSU/98277</text:a>
</text:p>
      <!--NEWS-->
      <text:h text:style-name="P10" text:outline-level="1">
<text:span text:style-name="T4">
Death toll of Russian missile strike at hospital in Dnipro city increased to 4 killed, 32 wou...</text:span>
</text:h>
      <text:p text:style-name="P4">
Authors: liveuamap (Language: en)</text:p>
      <text:p text:style-name="P4">
Time: 2023-05-28T03:20:21</text:p>
      <text:p text:style-name="P4">
Location: Dnipropetrovs'k,Dnipropetrovsk Oblast (Latitude:48.51046 Longtitude:35.04553)</text:p>
      <text:p text:style-name="P4">
Videos: []</text:p>
      <text:p text:style-name="P4">
Images: []</text:p>
      <text:p text:style-name="P4">
Tags: ["Europe", "Central and Eastern Europe"]</text:p>
      <text:p text:style-name="P4">
Id: 22565832</text:p>
      <!--METADATA-->
      <text:p text:style-name="P4">
Death toll of Russian missile strike at hospital in Dnipro city increased to 4killed, 32 wounded</text:p>
      <text:p text:style-name="P4">
News Collection Link: <text:a xlink:type="simple" xlink:href="https://liveuamap.com/en/2023/28-may-death-toll-of-russian-missile-strike-at-hospital-in" text:style-name="Internet_20_link" text:visited-style-name="Visited_20_Internet_20_Link">
https://liveuamap.com/en/2023/28-may-death-toll-of-russian-missile-strike-at-hospital-in</text:a>
</text:p>
      <text:p text:style-name="P4">
News Source: <text:a xlink:type="simple" xlink:href="https://t.me/hromadske_ua/33316" text:style-name="Internet_20_link" text:visited-style-name="Visited_20_Internet_20_Link">
https://t.me/hromadske_ua/33316</text:a>
</text:p>
      <!--NEWS-->
      <text:h text:style-name="P10" text:outline-level="1">
<text:span text:style-name="T4">
Russian army conducted 3 missile strikes, 13 airstrikes and about 30 shelling with MLRS, used...</text:span>
</text:h>
      <text:p text:style-name="P4">
Authors: liveuamap (Language: en)</text:p>
      <text:p text:style-name="P4">
Time: 2023-05-28T03:36:00</text:p>
      <text:p text:style-name="P4">
Location: Donetsk Oblast (Latitude:48.734 Longtitude:37.60483)</text:p>
      <text:p text:style-name="P4">
Videos: []</text:p>
      <text:p text:style-name="P4">
Images: []</text:p>
      <text:p text:style-name="P4">
Tags: ["Russia"]</text:p>
      <text:p text:style-name="P4">
Id: 22565842</text:p>
      <!--METADATA-->
      <text:p text:style-name="P4">
Russian army conducted 3 missile strikes, 13 airstrikes and about 30 shellingwith MLRS, used S-300 missile against Kramatorsk twice, - General Staff ofArmed Forces of Ukraine says in the morning report</text:p>
      <text:p text:style-name="P4">
News Collection Link: <text:a xlink:type="simple" xlink:href="https://liveuamap.com/en/2023/28-may-russian-army-conducted-3-missile-strikes-13-airstrikes" text:style-name="Internet_20_link" text:visited-style-name="Visited_20_Internet_20_Link">
https://liveuamap.com/en/2023/28-may-russian-army-conducted-3-missile-strikes-13-airstrikes</text:a>
</text:p>
      <text:p text:style-name="P4">
News Source: <text:a xlink:type="simple" xlink:href="https://t.me/lumsrc/4919" text:style-name="Internet_20_link" text:visited-style-name="Visited_20_Internet_20_Link">
https://t.me/lumsrc/4919</text:a>
</text:p>
      <!--NEWS-->
      <text:h text:style-name="P10" text:outline-level="1">
<text:span text:style-name="T4">
Russian forces conducting offensive actions in Luhansk and Donetsk regions. Ukrainian militar...</text:span>
</text:h>
      <text:p text:style-name="P4">
Authors: liveuamap (Language: en)</text:p>
      <text:p text:style-name="P4">
Time: 2023-05-28T03:40:30</text:p>
      <text:p text:style-name="P4">
Location: Bakhmut (Latitude:48.60726 Longtitude:37.93047)</text:p>
      <text:p text:style-name="P4">
Videos: []</text:p>
      <text:p text:style-name="P4">
Images: []</text:p>
      <text:p text:style-name="P4">
Tags: ["Russia"]</text:p>
      <text:p text:style-name="P4">
Id: 22565833</text:p>
      <!--METADATA-->
      <text:p text:style-name="P4">
Russian forces conducting offensive actions in Luhansk and Donetsk regions.Ukrainian military had 21 combat engagements with Russian forces nearMasutivka, west of Khromove, Syeverne and Pervomayske, Maryinka, - GeneralStaff of Armed Forces of Ukraine says in the morning report</text:p>
      <text:p text:style-name="P4">
News Collection Link: <text:a xlink:type="simple" xlink:href="https://liveuamap.com/en/2023/28-may-russian-forces-conducting-offensive-actions-in-luhansk" text:style-name="Internet_20_link" text:visited-style-name="Visited_20_Internet_20_Link">
https://liveuamap.com/en/2023/28-may-russian-forces-conducting-offensive-actions-in-luhansk</text:a>
</text:p>
      <text:p text:style-name="P4">
News Source: <text:a xlink:type="simple" xlink:href="https://t.me/lumsrc/4928" text:style-name="Internet_20_link" text:visited-style-name="Visited_20_Internet_20_Link">
https://t.me/lumsrc/4928</text:a>
</text:p>
      <!--NEWS-->
      <text:h text:style-name="P10" text:outline-level="1">
<text:span text:style-name="T4">
Donetsk Oblast(09:55). Red Alert: aerial threat. Sirens sounding. Take cover now!</text:span>
</text:h>
      <text:p text:style-name="P4">
Authors: liveuamap (Language: en)</text:p>
      <text:p text:style-name="P4">
Time: 2023-05-28T03:58:00</text:p>
      <text:p text:style-name="P4">
Location: Donetsk Oblast (Latitude:48.72619 Longtitude:37.57777)</text:p>
      <text:p text:style-name="P4">
Videos: []</text:p>
      <text:p text:style-name="P4">
Images: []</text:p>
      <text:p text:style-name="P4">
Tags: ["Europe", "Central and Eastern Europe"]</text:p>
      <text:p text:style-name="P4">
Id: 22565845</text:p>
      <!--METADATA-->
      <text:p text:style-name="P4">
Donetsk Oblast(09:55). Red Alert: aerial threat. Sirens sounding. Take covernow!</text:p>
      <text:p text:style-name="P4">
News Collection Link: <text:a xlink:type="simple" xlink:href="https://liveuamap.com/en/2023/28-may-donetsk-oblast0955-red-alert-aerial-thg" text:style-name="Internet_20_link" text:visited-style-name="Visited_20_Internet_20_Link">
https://liveuamap.com/en/2023/28-may-donetsk-oblast0955-red-alert-aerial-thg</text:a>
</text:p>
      <text:p text:style-name="P4">
News Source: <text:a xlink:type="simple" xlink:href="https://t.me/air_alert_ua/46687" text:style-name="Internet_20_link" text:visited-style-name="Visited_20_Internet_20_Link">
https://t.me/air_alert_ua/46687</text:a>
</text:p>
      <!--NEWS-->
      <text:h text:style-name="P10" text:outline-level="1">
<text:span text:style-name="T4">
Kharkiv, Kharkivska Oblast(10:41). Red Alert: aerial threat. Sirens sounding. Take cover now!</text:span>
</text:h>
      <text:p text:style-name="P4">
Authors: liveuamap (Language: en)</text:p>
      <text:p text:style-name="P4">
Time: 2023-05-28T04:42:00</text:p>
      <text:p text:style-name="P4">
Location: Kharkiv (Latitude:49.98134 Longtitude:36.25372)</text:p>
      <text:p text:style-name="P4">
Videos: []</text:p>
      <text:p text:style-name="P4">
Images: []</text:p>
      <text:p text:style-name="P4">
Tags: ["Europe", "Central and Eastern Europe"]</text:p>
      <text:p text:style-name="P4">
Id: 22565846</text:p>
      <!--METADATA-->
      <text:p text:style-name="P4">
Kharkiv, Kharkiv region(10:41). Red Alert: aerial threat. Sirens sounding.Take cover now!</text:p>
      <text:p text:style-name="P4">
News Collection Link: <text:a xlink:type="simple" xlink:href="https://liveuamap.com/en/2023/28-may-kharkiv-kharkivska-oblast1041-red-alerg" text:style-name="Internet_20_link" text:visited-style-name="Visited_20_Internet_20_Link">
https://liveuamap.com/en/2023/28-may-kharkiv-kharkivska-oblast1041-red-alerg</text:a>
</text:p>
      <text:p text:style-name="P4">
News Source: <text:a xlink:type="simple" xlink:href="https://t.me/suspilnekharkiv/25270" text:style-name="Internet_20_link" text:visited-style-name="Visited_20_Internet_20_Link">
https://t.me/suspilnekharkiv/25270</text:a>
</text:p>
      <!--NEWS-->
      <text:h text:style-name="P10" text:outline-level="1">
<text:span text:style-name="T4">
Russian FM Lavrov calls western plans to supply fighter jets to Ukraine an unacceptable escal...</text:span>
</text:h>
      <text:p text:style-name="P4">
Authors: liveuamap (Language: en)</text:p>
      <text:p text:style-name="P4">
Time: 2023-05-28T05:05:54</text:p>
      <text:p text:style-name="P4">
Location: Moskva, Moscow (Latitude:55.74509 Longtitude:37.5832)</text:p>
      <text:p text:style-name="P4">
Videos: []</text:p>
      <text:p text:style-name="P4">
Images: []</text:p>
      <text:p text:style-name="P4">
Tags: ["Central and Eastern Europe", "Russia"]</text:p>
      <text:p text:style-name="P4">
Id: 22565847</text:p>
      <!--METADATA-->
      <text:p text:style-name="P4">
Russian FM Lavrov calls western plans to supply fighter jets to Ukraine anunacceptable escalation</text:p>
      <text:p text:style-name="P4">
News Collection Link: <text:a xlink:type="simple" xlink:href="https://liveuamap.com/en/2023/28-may-russian-fm-lavrov-calls-western-plans-to-supply-fighter" text:style-name="Internet_20_link" text:visited-style-name="Visited_20_Internet_20_Link">
https://liveuamap.com/en/2023/28-may-russian-fm-lavrov-calls-western-plans-to-supply-fighter</text:a>
</text:p>
      <text:p text:style-name="P4">
News Source: <text:a xlink:type="simple" xlink:href="https://t.me/bbbreaking/156484" text:style-name="Internet_20_link" text:visited-style-name="Visited_20_Internet_20_Link">
https://t.me/bbbreaking/156484</text:a>
</text:p>
      <!--NEWS-->
      <text:h text:style-name="P10" text:outline-level="1">
<text:span text:style-name="T4">
In the center of Melitopol there was an explosion - mayor</text:span>
</text:h>
      <text:p text:style-name="P4">
Authors: Ukrinform (Person)</text:p>
      <text:p text:style-name="P4">
Publisher: Укринформ (Organization)</text:p>
      <text:p text:style-name="P4">
Published Time: 2023-05-28T07:39:36+03:00</text:p>
      <text:p text:style-name="P4">
Modified Time: 2023-05-28T07:39:36+03:00</text:p>
      <text:p text:style-name="P4">
Description: An explosion occurred in the center of the temporarily occupied Melitopol. - Ukrinform.</text:p>
      <text:p text:style-name="P4">
Images: ['<text:a xlink:type="simple" xlink:href="https://static.ukrinform.com/photos/2023_05/thumb_files/630_360_1683904510-292.jpg" text:style-name="Internet_20_link" text:visited-style-name="Visited_20_Internet_20_Link">
630_360_16839...</text:a>
']</text:p>
      <text:p text:style-name="P4">
Tags: ['Мелітополь', 'Вибух', 'Федоров', 'Війна з Росією']</text:p>
      <text:p text:style-name="P4">
Type: Article</text:p>
      <!--METADATA-->
      <text:p text:style-name="P4">
<draw:frame draw:style-name="fr1" draw:name="Image60" text:anchor-type="as-char" svg:width="6.9236in" svg:height="3.956343in" draw:z-index="0">
<draw:image xlink:href="../Images/yкринформ/2023-05-28T07-39-36-03-00/630_360_1683904510-292.jpg" xlink:type="simple" xlink:show="embed" xlink:actuate="onLoad" draw:mime-type="image/jpeg"/>
</draw:frame>
An explosion occurred in the central time of the occupied Melitopol.</text:p>
      <text:p text:style-name="P4">
About it in <text:a xlink:type="simple" xlink:href="https://t.me/ivan_fedorov_melitopol/2102" text:style-name="Internet_20_link" text:visited-style-name="Visited_20_Internet_20_Link">
telegram</text:a>
Melitopol Ivan Fedorov, reported by Melitopol, reports.</text:p>
      <text:p text:style-name="P4">
"In Melitopol loud. In the center of the city, a lonely <text:a xlink:type="simple" xlink:href="https://www.ukrinform.ua/tag-vibuh" text:style-name="Internet_20_link" text:visited-style-name="Visited_20_Internet_20_Link">
explosion</text:a>
. We find out from the occupiers, we find out, "- the message reads.</text:p>
      <text:p text:style-name="P4">
<text:span text:style-name="T4">
 Read also: </text:span>
 <text:a xlink:type="simple" xlink:href="https://www.ukrinform.ua/rubric-ato/3714998-u-berdanskij-rajradi-pidtverdili-vibuhi-poblizu-mista.html" text:style-name="Internet_20_link" text:visited-style-name="Visited_20_Internet_20_Link">
in Berdyansk District Council confirmed <text:span text:style-name="T4">
 explosion </text:span>
 and nearby</text:a>
As it was reported, in the Zaporizhzhya direction, in particular in the area of Vasylivka, Tokmak and Molochansk, the Russian Federation increased.</text:p>
      <text:p text:style-name="P4">
_ Photo illustrative_</text:p>
      <text:p text:style-name="P4">
News Source: <text:a xlink:type="simple" xlink:href="https://www.ukrinform.ua/rubric-regions/3715109-u-centri-melitopola-prolunav-vibuh-mer.html" text:style-name="Internet_20_link" text:visited-style-name="Visited_20_Internet_20_Link">
https://www.ukrinform.ua/rubric-regions/3715109-u-centri-melitopola-prolunav-vibuh-mer.html</text:a>
</text:p>
      <!--NEWS-->
      <text:h text:style-name="P10" text:outline-level="1">
<text:span text:style-name="T4">
Zaporizka Oblast(13:42). Red Alert: aerial threat. Sirens sounding. Take cover now!</text:span>
</text:h>
      <text:p text:style-name="P4">
Authors: liveuamap (Language: en)</text:p>
      <text:p text:style-name="P4">
Time: 2023-05-28T07:43:00</text:p>
      <text:p text:style-name="P4">
Location: Zaporizka Oblast (Latitude:47.612021 Longtitude:35.765261)</text:p>
      <text:p text:style-name="P4">
Videos: []</text:p>
      <text:p text:style-name="P4">
Images: []</text:p>
      <text:p text:style-name="P4">
Tags: ["Europe", "Central and Eastern Europe"]</text:p>
      <text:p text:style-name="P4">
Id: 22565917</text:p>
      <!--METADATA-->
      <text:p text:style-name="P4">
Zaporizhzhia region(13:42). Red Alert: aerial threat. Sirens sounding. Take covernow!</text:p>
      <text:p text:style-name="P4">
News Collection Link: <text:a xlink:type="simple" xlink:href="https://liveuamap.com/en/2023/28-may-zaporizka-oblast1342-red-alert-aerial-g" text:style-name="Internet_20_link" text:visited-style-name="Visited_20_Internet_20_Link">
https://liveuamap.com/en/2023/28-may-zaporizka-oblast1342-red-alert-aerial-g</text:a>
</text:p>
      <text:p text:style-name="P4">
News Source: <text:a xlink:type="simple" xlink:href="https://t.me/air_alert_ua/46692" text:style-name="Internet_20_link" text:visited-style-name="Visited_20_Internet_20_Link">
https://t.me/air_alert_ua/46692</text:a>
</text:p>
      <!--NEWS-->
      <text:h text:style-name="P10" text:outline-level="1">
<text:span text:style-name="T4">
Record number of running "Shahmed": Defense forces at night destroyed 52 out of 54</text:span>
</text:h>
      <text:p text:style-name="P4">
Authors: Ukrinform (Person)</text:p>
      <text:p text:style-name="P4">
Publisher: Укринформ (Organization)</text:p>
      <text:p text:style-name="P4">
Published Time: 2023-05-28T07:57:00+03:00</text:p>
      <text:p text:style-name="P4">
Modified Time: 2023-05-28T07:57:00+03:00</text:p>
      <text:p text:style-name="P4">
Description: On the night of May 28, 2023, the enemy attacked Ukraine by Iranian shock drones "Shahd-136/131" from the northern direction-the Bryansk region, and the South-Krasnodar Territory. In general, a record number of drones-Kamikadze was recorded-54.-Ukrinform.</text:p>
      <text:p text:style-name="P4">
Images: ['<text:a xlink:type="simple" xlink:href="https://static.ukrinform.com/photos/2023_02/thumb_files/630_360_1677478309-566.jpg" text:style-name="Internet_20_link" text:visited-style-name="Visited_20_Internet_20_Link">
630_360_16774...</text:a>
']</text:p>
      <text:p text:style-name="P4">
Tags: ['Повітряні сили ЗСУ', 'Війна з Росією', 'ППО', 'Дрон-камікадзе', 'Повітряна атака']</text:p>
      <text:p text:style-name="P4">
Type: Article</text:p>
      <!--METADATA-->
      <text:p text:style-name="P4">
<draw:frame draw:style-name="fr1" draw:name="Image61" text:anchor-type="as-char" svg:width="6.9236in" svg:height="3.956343in" draw:z-index="0">
<draw:image xlink:href="../Images/yкринформ/2023-05-28T07-57-00-03-00/630_360_1677478309-566.jpg" xlink:type="simple" xlink:show="embed" xlink:actuate="onLoad" draw:mime-type="image/jpeg"/>
</draw:frame>
On the night of May 28, 2023, the enemy attacked Ukraine by Iranian shock drones "Shahd-136/131" from the northern direction-the Bryansk region, and the South Krasnodar Territory. In general, the launcher of record number of drones-Kamikadze-54.</text:p>
      <text:p text:style-name="P4">
According to Ukrinform, about it in <text:a xlink:type="simple" xlink:href="https://t.me/kpszsu/2541" text:style-name="Internet_20_link" text:visited-style-name="Visited_20_Internet_20_Link">
telegram</text:a>
The air forces of the Armed Forces of Ukraine are reported.</text:p>
      <text:p text:style-name="P4">
"The enemy directed another night attack on military objects and objects of critical infrastructure of the state in the central regions of the country, in particular to <text:a xlink:type="simple" xlink:href="https://www.ukrinform.ua/tag-kiivsina" text:style-name="Internet_20_link" text:visited-style-name="Visited_20_Internet_20_Link">
Kyiv region</text:a>
. Here, in the area of responsibility of the Air Command "Center", most shock drones were destroyed, " - said in the message.</text:p>
      <text:p text:style-name="P4">
<text:span text:style-name="T4">
 The successful combat work destroyed 52 "Shahda" </text:span>
.</text:p>
      <text:p text:style-name="P4">
The reflection of the attack involves the forces and means of the South Air Command and the Air Command of the "West" of the Air Force of Ukraine of Ukraine and the prototype defense of other components of the Defense Forces of Ukraine.</text:p>
      <text:p text:style-name="P4">
<text:span text:style-name="T4">
 Read also: </text:span>
 <text:a xlink:type="simple" xlink:href="https://www.ukrinform.ua/rubric-kyiv/3715094-ermak-pro-nicnu-ataku-na-kiiv-voni-prograut-a-mi-peremozemo-ta-pokaraemo.html" text:style-name="Internet_20_link" text:visited-style-name="Visited_20_Internet_20_Link">
Yermak - About Night Attack on Kiev: They lose, and we will make and punish</text:a>
It was reported that this night, according to preliminary data, forces and means of air defense space of Kiev, more than 40 enemy drones were destroyed.</text:p>
      <text:p text:style-name="P4">
News Source: <text:a xlink:type="simple" xlink:href="https://www.ukrinform.ua/rubric-ato/3715111-rekordna-kilkist-zapusenih-sahediv-sili-oboroni-vnoci-znisili-52-z-54.html" text:style-name="Internet_20_link" text:visited-style-name="Visited_20_Internet_20_Link">
https://www.ukrinform.ua/rubric-ato/3715111-rekordna-kilkist-zapusenih-sahediv-sili-oboroni-vnoci-znisili-52-z-54.html</text:a>
</text:p>
      <!--NEWS-->
      <text:h text:style-name="P10" text:outline-level="1">
<text:span text:style-name="T4">
Kherson region per day has suffered 73 shelling, there is a wounded</text:span>
</text:h>
      <text:p text:style-name="P4">
Authors: Ukrinform (Person)</text:p>
      <text:p text:style-name="P4">
Publisher: Укринформ (Organization)</text:p>
      <text:p text:style-name="P4">
Published Time: 2023-05-28T08:12:00+03:00</text:p>
      <text:p text:style-name="P4">
Modified Time: 2023-05-28T08:12:00+03:00</text:p>
      <text:p text:style-name="P4">
Description: The Russian army fired at Kherson 73 times during the day, one person was injured. - Ukrinform.</text:p>
      <text:p text:style-name="P4">
Images: ['<text:a xlink:type="simple" xlink:href="https://static.ukrinform.com/photos/2023_04/thumb_files/630_360_1681038651-213.jpg" text:style-name="Internet_20_link" text:visited-style-name="Visited_20_Internet_20_Link">
630_360_16810...</text:a>
']</text:p>
      <text:p text:style-name="P4">
Tags: ['Херсонщина', 'Обстріл', 'Поранені', 'Війна з Росією']</text:p>
      <text:p text:style-name="P4">
Type: Article</text:p>
      <!--METADATA-->
      <text:p text:style-name="P4">
<draw:frame draw:style-name="fr1" draw:name="Image63" text:anchor-type="as-char" svg:width="6.9236in" svg:height="3.956343in" draw:z-index="0">
<draw:image xlink:href="../Images/yкринформ/2023-05-28T08-12-00-03-00/630_360_1681038651-213.jpg" xlink:type="simple" xlink:show="embed" xlink:actuate="onLoad" draw:mime-type="image/jpeg"/>
</draw:frame>
The Russian army fired at Kherson 73 times during the day, one person was injured.</text:p>
      <text:p text:style-name="P4">
This was reported by the head of Kherson Ova Alexander Proudin in <text:a xlink:type="simple" xlink:href="http://t.me/olexandrprokudin/548" text:style-name="Internet_20_link" text:visited-style-name="Visited_20_Internet_20_Link">
telegram</text:a>
, reports Ukrinform.</text:p>
      <text:p text:style-name="P4">
"Over the past day, the enemy made 73 shelling, releasing 335 shells of changes, artillery, tanks, UAVs and aviation.</text:p>
      <text:p text:style-name="P4">
City <text:a xlink:type="simple" xlink:href="https://www.ukrinform.ua/tag-herson" text:style-name="Internet_20_link" text:visited-style-name="Visited_20_Internet_20_Link">
Kherson</text:a>
The enemy fired 3 times(11 shells)... Через російську агресію одна людина дістала поранення", -поінформував посадовець.</text:p>
      <text:p text:style-name="P4">
<text:span text:style-name="T4">
Читайте також:</text:span>
 <text:a xlink:type="simple" xlink:href="https://www.ukrinform.ua/rubric-ato/3715074-vorog-obstrilav-kupansk-i-cirkuni-na-harkivsini-e-zagiblij-ta-poranena.html" text:style-name="Internet_20_link" text:visited-style-name="Visited_20_Internet_20_Link">
 Ворог <text:span text:style-name="T4">
обстріл</text:span>
 яв Куп'янськ і Циркуни на Харківщині, єзагиблий та поранена </text:a>
In particular, according to him, the Russian military fired the residential quarterly seizures of the region; The territory and building of the plant and educational institution of Vherson.</text:p>
      <text:p text:style-name="P4">
Prokudin also informed that 119 people were in the day from the de -industrial territory of the region.</text:p>
      <text:p text:style-name="P4">
<text:span text:style-name="T4">
 Read also: </text:span>
 <text:a xlink:type="simple" xlink:href="https://www.ukrinform.ua/rubric-ato/3715065-rosiani-za-den-18-raziv-obstrilali-prikordonna-sumsini.html" text:style-name="Internet_20_link" text:visited-style-name="Visited_20_Internet_20_Link">
Russians 18 times <text:span text:style-name="T4">
 fire </text:span>
 fir borderline</text:a>
As it was reported, the invaders twice fired at the Nikopolnydnipropetrovsk region from heavy artillery twice.</text:p>
      <text:p text:style-name="P4">
_ Photo illustrative_</text:p>
      <text:p text:style-name="P4">
News Source: <text:a xlink:type="simple" xlink:href="https://www.ukrinform.ua/rubric-regions/3715112-hersonsina-za-dobu-zaznala-73-obstriliv-odnu-ludinu-poraneno.html" text:style-name="Internet_20_link" text:visited-style-name="Visited_20_Internet_20_Link">
https://www.ukrinform.ua/rubric-regions/3715112-hersonsina-za-dobu-zaznala-73-obstriliv-odnu-ludinu-poraneno.html</text:a>
</text:p>
      <!--NEWS-->
      <text:h text:style-name="P10" text:outline-level="1">
<text:span text:style-name="T4">
A second round of presidential elections began in Turkey</text:span>
</text:h>
      <text:p text:style-name="P4">
Authors: Ukrinform (Person)</text:p>
      <text:p text:style-name="P4">
Publisher: Укринформ (Organization)</text:p>
      <text:p text:style-name="P4">
Published Time: 2023-05-28T08:18:11+03:00</text:p>
      <text:p text:style-name="P4">
Modified Time: 2023-05-28T08:18:11+03:00</text:p>
      <text:p text:style-name="P4">
Description: In Turkey, on Sunday, May 28, a second round of the presidential election took place, at 8am polling stations opened. - Ukrinform.</text:p>
      <text:p text:style-name="P4">
Images: ['<text:a xlink:type="simple" xlink:href="https://static.ukrinform.com/photos/2020_10/thumb_files/630_360_1602840596-128.jpg" text:style-name="Internet_20_link" text:visited-style-name="Visited_20_Internet_20_Link">
630_360_16028...</text:a>
']</text:p>
      <text:p text:style-name="P4">
Tags: ['Ердоган', 'Президент', 'Вибори', 'Туреччина']</text:p>
      <text:p text:style-name="P4">
Type: Article</text:p>
      <!--METADATA-->
      <text:p text:style-name="P4">
<draw:frame draw:style-name="fr1" draw:name="Image64" text:anchor-type="as-char" svg:width="6.9236in" svg:height="3.956343in" draw:z-index="0">
<draw:image xlink:href="../Images/yкринформ/2023-05-28T08-18-11-03-00/630_360_1602840596-128.jpg" xlink:type="simple" xlink:show="embed" xlink:actuate="onLoad" draw:mime-type="image/jpeg"/>
</draw:frame>
The second round of the presidential election was held on Sunday, May 28, and polling stations opened at 8am at 8am.</text:p>
      <text:p text:style-name="P4">
The voters will be elected between two candidates - the current President Rezhemp poster Erdogan and the leader of the opposition Kilicdarogl, the Ukrinform correspondent.</text:p>
      <text:p text:style-name="P4">
The right to vote in the country have 60 million 721 thousand 745 citizens</text:p>
      <text:p text:style-name="P4">
The Liberty of Candidates' Freedom of Freedom. Until 18.00, the media is prohibited from publishing news, forecasts and comments on elections and their results. Only the election commission will be able to publish news and press releases on the course of 18.00 to 21.00. After this time, all media restrictions will be removed.</text:p>
      <text:p text:style-name="P4">
<text:span text:style-name="T4">
 Read also: </text:span>
 <text:a xlink:type="simple" xlink:href="https://www.ukrinform.ua/rubric-world/3708140-trimajte-ruki-podali-vid-tureccini-golovnij-supernik-erdogana-zvernuvsa-do-rosian.html" text:style-name="Internet_20_link" text:visited-style-name="Visited_20_Internet_20_Link">
"Keep your hands away from Turkey": The main rivalridean turned to the Russians</text:a>
As reported by Ukrinform, in the first round of the presidential election in <text:a xlink:type="simple" xlink:href="https://www.ukrinform.ua/tag-tureccina" text:style-name="Internet_20_link" text:visited-style-name="Visited_20_Internet_20_Link">
Turkey</text:a>
Erdogan scored 49.52%, carpet44.88%, the leader of the Alliance of the ancestors Sinan Ogan - 5.17%. The latter supported Erdogan's candidacy in the second.</text:p>
      <text:p text:style-name="P4">
News Source: <text:a xlink:type="simple" xlink:href="https://www.ukrinform.ua/rubric-world/3715114-u-tureccini-rozpocavsa-drugij-tur-prezidentskih-viboriv.html" text:style-name="Internet_20_link" text:visited-style-name="Visited_20_Internet_20_Link">
https://www.ukrinform.ua/rubric-world/3715114-u-tureccini-rozpocavsa-drugij-tur-prezidentskih-viboriv.html</text:a>
</text:p>
      <!--NEWS-->
      <text:h text:style-name="P10" text:outline-level="1">
<text:span text:style-name="T4">
The army of the Russian Federation killed one inhabitant of Donetsk region, three wounded</text:span>
</text:h>
      <text:p text:style-name="P4">
Authors: Ukrinform (Person)</text:p>
      <text:p text:style-name="P4">
Publisher: Укринформ (Organization)</text:p>
      <text:p text:style-name="P4">
Published Time: 2023-05-28T08:26:34+03:00</text:p>
      <text:p text:style-name="P4">
Modified Time: 2023-05-28T08:26:34+03:00</text:p>
      <text:p text:style-name="P4">
Description: The Russian army has killed one resident of Donetsk region on May 27, three people were injured. - Ukrinform.</text:p>
      <text:p text:style-name="P4">
Images: ['<text:a xlink:type="simple" xlink:href="https://static.ukrinform.com/photos/2023_05/thumb_files/630_360_1684313059-318.jpg" text:style-name="Internet_20_link" text:visited-style-name="Visited_20_Internet_20_Link">
630_360_16843...</text:a>
']</text:p>
      <text:p text:style-name="P4">
Tags: ['Донеччина', 'Поранені', 'Загибель', 'Війна з Росією']</text:p>
      <text:p text:style-name="P4">
Type: Article</text:p>
      <!--METADATA-->
      <text:p text:style-name="P4">
<draw:frame draw:style-name="fr1" draw:name="Image65" text:anchor-type="as-char" svg:width="6.9236in" svg:height="3.956343in" draw:z-index="0">
<draw:image xlink:href="../Images/yкринформ/2023-05-28T08-26-34-03-00/630_360_1684313059-318.jpg" xlink:type="simple" xlink:show="embed" xlink:actuate="onLoad" draw:mime-type="image/jpeg"/>
</draw:frame>
The Russian army during the last day, on May 27 killed one inhabitant of Donetsk region, three people were injured.</text:p>
      <text:p text:style-name="P4">
As Ukrinform reports, about it in <text:a xlink:type="simple" xlink:href="http://t.me/pavlokyrylenko_donoda/8180" text:style-name="Internet_20_link" text:visited-style-name="Visited_20_Internet_20_Link">
telegram</text:a>
Pavel Kirilenko, the head of the Donetsk regional military administration, informed.</text:p>
      <text:p text:style-name="P4">
“In May 27, the Russians killed one inhabitant <text:a xlink:type="simple" xlink:href="https://www.ukrinform.ua/tag-doneccina" text:style-name="Internet_20_link" text:visited-style-name="Visited_20_Internet_20_Link">
Donetsk region</text:a>
- in Konstantinovka. Three more people were injured, ”the message reads.</text:p>
      <text:p text:style-name="P4">
It is impossible to set the exact number of casualties in Mariupol and Volnovas.</text:p>
      <text:p text:style-name="P4">
<text:span text:style-name="T4">
 Read also: </text:span>
 [<text:span text:style-name="T4">
 Kherson </text:span>
 Zhina per day.(https://www.ukrinform.ua/rubric-regions/3715112-hersonsina-za-dobu-zaznala-73-obstriliv-odnu-ludinu-poraneno.html)As reported by Ukrinform, on May 26, Russian troops fired at ten painters of Donetsk region, resulting in damaged 22 civil -exclusions, there are casualties among the population.</text:p>
      <text:p text:style-name="P4">
_ Photo illustrative_</text:p>
      <text:p text:style-name="P4">
News Source: <text:a xlink:type="simple" xlink:href="https://www.ukrinform.ua/rubric-culture/3715115-armia-rf-za-dobu-vbila-odnogo-zitela-doneccini-troe-poraneni.html" text:style-name="Internet_20_link" text:visited-style-name="Visited_20_Internet_20_Link">
https://www.ukrinform.ua/rubric-culture/3715115-armia-rf-za-dobu-vbila-odnogo-zitela-doneccini-troe-poraneni.html</text:a>
</text:p>
      <!--NEWS-->
      <text:h text:style-name="P10" text:outline-level="1">
<text:span text:style-name="T4">
Defense forces destroyed 206 600 Russians already</text:span>
</text:h>
      <text:p text:style-name="P4">
Authors: Ukrinform (Person)</text:p>
      <text:p text:style-name="P4">
Publisher: Укринформ (Organization)</text:p>
      <text:p text:style-name="P4">
Published Time: 2023-05-28T08:33:44+03:00</text:p>
      <text:p text:style-name="P4">
Modified Time: 2023-05-28T08:33:44+03:00</text:p>
      <text:p text:style-name="P4">
Description: From February 24, 2022 to May 28, 2023, the Defense Forces of Ukraine were eliminated about 206 thousand 600 Russian invaders, and another 400 people in the past day. - Ukrinform.</text:p>
      <text:p text:style-name="P4">
Images: ['<text:a xlink:type="simple" xlink:href="https://static.ukrinform.com/photos/2022_09/thumb_files/630_360_1663863283-975.jpg" text:style-name="Internet_20_link" text:visited-style-name="Visited_20_Internet_20_Link">
630_360_16638...</text:a>
']</text:p>
      <text:p text:style-name="P4">
Tags: ['Генштаб', 'ЗСУ', 'Війна з Росією']</text:p>
      <text:p text:style-name="P4">
Type: Article</text:p>
      <!--METADATA-->
      <text:p text:style-name="P4">
<draw:frame draw:style-name="fr1" draw:name="Image67" text:anchor-type="as-char" svg:width="6.9236in" svg:height="3.956343in" draw:z-index="0">
<draw:image xlink:href="../Images/yкринформ/2023-05-28T08-33-44-03-00/630_360_1663863283-975.jpg" xlink:type="simple" xlink:show="embed" xlink:actuate="onLoad" draw:mime-type="image/jpeg"/>
</draw:frame>
From November 24, 2022 to May 28, 2023, the Defense Forces of Ukraine were eliminated 206 thousand 600 Russian invaders, and another 400 people in the past day.</text:p>
      <text:p text:style-name="P4">
According to Ukrinform, the General Staff of the Armed Forces of Ukraine reports UV <text:a xlink:type="simple" xlink:href="http://www.facebook.com/GeneralStaff.ua/posts/pfbid0aAnXGKT39f3Qi3QiUKizqsaGp3SZFJSujjuwouTDaGwpQ5WdiFTHvoPEXRvsGuzGl" text:style-name="Internet_20_link" text:visited-style-name="Visited_20_Internet_20_Link">
Facebook</text:a>
.</text:p>
      <text:p text:style-name="P4">
In addition, Ukrainian defenders destroyed 3797 enemy tanks(+3), combat armored vehicles - 7456(+7), artillery systems - 3425(+11), RSWV - 574(+0), air defense facilities - 329(+0), <text:a xlink:type="simple" xlink:href="https://www.ukrinform.ua/tag-litak" text:style-name="Internet_20_link" text:visited-style-name="Visited_20_Internet_20_Link">
aircraft</text:a>
– 313(+0), helicopters - 298(+0), UAV Operative-tactical level-2993(+3), winged missiles - 1056(+0), ships / boats - 18(+0), car and tanks - 6192(+9), special equipment - 451(+2).</text:p>
      <text:p text:style-name="P4">
У Генштабі зауважили, що втрати за минулу добу подаються з урахуваннямвчорашнього коригування.</text:p>
      <text:p text:style-name="P4">
<text:span text:style-name="T4">
Читайте також:</text:span>
 <text:a xlink:type="simple" xlink:href="https://www.ukrinform.ua/rubric-ato/3714942-zavdaki-operacii-v-belgorodskij-oblasti-ukrainska-rozvidka-otrimala-vazlivi-dani-usov.html" text:style-name="Internet_20_link" text:visited-style-name="Visited_20_Internet_20_Link">
 Завдяки операції в Бєлгородській області українська<text:span text:style-name="T4">
розвідка</text:span>
 отримала важливі дані — Юсов </text:a>
As reported by Ukrinform, on the night of May 28, 2023 <text:a xlink:type="simple" xlink:href="https://www.ukrinform.ua/rubric-ato/3715111-rekordna-kilkist-zapusenih-sahediv-sili-oboroni-vnoci-znisili-52-z-54.html" text:style-name="Internet_20_link" text:visited-style-name="Visited_20_Internet_20_Link">
the enemy attacked</text:a>
Ukraine Iranian shock-offs of ShahED-136/131 from the northern direction-the Bryansk region, and the South-Krasnodar Territory. In general, the launcher of record number of drones-Kamikadze-54.</text:p>
      <text:p text:style-name="P4">
News Source: <text:a xlink:type="simple" xlink:href="https://www.ukrinform.ua/rubric-ato/3715116-sili-oboroni-znisili-vze-206-600-rosian.html" text:style-name="Internet_20_link" text:visited-style-name="Visited_20_Internet_20_Link">
https://www.ukrinform.ua/rubric-ato/3715116-sili-oboroni-znisili-vze-206-600-rosian.html</text:a>
</text:p>
      <!--NEWS-->
      <text:h text:style-name="P10" text:outline-level="1">
<text:span text:style-name="T4">
Росія під час нічної атаки спрямувала «шахеди» нетрадиційними маршрутами - Гуменюк</text:span>
</text:h>
      <text:p text:style-name="P4">
Authors: Ukrinform (Person)</text:p>
      <text:p text:style-name="P4">
Publisher: Укринформ (Organization)</text:p>
      <text:p text:style-name="P4">
Published Time: 2023-05-28T08:38:25+03:00</text:p>
      <text:p text:style-name="P4">
Modified Time: 2023-05-28T08:38:25+03:00</text:p>
      <text:p text:style-name="P4">
Description: The Russian army used unconventional routes for drones of Shahd-136/131 during a night attack in Ukraine. - Ukrinform.</text:p>
      <text:p text:style-name="P4">
Images: ['<text:a xlink:type="simple" xlink:href="https://static.ukrinform.com/photos/2023_05/thumb_files/630_360_1683203408-362.jpg" text:style-name="Internet_20_link" text:visited-style-name="Visited_20_Internet_20_Link">
630_360_16832...</text:a>
']</text:p>
      <text:p text:style-name="P4">
Tags: ['Війна з Росією', 'Дрон-камікадзе', 'Єдині новини', 'Наталія Гуменюк', 'Повітряна атака']</text:p>
      <text:p text:style-name="P4">
Type: Article</text:p>
      <!--METADATA-->
      <text:p text:style-name="P4">
<draw:frame draw:style-name="fr1" draw:name="Image69" text:anchor-type="as-char" svg:width="6.9236in" svg:height="3.956343in" draw:z-index="0">
<draw:image xlink:href="../Images/yкринформ/2023-05-28T08-38-25-03-00/630_360_1683203408-362.jpg" xlink:type="simple" xlink:show="embed" xlink:actuate="onLoad" draw:mime-type="image/jpeg"/>
</draw:frame>
The Russian army used unconventional routes for the foot of the Shahd-136/131 during the night attack in Ukraine.</text:p>
      <text:p text:style-name="P4">
Natalia Humeniuk, the head of the United Nations, reported this on the air of the only news.</text:p>
      <text:p text:style-name="P4">
“The routes of these aircraft were somewhat unconventional. They tried to make the southern air defense measures, proof of this is that they bypassed the temporarily occupied territories and then dispersed the Ukrainian, ”Gumeniuk said.</text:p>
      <text:p text:style-name="P4">
According to her, this testifies to the search for new tactics by the enemy. “They tend to hide the shahas movement. And we are conducting studying approaches in tactics to be as effective as possible, " - said the spokesman" South ".</text:p>
      <text:p text:style-name="P4">
<text:span text:style-name="T4">
 Read also: </text:span>
 <text:a xlink:type="simple" xlink:href="https://www.ukrinform.ua/rubric-ato/3712437-vorog-prodovzue-sprobi-visnaziti-nasu-ppo-gumenuk.html" text:style-name="Internet_20_link" text:visited-style-name="Visited_20_Internet_20_Link">
enemy continues to exhaust our air defense - <text:span text:style-name="T4">
 Humeniuk </text:span>
</text:a>
As reported by Ukrinform, the Armed Forces Command of the Armed Forces stated that on the night of May 28, Russian troops attacked Ukraine by Iranian shock -offs of Shahd -136/131 from the northern direction - the Bryansk region - the Tapovodny - Krasnodar region. In total, 54 drones-Kamikadze were recorded. Defense forces destroyed 52 drones.</text:p>
      <text:p text:style-name="P4">
<text:span text:style-name="T4">
 Read also: </text:span>
 <text:a xlink:type="simple" xlink:href="https://www.ukrinform.ua/rubric-ato/3714154-v-rosijskih-zmi-znisili-vze-desatki-patriot-ale-brehna-ne-zminit-realnist-karpenter.html" text:style-name="Internet_20_link" text:visited-style-name="Visited_20_Internet_20_Link">
in the Russian media "destroyed" tens of Patriot, alambrete will not change reality - Carpenter</text:a>
The next attack was directed to military objects and objects of critical infrastructure in the central regions of Ukraine, in particular in the Kyiv region.</text:p>
      <text:p text:style-name="P4">
News Source: <text:a xlink:type="simple" xlink:href="https://www.ukrinform.ua/rubric-ato/3715118-rosia-pid-cas-nicnoi-ataki-spramuvala-sahedi-netradicijnimi-marsrutami-gumenuk.html" text:style-name="Internet_20_link" text:visited-style-name="Visited_20_Internet_20_Link">
https://www.ukrinform.ua/rubric-ato/3715118-rosia-pid-cas-nicnoi-ataki-spramuvala-sahedi-netradicijnimi-marsrutami-gumenuk.html</text:a>
</text:p>
      <!--NEWS-->
      <text:h text:style-name="P10" text:outline-level="1">
<text:span text:style-name="T4">
Matches in Lviv and Alexandria start the penultimate tour of the football premier league</text:span>
</text:h>
      <text:p text:style-name="P4">
Authors: Ukrinform (Person)</text:p>
      <text:p text:style-name="P4">
Publisher: Укринформ (Organization)</text:p>
      <text:p text:style-name="P4">
Published Time: 2023-05-28T08:46:09+03:00</text:p>
      <text:p text:style-name="P4">
Modified Time: 2023-05-28T08:46:09+03:00</text:p>
      <text:p text:style-name="P4">
Description: Within two days, May 28-29, the fights of the penultimate, 29th round of the country's League team will be held at the football stadiums of Ukraine. - Ukrinform.</text:p>
      <text:p text:style-name="P4">
Images: ['<text:a xlink:type="simple" xlink:href="https://static.ukrinform.com/photos/2018_07/thumb_files/630_360_1532409762-6242.jpg" text:style-name="Internet_20_link" text:visited-style-name="Visited_20_Internet_20_Link">
630_360_15324...</text:a>
']</text:p>
      <text:p text:style-name="P4">
Tags: ['Футбол', "Прем'єр-ліга"]</text:p>
      <text:p text:style-name="P4">
Type: Article</text:p>
      <!--METADATA-->
      <text:p text:style-name="P4">
<draw:frame draw:style-name="fr1" draw:name="Image70" text:anchor-type="as-char" svg:width="6.9236in" svg:height="3.956343in" draw:z-index="0">
<draw:image xlink:href="../Images/yкринформ/2023-05-28T08-46-09-03-00/630_360_1532409762-6242.jpg" xlink:type="simple" xlink:show="embed" xlink:actuate="onLoad" draw:mime-type="image/jpeg"/>
</draw:frame>
Over the two days, May 28-29, at the football stadiums of Ukraine there will be a duel of the Administrative, 29th round of the country's championship among the teams of the Premier League.</text:p>
      <text:p text:style-name="P4">
On the first game day at the Arena Lviv, Donetsk Shakhtar will host Dnipro-1, and Alexandria will meet with Lugansk Zorya at the home KSC “Nika”, Ukrinform reports.</text:p>
      <text:p text:style-name="P4">
On Monday, May 29, scheduled matches:</text:p>
      <text:p text:style-name="P4">
Dynamo(Kyiv)- “heather”(Rivne)Metalist(Kharkiv)- “Minaj”</text:p>
      <text:p text:style-name="P4">
Vorskla(Poltava)- "Colossus"(Kovalivka)"Lviv" - "Ingulets"(Petrova)Chernomorets(Odesa)- “Movement”(Lviv)Matalist 1925(Kharkiv)- “Kryvbas”(Kryvyi Rih).</text:p>
      <text:p text:style-name="P4">
Усі поєдинки розпочинатимуться о 15.00.</text:p>
      <text:p text:style-name="P4">
<text:span text:style-name="T4">
Читайте також:</text:span>
 <text:a xlink:type="simple" xlink:href="https://www.ukrinform.ua/rubric-sports/3714965-futbolisti-polissa-vigrali-persu-ligu.html" text:style-name="Internet_20_link" text:visited-style-name="Visited_20_Internet_20_Link">
 <text:span text:style-name="T4">
Футбол</text:span>
 істи «Полісся» виграли Першу лігу</text:a>
Tournament: Shakhtar - 69 points, Dnipro -1 - 64, Zorya - 61, Dynamo - 56, Alexandria - 43, Vorskla - 39, Kryvbas - 38, Kolos » - 33, Chernomorets - 32, Metalist 1925 - 31,“ Minaj ” - 30,“ Ingulets ” - 28,“ Movement ” - 28,“ Heather ” - 28, Metalist - 22,“ Lviv ” - 13.</text:p>
      <text:p text:style-name="P4">
News Source: <text:a xlink:type="simple" xlink:href="https://www.ukrinform.ua/rubric-sports/3715121-matci-u-lvovi-ta-oleksandrii-rozpocinaut-peredostannij-tur-futbolnoi-premerligi.html" text:style-name="Internet_20_link" text:visited-style-name="Visited_20_Internet_20_Link">
https://www.ukrinform.ua/rubric-sports/3715121-matci-u-lvovi-ta-oleksandrii-rozpocinaut-peredostannij-tur-futbolnoi-premerligi.html</text:a>
</text:p>
      <!--NEWS-->
      <text:h text:style-name="P10" text:outline-level="1">
<text:span text:style-name="T4">
Explosions reported in Kadiivka</text:span>
</text:h>
      <text:p text:style-name="P4">
Authors: liveuamap (Language: en)</text:p>
      <text:p text:style-name="P4">
Time: 2023-05-28T08:46:34</text:p>
      <text:p text:style-name="P4">
Location: Kadiivka,,Luhans'ka oblast (Latitude:48.56207 Longtitude:38.6384)</text:p>
      <text:p text:style-name="P4">
Videos: []</text:p>
      <text:p text:style-name="P4">
Images: []</text:p>
      <text:p text:style-name="P4">
Tags: ["Minsk Monitor", "Europe"]</text:p>
      <text:p text:style-name="P4">
Id: 22565918</text:p>
      <!--METADATA-->
      <text:p text:style-name="P4">
Explosions reported in Kadiivka</text:p>
      <text:p text:style-name="P4">
News Collection Link: <text:a xlink:type="simple" xlink:href="https://liveuamap.com/en/2023/28-may-explosions-reported-in-kadiivka" text:style-name="Internet_20_link" text:visited-style-name="Visited_20_Internet_20_Link">
https://liveuamap.com/en/2023/28-may-explosions-reported-in-kadiivka</text:a>
</text:p>
      <text:p text:style-name="P4">
News Source: <text:a xlink:type="simple" xlink:href="https://t.me/lachentyt/29809" text:style-name="Internet_20_link" text:visited-style-name="Visited_20_Internet_20_Link">
https://t.me/lachentyt/29809</text:a>
</text:p>
      <!--NEWS-->
      <text:h text:style-name="P10" text:outline-level="1">
<text:span text:style-name="T4">
Kyiv celebrates City Day</text:span>
</text:h>
      <text:p text:style-name="P4">
Authors: Ukrinform (Person)</text:p>
      <text:p text:style-name="P4">
Publisher: Укринформ (Organization)</text:p>
      <text:p text:style-name="P4">
Published Time: 2023-05-28T08:57:00+03:00</text:p>
      <text:p text:style-name="P4">
Modified Time: 2023-05-28T08:57:00+03:00</text:p>
      <text:p text:style-name="P4">
Description: In Ukraine on the last Sunday of May, Kyiv Day is celebrated. - Ukrinform.</text:p>
      <text:p text:style-name="P4">
Images: ['<text:a xlink:type="simple" xlink:href="https://static.ukrinform.com/photos/2022_05/thumb_files/630_360_1653467575-748.jpg" text:style-name="Internet_20_link" text:visited-style-name="Visited_20_Internet_20_Link">
630_360_16534...</text:a>
']</text:p>
      <text:p text:style-name="P4">
Tags: ['День Києва', 'Свято', 'Київ']</text:p>
      <text:p text:style-name="P4">
Type: Article</text:p>
      <!--METADATA-->
      <text:p text:style-name="P4">
<draw:frame draw:style-name="fr1" draw:name="Image71" text:anchor-type="as-char" svg:width="6.9236in" svg:height="3.956343in" draw:z-index="0">
<draw:image xlink:href="../Images/yкринформ/2023-05-28T08-57-00-03-00/630_360_1653467575-748.jpg" xlink:type="simple" xlink:show="embed" xlink:actuate="onLoad" draw:mime-type="image/jpeg"/>
</draw:frame>
In Ukraine, the last Sunday of May celebrate Kyiv Day.</text:p>
      <text:p text:style-name="P4">
According to Ukrinform, the second year in a row is celebrated in the conditions of the military.</text:p>
      <text:p text:style-name="P4">
An officially accepted date of establishment of Kyiv is 482 years. According to legend, he was founded by the Prince of Polyansk with his brothers Shchek and Choryv, as well as sister. The city was named after Kiev.</text:p>
      <text:p text:style-name="P4">
For the first time, Kiev Day was celebrated in 1982 - then the city turned 1500. The capital celebrates the holiday annually.</text:p>
      <text:p text:style-name="P4">
This year, before the Day of Kyiv, the Tourism and Promotion Department and the Kyiv Central Development of Tourism have prepared 6 free excursions on three routes.</text:p>
      <text:p text:style-name="P4">
In particular, during the excursion "Like the Cossacks and Magistrates in Podil" they could open the secrets of the medieval Podil and learn about the traditions of the Kiyev self -government.</text:p>
      <text:p text:style-name="P4">
The excursion "Lives of the Kiev Kudryavts" will be introduced to the chronicles of the places and the creations of many prominent people of Kyivans - architects, artists, writers and actors who lived in the area at different times.</text:p>
      <text:p text:style-name="P4">
Participants in the Kiev excursion - from the past to the present "will be able to open for themselves unusual places of Kiev and stories about people who are related to them.</text:p>
      <text:p text:style-name="P4">
In addition, a photo exhibition "Kiev Teaching today: Time Travel" was opened in the Taras Shevchenko Park. The exhibition near the photos of Kiev in the late 1919th-early 20th centuries presented the same locations, only in modern-day. The first photos are from the funds of the Central State Audiovisual Taelronic Archive. The second part of each stand - from the collection "Evening"(KP "Kyivinform").</text:p>
      <text:p text:style-name="P4">
<text:span text:style-name="T4">
Читайте також:</text:span>
 <text:a xlink:type="simple" xlink:href="https://www.ukrinform.ua/rubric-kyiv/3714860-klicko-privitav-kiiv-z-dnem-narodzenna.html" text:style-name="Internet_20_link" text:visited-style-name="Visited_20_Internet_20_Link">
 Кличко привітав Київ з днем народження</text:a>
Residents and guests of the capital can also visit live performances and fairs in the UKURENI, fair of folk art at the Ivan Gonchar Museum, exhibitions of Tamster-classes for children at the Museum of History of Kiev, a concert of soloists of the National Music building.</text:p>
      <text:p text:style-name="P4">
Those will be able to go to the movie trip by the streets of your favorite city from the cinema "October".</text:p>
      <text:p text:style-name="P4">
General Staff <text:a xlink:type="simple" xlink:href="https://www.facebook.com/GeneralStaff.ua/posts/pfbid02nniBMNnRepw7D9kVcVVkvj7ZkDV2V1Y4H2kgCgGyvjYFhRLLr5Xb6kRsRp7haHrCl" text:style-name="Internet_20_link" text:visited-style-name="Visited_20_Internet_20_Link">
congratulated</text:a>
the capital.</text:p>
      <text:p text:style-name="P4">
"No tear and a drop of blood of Kyiv and Ukraine are in vain!The enemy will be bored!Kiev - you will definitely win, as you have done it always over all the wolves for more than 1500 years!Happy birthday - Kiev!" - Greetings.The General Staff emphasized that Kyiv has permanently documented and etched for the successful generations of Ukrainians, the world and future courts of the Kremlin's crimes of the infant, inviolable, independent territory of Ukraine.</text:p>
      <text:p text:style-name="P4">
"Kyiv won the right of Ukraine in the fields of battle and diplomacy to continue the butin -independent state and the right of the Ukrainian people to a worthy creative being in the Gronivnivna family in the Euro -Atlantic family. Kyiv writes future verdicts of Kremlin regime, which will respond for all pain, murder, rape, abuse, abuse people, robbery and destruction, the Federation of the Direction, "the General Staff emphasizes.</text:p>
      <text:p text:style-name="P4">
It is also noted that Kyiv effectively brings the victory of Ukraine and creates an assembly of international criminal liability of the highest military and political leadership of Russia and Russian servicemen for committing military and war.</text:p>
      <text:p text:style-name="P4">
<text:span text:style-name="T4">
 Read also: </text:span>
 <text:a xlink:type="simple" xlink:href="https://www.ukrinform.ua/rubric-kyiv/3713727-pocesni-kiani-porad-z-patonom-dzamalou-i-dzonsonom-ne-mae-buti-brezneva.html" text:style-name="Internet_20_link" text:visited-style-name="Visited_20_Internet_20_Link">
Honorary Kievans: Along with Paton, Jamala and Johnson there is no Brezhnev</text:a>
The secretary of the National Security and Defense Council of Ukraine Alexei Danilov greeks and guests of the capital with the Day of Kiev, and also noted that their shelters continue to demonstrate their two main "virtues" - stupidity of Ivpert.</text:p>
      <text:p text:style-name="P4">
“Happy Kiev Day!We love you, our beloved and courageous city. P.S. At 5: 30, he looked at the morning operational summary and only surprised his head.(https://twitter.com/OleksiyDanilov/status/1662744140273123329).</text:p>
      <text:p text:style-name="P4">
The head of the Kyiv City Military Administration, Sergei Popko, on the day of Kyiv, would make every effort to make the capital protected and flowering.</text:p>
      <text:p text:style-name="P4">
Minister of Culture and Information Policy Oleksandr Tkachenko on the day of Kyivwanas, the capital and center of gravity of the country.</text:p>
      <text:p text:style-name="P4">
“The sun again over Kiev despite a terrible night. Over the Eternal City and this day, ”Tkachenko said in <text:a xlink:type="simple" xlink:href="https://t.me/otkachenkokyiv/3648" text:style-name="Internet_20_link" text:visited-style-name="Visited_20_Internet_20_Link">
telegram</text:a>
.</text:p>
      <text:p text:style-name="P4">
According to Tkachenko, for him Kiev is not just a hometown, it is the soul and centralization of the country. And he has several images.He also mentioned the "native yellow corps of Kiev University and other universities, where thoughts and discoveries" and a favorite division "with character, open and full values of democracy".</text:p>
      <text:p text:style-name="P4">
“Theaters, museums and film studios, crowded premiers, stories and emotions. Already, we are not able to prepare in Kiev in Kiev for anything for every taste of Tabuda, because we love guests. Not those, of course, which night did not allow to hang and kept in tension of our children. Because they are in hell. And our city is the category of eternal, ”Tkachenko emphasized.</text:p>
      <text:p text:style-name="P4">
President's wife Olena Zelenskaya in greetings to Kiev Day stated that the tasks are hardened, like metal, Kiev Kiev remains adamant.</text:p>
      <text:p text:style-name="P4">
Presidential Office Head Andriy Yermak congratulated the residents of the capital on Kiev Day.</text:p>
      <text:p text:style-name="P4">
“Kyiv stood. Kiev is strong and powerful. <text:a xlink:type="simple" xlink:href="https://t.me/ermaka2022/2798" text:style-name="Internet_20_link" text:visited-style-name="Visited_20_Internet_20_Link">
 Kyiv</text:a>
- Ukrainian. The attacks of the Russians fail. The page continues to live, and people of this city - to create. Cozy streets that keep our history. I congratulate Kyivans on the day of the city, ”Yermak said.</text:p>
      <text:p text:style-name="P4">
He added that Ukraine will win, historical justice will necessarily be renewed.</text:p>
      <text:p text:style-name="P4">
The Ambassador of the United Kingdom to Ukraine Melinda Simmons, on the day of Kiev, addressed the capital of the capital in the Ukrainian language, noting their optimism and faith.</text:p>
      <text:p text:style-name="Quotations">

<text:p text:style-name="P4">
Happy Birthday Kyiv&gt;
&gt;
 — Dame Melinda Simmons(@MelSimmonsFCDO)<text:a xlink:type="simple" xlink:href="https://twitter.com/MelSimmonsFCDO/status/1662740252337766400" text:style-name="Internet_20_link" text:visited-style-name="Visited_20_Internet_20_Link">
 May 28, 2023&gt;
 </text:a>
"I am glad that despite the endless shelling and winter darkness, the people of Kiev retain option and believe in victory," [said].(https://twitter.com/MelSimmonsFCDO/status/1662740252337766400)ambassador.</text:p>

</text:p>
      <text:p text:style-name="P4">
Minister of Defense of Ukraine Alexei Reznikov congratulated Kiev, "City of Free Existence", Happy City Day in <text:a xlink:type="simple" xlink:href="https://twitter.com/oleksiireznikov/status/1662800477921112064" text:style-name="Internet_20_link" text:visited-style-name="Visited_20_Internet_20_Link">
Twitter</text:a>
.</text:p>
      <text:p text:style-name="P4">
“Today we are celebrating Kiev Day!Kyiv, the city of free and bold people, the stake of the indomitable Ukrainian spirit and the unsuccessful Imperial ambitions of the Kremlin, ”Reznikov wrote.In the post, he also mentioned the night shelling of the capital by Russia on the night of 28th night, noting that Kiev is standing firmly.</text:p>
      <text:p text:style-name="P4">
"They(Russians - ed.)have not taken you(Kyiv - ed.). Вони не змогли залякатитебе за 459 днів. Вони зазнають поразки», – додав міністр.</text:p>
      <text:p text:style-name="P4">
Наприкінці допису Резніков розмістив привітання : «З днем народження, Києве!».</text:p>
      <text:p text:style-name="P4">
News Source: <text:a xlink:type="simple" xlink:href="https://www.ukrinform.ua/rubric-kyiv/3715187-kiiv-vidznacae-den-mista.html" text:style-name="Internet_20_link" text:visited-style-name="Visited_20_Internet_20_Link">
https://www.ukrinform.ua/rubric-kyiv/3715187-kiiv-vidznacae-den-mista.html</text:a>
</text:p>
      <!--NEWS-->
      <text:h text:style-name="P10" text:outline-level="1">
<text:span text:style-name="T4">
Donetsk Oblast(14:57). Red Alert: aerial threat. Sirens sounding. Take cover now!</text:span>
</text:h>
      <text:p text:style-name="P4">
Authors: liveuamap (Language: en)</text:p>
      <text:p text:style-name="P4">
Time: 2023-05-28T08:57:00</text:p>
      <text:p text:style-name="P4">
Location: Donetsk Oblast (Latitude:48.72744 Longtitude:37.5781)</text:p>
      <text:p text:style-name="P4">
Videos: []</text:p>
      <text:p text:style-name="P4">
Images: []</text:p>
      <text:p text:style-name="P4">
Tags: ["Europe", "Central and Eastern Europe"]</text:p>
      <text:p text:style-name="P4">
Id: 22565919</text:p>
      <!--METADATA-->
      <text:p text:style-name="P4">
Donetsk Oblast(14:57). Red Alert: aerial threat. Sirens sounding. Take covernow!</text:p>
      <text:p text:style-name="P4">
News Collection Link: <text:a xlink:type="simple" xlink:href="https://liveuamap.com/en/2023/28-may-donetsk-oblast1457-red-alert-aerial-thg" text:style-name="Internet_20_link" text:visited-style-name="Visited_20_Internet_20_Link">
https://liveuamap.com/en/2023/28-may-donetsk-oblast1457-red-alert-aerial-thg</text:a>
</text:p>
      <text:p text:style-name="P4">
News Source: <text:a xlink:type="simple" xlink:href="https://t.me/air_alert_ua/46694" text:style-name="Internet_20_link" text:visited-style-name="Visited_20_Internet_20_Link">
https://t.me/air_alert_ua/46694</text:a>
</text:p>
      <!--NEWS-->
      <text:h text:style-name="P10" text:outline-level="1">
<text:span text:style-name="T4">
Zhytomyr Mayor declared damage as a result of a night attack</text:span>
</text:h>
      <text:p text:style-name="P4">
Authors: Ukrinform (Person)</text:p>
      <text:p text:style-name="P4">
Publisher: Укринформ (Organization)</text:p>
      <text:p text:style-name="P4">
Published Time: 2023-05-28T09:00:00+03:00</text:p>
      <text:p text:style-name="P4">
Modified Time: 2023-05-28T09:00:00+03:00</text:p>
      <text:p text:style-name="P4">
Description: In Zhytomyr, a night's hostile attack was recorded, but there was no human casualties.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Житомир', 'Війна з Росією', 'Дрон-камікадзе', 'Повітряна атака']</text:p>
      <text:p text:style-name="P4">
Type: Article</text:p>
      <!--METADATA-->
      <text:p text:style-name="P4">
<draw:frame draw:style-name="fr1" draw:name="Image73" text:anchor-type="as-char" svg:width="6.9236in" svg:height="3.956343in" draw:z-index="0">
<draw:image xlink:href="../Images/yкринформ/2023-05-28T09-00-00-03-00/630_360_1538997483-946.jpg" xlink:type="simple" xlink:show="embed" xlink:actuate="onLoad" draw:mime-type="image/jpeg"/>
</draw:frame>
In Zhytomyr, a night's hostile attack was injured, but deserted casualties took place.</text:p>
      <text:p text:style-name="P4">
This was reported by Mayor Sergey Sukhomlin in <text:a xlink:type="simple" xlink:href="http://www.facebook.com/sukhomlyn.sergey/posts/pfbid02Sjx5CLUsTkG5hQVoDf5QnTMqZSazh8G1aYTGis6TMjDCMZdMRqPdXEr13RXanpo1l" text:style-name="Internet_20_link" text:visited-style-name="Visited_20_Internet_20_Link">
Facebook</text:a>
, reports Ukrinform.</text:p>
      <text:p text:style-name="P4">
"About five hours continued anxiety. <text:a xlink:type="simple" xlink:href="https://www.ukrinform.ua/tag-zitomir" text:style-name="Internet_20_link" text:visited-style-name="Visited_20_Internet_20_Link">
Zhytomyr</text:a>
Without victims. There is damage, " - writes Sukhomlin.</text:p>
      <text:p text:style-name="P4">
He added that the details will be later.</text:p>
      <text:p text:style-name="P4">
As <text:a xlink:type="simple" xlink:href="https://www.ukrinform.ua/rubric-ato/3715097-u-zitomiri-prolunali-vibuhi-zmi.html" text:style-name="Internet_20_link" text:visited-style-name="Visited_20_Internet_20_Link">
reported</text:a>
, during air anxiety in Zhytomyr there was a hearing of explosions.</text:p>
      <text:p text:style-name="P4">
<text:span text:style-name="T4">
 Read also: </text:span>
 <text:a xlink:type="simple" xlink:href="https://www.ukrinform.ua/rubric-kyiv/3715094-ermak-pro-nicnu-ataku-na-kiiv-voni-prograut-a-mi-peremozemo-ta-pokaraemo.html" text:style-name="Internet_20_link" text:visited-style-name="Visited_20_Internet_20_Link">
Yermak - About Night Attack on Kiev: They lose, and we will make and punish</text:a>
The Command of the Air Force of the Armed Forces stated that on the night of May 28, the Russian Ruskivska attacked Ukraine by Iranian shock drones of Shahd-136/131 from the no surrounding direction-the Bryansk region and the Southern-Krasnodar Territory.</text:p>
      <text:p text:style-name="P4">
Defense forces destroyed 52 drones.</text:p>
      <text:p text:style-name="P4">
News Source: <text:a xlink:type="simple" xlink:href="https://www.ukrinform.ua/rubric-ato/3715124-mer-zitomira-zaaviv-pro-poskodzenna-vnaslidok-nicnoi-ataki.html" text:style-name="Internet_20_link" text:visited-style-name="Visited_20_Internet_20_Link">
https://www.ukrinform.ua/rubric-ato/3715124-mer-zitomira-zaaviv-pro-poskodzenna-vnaslidok-nicnoi-ataki.html</text:a>
</text:p>
      <!--NEWS-->
      <text:h text:style-name="P10" text:outline-level="1">
<text:span text:style-name="T4">
Martha Kostyuk starts on Rolan Harros match against the second "racket" of the world</text:span>
</text:h>
      <text:p text:style-name="P4">
Authors: Ukrinform (Person)</text:p>
      <text:p text:style-name="P4">
Publisher: Укринформ (Organization)</text:p>
      <text:p text:style-name="P4">
Published Time: 2023-05-28T09:22:41+03:00</text:p>
      <text:p text:style-name="P4">
Modified Time: 2023-05-28T09:22:41+03:00</text:p>
      <text:p text:style-name="P4">
Description: У Парижі в неділю, 28 травня розпочинається другий у сезоні турнір серії Grand Slam Відкритий чемпіонат Франції з тенісу («Ролан Гаррос»). — Укрінформ.</text:p>
      <text:p text:style-name="P4">
Images: ['<text:a xlink:type="simple" xlink:href="https://static.ukrinform.com/photos/2023_05/thumb_files/630_360_1685254934-442.jpg" text:style-name="Internet_20_link" text:visited-style-name="Visited_20_Internet_20_Link">
630_360_16852...</text:a>
']</text:p>
      <text:p text:style-name="P4">
Tags: ['Цуренко', 'Світоліна', 'Теніс', 'Марта Костюк', 'Даяна Ястремська', 'Ангеліна Калініна']</text:p>
      <text:p text:style-name="P4">
Type: Article</text:p>
      <!--METADATA-->
      <text:p text:style-name="P4">
<draw:frame draw:style-name="fr1" draw:name="Image74" text:anchor-type="as-char" svg:width="6.9236in" svg:height="3.956343in" draw:z-index="0">
<draw:image xlink:href="../Images/yкринформ/2023-05-28T09-22-41-03-00/630_360_1685254934-442.jpg" xlink:type="simple" xlink:show="embed" xlink:actuate="onLoad" draw:mime-type="image/jpeg"/>
</draw:frame>
In Paris, Vodilil, May 28, the second Grand Slam -French Tennis Championships begins in the season of the Grand Slam.(«Rolan Garros»).</text:p>
      <text:p text:style-name="P4">
Першою з українок боротьбу розпочне Марта Костюк (# 39 of the world rating), reports Ukrinform.</text:p>
      <text:p text:style-name="P4">
At 12.00 at Stade Roland-Marros Cord Kostyuk will meet with the second "racket" of the world Arina Sobolenko from Belarus.</text:p>
      <text:p text:style-name="P4">
In the main grid of the women's tournament, Ukraine will also be represented by Angelinaklinin, Lesya Turenko, Kateryna Bindle, Elina Svolin and Diana Yastremskaya.</text:p>
      <text:p text:style-name="P4">
<text:span text:style-name="T4">
 Read also: </text:span>
 <text:a xlink:type="simple" xlink:href="https://www.ukrinform.ua/rubric-sports/3715001-svitolina-vdruge-vigrala-turnir-wta-u-strazburzi.html" text:style-name="Internet_20_link" text:visited-style-name="Visited_20_Internet_20_Link">
Svitolina for the second time won the WTA tournament in Strazburg</text:a>
The title of champion will protect the Iga Schwontek from Poland.</text:p>
      <text:p text:style-name="P4">
Rolan Harros in Paris will last until June 11.</text:p>
      <text:p text:style-name="P4">
Photo: Getty Images/Global Images Ukraine.</text:p>
      <text:p text:style-name="P4">
News Source: <text:a xlink:type="simple" xlink:href="https://www.ukrinform.ua/rubric-sports/3715132-marta-kostuk-startue-na-rolan-garros-matcem-proti-drugoi-raketki-svitu.html" text:style-name="Internet_20_link" text:visited-style-name="Visited_20_Internet_20_Link">
https://www.ukrinform.ua/rubric-sports/3715132-marta-kostuk-startue-na-rolan-garros-matcem-proti-drugoi-raketki-svitu.html</text:a>
</text:p>
      <!--NEWS-->
      <text:h text:style-name="P10" text:outline-level="1">
<text:span text:style-name="T4">
Humeniuk does not exclude that a large -scale nocturnal attack of the Russian Federation is associated with a new delivery of drones "Shahd"</text:span>
</text:h>
      <text:p text:style-name="P4">
Authors: Ukrinform (Person)</text:p>
      <text:p text:style-name="P4">
Publisher: Укринформ (Organization)</text:p>
      <text:p text:style-name="P4">
Published Time: 2023-05-28T09:23:39+03:00</text:p>
      <text:p text:style-name="P4">
Modified Time: 2023-05-28T09:23:39+03:00</text:p>
      <text:p text:style-name="P4">
Description: The use of such a large number of Iranian drones by Russia during the last attack in Ukraine may be linked to the supply of a new batch of drones. - Ukrinform.</text:p>
      <text:p text:style-name="P4">
Images: ['<text:a xlink:type="simple" xlink:href="https://static.ukrinform.com/photos/2023_05/thumb_files/630_360_1683203408-838.jpg" text:style-name="Internet_20_link" text:visited-style-name="Visited_20_Internet_20_Link">
630_360_16832...</text:a>
']</text:p>
      <text:p text:style-name="P4">
Tags: ['Безпілотник', 'Єдині новини', 'Наталія Гуменюк', 'Повітряна атака']</text:p>
      <text:p text:style-name="P4">
Type: Article</text:p>
      <!--METADATA-->
      <text:p text:style-name="P4">
<draw:frame draw:style-name="fr1" draw:name="Image75" text:anchor-type="as-char" svg:width="6.9236in" svg:height="3.956343in" draw:z-index="0">
<draw:image xlink:href="../Images/yкринформ/2023-05-28T09-23-39-03-00/630_360_1683203408-838.jpg" xlink:type="simple" xlink:show="embed" xlink:actuate="onLoad" draw:mime-type="image/jpeg"/>
</draw:frame>
The use of such a large number of Iranian drones by Russia during a period of attack in Ukraine may be associated with the delivery of a new party of leisure.</text:p>
      <text:p text:style-name="P4">
This opinion on the nationwide telephone "Unified News" is a displayer of the united press center of the operational command "South" Nataliagumeniuk, Ukrinform correspondent reports.</text:p>
      <text:p text:style-name="P4">
“It is likely that the use of such a large number of ammunition is related to the supply of a new party and they(Russia - ed.)They can allow the "luxury". Since rockets are really difficult, they will save them. If you analyze the previous attacks, there they were used quite powerful in the sense of quantity, ”Humeniuk said.</text:p>
      <text:p text:style-name="P4">
She drew attention to the fact that the Russians had launched the rocket launcher at the base of the base, because it was not planned to be attracted. "It says about the missiles they have quite difficult, but it is likely that they were trying to" notice "the directions of the following attacks for themselves," the spokeswoman of the OK "South" was overwhelmed by the directions of the next attacks.</text:p>
      <text:p text:style-name="P4">
Humeniuk emphasized that during a night attack in Ukraine <text:a xlink:type="simple" xlink:href="https://www.ukrinform.ua/tag-bezpilotnik" text:style-name="Internet_20_link" text:visited-style-name="Visited_20_Internet_20_Link">
drones</text:a>
SHAHED-136/131 were launching routes, trying to bypass the southern air defense as possible. No rockets were observed in the launch, but about 22 hours recorded the active air aviation along the front line.</text:p>
      <text:p text:style-name="P4">
In addition, she said, the south, "before this recorded a large number of intelligence:" Only in our direction were they destroyed in the previous day seven.This is that the enemy tried to find out for himself an effective route future goals. "</text:p>
      <text:p text:style-name="P4">
<text:span text:style-name="T4">
 Read also: </text:span>
 [<text:span text:style-name="T4">
 Attack </text:span>
 on Kiev: Air Defense forces destroyed more(https://www.ukrinform.ua/rubric-kyiv/3715102-ataka-na-kiiv-sili-ppo-znisili-ponad-40-sahediv-kmva.html)As reported by Ukrinform, the Air Force Command of the Armed Forces <text:a xlink:type="simple" xlink:href="https://www.ukrinform.ua/rubric-ato/3715111-rekordna-kilkist-zapusenih-sahediv-sili-oboroni-vnoci-znisili-52-z-54.html" text:style-name="Internet_20_link" text:visited-style-name="Visited_20_Internet_20_Link">
declared</text:a>
that on the night of May 28, troops attacked Ukraine by Iranian shock drones "Shahd -136/131" from the northern direction - the Bryansk region - and the South - Krasnodar Territory. In total, 54 drones-Kamikadze were recorded.</text:p>
      <text:p text:style-name="P4">
Defense forces destroyed 52 enemy drones.</text:p>
      <text:p text:style-name="P4">
News Source: <text:a xlink:type="simple" xlink:href="https://www.ukrinform.ua/rubric-ato/3715133-gumenuk-ne-viklucae-so-masstabna-nicna-ataka-rf-povazana-z-novou-postavkou-droniv-shahed.html" text:style-name="Internet_20_link" text:visited-style-name="Visited_20_Internet_20_Link">
https://www.ukrinform.ua/rubric-ato/3715133-gumenuk-ne-viklucae-so-masstabna-nicna-ataka-rf-povazana-z-novou-postavkou-droniv-shahed.html</text:a>
</text:p>
      <!--NEWS-->
      <text:h text:style-name="P10" text:outline-level="1">
<text:span text:style-name="T4">
In Zaporozhye the enemy fired 21 settlements, four wounded</text:span>
</text:h>
      <text:p text:style-name="P4">
Authors: Ukrinform (Person)</text:p>
      <text:p text:style-name="P4">
Publisher: Укринформ (Organization)</text:p>
      <text:p text:style-name="P4">
Published Time: 2023-05-28T09:26:59+03:00</text:p>
      <text:p text:style-name="P4">
Modified Time: 2023-05-28T09:26:59+03:00</text:p>
      <text:p text:style-name="P4">
Description: The Russian invaders of the last day fired at more than 20 settlements of Zaporizhzhya region - the destruction of civilians, four people were injured. - Ukrinform.</text:p>
      <text:p text:style-name="P4">
Images: ['<text:a xlink:type="simple" xlink:href="https://static.ukrinform.com/photos/2023_03/thumb_files/630_360_1679917010-662.jpg" text:style-name="Internet_20_link" text:visited-style-name="Visited_20_Internet_20_Link">
630_360_16799...</text:a>
']</text:p>
      <text:p text:style-name="P4">
Tags: ['Обстріл', 'Поранені', 'Запоріжжя', 'Війна з Росією']</text:p>
      <text:p text:style-name="P4">
Type: Article</text:p>
      <!--METADATA-->
      <text:p text:style-name="P4">
<draw:frame draw:style-name="fr1" draw:name="Image76" text:anchor-type="as-char" svg:width="6.9236in" svg:height="3.956343in" draw:z-index="0">
<draw:image xlink:href="../Images/yкринформ/2023-05-28T09-26-59-03-00/630_360_1679917010-662.jpg" xlink:type="simple" xlink:show="embed" xlink:actuate="onLoad" draw:mime-type="image/jpeg"/>
</draw:frame>
Last day, Russian -enabled more than 20 settlements of Zaporizhzhya region were fired at the last day - the destruction of civilian objects was recorded, four people were injured.</text:p>
      <text:p text:style-name="P4">
This was reported by the head of Zaporizhzhya Ova Yuri Malashko in <text:a xlink:type="simple" xlink:href="http://t.me/zoda_gov_ua/19062" text:style-name="Internet_20_link" text:visited-style-name="Visited_20_Internet_20_Link">
telegram</text:a>
, reports Ukrinform.</text:p>
      <text:p text:style-name="P4">
"77 shellings for the past 24 hours were made by the Rushi in the Zaporozhye region. The 21 Posted point suffered from enemy fire. Currently, 12 new destruction of civilian objects has been recorded," - informed the head of Ova.</text:p>
      <text:p text:style-name="P4">
According to him, the Air Force was injured by Novodanilovka, Chervona Tanovoselivka. Four UAV attacks were made on a small Tokmachka and Olgivske.</text:p>
      <text:p text:style-name="P4">
<text:span text:style-name="T4">
 Read also: </text:span>
 [Army of the Russian Federation per day killed one inhabitant(https://www.ukrinform.ua/rubric-culture/3715115-armia-rf-za-dobu-vbila-odnogo-zitela-doneccini-troe-poraneni.html)In addition, 68 artillery shells aimed at Gulyaypole, Orikhiv, Railway, Novoandriivka, Malynivka, Pavlovka and other frontier.</text:p>
      <text:p text:style-name="P4">
Malashko informed that as a result of shelling, four civilians disaline-explosive injuries. In particular, in the village. A 74-year-old man was injured, men were 51 and 58 years old, and a 39-year-old resident in Gulyaypol.</text:p>
      <text:p text:style-name="P4">
"The injured are under medical supervision," the head of Ova added.</text:p>
      <text:p text:style-name="P4">
<text:span text:style-name="T4">
 Read also: </text:span>
 <text:a xlink:type="simple" xlink:href="https://www.ukrinform.ua/rubric-regions/3715112-hersonsina-za-dobu-zaznala-73-obstriliv-odnu-ludinu-poraneno.html" text:style-name="Internet_20_link" text:visited-style-name="Visited_20_Internet_20_Link">
<text:span text:style-name="T4">
 Kherson </text:span>
 Zhina per day has suffered 73 shelling, is injured</text:a>
As it was reported, on Sunday morning in the center of the temporarily captured Melitopolis started <text:a xlink:type="simple" xlink:href="https://www.ukrinform.ua/tag-vibuh" text:style-name="Internet_20_link" text:visited-style-name="Visited_20_Internet_20_Link">
explosion</text:a>
.</text:p>
      <text:p text:style-name="P4">
Photo <text:span text:style-name="T5">
ologistical</text:span>
</text:p>
      <text:p text:style-name="P4">
News Source: <text:a xlink:type="simple" xlink:href="https://www.ukrinform.ua/rubric-regions/3715135-na-zaporizzi-vorog-obstrilav-21-naselenij-punkt-cetvero-poranenih.html" text:style-name="Internet_20_link" text:visited-style-name="Visited_20_Internet_20_Link">
https://www.ukrinform.ua/rubric-regions/3715135-na-zaporizzi-vorog-obstrilav-21-naselenij-punkt-cetvero-poranenih.html</text:a>
</text:p>
      <!--NEWS-->
      <text:h text:style-name="P10" text:outline-level="1">
<text:span text:style-name="T4">
Russians fired three districts of Kharkiv region a day, two civilians were killed</text:span>
</text:h>
      <text:p text:style-name="P4">
Authors: Ukrinform (Person)</text:p>
      <text:p text:style-name="P4">
Publisher: Укринформ (Organization)</text:p>
      <text:p text:style-name="P4">
Published Time: 2023-05-28T09:29:59+03:00</text:p>
      <text:p text:style-name="P4">
Modified Time: 2023-05-28T09:29:59+03:00</text:p>
      <text:p text:style-name="P4">
Description: Russian invaders during the day struck the border settlements of Chuguev, Kharkiv, Kupyansk districts, and two people were killed.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Харківщина', 'Війна з Росією']</text:p>
      <text:p text:style-name="P4">
Type: Article</text:p>
      <!--METADATA-->
      <text:p text:style-name="P4">
<draw:frame draw:style-name="fr1" draw:name="Image77" text:anchor-type="as-char" svg:width="6.9236in" svg:height="3.956343in" draw:z-index="0">
<draw:image xlink:href="../Images/yкринформ/2023-05-28T09-29-59-03-00/630_360_1667562981-965.jpg" xlink:type="simple" xlink:show="embed" xlink:actuate="onLoad" draw:mime-type="image/jpeg"/>
</draw:frame>
The Russianzagarbniki during the day struck on the border settlements of Kharkiv, Kupyansky districts, two people were killed.</text:p>
      <text:p text:style-name="P4">
According to Ukrinform, the head of the Kharkiv Regional Military Administration Oleg Synigubov reports in <text:a xlink:type="simple" xlink:href="http://t.me/synegubov/6293" text:style-name="Internet_20_link" text:visited-style-name="Visited_20_Internet_20_Link">
telegram</text:a>
.</text:p>
      <text:p text:style-name="P4">
According to him, the enemy caused the air strike in the vicinity of Kyslivka. Subordillian and mortar shelling hit the well, Krasne first, Fikhalovka, Novomlinsk, two -year, Western, Masyutivka, Kislivka, Brest.</text:p>
      <text:p text:style-name="P4">
Intense <text:a xlink:type="simple" xlink:href="https://www.ukrinform.ua/tag-obstril" text:style-name="Internet_20_link" text:visited-style-name="Visited_20_Internet_20_Link">
shelling</text:a>
He is in Zakovchanyk and the surrounding area. Damaged residential buildings, fences, economic homes, windows of the House of Culture, administrative building of the village council.</text:p>
      <text:p text:style-name="P4">
"A 61-year-old woman was killed in the village of Shepuvatkupyansky district due to Russian aggression. A 61-year-old woman was killed as a result of shelling, and a 60-year-old man was also injured. After 19 hours, a 60-year A man who was in the midst of the house, "Synigubov said.</text:p>
      <text:p text:style-name="P4">
As a result of the shelling of the village of Fygolovka, a woman was injured 58, the state.</text:p>
      <text:p text:style-name="P4">
As a result of hostile shelling in the village. Circusters were a shrapnel wounds 79-year-old.</text:p>
      <text:p text:style-name="P4">
According to Synogubov, the most hotstyle is the Kupyansky Napryok: the enemy performed offensive operations near Masutivka, but without success.</text:p>
      <text:p text:style-name="P4">
<text:span text:style-name="T4">
 Read also: </text:span>
 <text:a xlink:type="simple" xlink:href="https://www.ukrinform.ua/rubric-regions/3715112-hersonsina-za-dobu-zaznala-73-obstriliv-odnu-ludinu-poraneno.html" text:style-name="Internet_20_link" text:visited-style-name="Visited_20_Internet_20_Link">
Kherson region per day has suffered 73 <text:span text:style-name="T4">
 shelling </text:span>
 s, is injured</text:a>
According to Ukrinform, Russian troops were attacked on May 26 with the help of non -staffeds like Shahd Merefu and Izium Kharkiv region. At night(from 26 to 27 May)In the Kharkiv region, Russian troops struck a missile strike of the settlement of Lipka of Kharkiv district, no victims.</text:p>
      <text:p text:style-name="P4">
News Source: <text:a xlink:type="simple" xlink:href="https://www.ukrinform.ua/rubric-regions/3715138-rosiani-za-dobu-obstrilali-tri-rajoni-harkivsini-zaginuli-dvoe-civilnih.html" text:style-name="Internet_20_link" text:visited-style-name="Visited_20_Internet_20_Link">
https://www.ukrinform.ua/rubric-regions/3715138-rosiani-za-dobu-obstrilali-tri-rajoni-harkivsini-zaginuli-dvoe-civilnih.html</text:a>
</text:p>
      <!--NEWS-->
      <text:h text:style-name="P10" text:outline-level="1">
<text:span text:style-name="T4">
WTA rating: Svitolina rose to more than 300 seats and returned to top 200</text:span>
</text:h>
      <text:p text:style-name="P4">
Authors: Ukrinform (Person)</text:p>
      <text:p text:style-name="P4">
Publisher: Укринформ (Organization)</text:p>
      <text:p text:style-name="P4">
Published Time: 2023-05-28T09:40:00+03:00</text:p>
      <text:p text:style-name="P4">
Modified Time: 2023-05-28T09:40:00+03:00</text:p>
      <text:p text:style-name="P4">
Description: The Women's Tennis Association (WTA) updated the athlete rating as of May 29. - Ukrinform.</text:p>
      <text:p text:style-name="P4">
Images: ['<text:a xlink:type="simple" xlink:href="https://static.ukrinform.com/photos/2023_05/thumb_files/630_360_1685255854-440.jpg" text:style-name="Internet_20_link" text:visited-style-name="Visited_20_Internet_20_Link">
630_360_16852...</text:a>
']</text:p>
      <text:p text:style-name="P4">
Tags: None</text:p>
      <text:p text:style-name="P4">
Type: Article</text:p>
      <!--METADATA-->
      <text:p text:style-name="P4">
<draw:frame draw:style-name="fr1" draw:name="Image78" text:anchor-type="as-char" svg:width="6.9236in" svg:height="3.956343in" draw:z-index="0">
<draw:image xlink:href="../Images/yкринформ/2023-05-28T09-40-00-03-00/630_360_1685255854-440.jpg" xlink:type="simple" xlink:show="embed" xlink:actuate="onLoad" draw:mime-type="image/jpeg"/>
</draw:frame>
Women's Association(WTA)Updated the rating of athletes as of May 29.</text:p>
      <text:p text:style-name="P4">
As informs <text:a xlink:type="simple" xlink:href="https://btu.org.ua/news/ukrainskiy-tennis/45165-svitolina-podnjalas-bolee-chem-na-300-mest-i-vernulas-v-top-200-rejtinga-wta-kalinina-i-kostjuk-sohranili-pozicii-v-top-50.html" text:style-name="Internet_20_link" text:visited-style-name="Visited_20_Internet_20_Link">
BTU</text:a>
, the best progress of the week of the mid -Ukrainian showed Elina Svitolina, who thanks to WTA tournament 250 Ustrasburg(France)It rose to 316 positions immediately and ranks in front of the starting Rolan Harros 192nd, Ukrinform reports.</text:p>
      <text:p text:style-name="P4">
Angelina Kalinina lost one line and takes the 26th position. Martha Kostyukzer was 39th, and Lesya Tsurenko and Kateryna Bindle lost the lines and occupy 66 and 83 places respectively.</text:p>
      <text:p text:style-name="P4">
The WTA rating is headed by Iga Schwontek from Poland. Next comes, Arina Sobolenko, the third "racket" of the world is the American Jessica Pegula.</text:p>
      <text:p text:style-name="P4">
<text:span text:style-name="T4">
 Read also: </text:span>
 <text:a xlink:type="simple" xlink:href="https://www.ukrinform.ua/rubric-sports/3714734-svitolina-bagato-ludej-buli-zdivovani-moeu-fizicnou-formou-pisla-povernenna.html" text:style-name="Internet_20_link" text:visited-style-name="Visited_20_Internet_20_Link">
Svitolina: Many people were surprised by my physical form after returning</text:a>
In the WTA paired ranking, Lyudmila Kichenok ranks 8th this week, Martakostyuk is on the 28th line, and Nadiya Kichenok dropped to 52nd place(-1).</text:p>
      <text:p text:style-name="P4">
Фото: btu.org.ua.</text:p>
      <text:p text:style-name="P4">
News Source: <text:a xlink:type="simple" xlink:href="https://www.ukrinform.ua/rubric-sports/3715142-rejting-wta-svitolina-pidnalasa-bils-niz-na-300-misc-i-povernulasa-do-top200.html" text:style-name="Internet_20_link" text:visited-style-name="Visited_20_Internet_20_Link">
https://www.ukrinform.ua/rubric-sports/3715142-rejting-wta-svitolina-pidnalasa-bils-niz-na-300-misc-i-povernulasa-do-top200.html</text:a>
</text:p>
      <!--NEWS-->
      <text:h text:style-name="P10" text:outline-level="1">
<text:span text:style-name="T4">
From the Luhansk region Russians take children for a so -called rest to the Russian Federation</text:span>
</text:h>
      <text:p text:style-name="P4">
Authors: Ukrinform (Person)</text:p>
      <text:p text:style-name="P4">
Publisher: Укринформ (Organization)</text:p>
      <text:p text:style-name="P4">
Published Time: 2023-05-28T09:46:39+03:00</text:p>
      <text:p text:style-name="P4">
Modified Time: 2023-05-28T09:46:39+03:00</text:p>
      <text:p text:style-name="P4">
Description: From the temporarily occupied territories of the Luhansk region, the enemy takes children to the summer camps of Russia. - Ukrinform.</text:p>
      <text:p text:style-name="P4">
Images: ['<text:a xlink:type="simple" xlink:href="https://static.ukrinform.com/photos/2022_08/thumb_files/630_360_1660566941-672.jpg" text:style-name="Internet_20_link" text:visited-style-name="Visited_20_Internet_20_Link">
630_360_16605...</text:a>
']</text:p>
      <text:p text:style-name="P4">
Tags: ['Діти', 'Луганщина', 'Війна з Росією']</text:p>
      <text:p text:style-name="P4">
Type: Article</text:p>
      <!--METADATA-->
      <text:p text:style-name="P4">
<draw:frame draw:style-name="fr1" draw:name="Image79" text:anchor-type="as-char" svg:width="6.9236in" svg:height="3.956343in" draw:z-index="0">
<draw:image xlink:href="../Images/yкринформ/2023-05-28T09-46-39-03-00/630_360_1660566941-672.jpg" xlink:type="simple" xlink:show="embed" xlink:actuate="onLoad" draw:mime-type="image/jpeg"/>
</draw:frame>
The enemy exports children to the Lugansk region's occupied territories of the Luhansk region.</text:p>
      <text:p text:style-name="P4">
About it in <text:a xlink:type="simple" xlink:href="http://t.me/luhanskaVTSA/10852" text:style-name="Internet_20_link" text:visited-style-name="Visited_20_Internet_20_Link">
telegram</text:a>
Artem Lisogor reported the Chief Luhansk Ova, Ukrinform reports.</text:p>
      <text:p text:style-name="P4">
“The enemy continues to illegally export children from a temporarily captured territory. In some settlements of the Razchinsky district, the occupiers have already announced the so -called vacation for students in summer camps in the territory <text:a xlink:type="simple" xlink:href="https://www.ukrinform.ua/tag-rosia" text:style-name="Internet_20_link" text:visited-style-name="Visited_20_Internet_20_Link">
of the Russian Federation</text:a>
», - writes.</text:p>
      <text:p text:style-name="P4">
<text:span text:style-name="T4">
 Read also: </text:span>
 <text:a xlink:type="simple" xlink:href="https://www.ukrinform.ua/rubric-crimea/3714770-najmanci-pvk-promivaut-mizki-skolaram-u-krimu-centr-nacsprotivu.html" text:style-name="Internet_20_link" text:visited-style-name="Visited_20_Internet_20_Link">
PVC mercenaries "Wash brains" to students in Crimea - Central Staff</text:a>
As reported by Ukrinform, <text:a xlink:type="simple" xlink:href="https://www.ukrinform.ua/rubric-ato/3671478-kilkist-nezakonno-vivezenih-u-rosiu-ukrainskih-ditej-moze-sagati-150-tisac.html" text:style-name="Internet_20_link" text:visited-style-name="Visited_20_Internet_20_Link">
the number of illegally exported to Russia of Ukrainian children can reach 150 thousand</text:a>
.</text:p>
      <text:p text:style-name="P4">
<text:a xlink:type="simple" xlink:href="https://www.ukrinform.ua/rubric-society/3690663-ukraina-vimagae-vid-rosii-povernuti-4-396-ditejsirit-akih-nezakonno-vivezli.html" text:style-name="Internet_20_link" text:visited-style-name="Visited_20_Internet_20_Link">
Is known about 4396 orphans who were illegally taken to the territory of Russia</text:a>
Whether in a temporary -corresponding territory, and Ukraine demands to return them and submitted to the Russian a list of these children.</text:p>
      <text:p text:style-name="P4">
_ Photo illustrative_</text:p>
      <text:p text:style-name="P4">
News Source: <text:a xlink:type="simple" xlink:href="https://www.ukrinform.ua/rubric-regions/3715143-z-lugansini-rosiani-vivozat-ditej-na-tak-zvanij-vidpocinok-do-rf.html" text:style-name="Internet_20_link" text:visited-style-name="Visited_20_Internet_20_Link">
https://www.ukrinform.ua/rubric-regions/3715143-z-lugansini-rosiani-vivozat-ditej-na-tak-zvanij-vidpocinok-do-rf.html</text:a>
</text:p>
      <!--NEWS-->
      <text:h text:style-name="P10" text:outline-level="1">
<text:span text:style-name="T4">
The Armed Forces of the Armed Forces clarify whether the enemy used the rocket at night</text:span>
</text:h>
      <text:p text:style-name="P4">
Authors: Ukrinform (Person)</text:p>
      <text:p text:style-name="P4">
Publisher: Укринформ (Organization)</text:p>
      <text:p text:style-name="P4">
Published Time: 2023-05-28T09:48:26+03:00</text:p>
      <text:p text:style-name="P4">
Modified Time: 2023-05-28T09:48:26+03:00</text:p>
      <text:p text:style-name="P4">
Description: The Armed Forces Command is currently clarifying information about the possible use of Russian troops during the last night attack in Ukraine except for the shock drones "Shahd-136/131" also rockets. - Ukrinform.</text:p>
      <text:p text:style-name="P4">
Images: ['<text:a xlink:type="simple" xlink:href="https://static.ukrinform.com/photos/2023_03/thumb_files/630_360_1678116073-288.jpg" text:style-name="Internet_20_link" text:visited-style-name="Visited_20_Internet_20_Link">
630_360_16781...</text:a>
']</text:p>
      <text:p text:style-name="P4">
Tags: ['Повітряні сили ЗСУ', 'Війна з Росією', 'Дрон-камікадзе', 'Повітряна атака']</text:p>
      <text:p text:style-name="P4">
Type: Article</text:p>
      <!--METADATA-->
      <text:p text:style-name="P4">
<draw:frame draw:style-name="fr1" draw:name="Image80" text:anchor-type="as-char" svg:width="6.9236in" svg:height="3.956343in" draw:z-index="0">
<draw:image xlink:href="../Images/yкринформ/2023-05-28T09-48-26-03-00/630_360_1678116073-288.jpg" xlink:type="simple" xlink:show="embed" xlink:actuate="onLoad" draw:mime-type="image/jpeg"/>
</draw:frame>
The Armed Forces Command is currently clarifying information on the possible use of Russian troops during the last night attack on Ukrainian shock drones "Shahd-136/131" also rockets.</text:p>
      <text:p text:style-name="P4">
This was reported by a spokesman for the Armed Forces of the Armed Forces Yuri Ignat on the air of the Teleterna "One News", Ukrinform correspondent reports.</text:p>
      <text:p text:style-name="P4">
"There are no information yet. There may be on the front lines. More information will be presented in the summary of the General Staff. It is now about drummer deeds, and there is also information about the use more often. We have full information, "Ignatus said, adding that the attack lasted from 23.30 Saturdays to 6 o'clock Sunday.</text:p>
      <text:p text:style-name="P4">
According to him, two drones hit "certain objects", but the local authorities may subsequently provide detailed information.</text:p>
      <text:p text:style-name="P4">
The Air Force spokesman Yuri Ignat also drew attention to the fact that the digs of drones were recorded daily, but this night, according to him, there was one famous shocks of Shahmed.</text:p>
      <text:p text:style-name="P4">
"We know that and <text:a xlink:type="simple" xlink:href="https://www.ukrinform.ua/tag-litak" text:style-name="Internet_20_link" text:visited-style-name="Visited_20_Internet_20_Link">
aircraft</text:a>
Recently, Zegran arrived in Moscow, and a few days ago the President of Ukraine devoted most of the speech to Iran, appeal to the Iranian elites, so that they did everything to ensure that Iran does not supply this deadly weapon. We are so knocking them down in large numbers, but unfortunately, some fly and kill our peaceful people, "Ignatus said.</text:p>
      <text:p text:style-name="P4">
<text:span text:style-name="T4">
 Read also: </text:span>
 <text:a xlink:type="simple" xlink:href="https://www.ukrinform.ua/rubric-ato/3714154-v-rosijskih-zmi-znisili-vze-desatki-patriot-ale-brehna-ne-zminit-realnist-karpenter.html" text:style-name="Internet_20_link" text:visited-style-name="Visited_20_Internet_20_Link">
in the Russian media "destroyed" tens of Patriot, alambrete will not change reality - Carpenter</text:a>
Earlier, the head of the united press center of the operational command "South" Natalia Humeniuk noted that the use of such a large number of Iranian drones "Shahd" during the last attack in Ukraine can be reinforced with the supply of a new batch of drones.</text:p>
      <text:p text:style-name="P4">
<text:span text:style-name="T4">
 Read also: </text:span>
 <text:a xlink:type="simple" xlink:href="https://www.ukrinform.ua/rubric-ato/3712539-ignat-pro-f16-dostatno-mati-zasobi-abi-vorozi-litaki-ne-nablizalisa-do-kordoniv-ukraini.html" text:style-name="Internet_20_link" text:visited-style-name="Visited_20_Internet_20_Link">
<text:span text:style-name="T4">
 Ignatius </text:span>
-About F-16: It is enough to have a means that the hostile do not approach the borders of Ukraine</text:a>
</text:p>
      <text:p text:style-name="P4">
Defense forces destroyed 52 drones.</text:p>
      <text:p text:style-name="P4">
News Source: <text:a xlink:type="simple" xlink:href="https://www.ukrinform.ua/rubric-ato/3715145-povitrani-sili-zsu-utocnuut-ci-zastosovuvav-vorog-vnoci-raketi.html" text:style-name="Internet_20_link" text:visited-style-name="Visited_20_Internet_20_Link">
https://www.ukrinform.ua/rubric-ato/3715145-povitrani-sili-zsu-utocnuut-ci-zastosovuvav-vorog-vnoci-raketi.html</text:a>
</text:p>
      <!--NEWS-->
      <text:h text:style-name="P10" text:outline-level="1">
<text:span text:style-name="T4">
In the Zhytomyr region, the enemy struck the infrastructure object</text:span>
</text:h>
      <text:p text:style-name="P4">
Authors: Ukrinform (Person)</text:p>
      <text:p text:style-name="P4">
Publisher: Укринформ (Organization)</text:p>
      <text:p text:style-name="P4">
Published Time: 2023-05-28T09:53:00+03:00</text:p>
      <text:p text:style-name="P4">
Modified Time: 2023-05-28T09:53:00+03:00</text:p>
      <text:p text:style-name="P4">
Description: During the night attack of the Russian army, an infrastructure object in Zhytomyr region was damag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Інфраструктура', 'Житомирщина', 'Війна з Росією', 'Повітряна атака']</text:p>
      <text:p text:style-name="P4">
Type: Article</text:p>
      <!--METADATA-->
      <text:p text:style-name="P4">
<draw:frame draw:style-name="fr1" draw:name="Image81" text:anchor-type="as-char" svg:width="6.9236in" svg:height="3.956343in" draw:z-index="0">
<draw:image xlink:href="../Images/yкринформ/2023-05-28T09-53-00-03-00/630_360_1538997483-946.jpg" xlink:type="simple" xlink:show="embed" xlink:actuate="onLoad" draw:mime-type="image/jpeg"/>
</draw:frame>
The infrastructure object was damaged by the Russian army during the Russian army.</text:p>
      <text:p text:style-name="P4">
About it in <text:a xlink:type="simple" xlink:href="http://t.me/zhytomyrskaODA/4012" text:style-name="Internet_20_link" text:visited-style-name="Visited_20_Internet_20_Link">
telegram</text:a>
Vitaliy Bunchko, the Chief of Zhytomyr Ova, reported, Ukrinform reports.</text:p>
      <text:p text:style-name="P4">
“Today, during air alarm, the enemy struck one of the zinfrastructure objects in Zhytomyr region. Was audible <text:a xlink:type="simple" xlink:href="https://www.ukrinform.ua/tag-vibuh" text:style-name="Internet_20_link" text:visited-style-name="Visited_20_Internet_20_Link">
explosions</text:a>
», - Bonechko wrote.</text:p>
      <text:p text:style-name="P4">
He specified that there were no casualties and victims.</text:p>
      <text:p text:style-name="P4">
*!(https://www.ukrinform.ua/rubric-ato/3715145-povitrani-sili-zsu-utocnuut-ci-zastosovuvav-vorog-vnoci-raketi.html)As reported by Ukrinform, <text:a xlink:type="simple" xlink:href="https://www.ukrinform.ua/rubric-ato/3715124-mer-zitomira-zaaviv-pro-poskodzenna-vnaslidok-nicnoi-ataki.html" text:style-name="Internet_20_link" text:visited-style-name="Visited_20_Internet_20_Link">
in Zhytomyr as a result of nocturnal enemy attack was damaged</text:a>
.</text:p>
      <text:p text:style-name="P4">
The Air Force Command of the Armed Forces said that on the night of May 28, the Ruskivska attacked Ukraine by Iranian shock drones of Shahd-136/131 from the no surrounding direction-the Bryansk region and the South-Krasnodar Territory. Defense forces destroyed 52 drones.</text:p>
      <text:p text:style-name="P4">
News Source: <text:a xlink:type="simple" xlink:href="https://www.ukrinform.ua/rubric-ato/3715146-u-zitomirskij-oblasti-vorog-zavdav-udaru-po-obektu-infrastrukturi.html" text:style-name="Internet_20_link" text:visited-style-name="Visited_20_Internet_20_Link">
https://www.ukrinform.ua/rubric-ato/3715146-u-zitomirskij-oblasti-vorog-zavdav-udaru-po-obektu-infrastrukturi.html</text:a>
</text:p>
      <!--NEWS-->
      <text:h text:style-name="P10" text:outline-level="1">
<text:span text:style-name="T4">
The army of the Russian Federation per day attacked 12 regions of Ukraine</text:span>
</text:h>
      <text:p text:style-name="P4">
Authors: Ukrinform (Person)</text:p>
      <text:p text:style-name="P4">
Publisher: Укринформ (Organization)</text:p>
      <text:p text:style-name="P4">
Published Time: 2023-05-28T10:09:44+03:00</text:p>
      <text:p text:style-name="P4">
Modified Time: 2023-05-28T10:09:44+03:00</text:p>
      <text:p text:style-name="P4">
Description: The Russian army has taken attacks on 12 regions of Ukraine for a day, there are killed and injured people. - Ukrinform.</text:p>
      <text:p text:style-name="P4">
Images: ['<text:a xlink:type="simple" xlink:href="https://static.ukrinform.com/photos/2023_05/thumb_files/630_360_1685257750-314.jpg" text:style-name="Internet_20_link" text:visited-style-name="Visited_20_Internet_20_Link">
630_360_16852...</text:a>
']</text:p>
      <text:p text:style-name="P4">
Tags: ['Обстріл', 'Поранені', 'Загибель', 'Війна з Росією']</text:p>
      <text:p text:style-name="P4">
Type: Article</text:p>
      <!--METADATA-->
      <text:p text:style-name="P4">
<draw:frame draw:style-name="fr1" draw:name="Image82" text:anchor-type="as-char" svg:width="6.9236in" svg:height="3.956343in" draw:z-index="0">
<draw:image xlink:href="../Images/yкринформ/2023-05-28T10-09-44-03-00/630_360_1685257750-314.jpg" xlink:type="simple" xlink:show="embed" xlink:actuate="onLoad" draw:mime-type="image/jpeg"/>
</draw:frame>
The Russian army has taken attacks on 12 regions of Ukraine for a day, there are deaths and injuries.</text:p>
      <text:p text:style-name="P4">
According to Ukrinform, this is reported in the consolidated information of the regional military administrations about the situation in the regions of Ukraine as of 9:00 Sunday, 28th.</text:p>
      <text:p text:style-name="P4">
In the Kiev region, air alarm lasted more than five hours. Worked, hostile goals are destroyed. There are no hits, there are no victims. As a result of the fall of the fragments, there were fires of forest and grass litter in several places. The trailer of the truck was also recorded - a fire -calculated trailer. Operational groups continue to fix the effects of a air attack.</text:p>
      <text:p text:style-name="P4">
More than 40 UAVs above the city were destroyed in Kiev. In several areas of the table there are destruction and damage to civilian infrastructure. Ezagyli and victims. Data on the consequences of the attack in Kiev are clarified.</text:p>
      <text:p text:style-name="P4">
In the Zhytomyr region on Sunday during air alarm, the enemy struck in the infrastructure objects. Explosions were heard. According to preliminary data, there are no victims and victims.</text:p>
      <text:p text:style-name="P4">
In the Cherkasy region, two enemy drones in the Cherkasy district were shot down at night. Without victims and destruction.</text:p>
      <text:p text:style-name="P4">
In the Chernihiv region, four [shelling] took place in the day(https://www.ukrinform.ua/tag-obstril). The invaders fired at the artillery of mortars of Novgorod-Siversky district. In the settlement of the Semenovsky Gromad there was a fire in the household, the settlement of the Novgorod-Siversky community-a fire in an outbuilding, a TAVTO tractor was damaged. The girl was born in 2009, which was delivered.</text:p>
      <text:p text:style-name="P4">
*!(https://www.ukrinform.ua/rubric-ato/3715145-povitrani-sili-zsu-utocnuut-ci-zastosovuvav-vorog-vnoci-raketi.html)In the Sumy region at night and in the morning he made eight shelling. Atacciniso-Budsk, Svesk, Shalyginsk, Yunakovskaya, Belopilsk, Krasnopil communities were attacked.</text:p>
      <text:p text:style-name="P4">
In the Krasnopil community, the CAB explosion damaged 11 private households and transmission lines.</text:p>
      <text:p text:style-name="P4">
Yesterday during the day the Russians made 18 shellings. 88 explosions were recorded. Velikopisarevskaya, Yunakovskaya, Miropil, Khotinsk, Belopilsk, Krasnopil communities were Without human loss and destruction.Air Force was injured: Novodanylivka, Chervono and Novoselivka. Four -grade UAVs were made on a small Tokmachka and Olgivske. Strokes from the RSSU came to Kamyansky and Yegorivka. 68 artillery shellings were aimed at Naguliapole, Orikhiv, Railway, Novoandriivka, Malynivka, Pavlovka and other prifrona villages.</text:p>
      <text:p text:style-name="P4">
Four civilians were injured: in the village. The smooth injured74-year-old man, in Stepnogorsk, men were 51 and 58 years old, and a 39-year-old resident could be pulled out of the rubble of his own house. The injured are under medical supervision.</text:p>
      <text:p text:style-name="P4">
In the Dnipropetrovsk region, the aggressor fired at Nikopol twice during the night. Six private homes and two outbuildings were operated. And also damaged gas pipeline, power line. Passed without the dead and the victims.</text:p>
      <text:p text:style-name="P4">
In the Kharkiv region last day, the invaders struck the borderline points of Chuguevsky, Kharkiv districts. The hottest direction remains: the enemy conducted offensive operations near Masutivka, unsuccessful.</text:p>
      <text:p text:style-name="P4">
In the village of Liptsi, Kharkish district, the invaders struck the C -300 rocket, the shell was damaged, the roof of an apartment building was damaged, and there were no victims in the field and the victims. As a result of shelling in Vovchansk, damages, economic annexes.</text:p>
      <text:p text:style-name="P4">
As a result of the shelling of the Kupyansk district, in particular in the Kirillovsk OTG, Novosinovo, a dwelling house and outbuildings were damaged.</text:p>
      <text:p text:style-name="P4">
In Volchansk, the House of Culture, the administrative building of the settlement and a private house were damaged through shelling. It was without the victims.</text:p>
      <text:p text:style-name="P4">
A 61-year-old woman was killed in the village of Shepuvate, Kupyansk district, and a 61-year-old woman was injured and a 60-year-old man was injured.</text:p>
      <text:p text:style-name="P4">
A 60-year-old man was killed in a two-year Kupyansk district, who was shelling in the courtyard of the house.</text:p>
      <text:p text:style-name="P4">
As a result of enemy shelling in the village. Circusters were a shrapnel wounds 79-year-old.</text:p>
      <text:p text:style-name="P4">
Due to the shelling of the village. Fygolovka of Kupyansk district was injured by a woman58 years old.</text:p>
      <text:p text:style-name="P4">
During the day of pyrotechnics, 57 explosive objects were neutralized in the region.</text:p>
      <text:p text:style-name="P4">
In the Luhansk region, the invaders continued to beat artillery on front -line paints. They hit Nevsky and Bigorivka. During the day the enemy of 94 shelling, released 435 shells.30 dwellings were damaged(з них один – багатоквартирний), three gas pipes, two transmission lines, NKMZ PJSC shop, four civilian vehicles, garage, triangular structures.</text:p>
      <text:p text:style-name="P4">
There is one dead, three wounded civilians in the Donetsk region.</text:p>
      <text:p text:style-name="P4">
In the Nikolaev area, at night, the hostile shock UAV Shahd-131/136 was destroyed by the forces and means of the air defense of the Air Force "South".</text:p>
      <text:p text:style-name="P4">
Yesterday, the enemy struck artillery strikes at the Ochakov community.</text:p>
      <text:p text:style-name="P4">
<text:span text:style-name="T4">
 Read also: </text:span>
 <text:a xlink:type="simple" xlink:href="https://www.ukrinform.ua/rubric-ato/3715118-rosia-pid-cas-nicnoi-ataki-spramuvala-sahedi-netradicijnimi-marsrutami-gumenuk.html" text:style-name="Internet_20_link" text:visited-style-name="Visited_20_Internet_20_Link">
Russia during a night attack directed "Shahda" with unconventional routes - <text:span text:style-name="T4">
 Humeniuk </text:span>
</text:a>
In the Kherson region per day, the enemy made 73 shelling(He released 335 units), of them in Kherson - three artillery shelling(11 shells).</text:p>
      <text:p text:style-name="P4">
Російські військові поцілили у райони 26 населених пунктів області. Підворожим вогнем було Садове, росіяни обстріляли приватні будинки. Постраждала61-річна жінка. Її у стані середньої важкості доставили до лікарні.</text:p>
      <text:p text:style-name="P4">
Упродовж дня обстріляли Херсон. У місті пошкоджено приміщення ліцею.</text:p>
      <text:p text:style-name="P4">
Вчергове обстріляли Зміївку. В селі пошкоджено приватний господарський склад.</text:p>
      <text:p text:style-name="P4">
Всього за добу внаслідок російської агресії поранено одну людину.</text:p>
      <text:p text:style-name="P4">
Зі звільненої території області евакуйовано 119 осіб.</text:p>
      <text:p text:style-name="P4">
Як повідомляв Укрінформ, Сили оборони за добу <text:a xlink:type="simple" xlink:href="https://www.ukrinform.ua/rubric-ato/3715100-sili-oboroni-za-dobu-vidbili-21-vorozu-ataku.html" text:style-name="Internet_20_link" text:visited-style-name="Visited_20_Internet_20_Link">
 відбили 21 ворожу атаку</text:a>
 .</text:p>
      <text:p text:style-name="P4">
News Source: <text:a xlink:type="simple" xlink:href="https://www.ukrinform.ua/rubric-regions/3715150-armia-rf-za-dobu-atakuvala-12-oblastej-ukraini.html" text:style-name="Internet_20_link" text:visited-style-name="Visited_20_Internet_20_Link">
https://www.ukrinform.ua/rubric-regions/3715150-armia-rf-za-dobu-atakuvala-12-oblastej-ukraini.html</text:a>
</text:p>
      <!--NEWS-->
      <text:h text:style-name="P10" text:outline-level="1">
<text:span text:style-name="T4">
Forest fire, broken windows and damaged cars - the consequences of falling fragments in the Kyiv region</text:span>
</text:h>
      <text:p text:style-name="P4">
Authors: Ukrinform (Person)</text:p>
      <text:p text:style-name="P4">
Publisher: Укринформ (Organization)</text:p>
      <text:p text:style-name="P4">
Published Time: 2023-05-28T10:15:41+03:00</text:p>
      <text:p text:style-name="P4">
Modified Time: 2023-05-28T10:15:41+03:00</text:p>
      <text:p text:style-name="P4">
Description: In the Kiev region, air defense was destroyed by all the drones that the Russian Federation launched this night, as a result of the fall of debris there is damage to buildings and property. - Ukrinform.</text:p>
      <text:p text:style-name="P4">
Images: ['<text:a xlink:type="simple" xlink:href="https://static.ukrinform.com/photos/2023_05/thumb_files/630_360_1684216466-149.jpg" text:style-name="Internet_20_link" text:visited-style-name="Visited_20_Internet_20_Link">
630_360_16842...</text:a>
']</text:p>
      <text:p text:style-name="P4">
Tags: ['Київщина', 'Війна з Росією', 'ППО', 'Повітряна атака']</text:p>
      <text:p text:style-name="P4">
Type: Article</text:p>
      <!--METADATA-->
      <text:p text:style-name="P4">
<draw:frame draw:style-name="fr1" draw:name="Image83" text:anchor-type="as-char" svg:width="6.9236in" svg:height="3.956343in" draw:z-index="0">
<draw:image xlink:href="../Images/yкринформ/2023-05-28T10-15-41-03-00/630_360_1684216466-149.jpg" xlink:type="simple" xlink:show="embed" xlink:actuate="onLoad" draw:mime-type="image/jpeg"/>
</draw:frame>
The UKIiv region has destroyed all the drones, which the Russian Federation launched this night, as a result of the fall of the fragments of the damage of buildings and property.</text:p>
      <text:p text:style-name="P4">
According to Ukrinform, Ruslan Kravchenko, the head of the Kyiv Regional Military Administration, reports this in <text:a xlink:type="simple" xlink:href="http://www.facebook.com/100091315017222/posts/pfbid02FDut1rQaTs4Q5ao71Wv5dfhsgnCEcz5ygxsmwyj15Gb4Du94LSXu8bET7n4Cksrcl/" text:style-name="Internet_20_link" text:visited-style-name="Visited_20_Internet_20_Link">
Facebook</text:a>
.</text:p>
      <text:p text:style-name="P4">
"Ніч, що минула, видалася вкрай неспокійною. З початку травня місяця це 14повітряна атака російського ворога на <text:a xlink:type="simple" xlink:href="https://www.ukrinform.ua/tag-kiivsina" text:style-name="Internet_20_link" text:visited-style-name="Visited_20_Internet_20_Link">
 Київщину</text:a>
, which turned out to be the most massive, " -is in the message.</text:p>
      <text:p text:style-name="P4">
The alarm lasted almost six hours. The enemy attacked the UAV area.</text:p>
      <text:p text:style-name="P4">
"Due to the effective operation of air defense, all hostile targets have been destroyed. The facts of the hits were not fixed. As a result of the fall of debris in one of the communities there is a small damage to a private house - knocked out windows, in the other - knocked out windows in one food establishments," Kravchenko said.</text:p>
      <text:p text:style-name="P4">
<text:span text:style-name="T4">
 Read also: </text:span>
 <text:a xlink:type="simple" xlink:href="https://www.ukrinform.ua/rubric-ato/3715118-rosia-pid-cas-nicnoi-ataki-spramuvala-sahedi-netradicijnimi-marsrutami-gumenuk.html" text:style-name="Internet_20_link" text:visited-style-name="Visited_20_Internet_20_Link">
Russia during a night attack directed "Shahda" with unconventional routes - Humeniuk</text:a>
According to him, the relevant services are already working to eliminate the effects of the attack. The owners of damaged buildings will be provided with all the necessary assistance.</text:p>
      <text:p text:style-name="P4">
In addition, the fall of the debris led to a forest fire and the ignition of herbal litter in several places. They are promptly localized.</text:p>
      <text:p text:style-name="P4">
The trailer of the truck was also recorded - a fire -calculated trailer, another of the cars damaged the windows.</text:p>
      <text:p text:style-name="P4">
Operational groups continue to fix the consequences of the fall of debris.</text:p>
      <text:p text:style-name="P4">
*!(https://www.ukrinform.ua/rubric-ato/3715145-povitrani-sili-zsu-utocnuut-ci-zastosovuvav-vorog-vnoci-raketi.html)As reported by Ukrinform, the Armed Forces Command of the Armed Forces stated that on the night of May 28, Russian troops attacked Ukraine by Iranian shock -off Drops "Shahd -136/131" from the northern direction - the Bryansk region - the Tapovodny - Krasnodar region. In total, 54 drones-Kamikadze were recorded. Defense forces destroyed 52 drones.</text:p>
      <text:p text:style-name="P4">
_ Photo illustrative_</text:p>
      <text:p text:style-name="P4">
News Source: <text:a xlink:type="simple" xlink:href="https://www.ukrinform.ua/rubric-regions/3715153-lisova-pozeza-vibiti-vikna-ta-poskodzeni-avtivki-naslidki-padinna-ulamkiv-na-kiivsini.html" text:style-name="Internet_20_link" text:visited-style-name="Visited_20_Internet_20_Link">
https://www.ukrinform.ua/rubric-regions/3715153-lisova-pozeza-vibiti-vikna-ta-poskodzeni-avtivki-naslidki-padinna-ulamkiv-na-kiivsini.html</text:a>
</text:p>
      <!--NEWS-->
      <text:h text:style-name="P10" text:outline-level="1">
<text:span text:style-name="T4">
In Kiev as a result of the Shahheda attack, a person was killed, two wounded</text:span>
</text:h>
      <text:p text:style-name="P4">
Authors: Ukrinform (Person)</text:p>
      <text:p text:style-name="P4">
Publisher: Укринформ (Organization)</text:p>
      <text:p text:style-name="P4">
Published Time: 2023-05-28T10:28:00+03:00</text:p>
      <text:p text:style-name="P4">
Modified Time: 2023-05-28T10:28:00+03:00</text:p>
      <text:p text:style-name="P4">
Description: У Києві внаслідок нічної атаки безпілотниками типу Shahed загинула одна людина, двоє поранені. — Укрінформ.</text:p>
      <text:p text:style-name="P4">
Images: ['<text:a xlink:type="simple" xlink:href="https://static.ukrinform.com/photos/2023_05/thumb_files/630_360_1685261160-372.jpg" text:style-name="Internet_20_link" text:visited-style-name="Visited_20_Internet_20_Link">
630_360_16852...</text:a>
']</text:p>
      <text:p text:style-name="P4">
Tags: ['Поранені', 'Загибель', 'Київ', 'Війна з Росією', 'Повітряна атака']</text:p>
      <text:p text:style-name="P4">
Type: Article</text:p>
      <!--METADATA-->
      <text:p text:style-name="P4">
<draw:frame draw:style-name="fr1" draw:name="Image84" text:anchor-type="as-char" svg:width="6.9236in" svg:height="3.956343in" draw:z-index="0">
<draw:image xlink:href="../Images/yкринформ/2023-05-28T10-28-00-03-00/630_360_1685261160-372.jpg" xlink:type="simple" xlink:show="embed" xlink:actuate="onLoad" draw:mime-type="image/jpeg"/>
</draw:frame>
In Kiev, one person was killed in a night attack by Shahed drones.</text:p>
      <text:p text:style-name="P4">
According to Ukrinform, the Ministry of Internal Affairs reports on <text:a xlink:type="simple" xlink:href="http://www.facebook.com/mvs.gov.ua/posts/pfbid022Eue9DsRWwovng9eqsyZJuzgLneZpxLjiQdKzWkXYDqbYp8c2CTvE25xYMRkHUoFl" text:style-name="Internet_20_link" text:visited-style-name="Visited_20_Internet_20_Link">
Facebook</text:a>
.</text:p>
      <text:p text:style-name="P4">
"Уночі ворог атакував столицю БПЛА типу Shahed. Попередньо, це була рекордназа кількістю дронів атака на місто. Є <text:a xlink:type="simple" xlink:href="https://www.ukrinform.ua/tag-zagibel" text:style-name="Internet_20_link" text:visited-style-name="Visited_20_Internet_20_Link">
 загиблі</text:a>
But the victims, " - the testimony reads.</text:p>
      <ul>
        <li>
A car, non -residential building, mall, warehouses of finished products and construction were damaged in Holosiivskyi district. As a result, there were fires. One killed and two victims are known. * In the Pechersk district, several residential buildings were partially destroyed. There are no dead and victims. * In Darnytskyi district, one of the shops knocked out windows and damaged doors.</li>
      </ul>
      <text:p text:style-name="P4">
Information on the victims is clarified.</text:p>
      <text:p text:style-name="P4">
"Tonight, the enemy attacked Kiev again. As a result of shelling, a 41 -year -old native of Chernihiv region was killed, another woman and a man received an injury, they were hospitalized," - said in <text:a xlink:type="simple" xlink:href="https://www.facebook.com/UA.KyivPolice/posts/pfbid08wb6SyWargJsVzfbogcrccnH7NYz6yyGYMxJazhGNUEWctuanATJbpVitwdxhaVWl" text:style-name="Internet_20_link" text:visited-style-name="Visited_20_Internet_20_Link">
message</text:a>
Police of Kiev.</text:p>
      <text:p text:style-name="P4">
Appropriate emergency services work on the ground.</text:p>
      <text:p text:style-name="P4">
<text:span text:style-name="T4">
 Read also: </text:span>
 [in <text:span text:style-name="T4">
 Zhytomyr </text:span>
 in the region.(https://www.ukrinform.ua/rubric-ato/3715146-u-zitomirskij-oblasti-vorog-zavdav-udaru-po-obektu-infrastrukturi.html)According to Ukrinform, the Armed Forces Command of the Armed Forces said that on the night of May 28 Russian troops <text:a xlink:type="simple" xlink:href="https://www.ukrinform.ua/rubric-ato/3715111-rekordna-kilkist-zapusenih-sahediv-sili-oboroni-vnoci-znisili-52-z-54.html" text:style-name="Internet_20_link" text:visited-style-name="Visited_20_Internet_20_Link">
attacked Ukraine</text:a>
Iranian shock drones "ShahED -136/131" from the northern direction - Bryansk region - and the South - Krasnodar Territory. In total, 54 drones-Kamikadze were recorded. 52 drones were destroyed.</text:p>
      <text:p text:style-name="P4">
News Source: <text:a xlink:type="simple" xlink:href="https://www.ukrinform.ua/rubric-kyiv/3715156-u-kievi-vnaslidok-ataki-sahedami-zaginula-ludina-dvoe-poraneni.html" text:style-name="Internet_20_link" text:visited-style-name="Visited_20_Internet_20_Link">
https://www.ukrinform.ua/rubric-kyiv/3715156-u-kievi-vnaslidok-ataki-sahedami-zaginula-ludina-dvoe-poraneni.html</text:a>
</text:p>
      <!--NEWS-->
      <text:h text:style-name="P10" text:outline-level="1">
<text:span text:style-name="T4">
The number of rocket blow victims on the Dnieper increased to four</text:span>
</text:h>
      <text:p text:style-name="P4">
Authors: Ukrinform (Person)</text:p>
      <text:p text:style-name="P4">
Publisher: Укринформ (Organization)</text:p>
      <text:p text:style-name="P4">
Published Time: 2023-05-28T10:30:00+03:00</text:p>
      <text:p text:style-name="P4">
Modified Time: 2023-05-28T10:30:00+03:00</text:p>
      <text:p text:style-name="P4">
Description: The number of victims of the rocket attack on the Dnieper, which occurred on May 26, increased to four. - Ukrinform.</text:p>
      <text:p text:style-name="P4">
Images: ['<text:a xlink:type="simple" xlink:href="https://static.ukrinform.com/photos/2023_05/thumb_files/630_360_1685098724-7802.jpeg" text:style-name="Internet_20_link" text:visited-style-name="Visited_20_Internet_20_Link">
630_360_16850...</text:a>
']</text:p>
      <text:p text:style-name="P4">
Tags: ['Дніпро', 'Загибель', 'Війна з Росією', 'Ракетний удар']</text:p>
      <text:p text:style-name="P4">
Type: Article</text:p>
      <!--METADATA-->
      <text:p text:style-name="P4">
<draw:frame draw:style-name="fr1" draw:name="Image85" text:anchor-type="as-char" svg:width="6.9236in" svg:height="3.956343in" draw:z-index="0">
<draw:image xlink:href="../Images/yкринформ/2023-05-28T10-30-00-03-00/630_360_1685098724-7802.jpeg" xlink:type="simple" xlink:show="embed" xlink:actuate="onLoad" draw:mime-type="image/jpeg"/>
</draw:frame>
The number of victims of the rocket attack on the Dnieper, which happened on May 26, increased by the daughter.</text:p>
      <text:p text:style-name="P4">
About it in <text:a xlink:type="simple" xlink:href="http://t.me/dnipropetrovskaODA/4892" text:style-name="Internet_20_link" text:visited-style-name="Visited_20_Internet_20_Link">
telegram</text:a>
The reporter of the Dnipropetrovsk Ova Sergey Lisak, reports Ukrinform.</text:p>
      <text:p text:style-name="P4">
“The fate of three people who disappeared during the rocket stroke of the Dnieper became known. Unfortunately, they died. We have the results of a study of fragments of bodies found at the site of the tragedy ... In general, the attack took the lives of four people, ”Lisak wrote.</text:p>
      <text:p text:style-name="P4">
He said that among the victims-a 56-year-old doctor and a 64-year-old staff, as well as a 57-year-old employee of a neighboring vet.</text:p>
      <text:p text:style-name="P4">
<text:span text:style-name="T4">
 Read also: </text:span>
 <text:a xlink:type="simple" xlink:href="https://www.ukrinform.ua/rubric-regions/3714892-raketnij-udar-po-dnipru-v-obse-nazvali-obstril-medzakladu-osoblivo-kricusim-aktom.html" text:style-name="Internet_20_link" text:visited-style-name="Visited_20_Internet_20_Link">
rocket strike by <text:span text:style-name="T4">
 Dnipro </text:span>
: OSCE called the fire was a "particularly flashy act"</text:a>
As reported by Ukrinform, in the morning <text:a xlink:type="simple" xlink:href="https://www.ukrinform.ua/rubric-regions/3714448-u-dnipri-sered-poranenih-vnaslidok-raketnoi-ataki-dvoe-ditej.html" text:style-name="Internet_20_link" text:visited-style-name="Visited_20_Internet_20_Link">
26 May, the Russian army struck a rocket launcher on the Dnieper</text:a>
Having hit the Umedanic facility where people with mental illnesses are assisted, the Tavethyric Clinic. Two dead and 32 victims were reported.</text:p>
      <text:p text:style-name="P4">
*!(https://www.ukrinform.ua/rubric-ato/3714732-v-oon-zreaguvali-na-obstril-likarni-u-dnipri-ne-zgadavsi-pro-rosiu.html)The fate of three people who could be in the affected building at the time of the rocket launcher was unknown.</text:p>
      <text:p text:style-name="P4">
News Source: <text:a xlink:type="simple" xlink:href="https://www.ukrinform.ua/rubric-regions/3715157-kilkist-zertv-raketnogo-udaru-po-dnipru-zrosla-do-cotiroh.html" text:style-name="Internet_20_link" text:visited-style-name="Visited_20_Internet_20_Link">
https://www.ukrinform.ua/rubric-regions/3715157-kilkist-zertv-raketnogo-udaru-po-dnipru-zrosla-do-cotiroh.html</text:a>
</text:p>
      <!--NEWS-->
      <text:h text:style-name="P10" text:outline-level="1">
<text:span text:style-name="T4">
NHL: Dallas reduced the lag in the vegas series in the 1/2 Final of the Stanley Cup</text:span>
</text:h>
      <text:p text:style-name="P4">
Authors: Ukrinform (Person)</text:p>
      <text:p text:style-name="P4">
Publisher: Укринформ (Organization)</text:p>
      <text:p text:style-name="P4">
Published Time: 2023-05-28T10:31:58+03:00</text:p>
      <text:p text:style-name="P4">
Modified Time: 2023-05-28T10:31:58+03:00</text:p>
      <text:p text:style-name="P4">
Description: The next match of the Sevenli Cup has taken place in the North American National Hockey League (NHL). - Ukrinform.</text:p>
      <text:p text:style-name="P4">
Images: ['<text:a xlink:type="simple" xlink:href="https://static.ukrinform.com/photos/2023_05/thumb_files/630_360_1685258561-962.jpg" text:style-name="Internet_20_link" text:visited-style-name="Visited_20_Internet_20_Link">
630_360_16852...</text:a>
']</text:p>
      <text:p text:style-name="P4">
Tags: ['хокей', 'Кубок Стенлі', 'НХЛ']</text:p>
      <text:p text:style-name="P4">
Type: Article</text:p>
      <!--METADATA-->
      <text:p text:style-name="P4">
<draw:frame draw:style-name="fr1" draw:name="Image86" text:anchor-type="as-char" svg:width="6.9236in" svg:height="3.956343in" draw:z-index="0">
<draw:image xlink:href="../Images/yкринформ/2023-05-28T10-31-58-03-00/630_360_1685258561-962.jpg" xlink:type="simple" xlink:show="embed" xlink:actuate="onLoad" draw:mime-type="image/jpeg"/>
</draw:frame>
In North American National Hockey League(NHL)Another match of the Sunday Cup took place.</text:p>
      <text:p text:style-name="P4">
"Dallas" at the exit beat "Vegas" - 2: 1(1:1, 1:1, 2:0), reducing the release in the series - 2: 3, reports Ukrinform.</text:p>
      <text:p text:style-name="P4">
<text:span text:style-name="T4">
 Read also: </text:span>
 <text:a xlink:type="simple" xlink:href="https://www.ukrinform.ua/rubric-sports/3715057-vidomi-imena-finalistiv-cs-z-hokeu.html" text:style-name="Internet_20_link" text:visited-style-name="Visited_20_Internet_20_Link">
known names of the finalists of the World Cup with <text:span text:style-name="T4">
 Hockey </text:span>
</text:a>
The winner of the confrontation will meet in the finals with Florida, who overcame Carolina(4:0).</text:p>
      <text:p text:style-name="P4">
Фото: Getty Images.</text:p>
      <text:p text:style-name="P4">
News Source: <text:a xlink:type="simple" xlink:href="https://www.ukrinform.ua/rubric-sports/3715158-nhl-dallas-skorotiv-vidstavanna-u-serii-z-vegasom-v-12-finalu-kubka-stenli.html" text:style-name="Internet_20_link" text:visited-style-name="Visited_20_Internet_20_Link">
https://www.ukrinform.ua/rubric-sports/3715158-nhl-dallas-skorotiv-vidstavanna-u-serii-z-vegasom-v-12-finalu-kubka-stenli.html</text:a>
</text:p>
      <!--NEWS-->
      <text:h text:style-name="P10" text:outline-level="1">
<text:span text:style-name="T4">
Russia has reduced the number of military in Belarus - border guards</text:span>
</text:h>
      <text:p text:style-name="P4">
Authors: Ukrinform (Person)</text:p>
      <text:p text:style-name="P4">
Publisher: Укринформ (Organization)</text:p>
      <text:p text:style-name="P4">
Published Time: 2023-05-28T10:32:22+03:00</text:p>
      <text:p text:style-name="P4">
Modified Time: 2023-05-28T10:32:22+03:00</text:p>
      <text:p text:style-name="P4">
Description: There are now several thousand Russian servicemen in Belaru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Білорусь', 'Прикордонники', 'Російські військові']</text:p>
      <text:p text:style-name="P4">
Type: Article</text:p>
      <!--METADATA-->
      <text:p text:style-name="P4">
<draw:frame draw:style-name="fr1" draw:name="Image87" text:anchor-type="as-char" svg:width="6.9236in" svg:height="3.956343in" draw:z-index="0">
<draw:image xlink:href="../Images/yкринформ/2023-05-28T10-32-22-03-00/630_360_1668461240-442.jpg" xlink:type="simple" xlink:show="embed" xlink:actuate="onLoad" draw:mime-type="image/jpeg"/>
</draw:frame>
There are now several thousand Russian servicemen.</text:p>
      <text:p text:style-name="P4">
The spokesman of the State Tax Service of Ukraine Andriy Demchenko said this on the air of the Telernorphone "Unified News", Ukrinform reports.</text:p>
      <text:p text:style-name="P4">
“Now the number of Russian soldiers in Belarus is much lower than a few months ago. Previously, there could be 10 and 11 thousand, and now -a number of thousands of servicemen. But nevertheless, we continue to strengthen the border line both directly along the turn itself, and the border, for this, that the DPSU units and other components of the defense forces that enhance the devastation had all the possibilities to respond to any threats or attempts, ”he said,” he said Demchenko.</text:p>
      <text:p text:style-name="P4">
According to him, there is also a mining in the border to prevent the breakthrough of military equipment.</text:p>
      <text:p text:style-name="P4">
“On the border with <text:a xlink:type="simple" xlink:href="https://www.ukrinform.ua/tag-rosia" text:style-name="Internet_20_link" text:visited-style-name="Visited_20_Internet_20_Link">
Russia</text:a>
The situation has not changed in fact. Unfortunately, the enemy continues to fireting the Ukrainian border daily. Over the past 24 hours, our border dresses have recorded more than 20 shelling within the Chernihiv, Sumy, Kharkiv region. For example, there have been more than 500 such shelling since the beginning of the month. During April - slightly less, about 450. And the enemy uses the artillery, mortars, aviation to fire the territory of Ukraine. More shelling occurs in the territory of Sumy region, ”the SSSU spokesman added.</text:p>
      <text:p text:style-name="P4">
He noted that this night the border guards recorded the use of the Russian.</text:p>
      <text:p text:style-name="P4">
<text:span text:style-name="T4">
 Read also: </text:span>
 <text:a xlink:type="simple" xlink:href="https://www.ukrinform.ua/rubric-world/3714780-berlin-vvazae-zaavi-pro-rozmisenna-v-bilorusi-adernoi-zbroi-cergovou-sprobou-zalakuvanna.html" text:style-name="Internet_20_link" text:visited-style-name="Visited_20_Internet_20_Link">
Berlin considers the placement of placement in <text:span text:style-name="T4">
 Belarus </text:span>
 Intige weapons by another attempt to intimidate</text:a>
As reported by Ukrinform, the Armed Forces Command of the Armed Forces stated that on the night of May 28, Russian troops attacked Ukraine by Iranian shock drivers of Shahd-136/131 from the northern direction-the Bryansk region, and the South-Krasnodar region. In total, 54 drones-Kamikadze were recorded. 52 drones were destroyed.</text:p>
      <text:p text:style-name="P4">
News Source: <text:a xlink:type="simple" xlink:href="https://www.ukrinform.ua/rubric-ato/3715159-rosia-zmensila-kilkist-vijskovih-na-teritorii-bilorusi-prikordonniki.html" text:style-name="Internet_20_link" text:visited-style-name="Visited_20_Internet_20_Link">
https://www.ukrinform.ua/rubric-ato/3715159-rosia-zmensila-kilkist-vijskovih-na-teritorii-bilorusi-prikordonniki.html</text:a>
</text:p>
      <!--NEWS-->
      <text:h text:style-name="P10" text:outline-level="1">
<text:span text:style-name="T4">
Boston leveled the score in the Miami series in the semifinals of the NBA playoff</text:span>
</text:h>
      <text:p text:style-name="P4">
Authors: Ukrinform (Person)</text:p>
      <text:p text:style-name="P4">
Publisher: Укринформ (Organization)</text:p>
      <text:p text:style-name="P4">
Published Time: 2023-05-28T10:45:00+03:00</text:p>
      <text:p text:style-name="P4">
Modified Time: 2023-05-28T10:45:00+03:00</text:p>
      <text:p text:style-name="P4">
Description: The next match of the semi-final stage of the playoffs took place in the North American National Basketball Association (NBA). - Ukrinform.</text:p>
      <text:p text:style-name="P4">
Images: ['<text:a xlink:type="simple" xlink:href="https://static.ukrinform.com/photos/2023_05/thumb_files/630_360_1685259920-364.jpg" text:style-name="Internet_20_link" text:visited-style-name="Visited_20_Internet_20_Link">
630_360_16852...</text:a>
']</text:p>
      <text:p text:style-name="P4">
Tags: ['Баскетбол', 'НБА']</text:p>
      <text:p text:style-name="P4">
Type: Article</text:p>
      <!--METADATA-->
      <text:p text:style-name="P4">
<draw:frame draw:style-name="fr1" draw:name="Image88" text:anchor-type="as-char" svg:width="6.9236in" svg:height="3.956343in" draw:z-index="0">
<draw:image xlink:href="../Images/yкринформ/2023-05-28T10-45-00-03-00/630_360_1685259920-364.jpg" xlink:type="simple" xlink:show="embed" xlink:actuate="onLoad" draw:mime-type="image/jpeg"/>
</draw:frame>
In North American National Basketball Association(NBA)Another duel of the half-final stage of the playoffs took place.  "Boston" in the guests was played by "Mayami" - 104: 103(34:29, 23:24, 22:19, 25:31)Comparing the account in the series to four victories - 3: 3, reports Ukrinform.</text:p>
      <text:p text:style-name="P4">
The decisive match will take place on May 30 in Boston.</text:p>
      <text:p text:style-name="P4">
<text:span text:style-name="T4">
 Read also: </text:span>
 [Ministry of Youth Sports named the names(https://www.ukrinform.ua/rubric-sports/3714637-minmolodsportu-nazvalo-imena-sportsmeniv-aki-ne-povernulis-iz-zakordonu.html)The winner of the confrontation in the finals will meet with Denver who overheated Lakers(4:0).</text:p>
      <text:p text:style-name="P4">
Фото: Getty Images.</text:p>
      <text:p text:style-name="P4">
News Source: <text:a xlink:type="simple" xlink:href="https://www.ukrinform.ua/rubric-sports/3715164-boston-zrivnav-rahunok-u-serii-z-maami-u-pivfinali-plejoff-nba.html" text:style-name="Internet_20_link" text:visited-style-name="Visited_20_Internet_20_Link">
https://www.ukrinform.ua/rubric-sports/3715164-boston-zrivnav-rahunok-u-serii-z-maami-u-pivfinali-plejoff-nba.html</text:a>
</text:p>
      <!--NEWS-->
      <text:h text:style-name="P10" text:outline-level="1">
<text:span text:style-name="T4">
In Japan there is a preparation for the Conference on Recovery of Ukraine - Korsun</text:span>
</text:h>
      <text:p text:style-name="P4">
Authors: Ukrinform (Person)</text:p>
      <text:p text:style-name="P4">
Publisher: Укринформ (Organization)</text:p>
      <text:p text:style-name="P4">
Published Time: 2023-05-28T10:51:00+03:00</text:p>
      <text:p text:style-name="P4">
Modified Time: 2023-05-28T10:51:00+03:00</text:p>
      <text:p text:style-name="P4">
Description: Ukrainian and Japanese governments are discussing the second round of the International Conference on Reconstruction of Ukraine in Japan. - Ukrinform.</text:p>
      <text:p text:style-name="P4">
Images: ['<text:a xlink:type="simple" xlink:href="https://static.ukrinform.com/photos/2018_10/thumb_files/630_360_1540287538-987.jpg" text:style-name="Internet_20_link" text:visited-style-name="Visited_20_Internet_20_Link">
630_360_15402...</text:a>
']</text:p>
      <text:p text:style-name="P4">
Tags: ['Японія', 'Посол', 'Відновлення України']</text:p>
      <text:p text:style-name="P4">
Type: Article</text:p>
      <!--METADATA-->
      <text:p text:style-name="P4">
<draw:frame draw:style-name="fr1" draw:name="Image89" text:anchor-type="as-char" svg:width="6.9236in" svg:height="3.956343in" draw:z-index="0">
<draw:image xlink:href="../Images/yкринформ/2023-05-28T10-51-00-03-00/630_360_1540287538-987.jpg" xlink:type="simple" xlink:show="embed" xlink:actuate="onLoad" draw:mime-type="image/jpeg"/>
</draw:frame>
Ukrainian and Japanese governments are discussing the second round of the International Conference on the Restoration of Ukraine in Japan.</text:p>
      <text:p text:style-name="P4">
Ambassador of Ukraine to Japan Sergey Korsunky stated in an interview <text:a xlink:type="simple" xlink:href="http://www3.nhk.or.jp/nhkworld/uk/news/20230526_RS35/" text:style-name="Internet_20_link" text:visited-style-name="Visited_20_Internet_20_Link">
NHK</text:a>
, reports Ukrinform.</text:p>
      <text:p text:style-name="P4">
According to the diplomat, governments are discussing the conference after which will be in London in June.</text:p>
      <text:p text:style-name="P4">
Korsun stressed that no country in the world has a better and thorough reconstruction than Japan. After all, the country of the Sun in the East can change and restart the economy after natural disasters and destruction, IUUraine wants to learn from her experience.</text:p>
      <text:p text:style-name="P4">
Commenting on the visit of President of Ukraine Vladimir Zelensky to <text:a xlink:type="simple" xlink:href="https://www.ukrinform.ua/tag-aponia" text:style-name="Internet_20_link" text:visited-style-name="Visited_20_Internet_20_Link">
Japan</text:a>
To participate in the G7 Summit, the ambassador said it was a very difficult task, but Zelensky could not be wounded to communicate with the leaders of G7, India and other countries.</text:p>
      <text:p text:style-name="P4">
<text:span text:style-name="T4">
 Read also: </text:span>
 <text:a xlink:type="simple" xlink:href="https://www.ukrinform.ua/rubric-polytics/3712241-zelenskij-zustrivsa-z-premerom-aponii-govorili-pro-dopomogu-ta-situaciu-na-fronti.html" text:style-name="Internet_20_link" text:visited-style-name="Visited_20_Internet_20_Link">
<text:span text:style-name="T4">
 Zelensky </text:span>
 <text:span text:style-name="T4">
 </text:span>
 met <text:span text:style-name="T4">
 with </text:span>
 prem <text:span text:style-name="T4">
 '</text:span>
 Emer <text:span text:style-name="T5">
and </text:span>
<text:span text:style-name="T5">
 situation </text:span>
<text:span text:style-name="T5">
 on </text:span>
<text:span text:style-name="T5">
 front </text:span>
*</text:a>
As <text:a xlink:type="simple" xlink:href="https://www.ukrinform.ua/rubric-economy/3655074-konferencia-sodo-vidnovlenna-ukraini2023-vidbudetsa-u-londoni-u-cervni.html" text:style-name="Internet_20_link" text:visited-style-name="Visited_20_Internet_20_Link">
reported</text:a>
, the conference on the restoration of Ukraine will be held in June. It will focus on mobilizing the international support of economic and social stabilization of Ukraine and further processing from the consequences of war, in particular through emergency assistance for non -governmental needs and financing the participation of the private sector in the process of processing.</text:p>
      <text:p text:style-name="P4">
News Source: <text:a xlink:type="simple" xlink:href="https://www.ukrinform.ua/rubric-vidbudova/3715166-v-aponii-jde-pidgotovka-do-konferencii-z-vidnovlenna-ukraini-korsunskij.html" text:style-name="Internet_20_link" text:visited-style-name="Visited_20_Internet_20_Link">
https://www.ukrinform.ua/rubric-vidbudova/3715166-v-aponii-jde-pidgotovka-do-konferencii-z-vidnovlenna-ukraini-korsunskij.html</text:a>
</text:p>
      <!--NEWS-->
      <text:h text:style-name="P10" text:outline-level="1">
<text:span text:style-name="T4">
In Russia can make people work for free for the needs of war - British intelligence</text:span>
</text:h>
      <text:p text:style-name="P4">
Authors: Ukrinform (Person)</text:p>
      <text:p text:style-name="P4">
Publisher: Укринформ (Organization)</text:p>
      <text:p text:style-name="P4">
Published Time: 2023-05-28T11:11:36+03:00</text:p>
      <text:p text:style-name="P4">
Modified Time: 2023-05-28T11:11:36+03:00</text:p>
      <text:p text:style-name="P4">
Description: Recently, in the Russian public space, they have been obliged to sacrifice to support the hostilities of those who criticize the war in Ukraine. - Ukrinform.</text:p>
      <text:p text:style-name="P4">
Images: ['<text:a xlink:type="simple" xlink:href="https://static.ukrinform.com/photos/2019_10/thumb_files/630_360_1570600638-882.jpg" text:style-name="Internet_20_link" text:visited-style-name="Visited_20_Internet_20_Link">
630_360_15706...</text:a>
']</text:p>
      <text:p text:style-name="P4">
Tags: ['Росія', 'Війна', 'Робота']</text:p>
      <text:p text:style-name="P4">
Type: Article</text:p>
      <!--METADATA-->
      <text:p text:style-name="P4">
<draw:frame draw:style-name="fr1" draw:name="Image90" text:anchor-type="as-char" svg:width="6.9236in" svg:height="3.956343in" draw:z-index="0">
<draw:image xlink:href="../Images/yкринформ/2023-05-28T11-11-36-03-00/630_360_1570600638-882.jpg" xlink:type="simple" xlink:show="embed" xlink:actuate="onLoad" draw:mime-type="image/jpeg"/>
</draw:frame>
Recently, in the Russian public space, they have been obliged to sacrifice the drinking of hostilities of those who criticize the war in Ukraine.</text:p>
      <text:p text:style-name="P4">
About it in <text:a xlink:type="simple" xlink:href="http://twitter.com/DefenceHQ/status/1662705157996441600" text:style-name="Internet_20_link" text:visited-style-name="Visited_20_Internet_20_Link">
Twitter</text:a>
The British Ministry of Defense reported with reference to intelligence data, Ukrinform reports.</text:p>
      <text:p text:style-name="P4">
It is noted that in the last weeks the tone of public debates in Russia has passed the extraordinary punishment of those who criticize the "special military operation"(war against Ukraine - ed.), to the obligation to actively sacrifice in support of the Cuvian effort.</text:p>
      <text:p text:style-name="P4">
Russian media business groups that are supported by the state have asked the economy to allow a six-day working week for workers in view of the economic needs of the war, obviously, without additional payment, British analysts say.</text:p>
      <text:p text:style-name="P4">
"The change in the tone of conversations is overlapping with the feeling of Soviet social coercion. This also emphasizes that the management is likely to determine the effectiveness of economic economic as a decisive factor in victory at <text:a xlink:type="simple" xlink:href="https://www.ukrinform.ua/tag-vijna" text:style-name="Internet_20_link" text:visited-style-name="Visited_20_Internet_20_Link">
war</text:a>
», - the post reads.</text:p>
      <text:p text:style-name="P4">
*!(https://www.ukrinform.ua/rubric-polytics/3714404-rosijskij-narod-ak-nevinna-zertva-imperskoi-vnutrisnoi-kolonizacii.html)According to Ukrinform, in a preliminary summary British intelligence reported that the forces of the Wagner group began to depart from some of their positions in the city of Bakhmut.</text:p>
      <text:p text:style-name="P4">
News Source: <text:a xlink:type="simple" xlink:href="https://www.ukrinform.ua/rubric-ato/3715171-u-rosii-mozut-zmusiti-ludej-pracuvati-bezkostovno-dla-potreb-vijni-britanska-rozvidka.html" text:style-name="Internet_20_link" text:visited-style-name="Visited_20_Internet_20_Link">
https://www.ukrinform.ua/rubric-ato/3715171-u-rosii-mozut-zmusiti-ludej-pracuvati-bezkostovno-dla-potreb-vijni-britanska-rozvidka.html</text:a>
</text:p>
      <!--NEWS-->
      <text:h text:style-name="P10" text:outline-level="1">
<text:span text:style-name="T4">
Kropyvnytskyi conducted a motorway to support prisoners of war</text:span>
</text:h>
      <text:p text:style-name="P4">
Authors: Ukrinform (Person)</text:p>
      <text:p text:style-name="P4">
Publisher: Укринформ (Organization)</text:p>
      <text:p text:style-name="P4">
Published Time: 2023-05-28T11:20:19+03:00</text:p>
      <text:p text:style-name="P4">
Modified Time: 2023-05-28T11:20:19+03:00</text:p>
      <text:p text:style-name="P4">
Description: Kropyvnytskyi hosted a car engine and an action in the central square of the city in support of the Mariupol garrison, which are in Russian captivity for over a year. - Ukrinform.</text:p>
      <text:p text:style-name="P4">
Images: ['<text:a xlink:type="simple" xlink:href="https://static.ukrinform.com/photos/2023_05/thumb_files/630_360_1685261636-9269.jpeg" text:style-name="Internet_20_link" text:visited-style-name="Visited_20_Internet_20_Link">
630_360_16852...</text:a>
']</text:p>
      <text:p text:style-name="P4">
Tags: ['Кропивницький', 'Полонені', 'Війна з Росією', 'автомотопробіг ']</text:p>
      <text:p text:style-name="P4">
Type: Article</text:p>
      <!--METADATA-->
      <text:p text:style-name="P4">
<draw:frame draw:style-name="fr1" draw:name="Image91" text:anchor-type="as-char" svg:width="6.9236in" svg:height="3.956343in" draw:z-index="0">
<draw:image xlink:href="../Images/yкринформ/2023-05-28T11-20-19-03-00/630_360_1685261636-9269.jpeg" xlink:type="simple" xlink:show="embed" xlink:actuate="onLoad" draw:mime-type="image/jpeg"/>
</draw:frame>
Skropyvnytskyi hosted a motorway and an action in the central square of Missana Support for the Military Mariupol garrison, which is a Urosian captivity for over a year.</text:p>
      <text:p text:style-name="P4">
This was reported by Ukrinform correspondent.</text:p>
      <text:p text:style-name="P4">
<draw:frame draw:style-name="fr1" draw:name="Image92" text:anchor-type="as-char" svg:width="6.9236in" svg:height="3.956343in" draw:z-index="0">
<draw:image xlink:href="../Images/yкринформ/2023-05-28T11-20-19-03-00/630_360_1685261636-9269.jpeg" xlink:type="simple" xlink:show="embed" xlink:actuate="onLoad" draw:mime-type="image/jpeg"/>
</draw:frame>
</text:p>
      <text:p text:style-name="P4">
<text:a xlink:type="simple" xlink:href="https://static.ukrinform.com/photos/2023_05/1685261636-9269.jpeg" text:style-name="Internet_20_link" text:visited-style-name="Visited_20_Internet_20_Link">
 <draw:frame draw:style-name="fr1" draw:name="Image93" text:anchor-type="as-char" svg:width="6.9236in" svg:height="3.956343in" draw:z-index="0">
<draw:image xlink:href="../Images/yкринформ/2023-05-28T11-20-19-03-00/630_360_1685261636-9269.jpeg" xlink:type="simple" xlink:show="embed" xlink:actuate="onLoad" draw:mime-type="image/jpeg"/>
</draw:frame>
</text:a>
 <text:a xlink:type="simple" xlink:href="https://static.ukrinform.com/photos/2023_05/1685261636-6043.jpeg" text:style-name="Internet_20_link" text:visited-style-name="Visited_20_Internet_20_Link">
</text:a>
 <text:a xlink:type="simple" xlink:href="https://static.ukrinform.com/photos/2023_05/1685261636-9460.jpeg" text:style-name="Internet_20_link" text:visited-style-name="Visited_20_Internet_20_Link">
</text:a>
 <text:a xlink:type="simple" xlink:href="https://static.ukrinform.com/photos/2023_05/1685261636-4520.jpeg" text:style-name="Internet_20_link" text:visited-style-name="Visited_20_Internet_20_Link">
</text:a>
 <text:a xlink:type="simple" xlink:href="https://static.ukrinform.com/photos/2023_05/1685261636-4018.jpeg" text:style-name="Internet_20_link" text:visited-style-name="Visited_20_Internet_20_Link">
</text:a>
 <text:a xlink:type="simple" xlink:href="https://static.ukrinform.com/photos/2023_05/1685261636-1141.jpeg" text:style-name="Internet_20_link" text:visited-style-name="Visited_20_Internet_20_Link">
</text:a>
 <text:a xlink:type="simple" xlink:href="https://static.ukrinform.com/photos/2023_05/1685261637-9711.jpeg" text:style-name="Internet_20_link" text:visited-style-name="Visited_20_Internet_20_Link">
</text:a>
More than two hundred people took part in the action. The organizers and participants of the promotion are presented that the publicity in society will help captives rather return to the way.</text:p>
      <text:p text:style-name="P4">
<text:span text:style-name="T4">
 Read also: </text:span>
 [Azovstali captives: only every fifth is a 2.5 thousand(https://www.ukrinform.ua/rubric-ato/3711039-poloneni-z-azovstali-povernuto-lise-koznogo-patogo-iz-majze-25-tisaci.html)“We staged this action in support of the prisoners of war Mariupol Garrnizon, which has been held captive for over a year. My husband is -Virkovin, we need to return them home, they are all waiting for their relatives, ” -said the co -organizer of the action Elena Sokolova.</text:p>
      <text:p text:style-name="P4">
Participants of the automobile bank drove the central street of Kropyvnytskyi with Ukrainian flags on cars and motorcycles. Meanwhile, relatives, close Tavi indifferent gathered on the square of the Maidan Heroes with posters. They also wrote the words of support to captives. These flags will give the warriors, the widowers will return home.Such an event in the Kropyvnytskyi native captive soldiers from Mariupol garrnizon is not held for the first time, similar in September 2022.</text:p>
      <text:p text:style-name="P4">
News Source: <text:a xlink:type="simple" xlink:href="https://www.ukrinform.ua/rubric-regions/3715174-u-kropivnickomu-proveli-avtomotoprobig-na-pidtrimku-vijskovopolonenih.html" text:style-name="Internet_20_link" text:visited-style-name="Visited_20_Internet_20_Link">
https://www.ukrinform.ua/rubric-regions/3715174-u-kropivnickomu-proveli-avtomotoprobig-na-pidtrimku-vijskovopolonenih.html</text:a>
</text:p>
      <!--NEWS-->
      <text:h text:style-name="P10" text:outline-level="1">
<text:span text:style-name="T4">
At the Cannes Film Festival, the French movie "The Trajectory of the Fall" won</text:span>
</text:h>
      <text:p text:style-name="P4">
Authors: Ukrinform (Person)</text:p>
      <text:p text:style-name="P4">
Publisher: Укринформ (Organization)</text:p>
      <text:p text:style-name="P4">
Published Time: 2023-05-28T11:40:00+03:00</text:p>
      <text:p text:style-name="P4">
Modified Time: 2023-05-28T11:40:00+03:00</text:p>
      <text:p text:style-name="P4">
Description: The main prize of this year's Cannes Film Festival - "The Golden Palm Branch" - was awarded to the French Judicial Drama "The Trajectory of Fall" by director Justin Trie. - Ukrinform.</text:p>
      <text:p text:style-name="P4">
Images: ['<text:a xlink:type="simple" xlink:href="https://static.ukrinform.com/photos/2016_05/thumb_files/630_360_1462990212-5364.jpg" text:style-name="Internet_20_link" text:visited-style-name="Visited_20_Internet_20_Link">
630_360_14629...</text:a>
']</text:p>
      <text:p text:style-name="P4">
Tags: ['Франція', 'Каннський кінофестиваль', 'Кіно']</text:p>
      <text:p text:style-name="P4">
Type: Article</text:p>
      <!--METADATA-->
      <text:p text:style-name="P4">
<draw:frame draw:style-name="fr1" draw:name="Image100" text:anchor-type="as-char" svg:width="6.9236in" svg:height="3.956343in" draw:z-index="0">
<draw:image xlink:href="../Images/yкринформ/2023-05-28T11-40-00-03-00/630_360_1462990212-5364.jpg" xlink:type="simple" xlink:show="embed" xlink:actuate="onLoad" draw:mime-type="image/jpeg"/>
</draw:frame>
The chief prize of this year's Cannes Film Festival - the "Golden Palm Branch" - was declared to the French Judicial Drama "The Trajectory of Fall" by director Justinthry.</text:p>
      <text:p text:style-name="P4">
About it reports <text:a xlink:type="simple" xlink:href="http://www.bbc.com/news/entertainment-arts-65736234" text:style-name="Internet_20_link" text:visited-style-name="Visited_20_Internet_20_Link">
BBC</text:a>
, reports Ukrinform.</text:p>
      <text:p text:style-name="P4">
The "fall trajectory" tells the story of a writer accused of a murder.</text:p>
      <text:p text:style-name="P4">
Trih has become a third woman-survey who has received this prestigious film award since 1955. Taking the award, she criticized the French government for recent protests against pension reform, which, she said, was "suppressed by a shocking manner", as well as what she called the government "commercialization of culture".</text:p>
      <text:p text:style-name="P4">
<text:span text:style-name="T4">
 Read also: </text:span>
 <text:a xlink:type="simple" xlink:href="https://www.ukrinform.ua/rubric-culture/3714112-istoricnu-dramu-bozevilni-prezentuvali-na-kannskomu-kinorinku.html" text:style-name="Internet_20_link" text:visited-style-name="Visited_20_Internet_20_Link">
Crazy "historical drama was presented on <text:span text:style-name="T4">
 Cannes </text:span>
 movie market</text:a>
The Grand Prix of the Film Festival was received by British director Jonathan Gleizer for the movie "Zone of Interests", which is an adaptation of the novel by the novel by Martin Emis, which lives near Auschwitz.</text:p>
      <text:p text:style-name="P4">
The reward for the best male role of the jury was awarded to Japanese Codgi somehow in Vima Venders' movie The ideal days.</text:p>
      <text:p text:style-name="P4">
The best actress was recognized as a Turkene Merve Dydar for the role in the movie "On Dried Trauma".</text:p>
      <text:p text:style-name="P4">
Vietnamese-French director Trare Hung is recognized as the best director of the passion of adding buffan(The Pot-au-Feu).</text:p>
      <text:p text:style-name="P4">
Цьогорічний Каннський кінофестиваль був одним із наймасштабніших за останніроки - у ньому взяли участь режисери Мартін Скорсезе і Квентін Тарантіно,актори Роберт Де Ніро, Ізабелла Росселіні, Шон Пенн та інші.</text:p>
      <text:p text:style-name="P4">
<text:span text:style-name="T4">
Читайте також:</text:span>
 <text:a xlink:type="simple" xlink:href="https://www.ukrinform.ua/rubric-culture/3710183-katrin-denev-na-vidkritti-kannskogo-kinofestivalu-zacitala-virs-lesi-ukrainki.html" text:style-name="Internet_20_link" text:visited-style-name="Visited_20_Internet_20_Link">
 Катрін Денев на відкритті Каннського кінофестивалюзачитала вірш Лесі Українки </text:a>
As reported by Ukrinform, during the Cannes Film Festival there was a congregation of the most influential personalities from the world of social networks. Among the winners of "Influenzers" was received by May Musk, mother Ilona Mask.</text:p>
      <text:p text:style-name="P4">
_ Photo illustrative_</text:p>
      <text:p text:style-name="P4">
News Source: <text:a xlink:type="simple" xlink:href="https://www.ukrinform.ua/rubric-culture/3715181-na-kannskomu-kinofestivali-peremig-francuzkij-film-traektoria-padinna.html" text:style-name="Internet_20_link" text:visited-style-name="Visited_20_Internet_20_Link">
https://www.ukrinform.ua/rubric-culture/3715181-na-kannskomu-kinofestivali-peremig-francuzkij-film-traektoria-padinna.html</text:a>
</text:p>
      <!--NEWS-->
      <text:h text:style-name="P10" text:outline-level="1">
<text:span text:style-name="T4">
The anniversary "Mitigation under Chestnuts" took place in Kiev</text:span>
</text:h>
      <text:p text:style-name="P4">
Authors: Ukrinform (Person)</text:p>
      <text:p text:style-name="P4">
Publisher: Укринформ (Organization)</text:p>
      <text:p text:style-name="P4">
Published Time: 2023-05-28T11:50:00+03:00</text:p>
      <text:p text:style-name="P4">
Modified Time: 2023-05-28T11:50:00+03:00</text:p>
      <text:p text:style-name="P4">
Description: On the day of Kiev, May 28, they held a traditional annual mileage under chestnuts. This year he became an anniversary - the thirtieth. - Ukrinform.</text:p>
      <text:p text:style-name="P4">
Images: ['<text:a xlink:type="simple" xlink:href="https://static.ukrinform.com/photos/2023_05/thumb_files/630_360_1685264644-4972.jpeg" text:style-name="Internet_20_link" text:visited-style-name="Visited_20_Internet_20_Link">
630_360_16852...</text:a>
']</text:p>
      <text:p text:style-name="P4">
Tags: ['День Києва', 'Благодійність', 'Забіг']</text:p>
      <text:p text:style-name="P4">
Type: Article</text:p>
      <!--METADATA-->
      <text:p text:style-name="P4">
<draw:frame draw:style-name="fr1" draw:name="Image101" text:anchor-type="as-char" svg:width="6.9236in" svg:height="3.956343in" draw:z-index="0">
<draw:image xlink:href="../Images/yкринформ/2023-05-28T11-50-00-03-00/630_360_1685264644-4972.jpeg" xlink:type="simple" xlink:show="embed" xlink:actuate="onLoad" draw:mime-type="image/jpeg"/>
</draw:frame>
On May 28, a traditional annual "chestnut" was held on May 28. This year he became an anniversary - the thirtieth.</text:p>
      <text:p text:style-name="P4">
The Ukrinform team joined the action, the agency correspondent reports.</text:p>
      <text:p text:style-name="P4">
“We had a small team of ambassadors. There were doctors and were boyfriend, there were representatives of the SES. In general, there were everyone who saves life: hospitalized in operating rooms, military - at the front, SES - in the rear ”, <text:a xlink:type="simple" xlink:href="http://www.facebook.com/watch/live/" text:style-name="Internet_20_link" text:visited-style-name="Visited_20_Internet_20_Link">
told</text:a>
The initiator and organizer of the event Irina Kuznetsova.</text:p>
      <text:p text:style-name="P4">
This year, more than 7,000 participants have made charitable contributions. 100 corporate teams were formed. The largest has 650 participants.</text:p>
      <text:p text:style-name="P4">
“After the night(Russian troops attacked Ukraine with 54 times Iraranian shock drones "Shahd-136/131"-ed.)I had no summary that we would gather and spend this race. In the morning we had over 7 thousand registered. About 100 people became our ambassadors. We were mastered and spent this race, and we were met with a wonderful concert at the finish line, ”Kuznetsova said.</text:p>
      <text:p text:style-name="P4">
According to Ambassador, Andrey Jedzhula, everyone still has the ability to participate in the event, because the registration was continued by the end of May. “You can take this mileage today, on the day <text:a xlink:type="simple" xlink:href="https://www.ukrinform.ua/tag-kiiv" text:style-name="Internet_20_link" text:visited-style-name="Visited_20_Internet_20_Link">
Kiev</text:a>
, tomorrow, the day after tomorrow. In short, by the end of herbs, you can register and make your feasible contribution with your feasible mileage. Remember that this year we are raising funds not only for the Center for Pediatric Cardiology and Cardiac Surgery of the Ministry of Health of Ukraine, ”he said.</text:p>
      <text:p text:style-name="P4">
</text:p>
      <text:p text:style-name="P4">
The participants of the event ran for the sake of young patients of the Center for Pediatric Cardiology of Taxardology Surgery of the Ministry of Health of Ukraine. Their goal is to raise 1 million UAH for the needs of the institution. Another recipient of charitable assistance this year, the Efon Smart Medical AID, which started the 100 ambulance Project. The task is to raise funds on ambulances for the injury to the wounded in the war zones or frontal areas.</text:p>
      <text:p text:style-name="P4">
The Minister of Health Viktor Lyashko, Ukrainian hospitals, defenders who are currently in Kiev, and those soldiers who are far away, also joined the action. The event has brought together people from all over the world. Participants in Slovenia, Austria, Canada, the United States, Ireland, Great Britain and other countries of the world have joined the sports and harmful events.</text:p>
      <text:p text:style-name="P4">
In view of the martial law, the participants of the sports event were not going on one location and at one time. They joined the run online and went out on a walk in a safe place.</text:p>
      <text:p text:style-name="P4">
Information partner of the action - Ukrinform.</text:p>
      <text:p text:style-name="P4">
<text:span text:style-name="T4">
 Read also: </text:span>
 <text:a xlink:type="simple" xlink:href="https://www.ukrinform.ua/rubric-kyiv/3714860-klicko-privitav-kiiv-z-dnem-narodzenna.html" text:style-name="Internet_20_link" text:visited-style-name="Visited_20_Internet_20_Link">
Klitschko congratulated Kiev on your birthday</text:a>
As it was reported, in 2022, in the conditions of martial law, participants of the 29th were not going to a single location. At that time, 2 203 participants from 80 cities and towns of the country, as well as Ukrainians and foreigners from 31 countries, were registered for participation in the action. Thanks to their contributions, UAH 510,000 was raised for Central Revolutionary Cardiology and Cardiac Surgery of the Ministry of Health of Ukraine. In 2021, about 11,000 people registered the harmful "chestnut mileage".</text:p>
      <text:p text:style-name="P4">
News Source: <text:a xlink:type="simple" xlink:href="https://www.ukrinform.ua/rubric-kyiv/3715185-u-kievi-vidbuvsa-uvilejnij-probig-pid-kastanami.html" text:style-name="Internet_20_link" text:visited-style-name="Visited_20_Internet_20_Link">
https://www.ukrinform.ua/rubric-kyiv/3715185-u-kievi-vidbuvsa-uvilejnij-probig-pid-kastanami.html</text:a>
</text:p>
      <!--NEWS-->
      <text:h text:style-name="P10" text:outline-level="1">
<text:span text:style-name="T4">
There are no Russian rocket launchers in the Black and Azov Seas</text:span>
</text:h>
      <text:p text:style-name="P4">
Authors: Ukrinform (Person)</text:p>
      <text:p text:style-name="P4">
Publisher: Укринформ (Organization)</text:p>
      <text:p text:style-name="P4">
Published Time: 2023-05-28T11:50:28+03:00</text:p>
      <text:p text:style-name="P4">
Modified Time: 2023-05-28T11:50:28+03:00</text:p>
      <text:p text:style-name="P4">
Description: Russia is kept in the Black and Azov Seas on the alternation of eight warships, all rocket carriers were taken to base points. - Ukrinform.</text:p>
      <text:p text:style-name="P4">
Images: ['<text:a xlink:type="simple" xlink:href="https://static.ukrinform.com/photos/2015_11/thumb_files/630_360_1447753045-4415-korabli-rf.jpg" text:style-name="Internet_20_link" text:visited-style-name="Visited_20_Internet_20_Link">
630_360_14477...</text:a>
']</text:p>
      <text:p text:style-name="P4">
Tags: [' Чорне море', 'Азовське море', 'Корабель', 'Війна з Росією']</text:p>
      <text:p text:style-name="P4">
Type: Article</text:p>
      <!--METADATA-->
      <text:p text:style-name="P4">
<draw:frame draw:style-name="fr1" draw:name="Image103" text:anchor-type="as-char" svg:width="6.9236in" svg:height="3.956343in" draw:z-index="0">
<draw:image xlink:href="../Images/yкринформ/2023-05-28T11-50-28-03-00/630_360_1447753045-4415-korabli-rf.jpg" xlink:type="simple" xlink:show="embed" xlink:actuate="onLoad" draw:mime-type="image/jpeg"/>
</draw:frame>
Russia is kept in the Black and Azov seas on battlefields, and all rocket carriers were brought to base points.</text:p>
      <text:p text:style-name="P4">
According to Ukrinform, the operational command "South" reports on <text:a xlink:type="simple" xlink:href="http://www.facebook.com/OperationalCommandSouth/posts/pfbid08rTPTT3BDxrvpDYSGGy9rsbizTNNa9BmwP6PB2WogxiUC2GaUg5yHx2PrUczkPuql" text:style-name="Internet_20_link" text:visited-style-name="Visited_20_Internet_20_Link">
Facebook</text:a>
.</text:p>
      <text:p text:style-name="P4">
“В Чорному морі корабельне угруповання ворожого недофлоту складається з 7одиниць, ще один корабель чергує в Азовському. Всі ракетоносії заведені впункти базування”, - ідеться в повідомленні.</text:p>
      <text:p text:style-name="P4">
В ОК “Південь” попереджають, що рівень <text:a xlink:type="simple" xlink:href="https://www.ukrinform.ua/tag-raketa" text:style-name="Internet_20_link" text:visited-style-name="Visited_20_Internet_20_Link">
 ракетної</text:a>
The threat remains high. It is enough for several hours to duty on duty for duty, and after a drone storage, the enemy often used rocket strokes as a means of increasing the pressure of and psychological tension of the population.</text:p>
      <text:p text:style-name="P4">
*!(https://www.ukrinform.ua/rubric-ato/3715145-povitrani-sili-zsu-utocnuut-ci-zastosovuvav-vorog-vnoci-raketi.html)As reported by Ukrinform, on May 27, Russia brought to the Black Sea for <text:a xlink:type="simple" xlink:href="https://www.ukrinform.ua/rubric-ato/3714895-rosia-vivela-v-corne-more-odin-nosij-kalibriv-zagalnij-zalp-do-4-raket.html" text:style-name="Internet_20_link" text:visited-style-name="Visited_20_Internet_20_Link">
combating</text:a>
One carpet carrier "Caliber".</text:p>
      <text:p text:style-name="P4">
News Source: <text:a xlink:type="simple" xlink:href="https://www.ukrinform.ua/rubric-ato/3715186-u-cornomu-ta-azovskomu-morah-vidsutni-rosijski-raketonosii.html" text:style-name="Internet_20_link" text:visited-style-name="Visited_20_Internet_20_Link">
https://www.ukrinform.ua/rubric-ato/3715186-u-cornomu-ta-azovskomu-morah-vidsutni-rosijski-raketonosii.html</text:a>
</text:p>
      <!--NEWS-->
      <text:h text:style-name="P10" text:outline-level="1">
<text:span text:style-name="T4">
Sunflowers under the Embassy in Washington: Ukrainian activists reminded the military crimes of the Russian Federation</text:span>
</text:h>
      <text:p text:style-name="P4">
Authors: Ukrinform (Person)</text:p>
      <text:p text:style-name="P4">
Publisher: Укринформ (Organization)</text:p>
      <text:p text:style-name="P4">
Published Time: 2023-05-28T12:18:00+03:00</text:p>
      <text:p text:style-name="P4">
Modified Time: 2023-05-28T12:18:00+03:00</text:p>
      <text:p text:style-name="P4">
Description: Representatives of Ukrainian NGOs, activists and diplomats held an action under the Embassy of Russia in Washington, planting sunflowers on lawns - one of the main symbols of Ukraine's struggle for freedom.</text:p>
      <text:p text:style-name="P4">
— Укрінформ.: </text:p>
      <text:p text:style-name="P4">
Images: ['<text:a xlink:type="simple" xlink:href="https://static.ukrinform.com/photos/2023_05/thumb_files/630_360_1685265258-5523.jpeg" text:style-name="Internet_20_link" text:visited-style-name="Visited_20_Internet_20_Link">
630_360_16852...</text:a>
']</text:p>
      <text:p text:style-name="P4">
Tags: ['Посольство', 'США', 'Акція', 'Війна з Росією']</text:p>
      <text:p text:style-name="P4">
Type: Article</text:p>
      <!--METADATA-->
      <text:p text:style-name="P4">
<draw:frame draw:style-name="fr1" draw:name="Image104" text:anchor-type="as-char" svg:width="6.9236in" svg:height="3.956343in" draw:z-index="0">
<draw:image xlink:href="../Images/yкринформ/2023-05-28T12-18-00-03-00/630_360_1685265258-5523.jpeg" xlink:type="simple" xlink:show="embed" xlink:actuate="onLoad" draw:mime-type="image/jpeg"/>
</draw:frame>
Representatives of Ukrainian NGOs, activists and diplomats conducted an action under the Embassy of Russia in Washington, planting on gas media - one of the main symbols of Ukraine's struggle for freedom.</text:p>
      <text:p text:style-name="P4">
The event was open to all and took place on Saturday, May 27, Ukrinform's own correspondent reports.</text:p>
      <text:p text:style-name="P4">
“We came to the Russian Embassy to plant sunflowers, natively flowers that became a symbol of Ukraine's struggle for freedom and independence, as well as remind <text:a xlink:type="simple" xlink:href="https://www.ukrinform.ua/tag-rosia" text:style-name="Internet_20_link" text:visited-style-name="Visited_20_Internet_20_Link">
of Russia</text:a>
About its criminal and emphasize that Ukraine will continue to fight until the entire territory is released, ”the organizer of the shareholder of the US UKRAINIAN ACTIVIST organization said in a comment(Smell)Nadiya Shaporynska.</text:p>
      <text:p text:style-name="P4">
</text:p>
      <text:p text:style-name="P4">
<text:a xlink:type="simple" xlink:href="https://static.ukrinform.com/photos/2023_05/1685265257-9917.jpeg" text:style-name="Internet_20_link" text:visited-style-name="Visited_20_Internet_20_Link">
 </text:a>
 <text:a xlink:type="simple" xlink:href="https://static.ukrinform.com/photos/2023_05/1685265257-6740.jpeg" text:style-name="Internet_20_link" text:visited-style-name="Visited_20_Internet_20_Link">
</text:a>
 <text:a xlink:type="simple" xlink:href="https://static.ukrinform.com/photos/2023_05/1685265257-4997.jpeg" text:style-name="Internet_20_link" text:visited-style-name="Visited_20_Internet_20_Link">
</text:a>
 <text:a xlink:type="simple" xlink:href="https://static.ukrinform.com/photos/2023_05/1685265257-2275.jpeg" text:style-name="Internet_20_link" text:visited-style-name="Visited_20_Internet_20_Link">
</text:a>
 <text:a xlink:type="simple" xlink:href="https://static.ukrinform.com/photos/2023_05/1685265258-5523.jpeg" text:style-name="Internet_20_link" text:visited-style-name="Visited_20_Internet_20_Link">
<draw:frame draw:style-name="fr1" draw:name="Image110" text:anchor-type="as-char" svg:width="6.9236in" svg:height="3.956343in" draw:z-index="0">
<draw:image xlink:href="../Images/yкринформ/2023-05-28T12-18-00-03-00/630_360_1685265258-5523.jpeg" xlink:type="simple" xlink:show="embed" xlink:actuate="onLoad" draw:mime-type="image/jpeg"/>
</draw:frame>
</text:a>
The participants of the event honored a moment of silence of Ukrainian freedom fighters, the attack of innocent citizens who lost their lives over the last nine years of Putin's years against our country. Activists also chanted through the loud -speech to Russia with demands to immediately end its war and genocide in Ukraine, to assume the murder of civilians and the abduction of Ukrainian children.</text:p>
      <text:p text:style-name="P4">
The event was attended by diplomats of the US Embassy and supporters of Ukraine, Belarus, Turkmenistan, Kazakhstan, Israel, Georgia and other countries.</text:p>
      <text:p text:style-name="P4">
<text:span text:style-name="T4">
 Read also: </text:span>
 <text:a xlink:type="simple" xlink:href="https://www.ukrinform.ua/rubric-world/3711083-cemodan-vokzal-gaaga-v-ottavi-proveli-piket-pid-posolstvom-rf.html" text:style-name="Internet_20_link" text:visited-style-name="Visited_20_Internet_20_Link">
"Suitcase, Station, Hague": Ottawa conducted a picket <text:span text:style-name="T4">
 under </text:span>
<text:span text:style-name="T4">
 embassy </text:span>
 RF</text:a>
</text:p>
      <text:p text:style-name="P4">
News Source: <text:a xlink:type="simple" xlink:href="https://www.ukrinform.ua/rubric-society/3715192-sonasniki-pid-posolstvom-rf-u-vasingtoni-ukrainski-aktivisti-nagadali-pro-voenni-zlocini-kremla.html" text:style-name="Internet_20_link" text:visited-style-name="Visited_20_Internet_20_Link">
https://www.ukrinform.ua/rubric-society/3715192-sonasniki-pid-posolstvom-rf-u-vasingtoni-ukrainski-aktivisti-nagadali-pro-voenni-zlocini-kremla.html</text:a>
</text:p>
      <!--NEWS-->
      <text:h text:style-name="P10" text:outline-level="1">
<text:span text:style-name="T4">
As a result of the night attack of new damage to energy infrastructure there is no - Ukrenergo</text:span>
</text:h>
      <text:p text:style-name="P4">
Authors: Ukrinform (Person)</text:p>
      <text:p text:style-name="P4">
Publisher: Укринформ (Organization)</text:p>
      <text:p text:style-name="P4">
Published Time: 2023-05-28T12:25:00+03:00</text:p>
      <text:p text:style-name="P4">
Modified Time: 2023-05-28T12:25:00+03:00</text:p>
      <text:p text:style-name="P4">
Description: The nocturnal attack of Russian drones by ShahED did not cause new damage in the energy infrastructure of the main networks. - Ukrinform.</text:p>
      <text:p text:style-name="P4">
Images: ['<text:a xlink:type="simple" xlink:href="https://static.ukrinform.com/photos/2022_12/thumb_files/630_360_1671200709-575.png" text:style-name="Internet_20_link" text:visited-style-name="Visited_20_Internet_20_Link">
630_360_16712...</text:a>
']</text:p>
      <text:p text:style-name="P4">
Tags: ['Енергетика', 'Війна з Росією', 'Повітряна атака']</text:p>
      <text:p text:style-name="P4">
Type: Article</text:p>
      <!--METADATA-->
      <text:p text:style-name="P4">
<draw:frame draw:style-name="fr1" draw:name="Image111" text:anchor-type="as-char" svg:width="6.9236in" svg:height="3.956343in" draw:z-index="0">
<draw:image xlink:href="../Images/yкринформ/2023-05-28T12-25-00-03-00/630_360_1671200709-575.png" xlink:type="simple" xlink:show="embed" xlink:actuate="onLoad" draw:mime-type="image/png"/>
</draw:frame>
The Russian Nyna Rannaya Dzerparty did not cause new damage to the energy -infrastructure of the main networks.</text:p>
      <text:p text:style-name="P4">
About it reports Ukrinform with reference to <text:a xlink:type="simple" xlink:href="http://t.me/Ukrenergo/2109" text:style-name="Internet_20_link" text:visited-style-name="Visited_20_Internet_20_Link">
telegram</text:a>
Ukrenergo.</text:p>
      <text:p text:style-name="P4">
“Night attack by the Russians <text:a xlink:type="simple" xlink:href="https://www.ukrinform.ua/tag-bezpilotnik" text:style-name="Internet_20_link" text:visited-style-name="Visited_20_Internet_20_Link">
drones</text:a>
She did not cause new damage to the energy infrastructure of the manufacturing networks. Thanks to our incredible air forces of the Armed Forces, 52hehads were destroyed, ”the message said.</text:p>
      <text:p text:style-name="P4">
It is noted that on Saturday, May 27, from 9:00 pm to 22:00 to cover the evening bid of consumption, the power system of Ukraine took an emergency assistance to Romania. Emergency aid is not a commercial import. The rapid response is a rapid response measure for balancing the power system. The reason for the use of emergency care was the lack of total capacity of Ukrainian power plants.</text:p>
      <text:p text:style-name="P4">
Imports from Slovakia were carried out, but in the evening it was insignificant. The use of emergency aid from neighboring countries is possible due to the synchronous operation of Ukraine's power system with the European ENTSO-E energy system.</text:p>
      <text:p text:style-name="P4">
Currently, electricity is sufficient to cover the needs of consumers, but in the evening "Ukrenergo" asks to consume electricity. In general, all thermal power plants and hydroelectric power plants and hydroelectric power plants have undergone massive rocket and drone attacks. So, to restore and prepare them for the next heating season, it is necessary to carry out significant repairs.</text:p>
      <text:p text:style-name="P4">
*!(https://www.ukrinform.ua/rubric-ato/3715145-povitrani-sili-zsu-utocnuut-ci-zastosovuvav-vorog-vnoci-raketi.html)As reported by Ukrinform, the Armed Forces Command of the Armed Forces said that on the night of May 28, Russian troops attacked Ukraine by Iranian shock -shaped trunks of Shahd -136/131 from the northern direction -the Bryansk region and the South -Krasnodar region. In total, 54 drones-Kamikadze were recorded. <text:a xlink:type="simple" xlink:href="https://www.ukrinform.ua/rubric-ato/3715111-rekordna-kilkist-zapusenih-sahediv-sili-oboroni-vnoci-znisili-52-z-54.html" text:style-name="Internet_20_link" text:visited-style-name="Visited_20_Internet_20_Link">
Deborons destroyed 52 drones</text:a>
 .</text:p>
      <text:p text:style-name="P4">
News Source: <text:a xlink:type="simple" xlink:href="https://www.ukrinform.ua/rubric-economy/3715193-unaslidok-nicnoi-ataki-novih-poskodzen-energeticnoi-infrastrukturi-nemae-ukrenergo.html" text:style-name="Internet_20_link" text:visited-style-name="Visited_20_Internet_20_Link">
https://www.ukrinform.ua/rubric-economy/3715193-unaslidok-nicnoi-ataki-novih-poskodzen-energeticnoi-infrastrukturi-nemae-ukrenergo.html</text:a>
</text:p>
      <!--NEWS-->
      <text:h text:style-name="P10" text:outline-level="1">
<text:span text:style-name="T4">
Families of dead as a result of rocket strike on the Dnieper will receive ₴ 300 thousand assistance</text:span>
</text:h>
      <text:p text:style-name="P4">
Authors: Ukrinform (Person)</text:p>
      <text:p text:style-name="P4">
Publisher: Укринформ (Organization)</text:p>
      <text:p text:style-name="P4">
Published Time: 2023-05-28T12:34:48+03:00</text:p>
      <text:p text:style-name="P4">
Modified Time: 2023-05-28T12:34:48+03:00</text:p>
      <text:p text:style-name="P4">
Description: Four families whose relatives were killed as a result of a rocket attack on the Dnieper on May 26, will receive from the regional budget UAH 300,000 of financial assistance. - Ukrinform.</text:p>
      <text:p text:style-name="P4">
Images: ['<text:a xlink:type="simple" xlink:href="https://static.ukrinform.com/photos/2023_05/thumb_files/630_360_1685098724-7802.jpeg" text:style-name="Internet_20_link" text:visited-style-name="Visited_20_Internet_20_Link">
630_360_16850...</text:a>
']</text:p>
      <text:p text:style-name="P4">
Tags: ['Дніпро', 'Загибель', 'Ракетний удар', 'Єдині новини']</text:p>
      <text:p text:style-name="P4">
Type: Article</text:p>
      <!--METADATA-->
      <text:p text:style-name="P4">
<draw:frame draw:style-name="fr1" draw:name="Image112" text:anchor-type="as-char" svg:width="6.9236in" svg:height="3.956343in" draw:z-index="0">
<draw:image xlink:href="../Images/yкринформ/2023-05-28T12-34-48-03-00/630_360_1685098724-7802.jpeg" xlink:type="simple" xlink:show="embed" xlink:actuate="onLoad" draw:mime-type="image/jpeg"/>
</draw:frame>
Fourrodins, whose relatives were killed as a result of rocket attack on the Dnieper on May 26, will receive the budget of UAH 300,000 of financial assistance.</text:p>
      <text:p text:style-name="P4">
This was reported on the broadcasting of the telecommunication <text:a xlink:type="simple" xlink:href="http://www.youtube.com/watch" text:style-name="Internet_20_link" text:visited-style-name="Visited_20_Internet_20_Link">
"only news"</text:a>
The first deputy Holovydni -Propetrovsk Ova Volodymyr Orlov, reports Ukrinform correspondent.</text:p>
      <text:p text:style-name="P4">
“The search and rescue operation is 100%over. Four dead, a single man who passed by the arrival, one man who was taken from the subtresses and recognized, the other two - according to the expertise. Families of all people will be able to receive from the regional budget 300 thousand UAH of material. This is such a program in the territory of the Dnipropetrovsk region, ”Orlov said.</text:p>
      <text:p text:style-name="P4">
He also clarified that as a result of rocket strike on <text:a xlink:type="simple" xlink:href="https://www.ukrinform.ua/tag-dnipro" text:style-name="Internet_20_link" text:visited-style-name="Visited_20_Internet_20_Link">
Dnipro</text:a>
On May 26, 32 people were injured: 13, five in serious condition. All are in the hospitals. Among them are two children, boys 3 and 6 years old, with torn limb wounds.</text:p>
      <text:p text:style-name="P4">
<text:span text:style-name="T4">
 Read also: </text:span>
 <text:a xlink:type="simple" xlink:href="https://www.ukrinform.ua/rubric-ato/3715100-sili-oboroni-za-dobu-vidbili-21-vorozu-ataku.html" text:style-name="Internet_20_link" text:visited-style-name="Visited_20_Internet_20_Link">
defense forces per day repelled 21 enemy attacks</text:a>
As reported by Ukrinform, <text:a xlink:type="simple" xlink:href="https://www.ukrinform.ua/rubric-regions/3715157-kilkist-zertv-raketnogo-udaru-po-dnipru-zrosla-do-cotiroh.html" text:style-name="Internet_20_link" text:visited-style-name="Visited_20_Internet_20_Link">
the number of victims of rocket attack on the Dnieper increased by their daughter. </text:a>
Among the victims is a 56-year-old hospital and a 64-year-old medical officer, as well as a 57-year-old employee of a neighboring vetclinic.</text:p>
      <text:p text:style-name="P4">
In the morning of May 26, the Russian army struck a rocket strike on the Dnieper, hitting a Umedic facility where they assist people with mental illnesses, a tavetricity clinic. Two dead and 32 victims were reported.</text:p>
      <text:p text:style-name="P4">
News Source: <text:a xlink:type="simple" xlink:href="https://www.ukrinform.ua/rubric-regions/3715196-rodini-zagiblih-vnaslidok-raketnogo-udaru-po-dnipru-otrimaut-po-300-tisac-dopomogi.html" text:style-name="Internet_20_link" text:visited-style-name="Visited_20_Internet_20_Link">
https://www.ukrinform.ua/rubric-regions/3715196-rodini-zagiblih-vnaslidok-raketnogo-udaru-po-dnipru-otrimaut-po-300-tisac-dopomogi.html</text:a>
</text:p>
      <!--NEWS-->
      <text:h text:style-name="P10" text:outline-level="1">
<text:span text:style-name="T4">
In Pakistan as a result of an avalanche, 11 people were killed</text:span>
</text:h>
      <text:p text:style-name="P4">
Authors: Ukrinform (Person)</text:p>
      <text:p text:style-name="P4">
Publisher: Укринформ (Organization)</text:p>
      <text:p text:style-name="P4">
Published Time: 2023-05-28T12:37:00+03:00</text:p>
      <text:p text:style-name="P4">
Modified Time: 2023-05-28T12:37:00+03:00</text:p>
      <text:p text:style-name="P4">
Description: At least eleven people were killed in the northern Pakistan as a result of an avalanche and 13 were injured. - Ukrinform.</text:p>
      <text:p text:style-name="P4">
Images: ['<text:a xlink:type="simple" xlink:href="https://static.ukrinform.com/photos/2023_05/thumb_files/630_360_1685265884-721.jpg" text:style-name="Internet_20_link" text:visited-style-name="Visited_20_Internet_20_Link">
630_360_16852...</text:a>
']</text:p>
      <text:p text:style-name="P4">
Tags: ['Лавина', 'Пакистан', 'Сніг', 'Загибель']</text:p>
      <text:p text:style-name="P4">
Type: Article</text:p>
      <!--METADATA-->
      <text:p text:style-name="P4">
<draw:frame draw:style-name="fr1" draw:name="Image113" text:anchor-type="as-char" svg:width="6.9236in" svg:height="3.956343in" draw:z-index="0">
<draw:image xlink:href="../Images/yкринформ/2023-05-28T12-37-00-03-00/630_360_1685265884-721.jpg" xlink:type="simple" xlink:show="embed" xlink:actuate="onLoad" draw:mime-type="image/jpeg"/>
</draw:frame>
At least eleven people were killed in North Chipakist as a result of an avalanche and 13 people.</text:p>
      <text:p text:style-name="P4">
About it reports <text:a xlink:type="simple" xlink:href="https://www.reuters.com/world/asia-pacific/avalanche-kills-11-members-nomadic-tribe-northern-pakistan-2023-05-27/" text:style-name="Internet_20_link" text:visited-style-name="Visited_20_Internet_20_Link">
Reuters</text:a>
With reference to the Pakistani Agency for the struggle of the Swarf disaster, Ukrinform reports.</text:p>
      <text:p text:style-name="P4">
As it is noted, the tragedy happened when the nomadic tribe crossed the mountainous place. <text:a xlink:type="simple" xlink:href="https://www.ukrinform.ua/tag-lavina" text:style-name="Internet_20_link" text:visited-style-name="Visited_20_Internet_20_Link">
Avalanche</text:a>
She covered the family family on the Shaunter-Totop Pass on Friday evening. This pass is located 4420 meters above sea level and connects the Astore region of the Gilgit-Baltystan region with the border valley of Kashmir.</text:p>
      <text:p text:style-name="P4">
Among the victims of the avalanche as a result of the climbing is a child. Injured hospital in critical condition.</text:p>
      <text:p text:style-name="P4">
It is noted that difficult weather conditions prevented the rescue operation and complicated access to remote places.</text:p>
      <text:p text:style-name="P4">
<text:span text:style-name="T4">
 Read also: </text:span>
 <text:a xlink:type="simple" xlink:href="https://www.ukrinform.ua/rubric-world/3695787-v-italijskih-alpah-zijsla-lavina-troe-zagiblih.html" text:style-name="Internet_20_link" text:visited-style-name="Visited_20_Internet_20_Link">
in the Italian Alps went down <text:span text:style-name="T4">
 avalanche </text:span>
, three dead</text:a>
Shahbaz Prime Minister Sharif noted that such incidents in Pakistanista are increasingly common, which is related to climatic changes.</text:p>
      <text:p text:style-name="P4">
Pakistan, which has been suffering from record monsoon rains of glaciers in the northern mountains in recent years, is one of the 10 countries with the greatest rise of natural disasters due to change and climate.</text:p>
      <text:p text:style-name="P4">
As reported <text:a xlink:type="simple" xlink:href="https://www.ukrinform.ua/rubric-world/3700161-u-kanadi-zijsla-lavina-e-zagiblij.html" text:style-name="Internet_20_link" text:visited-style-name="Visited_20_Internet_20_Link">
Ukrinform</text:a>
, as a result of the climbing in Canada, a person was killed, two managed to escape.</text:p>
      <text:p text:style-name="P4">
<text:span text:style-name="T5">
Foto: gilgit-baltistan information Department</text:span>
</text:p>
      <text:p text:style-name="P4">
News Source: <text:a xlink:type="simple" xlink:href="https://www.ukrinform.ua/rubric-world/3715197-u-pakistani-vnaslidok-shodzenna-lavini-zaginuli-11-ludej.html" text:style-name="Internet_20_link" text:visited-style-name="Visited_20_Internet_20_Link">
https://www.ukrinform.ua/rubric-world/3715197-u-pakistani-vnaslidok-shodzenna-lavini-zaginuli-11-ludej.html</text:a>
</text:p>
      <!--NEWS-->
      <text:h text:style-name="P10" text:outline-level="1">
<text:span text:style-name="T4">
Kolyar became the champion of Estonia in basketball, Voynalovich - silver medalist</text:span>
</text:h>
      <text:p text:style-name="P4">
Authors: Ukrinform (Person)</text:p>
      <text:p text:style-name="P4">
Publisher: Укринформ (Organization)</text:p>
      <text:p text:style-name="P4">
Published Time: 2023-05-28T12:43:48+03:00</text:p>
      <text:p text:style-name="P4">
Modified Time: 2023-05-28T12:43:48+03:00</text:p>
      <text:p text:style-name="P4">
Description: The playing national team of Ukraine in basketball Alexander Kovlyar in the club "Kalev-Kramo" became the champion of Estonia. - Ukrinform.</text:p>
      <text:p text:style-name="P4">
Images: ['<text:a xlink:type="simple" xlink:href="https://static.ukrinform.com/photos/2023_05/thumb_files/630_360_1685267002-736.jpg" text:style-name="Internet_20_link" text:visited-style-name="Visited_20_Internet_20_Link">
630_360_16852...</text:a>
']</text:p>
      <text:p text:style-name="P4">
Tags: ['Баскетбол']</text:p>
      <text:p text:style-name="P4">
Type: Article</text:p>
      <!--METADATA-->
      <text:p text:style-name="P4">
<draw:frame draw:style-name="fr1" draw:name="Image114" text:anchor-type="as-char" svg:width="6.9236in" svg:height="3.956343in" draw:z-index="0">
<draw:image xlink:href="../Images/yкринформ/2023-05-28T12-43-48-03-00/630_360_1685267002-736.jpg" xlink:type="simple" xlink:show="embed" xlink:actuate="onLoad" draw:mime-type="image/jpeg"/>
</draw:frame>
The playing national team of Ukraine in basketball Alexander Kovlyar in the club "Kalev-Kramo" became the champion of Estonia.</text:p>
      <text:p text:style-name="P4">
As the official [site] reports(https://fbu.ua/news/oleksandr-kovlyar-stav-chemponom-eston-andry-voynalovich---vce-chemponom)Federation of BasketballUkraine(FBU)Kalev-Cramov won in the final series of Tartu Andriyavinalovich with a score of 3: 0, reports Ukrinform.</text:p>
      <text:p text:style-name="P4">
In the decisive third match of the Kalev-Kramo series beat Tartu with a score89: 82.</text:p>
      <text:p text:style-name="P4">
*!(https://www.ukrinform.ua/rubric-sports/3714896-stali-vidomi-superniki-zbirnih-ukraini-z-basketbolu-3h3-u-vidbori-evro.html)Kovlyar became the most successful player of the duel. Alexander played 33 minutes, scored 25 points(3/6 bicoes, 4/8 three -point, 7/8 penalty), collected 5 rebounds, gave 6 gears for 4 losses and 4 folahs. Re +28.</text:p>
      <text:p text:style-name="P4">
Andriy Voynalovich played 21 minutes, scored 13 points(2/3 bicoes), collected 2 picks, gave 2 gears at 2 losses 4 folah. Re +10.</text:p>
      <text:p text:style-name="P4">
Photo: FBU.</text:p>
      <text:p text:style-name="P4">
News Source: <text:a xlink:type="simple" xlink:href="https://www.ukrinform.ua/rubric-sports/3715199-kovlar-stav-cempionom-estonii-z-basketbolu-vojnalovic-sribnij-prizer.html" text:style-name="Internet_20_link" text:visited-style-name="Visited_20_Internet_20_Link">
https://www.ukrinform.ua/rubric-sports/3715199-kovlar-stav-cempionom-estonii-z-basketbolu-vojnalovic-sribnij-prizer.html</text:a>
</text:p>
      <!--NEWS-->
      <text:h text:style-name="P10" text:outline-level="1">
<text:span text:style-name="T4">
Kherson, Khersonska Oblast(18:46). Red Alert: aerial threat. Sirens sounding. Take cover now!</text:span>
</text:h>
      <text:p text:style-name="P4">
Authors: liveuamap (Language: en)</text:p>
      <text:p text:style-name="P4">
Time: 2023-05-28T12:48:00</text:p>
      <text:p text:style-name="P4">
Location: Kherson (Latitude:46.65581000 Longtitude:32.61780000)</text:p>
      <text:p text:style-name="P4">
Videos: []</text:p>
      <text:p text:style-name="P4">
Images: []</text:p>
      <text:p text:style-name="P4">
Tags: ["Europe", "Central and Eastern Europe"]</text:p>
      <text:p text:style-name="P4">
Id: 22565924</text:p>
      <!--METADATA-->
      <text:p text:style-name="P4">
Kherson, Kherson region(18:46). Red Alert: aerial threat. Sirens sounding.Take cover now!</text:p>
      <text:p text:style-name="P4">
News Collection Link: <text:a xlink:type="simple" xlink:href="https://liveuamap.com/en/2023/28-may-kherson-khersonska-oblast1846-red-alerg" text:style-name="Internet_20_link" text:visited-style-name="Visited_20_Internet_20_Link">
https://liveuamap.com/en/2023/28-may-kherson-khersonska-oblast1846-red-alerg</text:a>
</text:p>
      <text:p text:style-name="P4">
News Source: <text:a xlink:type="simple" xlink:href="https://t.me/air_alert_ua/46697" text:style-name="Internet_20_link" text:visited-style-name="Visited_20_Internet_20_Link">
https://t.me/air_alert_ua/46697</text:a>
</text:p>
      <!--NEWS-->
      <text:h text:style-name="P10" text:outline-level="1">
<text:span text:style-name="T4">
In the Bakhmut direction, the intensity of enemy attacks has decreased significantly - the abdomen</text:span>
</text:h>
      <text:p text:style-name="P4">
Authors: Ukrinform (Person)</text:p>
      <text:p text:style-name="P4">
Publisher: Укринформ (Organization)</text:p>
      <text:p text:style-name="P4">
Published Time: 2023-05-28T12:56:00+03:00</text:p>
      <text:p text:style-name="P4">
Modified Time: 2023-05-28T12:56:00+03:00</text:p>
      <text:p text:style-name="P4">
Description: Only one fighting collision took place near Bakhmut, last day. At the same time, the enemy continues to fire the positions of the Ukrainian defense forces.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Війна з Росією', 'Сергій Череватий']</text:p>
      <text:p text:style-name="P4">
Type: Article</text:p>
      <!--METADATA-->
      <text:p text:style-name="P4">
<draw:frame draw:style-name="fr1" draw:name="Image115" text:anchor-type="as-char" svg:width="6.9236in" svg:height="3.956343in" draw:z-index="0">
<draw:image xlink:href="../Images/yкринформ/2023-05-28T12-56-00-03-00/630_360_1675335452-443.jpg" xlink:type="simple" xlink:show="embed" xlink:actuate="onLoad" draw:mime-type="image/jpeg"/>
</draw:frame>
Bakhmut near the last day of only one fighting. At the same time, the respective continues to fire the positions of the Ukrainian defense forces.</text:p>
      <text:p text:style-name="P4">
This was reported by the spokesman of the Armed Forces of the Armed Forces Colonel Sergeycheriev transmits Ukrinform with reference to <text:a xlink:type="simple" xlink:href="https://armyinform.com.ua/2023/05/28/na-bahmutskomu-napryamku-intensyvnist-vorozhyh-atak-znachno-znyzylasya-sergij-cherevatyj/" text:style-name="Internet_20_link" text:visited-style-name="Visited_20_Internet_20_Link">
Armyinform</text:a>
.</text:p>
      <text:p text:style-name="P4">
"In the Bakhmut direction, the occupiers carried out 250 shelling of various arms. Our troops also struck in response. As a result of these, 80 personnel of the occupiers were destroyed, 99 were injured, an empty serviceman <text:a xlink:type="simple" xlink:href="https://www.ukrinform.ua/tag-rosia" text:style-name="Internet_20_link" text:visited-style-name="Visited_20_Internet_20_Link">
RF</text:a>
was captured. 3 SAUs, a ROB station and a composition with ammunition were destroyed, "said Colonel Cherevaty.</text:p>
      <text:p text:style-name="P4">
He recalled that the enemy is currently rotating his troops, replacing the Wagner Fighters with other units.</text:p>
      <text:p text:style-name="P4">
Cherevaty also reported that in the Kupyansk direction the enemy carried out 342 artillery shelling, 2 fighting and 3 enemy aircraft. 20 invaders were destroyed and 52 were injured. In addition, the Ukrainian D-20 has destroyed the Ukrainian.</text:p>
      <text:p text:style-name="P4">
<text:span text:style-name="T4">
 Read also: </text:span>
 <text:a xlink:type="simple" xlink:href="https://www.ukrinform.ua/rubric-ato/3713150-vorog-navpaki-pidtague-rezervi-cerevatij-sprostuvav-vidvedenna-vagnerivciv-iz-bahmuta.html" text:style-name="Internet_20_link" text:visited-style-name="Visited_20_Internet_20_Link">
the enemy, on the contrary, tightens the reserves: <text:span text:style-name="T4">
 Cherev </text:span>
 denied the "Bakhmut" "Wagner" from Bakhmut</text:a>
Summarizing the actions of the Russian private military company Wagner, the colonel has centered that despite the so -called successes and the goals achieved, which Russian media reports, the aggressor troops for 10 months could not end with the end of Bakhmut. He compared the rotation of the scanty residues of the Wagner PEC with the usual escape from the battlefield after defeat.</text:p>
      <text:p text:style-name="P4">
As it was reported, the owner of the Wagner PEC Yevhen Prigogin on May 25 stated that his forces from Bakhmut began and that the transfer(We)Russia will last until June 1, 2023.</text:p>
      <text:p text:style-name="P4">
News Source: <text:a xlink:type="simple" xlink:href="https://www.ukrinform.ua/rubric-ato/3715202-na-bahmutskomu-napramku-intensivnist-vorozih-atak-znacno-znizilasa-cerevatij.html" text:style-name="Internet_20_link" text:visited-style-name="Visited_20_Internet_20_Link">
https://www.ukrinform.ua/rubric-ato/3715202-na-bahmutskomu-napramku-intensivnist-vorozih-atak-znacno-znizilasa-cerevatij.html</text:a>
</text:p>
      <!--NEWS-->
      <text:h text:style-name="P10" text:outline-level="1">
<text:span text:style-name="T4">
Dnipro, Dnipropetrovsk region, Kharkiv, Kharkiv region, Donetsk region (18:55). Red Alrt: ...</text:span>
</text:h>
      <text:p text:style-name="P4">
Authors: liveuamap (Language: en)</text:p>
      <text:p text:style-name="P4">
Time: 2023-05-28T12:56:00</text:p>
      <text:p text:style-name="P4">
Location: Dnipro (Latitude:48.45930000 Longtitude:35.03865000)</text:p>
      <text:p text:style-name="P4">
Videos: []</text:p>
      <text:p text:style-name="P4">
Images: []</text:p>
      <text:p text:style-name="P4">
Tags: ["Europe", "Central and Eastern Europe"]</text:p>
      <text:p text:style-name="P4">
Id: 22565925</text:p>
      <!--METADATA-->
      <text:p text:style-name="P4">
Dnipro, Dnipropetrovsk Oblast, Kharkiv, Kharkiv Oblast, Donetskblast(18:55). Red Alert: aerial threat. Sirens sounding. Take cover now!</text:p>
      <text:p text:style-name="P4">
News Collection Link: <text:a xlink:type="simple" xlink:href="https://liveuamap.com/en/2023/28-may-dnipro-dnipropetrovska-oblast-kharkiv-g" text:style-name="Internet_20_link" text:visited-style-name="Visited_20_Internet_20_Link">
https://liveuamap.com/en/2023/28-may-dnipro-dnipropetrovska-oblast-kharkiv-g</text:a>
</text:p>
      <text:p text:style-name="P4">
News Source: <text:a xlink:type="simple" xlink:href="https://t.me/air_alert_ua/46701" text:style-name="Internet_20_link" text:visited-style-name="Visited_20_Internet_20_Link">
https://t.me/air_alert_ua/46701</text:a>
</text:p>
      <!--NEWS-->
      <text:h text:style-name="P10" text:outline-level="1">
<text:span text:style-name="T4">
Zelensky proposes to impose sanctions against Iran - a resolution already in the Council</text:span>
</text:h>
      <text:p text:style-name="P4">
Authors: Ukrinform (Person)</text:p>
      <text:p text:style-name="P4">
Publisher: Укринформ (Organization)</text:p>
      <text:p text:style-name="P4">
Published Time: 2023-05-28T13:01:00+03:00</text:p>
      <text:p text:style-name="P4">
Modified Time: 2023-05-28T13:01:00+03:00</text:p>
      <text:p text:style-name="P4">
Description: President Volodymyr Zelensky has submitted to the Verkhovna Rada a decision on approval of the NSDC decision on the application of sanctions on Iran. - Ukrinform.</text:p>
      <text:p text:style-name="P4">
Images: ['<text:a xlink:type="simple" xlink:href="https://static.ukrinform.com/photos/2022_09/thumb_files/630_360_1664388416-236.jpg" text:style-name="Internet_20_link" text:visited-style-name="Visited_20_Internet_20_Link">
630_360_16643...</text:a>
']</text:p>
      <text:p text:style-name="P4">
Tags: ['Іран', 'РНБО', 'Санкції', 'Верховна Рада', 'Зеленський']</text:p>
      <text:p text:style-name="P4">
Type: Article</text:p>
      <!--METADATA-->
      <text:p text:style-name="P4">
<draw:frame draw:style-name="fr1" draw:name="Image116" text:anchor-type="as-char" svg:width="6.9236in" svg:height="3.956343in" draw:z-index="0">
<draw:image xlink:href="../Images/yкринформ/2023-05-28T13-01-00-03-00/630_360_1664388416-236.jpg" xlink:type="simple" xlink:show="embed" xlink:actuate="onLoad" draw:mime-type="image/jpeg"/>
</draw:frame>
The Presidential Lordir Zelensky submitted to the Verkhovna Rada the Project of the Decision of the NSDC decision on the application of sanctions on Iran.</text:p>
      <text:p text:style-name="P4">
According to information on <text:a xlink:type="simple" xlink:href="http://itd.rada.gov.ua/billInfo/Bills/Card/42001" text:style-name="Internet_20_link" text:visited-style-name="Visited_20_Internet_20_Link">
BP site</text:a>
, the project has already been transmitted to the leadership of Parliament and the Committee on National Security, Defense and Intelligence, Ukrinform reports.</text:p>
      <text:p text:style-name="P4">
“To approve the decision of the National Security and Defense Council of Ukraine of May 27, 20123" On the use of sectoral special economic and other measures(sanctions)to the Islamic Republic of Iran ", introduced by the President of May 27, 2023 №308/2023," - said in the project.</text:p>
      <text:p text:style-name="P4">
Earlier, in an interview with the Italian media, the President of Ukraine said that Iran sales departments with more than a thousand drones and "other weapons".</text:p>
      <text:p text:style-name="P4">
<text:span text:style-name="T4">
 Read also: </text:span>
 <text:a xlink:type="simple" xlink:href="https://www.ukrinform.ua/rubric-polytics/3715052-prezident-na-cerzi-novi-se-masstabnisi-sankcijni-paketi.html" text:style-name="Internet_20_link" text:visited-style-name="Visited_20_Internet_20_Link">
President: In turn - new, even larger sanction packages</text:a>
As it was reported, President of Ukraine Volodymyr Zelensky put into effect the decision of the National Security and Defense Council of Ukraine on the use and introduction of changes in personal special economic and other restrictive measures(sanctions). Так, санкції застосовані до 300 фізичних осіб, серед яких єгромадяни РФ, Ісламської Республіки Іран, Сирійської Арабської Республіки.</text:p>
      <text:p text:style-name="P4">
Також застосовані санкції до 141 юридичної особи.</text:p>
      <text:p text:style-name="P4">
News Source: <text:a xlink:type="simple" xlink:href="https://www.ukrinform.ua/rubric-polytics/3715203-zelenskij-proponue-zaprovaditi-sankcii-proti-iranu-postanova-vze-v-radi.html" text:style-name="Internet_20_link" text:visited-style-name="Visited_20_Internet_20_Link">
https://www.ukrinform.ua/rubric-polytics/3715203-zelenskij-proponue-zaprovaditi-sankcii-proti-iranu-postanova-vze-v-radi.html</text:a>
</text:p>
      <!--NEWS-->
      <text:h text:style-name="P10" text:outline-level="1">
<text:span text:style-name="T4">
Zaporizka Oblast(19:00). Red Alert: aerial threat. Sirens sounding. Take cover now!</text:span>
</text:h>
      <text:p text:style-name="P4">
Authors: liveuamap (Language: en)</text:p>
      <text:p text:style-name="P4">
Time: 2023-05-28T13:01:00</text:p>
      <text:p text:style-name="P4">
Location: Zaporizka Oblast (Latitude:47.611951 Longtitude:35.766491)</text:p>
      <text:p text:style-name="P4">
Videos: []</text:p>
      <text:p text:style-name="P4">
Images: []</text:p>
      <text:p text:style-name="P4">
Tags: ["Europe", "Central and Eastern Europe"]</text:p>
      <text:p text:style-name="P4">
Id: 22565926</text:p>
      <!--METADATA-->
      <text:p text:style-name="P4">
Zaporizhzhia region(19:00). Red Alert: aerial threat. Sirens sounding. Take covernow!</text:p>
      <text:p text:style-name="P4">
News Collection Link: <text:a xlink:type="simple" xlink:href="https://liveuamap.com/en/2023/28-may-zaporizka-oblast1900-red-alert-aerial-g" text:style-name="Internet_20_link" text:visited-style-name="Visited_20_Internet_20_Link">
https://liveuamap.com/en/2023/28-may-zaporizka-oblast1900-red-alert-aerial-g</text:a>
</text:p>
      <text:p text:style-name="P4">
News Source: <text:a xlink:type="simple" xlink:href="https://t.me/suspilnezaporizhzhya/13137" text:style-name="Internet_20_link" text:visited-style-name="Visited_20_Internet_20_Link">
https://t.me/suspilnezaporizhzhya/13137</text:a>
</text:p>
      <!--NEWS-->
      <text:h text:style-name="P10" text:outline-level="1">
<text:span text:style-name="T4">
India's premiere opened a new parliament building</text:span>
</text:h>
      <text:p text:style-name="P4">
Authors: Ukrinform (Person)</text:p>
      <text:p text:style-name="P4">
Publisher: Укринформ (Organization)</text:p>
      <text:p text:style-name="P4">
Published Time: 2023-05-28T13:08:00+03:00</text:p>
      <text:p text:style-name="P4">
Modified Time: 2023-05-28T13:08:00+03:00</text:p>
      <text:p text:style-name="P4">
Description: India Prime Minister Narendra Modi officially opened a new parliament building on Sunday. - Ukrinform.</text:p>
      <text:p text:style-name="P4">
Images: ['<text:a xlink:type="simple" xlink:href="https://static.ukrinform.com/photos/2023_05/thumb_files/630_360_1685267368-404.jpg" text:style-name="Internet_20_link" text:visited-style-name="Visited_20_Internet_20_Link">
630_360_16852...</text:a>
']</text:p>
      <text:p text:style-name="P4">
Tags: ['Індія', 'Парламент', "Прем'єр"]</text:p>
      <text:p text:style-name="P4">
Type: Article</text:p>
      <!--METADATA-->
      <text:p text:style-name="P4">
<draw:frame draw:style-name="fr1" draw:name="Image117" text:anchor-type="as-char" svg:width="6.9236in" svg:height="3.956343in" draw:z-index="0">
<draw:image xlink:href="../Images/yкринформ/2023-05-28T13-08-00-03-00/630_360_1685267368-404.jpg" xlink:type="simple" xlink:show="embed" xlink:actuate="onLoad" draw:mime-type="image/jpeg"/>
</draw:frame>
India Prime Minister Narendra Modi officially opened a new parliament building on Sunday.</text:p>
      <text:p text:style-name="P4">
About it reports <text:a xlink:type="simple" xlink:href="https://www.reuters.com/world/india/modi-inaugurates-new-parliament-building-part-new-delhis-makeover-2023-05-28/" text:style-name="Internet_20_link" text:visited-style-name="Visited_20_Internet_20_Link">
Reuters</text:a>
, reports Ukrinform.</text:p>
      <text:p text:style-name="P4">
As it is noted, the opening of the modern complex is part of a large -scale plan for the transformation of British colonial architecture in the capital <text:a xlink:type="simple" xlink:href="https://www.ukrinform.ua/tag-india" text:style-name="Internet_20_link" text:visited-style-name="Visited_20_Internet_20_Link">
India</text:a>
 .</text:p>
      <text:p text:style-name="P4">
Early in the morning, he held traditional prayers during a ceremony, where members of the government were present. After that, he lit a traditional lamp.</text:p>
      <text:p text:style-name="P4">
In <text:a xlink:type="simple" xlink:href="https://twitter.com/narendramodi/status/1662684955787542528" text:style-name="Internet_20_link" text:visited-style-name="Visited_20_Internet_20_Link">
Twitter</text:a>
The Prime Minister expressed his hope that this iconic building "will be the cradle of expanding opportunities that will light dreams and make them realize."</text:p>
      <text:p text:style-name="Quotations">

<text:p text:style-name="P4">
As the New Building of India's Parliament is inaugurated, Our Hearts and&gt;
 Minds are filled with Pride, Hope and Promise. May this iconic Building be a&gt;
 cradle of empwerment, igniting Dreams and nurturing them into reality. May&gt;
 IT Propel Our Great Nation to New Heights of Progress. <text:a xlink:type="simple" xlink:href="https://t.co/zzGuRoHrUS" text:style-name="Internet_20_link" text:visited-style-name="Visited_20_Internet_20_Link">
&gt;
 pic.twitter.com/zgurohrus</text:a>
&gt;
&gt;
 - Narendra Modi(@Narendra Modi)<text:a xlink:type="simple" xlink:href="https://twitter.com/narendramodi/status/1662684955787542528" text:style-name="Internet_20_link" text:visited-style-name="Visited_20_Internet_20_Link">
 May 28, 2023&gt;
 </text:a>
The event was boycotted by 20 opposition parties. They stated that the fashion violated the protocol because the president had a new complex. At the same time, the derivated government rejected.</text:p>

</text:p>
      <text:p text:style-name="P4">
During the ceremony, the official representative of the Parliament read the message of the Presidential Indies Draupadi Murm, in which she congratulated the solemn opening of the complex.</text:p>
      <text:p text:style-name="P4">
<text:span text:style-name="T4">
 Read also: </text:span>
 <text:a xlink:type="simple" xlink:href="https://www.ukrinform.ua/rubric-world/3712511-premer-indii-ta-derzsekretar-ssa-zustrilisa-z-liderami-tihookeanskih-ostroviv-u-papuanovij-gvinei.html" text:style-name="Internet_20_link" text:visited-style-name="Visited_20_Internet_20_Link">
Premier <text:span text:style-name="T4">
 India </text:span>
 and US Secretary of State met with the leaders of the Pacific Islands in Papua Guinea</text:a>
The new parliamentary complex is the central part of the $ 2.4illard -based project, which is aimed at exceeding the importance of the building colonial era in the center of the capital by the construction of modern buildings with distinct Indian identity.The old parliament building will be transformed into a museum.</text:p>
      <text:p text:style-name="P4">
<text:span text:style-name="T5">
Foto: India's Press Information Bureau</text:span>
</text:p>
      <text:p text:style-name="P4">
News Source: <text:a xlink:type="simple" xlink:href="https://www.ukrinform.ua/rubric-world/3715204-premer-indii-vidkriv-novu-budivlu-parlamentu.html" text:style-name="Internet_20_link" text:visited-style-name="Visited_20_Internet_20_Link">
https://www.ukrinform.ua/rubric-world/3715204-premer-indii-vidkriv-novu-budivlu-parlamentu.html</text:a>
</text:p>
      <!--NEWS-->
      <text:h text:style-name="P10" text:outline-level="1">
<text:span text:style-name="T4">
Sachko went out to the final of the qualification at the ATP tournament in Italy</text:span>
</text:h>
      <text:p text:style-name="P4">
Authors: Ukrinform (Person)</text:p>
      <text:p text:style-name="P4">
Publisher: Укринформ (Organization)</text:p>
      <text:p text:style-name="P4">
Published Time: 2023-05-28T13:10:48+03:00</text:p>
      <text:p text:style-name="P4">
Modified Time: 2023-05-28T13:10:48+03:00</text:p>
      <text:p text:style-name="P4">
Description: The second "racket" of Ukraine Vitaliy Sachko overcame the first circle of selection at the Tournament of the Association of Tennisists (ATP) of the Challenger Series - Trofeo Fl Service - Città Di Vicenza - in Vichenka (Italy) with a prize fund € 73 thousand.</text:p>
      <text:p text:style-name="P4">
Images: ['<text:a xlink:type="simple" xlink:href="https://static.ukrinform.com/photos/2023_05/thumb_files/630_360_1685268632-952.jpg" text:style-name="Internet_20_link" text:visited-style-name="Visited_20_Internet_20_Link">
630_360_16852...</text:a>
']</text:p>
      <text:p text:style-name="P4">
Tags: ['Теніс']</text:p>
      <text:p text:style-name="P4">
Type: Article</text:p>
      <!--METADATA-->
      <text:p text:style-name="P4">
<draw:frame draw:style-name="fr1" draw:name="Image120" text:anchor-type="as-char" svg:width="6.9236in" svg:height="3.956343in" draw:z-index="0">
<draw:image xlink:href="../Images/yкринформ/2023-05-28T13-10-48-03-00/630_360_1685268632-952.jpg" xlink:type="simple" xlink:show="embed" xlink:actuate="onLoad" draw:mime-type="image/jpeg"/>
</draw:frame>
The second "racket" of Ukraine Vitaliy Sachko overcame the first circle of selection at the tournament of tennis players(ATP)Challenger Series - Trofeo Fl Service- Città di Vicenza(Italy)With a prize fund € 73 thousand</text:p>
      <text:p text:style-name="P4">
In the match, Sachko confidently beat the Italian Andreaarnaboldi - 6: 4, 6: 2, reports Ukrinform.</text:p>
      <text:p text:style-name="P4">
The tennis played on the court for 1 hour 10 minutes.</text:p>
      <text:p text:style-name="P4">
The ticket to the main grid of competitions Sachko is playing with Italian Giovanni Fonio, who in turn caused the defeat of the compatriot Alexander Weiss - 6: 2, 6: 4.</text:p>
      <text:p text:style-name="P4">
<text:span text:style-name="T4">
 Read also: </text:span>
 [WTA rating: Svitolina rose more(https://www.ukrinform.ua/rubric-sports/3715142-rejting-wta-svitolina-pidnalasa-bils-niz-na-300-misc-i-povernulasa-do-top200.html)The Vichenka tournament will be held until June 4.</text:p>
      <text:p text:style-name="P4">
Photo: Juergen Hasenkopf; Gepa Images.</text:p>
      <text:p text:style-name="P4">
News Source: <text:a xlink:type="simple" xlink:href="https://www.ukrinform.ua/rubric-sports/3715205-sacko-vijsov-u-final-kvalifikacii-na-turniri-atp-v-italii.html" text:style-name="Internet_20_link" text:visited-style-name="Visited_20_Internet_20_Link">
https://www.ukrinform.ua/rubric-sports/3715205-sacko-vijsov-u-final-kvalifikacii-na-turniri-atp-v-italii.html</text:a>
</text:p>
      <!--NEWS-->
      <text:h text:style-name="P10" text:outline-level="1">
<text:span text:style-name="T4">
In the Tavriysk direction daily losses of the Russian Federation exceeded the mouth</text:span>
</text:h>
      <text:p text:style-name="P4">
Authors: Ukrinform (Person)</text:p>
      <text:p text:style-name="P4">
Publisher: Укринформ (Organization)</text:p>
      <text:p text:style-name="P4">
Published Time: 2023-05-28T13:11:00+03:00</text:p>
      <text:p text:style-name="P4">
Modified Time: 2023-05-28T13:11:00+03:00</text:p>
      <text:p text:style-name="P4">
Description: Defense forces in the Tavriya direction per day were destroyed above the enemy's personnel, 8 units of military equipment and 3 warehouses with ammunition. - Ukrinform.</text:p>
      <text:p text:style-name="P4">
Images: ['<text:a xlink:type="simple" xlink:href="https://static.ukrinform.com/photos/2022_04/thumb_files/630_360_1649246846-717.jpg" text:style-name="Internet_20_link" text:visited-style-name="Visited_20_Internet_20_Link">
630_360_16492...</text:a>
']</text:p>
      <text:p text:style-name="P4">
Tags: ['ЗСУ', 'Військова техніка', 'Таврія', 'Війна з Росією']</text:p>
      <text:p text:style-name="P4">
Type: Article</text:p>
      <!--METADATA-->
      <text:p text:style-name="P4">
<draw:frame draw:style-name="fr1" draw:name="Image121" text:anchor-type="as-char" svg:width="6.9236in" svg:height="3.956343in" draw:z-index="0">
<draw:image xlink:href="../Images/yкринформ/2023-05-28T13-11-00-03-00/630_360_1649246846-717.jpg" xlink:type="simple" xlink:show="embed" xlink:actuate="onLoad" draw:mime-type="image/jpeg"/>
</draw:frame>
Silabones in the Tavriya direction per day destroyed above the company of the staff, 8 units of military equipment and 3 warehouses with ammunition.</text:p>
      <text:p text:style-name="P4">
About it in <text:a xlink:type="simple" xlink:href="https://t.me/otarnavskiy/98" text:style-name="Internet_20_link" text:visited-style-name="Visited_20_Internet_20_Link">
telegram</text:a>
The commander of the operational-strategic group of Tavriya troops, General Alexander Tarnavsky, reported, Ukrinform reports.</text:p>
      <text:p text:style-name="P4">
According to General, 609 fire tasks were completed during the day.</text:p>
      <text:p text:style-name="P4">
“The enemy's losses were killed and wounded. 8 units of enemy military equipment were destroyed and damaged. In particular, 2 tanks, 3 BMPs, systemic surveillance "Mur-M", howitzer 2A65 "MSTA-B",-he said.</text:p>
      <text:p text:style-name="P4">
In addition, Tarnavsky noted, the forces of defense destroyed 3 warehouses with ammunition <text:a xlink:type="simple" xlink:href="https://www.ukrinform.ua/tag-rosia" text:style-name="Internet_20_link" text:visited-style-name="Visited_20_Internet_20_Link">
enemy</text:a>
.</text:p>
      <text:p text:style-name="P4">
<text:span text:style-name="T4">
 Read also: </text:span>
 [on <text:span text:style-name="T4">
 Bakhmut </text:span>
 in the direction of enemy attacked attacked.(https://www.ukrinform.ua/rubric-ato/3715202-na-bahmutskomu-napramku-intensivnist-vorozih-atak-znacno-znizilasa-cerevatij.html)As <text:a xlink:type="simple" xlink:href="https://www.ukrinform.ua/rubric-ato/3715116-sili-oboroni-znisili-vze-206-600-rosian.html" text:style-name="Internet_20_link" text:visited-style-name="Visited_20_Internet_20_Link">
reported</text:a>
, from February 24, 2022 to May 28, 2023, the Defense Forces of Ukraine were eliminated about 206 thousand 600 Russian ashes.</text:p>
      <text:p text:style-name="P4">
News Source: <text:a xlink:type="simple" xlink:href="https://www.ukrinform.ua/rubric-ato/3715206-na-tavrijskomu-napramku-dobovi-vtrati-rf-perevisili-rotu.html" text:style-name="Internet_20_link" text:visited-style-name="Visited_20_Internet_20_Link">
https://www.ukrinform.ua/rubric-ato/3715206-na-tavrijskomu-napramku-dobovi-vtrati-rf-perevisili-rotu.html</text:a>
</text:p>
      <!--NEWS-->
      <text:h text:style-name="P10" text:outline-level="1">
<text:span text:style-name="T4">
EU Ambassador About Kiev Fire</text:span>
</text:h>
      <text:p text:style-name="P4">
Authors: Ukrinform (Person)</text:p>
      <text:p text:style-name="P4">
Publisher: Укринформ (Organization)</text:p>
      <text:p text:style-name="P4">
Published Time: 2023-05-28T13:18:00+03:00</text:p>
      <text:p text:style-name="P4">
Modified Time: 2023-05-28T13:18:00+03:00</text:p>
      <text:p text:style-name="P4">
Description: The Ambassadors of the EU and the United Kingdom in Ukraine have responded to the night attack on Kiev. - Ukrinform.</text:p>
      <text:p text:style-name="P4">
Images: ['<text:a xlink:type="simple" xlink:href="https://static.ukrinform.com/photos/2022_10/thumb_files/630_360_1665063754-814.jpg" text:style-name="Internet_20_link" text:visited-style-name="Visited_20_Internet_20_Link">
630_360_16650...</text:a>
']</text:p>
      <text:p text:style-name="P4">
Tags: ['Британія', 'Євросоюз', 'Посол', 'Повітряна атака']</text:p>
      <text:p text:style-name="P4">
Type: Article</text:p>
      <!--METADATA-->
      <text:p text:style-name="P4">
<draw:frame draw:style-name="fr1" draw:name="Image122" text:anchor-type="as-char" svg:width="6.9236in" svg:height="3.956343in" draw:z-index="0">
<draw:image xlink:href="../Images/yкринформ/2023-05-28T13-18-00-03-00/630_360_1665063754-814.jpg" xlink:type="simple" xlink:show="embed" xlink:actuate="onLoad" draw:mime-type="image/jpeg"/>
</draw:frame>
Ambassadors of the United Kingdom in Ukraine have responded to the night attack on Kiev.</text:p>
      <text:p text:style-name="P4">
The diplomats posted their posts on Twitter, Ukrinform reports.</text:p>
      <text:p text:style-name="P4">
In particular, the Ambassador of the United Kingdom in Ukraine Melinda Simmons <text:a xlink:type="simple" xlink:href="http://twitter.com/MelSimmonsFCDO/status/1662598178862952448" text:style-name="Internet_20_link" text:visited-style-name="Visited_20_Internet_20_Link">
Written</text:a>
: "Today Kiev, so, of course, Russia has sent a cruel gift to Ukraine."</text:p>
      <text:p text:style-name="P4">
According to Simmons, during the attack, she was in shelter, listened to the suppression of loud sounds of explosions on the street and felt the walls shuddering. "Centenormic," she stressed.</text:p>
      <text:p text:style-name="P4">
In turn, the EU Ambassador to Ukraine Matti Maasikas <text:a xlink:type="simple" xlink:href="http://twitter.com/MattiMaasikas/status/1662600949012000770" text:style-name="Internet_20_link" text:visited-style-name="Visited_20_Internet_20_Link">
noted</text:a>
that this time in Kiev there were more explosions than during the "ordinary" air strikes.</text:p>
      <text:p text:style-name="P4">
“As if the aggressor wants to celebrate the Day of Kiev. The spirit of this mighty bride to break, ”Maasikas wrote.</text:p>
      <text:p text:style-name="P4">
<text:span text:style-name="T4">
 Read also: </text:span>
 <text:a xlink:type="simple" xlink:href="https://www.ukrinform.ua/rubric-ato/3715118-rosia-pid-cas-nicnoi-ataki-spramuvala-sahedi-netradicijnimi-marsrutami-gumenuk.html" text:style-name="Internet_20_link" text:visited-style-name="Visited_20_Internet_20_Link">
Russia during a night attack directed "Shahda" with unconventional routes - <text:span text:style-name="T4">
 Humeniuk </text:span>
</text:a>
As reported by Ukrinform, on the night of May 28, the Russian army attacked Ukraine by Iranian shock drones "Shahd -136/131" from the northern direction - the Bryansk region - and the South - Krasnodar region. In total, a record number of a record number of drones-Kamikadze-54.</text:p>
      <text:p text:style-name="P4">
<text:a xlink:type="simple" xlink:href="https://www.ukrinform.ua/rubric-ato/3715111-rekordna-kilkist-zapusenih-sahediv-sili-oboroni-vnoci-znisili-52-z-54.html" text:style-name="Internet_20_link" text:visited-style-name="Visited_20_Internet_20_Link">
Defense forces destroyed 52 drones</text:a>
In particular, more than 40 over Kiev.</text:p>
      <text:p text:style-name="P4">
A 41-year-old man was killed in the capital as a result of shelling, another Izhinka man was injured and hospitalized.</text:p>
      <text:p text:style-name="P4">
News Source: <text:a xlink:type="simple" xlink:href="https://www.ukrinform.ua/rubric-polytics/3715210-posol-es-pro-obstril-kieva-duh-cogo-mista-ne-zlamati.html" text:style-name="Internet_20_link" text:visited-style-name="Visited_20_Internet_20_Link">
https://www.ukrinform.ua/rubric-polytics/3715210-posol-es-pro-obstril-kieva-duh-cogo-mista-ne-zlamati.html</text:a>
</text:p>
      <!--NEWS-->
      <text:h text:style-name="P10" text:outline-level="1">
<text:span text:style-name="T4">
In the Kyiv region, a motorcyclist flew from people at a pedestrian crossing, five in hospital</text:span>
</text:h>
      <text:p text:style-name="P4">
Authors: Ukrinform (Person)</text:p>
      <text:p text:style-name="P4">
Publisher: Укринформ (Organization)</text:p>
      <text:p text:style-name="P4">
Published Time: 2023-05-28T13:19:00+03:00</text:p>
      <text:p text:style-name="P4">
Modified Time: 2023-05-28T13:19:00+03:00</text:p>
      <text:p text:style-name="P4">
Description: In the Obukhov of the Kiev region, an 18-year-old motorcyclist flew from a pedestrian crossing, five people were hospitalized: a driver and a passenger of a motorcycle and three pedestrians. - Ukrinform.</text:p>
      <text:p text:style-name="P4">
Images: ['<text:a xlink:type="simple" xlink:href="https://static.ukrinform.com/photos/2023_05/thumb_files/630_360_1685268932-984.jpg" text:style-name="Internet_20_link" text:visited-style-name="Visited_20_Internet_20_Link">
630_360_16852...</text:a>
']</text:p>
      <text:p text:style-name="P4">
Tags: ['ДТП', 'Лікарня', 'Київщина', 'Мотоцикл']</text:p>
      <text:p text:style-name="P4">
Type: Article</text:p>
      <!--METADATA-->
      <text:p text:style-name="P4">
<draw:frame draw:style-name="fr1" draw:name="Image123" text:anchor-type="as-char" svg:width="6.9236in" svg:height="3.956343in" draw:z-index="0">
<draw:image xlink:href="../Images/yкринформ/2023-05-28T13-19-00-03-00/630_360_1685268932-984.jpg" xlink:type="simple" xlink:show="embed" xlink:actuate="onLoad" draw:mime-type="image/jpeg"/>
</draw:frame>
In the Obukhovikiv region, an 18-year-old motorcyclist flew from people at a pedestrian crossing, five people were hospitalized: a driver and a passenger of a motorcycle and a three-empiscoda.</text:p>
      <text:p text:style-name="P4">
According to Ukrinform, Andriyenbitov, the head of the Kiev region, announced this in <text:a xlink:type="simple" xlink:href="https://t.me/andrii_nebytov/1349" text:style-name="Internet_20_link" text:visited-style-name="Visited_20_Internet_20_Link">
telegram</text:a>
.</text:p>
      <text:p text:style-name="P4">
"The Yamaha 18-year-old manager ignored the red light, <text:a xlink:type="simple" xlink:href="https://www.ukrinform.ua/tag-dtp" text:style-name="Internet_20_link" text:visited-style-name="Visited_20_Internet_20_Link">
crashed</text:a>
In the car and then in a group of pedestrians. The driver and passenger of the motorcycle, as well as three citizens who moved the roadsides, " - the message said.</text:p>
      <text:p text:style-name="P4">
According to preliminary data, all the victims received numerous injuries of severe tassial degree.</text:p>
      <text:p text:style-name="P4">
<text:span text:style-name="T4">
 Read also: </text:span>
 [In Lviv region, 12 people who got into <text:span text:style-name="T4">
 accidents </text:span>
] were hospitalized(https://www.ukrinform.ua/rubric-regions/3710326-na-lvivsini-gospitalizuvali-12-ludej-aki-potrapili-v-dtp.html)As reported <text:a xlink:type="simple" xlink:href="https://www.ukrinform.ua/rubric-kyiv/3714354-na-odnomu-iz-stolicnih-blokpostiv-sudda-na-smert-zbiv-nacgvardijca.html#" text:style-name="Internet_20_link" text:visited-style-name="Visited_20_Internet_20_Link">
Ukrinform</text:a>
, on May 26, the chairman of the Makariv district court, Tandir knocked to death23-year-old National Guard at a checkpoint in the capital. Law enforcement officers were detained.</text:p>
      <text:p text:style-name="P4">
News Source: <text:a xlink:type="simple" xlink:href="https://www.ukrinform.ua/rubric-regions/3715211-na-kiivsini-motociklist-vletiv-u-ludej-na-pisohidnomu-perehodi-patero-v-likarni.html" text:style-name="Internet_20_link" text:visited-style-name="Visited_20_Internet_20_Link">
https://www.ukrinform.ua/rubric-regions/3715211-na-kiivsini-motociklist-vletiv-u-ludej-na-pisohidnomu-perehodi-patero-v-likarni.html</text:a>
</text:p>
      <!--NEWS-->
      <text:h text:style-name="P10" text:outline-level="1">
<text:span text:style-name="T4">
Kostyuk gave way to the second "sown" at the start of "Rolan Harros"</text:span>
</text:h>
      <text:p text:style-name="P4">
Authors: Ukrinform (Person)</text:p>
      <text:p text:style-name="P4">
Publisher: Укринформ (Organization)</text:p>
      <text:p text:style-name="P4">
Published Time: 2023-05-28T13:28:31+03:00</text:p>
      <text:p text:style-name="P4">
Modified Time: 2023-05-28T13:28:31+03:00</text:p>
      <text:p text:style-name="P4">
Description: The second "racket" of Ukraine, Marta Kostyuk, started on the second in the season in the season of the Grand Slam series open championship of France from tennis ("Rolan Harros"). - Ukrinform.</text:p>
      <text:p text:style-name="P4">
Images: ['<text:a xlink:type="simple" xlink:href="https://static.ukrinform.com/photos/2023_05/thumb_files/630_360_1685268946-233.jpeg" text:style-name="Internet_20_link" text:visited-style-name="Visited_20_Internet_20_Link">
630_360_16852...</text:a>
']</text:p>
      <text:p text:style-name="P4">
Tags: ['Теніс', 'Марта Костюк']</text:p>
      <text:p text:style-name="P4">
Type: Article</text:p>
      <!--METADATA-->
      <text:p text:style-name="P4">
<draw:frame draw:style-name="fr1" draw:name="Image124" text:anchor-type="as-char" svg:width="6.9236in" svg:height="3.956343in" draw:z-index="0">
<draw:image xlink:href="../Images/yкринформ/2023-05-28T13-28-31-03-00/630_360_1685268946-233.jpeg" xlink:type="simple" xlink:show="embed" xlink:actuate="onLoad" draw:mime-type="image/jpeg"/>
</draw:frame>
The second "racket" of Ukraine Marta Kostyuk from the defeat started on the second in the seasonurgent of the Grand Slam series Open France from Tennis("Rolandarros").</text:p>
      <text:p text:style-name="P4">
У першому колі змагань Костюк (# 39 of the world rating)She gave way to the sown one with the 2nd number of Arini Sobolenko from Belarus - 3: 6, 2: 6, reports Ukrinform.</text:p>
      <text:p text:style-name="P4">
The match lasted 1 hour 10 minutes.</text:p>
      <text:p text:style-name="P4">
Kostyuk will continue the performance in the Rolan Harros steam.</text:p>
      <text:p text:style-name="P4">
<text:span text:style-name="T4">
 Read also: </text:span>
 [WTA rating: Svitolina rose more(https://www.ukrinform.ua/rubric-sports/3715142-rejting-wta-svitolina-pidnalasa-bils-niz-na-300-misc-i-povernulasa-do-top200.html)In a single grid, Ukraine will also be represented by Angelina Kalinina, Lesatsurenko, Kateryna Bindle, Elina Svolin and Diana Yastremskaya.</text:p>
      <text:p text:style-name="P4">
Rolan Harros in Paris will last until June 11.</text:p>
      <text:p text:style-name="P4">
Photo: btu.org.ua.</text:p>
      <text:p text:style-name="P4">
News Source: <text:a xlink:type="simple" xlink:href="https://www.ukrinform.ua/rubric-sports/3715213-kostuk-postupilasa-drugij-sianij-na-starti-rolan-garros.html" text:style-name="Internet_20_link" text:visited-style-name="Visited_20_Internet_20_Link">
https://www.ukrinform.ua/rubric-sports/3715213-kostuk-postupilasa-drugij-sianij-na-starti-rolan-garros.html</text:a>
</text:p>
      <!--NEWS-->
      <text:h text:style-name="P10" text:outline-level="1">
<text:span text:style-name="T4">
Residents of Luhansk region submitted more than 36 thousand reports of the property destroyed as a result of the war</text:span>
</text:h>
      <text:p text:style-name="P4">
Authors: Ukrinform (Person)</text:p>
      <text:p text:style-name="P4">
Publisher: Укринформ (Organization)</text:p>
      <text:p text:style-name="P4">
Published Time: 2023-05-28T13:36:00+03:00</text:p>
      <text:p text:style-name="P4">
Modified Time: 2023-05-28T13:36:00+03:00</text:p>
      <text:p text:style-name="P4">
Description: In the Luhansk region, residents have filed more than 36,000 applications for the property destroyed or damaged as a result of the war. - Ukrinform.</text:p>
      <text:p text:style-name="P4">
Images: ['<text:a xlink:type="simple" xlink:href="https://static.ukrinform.com/photos/2023_04/thumb_files/630_360_1680708152-513.jpg" text:style-name="Internet_20_link" text:visited-style-name="Visited_20_Internet_20_Link">
630_360_16807...</text:a>
']</text:p>
      <text:p text:style-name="P4">
Tags: ['Луганщина', 'Війна з Росією', 'Відбудова']</text:p>
      <text:p text:style-name="P4">
Type: Article</text:p>
      <!--METADATA-->
      <text:p text:style-name="P4">
<draw:frame draw:style-name="fr1" draw:name="Image125" text:anchor-type="as-char" svg:width="6.9236in" svg:height="3.956343in" draw:z-index="0">
<draw:image xlink:href="../Images/yкринформ/2023-05-28T13-36-00-03-00/630_360_1680708152-513.jpg" xlink:type="simple" xlink:show="embed" xlink:actuate="onLoad" draw:mime-type="image/jpeg"/>
</draw:frame>
In the Ulugan region, residents have filed more than 36,000 applications for the property destroyed or damaged as a result of the war.</text:p>
      <text:p text:style-name="P4">
About it in <text:a xlink:type="simple" xlink:href="https://t.me/luhanskaVTSA/10859" text:style-name="Internet_20_link" text:visited-style-name="Visited_20_Internet_20_Link">
telegram</text:a>
Igor Lisogor reported by the Chief of Luhansk, Ukrinform reports.</text:p>
      <text:p text:style-name="P4">
“The citizens of the region have submitted 36087 information messages proposed/destroyed real estate. The military administrations of territorial communities were processed 13036, ”the reported.</text:p>
      <text:p text:style-name="P4">
Lisogor specified that 10406 applications submitted by residents were tied to the object register of property damaged and destroyed as a result of hostilities, terrorist acts, sabotage caused by military aggression <text:a xlink:type="simple" xlink:href="https://www.ukrinform.ua/tag-rosia" text:style-name="Internet_20_link" text:visited-style-name="Visited_20_Internet_20_Link">
Russian Federation</text:a>
.</text:p>
      <text:p text:style-name="P4">
All to the register of damaged and destroyed property(Rpzm)12165 real estate objects were introduced, including 5418 buildings and 6747 premises.</text:p>
      <text:p text:style-name="P4">
The administration reminds that only the presence in RPZMS data on damaged property will allow the owner to receive assistance for its restoration, compensation or compensation in the event of destruction.</text:p>
      <text:p text:style-name="P4">
It is possible to submit an information message through the means of a single state web portal of electronic services, using the mobile application "Action" or through the administrator of the Center for the provision of administrative services or notary.</text:p>
      <text:p text:style-name="P4">
<text:span text:style-name="T4">
 Read also: </text:span>
 <text:a xlink:type="simple" xlink:href="https://www.ukrinform.ua/rubric-regions/3678325-kubrakov-poasniv-vazlivist-dla-gromad-reestru-poskodzenogo-ta-znisenogo-majna.html" text:style-name="Internet_20_link" text:visited-style-name="Visited_20_Internet_20_Link">
Kubrakov explained what is important for the communities of the registration and destroyed property</text:a>
As reported <text:a xlink:type="simple" xlink:href="https://www.ukrinform.ua/rubric-vidbudova/3709483-dla-vidbudovi-deokupovanoi-lugansini-planuut-stvoriti-centr-vidnovlenna-ta-rozvitku-gromad.html" text:style-name="Internet_20_link" text:visited-style-name="Visited_20_Internet_20_Link">
Ukrinform</text:a>
, for the implementation of projects from the reconstruction of the Holugan region, after its de -occupation, the regional authorities, together with the UN program, plan to establish the Center for Community Restoration and Development.</text:p>
      <text:p text:style-name="P4">
The implementation of the projects for the reconstruction of the deocular territories is planned to make infrastructure companies that have now been registered to other regions but are ready to return. Therefore, for them, within the framework of the activities of the UN Program, peace and development of peace is planned to be studied on pro -specific management and the regulation of interaction with UNDP.</text:p>
      <text:p text:style-name="P4">
News Source: <text:a xlink:type="simple" xlink:href="https://www.ukrinform.ua/rubric-vidbudova/3715216-ziteli-lugansini-podali-ponad-36-tisac-povidomlen-pro-zrujnovane-vnaslidok-vijni-majno.html" text:style-name="Internet_20_link" text:visited-style-name="Visited_20_Internet_20_Link">
https://www.ukrinform.ua/rubric-vidbudova/3715216-ziteli-lugansini-podali-ponad-36-tisac-povidomlen-pro-zrujnovane-vnaslidok-vijni-majno.html</text:a>
</text:p>
      <!--NEWS-->
      <text:h text:style-name="P10" text:outline-level="1">
<text:span text:style-name="T4">
Mottoproatl returns on Kyiv Street</text:span>
</text:h>
      <text:p text:style-name="P4">
Authors: Ukrinform (Person)</text:p>
      <text:p text:style-name="P4">
Publisher: Укринформ (Organization)</text:p>
      <text:p text:style-name="P4">
Published Time: 2023-05-28T13:42:47+03:00</text:p>
      <text:p text:style-name="P4">
Modified Time: 2023-05-28T13:42:47+03:00</text:p>
      <text:p text:style-name="P4">
Description: On Sunday, May 28, a motorcycle is returned on Sunday, May 28. - Ukrinform.</text:p>
      <text:p text:style-name="P4">
Images: ['<text:a xlink:type="simple" xlink:href="https://static.ukrinform.com/photos/2023_05/thumb_files/630_360_1685270485-6429.jpeg" text:style-name="Internet_20_link" text:visited-style-name="Visited_20_Internet_20_Link">
630_360_16852...</text:a>
']</text:p>
      <text:p text:style-name="P4">
Tags: ['Патрульні', 'Київ', 'Мотоцикл']</text:p>
      <text:p text:style-name="P4">
Type: Article</text:p>
      <!--METADATA-->
      <text:p text:style-name="P4">
<draw:frame draw:style-name="fr1" draw:name="Image126" text:anchor-type="as-char" svg:width="6.9236in" svg:height="3.956343in" draw:z-index="0">
<draw:image xlink:href="../Images/yкринформ/2023-05-28T13-42-47-03-00/630_360_1685270485-6429.jpeg" xlink:type="simple" xlink:show="embed" xlink:actuate="onLoad" draw:mime-type="image/jpeg"/>
</draw:frame>
In Kyiv, the motorcycle is returned on Sunday, May 28.</text:p>
      <text:p text:style-name="P4">
According to Ukrinform, Kyiv Patrol Police reports in <text:a xlink:type="simple" xlink:href="http://t.me/kyivpatrol/10394" text:style-name="Internet_20_link" text:visited-style-name="Visited_20_Internet_20_Link">
telegram</text:a>
 .</text:p>
      <text:p text:style-name="P4">
</text:p>
      <text:p text:style-name="P4">
<text:a xlink:type="simple" xlink:href="https://static.ukrinform.com/photos/2023_05/1685270485-8844.jpeg" text:style-name="Internet_20_link" text:visited-style-name="Visited_20_Internet_20_Link">
 </text:a>
 <text:a xlink:type="simple" xlink:href="https://static.ukrinform.com/photos/2023_05/1685270485-4681.jpeg" text:style-name="Internet_20_link" text:visited-style-name="Visited_20_Internet_20_Link">
</text:a>
 <text:a xlink:type="simple" xlink:href="https://static.ukrinform.com/photos/2023_05/1685270485-5244.jpeg" text:style-name="Internet_20_link" text:visited-style-name="Visited_20_Internet_20_Link">
</text:a>
 <text:a xlink:type="simple" xlink:href="https://static.ukrinform.com/photos/2023_05/1685270485-5230.jpeg" text:style-name="Internet_20_link" text:visited-style-name="Visited_20_Internet_20_Link">
</text:a>
 <text:a xlink:type="simple" xlink:href="https://static.ukrinform.com/photos/2023_05/1685270485-6429.jpeg" text:style-name="Internet_20_link" text:visited-style-name="Visited_20_Internet_20_Link">
<draw:frame draw:style-name="fr1" draw:name="Image132" text:anchor-type="as-char" svg:width="6.9236in" svg:height="3.956343in" draw:z-index="0">
<draw:image xlink:href="../Images/yкринформ/2023-05-28T13-42-47-03-00/630_360_1685270485-6429.jpeg" xlink:type="simple" xlink:show="embed" xlink:actuate="onLoad" draw:mime-type="image/jpeg"/>
</draw:frame>
</text:a>
 <text:a xlink:type="simple" xlink:href="https://static.ukrinform.com/photos/2023_05/1685270485-9776.jpeg" text:style-name="Internet_20_link" text:visited-style-name="Visited_20_Internet_20_Link">
</text:a>
"Today, the Kiev motorcycle opens its next season. They are germinism, mobility, promptness," the message reads.</text:p>
      <text:p text:style-name="P4">
The main task of the motorcycle is to arrive at the scene first and professionally fulfill your responsibilities. In particular, providing assistance to the victims during <text:a xlink:type="simple" xlink:href="https://www.ukrinform.ua/tag-dtp" text:style-name="Internet_20_link" text:visited-style-name="Visited_20_Internet_20_Link">
road accident</text:a>
and registration of materials, regulation of the road movement, persecution and stopping of traffic violators, elaboration of messages on hot pursuit.</text:p>
      <text:p text:style-name="P4">
"That is why the motorcycleman must not only skillfully manage the iron horse, but also be a specialist in his field. So let's meet them on the roadshole again!" - stressed in the patrol police.</text:p>
      <text:p text:style-name="P4">
<text:span text:style-name="T4">
 Read also: </text:span>
 [in Kiev there was an anniversary run under chestnuts]](https://www.ukrinform.ua/rubric-kyiv/3715185-u-kievi-vidbuvsa-uvilejnij-probig-pid-kastanami.html)As reported by Ukrinform, in May on Kyiv Street they returned <text:a xlink:type="simple" xlink:href="https://www.ukrinform.ua/rubric-kyiv/3709519-na-vulici-kieva-povernulis-velopatrul-ta-kinna-policia.html" text:style-name="Internet_20_link" text:visited-style-name="Visited_20_Internet_20_Link">
cycling of Takinna police</text:a>
 .</text:p>
      <text:p text:style-name="P4">
News Source: <text:a xlink:type="simple" xlink:href="https://www.ukrinform.ua/rubric-kyiv/3715217-na-vulici-kieva-povertaetsa-motopatrul.html" text:style-name="Internet_20_link" text:visited-style-name="Visited_20_Internet_20_Link">
https://www.ukrinform.ua/rubric-kyiv/3715217-na-vulici-kieva-povertaetsa-motopatrul.html</text:a>
</text:p>
      <!--NEWS-->
      <text:h text:style-name="P10" text:outline-level="1">
<text:span text:style-name="T4">
At the beginning of the week Ukraine will warm up to +24 °</text:span>
</text:h>
      <text:p text:style-name="P4">
Authors: Ukrinform (Person)</text:p>
      <text:p text:style-name="P4">
Publisher: Укринформ (Organization)</text:p>
      <text:p text:style-name="P4">
Published Time: 2023-05-28T13:45:00+03:00</text:p>
      <text:p text:style-name="P4">
Modified Time: 2023-05-28T13:45:00+03:00</text:p>
      <text:p text:style-name="P4">
Description: On Monday, May 29, the overwhelming part of Ukraine will be dry, only in the south, southeast, and in the afternoon and in the Carpathians and in Transcarpathia, there will be short rain and thunderstorm. - Ukrinform.</text:p>
      <text:p text:style-name="P4">
Images: ['<text:a xlink:type="simple" xlink:href="https://static.ukrinform.com/photos/2023_05/thumb_files/630_360_1684592956-913.jpg" text:style-name="Internet_20_link" text:visited-style-name="Visited_20_Internet_20_Link">
630_360_16845...</text:a>
']</text:p>
      <text:p text:style-name="P4">
Tags: ['Погода', 'Тепло', 'Весна']</text:p>
      <text:p text:style-name="P4">
Type: Article</text:p>
      <!--METADATA-->
      <text:p text:style-name="P4">
<draw:frame draw:style-name="fr1" draw:name="Image134" text:anchor-type="as-char" svg:width="6.9236in" svg:height="3.956343in" draw:z-index="0">
<draw:image xlink:href="../Images/yкринформ/2023-05-28T13-45-00-03-00/630_360_1684592956-913.jpg" xlink:type="simple" xlink:show="embed" xlink:actuate="onLoad" draw:mime-type="image/jpeg"/>
</draw:frame>
Infant, on May 29, the overwhelming part of Ukraine will be dry, only south, southeast, and in the afternoon and in the Carpathians and Transcarpathia, there will be short -term rain and thunderstorm.</text:p>
      <text:p text:style-name="P4">
Ukrinform was reported at the Ukrainian Hydrometeorological Center.</text:p>
      <text:p text:style-name="P4">
"The changing cloudy. In the south, southeast of the country, afternoon and in <text:a xlink:type="simple" xlink:href="https://www.ukrinform.ua/tag-karpati" text:style-name="Internet_20_link" text:visited-style-name="Visited_20_Internet_20_Link">
Carpathians</text:a>
and in Transcarpathia in places of short -lived yield, thunderstorms; in the rest of the territory without precipitation. The wind is mainly northeast, 5-10 m/s. Temperature at night 7-12 °, in the southern part 11-16 °; In the daytime 19-24 °, Vacarpathians 15-20 ° ",-the forecasters say.</text:p>
      <text:p text:style-name="P4">
According to their forecast, in Kyiv and Kyiv region, May 29 predominant cloudiness, without precipitation. The temperature in the capital at night is about 10 °, in the afternoon21-23 °; In the region there will be 7-12 ° at night, 19-24 ° in the afternoon.</text:p>
      <text:p text:style-name="P4">
The changing cloudiness will be maintained in the last two days of May. In the south, eastern, places in the western, in the afternoon on May 31 and in the northern tacentral regions, short -term rain and thunderstorm are expected.</text:p>
      <text:p text:style-name="P4">
May 30 at night 7-12 °, in the south to 16 °, in the afternoon 21-26 °, in the east part 17-22 °; May 31 in Ukraine at night 10-15 °, in the afternoon 19-24 °.</text:p>
      <text:p text:style-name="P4">
In the capital region and Kiev these days will be without precipitation, only in the afternoon on May 31 will there will be short -term rain, thunderstorm. The temperature in the region on May 30 will be 7-12 °, in the afternoon 21-26 °; May 31 at night 10-15 °, in the afternoon 19-24 °. On May 30, the thermometer columns will show 9-11 ° at night, 23-25 ° in the afternoon; 31 grams will be 12-14 ° at night, 21-23 ° in the afternoon.</text:p>
      <text:p text:style-name="P4">
<text:span text:style-name="T4">
 Read also: </text:span>
 <text:a xlink:type="simple" xlink:href="https://www.ukrinform.ua/rubric-world/3711348-bils-ak-polovina-velikih-ozer-svitu-visihaut-cerez-zmini-klimatu.html" text:style-name="Internet_20_link" text:visited-style-name="Visited_20_Internet_20_Link">
more than half of the large lakes of the world dry through climate change</text:a>
In the first days of summer, significant precipitation is not expected in Ukraine, only in the afternoon on June 1 in the eastern and northeastern regions, on June 2 in Transcarpathia and Prykarpattya, a light short-term rain, in places of thunderstorms.</text:p>
      <text:p text:style-name="P4">
The temperature at night will be 10-16 °, on June 1 in the western and northernblasts 7-12 °; On June 1 in Ukraine 18-23 °, June 2, 21-26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population worldwide suffers from extreme -gurgical and climatic phenomena - WMO</text:a>
</text:p>
      <text:p text:style-name="P4">
News Source: <text:a xlink:type="simple" xlink:href="https://www.ukrinform.ua/rubric-regions/3715220-na-pocatku-tizna-ukrainu-progrie-do-24.html" text:style-name="Internet_20_link" text:visited-style-name="Visited_20_Internet_20_Link">
https://www.ukrinform.ua/rubric-regions/3715220-na-pocatku-tizna-ukrainu-progrie-do-24.html</text:a>
</text:p>
      <!--NEWS-->
      <text:h text:style-name="P10" text:outline-level="1">
<text:span text:style-name="T4">
Dnipro, Dnipropetrovsk region, Kharkiv, Kharkiv region, Poltava region (19:55). Red Aller ...</text:span>
</text:h>
      <text:p text:style-name="P4">
Authors: liveuamap (Language: en)</text:p>
      <text:p text:style-name="P4">
Time: 2023-05-28T13:55:00</text:p>
      <text:p text:style-name="P4">
Location: Dnipro (Latitude:48.46003 Longtitude:35.03924)</text:p>
      <text:p text:style-name="P4">
Videos: []</text:p>
      <text:p text:style-name="P4">
Images: []</text:p>
      <text:p text:style-name="P4">
Tags: ["Europe", "Central and Eastern Europe"]</text:p>
      <text:p text:style-name="P4">
Id: 22565965</text:p>
      <!--METADATA-->
      <text:p text:style-name="P4">
Dnipro, Dnipropetrovsk region, Kharkiv, Kharkiv region, Poltava region(19:55). Red Alert: aerial threat. Sirens sounding. Take cover now!</text:p>
      <text:p text:style-name="P4">
News Collection Link: <text:a xlink:type="simple" xlink:href="https://liveuamap.com/en/2023/28-may-dnipro-dnipropetrovska-oblast-kharkiv-g-6837" text:style-name="Internet_20_link" text:visited-style-name="Visited_20_Internet_20_Link">
https://liveuamap.com/en/2023/28-may-dnipro-dnipropetrovska-oblast-kharkiv-g-6837</text:a>
</text:p>
      <text:p text:style-name="P4">
News Source: <text:a xlink:type="simple" xlink:href="https://t.me/air_alert_ua/46709" text:style-name="Internet_20_link" text:visited-style-name="Visited_20_Internet_20_Link">
https://t.me/air_alert_ua/46709</text:a>
</text:p>
      <!--NEWS-->
      <text:h text:style-name="P10" text:outline-level="1">
<text:span text:style-name="T4">
Zaporizka Oblast(19:55). Red Alert: aerial threat. Sirens sounding. Take cover now!</text:span>
</text:h>
      <text:p text:style-name="P4">
Authors: liveuamap (Language: en)</text:p>
      <text:p text:style-name="P4">
Time: 2023-05-28T13:56:00</text:p>
      <text:p text:style-name="P4">
Location: Zaporizka Oblast (Latitude:47.610911 Longtitude:35.764771)</text:p>
      <text:p text:style-name="P4">
Videos: []</text:p>
      <text:p text:style-name="P4">
Images: []</text:p>
      <text:p text:style-name="P4">
Tags: ["Europe", "Central and Eastern Europe"]</text:p>
      <text:p text:style-name="P4">
Id: 22565966</text:p>
      <!--METADATA-->
      <text:p text:style-name="P4">
Zaporizhzhia region(19:55). Red Alert: aerial threat. Sirens sounding. Take covernow!</text:p>
      <text:p text:style-name="P4">
News Collection Link: <text:a xlink:type="simple" xlink:href="https://liveuamap.com/en/2023/28-may-zaporizka-oblast1955-red-alert-aerial-g" text:style-name="Internet_20_link" text:visited-style-name="Visited_20_Internet_20_Link">
https://liveuamap.com/en/2023/28-may-zaporizka-oblast1955-red-alert-aerial-g</text:a>
</text:p>
      <text:p text:style-name="P4">
News Source: <text:a xlink:type="simple" xlink:href="https://t.me/suspilnezaporizhzhya/13140" text:style-name="Internet_20_link" text:visited-style-name="Visited_20_Internet_20_Link">
https://t.me/suspilnezaporizhzhya/13140</text:a>
</text:p>
      <!--NEWS-->
      <text:h text:style-name="P10" text:outline-level="1">
<text:span text:style-name="T4">
The development of Bukovina scientists is used to master the moon</text:span>
</text:h>
      <text:p text:style-name="P4">
Authors: Ukrinform (Person)</text:p>
      <text:p text:style-name="P4">
Publisher: Укринформ (Organization)</text:p>
      <text:p text:style-name="P4">
Published Time: 2023-05-28T14:08:00+03:00</text:p>
      <text:p text:style-name="P4">
Modified Time: 2023-05-28T14:08:00+03:00</text:p>
      <text:p text:style-name="P4">
Description: Scientific development of the Institute of Thermoelectric Science of the NAS and the Ministry of Education and Science of Ukraine is used for the development of the moon, as well as in other international programs and space technologies. - Ukrinform.</text:p>
      <text:p text:style-name="P4">
Images: ['<text:a xlink:type="simple" xlink:href="https://static.ukrinform.com/photos/2023_05/thumb_files/630_360_1685271923-577.jpg" text:style-name="Internet_20_link" text:visited-style-name="Visited_20_Internet_20_Link">
630_360_16852...</text:a>
']</text:p>
      <text:p text:style-name="P4">
Tags: ['Місяць', 'Наука', 'Технології', 'Чернівці']</text:p>
      <text:p text:style-name="P4">
Type: Article</text:p>
      <!--METADATA-->
      <text:p text:style-name="P4">
<draw:frame draw:style-name="fr1" draw:name="Image135" text:anchor-type="as-char" svg:width="6.9236in" svg:height="3.956343in" draw:z-index="0">
<draw:image xlink:href="../Images/yкринформ/2023-05-28T14-08-00-03-00/630_360_1685271923-577.jpg" xlink:type="simple" xlink:show="embed" xlink:actuate="onLoad" draw:mime-type="image/jpeg"/>
</draw:frame>
 Науковірозробки Інституту термоелектрики НАН та Міністерства освіти і науки Українивикористовують для освоєння Місяця, а також в інших міжнародних програмах такосмічних технологіях.</text:p>
      <text:p text:style-name="P4">
Про це у <text:a xlink:type="simple" xlink:href="https://www.facebook.com/CVoda/posts/pfbid0nv8xrP1GDTSD3sXtjv4zjL59dvv9wxmZmL4sNhgbiydYHd8PPhsoAvoyY37Cu9Pel" text:style-name="Internet_20_link" text:visited-style-name="Visited_20_Internet_20_Link">
 Фейсбуці</text:a>
The Chernivtsi Ova reported, Ukrinform reports.</text:p>
      <text:p text:style-name="P4">
“The development of technology is always a progress forward. Bukovina scientists take some time in prestigious international programs, including space programs. The institution is involved in the Japanese Development Program <text:a xlink:type="simple" xlink:href="https://www.ukrinform.ua/tag-misac" text:style-name="Internet_20_link" text:visited-style-name="Visited_20_Internet_20_Link">
month</text:a>
He also provides the EU space programs with thermoelectric devices, which are already installed on more than 450 space objects, ” - said Chernivtsi Ova Ova Ruslan Zalaniuk.</text:p>
      <text:p text:style-name="P4">
He emphasized that the Institute of Thermoelectric Science of the National Academy of Sciences of Taministerism of Education and Science of Ukraine, which works in Chernivtsi, has developed more than 50 thermoelectric devices, structures and technologies that are protected by more than 200 patents.</text:p>
      <text:p text:style-name="P4">
“It is a huge work and image of our country in scientific circles. Consider supporting scientific innovations in the regional educational development program, ”the Ova chairman added.</text:p>
      <text:p text:style-name="P4">
<text:span text:style-name="T4">
 Read also: </text:span>
 <text:a xlink:type="simple" xlink:href="https://www.ukrinform.ua/rubric-technology/3712292-kitaj-zapustiv-novi-suputniki-dla-kosmicnih-doslidzen.html" text:style-name="Internet_20_link" text:visited-style-name="Visited_20_Internet_20_Link">
China has launched new satellites for space research</text:a>
It is known, <text:a xlink:type="simple" xlink:href="http://ite.inst.cv.ua/" text:style-name="Internet_20_link" text:visited-style-name="Visited_20_Internet_20_Link">
Institute of Thermoelectricity</text:a>
-State Research Organization of the National Academy of Sciences of the Insurance of Education and Science of Ukraine, which is engaged in thermoelectricity-one of the spiritual areas of science and technology. On December 11, 1990, the Council of Ministers of the Ukrainian SSR decided to create in the city of Chernivtsi the Institute of Thermoelectrics by the Design Bureau and experienced production of double subordination - the Academy of Sciences of Ukraine and the Ministry of Higher and Secondary Special Education of Ukraine. At the initiative of the institution, in 1994, they created an International Tormoelectric Academy, which combined leading experts in thermoelectrivite to concentrate their potential to solve priority tasks and develops and manufactures and manufactures thermal electric equipment for different industries.</text:p>
      <text:p text:style-name="P4">
<text:span text:style-name="T5">
Foto: Chernivtsi Regional Military Administration</text:span>
</text:p>
      <text:p text:style-name="P4">
News Source: <text:a xlink:type="simple" xlink:href="https://www.ukrinform.ua/rubric-technology/3715224-rozrobki-bukovinskih-vcenih-vikoristovuut-dla-osvoenna-misaca.html" text:style-name="Internet_20_link" text:visited-style-name="Visited_20_Internet_20_Link">
https://www.ukrinform.ua/rubric-technology/3715224-rozrobki-bukovinskih-vcenih-vikoristovuut-dla-osvoenna-misaca.html</text:a>
</text:p>
      <!--NEWS-->
      <text:h text:style-name="P10" text:outline-level="1">
<text:span text:style-name="T4">
Missile strikes reported at Yuryivka near Mariupol</text:span>
</text:h>
      <text:p text:style-name="P4">
Authors: liveuamap (Language: en)</text:p>
      <text:p text:style-name="P4">
Time: 2023-05-28T14:16:59</text:p>
      <text:p text:style-name="P4">
Location: Mariupol (Latitude:46.94059 Longtitude:37.20883)</text:p>
      <text:p text:style-name="P4">
Videos: []</text:p>
      <text:p text:style-name="P4">
Images: ["<text:a xlink:type="simple" xlink:href="https://liveuamap.com/pics/2023/05/28/22565968_1.jpg" text:style-name="Internet_20_link" text:visited-style-name="Visited_20_Internet_20_Link">
22565968_1.jpg</text:a>
"]</text:p>
      <text:p text:style-name="P4">
Tags: []</text:p>
      <text:p text:style-name="P4">
Id: 22565968</text:p>
      <!--METADATA-->
      <text:p text:style-name="P4">
Missile strikes reported at Yuryivka near Mariupol</text:p>
      <text:p text:style-name="P4">
<draw:frame draw:style-name="fr1" draw:name="Image136" text:anchor-type="as-char" svg:width="5.625in" svg:height="10.0in" draw:z-index="0">
<draw:image xlink:href="../Images/liveuamap/2023-05-28T14-16-59/22565968_1.jpg" xlink:type="simple" xlink:show="embed" xlink:actuate="onLoad" draw:mime-type="image/jpeg"/>
</draw:frame>
News Collection Link: <text:a xlink:type="simple" xlink:href="https://liveuamap.com/en/2023/28-may-missile-strikes-reported-at-yuryivka-near-mariupol" text:style-name="Internet_20_link" text:visited-style-name="Visited_20_Internet_20_Link">
https://liveuamap.com/en/2023/28-may-missile-strikes-reported-at-yuryivka-near-mariupol</text:a>
</text:p>
      <text:p text:style-name="P4">
News Source: <text:a xlink:type="simple" xlink:href="https://t.me/mariupolnow/29813" text:style-name="Internet_20_link" text:visited-style-name="Visited_20_Internet_20_Link">
https://t.me/mariupolnow/29813</text:a>
</text:p>
      <!--NEWS-->
      <text:h text:style-name="P10" text:outline-level="1">
<text:span text:style-name="T4">
Increased activity of Russian aviation. Several bombers reported airborne</text:span>
</text:h>
      <text:p text:style-name="P4">
Authors: liveuamap (Language: en)</text:p>
      <text:p text:style-name="P4">
Time: 2023-05-28T14:20:46</text:p>
      <text:p text:style-name="P4">
Location: Russia (Latitude:48.01932 Longtitude:42.95654)</text:p>
      <text:p text:style-name="P4">
Videos: []</text:p>
      <text:p text:style-name="P4">
Images: []</text:p>
      <text:p text:style-name="P4">
Tags: ["Russia", "Central and Eastern Europe"]</text:p>
      <text:p text:style-name="P4">
Id: 22565970</text:p>
      <!--METADATA-->
      <text:p text:style-name="P4">
Increased activity of Russian aviation. Several bombers reported airborne</text:p>
      <text:p text:style-name="P4">
News Collection Link: <text:a xlink:type="simple" xlink:href="https://liveuamap.com/en/2023/28-may-increased-activity-of-russian-aviation-several-bombers" text:style-name="Internet_20_link" text:visited-style-name="Visited_20_Internet_20_Link">
https://liveuamap.com/en/2023/28-may-increased-activity-of-russian-aviation-several-bombers</text:a>
</text:p>
      <text:p text:style-name="P4">
News Source: <text:a xlink:type="simple" xlink:href="https://t.me/kievreal1/42006" text:style-name="Internet_20_link" text:visited-style-name="Visited_20_Internet_20_Link">
https://t.me/kievreal1/42006</text:a>
</text:p>
      <!--NEWS-->
      <text:h text:style-name="P10" text:outline-level="1">
<text:span text:style-name="T4">
In Vienna there was a "mileage under chestnuts"</text:span>
</text:h>
      <text:p text:style-name="P4">
Authors: Ukrinform (Person)</text:p>
      <text:p text:style-name="P4">
Publisher: Укринформ (Organization)</text:p>
      <text:p text:style-name="P4">
Published Time: 2023-05-28T14:33:35+03:00</text:p>
      <text:p text:style-name="P4">
Modified Time: 2023-05-28T14:33:35+03:00</text:p>
      <text:p text:style-name="P4">
Description: The Ukrainian community of Vienna on Sunday joined the charity "Mitigation under Chestnuts", running together with compatriots in Ukraine and other countries of the world for the sake of young patients of the Center for Pediatric Cardiology and Cardiac surgery of the Ministry of Health of Ukraine. - Ukrinform.</text:p>
      <text:p text:style-name="P4">
Images: ['<text:a xlink:type="simple" xlink:href="https://static.ukrinform.com/photos/2023_05/thumb_files/630_360_1685272962-9098.jpeg" text:style-name="Internet_20_link" text:visited-style-name="Visited_20_Internet_20_Link">
630_360_16852...</text:a>
']</text:p>
      <text:p text:style-name="P4">
Tags: ['Україна', 'Благодійність', 'Забіг', 'Відень']</text:p>
      <text:p text:style-name="P4">
Type: Article</text:p>
      <!--METADATA-->
      <text:p text:style-name="P4">
<draw:frame draw:style-name="fr1" draw:name="Image137" text:anchor-type="as-char" svg:width="6.9236in" svg:height="3.956343in" draw:z-index="0">
<draw:image xlink:href="../Images/yкринформ/2023-05-28T14-33-35-03-00/630_360_1685272962-9098.jpeg" xlink:type="simple" xlink:show="embed" xlink:actuate="onLoad" draw:mime-type="image/jpeg"/>
</draw:frame>
Українська громада Відня у неділю долучилася до благодійного «Пробігу підкаштанами», пробігши спільно зі співвітчизниками в Україні та інших країнахсвіту заради маленьких пацієнтів Центру дитячої кардіології та кардіохірургіїМОЗ України.</text:p>
      <text:p text:style-name="P4">
Про це повідомляє власний кореспондент Укрінформу в Австрії.</text:p>
      <text:p text:style-name="P4">
Забіг відбувався у прямому сенсі під каштанами – саме ці дерева рясновисаджені вздовж алеї у парку Пратерштерн, де й відбувався забіг.</text:p>
      <text:p text:style-name="P4">
Дорослі учасники долали дистанції у п’ять та два кілометри. Для наймолодшихбула можливість пробігти 500 метрів.</text:p>
      <text:p text:style-name="P4">
Багато учасників були одягнуті у вишиванки та мали з собою українськусимволіку, тим самим ідентифікуючи себе та привертаючи увагу відвідувачівпарку до триваючої війни РФ проти України.</text:p>
      <text:p text:style-name="P4">
«Ювілейний 30-й «Пробіг під каштанами» проходить у Відні на тему «Пробіг там,де ти». Зараз усі ми знаходимося тут, у Відні, тимчасово, і хочемо повернутисядодому. Ми усі хочемо, щоб Україна перемогла у цій війні. І ми маємо надію, щонаступні пробіги будемо робити вже в Україні – під каштанами у Києві на ДеньКиєва", - повідомила у коментарі кореспонденту агентства організатор пробігу уВідні Олена Листопад, яка є учасницею «Пробігу під каштанами» з 2014 року.</text:p>
      <text:p text:style-name="P4">
</text:p>
      <text:p text:style-name="P4">
<text:span text:style-name="T4">
 Read also: </text:span>
 <text:a xlink:type="simple" xlink:href="https://www.ukrinform.ua/rubric-diaspora/3705787-u-vidni-vidbuvsa-blagodijnij-vulicnij-festival-na-pidtrimku-ukraini.html" text:style-name="Internet_20_link" text:visited-style-name="Visited_20_Internet_20_Link">
in Vienna there was a charity street festival of drinking Ukraine</text:a>
As reported by Ukrinform, on May 28, the anniversary, the thirtieth, "run under chestnuts" passes. As a result, the event takes place in an online format-the participants will join the action from any safe city of or Ukraine.</text:p>
      <text:p text:style-name="P4">
The purpose of the event is to raise UAH 1 million for the needs of the Pediatric Cardiology Center Icardochia Surgery of the Ministry of Health of Ukraine, and funds will be raised in vehicles for vehicles for transportation of wounded in the war zones and prifront.</text:p>
      <text:p text:style-name="P4">
Registered and made <text:a xlink:type="simple" xlink:href="https://www.ukrinform.ua/tag-blagodijnist" text:style-name="Internet_20_link" text:visited-style-name="Visited_20_Internet_20_Link">
charity</text:a>
Contributions of more than 100 corporate teams. Among them is a team of Ukrainian. In total, more than 6,000 people in Ukraine and the world have submitted applications for the mileage.</text:p>
      <text:p text:style-name="P4">
News Source: <text:a xlink:type="simple" xlink:href="https://www.ukrinform.ua/rubric-diaspora/3715227-u-vidni-projsov-probig-pid-kastanami.html" text:style-name="Internet_20_link" text:visited-style-name="Visited_20_Internet_20_Link">
https://www.ukrinform.ua/rubric-diaspora/3715227-u-vidni-projsov-probig-pid-kastanami.html</text:a>
</text:p>
      <!--NEWS-->
      <text:h text:style-name="P10" text:outline-level="1">
<text:span text:style-name="T4">
Conversation with the Russians will only start after the withdrawal of troops from Ukraine - Podolyak</text:span>
</text:h>
      <text:p text:style-name="P4">
Authors: Ukrinform (Person)</text:p>
      <text:p text:style-name="P4">
Publisher: Укринформ (Organization)</text:p>
      <text:p text:style-name="P4">
Published Time: 2023-05-28T14:33:43+03:00</text:p>
      <text:p text:style-name="P4">
Modified Time: 2023-05-28T14:33:43+03:00</text:p>
      <text:p text:style-name="P4">
Description: Advisor to the head of the Presidential Office of Ukraine Mykhailo Podolyak stated that any compromise with Russia is a direct path to the next stages of the war, escalation, a significant strengthening of the role of global terrorism. - Ukrinform.</text:p>
      <text:p text:style-name="P4">
Images: ['<text:a xlink:type="simple" xlink:href="https://static.ukrinform.com/photos/2022_11/thumb_files/630_360_1669378288-941.jpg" text:style-name="Internet_20_link" text:visited-style-name="Visited_20_Internet_20_Link">
630_360_16693...</text:a>
']</text:p>
      <text:p text:style-name="P4">
Tags: ['Подоляк', 'Війна з Росією', 'Формула миру']</text:p>
      <text:p text:style-name="P4">
Type: Article</text:p>
      <!--METADATA-->
      <text:p text:style-name="P4">
<draw:frame draw:style-name="fr1" draw:name="Image139" text:anchor-type="as-char" svg:width="6.9236in" svg:height="3.956343in" draw:z-index="0">
<draw:image xlink:href="../Images/yкринформ/2023-05-28T14-33-43-03-00/630_360_1669378288-941.jpg" xlink:type="simple" xlink:show="embed" xlink:actuate="onLoad" draw:mime-type="image/jpeg"/>
</draw:frame>
Advisor to the Presidential Office of Ukraine Mikhail Podolyak stated that any compromise with Russia is a direct path to the next stages of war, escalation, a significant strengthening of the role of global terrorism.</text:p>
      <text:p text:style-name="P4">
According to Ukrinform, Podolyak said in an interview with the Italian edition of Larepubblica, reports <text:a xlink:type="simple" xlink:href="http://www.president.gov.ua/news/bud-yakij-kompromis-iz-rosiyeyu-ce-pryamij-shlyah-do-nastupn-83205" text:style-name="Internet_20_link" text:visited-style-name="Visited_20_Internet_20_Link">
Presidential Office</text:a>
.</text:p>
      <text:p text:style-name="P4">
“First, the Russian Federation will have a conversation about the true conditions of the end of the war exclusively on the battlefield. And after such a "conversation" offered by our armory forces, she will not have a choice. Secondly, the formula of peace will be attached to the world democratic community, which fixes the logistics of the only possible end of the war, ”Podolyak said.</text:p>
      <text:p text:style-name="P4">
In addition, he said, after all the large -scale destruction and murder, which was made in Ukraine, Ukrainians are not compromised with the Kremlin.</text:p>
      <text:p text:style-name="P4">
The adviser to the head of the Presidential Office reminded that for almost nine years, the Ukrainian has been reaching out at the negotiation table, but as a result, it received a full -scale war, which has not seen a world since the Second World War.</text:p>
      <text:p text:style-name="P4">
"Any compromise with the Russian Federation is a direct path to the next stages of war, escalation, a significant strengthening of the role of global terrorism. The main point of the peace plan is the withdrawal of Russian troops from Ukraine. The conversations of the Russians will only start after that, ”Podolyak emphasized.</text:p>
      <text:p text:style-name="P4">
According to him, there are no other real plans, except the Ukrainian formula of peace, and Kiev will not accept other proposals because they are provided with the support of the Russian Federation.</text:p>
      <text:p text:style-name="P4">
“Any other initiative today is an attempt to sell the Russian plan, the declulic moment is an immediate ceasefire, but without the withdrawal of the Russian Occupation Group. This is a completely unacceptable position, not aimed at peace, ana security, in fact, victory of Russia. And most importantly - why to generally to break the initiatives, which stands for the figures of the Russians and their unwillingness to the brothers responsibility for enormous crimes against humanity? ” - emphasized the head of the Presidential Office.</text:p>
      <text:p text:style-name="P4">
<text:span text:style-name="T4">
 Read also: </text:span>
 <text:a xlink:type="simple" xlink:href="https://www.ukrinform.ua/rubric-world/3714932-kitajskij-specposlanec-poizdkou-do-moskvi-zaversiv-svou-misiu.html" text:style-name="Internet_20_link" text:visited-style-name="Visited_20_Internet_20_Link">
Chinese specialist in Moscow has completed its monthly</text:a>
</text:p>
      <text:p text:style-name="P4">
Як зазначив Подоляк, українська формула миру – це основа запланованих мирнихпереговорів, а учасники саміту можуть доповнити своїми корисними ідеями. Алеключовим моментом є перший пункт – вихід Російської Федерації з усієїтериторії України, включно з Донбасом і Кримом.</text:p>
      <text:p text:style-name="P4">
«Сьогодні лідери світової демократії як ніколи єдині у розумінні природивійни, позиції Росії та правильного шляху припинення війни. Ми розуміємо, якіінструменти для цього потрібні: зброя, правовий механізм притягнення довідповідальності за злочин агресії, репарації та відновлення, відкритий обмінполоненими й повернення депортованих громадян. Головне – військова поразкаРосії й неодмінне повернення нам окупованих територій», – переконаний радниккерівника Офісу Глави держави.</text:p>
      <text:p text:style-name="P4">
За словами Подоляка, над проведенням мирного саміту працюють представникиУкраїни, країн G7 та Північної Європи. Коло учасників поступово розширюється,тож очікується участь десятків держав демократичного світу. Приєднатися можутьусі країни, зацікавлені у поверненні світу до справедливих глобальних правил,до міжнародного права й поваги до суверенітету держав.</text:p>
      <text:p text:style-name="P4">
Відповідаючи на запитання про те, чи Росія буде учасником майбутнього мирногосаміту, радник керівника Офісу Президента сказав: «А який сенс кудисьзапрошувати росіян після того, як вони навмисне нападають на іншу країну,навмисне порушують міжнародне право, навмисне обстрілюють мирне населенняракетами? Росіяни абсолютно не готові визнавати свою причетність довеликомасштабного злочину та використовують будь-який міжнародний майданчиквиключно для поширення своєї ненависті».</text:p>
      <text:p text:style-name="P4">
Щодо будь-яких вимог стосовно членства України в міжнародних організаціях, яківисуває Російська Федерація, то, як наголосив Подоляк, лише український народсамостійно визначить своє майбутнє, членство в міжнародних організаціях ібезпекових об’єднаннях.</text:p>
      <text:p text:style-name="P4">
«Суверенітет Росії поширюється виключно на територію Росії в межах міжнародновизнаних кордонів», – зауважив він.</text:p>
      <text:p text:style-name="P4">
На думку радника керівника Офісу Президента, спільний кордон із державою-агресором, яка понад дев’ять років веде війну проти України, вимагає посиленнямілітаризації з метою стримування її агресивних настроїв.</text:p>
      <text:p text:style-name="P4">
<text:span text:style-name="T4">
Читайте також:</text:span>
 <text:a xlink:type="simple" xlink:href="https://www.ukrinform.ua/rubric-ato/3713943-podolak-pro-kontrnastup-ce-desatki-riznih-dij-na-riznih-napramkah-aki-vze-vidbuvautsa.html" text:style-name="Internet_20_link" text:visited-style-name="Visited_20_Internet_20_Link">
 <text:span text:style-name="T4">
Подоляк</text:span>
 про контрнаступ: Це десятки дій на різнихнапрямках, які вже відбуваються </text:a>
</text:p>
      <text:p text:style-name="P4">
Speaking of whether the war can end this year, the adviser to the head of the office of the office expressed the opinion that it is possible if sufficiently necessary weapons were arrived in time. In this context, he noted that Ukraine, as Iranian, lacks shells, long -range missiles, and modern -line launchers are also needed.</text:p>
      <text:p text:style-name="P4">
<text:span text:style-name="T4">
 Read also: </text:span>
 <text:a xlink:type="simple" xlink:href="https://www.ukrinform.ua/rubric-polytics/3710440-podolak-skazav-aki-mozlivosti-zakrie-dla-rosii-status-krainiterorista.html" text:style-name="Internet_20_link" text:visited-style-name="Visited_20_Internet_20_Link">
<text:span text:style-name="T4">
 Podolyak </text:span>
 said what opportunities will close for the Russian Status of the Terroist country</text:a>
As reported by Ukrinform, in the Presidential Office <text:a xlink:type="simple" xlink:href="https://www.ukrinform.ua/rubric-polytics/3714941-v-op-vidreaguvali-na-zaavi-mzs-rf-pro-umovi-pripinenna-bojovih-dij.html" text:style-name="Internet_20_link" text:visited-style-name="Visited_20_Internet_20_Link">
reacted</text:a>
On the statement of the Ministry of Foreign Affairs of the Russian Federation on the "conditions" of termination of hostilities.</text:p>
      <text:p text:style-name="P4">
News Source: <text:a xlink:type="simple" xlink:href="https://www.ukrinform.ua/rubric-polytics/3715228-rozmova-z-rosianami-pocnetsa-lise-pisla-vivedenna-vijsk-z-ukraini-podolak.html" text:style-name="Internet_20_link" text:visited-style-name="Visited_20_Internet_20_Link">
https://www.ukrinform.ua/rubric-polytics/3715228-rozmova-z-rosianami-pocnetsa-lise-pisla-vivedenna-vijsk-z-ukraini-podolak.html</text:a>
</text:p>
      <!--NEWS-->
      <text:h text:style-name="P10" text:outline-level="1">
<text:span text:style-name="T4">
In the state of New Mexico there was a shooting during a motorcycle-three dead</text:span>
</text:h>
      <text:p text:style-name="P4">
Authors: Ukrinform (Person)</text:p>
      <text:p text:style-name="P4">
Publisher: Укринформ (Organization)</text:p>
      <text:p text:style-name="P4">
Published Time: 2023-05-28T14:39:00+03:00</text:p>
      <text:p text:style-name="P4">
Modified Time: 2023-05-28T14:39:00+03:00</text:p>
      <text:p text:style-name="P4">
Description: In the United States, during a motorcycle market in River River, New Mexico, a shooting occurred, which resulted in at least three people killed and five were injured. - Ukrinform.</text:p>
      <text:p text:style-name="P4">
Images: ['<text:a xlink:type="simple" xlink:href="https://static.ukrinform.com/photos/2023_05/thumb_files/630_360_1685273819-893.jpg" text:style-name="Internet_20_link" text:visited-style-name="Visited_20_Internet_20_Link">
630_360_16852...</text:a>
']</text:p>
      <text:p text:style-name="P4">
Tags: ['США', 'Стрілянина', 'Загибель', 'автомотопробіг ']</text:p>
      <text:p text:style-name="P4">
Type: Article</text:p>
      <!--METADATA-->
      <text:p text:style-name="P4">
<draw:frame draw:style-name="fr1" draw:name="Image140" text:anchor-type="as-char" svg:width="6.9236in" svg:height="3.956343in" draw:z-index="0">
<draw:image xlink:href="../Images/yкринформ/2023-05-28T14-39-00-03-00/630_360_1685273819-893.jpg" xlink:type="simple" xlink:show="embed" xlink:actuate="onLoad" draw:mime-type="image/jpeg"/>
</draw:frame>
In the United States, during the Mottobig to River River, New Mexico, a shooting occurred, as a result of at least three people died and five were injured.</text:p>
      <text:p text:style-name="P4">
About it reports <text:a xlink:type="simple" xlink:href="https://edition.cnn.com/2023/05/28/us/red-river-new-mexico-shooting/index.html" text:style-name="Internet_20_link" text:visited-style-name="Visited_20_Internet_20_Link">
CNN</text:a>
, reports Ukrinform.</text:p>
      <text:p text:style-name="P4">
According to the mayor Linda Kalhun, <text:a xlink:type="simple" xlink:href="https://www.ukrinform.ua/tag-strilanina" text:style-name="Internet_20_link" text:visited-style-name="Visited_20_Internet_20_Link">
shooting</text:a>
The members of the biker gangs were arranged. Involved in the incident.</text:p>
      <text:p text:style-name="P4">
Five wounded were hospitalized.</text:p>
      <text:p text:style-name="P4">
Kalhun notes that the investigation of the incident is ongoing and the outsiders should be prohibited to the crime scene, and local businesses should be about Sunday.</text:p>
      <text:p text:style-name="P4">
In the city of Taos, which is 65 kilometers from the editor, a curfew was reported through the shooting, during which the sale of alcohol was merasored.</text:p>
      <text:p text:style-name="P4">
<text:span text:style-name="T4">
 Read also: </text:span>
 <text:a xlink:type="simple" xlink:href="https://www.ukrinform.ua/rubric-regions/3709678-u-zaporizzi-na-stoanci-avtotransportu-stalasa-strilanina.html" text:style-name="Internet_20_link" text:visited-style-name="Visited_20_Internet_20_Link">
in Zaporozhye in the parking lot of vehicles there was a <text:span text:style-name="T4">
 shooting </text:span>
</text:a>
As reported <text:a xlink:type="simple" xlink:href="https://www.ukrinform.ua/rubric-world/3712073-u-meksici-stalasa-strilanina-na-avtosou-zaginuli-sonajmense-desatero-ludej.html" text:style-name="Internet_20_link" text:visited-style-name="Visited_20_Internet_20_Link">
Ukrinform</text:a>
, in the north of Mexico, in the state of Lower California, at least 10 people were killed and nine were injured as a result of a wave during a car show.</text:p>
      <text:p text:style-name="P4">
<text:span text:style-name="T5">
Foto: Koat/Red River Cam</text:span>
</text:p>
      <text:p text:style-name="P4">
News Source: <text:a xlink:type="simple" xlink:href="https://www.ukrinform.ua/rubric-world/3715229-u-stati-numeksiko-stalasa-strilanina-pid-cas-motoprobigu-troe-zagiblih.html" text:style-name="Internet_20_link" text:visited-style-name="Visited_20_Internet_20_Link">
https://www.ukrinform.ua/rubric-world/3715229-u-stati-numeksiko-stalasa-strilanina-pid-cas-motoprobigu-troe-zagiblih.html</text:a>
</text:p>
      <!--NEWS-->
      <text:h text:style-name="P10" text:outline-level="1">
<text:span text:style-name="T4">
Luzan won the second "gold" at the Polish stage of the World Cup on Rowing</text:span>
</text:h>
      <text:p text:style-name="P4">
Authors: Ukrinform (Person)</text:p>
      <text:p text:style-name="P4">
Publisher: Укринформ (Organization)</text:p>
      <text:p text:style-name="P4">
Published Time: 2023-05-28T14:42:31+03:00</text:p>
      <text:p text:style-name="P4">
Modified Time: 2023-05-28T14:42:31+03:00</text:p>
      <text:p text:style-name="P4">
Description: Ukrainian Lyudmila Luzan became a two -time winner of the World Cup of Kayak and Canoe, which takes place in Poland (Poland). - Ukrinform.</text:p>
      <text:p text:style-name="P4">
Images: ['<text:a xlink:type="simple" xlink:href="https://static.ukrinform.com/photos/2023_05/thumb_files/630_360_1685274086-723.jpg" text:style-name="Internet_20_link" text:visited-style-name="Visited_20_Internet_20_Link">
630_360_16852...</text:a>
']</text:p>
      <text:p text:style-name="P4">
Tags: ['Кубок світу', 'Веслування на байдарках і каное']</text:p>
      <text:p text:style-name="P4">
Type: Article</text:p>
      <!--METADATA-->
      <text:p text:style-name="P4">
<draw:frame draw:style-name="fr1" draw:name="Image141" text:anchor-type="as-char" svg:width="6.9236in" svg:height="3.956343in" draw:z-index="0">
<draw:image xlink:href="../Images/yкринформ/2023-05-28T14-42-31-03-00/630_360_1685274086-723.jpg" xlink:type="simple" xlink:show="embed" xlink:actuate="onLoad" draw:mime-type="image/jpeg"/>
</draw:frame>
Ukrainian Luzan became a two -time winner(Poland).</text:p>
      <text:p text:style-name="P4">
Спортсменка з Івано-Франківська здобула золоту медаль у каное-одиночці надистанції 500 метрів, передає Укрінформ.</text:p>
      <text:p text:style-name="P4">
Лузан із результатом 2 хвилини 12,92 секунди упевнено випередила срібну табронзову призерок угорку Софію Кішбан (2.16,85)That Croature Vanessa is(2.17,39).</text:p>
      <text:p text:style-name="P4">
<text:span text:style-name="T4">
Читайте також:</text:span>
 <text:a xlink:type="simple" xlink:href="https://www.ukrinform.ua/rubric-sports/3714920-ukrainci-zdobuli-zoloto-ta-bronzu-na-kubku-svitu-z-vesluvanna-na-kanoe.html" text:style-name="Internet_20_link" text:visited-style-name="Visited_20_Internet_20_Link">
 Українці здобули «золото» та «бронзу» на Кубку світу звеслування на каное </text:a>
As reported by Ukrinform, earlier Luzan won gold at a distance of 200 meters.</text:p>
      <text:p text:style-name="P4">
Photo: Getty Images.</text:p>
      <text:p text:style-name="P4">
News Source: <text:a xlink:type="simple" xlink:href="https://www.ukrinform.ua/rubric-sports/3715230-luzan-zdobula-druge-zoloto-na-polskomu-etapi-kubka-svitu-z-vesluvanna.html" text:style-name="Internet_20_link" text:visited-style-name="Visited_20_Internet_20_Link">
https://www.ukrinform.ua/rubric-sports/3715230-luzan-zdobula-druge-zoloto-na-polskomu-etapi-kubka-svitu-z-vesluvanna.html</text:a>
</text:p>
      <!--NEWS-->
      <text:h text:style-name="P10" text:outline-level="1">
<text:span text:style-name="T4">
In Japan developed a homework-assistant with artificial intelligence</text:span>
</text:h>
      <text:p text:style-name="P4">
Authors: Ukrinform (Person)</text:p>
      <text:p text:style-name="P4">
Publisher: Укринформ (Organization)</text:p>
      <text:p text:style-name="P4">
Published Time: 2023-05-28T14:51:00+03:00</text:p>
      <text:p text:style-name="P4">
Modified Time: 2023-05-28T14:51:00+03:00</text:p>
      <text:p text:style-name="P4">
Description: Tokyo startup Preferred Robotics Inc. presented Kachaka's work with artificial intelligence to help at home. - Ukrinform.</text:p>
      <text:p text:style-name="P4">
Images: ['<text:a xlink:type="simple" xlink:href="https://static.ukrinform.com/photos/2023_05/thumb_files/630_360_1685274589-293.jpg" text:style-name="Internet_20_link" text:visited-style-name="Visited_20_Internet_20_Link">
630_360_16852...</text:a>
']</text:p>
      <text:p text:style-name="P4">
Tags: ['Японія', 'робот', 'Технології', 'Штучний інтелект']</text:p>
      <text:p text:style-name="P4">
Type: Article</text:p>
      <!--METADATA-->
      <text:p text:style-name="P4">
<draw:frame draw:style-name="fr1" draw:name="Image142" text:anchor-type="as-char" svg:width="6.9236in" svg:height="3.956343in" draw:z-index="0">
<draw:image xlink:href="../Images/yкринформ/2023-05-28T14-51-00-03-00/630_360_1685274589-293.jpg" xlink:type="simple" xlink:show="embed" xlink:actuate="onLoad" draw:mime-type="image/jpeg"/>
</draw:frame>
Tokyo Startap Preferred Robotics Inc. presented Kachaka's work with an artificial replacement to help at home.</text:p>
      <text:p text:style-name="P4">
As Ukrinform reports, it reports <text:a xlink:type="simple" xlink:href="https://english.kyodonews.net/news/2023/05/ea1de42c8b43-japan-ai-startup-launches-robot-for-home-use.html" text:style-name="Internet_20_link" text:visited-style-name="Visited_20_Internet_20_Link">
Kyodo News</text:a>
.</text:p>
      <text:p text:style-name="P4">
A device that size is about <text:a xlink:type="simple" xlink:href="https://www.ukrinform.ua/tag-robot" text:style-name="Internet_20_link" text:visited-style-name="Visited_20_Internet_20_Link">
work</text:a>
-a pilot, can deliver the item to a certain place in the house, which is preceding in the application. He can also bring books and magazines to the owner who can set some time for daily delivery of things.</text:p>
      <text:p text:style-name="P4">
Equipped with sensors and cameras, Kachaka will not crash into the walls, furniture or obstacles, but it does not have the opportunity to move around the stairs.</text:p>
      <text:p text:style-name="P4">
It is noted that artificial intelligence technology analyzes the image from the camera to determine the location of people or furniture in the room and choose the best robot. With a weight of 10 kg of robots can be carried up to 20 kgraz with an attached table. It moves at a speed of 80 centimeters in the last.</text:p>
      <text:p text:style-name="P4">
Preferred Robotics hope that using work will reduce the time spent household chores when people spend more time at home, for example, working remotely.</text:p>
      <text:p text:style-name="P4">
*!(https://www.ukrinform.ua/rubric-technology/3697833-u-ssa-predstavili-robotakulinara-akij-gotue-kotleti-dla-burgeriv.html)The robot is delivered with a table with two or three shelves and costs from 251800 yen($ 1800). Користувачі також повинні платити 980 ієн (7 dollars)per month for a special addition to work.</text:p>
      <text:p text:style-name="P4">
As reported <text:a xlink:type="simple" xlink:href="https://www.ukrinform.ua/rubric-ato/3713556-startap-figure-planue-stvoriti-persogo-avtonomnogo-robotagumanoida.html" text:style-name="Internet_20_link" text:visited-style-name="Visited_20_Internet_20_Link">
Ukrinform</text:a>
, the startup Figure, who wants to create general -purpose humanoid work, has attracted $ 70 million from investors, headed by Zaparkway Venture Capital.</text:p>
      <text:p text:style-name="P4">
<text:span text:style-name="T5">
Foto: kyodonews.net</text:span>
</text:p>
      <text:p text:style-name="P4">
News Source: <text:a xlink:type="simple" xlink:href="https://www.ukrinform.ua/rubric-technology/3715233-u-aponii-rozrobili-domasnogo-robotapomicnika-zi-stucnim-intelektom.html" text:style-name="Internet_20_link" text:visited-style-name="Visited_20_Internet_20_Link">
https://www.ukrinform.ua/rubric-technology/3715233-u-aponii-rozrobili-domasnogo-robotapomicnika-zi-stucnim-intelektom.html</text:a>
</text:p>
      <!--NEWS-->
      <text:h text:style-name="P10" text:outline-level="1">
<text:span text:style-name="T4">
“You are our heroes”: President thanked the Air Forces and rescuers</text:span>
</text:h>
      <text:p text:style-name="P4">
Authors: Ukrinform (Person)</text:p>
      <text:p text:style-name="P4">
Publisher: Укринформ (Organization)</text:p>
      <text:p text:style-name="P4">
Published Time: 2023-05-28T14:58:58+03:00</text:p>
      <text:p text:style-name="P4">
Modified Time: 2023-05-28T14:58:58+03:00</text:p>
      <text:p text:style-name="P4">
Description: President Volodymyr Zelenskyy thanked the forces of air defense and rescuers for their dedicated work.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ДСНС', 'Зеленський', 'Війна з Росією', 'ППО', 'Рятувальники', 'Повітряна атака']</text:p>
      <text:p text:style-name="P4">
Type: Article</text:p>
      <!--METADATA-->
      <text:p text:style-name="P4">
<draw:frame draw:style-name="fr1" draw:name="Image144" text:anchor-type="as-char" svg:width="6.9236in" svg:height="3.956343in" draw:z-index="0">
<draw:image xlink:href="../Images/yкринформ/2023-05-28T14-58-58-03-00/630_360_1668631319-314.jpg" xlink:type="simple" xlink:show="embed" xlink:actuate="onLoad" draw:mime-type="image/jpeg"/>
</draw:frame>
The Presidential Lordir Zelensky thanked the forces of air defense and rescuers with dedicated work.</text:p>
      <text:p text:style-name="P4">
The head of state wrote about it in <text:a xlink:type="simple" xlink:href="http://t.me/V_Zelenskiy_official/6392" text:style-name="Internet_20_link" text:visited-style-name="Visited_20_Internet_20_Link">
telegram</text:a>
, reports Ukrinform.</text:p>
      <text:p text:style-name="P4">
«Forces of air defense of Ukraine. You hear the alarm signal more than most. You go out of the way up to destroy hostile missiles, planes, helicopters, drones. Every confinement of hostile drones and rockets is a tasted lives of people, ”Zelensky said.</text:p>
      <text:p text:style-name="P4">
He also thanked the rescuers who are involved in the elimination of the consequences and "set out to the full rescue of others."</text:p>
      <text:p text:style-name="P4">
<text:span text:style-name="T4">
 Read also: </text:span>
 <text:a xlink:type="simple" xlink:href="https://www.ukrinform.ua/rubric-ato/3715133-gumenuk-ne-viklucae-so-masstabna-nicna-ataka-rf-povazana-z-novou-postavkou-droniv-shahed.html" text:style-name="Internet_20_link" text:visited-style-name="Visited_20_Internet_20_Link">
Humeniuk does not exclude that a large -scale night attack is rafted with a new supply of drones "Shahd"</text:a>
"You are our heroes!" - the president emphasized.</text:p>
      <text:p text:style-name="P4">
The Head of State has published a selection of photos about the work of Air Defense and <text:a xlink:type="simple" xlink:href="https://www.ukrinform.ua/tag-dsns" text:style-name="Internet_20_link" text:visited-style-name="Visited_20_Internet_20_Link">
SESP</text:a>
.</text:p>
      <text:p text:style-name="P4">
<text:span text:style-name="T4">
 Read also: </text:span>
 <text:a xlink:type="simple" xlink:href="https://www.ukrinform.ua/rubric-kyiv/3715094-ermak-pro-nicnu-ataku-na-kiiv-voni-prograut-a-mi-peremozemo-ta-pokaraemo.html" text:style-name="Internet_20_link" text:visited-style-name="Visited_20_Internet_20_Link">
Yermak - About Night Attack on Kiev: They lose, and we will make and punish</text:a>
As reported by Ukrinform, on the night of May 28, the Russian army attacked Ukraine by Iranian shock drones "Shahd -136/131" from the northern direction - the Bryansk region - and the South - Krasnodar region. In general, the record of record number of drones-Kamikadze-54.</text:p>
      <text:p text:style-name="P4">
Defense forces destroyed 52 drones.</text:p>
      <text:p text:style-name="P4">
News Source: <text:a xlink:type="simple" xlink:href="https://www.ukrinform.ua/rubric-ato/3715234-vi-nasi-geroi-prezident-podakuvav-silam-ppo-i-ratuvalnikam.html" text:style-name="Internet_20_link" text:visited-style-name="Visited_20_Internet_20_Link">
https://www.ukrinform.ua/rubric-ato/3715234-vi-nasi-geroi-prezident-podakuvav-silam-ppo-i-ratuvalnikam.html</text:a>
</text:p>
      <!--NEWS-->
      <text:h text:style-name="P10" text:outline-level="1">
<text:span text:style-name="T4">
Viewers in Paris Slide Kostyuk after a match with Sobolenko on Rolan Garros</text:span>
</text:h>
      <text:p text:style-name="P4">
Authors: Ukrinform (Person)</text:p>
      <text:p text:style-name="P4">
Publisher: Укринформ (Organization)</text:p>
      <text:p text:style-name="P4">
Published Time: 2023-05-28T15:00:00+03:00</text:p>
      <text:p text:style-name="P4">
Modified Time: 2023-05-28T15:00:00+03:00</text:p>
      <text:p text:style-name="P4">
Description: The second "racket" of Ukraine Marta Kostyuk refused to shake the hand of the Belarusian tennis player Arini Sobolenko after the match of the first circle of the Open Championship of France in Paris. - Ukrinform.</text:p>
      <text:p text:style-name="P4">
Images: ['<text:a xlink:type="simple" xlink:href="https://static.ukrinform.com/photos/2023_05/thumb_files/630_360_1685275148-433.jpg" text:style-name="Internet_20_link" text:visited-style-name="Visited_20_Internet_20_Link">
630_360_16852...</text:a>
']</text:p>
      <text:p text:style-name="P4">
Tags: ['Теніс', 'Марта Костюк']</text:p>
      <text:p text:style-name="P4">
Type: Article</text:p>
      <!--METADATA-->
      <text:p text:style-name="P4">
<draw:frame draw:style-name="fr1" draw:name="Image145" text:anchor-type="as-char" svg:width="6.9236in" svg:height="3.956343in" draw:z-index="0">
<draw:image xlink:href="../Images/yкринформ/2023-05-28T15-00-00-03-00/630_360_1685275148-433.jpg" xlink:type="simple" xlink:show="embed" xlink:actuate="onLoad" draw:mime-type="image/jpeg"/>
</draw:frame>
The second "racket" of Ukraine Marta Kostyuk refused to shake the hand of the Belarusian Tanisist Arini Sobolenko after the match of the first circle of open championship in Paris.</text:p>
      <text:p text:style-name="P4">
As reported by Ukrinform, Kostyuk gave way to the 2nd number sown under the 2nd number.</text:p>
      <text:p text:style-name="P4">
Upon completion of the confrontation, Kostyuk did not shake the rival's hand, for which it was <text:a xlink:type="simple" xlink:href="https://twitter.com/TheTennisLetter/status/1662767371386519552" text:style-name="Internet_20_link" text:visited-style-name="Visited_20_Internet_20_Link">
Zadstana</text:a>
Some fans in the stands of Philip's cortex - Central Aenin French Major.</text:p>
      <text:p text:style-name="P4">
<text:span text:style-name="T4">
 Read also: </text:span>
 <text:a xlink:type="simple" xlink:href="https://www.ukrinform.ua/rubric-sports/3715213-kostuk-postupilasa-drugij-sianij-na-starti-rolan-garros.html" text:style-name="Internet_20_link" text:visited-style-name="Visited_20_Internet_20_Link">
Kostyuk gave way to the second "sown" at the start of "Rolangarros"</text:a>
Moreover, Sobolenko then bowed to the audience.</text:p>
      <text:p text:style-name="P4">
Photo: Getty Images/Global Images Ukraine.</text:p>
      <text:p text:style-name="P4">
News Source: <text:a xlink:type="simple" xlink:href="https://www.ukrinform.ua/rubric-sports/3715235-gladaci-v-parizi-osvistali-kostuk-pisla-matcu-iz-sobolenko-na-rolan-garros.html" text:style-name="Internet_20_link" text:visited-style-name="Visited_20_Internet_20_Link">
https://www.ukrinform.ua/rubric-sports/3715235-gladaci-v-parizi-osvistali-kostuk-pisla-matcu-iz-sobolenko-na-rolan-garros.html</text:a>
</text:p>
      <!--NEWS-->
      <text:h text:style-name="P10" text:outline-level="1">
<text:span text:style-name="T4">
The new European Security Architecture is impossible without the integration of Ukraine - Stephanyshyn</text:span>
</text:h>
      <text:p text:style-name="P4">
Authors: Ukrinform (Person)</text:p>
      <text:p text:style-name="P4">
Publisher: Укринформ (Organization)</text:p>
      <text:p text:style-name="P4">
Published Time: 2023-05-28T15:04:10+03:00</text:p>
      <text:p text:style-name="P4">
Modified Time: 2023-05-28T15:04:10+03:00</text:p>
      <text:p text:style-name="P4">
Description: Viceremier-Minister for European and Euro-Atlantic Integration Olga Stephanyshyn stressed that without Ukraine there is no architecture of European security. - Ukrinform.</text:p>
      <text:p text:style-name="P4">
Images: ['<text:a xlink:type="simple" xlink:href="https://static.ukrinform.com/photos/2023_04/thumb_files/630_360_1681984991-410.jpg" text:style-name="Internet_20_link" text:visited-style-name="Visited_20_Internet_20_Link">
630_360_16819...</text:a>
']</text:p>
      <text:p text:style-name="P4">
Tags: ['Євросоюз', 'НАТО', 'Стефанішина']</text:p>
      <text:p text:style-name="P4">
Type: Article</text:p>
      <!--METADATA-->
      <text:p text:style-name="P4">
<draw:frame draw:style-name="fr1" draw:name="Image146" text:anchor-type="as-char" svg:width="6.9236in" svg:height="3.956343in" draw:z-index="0">
<draw:image xlink:href="../Images/yкринформ/2023-05-28T15-04-10-03-00/630_360_1681984991-410.jpg" xlink:type="simple" xlink:show="embed" xlink:actuate="onLoad" draw:mime-type="image/jpeg"/>
</draw:frame>
Viceremier-Minister for European and Euro-Atlantic Integration Olgastfanishin stressed that without Ukraine there is no architecture of European security.</text:p>
      <text:p text:style-name="P4">
She said this during the debate of the Congress of the Alliance of Liberals and Democrats Zaevrop(Errant)“Strengthening Europe's Security in War”, which took place Ustlemi, reports Ukrinform with reference to <text:a xlink:type="simple" xlink:href="http://www.kmu.gov.ua/news/nova-arkhitektura-bezpeky-nemozhlyva-bez-intehratsii-ukrainy-olha-stefanishyna" text:style-name="Internet_20_link" text:visited-style-name="Visited_20_Internet_20_Link">
Government Portal</text:a>
.</text:p>
      <text:p text:style-name="P4">
“The main lesson we have made during the year of this war is to practice in practice. Through our own actions, we were able to learn new lessons: how to remain stable, confident and how to defend our values. I am particularly proud of the collectively democratic world and the individual and the right state of Europe and on the other side of the Atlantic, and those decisions that were tied in support of Ukraine. All these actions and decisions are stories of success, ”Viceremier -Minister.</text:p>
      <text:p text:style-name="P4">
One of the most important decisions, she said, was the granting of Ukraine's status to Ukraine. The government official noted that on June 23, all members <text:a xlink:type="simple" xlink:href="https://www.ukrinform.ua/tag-evrosouz" text:style-name="Internet_20_link" text:visited-style-name="Visited_20_Internet_20_Link">
EU</text:a>
demonstrated unity and infallibility, and Ukraine has gained the prospect of the future - a peaceful, within the European family.</text:p>
      <text:p text:style-name="P4">
“We need to start from these lessons. We are still far from the strategic ease of future security architecture. But we are very close to developing it, and I think it is time to make some decisions. It is about many years of strategic uncertainty about Euro -Atlantic aspirations - one of the decisions that the Russian Federation has been speculating for years. Due to the acceptance of political decisions on the involvement of Ukraine in the family of European and Euro -Atlantic defense architecture, we must finally recognize the obvious: without Ukraine there is no architecture of European security, ” - statementlastfanishina.</text:p>
      <text:p text:style-name="P4">
The main issues of discussion were the strengthening of defense support of Ukraine, as well as the reconstruction and post -war recovery.</text:p>
      <text:p text:style-name="P4">
The Debat was also attended by the Netherlands Defense Minister Kays Ollogren, Chairman of the Bundestag Committee on Marie-Agnes Strak-Zimmermann, Minister of Economy and Innovation of Lithuania Auschrin Armoite.</text:p>
      <text:p text:style-name="P4">
The event was moderated by Vice president Alde Daniel Berg.As it was reported, earlier Stephanyshyn <text:a xlink:type="simple" xlink:href="https://www.ukrinform.ua/rubric-polytics/3708405-stefanisina-rozrahovue-na-politicne-risenna-sodo-clenstva-ukraini-v-nato-na-samiti-u-vilnusi.html" text:style-name="Internet_20_link" text:visited-style-name="Visited_20_Internet_20_Link">
declared</text:a>
, which is to make a political decision on Ukraine's membership in NATO NATO Summit of the Alliance in Vilnius.</text:p>
      <text:p text:style-name="P4">
News Source: <text:a xlink:type="simple" xlink:href="https://www.ukrinform.ua/rubric-polytics/3715236-nova-arhitektura-bezpeki-evropi-nemozliva-bez-integracii-ukraini-stefanisina.html" text:style-name="Internet_20_link" text:visited-style-name="Visited_20_Internet_20_Link">
https://www.ukrinform.ua/rubric-polytics/3715236-nova-arhitektura-bezpeki-evropi-nemozliva-bez-integracii-ukraini-stefanisina.html</text:a>
</text:p>
      <!--NEWS-->
      <text:h text:style-name="P10" text:outline-level="1">
<text:span text:style-name="T4">
Public transportation of Kiev will not rise before the end of the war - Klitschko</text:span>
</text:h>
      <text:p text:style-name="P4">
Authors: Ukrinform (Person)</text:p>
      <text:p text:style-name="P4">
Publisher: Укринформ (Organization)</text:p>
      <text:p text:style-name="P4">
Published Time: 2023-05-28T15:15:03+03:00</text:p>
      <text:p text:style-name="P4">
Modified Time: 2023-05-28T15:15:03+03:00</text:p>
      <text:p text:style-name="P4">
Description: In Kiev, the cost of public transport will not rise in expensive by the end of the war. - Ukrinform.</text:p>
      <text:p text:style-name="P4">
Images: ['<text:a xlink:type="simple" xlink:href="https://static.ukrinform.com/photos/2016_06/thumb_files/630_360_1465997464-4957.jpg" text:style-name="Internet_20_link" text:visited-style-name="Visited_20_Internet_20_Link">
630_360_14659...</text:a>
']</text:p>
      <text:p text:style-name="P4">
Tags: ['Ціни', 'Транспорт', 'Віталій Кличко']</text:p>
      <text:p text:style-name="P4">
Type: Article</text:p>
      <!--METADATA-->
      <text:p text:style-name="P4">
<draw:frame draw:style-name="fr1" draw:name="Image147" text:anchor-type="as-char" svg:width="6.9236in" svg:height="3.956343in" draw:z-index="0">
<draw:image xlink:href="../Images/yкринформ/2023-05-28T15-15-03-03-00/630_360_1465997464-4957.jpg" xlink:type="simple" xlink:show="embed" xlink:actuate="onLoad" draw:mime-type="image/jpeg"/>
</draw:frame>
In Kiev, public transportation will not rise in public transport by the end of the war.</text:p>
      <text:p text:style-name="P4">
The city mayor Vitaliy Klitschko said this in an interview with the TV channel "<text:a xlink:type="simple" xlink:href="http://www.youtube.com/watch" text:style-name="Internet_20_link" text:visited-style-name="Visited_20_Internet_20_Link">
Kiev</text:a>
», Reports Ukrinform.</text:p>
      <text:p text:style-name="P4">
«Transport in the city of Kiev is subsidized because the cost of travel is more than 20 UAH. It remains the lowest in the country and not only if we speak Proivrop. But given the difficult situation, the economic, difficult situation with the margin of people, we do not plan in the near future, before the end of hostilities, to increase the cost, ”Klitschko said.</text:p>
      <text:p text:style-name="P4">
At the same time, he added that in the future, given that transportation needs to be repaired, to build a subway, to buy a new one, the rise in price is possible.</text:p>
      <text:p text:style-name="P4">
<text:span text:style-name="T4">
 Read also: </text:span>
 <text:a xlink:type="simple" xlink:href="https://www.ukrinform.ua/rubric-kyiv/3709612-rekonstrukciu-sulavskogo-slahoprovodu-zaversat-do-seredini-2024-roku-klicko.html" text:style-name="Internet_20_link" text:visited-style-name="Visited_20_Internet_20_Link">
reconstruction of the Shulyavsky overpass will be completed in the middle of 2024 - <text:span text:style-name="T4">
 Klitschko </text:span>
</text:a>
“Before the end of the war <text:a xlink:type="simple" xlink:href="https://www.ukrinform.ua/tag-transport" text:style-name="Internet_20_link" text:visited-style-name="Visited_20_Internet_20_Link">
transport</text:a>
We will not be subsidized and will not increase. We do not plan to do this, so there are no different speculations on this topic, ”said the capital.</text:p>
      <text:p text:style-name="P4">
The mayor noted that he considers him one of the main tasks, to replace the Starmarstrot, who transport the people of Kyivans to new modern public transport, will meet the standards of the modern European capital. "The minibuses perform a function of transporting a large number of people, but our requirements are now in the fact that the carriers have moved to minibuses not older than 10 years, so that validators, surveillance cameras must be there," - said.</text:p>
      <text:p text:style-name="P4">
<text:span text:style-name="T4">
 Read also: </text:span>
 [<text:span text:style-name="T4">
 Klitschko </text:span>
 invited American businessmen of Kyiv's references]](https://www.ukrinform.ua/rubric-kyiv/3711435-klicko-zaprosiv-amerikanskih-biznesmeniv-do-vidbudovi-kieva.html)As reported by Ukrinform, earlier the city mayor Vitaliy Klitschko agreed Kiev on his birthday and noted that he considers him a heart and a soul of Ukraine.</text:p>
      <text:p text:style-name="P4">
News Source: <text:a xlink:type="simple" xlink:href="https://www.ukrinform.ua/rubric-kyiv/3715240-proizd-u-gromadskomu-transporti-kieva-do-kinca-vijni-ne-dorozcatime-klicko.html" text:style-name="Internet_20_link" text:visited-style-name="Visited_20_Internet_20_Link">
https://www.ukrinform.ua/rubric-kyiv/3715240-proizd-u-gromadskomu-transporti-kieva-do-kinca-vijni-ne-dorozcatime-klicko.html</text:a>
</text:p>
      <!--NEWS-->
      <text:h text:style-name="P10" text:outline-level="1">
<text:span text:style-name="T4">
Navy fighters shot from artillery boat shot over the Kiev reservoir</text:span>
</text:h>
      <text:p text:style-name="P4">
Authors: Ukrinform (Person)</text:p>
      <text:p text:style-name="P4">
Publisher: Укринформ (Organization)</text:p>
      <text:p text:style-name="P4">
Published Time: 2023-05-28T15:54:00+03:00</text:p>
      <text:p text:style-name="P4">
Modified Time: 2023-05-28T15:54:00+03:00</text:p>
      <text:p text:style-name="P4">
Description: The crew of the artillery boat of the Naval Forces of the Armed Forces of Ukraine on the night of May 28 destroyed in the water area of the Kiev reservoir hostile drone "Shahaned-136". - Ukrinform.</text:p>
      <text:p text:style-name="P4">
Images: ['<text:a xlink:type="simple" xlink:href="https://static.ukrinform.com/photos/2023_05/thumb_files/630_360_1685278294-768.jpg" text:style-name="Internet_20_link" text:visited-style-name="Visited_20_Internet_20_Link">
630_360_16852...</text:a>
']</text:p>
      <text:p text:style-name="P4">
Tags: ['ВМС України', 'Київ', 'Війна з Росією', 'Дрон-камікадзе']</text:p>
      <text:p text:style-name="P4">
Type: Article</text:p>
      <!--METADATA-->
      <text:p text:style-name="P4">
<draw:frame draw:style-name="fr1" draw:name="Image148" text:anchor-type="as-char" svg:width="6.9236in" svg:height="3.956343in" draw:z-index="0">
<draw:image xlink:href="../Images/yкринформ/2023-05-28T15-54-00-03-00/630_360_1685278294-768.jpg" xlink:type="simple" xlink:show="embed" xlink:actuate="onLoad" draw:mime-type="image/jpeg"/>
</draw:frame>
On the night of the Navy of the Armed Forces of Ukraine on the night of the Kiev reservoir of the Kiev reservoir, the hostile drone "Shahaned-136", on the night of the Kiev reservoir.</text:p>
      <text:p text:style-name="P4">
According to Ukrinform, the Navy reported in <text:a xlink:type="simple" xlink:href="https://t.me/ukrainian_navy/3213" text:style-name="Internet_20_link" text:visited-style-name="Visited_20_Internet_20_Link">
telegram</text:a>
.</text:p>
      <text:p text:style-name="P4">
"Today, on May 28, during the missile danger, one of the artillery boats of the Navy Fleet in the Waters of the Kiev Reservoir.(https://www.ukrinform.ua/tag-bezpilotnik). The decisive tapery of the personnel of the artillery boat Shahhed-136 was reduced, "-the message reads.</text:p>
      <text:p text:style-name="P4">
<text:span text:style-name="T4">
 Read also: </text:span>
 <text:a xlink:type="simple" xlink:href="https://www.ukrinform.ua/rubric-kyiv/3715156-u-kievi-vnaslidok-ataki-sahedami-zaginula-ludina-dvoe-poraneni.html" text:style-name="Internet_20_link" text:visited-style-name="Visited_20_Internet_20_Link">
in Kiev as a result of the attack "<text:span text:style-name="T4">
 Shahed </text:span>
" died a person, two wounded</text:a>
As reported <text:a xlink:type="simple" xlink:href="https://www.ukrinform.ua/rubric-ato/3715111-rekordna-kilkist-zapusenih-sahediv-sili-oboroni-vnoci-znisili-52-z-54.html" text:style-name="Internet_20_link" text:visited-style-name="Visited_20_Internet_20_Link">
Ukrinform</text:a>
On the night of May 28, Russian invaders attacked Ukraine with Chad-136/131 drones from the northern and southern directions. The launches of 54 drones-Kamikadze were recorded, which became a record number. 52 of them destroyed the defense forces.</text:p>
      <text:p text:style-name="P4">
News Source: <text:a xlink:type="simple" xlink:href="https://www.ukrinform.ua/rubric-ato/3715248-bijci-vms-postrilom-z-artilerijskogo-katera-zbili-shahed-nad-kiivskim-vodoshovisem.html" text:style-name="Internet_20_link" text:visited-style-name="Visited_20_Internet_20_Link">
https://www.ukrinform.ua/rubric-ato/3715248-bijci-vms-postrilom-z-artilerijskogo-katera-zbili-shahed-nad-kiivskim-vodoshovisem.html</text:a>
</text:p>
      <!--NEWS-->
      <text:h text:style-name="P10" text:outline-level="1">
<text:span text:style-name="T4">
In Cherkasy region, they said goodbye to the National Guard, whom the judge was knocked to death</text:span>
</text:h>
      <text:p text:style-name="P4">
Authors: Ukrinform (Person)</text:p>
      <text:p text:style-name="P4">
Publisher: Укринформ (Organization)</text:p>
      <text:p text:style-name="P4">
Published Time: 2023-05-28T16:16:00+03:00</text:p>
      <text:p text:style-name="P4">
Modified Time: 2023-05-28T16:16:00+03:00</text:p>
      <text:p text:style-name="P4">
Description: In the city of Talne, Cherkasy region, they said goodbye to the dead serviceman of the National Guard Vadim Bondarenko, who was knocked down by the head of the Makariv district court in Kiev. - Ukrinform.</text:p>
      <text:p text:style-name="P4">
Images: ['<text:a xlink:type="simple" xlink:href="https://static.ukrinform.com/photos/2023_05/thumb_files/630_360_1685279453-280.jpg" text:style-name="Internet_20_link" text:visited-style-name="Visited_20_Internet_20_Link">
630_360_16852...</text:a>
']</text:p>
      <text:p text:style-name="P4">
Tags: ['Нацгвардія', 'Похорон', 'Прощання', 'Загибель']</text:p>
      <text:p text:style-name="P4">
Type: Article</text:p>
      <!--METADATA-->
      <text:p text:style-name="P4">
<draw:frame draw:style-name="fr1" draw:name="Image149" text:anchor-type="as-char" svg:width="6.9236in" svg:height="3.956343in" draw:z-index="0">
<draw:image xlink:href="../Images/yкринформ/2023-05-28T16-16-00-03-00/630_360_1685279453-280.jpg" xlink:type="simple" xlink:show="embed" xlink:actuate="onLoad" draw:mime-type="image/jpeg"/>
</draw:frame>
In the city of Cherkasy region, they said goodbye to the dead military service Guard, Vadim Bondarenko, who was knocked down to the death of the Golomamamakar District Court in Kiev.</text:p>
      <text:p text:style-name="P4">
About it reports <text:a xlink:type="simple" xlink:href="https://suspilne.media/489520-nazavzdi-22-na-cerkasini-pohovali-nacgvardijca-akogo-zbiv-sudda-na-blokpostu-pri-vizdi-v-kiiv/" text:style-name="Internet_20_link" text:visited-style-name="Visited_20_Internet_20_Link">
public</text:a>
, reports Ukrinform.</text:p>
      <text:p text:style-name="P4">
“In the yard, near the porch, is a coffin. It was covered with a blue and yellow flag. Hundreds are in turn approach and silently put flowers on the flag. Today, 28th May, said goodbye to <text:a xlink:type="simple" xlink:href="https://www.ukrinform.ua/tag-nacgvardia" text:style-name="Internet_20_link" text:visited-style-name="Visited_20_Internet_20_Link">
National Guards</text:a>
Vadim Bondarenko. He was shot down at the entrance to Kiev on the night of May 26. Around Lunaeapalach. He will forever remain in the memory of a young, responsive and cheerful boy, ”he will be in the message.</text:p>
      <text:p text:style-name="P4">
One of the brothers says that Bondarenko dreamed of becoming a military because both his father and brother defend Ukraine. I wanted to fight with them.</text:p>
      <text:p text:style-name="P4">
"But the worst thing that could happen happened at the site of his current service, the acquisition," he adds to his brother.</text:p>
      <text:p text:style-name="P4">
According to the deputy commander of the unit, in which Vadim Bondarenko, Major Valery Kupin served, he was one of the first to be on the site of an accident and saw everything.</text:p>
      <text:p text:style-name="P4">
"The man who knocked him was under the influence of alcohol. In his car there was a bottle. He did not try to escape, but then he said that he was not driving, he fled. There was also his lawyer there, he was called an ambulance, but with him all well. His car was moving at a very high speed, despite the fact that there was a checkpoint and there were warning signs. Deadly cases are infrequent, but often there are cases that people drink and under the influence of drugs on checkpoints, "the major said.</text:p>
      <text:p text:style-name="P4">
According to him, Vadim was very kind, sociable. To punish the perpetrator for the death of a part for the part is a fundamental matter, the military added.</text:p>
      <text:p text:style-name="P4">
</text:p>
      <text:p text:style-name="P4">
They buried Vadim Bondarenko in the local cemetery in Talne. He had a wife and three children.</text:p>
      <text:p text:style-name="P4">
<text:span text:style-name="T4">
 Read also: </text:span>
 <text:a xlink:type="simple" xlink:href="https://www.ukrinform.ua/rubric-regions/3713234-u-kropivnickomu-poprosalis-iz-cotirma-zagiblimi-vijskovimi.html" text:style-name="Internet_20_link" text:visited-style-name="Visited_20_Internet_20_Link">
in Kropyvnytskyi <text:span text:style-name="T4">
 said goodbye </text:span>
 with four dead military</text:a>
As reported <text:a xlink:type="simple" xlink:href="https://www.ukrinform.ua/rubric-kyiv/3714354-na-odnomu-iz-stolicnih-blokpostiv-sudda-na-smert-zbiv-nacgvardijca.html" text:style-name="Internet_20_link" text:visited-style-name="Visited_20_Internet_20_Link">
Ukrinform</text:a>
, on May 26, the chairman of the Makariv district court Alexei Tandir knocked to the death of a 23-year-old National Guard at a checkpoint in the capital. Law enforcement officers were detained.</text:p>
      <text:p text:style-name="P4">
The judge refused to examine the content of alcohol and drugs, but the malovisual clinical signs of intoxication. <text:a xlink:type="simple" xlink:href="https://www.ukrinform.ua/rubric-kyiv/3714619-sud-dav-dozvil-na-primusove-vidibranna-biologicnih-zrazkiv-u-suddi-akij-zbiv-nacgvardijca.html" text:style-name="Internet_20_link" text:visited-style-name="Visited_20_Internet_20_Link">
The court granted permission to compulsoryly select biological samples</text:a>
.</text:p>
      <text:p text:style-name="P4">
<text:a xlink:type="simple" xlink:href="https://www.ukrinform.ua/rubric-kyiv/3714707-suddi-akij-na-smert-zbiv-nacgvardijca-ogolosili-pidozru.html" text:style-name="Internet_20_link" text:visited-style-name="Visited_20_Internet_20_Link">
Criminal proceedings have been initiated in the event of an accident</text:a>
for hours 3 sages 286-1(Violation of traffic safety or operation of transport by persons who manage transportation facilities in a state of intoxication)Criminal Code of Ukraine.</text:p>
      <text:p text:style-name="P4">
The day before <text:a xlink:type="simple" xlink:href="https://www.ukrinform.ua/rubric-society/3715018-vrp-dozvolila-arestuvati-suddu-akij-zbiv-na-smert-nacgvardijca.html" text:style-name="Internet_20_link" text:visited-style-name="Visited_20_Internet_20_Link">
the High Council of Justice gave consent to the arrest of tandoor</text:a>
.</text:p>
      <text:p text:style-name="P4">
<text:span text:style-name="T5">
Foto: Public Cherkasy</text:span>
</text:p>
      <text:p text:style-name="P4">
News Source: <text:a xlink:type="simple" xlink:href="https://www.ukrinform.ua/rubric-regions/3715254-na-cerkasini-poprosalisa-iz-nacgvardijcem-akogo-na-smert-zbiv-sudda.html" text:style-name="Internet_20_link" text:visited-style-name="Visited_20_Internet_20_Link">
https://www.ukrinform.ua/rubric-regions/3715254-na-cerkasini-poprosalisa-iz-nacgvardijcem-akogo-na-smert-zbiv-sudda.html</text:a>
</text:p>
      <!--NEWS-->
      <text:h text:style-name="P10" text:outline-level="1">
<text:span text:style-name="T4">
Heroes Day was celebrated in Lviv</text:span>
</text:h>
      <text:p text:style-name="P4">
Authors: Ukrinform (Person)</text:p>
      <text:p text:style-name="P4">
Publisher: Укринформ (Organization)</text:p>
      <text:p text:style-name="P4">
Published Time: 2023-05-28T16:25:03+03:00</text:p>
      <text:p text:style-name="P4">
Modified Time: 2023-05-28T16:25:03+03:00</text:p>
      <text:p text:style-name="P4">
Description: Ecumenical prayer and cultural and artistic events celebrated the Heroes Day in Lviv. - Ukrinform.</text:p>
      <text:p text:style-name="P4">
Images: ['<text:a xlink:type="simple" xlink:href="https://static.ukrinform.com/photos/2023_05/thumb_files/630_360_1685279883-6122.jpeg" text:style-name="Internet_20_link" text:visited-style-name="Visited_20_Internet_20_Link">
630_360_16852...</text:a>
']</text:p>
      <text:p text:style-name="P4">
Tags: ['Львів', 'День Героїв']</text:p>
      <text:p text:style-name="P4">
Type: Article</text:p>
      <!--METADATA-->
      <text:p text:style-name="P4">
<draw:frame draw:style-name="fr1" draw:name="Image158" text:anchor-type="as-char" svg:width="6.9236in" svg:height="3.956343in" draw:z-index="0">
<draw:image xlink:href="../Images/yкринформ/2023-05-28T16-25-03-03-00/630_360_1685279883-6122.jpeg" xlink:type="simple" xlink:show="embed" xlink:actuate="onLoad" draw:mime-type="image/jpeg"/>
</draw:frame>
Екуменічною молитвою та культурно-мистецькими заходами відзначили День Героїву Львові.</text:p>
      <text:p text:style-name="P4">
Про це повідомляє <text:a xlink:type="simple" xlink:href="http://loda.gov.ua/news/66927" text:style-name="Internet_20_link" text:visited-style-name="Visited_20_Internet_20_Link">
 пресслужба Львівської ОВА </text:a>
, reports Ukrinform.</text:p>
      <text:p text:style-name="P4">
“Today we celebrate the Day of Heroes, people, through which we have a chance to live Ibuta here. These are people who need to thank every day, pray for them every day. In the garrison temple, anyone can write a letter to a hero who will not be able to read it: women, children, parents write. And it is an unspeakable. Let us remember those who gave their lives both in this war and in all wars of Ukraine, ” - said the head of Lviv region Maxim Kozitsky.</text:p>
      <text:p text:style-name="P4">
Therefore, representatives of the authorities, the military, the public took part in the prayer of Zukraine and its defenders. The ecumenical prayer was held in the garrison of the temple of the apostles Peter and Paul the UGCC in Lviv.</text:p>
      <text:p text:style-name="P4">
Later, a cultural and artistic program was presented on the square near the Taras Shevchenko monument. The present in a moment of silence honored the fallen heroes of the Tavona National Anthem of Ukraine.</text:p>
      <text:p text:style-name="P4">
Ukrainian patriotic songs for all those present performed Pavel Tabakov's talented people of his creative school, as well as the orchestra of the National Academy of Sukhoputnivsk, which were musically accompanied by the event.</text:p>
      <text:p text:style-name="P4">
</text:p>
      <text:p text:style-name="P4">
<text:span text:style-name="T4">
 Read also: </text:span>
 <text:a xlink:type="simple" xlink:href="https://www.ukrinform.ua/rubric-kyiv/3713311-u-kievi-prezentuvali-persij-avtograf-simona-petluri-na-publicnomu-dokumenti.html" text:style-name="Internet_20_link" text:visited-style-name="Visited_20_Internet_20_Link">
in Kiev presented the first autograph of Simon Petliura with a public document</text:a>
As reported by Ukrinform, on May 23 in Zashkov in the Memorial Museum of Eugene <text:a xlink:type="simple" xlink:href="https://www.ukrinform.ua/rubric-regions/3713284-na-lvivsini-v-rodinnomu-maetku-evgena-konovalca-vidznacili-den-geroiv.html" text:style-name="Internet_20_link" text:visited-style-name="Visited_20_Internet_20_Link">
celebrated the 85th anniversary of the death of the OUN Heroes and Heroes Day</text:a>
.</text:p>
      <text:p text:style-name="P4">
Heroes Day - Annual Holiday in Ukraine, established in honor of the Ukrainian soldiers of the soldier - fighters for an independent cathedral Ukrainian state, primarily Kniarivka Rus, Cossacks of the Hetman's Age, Haydamak, Opryshkov, Sichovrics, Heroes Hundreds of brazen national liberation Russian-Ukrainian war. In today's view, this day is celebrated on May 23, but the festive and commemorative events are elected throughout the week, which is the holiday. The Lviv Regional Council made a decision to celebrate on the fourth Sunday of May.</text:p>
      <text:p text:style-name="P4">
News Source: <text:a xlink:type="simple" xlink:href="https://www.ukrinform.ua/rubric-regions/3715257-u-lvovi-vidznacili-den-geroiv.html" text:style-name="Internet_20_link" text:visited-style-name="Visited_20_Internet_20_Link">
https://www.ukrinform.ua/rubric-regions/3715257-u-lvovi-vidznacili-den-geroiv.html</text:a>
</text:p>
      <!--NEWS-->
      <text:h text:style-name="P10" text:outline-level="1">
<text:span text:style-name="T4">
Ukrainians Vergeles and Rybachok won "silver" at the COP on kayaking and canoe</text:span>
</text:h>
      <text:p text:style-name="P4">
Authors: Ukrinform (Person)</text:p>
      <text:p text:style-name="P4">
Publisher: Укринформ (Organization)</text:p>
      <text:p text:style-name="P4">
Published Time: 2023-05-28T16:39:38+03:00</text:p>
      <text:p text:style-name="P4">
Modified Time: 2023-05-28T16:39:38+03:00</text:p>
      <text:p text:style-name="P4">
Description: Ukrainian rowers Vergeles and Rybachok became the second at the Kayak and Canoe World Cup. - Ukrinform.</text:p>
      <text:p text:style-name="P4">
Images: ['<text:a xlink:type="simple" xlink:href="https://static.ukrinform.com/photos/2023_05/thumb_files/630_360_1685281128-676.jpg" text:style-name="Internet_20_link" text:visited-style-name="Visited_20_Internet_20_Link">
630_360_16852...</text:a>
']</text:p>
      <text:p text:style-name="P4">
Tags: ['Веслування на байдарках і каное']</text:p>
      <text:p text:style-name="P4">
Type: Article</text:p>
      <!--METADATA-->
      <text:p text:style-name="P4">
<draw:frame draw:style-name="fr1" draw:name="Image160" text:anchor-type="as-char" svg:width="6.9236in" svg:height="3.956343in" draw:z-index="0">
<draw:image xlink:href="../Images/yкринформ/2023-05-28T16-39-38-03-00/630_360_1685281128-676.jpg" xlink:type="simple" xlink:show="embed" xlink:actuate="onLoad" draw:mime-type="image/jpeg"/>
</draw:frame>
Ukrainian Vergeles and Rybachok became the second at the World Cup of Kayak and Canoeing Cup.</text:p>
      <text:p text:style-name="P4">
In Polish Poznan the stage of the World Cup on Kayak and Canoe is ongoing, Ukrinform reports.</text:p>
      <text:p text:style-name="P4">
Ukrainians Vitaliy Vergeles and Andriy Rybachok became the second in the canoe-two Nadystya 500 meters.</text:p>
      <text:p text:style-name="P4">
<text:span text:style-name="T4">
 Read also: </text:span>
 <text:a xlink:type="simple" xlink:href="https://www.ukrinform.ua/rubric-sports/3715230-luzan-zdobula-druge-zoloto-na-polskomu-etapi-kubka-svitu-z-vesluvanna.html" text:style-name="Internet_20_link" text:visited-style-name="Visited_20_Internet_20_Link">
<text:span text:style-name="T4">
 Luzan </text:span>
 won the second "gold" in the Polish stage of the world of rowing</text:a>
For Ukraine, this is the eighth award on this COP - 3 gold, 2 silver and 3 bronze.</text:p>
      <text:p text:style-name="P4">
Photo: facebook.com/vosvsm</text:p>
      <text:p text:style-name="P4">
News Source: <text:a xlink:type="simple" xlink:href="https://www.ukrinform.ua/rubric-sports/3715258-ukrainci-vergeles-ta-ribacok-zdobuli-sriblo-na-etapi-ks-z-vesluvanna-na-bajdarkah-i-kanoe.html" text:style-name="Internet_20_link" text:visited-style-name="Visited_20_Internet_20_Link">
https://www.ukrinform.ua/rubric-sports/3715258-ukrainci-vergeles-ta-ribacok-zdobuli-sriblo-na-etapi-ks-z-vesluvanna-na-bajdarkah-i-kanoe.html</text:a>
</text:p>
      <!--NEWS-->
      <text:h text:style-name="P10" text:outline-level="1">
<text:span text:style-name="T4">
In Poland, Canadian instructors teach Ukrainian military safety</text:span>
</text:h>
      <text:p text:style-name="P4">
Authors: Ukrinform (Person)</text:p>
      <text:p text:style-name="P4">
Publisher: Укринформ (Organization)</text:p>
      <text:p text:style-name="P4">
Published Time: 2023-05-28T16:41:00+03:00</text:p>
      <text:p text:style-name="P4">
Modified Time: 2023-05-28T16:41:00+03:00</text:p>
      <text:p text:style-name="P4">
Description: In Poland, Canada's Armed Forces instructors teach Ukrainian servicemen to overcome a mine threat on the battlefield. - Ukrinform.</text:p>
      <text:p text:style-name="P4">
Images: ['<text:a xlink:type="simple" xlink:href="https://static.ukrinform.com/photos/2023_05/thumb_files/630_360_1685281508-9683.jpeg" text:style-name="Internet_20_link" text:visited-style-name="Visited_20_Internet_20_Link">
630_360_16852...</text:a>
']</text:p>
      <text:p text:style-name="P4">
Tags: ['Канада', 'Польща', 'Військові навчання', 'Війна з Росією']</text:p>
      <text:p text:style-name="P4">
Type: Article</text:p>
      <!--METADATA-->
      <text:p text:style-name="P4">
<draw:frame draw:style-name="fr1" draw:name="Image161" text:anchor-type="as-char" svg:width="6.9236in" svg:height="3.956343in" draw:z-index="0">
<draw:image xlink:href="../Images/yкринформ/2023-05-28T16-41-00-03-00/630_360_1685281508-9683.jpeg" xlink:type="simple" xlink:show="embed" xlink:actuate="onLoad" draw:mime-type="image/jpeg"/>
</draw:frame>
In the Polish -owners of the Armed Forces of Canada, they teach Ukrainian servicemen to assign a mines to the battlefield.</text:p>
      <text:p text:style-name="P4">
According to Ukrinform, the General Staff of the Armed Forces of Ukraine reported on <text:a xlink:type="simple" xlink:href="http://www.facebook.com/GeneralStaff.ua/posts/pfbid0fuYnfr8KttYapxzFXgfhW9aCuRYu7YNigv7XCcCc85uWeRXCehK3vs3Wa7xgHTivl" text:style-name="Internet_20_link" text:visited-style-name="Visited_20_Internet_20_Link">
Facebook</text:a>
.</text:p>
      <text:p text:style-name="P4">
</text:p>
      <text:p text:style-name="P4">
<text:a xlink:type="simple" xlink:href="https://static.ukrinform.com/photos/2023_05/1685281508-2437.jpeg" text:style-name="Internet_20_link" text:visited-style-name="Visited_20_Internet_20_Link">
 </text:a>
 <text:a xlink:type="simple" xlink:href="https://static.ukrinform.com/photos/2023_05/1685281508-7069.jpeg" text:style-name="Internet_20_link" text:visited-style-name="Visited_20_Internet_20_Link">
</text:a>
 <text:a xlink:type="simple" xlink:href="https://static.ukrinform.com/photos/2023_05/1685281508-2782.jpeg" text:style-name="Internet_20_link" text:visited-style-name="Visited_20_Internet_20_Link">
</text:a>
 <text:a xlink:type="simple" xlink:href="https://static.ukrinform.com/photos/2023_05/1685281508-9399.jpeg" text:style-name="Internet_20_link" text:visited-style-name="Visited_20_Internet_20_Link">
</text:a>
 <text:a xlink:type="simple" xlink:href="https://static.ukrinform.com/photos/2023_05/1685281508-9683.jpeg" text:style-name="Internet_20_link" text:visited-style-name="Visited_20_Internet_20_Link">
<draw:frame draw:style-name="fr1" draw:name="Image167" text:anchor-type="as-char" svg:width="6.9236in" svg:height="3.956343in" draw:z-index="0">
<draw:image xlink:href="../Images/yкринформ/2023-05-28T16-41-00-03-00/630_360_1685281508-9683.jpeg" xlink:type="simple" xlink:show="embed" xlink:actuate="onLoad" draw:mime-type="image/jpeg"/>
</draw:frame>
</text:a>
Classes are held within the framework of the UNIFIER training operation. A detachment of Canadian Fighting Sappers, under the command of Lieutenant Jacques, helps the Ukrainian -military acquisition of many skills necessary for survival and endurance.</text:p>
      <text:p text:style-name="P4">
<text:span text:style-name="T4">
 Read also: </text:span>
 <text:a xlink:type="simple" xlink:href="https://www.ukrinform.ua/rubric-ato/3715013-genstab-pokazav-ak-u-britanii-ukrainski-novobranci-vidpracovuut-vedenna-oboronnogo-bou.html" text:style-name="Internet_20_link" text:visited-style-name="Visited_20_Internet_20_Link">
General Staff showed how Ukrainian newly bursting in Britain is a defense combat</text:a>
It is emphasized that the military personnel of the Armed Forces <text:a xlink:type="simple" xlink:href="https://www.ukrinform.ua/tag-kanada" text:style-name="Internet_20_link" text:visited-style-name="Visited_20_Internet_20_Link">
Canada</text:a>
They are in Poland to use their experience to teach Ukrainian defenders and ensure their surgical readiness.</text:p>
      <text:p text:style-name="P4">
The UNIFIER operation was reported is a military training mission of Armed Forces Canada(CAF), started in 2015 in response to the request of the Ukrainian lawyer for the support of Ukraine's law enforcement agencies(Per).</text:p>
      <text:p text:style-name="P4">
Після початку повномасштабного вторгнення Російської Федерації канадськіінструктори покинули територію України, однак за кілька місяців навчання буловідновлене у Великій Британії та Польщі.</text:p>
      <text:p text:style-name="P4">
Within the framework of the UNIFIER operation, more than 36 thousand Ukrainian military has already acquired modern combat skills.</text:p>
      <text:p text:style-name="P4">
In May 2023, it became known that Canada and Latvia would joint(https://www.ukrinform.ua/rubric-ato/3707512-kanada-ta-latvia-navcatimut-ukrainskih-oficeriv-liderskih-navicok.html)For Ukrainian defenders, which will focus on the development of their leadership skills.</text:p>
      <text:p text:style-name="P4">
News Source: <text:a xlink:type="simple" xlink:href="https://www.ukrinform.ua/rubric-ato/3715260-u-polsi-kanadski-instruktori-vcat-ukrainskih-vijskovih-minnij-bezpeci.html" text:style-name="Internet_20_link" text:visited-style-name="Visited_20_Internet_20_Link">
https://www.ukrinform.ua/rubric-ato/3715260-u-polsi-kanadski-instruktori-vcat-ukrainskih-vijskovih-minnij-bezpeci.html</text:a>
</text:p>
      <!--NEWS-->
      <text:h text:style-name="P10" text:outline-level="1">
<text:span text:style-name="T4">
Shakhtar defeated Dnipro-1 and became ahead of the UPL champion ahead of schedule</text:span>
</text:h>
      <text:p text:style-name="P4">
Authors: Ukrinform (Person)</text:p>
      <text:p text:style-name="P4">
Publisher: Укринформ (Organization)</text:p>
      <text:p text:style-name="P4">
Published Time: 2023-05-28T17:02:23+03:00</text:p>
      <text:p text:style-name="P4">
Modified Time: 2023-05-28T17:02:23+03:00</text:p>
      <text:p text:style-name="P4">
Description: Miners ahead of schedule after the victory over Dnipro-1. - Ukrinform.</text:p>
      <text:p text:style-name="P4">
Images: ['<text:a xlink:type="simple" xlink:href="https://static.ukrinform.com/photos/2023_05/thumb_files/630_360_1685281587-535.jpg" text:style-name="Internet_20_link" text:visited-style-name="Visited_20_Internet_20_Link">
630_360_16852...</text:a>
']</text:p>
      <text:p text:style-name="P4">
Tags: ['Футбол', "Прем'єр-ліга", 'Шахтар', 'Дніпро-1']</text:p>
      <text:p text:style-name="P4">
Type: Article</text:p>
      <!--METADATA-->
      <text:p text:style-name="P4">
<draw:frame draw:style-name="fr1" draw:name="Image168" text:anchor-type="as-char" svg:width="6.9236in" svg:height="3.956343in" draw:z-index="0">
<draw:image xlink:href="../Images/yкринформ/2023-05-28T17-02-23-03-00/630_360_1685281587-535.jpg" xlink:type="simple" xlink:show="embed" xlink:actuate="onLoad" draw:mime-type="image/jpeg"/>
</draw:frame>
Miners ahead of schedule after victory over Dnipro-1.</text:p>
      <text:p text:style-name="P4">
Shakhtar won the Dnipro-1 on his field 3: 0 in the 29th round of the Ukrainian Presremier-League, Ukrinform reports.</text:p>
      <text:p text:style-name="P4">
Bondarenko, Sikan and Stepanenko were distinguished as part of the Miners.</text:p>
      <text:p text:style-name="P4">
The victory in the match allowed the ward of Igor Yovichevich in early static of Ukraine in football. The Pitmen broke away from the Dnieper to 8 points in the last round of UPL 2022/23.</text:p>
      <text:p text:style-name="P4">
<text:span text:style-name="T4">
 Read also: </text:span>
 <text:a xlink:type="simple" xlink:href="https://www.ukrinform.ua/rubric-sports/3715071-konoplanka-pokinuv-krakoviu.html" text:style-name="Internet_20_link" text:visited-style-name="Visited_20_Internet_20_Link">
Konoplyanka left "Krakow"</text:a>
Dnipro-1 occupies the second place in the UPL, having 64 points after 29 mats in the asset.</text:p>
      <text:p text:style-name="P4">
Photo: shakhtar.com</text:p>
      <text:p text:style-name="P4">
News Source: <text:a xlink:type="simple" xlink:href="https://www.ukrinform.ua/rubric-sports/3715267-sahtar-rozgromiv-dnipro1-i-dostrokovo-stav-cempionom-upl.html" text:style-name="Internet_20_link" text:visited-style-name="Visited_20_Internet_20_Link">
https://www.ukrinform.ua/rubric-sports/3715267-sahtar-rozgromiv-dnipro1-i-dostrokovo-stav-cempionom-upl.html</text:a>
</text:p>
      <!--NEWS-->
      <text:h text:style-name="P10" text:outline-level="1">
<text:span text:style-name="T4">
The oldest opera house in the world for the first time canceled the performance through strike</text:span>
</text:h>
      <text:p text:style-name="P4">
Authors: Ukrinform (Person)</text:p>
      <text:p text:style-name="P4">
Publisher: Укринформ (Organization)</text:p>
      <text:p text:style-name="P4">
Published Time: 2023-05-28T17:05:00+03:00</text:p>
      <text:p text:style-name="P4">
Modified Time: 2023-05-28T17:05:00+03:00</text:p>
      <text:p text:style-name="P4">
Description: The oldest opera house in the world of San Carlo in Naples (Italy) was forced to cancel on Sunday, May 28, the evening performance "Don Quixote" Giovanni Paisiello through the strike of workers. - Ukrinform.</text:p>
      <text:p text:style-name="P4">
Images: ['<text:a xlink:type="simple" xlink:href="https://static.ukrinform.com/photos/2023_05/thumb_files/630_360_1685285005-587.jpg" text:style-name="Internet_20_link" text:visited-style-name="Visited_20_Internet_20_Link">
630_360_16852...</text:a>
']</text:p>
      <text:p text:style-name="P4">
Tags: ['Італія', 'Опера', 'Страйк', 'Театр']</text:p>
      <text:p text:style-name="P4">
Type: Article</text:p>
      <!--METADATA-->
      <text:p text:style-name="P4">
<draw:frame draw:style-name="fr1" draw:name="Image169" text:anchor-type="as-char" svg:width="6.9236in" svg:height="3.956343in" draw:z-index="0">
<draw:image xlink:href="../Images/yкринформ/2023-05-28T17-05-00-03-00/630_360_1685285005-587.jpg" xlink:type="simple" xlink:show="embed" xlink:actuate="onLoad" draw:mime-type="image/jpeg"/>
</draw:frame>
The oldest opera house in the world of San Carlo in Naples(Italy)He was forced to scatter on Sunday, May 28, the evening performance "Don Quixote" by Giovanni Paisiellocherez strike of workers.</text:p>
      <text:p text:style-name="P4">
As Ukrinform reports, it reports <text:a xlink:type="simple" xlink:href="https://www.ansa.it/english/news/2023/05/28/opera-san-carlo-scrubs-don-chisciotte-due-to-strike_84291641-cb81-4e6d-a215-e63bece247f1.html" text:style-name="Internet_20_link" text:visited-style-name="Visited_20_Internet_20_Link">
ANSA</text:a>
.</text:p>
      <text:p text:style-name="P4">
Trade unions have stated that uncertainty about the future with the fact that Stefan Lissner's head plans to retire from June 1 through the law, according to the law, he must do so when he has already turned 70 years old, as well as residence around employees working in unprotected employment, lie at the base <text:a xlink:type="simple" xlink:href="https://www.ukrinform.ua/tag-protest" text:style-name="Internet_20_link" text:visited-style-name="Visited_20_Internet_20_Link">
protest</text:a>
.</text:p>
      <text:p text:style-name="P4">
It is noted that this is the first time when a long protest caused the reversal.</text:p>
      <text:p text:style-name="P4">
<text:span text:style-name="T4">
 Read also: </text:span>
 <text:a xlink:type="simple" xlink:href="https://www.ukrinform.ua/rubric-world/3715044-na-klimaticnij-demonstracii-v-gaazi-zatrimali-sotni-aktivistiv.html" text:style-name="Internet_20_link" text:visited-style-name="Visited_20_Internet_20_Link">
on the climate demonstration in the Hague detained more than 1500 activists</text:a>
As you know, San Carlo-Opera House in Naples(Italy), the oldest respective opera theaters. It was built on the orders of the Spanish King Carlaiii to replace the worn theater of San Bartolomeo in 1621. Opened on November 41737, the production of Opera Domenico Sarro "Achilles in Skiros".</text:p>
      <text:p text:style-name="P4">
<text:span text:style-name="T5">
Foto: www.ansa.it</text:span>
</text:p>
      <text:p text:style-name="P4">
News Source: <text:a xlink:type="simple" xlink:href="https://www.ukrinform.ua/rubric-culture/3715278-najstarisij-opernij-teatr-u-sviti-vperse-skasuvav-vistavu-cerez-strajk.html" text:style-name="Internet_20_link" text:visited-style-name="Visited_20_Internet_20_Link">
https://www.ukrinform.ua/rubric-culture/3715278-najstarisij-opernij-teatr-u-sviti-vperse-skasuvav-vistavu-cerez-strajk.html</text:a>
</text:p>
      <!--NEWS-->
      <text:h text:style-name="P10" text:outline-level="1">
<text:span text:style-name="T4">
UPL: Zorya won Alexandria</text:span>
</text:h>
      <text:p text:style-name="P4">
Authors: Ukrinform (Person)</text:p>
      <text:p text:style-name="P4">
Publisher: Укринформ (Organization)</text:p>
      <text:p text:style-name="P4">
Published Time: 2023-05-28T17:05:23+03:00</text:p>
      <text:p text:style-name="P4">
Modified Time: 2023-05-28T17:05:23+03:00</text:p>
      <text:p text:style-name="P4">
Description: The wards of Van Leuven have the same number of points with Dnipro-1. - Ukrinform.</text:p>
      <text:p text:style-name="P4">
Images: ['<text:a xlink:type="simple" xlink:href="https://static.ukrinform.com/photos/2023_05/thumb_files/630_360_1685282176-655.jpg" text:style-name="Internet_20_link" text:visited-style-name="Visited_20_Internet_20_Link">
630_360_16852...</text:a>
']</text:p>
      <text:p text:style-name="P4">
Tags: ['Футбол', "Прем'єр-ліга", 'Зоря', 'Олександрія']</text:p>
      <text:p text:style-name="P4">
Type: Article</text:p>
      <!--METADATA-->
      <text:p text:style-name="P4">
<draw:frame draw:style-name="fr1" draw:name="Image170" text:anchor-type="as-char" svg:width="6.9236in" svg:height="3.956343in" draw:z-index="0">
<draw:image xlink:href="../Images/yкринформ/2023-05-28T17-05-23-03-00/630_360_1685282176-655.jpg" xlink:type="simple" xlink:show="embed" xlink:actuate="onLoad" draw:mime-type="image/jpeg"/>
</draw:frame>
Leuven's wards have the same number of points with Dnipro-1.</text:p>
      <text:p text:style-name="P4">
The Dawn in a foreign field won Alexandria 2-0 in the 29th round of the Ukrainian Presremier-League, Ukrinform reports.</text:p>
      <text:p text:style-name="P4">
Rusyn and Bulets were distinguished in the Dawn.</text:p>
      <text:p text:style-name="P4">
After the victory over the Alexandrians, Van Leuven's wards were equalized with points with Dnipro -1 - 64 points before the last round of the UPL of the season2022/23.</text:p>
      <text:p text:style-name="P4">
<text:span text:style-name="T4">
 Read also: </text:span>
 <text:a xlink:type="simple" xlink:href="https://www.ukrinform.ua/rubric-sports/3715267-sahtar-rozgromiv-dnipro1-i-dostrokovo-stav-cempionom-upl.html" text:style-name="Internet_20_link" text:visited-style-name="Visited_20_Internet_20_Link">
Shakhtar defeated Dnipro-1 and became ahead of schedule</text:a>
Shakhtar was reportedly ahead of time became a football champion.</text:p>
      <text:p text:style-name="P4">
Photo: UPL</text:p>
      <text:p text:style-name="P4">
News Source: <text:a xlink:type="simple" xlink:href="https://www.ukrinform.ua/rubric-sports/3715269-upl-zora-peremogla-oleksandriu.html" text:style-name="Internet_20_link" text:visited-style-name="Visited_20_Internet_20_Link">
https://www.ukrinform.ua/rubric-sports/3715269-upl-zora-peremogla-oleksandriu.html</text:a>
</text:p>
      <!--NEWS-->
      <text:h text:style-name="P10" text:outline-level="1">
<text:span text:style-name="T4">
In Kiev, the water level in the Dnieper decreased by 11 centimeters</text:span>
</text:h>
      <text:p text:style-name="P4">
Authors: Ukrinform (Person)</text:p>
      <text:p text:style-name="P4">
Publisher: Укринформ (Organization)</text:p>
      <text:p text:style-name="P4">
Published Time: 2023-05-28T17:05:47+03:00</text:p>
      <text:p text:style-name="P4">
Modified Time: 2023-05-28T17:05:47+03:00</text:p>
      <text:p text:style-name="P4">
Description: In Kiev, as of Sunday, May 28, the water level in the Dnieper decreased by 11 centimeters compared to the previous day, the flood level within the capital has already decreased by late March - early April. - Ukrinform.</text:p>
      <text:p text:style-name="P4">
Images: ['<text:a xlink:type="simple" xlink:href="https://static.ukrinform.com/photos/2023_04/thumb_files/630_360_1681910809-270.jpg" text:style-name="Internet_20_link" text:visited-style-name="Visited_20_Internet_20_Link">
630_360_16819...</text:a>
']</text:p>
      <text:p text:style-name="P4">
Tags: ['Дніпро', 'Київ', 'Водопілля']</text:p>
      <text:p text:style-name="P4">
Type: Article</text:p>
      <!--METADATA-->
      <text:p text:style-name="P4">
<draw:frame draw:style-name="fr1" draw:name="Image171" text:anchor-type="as-char" svg:width="6.9236in" svg:height="3.956343in" draw:z-index="0">
<draw:image xlink:href="../Images/yкринформ/2023-05-28T17-05-47-03-00/630_360_1681910809-270.jpg" xlink:type="simple" xlink:show="embed" xlink:actuate="onLoad" draw:mime-type="image/jpeg"/>
</draw:frame>
In Kyivistan, on Sunday, May 28, the water level in the Dnieper compared to the previous day has fallen 11 centimeters, the level of flood within the capital has already decreased by the metrics of late March - early April.</text:p>
      <text:p text:style-name="P4">
According to Ukrinform, the Kyiv City Military Administration reported in <text:a xlink:type="simple" xlink:href="http://t.me/VA_Kyiv/1881" text:style-name="Internet_20_link" text:visited-style-name="Visited_20_Internet_20_Link">
telegram</text:a>
With reference to his guide Sergei Poko.</text:p>
      <text:p text:style-name="P4">
“As of 10:00 on 05/28/2023 the water level <text:a xlink:type="simple" xlink:href="https://www.ukrinform.ua/tag-dnipro" text:style-name="Internet_20_link" text:visited-style-name="Visited_20_Internet_20_Link">
Dnipro</text:a>
In Kiev near the Metro Bridge is 9224 cm(According to the Baltic height system). Температура води: 20°C. В порівнянні зминулим днем, рівень водопілля знизився на 11 см», — зазначив очільник КМВА.</text:p>
      <text:p text:style-name="P4">
Аварійні підтоплення по столиці, за його даними, не зафіксовані. Промисловіоб’єкти та житлові масиви міста поза загрозою підтоплення.</text:p>
      <text:p text:style-name="P4">
<text:span text:style-name="T4">
Читайте також:</text:span>
 <text:a xlink:type="simple" xlink:href="https://www.ukrinform.ua/rubric-regions/3714024-u-troh-oblastah-zalisautsa-pidtoplenimi-ponad-6-tisac-gektar-silgospugid.html" text:style-name="Internet_20_link" text:visited-style-name="Visited_20_Internet_20_Link">
 У трьох областях підтоплені понад 6 тисяч гектарівсільгоспугідь </text:a>
As reported by Ukrinform, in the morning of May 27 in Kiev was recorded <text:a xlink:type="simple" xlink:href="https://www.ukrinform.ua/rubric-kyiv/3714864-u-stolici-za-dobu-riven-vodi-zbilsivsa-na-9-santimetriv.html" text:style-name="Internet_20_link" text:visited-style-name="Visited_20_Internet_20_Link">
increase in water level</text:a>
in the Dnieper 9 centimeters.</text:p>
      <text:p text:style-name="P4">
News Source: <text:a xlink:type="simple" xlink:href="https://www.ukrinform.ua/rubric-kyiv/3715270-u-kievi-riven-vodi-v-dnipri-zmensivsa-na-11-santimetriv.html" text:style-name="Internet_20_link" text:visited-style-name="Visited_20_Internet_20_Link">
https://www.ukrinform.ua/rubric-kyiv/3715270-u-kievi-riven-vodi-v-dnipri-zmensivsa-na-11-santimetriv.html</text:a>
</text:p>
      <!--NEWS-->
      <text:h text:style-name="P10" text:outline-level="1">
<text:span text:style-name="T4">
The Committee of the Council tomorrow will consider the resolution on Iran's sanctions - Venislavsky</text:span>
</text:h>
      <text:p text:style-name="P4">
Authors: Ukrinform (Person)</text:p>
      <text:p text:style-name="P4">
Publisher: Укринформ (Organization)</text:p>
      <text:p text:style-name="P4">
Published Time: 2023-05-28T17:19:00+03:00</text:p>
      <text:p text:style-name="P4">
Modified Time: 2023-05-28T17:19:00+03:00</text:p>
      <text:p text:style-name="P4">
Description: The Verkhovna Rada Committee on National Security, Defense and Intelligence on Monday, May 29 will consider the resolution on the application of sanctions to Iran, which President of Ukraine Volodymyr Zelensky submitted for consideration of Parliament on May 27. - Ukrinform.</text:p>
      <text:p text:style-name="P4">
Images: ['<text:a xlink:type="simple" xlink:href="https://static.ukrinform.com/photos/2023_03/thumb_files/630_360_1680003630-485.jpg" text:style-name="Internet_20_link" text:visited-style-name="Visited_20_Internet_20_Link">
630_360_16800...</text:a>
']</text:p>
      <text:p text:style-name="P4">
Tags: ['Іран', 'Санкції', 'Верховна Рада', 'Веніславський', 'Єдині новини']</text:p>
      <text:p text:style-name="P4">
Type: Article</text:p>
      <!--METADATA-->
      <text:p text:style-name="P4">
<draw:frame draw:style-name="fr1" draw:name="Image172" text:anchor-type="as-char" svg:width="6.9236in" svg:height="3.956343in" draw:z-index="0">
<draw:image xlink:href="../Images/yкринформ/2023-05-28T17-19-00-03-00/630_360_1680003630-485.jpg" xlink:type="simple" xlink:show="embed" xlink:actuate="onLoad" draw:mime-type="image/jpeg"/>
</draw:frame>
The Committee on National Security, Defense and Intelligence on Monday, May 29 will consider the resolution on the application of sanctions to Iran, which President Vladimir Zelensky submitted to Parliament on May 27.</text:p>
      <text:p text:style-name="P4">
According to the Ukrinform correspondent, a member of the Committee of the Verkhovna Rada on National Security, Defense and Intelligence, a representative of the president in the Verkhovna Rada Fedir Venislavsky said on the broadcast of the "Uniform News".</text:p>
      <text:p text:style-name="P4">
"Tomorrow our Committee on National Security, Defense and Intelligence How the Chief Profile Committee of Her(Resolution on sanctions against Iran - ed.)will consider. I am convinced that all deputies will support the introduction of such sanctions, "he said.</text:p>
      <text:p text:style-name="P4">
Venislavsky noted that these sanctions will not have "critical" value for Iran, but they can lead to unpredictable consequences for the regime that is currently headed by <text:a xlink:type="simple" xlink:href="https://www.ukrinform.ua/tag-iran" text:style-name="Internet_20_link" text:visited-style-name="Visited_20_Internet_20_Link">
Iranian republic</text:a>
.</text:p>
      <text:p text:style-name="P4">
"Я думаю це той крок, який ми мали зробити давно. Ми зробимо його найближчимчасом, і це буде синхронно з тими діями, які на сьогоднішній день здійснивфактично весь цивілізований світ в плані повної ізоляції Ірану від тихможливостей, які в нього є для економічного зростання та підтримкиекономічного рівня", - додав він.</text:p>
      <text:p text:style-name="P4">
За словами Веніславського, українські санкції матимуть негативні наслідки дляІрану або у короткостроковій або у середньостроковій перспективі.</text:p>
      <text:p text:style-name="P4">
Він зауважив, що через територію України досі здійснюються транзитніперевезення до Ірану. Крім цього, Україна купує в Ірану деякісільськогосподарські товари, зокрема сухофрукти та горіхи.</text:p>
      <text:p text:style-name="P4">
"Ми розмовляли з на той час виконуючим обов'язки голови Державної митноїслужби і він говорив про те, що вантажівок з іранськими товарами на митнихкордонах України достатньо багато. І це крок (Introduction of sanctions - ed.)who should be done undoubtedly, ”Venislavsky stressed.</text:p>
      <text:p text:style-name="P4">
<text:span text:style-name="T4">
 Read also: </text:span>
 <text:a xlink:type="simple" xlink:href="https://www.ukrinform.ua/rubric-polytics/3714883-zelenskij-vviv-u-diu-risenna-rnbo-pro-sankcii-proti-51-fizicnoi-ta-220-uridicnih-osib.html" text:style-name="Internet_20_link" text:visited-style-name="Visited_20_Internet_20_Link">
Zelensky entered into force the NSDC decision on <text:span text:style-name="T4">
 sanctions </text:span>
 against51 individuals and 220 legal entities</text:a>
As reported by Ukrinform, President Volodymyr Zelenskyy has submitted to the Consideration of the Small Rada <text:a xlink:type="simple" xlink:href="https://www.ukrinform.ua/rubric-polytics/3715203-zelenskij-proponue-zaprovaditi-sankcii-proti-iranu-postanova-vze-v-radi.html" text:style-name="Internet_20_link" text:visited-style-name="Visited_20_Internet_20_Link">
Project of the Resolution</text:a>
On approval of the NSDC decision on the application of oviran sanctions.</text:p>
      <text:p text:style-name="P4">
News Source: <text:a xlink:type="simple" xlink:href="https://www.ukrinform.ua/rubric-polytics/3715272-komitet-radi-zavtra-rozglane-postanovu-pro-sankcii-sodo-iranu-venislavskij.html" text:style-name="Internet_20_link" text:visited-style-name="Visited_20_Internet_20_Link">
https://www.ukrinform.ua/rubric-polytics/3715272-komitet-radi-zavtra-rozglane-postanovu-pro-sankcii-sodo-iranu-venislavskij.html</text:a>
</text:p>
      <!--NEWS-->
      <text:h text:style-name="P10" text:outline-level="1">
<text:span text:style-name="T4">
In Egypt, archaeologists have found embalming workshops and tombs</text:span>
</text:h>
      <text:p text:style-name="P4">
Authors: Ukrinform (Person)</text:p>
      <text:p text:style-name="P4">
Publisher: Укринформ (Organization)</text:p>
      <text:p text:style-name="P4">
Published Time: 2023-05-28T17:31:00+03:00</text:p>
      <text:p text:style-name="P4">
Modified Time: 2023-05-28T17:31:00+03:00</text:p>
      <text:p text:style-name="P4">
Description: Archaeologists in Egypt have discovered two workshops for embalming people and animals, as well as two tombs in the necropolis of Sakcar south of Cairo, the country's government said on Saturday. - Ukrinform.</text:p>
      <text:p text:style-name="P4">
Images: ['<text:a xlink:type="simple" xlink:href="https://static.ukrinform.com/photos/2023_05/thumb_files/630_360_1685284854-364.jpg" text:style-name="Internet_20_link" text:visited-style-name="Visited_20_Internet_20_Link">
630_360_16852...</text:a>
']</text:p>
      <text:p text:style-name="P4">
Tags: ['Археологи', 'Єгипет', 'мумія']</text:p>
      <text:p text:style-name="P4">
Type: Article</text:p>
      <!--METADATA-->
      <text:p text:style-name="P4">
<draw:frame draw:style-name="fr1" draw:name="Image173" text:anchor-type="as-char" svg:width="6.9236in" svg:height="3.956343in" draw:z-index="0">
<draw:image xlink:href="../Images/yкринформ/2023-05-28T17-31-00-03-00/630_360_1685284854-364.jpg" xlink:type="simple" xlink:show="embed" xlink:actuate="onLoad" draw:mime-type="image/jpeg"/>
</draw:frame>
Archaeologists have found two workshops for embalming people and animals, as well as two -graders in the necropolis of Sakcar south of Cairo, the Government of Subsbota said.</text:p>
      <text:p text:style-name="P4">
As Ukrinform reports, it reports <text:a xlink:type="simple" xlink:href="https://www.aljazeera.com/gallery/2023/5/28/photos-egypt-unveils-ancient-mummification-workshops-and-tombs" text:style-name="Internet_20_link" text:visited-style-name="Visited_20_Internet_20_Link">
AI Jazeera</text:a>
.</text:p>
      <text:p text:style-name="P4">
A huge burial place, located in Ancient Egyptian Capital Memisia, is the object of the World Heritage <text:a xlink:type="simple" xlink:href="https://www.ukrinform.ua/tag-unesko" text:style-name="Internet_20_link" text:visited-style-name="Visited_20_Internet_20_Link">
UNESCO</text:a>
where more than a dozen pirams, animal graves and old Coptic Christian monasteries are located.</text:p>
      <text:p text:style-name="P4">
Balmalia workshops, where people and animals have been mummified, date from the 30th dynasty, which rules about 2400 years ago, said Mostafavaziri, Chairman of the High Council of Antiquities of Egypt.</text:p>
      <text:p text:style-name="P4">
<text:span text:style-name="T4">
 Read also: </text:span>
 <text:a xlink:type="simple" xlink:href="https://www.ukrinform.ua/rubric-world/3660034-na-pivdni-egiptu-znajsli-povnistu-vcilile-misto-rimskoi-dobi.html" text:style-name="Internet_20_link" text:visited-style-name="Visited_20_Internet_20_Link">
in Egypt found a completely surviving city of Roman era</text:a>
According to the Ministry of Tourism and Antiquities of Egypt, researchers have found a room of rooms equipped with stone beds, where the dead were during the timemilling.</text:p>
      <text:p text:style-name="P4">
"Every bed ended with gutters to facilitate the mummification process, a collection of clay pots for viscera and organs, as well as a collection of tools and ritual vessels," - the message reads.</text:p>
      <text:p text:style-name="P4">
Early studies of one workshop indicate that it was used to mummify "sacred animals".</text:p>
      <text:p text:style-name="P4">
The discovery of scientists also includes the tombs of two priests dating from the XXIVT XIV century BC, respectively.</text:p>
      <text:p text:style-name="P4">
The first of the tombs found was not a meut to served in the Fifthydatia of the Egyptian Pharaohs by the head of the clerks and the priest of the gods Mountain and Maat. The tombs were decorated with images of everyday life, agriculture and hunting scenes, said Mohammed Yussef.</text:p>
      <text:p text:style-name="P4">
The second tomb, the priest of Man Herh, was carved in the rock and has a picture of the deceased on the walls of the tomb, as well as in the alabaster statue of 1 meter long, Yussef said.</text:p>
      <text:p text:style-name="P4">
<text:span text:style-name="T4">
 Read also: </text:span>
 <text:a xlink:type="simple" xlink:href="https://www.ukrinform.ua/rubric-world/3709995-arheologi-znajsli-ostanki-dvoh-zertv-zemletrusu-v-pompeah.html" text:style-name="Internet_20_link" text:visited-style-name="Visited_20_Internet_20_Link">
<text:span text:style-name="T4">
 archaeologists </text:span>
 found the remains of two victims of the earthquake</text:a>
According to Ukrinform, archaeologists have found the remains of two people on the archaeological house of Pompeii.</text:p>
      <text:p text:style-name="P4">
<text:span text:style-name="T5">
Foto: era</text:span>
</text:p>
      <text:p text:style-name="P4">
News Source: <text:a xlink:type="simple" xlink:href="https://www.ukrinform.ua/rubric-world/3715277-v-egipti-arheologi-znajsli-majsterni-z-balzamuvanna-ta-grobnici.html" text:style-name="Internet_20_link" text:visited-style-name="Visited_20_Internet_20_Link">
https://www.ukrinform.ua/rubric-world/3715277-v-egipti-arheologi-znajsli-majsterni-z-balzamuvanna-ta-grobnici.html</text:a>
</text:p>
      <!--NEWS-->
      <text:h text:style-name="P10" text:outline-level="1">
<text:span text:style-name="T4">
NASA astronauts will install new solar panels on ISS</text:span>
</text:h>
      <text:p text:style-name="P4">
Authors: Ukrinform (Person)</text:p>
      <text:p text:style-name="P4">
Publisher: Укринформ (Organization)</text:p>
      <text:p text:style-name="P4">
Published Time: 2023-05-28T17:43:06+03:00</text:p>
      <text:p text:style-name="P4">
Modified Time: 2023-05-28T17:43:06+03:00</text:p>
      <text:p text:style-name="P4">
Description: Two astronauts of the US Aeronautics and Space Research (NASA) on board the International Space Station will enter the open space in June to install two new solar panels. - Ukrinform.</text:p>
      <text:p text:style-name="P4">
Images: ['<text:a xlink:type="simple" xlink:href="https://static.ukrinform.com/photos/2023_05/thumb_files/630_360_1685284925-355.jpeg" text:style-name="Internet_20_link" text:visited-style-name="Visited_20_Internet_20_Link">
630_360_16852...</text:a>
']</text:p>
      <text:p text:style-name="P4">
Tags: ['Космос', 'NASA', 'Технології', 'МКС']</text:p>
      <text:p text:style-name="P4">
Type: Article</text:p>
      <!--METADATA-->
      <text:p text:style-name="P4">
<draw:frame draw:style-name="fr1" draw:name="Image174" text:anchor-type="as-char" svg:width="6.9236in" svg:height="3.956343in" draw:z-index="0">
<draw:image xlink:href="../Images/yкринформ/2023-05-28T17-43-06-03-00/630_360_1685284925-355.jpeg" xlink:type="simple" xlink:show="embed" xlink:actuate="onLoad" draw:mime-type="image/jpeg"/>
</draw:frame>
Two Astronauts of the US Aeronautics National Administration and Space Research(NASA)About the International Space Station, there will be an outstanding space in June to install two new solar panels.</text:p>
      <text:p text:style-name="P4">
As Ukrinform reports, this is stated in the presents <text:a xlink:type="simple" xlink:href="http://www.nasa.gov/press-release/nasa-to-provide-briefing-coverage-of-spacewalks-for-station-upgrades" text:style-name="Internet_20_link" text:visited-style-name="Visited_20_Internet_20_Link">
NASA</text:a>
.</text:p>
      <text:p text:style-name="P4">
It is noted that Astronauts <text:a xlink:type="simple" xlink:href="https://www.ukrinform.ua/tag-nasa" text:style-name="Internet_20_link" text:visited-style-name="Visited_20_Internet_20_Link">
NASA</text:a>
Steve Boven and Woodi Hoburg will come out to install a modernized solar panel irosa(International Space Station Roll-Out Solar Array)On the path of 1A on the right board of the station.</text:p>
      <text:p text:style-name="P4">
This output into the open space will be ninth for Boven and the first for Hoburg.</text:p>
      <text:p text:style-name="P4">
On June 15, the same pair of astronauts will install Irosa on the 1b power channel to the point of board.</text:p>
      <text:p text:style-name="P4">
Each exit in open space begins at 09:15 am(According to American time - ed.)and will last about six and a half hours.</text:p>
      <text:p text:style-name="P4">
<text:span text:style-name="T4">
 Read also: </text:span>
 <text:a xlink:type="simple" xlink:href="https://www.ukrinform.ua/rubric-technology/3713382-astronomi-vperse-viavili-polarnij-ciklon-na-urani.html" text:style-name="Internet_20_link" text:visited-style-name="Visited_20_Internet_20_Link">
astronomers first found the polar cyclone on Uranus</text:a>
As reported by Ukrinform, Virgin Galactic <text:a xlink:type="simple" xlink:href="https://www.ukrinform.ua/rubric-technology/3714611-virgin-galactic-zdijsnila-patij-testovij-polit-u-kosmos.html" text:style-name="Internet_20_link" text:visited-style-name="Visited_20_Internet_20_Link">
successfully made the fifth test space flight. </text:a>
Photo: Nasa</text:p>
      <text:p text:style-name="P4">
News Source: <text:a xlink:type="simple" xlink:href="https://www.ukrinform.ua/rubric-technology/3715275-astronavti-nasa-vstanovlat-novi-sonacni-paneli-na-mks.html" text:style-name="Internet_20_link" text:visited-style-name="Visited_20_Internet_20_Link">
https://www.ukrinform.ua/rubric-technology/3715275-astronavti-nasa-vstanovlat-novi-sonacni-paneli-na-mks.html</text:a>
</text:p>
      <!--NEWS-->
      <text:h text:style-name="P10" text:outline-level="1">
<text:span text:style-name="T4">
On the border of Afghanistan and Iran, there was a shooting because of the distribution of water - there are dead</text:span>
</text:h>
      <text:p text:style-name="P4">
Authors: Ukrinform (Person)</text:p>
      <text:p text:style-name="P4">
Publisher: Укринформ (Organization)</text:p>
      <text:p text:style-name="P4">
Published Time: 2023-05-28T17:52:00+03:00</text:p>
      <text:p text:style-name="P4">
Modified Time: 2023-05-28T17:52:00+03:00</text:p>
      <text:p text:style-name="P4">
Description: There was a deadly shooting between the border guards of Afghanistan and Iran because of the distribution of water between the two countries. - Ukrinform.</text:p>
      <text:p text:style-name="P4">
Images: ['<text:a xlink:type="simple" xlink:href="https://static.ukrinform.com/photos/2017_07/thumb_files/630_360_1499035769-5525.jpg" text:style-name="Internet_20_link" text:visited-style-name="Visited_20_Internet_20_Link">
630_360_14990...</text:a>
']</text:p>
      <text:p text:style-name="P4">
Tags: ['Афганістан', 'Іран', 'Стрілянина', 'Кордон']</text:p>
      <text:p text:style-name="P4">
Type: Article</text:p>
      <!--METADATA-->
      <text:p text:style-name="P4">
<draw:frame draw:style-name="fr1" draw:name="Image175" text:anchor-type="as-char" svg:width="6.9236in" svg:height="3.956343in" draw:z-index="0">
<draw:image xlink:href="../Images/yкринформ/2023-05-28T17-52-00-03-00/630_360_1499035769-5525.jpg" xlink:type="simple" xlink:show="embed" xlink:actuate="onLoad" draw:mime-type="image/jpeg"/>
</draw:frame>
The intergovernmental border guards of Afghanistan and Iran occurred a deadly shooting through the distribution of water between the two countries.</text:p>
      <text:p text:style-name="P4">
As Ukrinform reports, it reports <text:a xlink:type="simple" xlink:href="https://www.voanews.com/a/border-clashes-subside-between-iran-afghanistan-/7112502.html" text:style-name="Internet_20_link" text:visited-style-name="Visited_20_Internet_20_Link">
Voa</text:a>
.</text:p>
      <text:p text:style-name="P4">
According to representatives of the authorities of both parties, as a result of <text:a xlink:type="simple" xlink:href="https://www.ukrinform.ua/tag-strilanina" text:style-name="Internet_20_link" text:visited-style-name="Visited_20_Internet_20_Link">
shooting</text:a>
Two Iranian security workers and border guards by the Taliban were killed.</text:p>
      <text:p text:style-name="P4">
It is noted that the bilateral voltage between Kabul and Tehran has recently been made due to Iran's accusations that Taliba violates the waterproofing agreement from 1973 between the two countries, blocking the flow of water from River Gmmend, which flows from Afghanistan to arid eastern border regions.</text:p>
      <text:p text:style-name="P4">
Iran's President Ebrahim Raisi, during a visit to the border province, has questioned the Taliban to respect the treaty that provides joint water resources to compress access to water monitoring. Raisi warned the Taliban's reputation of the agreement and promised to defend Iran's rights to water.</text:p>
      <text:p text:style-name="P4">
The Afghan Defense Ministry replied that "dialogue and negotiations are a good way to solve any problem. The justification of war and negative actions will not be unlawful of the interests of either of the parties. "</text:p>
      <text:p text:style-name="P4">
According to the United Nations, Afghanistan and Iran are suffering from drought, and the drought conditions have worsened over the last decade.</text:p>
      <text:p text:style-name="P4">
<text:span text:style-name="T4">
 Read also: </text:span>
 <text:a xlink:type="simple" xlink:href="https://www.ukrinform.ua/rubric-world/3715229-u-stati-numeksiko-stalasa-strilanina-pid-cas-motoprobigu-troe-zagiblih.html" text:style-name="Internet_20_link" text:visited-style-name="Visited_20_Internet_20_Link">
in the state of New Mexico occurred <text:span text:style-name="T4">
 shooting </text:span>
 during the mototoprobag-three dead</text:a>
Iran kept his embassy in Kabul with almost two dozen neighboring Iregional countries after Taliba seized power almost two years ago, but he did not recognize the new Afghan government.</text:p>
      <text:p text:style-name="P4">
As reported <text:a xlink:type="simple" xlink:href="https://www.ukrinform.ua/rubric-world/3711348-bils-ak-polovina-velikih-ozer-svitu-visihaut-cerez-zmini-klimatu.html" text:style-name="Internet_20_link" text:visited-style-name="Visited_20_Internet_20_Link">
Ukrinform</text:a>
, the area of more than half of the Great Lakes and reservoirs of the world has changed since the early 1990s, mostly due to climate change.</text:p>
      <text:p text:style-name="P4">
News Source: <text:a xlink:type="simple" xlink:href="https://www.ukrinform.ua/rubric-world/3715279-na-kordoni-afganistanu-j-iranu-stalasa-strilanina-cerez-rozpodil-vodi-e-zagibli.html" text:style-name="Internet_20_link" text:visited-style-name="Visited_20_Internet_20_Link">
https://www.ukrinform.ua/rubric-world/3715279-na-kordoni-afganistanu-j-iranu-stalasa-strilanina-cerez-rozpodil-vodi-e-zagibli.html</text:a>
</text:p>
      <!--NEWS-->
      <text:h text:style-name="P10" text:outline-level="1">
<text:span text:style-name="T4">
Due to the drain in Odessa flooded streets</text:span>
</text:h>
      <text:p text:style-name="P4">
Authors: Ukrinform (Person)</text:p>
      <text:p text:style-name="P4">
Publisher: Укринформ (Organization)</text:p>
      <text:p text:style-name="P4">
Published Time: 2023-05-28T17:58:00+03:00</text:p>
      <text:p text:style-name="P4">
Modified Time: 2023-05-28T17:58:00+03:00</text:p>
      <text:p text:style-name="P4">
Description: In Odessa, due to heavy rain, some of the streets flooded. - Ukrinform.</text:p>
      <text:p text:style-name="P4">
Images: ['<text:a xlink:type="simple" xlink:href="https://static.ukrinform.com/photos/2023_05/thumb_files/630_360_1685285755-471.jpg" text:style-name="Internet_20_link" text:visited-style-name="Visited_20_Internet_20_Link">
630_360_16852...</text:a>
']</text:p>
      <text:p text:style-name="P4">
Tags: ['Дощ', 'Одеса', 'Вода', 'Затоплення']</text:p>
      <text:p text:style-name="P4">
Type: Article</text:p>
      <!--METADATA-->
      <text:p text:style-name="P4">
<draw:frame draw:style-name="fr1" draw:name="Image176" text:anchor-type="as-char" svg:width="6.9236in" svg:height="3.956343in" draw:z-index="0">
<draw:image xlink:href="../Images/yкринформ/2023-05-28T17-58-00-03-00/630_360_1685285755-471.jpg" xlink:type="simple" xlink:show="embed" xlink:actuate="onLoad" draw:mime-type="image/jpeg"/>
</draw:frame>
In Odesicerace, heavy rain flooded some of the streets.</text:p>
      <text:p text:style-name="P4">
About it in <text:a xlink:type="simple" xlink:href="https://t.me/odesacityofficial/17616" text:style-name="Internet_20_link" text:visited-style-name="Visited_20_Internet_20_Link">
telegram</text:a>
The Odessa City Council reports, Ukrinform reports.</text:p>
      <text:p text:style-name="P4">
"Heavy rain ](https://www.ukrinform.ua/tag-dos)In some areas of the city, the Balkivska, Primorsky, Black Sea Cossacks of others have been flooding the streets, ”the message reads.</text:p>
      <text:p text:style-name="P4">
It is noted that there are 22 pieces of equipment and 67 employees of KP "City Roads" on the streets.</text:p>
      <text:p text:style-name="P4">
As <text:a xlink:type="simple" xlink:href="https://omr.gov.ua/ua/news/232972/" text:style-name="Internet_20_link" text:visited-style-name="Visited_20_Internet_20_Link">
reported</text:a>
, in connection with the burning of the weather conditions, the Odesa City Hall appealed to the Odessa and guests of the city with a request to be as careful as possible on the street.</text:p>
      <text:p text:style-name="P4">
*!(https://www.ukrinform.ua/rubric-kyiv/3715270-u-kievi-riven-vodi-v-dnipri-zmensivsa-na-11-santimetriv.html)Due to the storm in the Black Sea, minna danger increases. There is a high likelihood of sea mines from anchors and nailed to the shore, as well as their drifting along the coast.</text:p>
      <text:p text:style-name="P4">
<text:span text:style-name="T5">
Foto: Odesa. Officially</text:span>
</text:p>
      <text:p text:style-name="P4">
News Source: <text:a xlink:type="simple" xlink:href="https://www.ukrinform.ua/rubric-regions/3715281-cerez-zlivu-v-odesi-zatopleni-vulici.html" text:style-name="Internet_20_link" text:visited-style-name="Visited_20_Internet_20_Link">
https://www.ukrinform.ua/rubric-regions/3715281-cerez-zlivu-v-odesi-zatopleni-vulici.html</text:a>
</text:p>
      <!--NEWS-->
      <text:h text:style-name="P10" text:outline-level="1">
<text:span text:style-name="T4">
Payments to the military: Venislavsky announced a new bill</text:span>
</text:h>
      <text:p text:style-name="P4">
Authors: Ukrinform (Person)</text:p>
      <text:p text:style-name="P4">
Publisher: Укринформ (Organization)</text:p>
      <text:p text:style-name="P4">
Published Time: 2023-05-28T18:04:17+03:00</text:p>
      <text:p text:style-name="P4">
Modified Time: 2023-05-28T18:04:17+03:00</text:p>
      <text:p text:style-name="P4">
Description: In the near future, the decision on a fair financial reward for the military can be drawn up in a new bill and submitted to the Verkhovna Rada of Ukraine. - Ukrinform.</text:p>
      <text:p text:style-name="P4">
Images: ['<text:a xlink:type="simple" xlink:href="https://static.ukrinform.com/photos/2023_02/thumb_files/630_360_1675862789-189.jpg" text:style-name="Internet_20_link" text:visited-style-name="Visited_20_Internet_20_Link">
630_360_16758...</text:a>
']</text:p>
      <text:p text:style-name="P4">
Tags: ['Законопроєкт', 'Зарплата', 'Військові', 'Єдині новини']</text:p>
      <text:p text:style-name="P4">
Type: Article</text:p>
      <!--METADATA-->
      <text:p text:style-name="P4">
<draw:frame draw:style-name="fr1" draw:name="Image178" text:anchor-type="as-char" svg:width="6.9236in" svg:height="3.956343in" draw:z-index="0">
<draw:image xlink:href="../Images/yкринформ/2023-05-28T18-04-17-03-00/630_360_1675862789-189.jpg" xlink:type="simple" xlink:show="embed" xlink:actuate="onLoad" draw:mime-type="image/jpeg"/>
</draw:frame>
In the near future, the decision on a fair financial reward for the military can be registered in a new bill and submitted for consideration by the Verkhovna Rada of Ukraine.</text:p>
      <text:p text:style-name="P4">
According to the Ukrinform correspondent, a member of the Verkhovna Rada Committee on National Security, Defense and Intelligence, a representative of the president in the Verkhovna Rada Fedir Venislavsky said on the broadcast of the Teleterna "Uniform News".</text:p>
      <text:p text:style-name="P4">
"It took place at the level of the committee of several working groups, with the participation of international deputies from all political forces presented in Parliament, and all components of the security and defense sector: the Ministry of Defense, Security Service, Foreign Intelligence Service, the Main Intelligence Directorate, the State Border Guard. Who has military registrations, whose servicemen perform tasks on the front line - they were members of this working group. A certain project has already been developed. Hall, "he said.</text:p>
      <text:p text:style-name="P4">
Venislavsky noted that the new bill will be balanced and socially justified and will provide an adequate level of cash detention for both for military servicemen who perform tasks in the forefront and for military, who perform tasks in the rear. Including for students of higher education institutions and term.</text:p>
      <text:p text:style-name="P4">
According to him, cadets of higher military educational institutions and military units in civilian educational institutions have the level of scholarship provision lower than civil students.</text:p>
      <text:p text:style-name="P4">
"Of course, it is also a certain level of injustice, as they also devote their lives to the dangerous activity today that we miber on the front. This is all taken into account and practically no controversy of Tadycs between representatives of the security and defense sector and between politicians. Sometimes it has already been finalized, " - saidvenislavsky.</text:p>
      <text:p text:style-name="P4">
<text:span text:style-name="T4">
 Read also: </text:span>
 <text:a xlink:type="simple" xlink:href="https://www.ukrinform.ua/rubric-society/3709552-risenna-parlamentu-pro-povernenna-doplat-vijskovim-ne-vlastovue-nikogo-marcenko.html" text:style-name="Internet_20_link" text:visited-style-name="Visited_20_Internet_20_Link">
<text:span text:style-name="T4">
 Solution </text:span>
 <text:span text:style-name="T4">
 Parliament </text:span>
 <text:span text:style-name="T4">
 About </text:span>
 <text:span text:style-name="T4">
 Return </text:span>
<text:span text:style-name="T4">
 Supplements </text:span>
 <text:span text:style-name="T4">
 </text:span>
 <text:span text:style-name="T4">
 No </text:span>
 satisfy <text:span text:style-name="T4">
 </text:span>
 <text:span text:style-name="T4">
 Nobody </text:span>
 - <text:span text:style-name="T4">
 Marchenko </text:span>
</text:a>
</text:p>
      <text:p text:style-name="P4">
From February 1, the order of payments to servicemen changed. Thus, the minimum amount of cash was increased to 20 100 UAH for all military services. 100 thousand per month, as before, are preserved to defenders who are fighting directly on the forefront. At the same time, 30 thousand hryvnias that have previously been paid to a wide range of security forces are now paid to the military, which will be paid for tasks in hostilities but do not directly participate in the fighting with the enemy, proportional to the time of completion Attacks, regardless of the task area.</text:p>
      <text:p text:style-name="P4">
News Source: <text:a xlink:type="simple" xlink:href="https://www.ukrinform.ua/rubric-society/3715282-viplati-vijskovim-venislavskij-anonsuvav-novij-zakonoproekt.html" text:style-name="Internet_20_link" text:visited-style-name="Visited_20_Internet_20_Link">
https://www.ukrinform.ua/rubric-society/3715282-viplati-vijskovim-venislavskij-anonsuvav-novij-zakonoproekt.html</text:a>
</text:p>
      <!--NEWS-->
      <text:h text:style-name="P10" text:outline-level="1">
<text:span text:style-name="T4">
In Kiev, a rescuer - Klitschko was injured in Kiev as a result of the attack of drones</text:span>
</text:h>
      <text:p text:style-name="P4">
Authors: Ukrinform (Person)</text:p>
      <text:p text:style-name="P4">
Publisher: Укринформ (Organization)</text:p>
      <text:p text:style-name="P4">
Published Time: 2023-05-28T18:14:58+03:00</text:p>
      <text:p text:style-name="P4">
Modified Time: 2023-05-28T18:14:58+03:00</text:p>
      <text:p text:style-name="P4">
Description: In Kiev, last night, a rescuer was affected by a concrete slab during a rescue operation on one of the objects as a result of the attack of drones. - Ukrinform.</text:p>
      <text:p text:style-name="P4">
Images: ['<text:a xlink:type="simple" xlink:href="https://static.ukrinform.com/photos/2023_05/thumb_files/630_360_1685286638-689.jpg" text:style-name="Internet_20_link" text:visited-style-name="Visited_20_Internet_20_Link">
630_360_16852...</text:a>
']</text:p>
      <text:p text:style-name="P4">
Tags: ['Віталій Кличко', 'Війна з Росією', 'Рятувальники', 'Повітряна атака']</text:p>
      <text:p text:style-name="P4">
Type: Article</text:p>
      <!--METADATA-->
      <text:p text:style-name="P4">
<draw:frame draw:style-name="fr1" draw:name="Image179" text:anchor-type="as-char" svg:width="6.9236in" svg:height="3.956343in" draw:z-index="0">
<draw:image xlink:href="../Images/yкринформ/2023-05-28T18-14-58-03-00/630_360_1685286638-689.jpg" xlink:type="simple" xlink:show="embed" xlink:actuate="onLoad" draw:mime-type="image/jpeg"/>
</draw:frame>
In Kiev, a rescuer was injured as a result of the attack of drones, which was caught by a rescue slab during a rescue operation on one of the objects.</text:p>
      <text:p text:style-name="P4">
According to Ukrinform, the mayor of Kyiv Vitaliy Klitschko stated this in the essential marathon “Unified News”, reports <text:a xlink:type="simple" xlink:href="http://kyivcity.gov.ua/news/vitaliy_klichko_vnaslidok_naymasshtabnisho_ataki_droniv_na_kiv_odna_lyudina_zaginula_dvoye_postrazhdalikh_gospitalizovani_odin_iz_nikh__ryatuvalnik/" text:style-name="Internet_20_link" text:visited-style-name="Visited_20_Internet_20_Link">
Kyiv City State Administration</text:a>
.</text:p>
      <text:p text:style-name="P4">
“Нам вирішили зіпсувати День міста. Але наші сили ППО біля столиці та вповітряному просторі Києва знищили близько 40 безпілотників. А загалом вУкраїні, як ви знаєте, запустили 54 дрони, 52 були збиті нашими ППО. Тобто,основна кількість “шахедів” була спрямована саме на столицю. Внаслідок падінняуламків є руйнування в кількох районах <text:a xlink:type="simple" xlink:href="https://www.ukrinform.ua/tag-kiiv" text:style-name="Internet_20_link" text:visited-style-name="Visited_20_Internet_20_Link">
 Києва </text:a>
. One person was killed-a 41-year-old man. Two hospitalized-35-year-old woman, she is in intensive care. And one rescuer who is grieved by a rescue operation on one of the objects. I hope that the doctors will quickly put him on his feet, and he will return to the fulfillment of his duties, ”Klitschko said.</text:p>
      <text:p text:style-name="P4">
<text:span text:style-name="T4">
 Read also: </text:span>
 <text:a xlink:type="simple" xlink:href="https://www.ukrinform.ua/rubric-ato/3715133-gumenuk-ne-viklucae-so-masstabna-nicna-ataka-rf-povazana-z-novou-postavkou-droniv-shahed.html" text:style-name="Internet_20_link" text:visited-style-name="Visited_20_Internet_20_Link">
Humeniuk does not exclude that a large -scale night attack is rafted with a new supply of drones "Shahd"</text:a>
He also stated that the city is constantly improving the system of air defense and notification of the population about air alarm.</text:p>
      <text:p text:style-name="P4">
“We take the best world experience. We install a alert system, and work as well during electricity shutdowns. Because safety is important to us. We also enhance the defense of the capital, including air -to -air. Our foreign partners help us in this. And we are very grateful for them, ” - said.</text:p>
      <text:p text:style-name="P4">
<text:span text:style-name="T4">
 Read also: </text:span>
 <text:a xlink:type="simple" xlink:href="https://www.ukrinform.ua/rubric-ato/3715234-vi-nasi-geroi-prezident-podakuvav-silam-ppo-i-ratuvalnikam.html" text:style-name="Internet_20_link" text:visited-style-name="Visited_20_Internet_20_Link">
"You are our heroes": President thanked the forces <text:span text:style-name="T4">
 aircraft </text:span>
 to the tobiders</text:a>
As it was reported, this night the capital was a massive attack of Dronov-Kamikadze, in Kiev and the region there were air defense forces.</text:p>
      <text:p text:style-name="P4">
<text:span text:style-name="T5">
Foto: police</text:span>
</text:p>
      <text:p text:style-name="P4">
News Source: <text:a xlink:type="simple" xlink:href="https://www.ukrinform.ua/rubric-kyiv/3715284-u-kievi-vnaslidok-ataki-droniv-postrazdav-ratuvalnik-klicko.html" text:style-name="Internet_20_link" text:visited-style-name="Visited_20_Internet_20_Link">
https://www.ukrinform.ua/rubric-kyiv/3715284-u-kievi-vnaslidok-ataki-droniv-postrazdav-ratuvalnik-klicko.html</text:a>
</text:p>
      <!--NEWS-->
      <text:h text:style-name="P10" text:outline-level="1">
<text:span text:style-name="T4">
A two -year -old girl who was looking for four days is in hospital</text:span>
</text:h>
      <text:p text:style-name="P4">
Authors: Ukrinform (Person)</text:p>
      <text:p text:style-name="P4">
Publisher: Укринформ (Organization)</text:p>
      <text:p text:style-name="P4">
Published Time: 2023-05-28T18:20:43+03:00</text:p>
      <text:p text:style-name="P4">
Modified Time: 2023-05-28T18:20:43+03:00</text:p>
      <text:p text:style-name="P4">
Description: In Kharkiv, 2-year-old Violetta, which was found on May 27, almost four days after disappearance, is in hospital. - Ukrinform.</text:p>
      <text:p text:style-name="P4">
Images: ['<text:a xlink:type="simple" xlink:href="https://static.ukrinform.com/photos/2023_05/thumb_files/630_360_1685287121-400.jpg" text:style-name="Internet_20_link" text:visited-style-name="Visited_20_Internet_20_Link">
630_360_16852...</text:a>
']</text:p>
      <text:p text:style-name="P4">
Tags: ['Діти', 'Лікарня', 'Харківщина']</text:p>
      <text:p text:style-name="P4">
Type: Article</text:p>
      <!--METADATA-->
      <text:p text:style-name="P4">
<draw:frame draw:style-name="fr1" draw:name="Image180" text:anchor-type="as-char" svg:width="6.9236in" svg:height="3.956343in" draw:z-index="0">
<draw:image xlink:href="../Images/yкринформ/2023-05-28T18-20-43-03-00/630_360_1685287121-400.jpg" xlink:type="simple" xlink:show="embed" xlink:actuate="onLoad" draw:mime-type="image/jpeg"/>
</draw:frame>
The 2-year-old Violetta, which was able to find almost days after disappearance, is in hospital on May 27.</text:p>
      <text:p text:style-name="P4">
About it reports <text:a xlink:type="simple" xlink:href="http://suspilne.media/489619-stan-violetti-muzicuk-aku-znajsli-u-lisi-pisla-ponad-troh-dib-posukiv-zadovilnij/" text:style-name="Internet_20_link" text:visited-style-name="Visited_20_Internet_20_Link">
public,</text:a>
Transfers Ukrinform.</text:p>
      <text:p text:style-name="P4">
"She is in the children's hospital under supervision. The condition is satisfactory. After the three -tobiva in the forest, she is now under the control of doctors," - said Maxim Houstov, director of the regional health department.</text:p>
      <text:p text:style-name="P4">
According to Kharkiv Ova, Violetta, together with his mother, is in the department of anesthesiology and intensive care of Kharkiv Regional Children's Clinical <text:a xlink:type="simple" xlink:href="https://www.ukrinform.ua/tag-bolnica" text:style-name="Internet_20_link" text:visited-style-name="Visited_20_Internet_20_Link">
Hospital</text:a>
. According to doctors, the child's state of health has positive dynamics and improves. There are no threats to life. Medicals continue treatment.</text:p>
      <text:p text:style-name="P4">
It is noted that at this time, administrative proceedings against the parents of Violettivomen did not open. According to the Head of the Juvenile Prevention Department of Kharkiv Region, Artemy Konovalov, the next week the police began to interview the family, neighbors and specialists in the affairs of children to understand whether or not the child has disappeared. Until investigators see the signs of law on the part of the mother.</text:p>
      <text:p text:style-name="P4">
<text:span text:style-name="T4">
 Read also: </text:span>
 <text:a xlink:type="simple" xlink:href="https://www.ukrinform.ua/rubric-regions/3693254-na-dnipropetrovsini-znajsli-devatiricnogo-hlopcika-akogo-sukali-majze-dobu.html" text:style-name="Internet_20_link" text:visited-style-name="Visited_20_Internet_20_Link">
in Dnipropetrovsk region found a nine -year -old boy, <text:span text:style-name="T4">
 whom </text:span>
 <text:span text:style-name="T4">
 searched </text:span>
 almost a day</text:a>
As reported by Ukrinform, on May 27 <text:a xlink:type="simple" xlink:href="https://www.ukrinform.ua/rubric-regions/3714930-na-harkivsini-znajsli-dvoricnu-divcinku-posuki-akoi-trivali-cotiri-dni.html" text:style-name="Internet_20_link" text:visited-style-name="Visited_20_Internet_20_Link">
in the Kharkiv region found a two -year -old Yetletta</text:a>
From the village of Skripisisobozhany community, which disappeared from its own court on May 23. The girl was seated in the woods 10 km from the house. She was very tired, thirsty Igolodna.</text:p>
      <text:p text:style-name="P4">
<text:span text:style-name="T5">
Foto: Kharkiv police</text:span>
</text:p>
      <text:p text:style-name="P4">
News Source: <text:a xlink:type="simple" xlink:href="https://www.ukrinform.ua/rubric-regions/3715286-dvoricna-divcinka-aku-sukali-cotiri-dobi-perebuvae-u-likarni.html" text:style-name="Internet_20_link" text:visited-style-name="Visited_20_Internet_20_Link">
https://www.ukrinform.ua/rubric-regions/3715286-dvoricna-divcinka-aku-sukali-cotiri-dobi-perebuvae-u-likarni.html</text:a>
</text:p>
      <!--NEWS-->
      <text:h text:style-name="P10" text:outline-level="1">
<text:span text:style-name="T4">
In Zhytomyr as a result of the night attack drones are damaged 26 homes</text:span>
</text:h>
      <text:p text:style-name="P4">
Authors: Ukrinform (Person)</text:p>
      <text:p text:style-name="P4">
Publisher: Укринформ (Organization)</text:p>
      <text:p text:style-name="P4">
Published Time: 2023-05-28T18:27:55+03:00</text:p>
      <text:p text:style-name="P4">
Modified Time: 2023-05-28T18:27:55+03:00</text:p>
      <text:p text:style-name="P4">
Description: The attack of Russian drones on May 28 in Zhytomyr was damaged at least 26 homes, as well as education and health care facilities. - Ukrinform.</text:p>
      <text:p text:style-name="P4">
Images: ['<text:a xlink:type="simple" xlink:href="https://static.ukrinform.com/photos/2022_11/thumb_files/630_360_1668525984-290.jpg" text:style-name="Internet_20_link" text:visited-style-name="Visited_20_Internet_20_Link">
630_360_16685...</text:a>
']</text:p>
      <text:p text:style-name="P4">
Tags: ['Житомир', 'Збитки', 'Війна з Росією', 'Повітряна атака']</text:p>
      <text:p text:style-name="P4">
Type: Article</text:p>
      <!--METADATA-->
      <text:p text:style-name="P4">
<draw:frame draw:style-name="fr1" draw:name="Image181" text:anchor-type="as-char" svg:width="6.9236in" svg:height="3.956343in" draw:z-index="0">
<draw:image xlink:href="../Images/yкринформ/2023-05-28T18-27-55-03-00/630_360_1668525984-290.jpg" xlink:type="simple" xlink:show="embed" xlink:actuate="onLoad" draw:mime-type="image/jpeg"/>
</draw:frame>
As a result of Russian drones on May 28, at least 26 buildings were damaged in Zhytomyr, as well as education and health care facilities.</text:p>
      <text:p text:style-name="P4">
This was reported by the press service of the Zhytomyr City Council on <text:a xlink:type="simple" xlink:href="http://www.facebook.com/miskaradazt/posts/pfbid0hpqKkNCfuMEZVKqQo2pVWqkmVC3JPQJESm8JZmkZSW99v9Cc9gYzRzC1bzo9NsUnl" text:style-name="Internet_20_link" text:visited-style-name="Visited_20_Internet_20_Link">
Facebook,</text:a>
He reports Ukrinform.</text:p>
      <text:p text:style-name="P4">
“After today's anxiety in the city there is damage. It is mainly the places of general use of apartment buildings. The glass spacked glass, ”the message reads.</text:p>
      <text:p text:style-name="P4">
The addresses are indicated by which the damage is known. Also, they are urged to report if their home has been damaged, there is no Alesya in this list. In the comments to the post, users report and other addresses where there is damage.</text:p>
      <text:p text:style-name="P4">
“Educational institutions and healthcare facilities, where there are damage to doors and windows, operate on a regular mode. Only Lyceum No. 25, who temporarily study Ulcea No. 33, will be learned remotely, ”the City Council added.</text:p>
      <text:p text:style-name="P4">
<text:span text:style-name="T4">
 Read also: </text:span>
 <text:a xlink:type="simple" xlink:href="https://www.ukrinform.ua/rubric-ato/3715146-u-zitomirskij-oblasti-vorog-zavdav-udaru-po-obektu-infrastrukturi.html" text:style-name="Internet_20_link" text:visited-style-name="Visited_20_Internet_20_Link">
in the Zhytomyr region, the enemy struck object infrastructure</text:a>
As reported by Ukrinform, <text:a xlink:type="simple" xlink:href="https://www.ukrinform.ua/rubric-ato/3715124-mer-zitomira-zaaviv-pro-poskodzenna-vnaslidok-nicnoi-ataki.html" text:style-name="Internet_20_link" text:visited-style-name="Visited_20_Internet_20_Link">
in Zhytomyr as a result of nocturnal enemy attack was damaged</text:a>
, however, there is a member of human casualties.</text:p>
      <text:p text:style-name="P4">
The Command of the Air Force of the Armed Forces stated that on the night of May 28, the Russian Ruskivska attacked Ukraine by Iranian shock drones of Shahd-136/131 from the no surrounding direction-the Bryansk region and the Southern-Krasnodar Territory. Defense forces destroyed 52 drones.</text:p>
      <text:p text:style-name="P4">
_ Photo illustrative_</text:p>
      <text:p text:style-name="P4">
News Source: <text:a xlink:type="simple" xlink:href="https://www.ukrinform.ua/rubric-regions/3715291-u-zitomiri-vnaslidok-nicnoi-ataki-droniv-poskodzeni-26-budinkiv.html" text:style-name="Internet_20_link" text:visited-style-name="Visited_20_Internet_20_Link">
https://www.ukrinform.ua/rubric-regions/3715291-u-zitomiri-vnaslidok-nicnoi-ataki-droniv-poskodzeni-26-budinkiv.html</text:a>
</text:p>
      <!--NEWS-->
      <text:h text:style-name="P10" text:outline-level="1">
<text:span text:style-name="T4">
Ukraine is unlikely to become a member of NATO by the end of the war - Venislavsky</text:span>
</text:h>
      <text:p text:style-name="P4">
Authors: Ukrinform (Person)</text:p>
      <text:p text:style-name="P4">
Publisher: Укринформ (Organization)</text:p>
      <text:p text:style-name="P4">
Published Time: 2023-05-28T18:29:00+03:00</text:p>
      <text:p text:style-name="P4">
Modified Time: 2023-05-28T18:29:00+03:00</text:p>
      <text:p text:style-name="P4">
Description: Member of the Verkhovna Rada Committee on National Security, Defense and Intelligence, the President's representative in the Verkhovna Rada Fedir Venislavsky believes that by the end of the war the decision to accept Ukraine in NATO was not made. - Ukrinform.</text:p>
      <text:p text:style-name="P4">
Images: ['<text:a xlink:type="simple" xlink:href="https://static.ukrinform.com/photos/2023_02/thumb_files/630_360_1675862789-973.jpg" text:style-name="Internet_20_link" text:visited-style-name="Visited_20_Internet_20_Link">
630_360_16758...</text:a>
']</text:p>
      <text:p text:style-name="P4">
Tags: ['НАТО', 'Україна', 'Веніславський', 'Єдині новини']</text:p>
      <text:p text:style-name="P4">
Type: Article</text:p>
      <!--METADATA-->
      <text:p text:style-name="P4">
<draw:frame draw:style-name="fr1" draw:name="Image182" text:anchor-type="as-char" svg:width="6.9236in" svg:height="3.956343in" draw:z-index="0">
<draw:image xlink:href="../Images/yкринформ/2023-05-28T18-29-00-03-00/630_360_1675862789-973.jpg" xlink:type="simple" xlink:show="embed" xlink:actuate="onLoad" draw:mime-type="image/jpeg"/>
</draw:frame>
The Verkhovna Rada of the Verkhovna Rada of National Security, Defense and Intelligence, the President's representative in the Verkhovna Rada Fedir Venislavsky believes that by the end of the war the state of Ukraine's adoption in NATO was not adopted.</text:p>
      <text:p text:style-name="P4">
According to the Ukrinform correspondent, he said this on the air of the Teleterna "One News".</text:p>
      <text:p text:style-name="P4">
"The level of assessment of our armed forces by the international expert military environment is very high and only the military-political issue remains. Trebabuta realists. I think that by the end of the war it is unlikely to be approved(About Ukraine's membership in NATO - ed.)Although we would like such options. We hope for it, but reality is unlikely to be already optimistic. However, the fact that Ukraine in the future where we do not have any no one in the world, no one in the world, even those of the most people, "Venislavsky said.</text:p>
      <text:p text:style-name="P4">
He added that during the July Summit of the Alliance in Vilnius, there may be more specific bilateral or multilateral decisions on Ukraine's closer integration into structures <text:a xlink:type="simple" xlink:href="https://www.ukrinform.ua/tag-nato" text:style-name="Internet_20_link" text:visited-style-name="Visited_20_Internet_20_Link">
NATO</text:a>
.</text:p>
      <text:p text:style-name="P4">
According to Venislavsky, Ukraine is already working with NATO member states, including those countries that are skeptical of the dawn members of our country in the Alliance. He stressed that when Ukraine could ask a specific issue of joining NATO, this decision will be approved very quickly.</text:p>
      <text:p text:style-name="P4">
He also noted that Ukraine already has a number of arrangements with different countries in the future. Venislavsky believes that these guarantees will interfere with Ukraine's accession to the Alliance.</text:p>
      <text:p text:style-name="P4">
<text:span text:style-name="T4">
 Read also: </text:span>
 <text:a xlink:type="simple" xlink:href="https://www.ukrinform.ua/rubric-polytics/3715236-nova-arhitektura-bezpeki-evropi-nemozliva-bez-integracii-ukraini-stefanisina.html" text:style-name="Internet_20_link" text:visited-style-name="Visited_20_Internet_20_Link">
New European Security Architecture is impossible without integration of Ukraine - <text:span text:style-name="T4">
 Stephanyshina </text:span>
</text:a>
It was reported that the NATO summit will take place in Vilnius on July 11-12.</text:p>
      <text:p text:style-name="P4">
News Source: <text:a xlink:type="simple" xlink:href="https://www.ukrinform.ua/rubric-polytics/3715285-ukraina-navrad-ci-stane-clenom-nato-do-kinca-vijni-venislavskij.html" text:style-name="Internet_20_link" text:visited-style-name="Visited_20_Internet_20_Link">
https://www.ukrinform.ua/rubric-polytics/3715285-ukraina-navrad-ci-stane-clenom-nato-do-kinca-vijni-venislavskij.html</text:a>
</text:p>
      <!--NEWS-->
      <text:h text:style-name="P10" text:outline-level="1">
<text:span text:style-name="T4">
Michael's Golden -domed Cathedral marks the anniversary of recovery</text:span>
</text:h>
      <text:p text:style-name="P4">
Authors: Ukrinform (Person)</text:p>
      <text:p text:style-name="P4">
Publisher: Укринформ (Organization)</text:p>
      <text:p text:style-name="P4">
Published Time: 2023-05-28T18:29:35+03:00</text:p>
      <text:p text:style-name="P4">
Modified Time: 2023-05-28T18:29:35+03:00</text:p>
      <text:p text:style-name="P4">
Description: Michael's Golden -domed Cathedral celebrates 23 years of its restoration. - Ukrinform.</text:p>
      <text:p text:style-name="P4">
Images: ['<text:a xlink:type="simple" xlink:href="https://static.ukrinform.com/photos/2019_07/thumb_files/630_360_1564291764-728.jpg" text:style-name="Internet_20_link" text:visited-style-name="Visited_20_Internet_20_Link">
630_360_15642...</text:a>
']</text:p>
      <text:p text:style-name="P4">
Tags: ['Свято', 'Київ', 'Михайлівський собор']</text:p>
      <text:p text:style-name="P4">
Type: Article</text:p>
      <!--METADATA-->
      <text:p text:style-name="P4">
<draw:frame draw:style-name="fr1" draw:name="Image183" text:anchor-type="as-char" svg:width="6.9236in" svg:height="3.956343in" draw:z-index="0">
<draw:image xlink:href="../Images/yкринформ/2023-05-28T18-29-35-03-00/630_360_1564291764-728.jpg" xlink:type="simple" xlink:show="embed" xlink:actuate="onLoad" draw:mime-type="image/jpeg"/>
</draw:frame>
Michael's Golden -domed Cathedral celebrates 23 years of its restoration.</text:p>
      <text:p text:style-name="P4">
The press service of the Orthodox Church of Ukraine reported on <text:a xlink:type="simple" xlink:href="http://www.facebook.com/Orthodox.in.Ukraine/posts/pfbid0iCgAJu9baUh1SgZ5V3N76e2kCNy72ZQkoD92Fzv4Fus66KsTVVbeP2HD4afnYp5Tl" text:style-name="Internet_20_link" text:visited-style-name="Visited_20_Internet_20_Link">
Facebook</text:a>
, reports Ukrinform.</text:p>
      <text:p text:style-name="P4">
As it is noted, today the Michael's Golden Cathedral has a statusfederal for the head <text:a xlink:type="simple" xlink:href="https://www.ukrinform.ua/tag-pravoslavna-cerkva-ukraini" text:style-name="Internet_20_link" text:visited-style-name="Visited_20_Internet_20_Link">
PCU</text:a>
Metropolitan of Kiev and all Ukraine Epiphany.</text:p>
      <text:p text:style-name="P4">
The recent history of the cathedral has begun in 2000. At that time, it was celebrated and opened its doors after more than half a century of ruins and devastation caused by the communist regime.</text:p>
      <text:p text:style-name="P4">
In 1937, the Soviet authorities planted more than 800 years in the air. The bell tower and several other structures of the monastery were destroyed, from the baths of gilding, destroyed Baroque iconostasis.</text:p>
      <text:p text:style-name="P4">
The holy relics, ancient mosaics and frescoes were dismantled and transported by Damuseas of Moscow, Leningrad and Novgorod. In Ukraine there is a mosaic fresco "Eucharist", which was transferred to the Sophia Cathedral, as well as some of the smaltov reports that got into the funds of the Kiev-Pechersk Lavra.</text:p>
      <text:p text:style-name="P4">
"The industry of God Mikhailovsky has arranged, in particular, in order to play an important role in the life of the Ukrainian people. Since the restoration of independence, the revival of this ancient shrine has seen," the PCU noted.</text:p>
      <text:p text:style-name="P4">
The Ukrainian Church initiated a fundraiser to rebuild the cathedral, and communicated with the help of the authorities at that time. Subsequently, the decision on the restoration of the Hailee Golden -Domed Cathedral, the bell tower, walls and gates was made by the Natural State level.</text:p>
      <text:p text:style-name="P4">
The first in 1997 to 1998 were restored the economic gate and the bell -bell -domed monastery in the Ukrainian Baroque style. Subsequently, there was a consecration of the temple of three saints on the second tier of the bell tower, Carillon with the recipients on the third tier, and later - the main rebuilt of Michael's joint, its central altar and the side advocates - Barbarian Ykaterininsky.</text:p>
      <text:p text:style-name="P4">
"Despite the fact that the building of the cathedral itself is built in modern times, for the first time a unique shrine, it is a temple with almost a millennial history, which from the Volibozhi post, as if Phoenix of ashes, to continue through the centuries of her own glorious mission at the ancient Kiev hills," In the PCU.As reported by Ukrinform, the other day at the Michael's Golden -domed Cathedral of Epiphanius <text:a xlink:type="simple" xlink:href="https://www.ukrinform.ua/rubric-society/3713071-epifanij-osvativ-12-ikon-napisanih-na-broneplitah.html" text:style-name="Internet_20_link" text:visited-style-name="Visited_20_Internet_20_Link">
consecrated 12 icons</text:a>
, written on bulletproof armor.</text:p>
      <text:p text:style-name="P4">
News Source: <text:a xlink:type="simple" xlink:href="https://www.ukrinform.ua/rubric-kyiv/3715292-mihajlivskij-zolotoverhij-sobor-vidznacae-ricnicu-vidnovlenna.html" text:style-name="Internet_20_link" text:visited-style-name="Visited_20_Internet_20_Link">
https://www.ukrinform.ua/rubric-kyiv/3715292-mihajlivskij-zolotoverhij-sobor-vidznacae-ricnicu-vidnovlenna.html</text:a>
</text:p>
      <!--NEWS-->
      <text:h text:style-name="P10" text:outline-level="1">
<text:span text:style-name="T4">
The Ukrinform team took part in the "Chestnut Mitigation"</text:span>
</text:h>
      <text:p text:style-name="P4">
Authors: Ukrinform (Person)</text:p>
      <text:p text:style-name="P4">
Publisher: Укринформ (Organization)</text:p>
      <text:p text:style-name="P4">
Published Time: 2023-05-28T18:34:00+03:00</text:p>
      <text:p text:style-name="P4">
Modified Time: 2023-05-28T18:34:00+03:00</text:p>
      <text:p text:style-name="P4">
Description: The traditional annual "Chestnut mileage" took place in Kiev, among the participants - Ukrinform. This year, the run was the anniversary - 30's. The charity sports event gathered for the Center for Pediatric Cardiology and Cardiac Surgery of the Ministry of Health of Ukraine 1 million UAH. - Ukrinform.</text:p>
      <text:p text:style-name="P4">
Images: ['<text:a xlink:type="simple" xlink:href="https://static.ukrinform.com/photos/2023_05/thumb_files/630_360_1685287710-490.jpg" text:style-name="Internet_20_link" text:visited-style-name="Visited_20_Internet_20_Link">
630_360_16852...</text:a>
']</text:p>
      <text:p text:style-name="P4">
Tags: ['Укрінформ', 'Благодійність', 'Київ', 'Пробіг під каштанами']</text:p>
      <text:p text:style-name="P4">
Type: Article</text:p>
      <!--METADATA-->
      <text:p text:style-name="P4">
<draw:frame draw:style-name="fr1" draw:name="Image184" text:anchor-type="as-char" svg:width="6.9236in" svg:height="3.956343in" draw:z-index="0">
<draw:image xlink:href="../Images/yкринформ/2023-05-28T18-34-00-03-00/630_360_1685287710-490.jpg" xlink:type="simple" xlink:show="embed" xlink:actuate="onLoad" draw:mime-type="image/jpeg"/>
</draw:frame>
The traditional annual "Chestnut", among the participants -Ukrinform, was in Kiev. This year, the run was the anniversary - 30's. The Charity Sports West gathered for the Center for Pediatric Cardiology and Cardiac Surgery of the Ministry of Health of Ukraine 1 million UAH.</text:p>
      <text:p text:style-name="P4">
This was reported by Ukrinform correspondent.</text:p>
      <text:p text:style-name="P4">
For the second year, the run was going through during the war. Despite the most powerful nighttime attacks since the beginning of the war, the Ambassadors team gathered in <text:a xlink:type="simple" xlink:href="https://www.ukrinform.ua/tag-kiiv" text:style-name="Internet_20_link" text:visited-style-name="Visited_20_Internet_20_Link">
Kiev</text:a>
But the traditional 5 km ran. The Mambasadors of the Mitigation under Chestnuts - CEO of Ukrinformander Kharchenko.</text:p>
      <text:p text:style-name="P4">
</text:p>
      <text:p text:style-name="P4">
</text:p>
      <text:p text:style-name="P4">
</text:p>
      <text:p text:style-name="P4">
Ukrinform journalists and photographic correspondents also joined the run. This year - in the area near Mount Dragobrat, in Transcarpathia. Our foreign correspondents also joined the "Chestnut".</text:p>
      <text:p text:style-name="P4">
In total, more than 7 thousand participants and more than 100 corporate teams of cutting corners of Ukraine and the world were involved in the actions.</text:p>
      <text:p text:style-name="P4">
In addition to UAH 1 million for the Center for Pediatric Cardiology and Cardiac Surgery, the organizers have been able to raise funds for the purchase of ambulance vehicles for injured in combat or frontal areas.</text:p>
      <text:p text:style-name="P4">
<text:span text:style-name="T4">
 Read also: </text:span>
 <text:a xlink:type="simple" xlink:href="https://www.ukrinform.ua/rubric-diaspora/3715227-u-vidni-projsov-probig-pid-kastanami.html" text:style-name="Internet_20_link" text:visited-style-name="Visited_20_Internet_20_Link">
in <text:span text:style-name="T4">
 Vienna </text:span>
 passed "Chestnut mileage"</text:a>
Ukrinform is an information partner of this annual sports and feeble action.</text:p>
      <text:p text:style-name="P4">
News Source: <text:a xlink:type="simple" xlink:href="https://www.ukrinform.ua/rubric-society/3715294-komanda-ukrinformu-vzala-ucast-u-probigu-pid-kastanami.html" text:style-name="Internet_20_link" text:visited-style-name="Visited_20_Internet_20_Link">
https://www.ukrinform.ua/rubric-society/3715294-komanda-ukrinformu-vzala-ucast-u-probigu-pid-kastanami.html</text:a>
</text:p>
      <!--NEWS-->
      <text:h text:style-name="P10" text:outline-level="1">
<text:span text:style-name="T4">
Moldova will take part in international military exercises in Romania</text:span>
</text:h>
      <text:p text:style-name="P4">
Authors: Ukrinform (Person)</text:p>
      <text:p text:style-name="P4">
Publisher: Укринформ (Organization)</text:p>
      <text:p text:style-name="P4">
Published Time: 2023-05-28T18:39:10+03:00</text:p>
      <text:p text:style-name="P4">
Modified Time: 2023-05-28T18:39:10+03:00</text:p>
      <text:p text:style-name="P4">
Description: The Moldova Army will take part in the Saber Guardian 2023 multinational exercises, which will be held at Romania landfills from May 29 to June 9. - Ukrinform.</text:p>
      <text:p text:style-name="P4">
Images: ['<text:a xlink:type="simple" xlink:href="https://static.ukrinform.com/photos/2023_05/thumb_files/630_360_1685288200-942.jpg" text:style-name="Internet_20_link" text:visited-style-name="Visited_20_Internet_20_Link">
630_360_16852...</text:a>
']</text:p>
      <text:p text:style-name="P4">
Tags: ['Молдова', 'Румунія', 'Військові навчання']</text:p>
      <text:p text:style-name="P4">
Type: Article</text:p>
      <!--METADATA-->
      <text:p text:style-name="P4">
<draw:frame draw:style-name="fr1" draw:name="Image189" text:anchor-type="as-char" svg:width="6.9236in" svg:height="3.956343in" draw:z-index="0">
<draw:image xlink:href="../Images/yкринформ/2023-05-28T18-39-10-03-00/630_360_1685288200-942.jpg" xlink:type="simple" xlink:show="embed" xlink:actuate="onLoad" draw:mime-type="image/jpeg"/>
</draw:frame>
Armyamoldov will take part in the Saber Guardian 2023 multinational exercises, which will be held at Romania landfills from May 29 to June 9.</text:p>
      <text:p text:style-name="P4">
As Ukrinform reports, it reports <text:a xlink:type="simple" xlink:href="http://newsmaker.md/rus/novosti/armiya-moldovy-primet-uchastie-vmnogonatsionalnykh-ucheniyakh-saber-guardian-2023/" text:style-name="Internet_20_link" text:visited-style-name="Visited_20_Internet_20_Link">
Newsmaker</text:a>
.</text:p>
      <text:p text:style-name="P4">
Stefan Mare's Military Rifle Brigade will train 10,000 soldiers from twelve countries: Albania, Bulgaria, Italy, France, Greece, Northern Macedonia, Romania, Montenegro, USA, Poland, Portugal and the Netherlands.</text:p>
      <text:p text:style-name="P4">
"Field training is aimed at increasing the operational compatibility at a much national level," the message reads.</text:p>
      <text:p text:style-name="P4">
The participation of the Moldovan Army in the Saber Guardian 2023 exercises will be held according to the plan of external activity for 2023, the Ministry of Defense Moldova noted.</text:p>
      <text:p text:style-name="P4">
Military from <text:a xlink:type="simple" xlink:href="https://www.ukrinform.ua/tag-moldova" text:style-name="Internet_20_link" text:visited-style-name="Visited_20_Internet_20_Link">
Moldova</text:a>
They will leave Dorumunia on May 29 as part of a column of military equipment.</text:p>
      <text:p text:style-name="P4">
<text:span text:style-name="T4">
 Read also: </text:span>
 [<text:span text:style-name="T4">
 Moldova </text:span>
 continues for another 60 days(https://www.ukrinform.ua/rubric-world/3714727-moldova-prodovzue-se-na-60-dniv-nadzvicajnij-stan-cerez-vijnu-v-ukraini.html)As reported by Ukrinform, on Saturday, Japan Self -Defense forces conducted a year -old training with combat firing at a landfill in the central part of the country, about 2500 servicemen participated in the maneuvers.</text:p>
      <text:p text:style-name="P4">
<text:span text:style-name="T5">
Foto: Ministry of Defense of Moldova</text:span>
</text:p>
      <text:p text:style-name="P4">
News Source: <text:a xlink:type="simple" xlink:href="https://www.ukrinform.ua/rubric-world/3715296-moldova-vizme-ucast-u-miznarodnih-vijskovih-navcannah-u-rumunii.html" text:style-name="Internet_20_link" text:visited-style-name="Visited_20_Internet_20_Link">
https://www.ukrinform.ua/rubric-world/3715296-moldova-vizme-ucast-u-miznarodnih-vijskovih-navcannah-u-rumunii.html</text:a>
</text:p>
      <!--NEWS-->
      <text:h text:style-name="P10" text:outline-level="1">
<text:span text:style-name="T4">
The Russian rocket hit the field near Kramatorsk</text:span>
</text:h>
      <text:p text:style-name="P4">
Authors: Ukrinform (Person)</text:p>
      <text:p text:style-name="P4">
Publisher: Укринформ (Organization)</text:p>
      <text:p text:style-name="P4">
Published Time: 2023-05-28T18:45:57+03:00</text:p>
      <text:p text:style-name="P4">
Modified Time: 2023-05-28T18:45:57+03:00</text:p>
      <text:p text:style-name="P4">
Description: On May 28, Russian troops struck a missile strike in the area of Kramatorsk, Donetsk region. - Ukrinform.</text:p>
      <text:p text:style-name="P4">
Images: ['<text:a xlink:type="simple" xlink:href="https://static.ukrinform.com/photos/2023_05/thumb_files/630_360_1685288605-521.jpg" text:style-name="Internet_20_link" text:visited-style-name="Visited_20_Internet_20_Link">
630_360_16852...</text:a>
']</text:p>
      <text:p text:style-name="P4">
Tags: ['Краматорськ', 'Ракета', 'Війна з Росією']</text:p>
      <text:p text:style-name="P4">
Type: Article</text:p>
      <!--METADATA-->
      <text:p text:style-name="P4">
<draw:frame draw:style-name="fr1" draw:name="Image190" text:anchor-type="as-char" svg:width="6.9236in" svg:height="3.956343in" draw:z-index="0">
<draw:image xlink:href="../Images/yкринформ/2023-05-28T18-45-57-03-00/630_360_1685288605-521.jpg" xlink:type="simple" xlink:show="embed" xlink:actuate="onLoad" draw:mime-type="image/jpeg"/>
</draw:frame>
On May 28, the Russian day on May 28 struck the area of Kramatorskdonetsk region.</text:p>
      <text:p text:style-name="P4">
This was reported by the head of the city military administration Oleksandrgoncharenko, reports Ukrinform with reference to <text:a xlink:type="simple" xlink:href="http://suspilne.media/489649-rosijski-vijskovi-pocilili-u-pole-navkolo-kramatorska/" text:style-name="Internet_20_link" text:visited-style-name="Visited_20_Internet_20_Link">
Public</text:a>
 .</text:p>
      <text:p text:style-name="P4">
" <text:a xlink:type="simple" xlink:href="https://www.ukrinform.ua/tag-raketa" text:style-name="Internet_20_link" text:visited-style-name="Visited_20_Internet_20_Link">
 Ракета </text:a>
She hit the field in the field. The type of rocket is set. Explosive equipment is still working on the spot, "he said.</text:p>
      <text:p text:style-name="P4">
According to Goncharenko, there were no victims due to a hostile blow. The explosion was heard during air anxiety.</text:p>
      <text:p text:style-name="P4">
*!(https://www.ukrinform.ua/rubric-ato/3715145-povitrani-sili-zsu-utocnuut-ci-zastosovuvav-vorog-vnoci-raketi.html)As reported by Ukrinform, last day in Donetsk region [(https://www.ukrinform.ua/rubric-culture/3715115-armia-rf-za-dobu-vbila-odnogo-zitela-doneccini-troe-poraneni.html)One civilian, three more were injured.</text:p>
      <text:p text:style-name="P4">
<text:span text:style-name="T5">
Foto: public</text:span>
</text:p>
      <text:p text:style-name="P4">
News Source: <text:a xlink:type="simple" xlink:href="https://www.ukrinform.ua/rubric-ato/3715297-rosijska-raketa-vlucila-v-pole-bila-kramatorska.html" text:style-name="Internet_20_link" text:visited-style-name="Visited_20_Internet_20_Link">
https://www.ukrinform.ua/rubric-ato/3715297-rosijska-raketa-vlucila-v-pole-bila-kramatorska.html</text:a>
</text:p>
      <!--NEWS-->
      <text:h text:style-name="P10" text:outline-level="1">
<text:span text:style-name="T4">
In the capital of Slovenia was first passed "Chestnuts"</text:span>
</text:h>
      <text:p text:style-name="P4">
Authors: Ukrinform (Person)</text:p>
      <text:p text:style-name="P4">
Publisher: Укринформ (Organization)</text:p>
      <text:p text:style-name="P4">
Published Time: 2023-05-28T18:52:00+03:00</text:p>
      <text:p text:style-name="P4">
Modified Time: 2023-05-28T18:52:00+03:00</text:p>
      <text:p text:style-name="P4">
Description: The Slovenian capital of Lyublyana first joined the long -term traditional charity race - the "chestnut mileage", which is the most massive sports and harmful project in Ukraine and abroad. - Ukrinform.</text:p>
      <text:p text:style-name="P4">
Images: ['<text:a xlink:type="simple" xlink:href="https://static.ukrinform.com/photos/2023_05/thumb_files/630_360_1685288638-274.jpg" text:style-name="Internet_20_link" text:visited-style-name="Visited_20_Internet_20_Link">
630_360_16852...</text:a>
']</text:p>
      <text:p text:style-name="P4">
Tags: ['Словенія', 'Україна', 'Благодійність', 'Пробіг під каштанами']</text:p>
      <text:p text:style-name="P4">
Type: Article</text:p>
      <!--METADATA-->
      <text:p text:style-name="P4">
<draw:frame draw:style-name="fr1" draw:name="Image191" text:anchor-type="as-char" svg:width="6.9236in" svg:height="3.956343in" draw:z-index="0">
<draw:image xlink:href="../Images/yкринформ/2023-05-28T18-52-00-03-00/630_360_1685288638-274.jpg" xlink:type="simple" xlink:show="embed" xlink:actuate="onLoad" draw:mime-type="image/jpeg"/>
</draw:frame>
The Slovenian Lyublyana first joined the long -standing traditional charity - "Chestnut mileage", which is the most massive sports and harmonious prophet in Ukraine and abroad.</text:p>
      <text:p text:style-name="P4">
According to Ukrinform, the Embassy of Ukraine in Slovenia in [Facebook] reports it(https://www.facebook.com/UKRinSLO/posts/pfbid0noautDinWXrC1ZCLL6eKRD7m33HbMrLbyPYpWYLmeTq8YcA8VbNsZ7H3ee4g3sVJl).</text:p>
      <text:p text:style-name="P4">
««Пробіг під каштанами» в Любляні був організований посольством <text:a xlink:type="simple" xlink:href="https://www.ukrinform.ua/tag-ukraina" text:style-name="Internet_20_link" text:visited-style-name="Visited_20_Internet_20_Link">
 України</text:a>
In the Republic of Slovenia, jointly by the Ukrainian community squeaks, ”the diploma said.</text:p>
      <text:p text:style-name="P4">
The Ambassador of Ukraine to the Republic of Sloveniyaandri Taran gave the start today.</text:p>
      <text:p text:style-name="P4">
Turning to the participants of the event, he stressed that by his participation in the mileage, the participant expresses solidarity with all Ukrainians who continue their reinforcement with the aggressor.</text:p>
      <text:p text:style-name="P4">
"According to the results of the mileage, each participant received a diploma, and the first 3 victorious presented incentive gifts from the Ambassador of Ukraine," the diploma said.</text:p>
      <text:p text:style-name="P4">
*!(https://www.ukrinform.ua/rubric-society/3715294-komanda-ukrinformu-vzala-ucast-u-probigu-pid-kastanami.html)As <text:a xlink:type="simple" xlink:href="https://www.ukrinform.ua/rubric-diaspora/3715227-u-vidni-projsov-probig-pid-kastanami.html" text:style-name="Internet_20_link" text:visited-style-name="Visited_20_Internet_20_Link">
reported</text:a>
, Vienna's Ukrainian community on a non -lodged "mileage under chestnuts", running together jointly in Ukraine and other countries of the world for the sake of small patients Center for Pediatric Cardiology and Cardiac Surgery of the Ministry of Health of Ukraine.</text:p>
      <text:p text:style-name="P4">
<text:a xlink:type="simple" xlink:href="https://www.ukrinform.ua/rubric-kyiv/3715185-u-kievi-vidbuvsa-uvilejnij-probig-pid-kastanami.html" text:style-name="Internet_20_link" text:visited-style-name="Visited_20_Internet_20_Link">
In Kiev run was the anniversary</text:a>
- 30-M. The harmonious sports event gathered for the Center for Pediatric Cardiology, such as the MOH of Ukraine.</text:p>
      <text:p text:style-name="P4">
News Source: <text:a xlink:type="simple" xlink:href="https://www.ukrinform.ua/rubric-diaspora/3715299-u-stolici-slovenii-vperse-projsov-probig-pid-kastanami.html" text:style-name="Internet_20_link" text:visited-style-name="Visited_20_Internet_20_Link">
https://www.ukrinform.ua/rubric-diaspora/3715299-u-stolici-slovenii-vperse-projsov-probig-pid-kastanami.html</text:a>
</text:p>
      <!--NEWS-->
      <text:h text:style-name="P10" text:outline-level="1">
<text:span text:style-name="T4">
Hockey World Cup: Latvia won the US in a bronze duel</text:span>
</text:h>
      <text:p text:style-name="P4">
Authors: Ukrinform (Person)</text:p>
      <text:p text:style-name="P4">
Publisher: Укринформ (Organization)</text:p>
      <text:p text:style-name="P4">
Published Time: 2023-05-28T19:05:33+03:00</text:p>
      <text:p text:style-name="P4">
Modified Time: 2023-05-28T19:05:33+03:00</text:p>
      <text:p text:style-name="P4">
Description: Latvia defeated the United States in the match for the third place of the World Hockey Championship. - Ukrinform.</text:p>
      <text:p text:style-name="P4">
Images: ['<text:a xlink:type="simple" xlink:href="https://static.ukrinform.com/photos/2023_05/thumb_files/630_360_1685289879-514.jpg" text:style-name="Internet_20_link" text:visited-style-name="Visited_20_Internet_20_Link">
630_360_16852...</text:a>
']</text:p>
      <text:p text:style-name="P4">
Tags: ['Чемпіонат світу з хокею', 'хокей']</text:p>
      <text:p text:style-name="P4">
Type: Article</text:p>
      <!--METADATA-->
      <text:p text:style-name="P4">
<draw:frame draw:style-name="fr1" draw:name="Image192" text:anchor-type="as-char" svg:width="6.9236in" svg:height="3.956343in" draw:z-index="0">
<draw:image xlink:href="../Images/yкринформ/2023-05-28T19-05-33-03-00/630_360_1685289879-514.jpg" xlink:type="simple" xlink:show="embed" xlink:actuate="onLoad" draw:mime-type="image/jpeg"/>
</draw:frame>
Latviazdalated the United States in the match for the third place of the World Hockey Championship.</text:p>
      <text:p text:style-name="P4">
Today, on May 28, there are decisive matches of the World Hockey Division, Ukrinform reports.</text:p>
      <text:p text:style-name="P4">
The Latvia national team won the US in the match for third place and won the first in the history of the World Cup - 4: 3.</text:p>
      <text:p text:style-name="P4">
<text:span text:style-name="T4">
 Read also: </text:span>
 <text:a xlink:type="simple" xlink:href="https://www.ukrinform.ua/rubric-sports/3715158-nhl-dallas-skorotiv-vidstavanna-u-serii-z-vegasom-v-12-finalu-kubka-stenli.html" text:style-name="Internet_20_link" text:visited-style-name="Visited_20_Internet_20_Link">
NHL: Dallas reduced the lag in the vegas series B1/2 Stanley Cup finals</text:a>
As it was reported, Canada and Germany will meet in the Golden Final, the beginning - at 8:20 pm in Kiev.</text:p>
      <text:p text:style-name="P4">
Photo: Getty Images</text:p>
      <text:p text:style-name="P4">
News Source: <text:a xlink:type="simple" xlink:href="https://www.ukrinform.ua/rubric-sports/3715304-cs-z-hokeu-latvia-peremogla-ssa-v-poedinku-za-bronzu.html" text:style-name="Internet_20_link" text:visited-style-name="Visited_20_Internet_20_Link">
https://www.ukrinform.ua/rubric-sports/3715304-cs-z-hokeu-latvia-peremogla-ssa-v-poedinku-za-bronzu.html</text:a>
</text:p>
      <!--NEWS-->
      <text:h text:style-name="P10" text:outline-level="1">
<text:span text:style-name="T4">
Ukrainian military use Storm Shadow with 100% result - Reznikov</text:span>
</text:h>
      <text:p text:style-name="P4">
Authors: Ukrinform (Person)</text:p>
      <text:p text:style-name="P4">
Publisher: Укринформ (Organization)</text:p>
      <text:p text:style-name="P4">
Published Time: 2023-05-28T19:07:00+03:00</text:p>
      <text:p text:style-name="P4">
Modified Time: 2023-05-28T19:07:00+03:00</text:p>
      <text:p text:style-name="P4">
Description: The Ukrainian soldiers use Storm Shadow's long -range long -range rockets. - Ukrinform.</text:p>
      <text:p text:style-name="P4">
Images: ['<text:a xlink:type="simple" xlink:href="https://static.ukrinform.com/photos/2023_03/thumb_files/630_360_1678276922-524.jpg" text:style-name="Internet_20_link" text:visited-style-name="Visited_20_Internet_20_Link">
630_360_16782...</text:a>
']</text:p>
      <text:p text:style-name="P4">
Tags: ['Ракета', 'Резніков', 'Війна з Росією', 'Єдині новини', 'Storm Shadow']</text:p>
      <text:p text:style-name="P4">
Type: Article</text:p>
      <!--METADATA-->
      <text:p text:style-name="P4">
<draw:frame draw:style-name="fr1" draw:name="Image193" text:anchor-type="as-char" svg:width="6.9236in" svg:height="3.956343in" draw:z-index="0">
<draw:image xlink:href="../Images/yкринформ/2023-05-28T19-07-00-03-00/630_360_1678276922-524.jpg" xlink:type="simple" xlink:show="embed" xlink:actuate="onLoad" draw:mime-type="image/jpeg"/>
</draw:frame>
Ukrainian Ukrainian is used with 100% efficiency of long -range Storm Shadow missiles.</text:p>
      <text:p text:style-name="P4">
According to the Ukrinform correspondent, the Minister of Defense of Ukraine Oleksius Reznikov told about it on the air of the Teleterna "One News".</text:p>
      <text:p text:style-name="P4">
"Of the total number of stories, the Storm Shadow, which have already taken place, all 100% of the purposes for the purposes determined by the General Staff - 100 per 100," he said.</text:p>
      <text:p text:style-name="P4">
Reznikov added that during a meeting with British colleague Ben Wollesomine Week, he introduced him two Ukrainian pilots who used <text:a xlink:type="simple" xlink:href="https://www.ukrinform.ua/tag-raketa" text:style-name="Internet_20_link" text:visited-style-name="Visited_20_Internet_20_Link">
rockets</text:a>
Storm Shadow. According to the Minister, the pilots presented Wallace with a red ribbon that fixes the rocket pre -lump as a souvenir.</text:p>
      <text:p text:style-name="P4">
As reported <text:a xlink:type="simple" xlink:href="https://www.ukrinform.ua/rubric-ato/3707788-ministr-oboroni-britanii-pidtverdiv-peredacu-ukraini-raket-storm-shadow.html" text:style-name="Internet_20_link" text:visited-style-name="Visited_20_Internet_20_Link">
Ukrinform</text:a>
, May 11, Ben Volles confirmed the transfer of Ukrainian Storm Shadow to London.</text:p>
      <text:p text:style-name="P4">
<text:span text:style-name="T4">
 Read also: </text:span>
 <text:a xlink:type="simple" xlink:href="https://www.ukrinform.ua/rubric-ato/3713615-ukrainski-piloti-vze-uspisno-zastosovuut-raketi-storm-shadow-reznikov.html" text:style-name="Internet_20_link" text:visited-style-name="Visited_20_Internet_20_Link">
Ukrainian pilots already successfully use missiles <text:span text:style-name="T4">
 Storm </text:span>
 <text:span text:style-name="T4">
 Shadow </text:span>
 - Reznikov</text:a>
<text:a xlink:type="simple" xlink:href="https://www.ukrinform.ua/rubric-ato/3707816-raketa-storm-shadow-dla-ukraini-u-comu-suttevij-proriv.html" text:style-name="Internet_20_link" text:visited-style-name="Visited_20_Internet_20_Link">
 Storm Shadow </text:a>
- winged rocket launcher, developed jointly by the United Kingdom and France. It is usually released from the air. With firing range over 250 km(155 miles)It is inferior to the 185-mile American army system "Earth-Earth"(ATACMS).</text:p>
      <text:p text:style-name="P4">
News Source: <text:a xlink:type="simple" xlink:href="https://www.ukrinform.ua/rubric-ato/3715305-ukrainski-vijskovi-vikoristovuut-storm-shadow-zi-100-rezultatom-reznikov.html" text:style-name="Internet_20_link" text:visited-style-name="Visited_20_Internet_20_Link">
https://www.ukrinform.ua/rubric-ato/3715305-ukrainski-vijskovi-vikoristovuut-storm-shadow-zi-100-rezultatom-reznikov.html</text:a>
</text:p>
      <!--NEWS-->
      <text:h text:style-name="P10" text:outline-level="1">
<text:span text:style-name="T4">
In Pechersk rescuers disassemble emergency structures on the roof of a damaged high -rise building</text:span>
</text:h>
      <text:p text:style-name="P4">
Authors: Ukrinform (Person)</text:p>
      <text:p text:style-name="P4">
Publisher: Укринформ (Organization)</text:p>
      <text:p text:style-name="P4">
Published Time: 2023-05-28T19:12:00+03:00</text:p>
      <text:p text:style-name="P4">
Modified Time: 2023-05-28T19:12:00+03:00</text:p>
      <text:p text:style-name="P4">
Description: In the Pechersk district of Kiev, employees of the municipal emergency service are analyzing emergency structures in a multi-storey apartment building, which was injured due to attack of enemy drones on the night of May 28. - Ukrinform.</text:p>
      <text:p text:style-name="P4">
Images: ['<text:a xlink:type="simple" xlink:href="https://static.ukrinform.com/photos/2023_05/thumb_files/630_360_1685290259-403.jpg" text:style-name="Internet_20_link" text:visited-style-name="Visited_20_Internet_20_Link">
630_360_16852...</text:a>
']</text:p>
      <text:p text:style-name="P4">
Tags: ['ДСНС', 'Київ', 'Повітряна атака']</text:p>
      <text:p text:style-name="P4">
Type: Article</text:p>
      <!--METADATA-->
      <text:p text:style-name="P4">
<draw:frame draw:style-name="fr1" draw:name="Image194" text:anchor-type="as-char" svg:width="6.9236in" svg:height="3.956343in" draw:z-index="0">
<draw:image xlink:href="../Images/yкринформ/2023-05-28T19-12-00-03-00/630_360_1685290259-403.jpg" xlink:type="simple" xlink:show="embed" xlink:actuate="onLoad" draw:mime-type="image/jpeg"/>
</draw:frame>
The Upechersk district of Kyiv, employees of the municipal rescue and rescue service conduct an analysis of emergency structures in a multi-storey apartment building affected by the attack of enemy drones on the night of May 28.</text:p>
      <text:p text:style-name="P4">
The Kyiv City State Administration reported this in <text:a xlink:type="simple" xlink:href="http://t.me/KyivCityOfficial/6787" text:style-name="Internet_20_link" text:visited-style-name="Visited_20_Internet_20_Link">
telegram</text:a>
, reports Ukrinform.</text:p>
      <text:p text:style-name="P4">
As it is noted, with the help of high -rise equipment rescuers have already dismantled external emergency structures on the roof of the damaged house. Kars and two pieces of equipment were involved.</text:p>
      <text:p text:style-name="P4">
The work lasted for five hours and will continue on Monday, May 29.</text:p>
      <text:p text:style-name="P4">
<text:span text:style-name="T4">
 Read also: </text:span>
 <text:a xlink:type="simple" xlink:href="https://www.ukrinform.ua/rubric-regions/3715153-lisova-pozeza-vibiti-vikna-ta-poskodzeni-avtivki-naslidki-padinna-ulamkiv-na-kiivsini.html" text:style-name="Internet_20_link" text:visited-style-name="Visited_20_Internet_20_Link">
forest fire, broken windows and damaged cars - the seeds of the fall of debris in <text:span text:style-name="T4">
 Kyiv region </text:span>
</text:a>
As reported by Ukrinform, on the night of May 28 Russian troops <text:a xlink:type="simple" xlink:href="https://www.ukrinform.ua/rubric-ato/3715111-rekordna-kilkist-zapusenih-sahediv-sili-oboroni-vnoci-znisili-52-z-54.html" text:style-name="Internet_20_link" text:visited-style-name="Visited_20_Internet_20_Link">
attacked by Ukraine by the chamber-136/131 drones "</text:a>
from the north and southern directions.</text:p>
      <text:p text:style-name="P4">
In Kiev <text:a xlink:type="simple" xlink:href="https://www.ukrinform.ua/rubric-kyiv/3715156-u-kievi-vnaslidok-ataki-sahedami-zaginula-ludina-dvoe-poraneni.html" text:style-name="Internet_20_link" text:visited-style-name="Visited_20_Internet_20_Link">
as a result of a night attack</text:a>
One person was killed by drones, two more were injured. The robes were caused by damage to civilian objects. In particular, several residential buildings have been partially destroyed in the Pechersk district.</text:p>
      <text:p text:style-name="P4">
Among <text:a xlink:type="simple" xlink:href="https://www.ukrinform.ua/rubric-kyiv/3715284-u-kievi-vnaslidok-ataki-droniv-postrazdav-ratuvalnik-klicko.html" text:style-name="Internet_20_link" text:visited-style-name="Visited_20_Internet_20_Link">
victims in Kiev</text:a>
Also - rescuer. It was pressed with a concrete slab during a rescue operation on one of the objects.</text:p>
      <text:p text:style-name="P4">
News Source: <text:a xlink:type="simple" xlink:href="https://www.ukrinform.ua/rubric-kyiv/3715306-na-pecersku-ratuvalniki-rozbiraut-avarijni-konstrukcii-na-dahu-poskodzenoi-bagatopoverhivki.html" text:style-name="Internet_20_link" text:visited-style-name="Visited_20_Internet_20_Link">
https://www.ukrinform.ua/rubric-kyiv/3715306-na-pecersku-ratuvalniki-rozbiraut-avarijni-konstrukcii-na-dahu-poskodzenoi-bagatopoverhivki.html</text:a>
</text:p>
      <!--NEWS-->
      <text:h text:style-name="P10" text:outline-level="1">
<text:span text:style-name="T4">
In the General Staff specify the number of drones whipped at night - 58 out of 59</text:span>
</text:h>
      <text:p text:style-name="P4">
Authors: Ukrinform (Person)</text:p>
      <text:p text:style-name="P4">
Publisher: Укринформ (Organization)</text:p>
      <text:p text:style-name="P4">
Published Time: 2023-05-28T19:23:00+03:00</text:p>
      <text:p text:style-name="P4">
Modified Time: 2023-05-28T19:23:00+03:00</text:p>
      <text:p text:style-name="P4">
Description: The Russian army on the night of May 28 launched 59 Dronov-Kamikadze Shahd, 58 of them destroyed the defense forces. - Ukrinform.</text:p>
      <text:p text:style-name="P4">
Images: ['<text:a xlink:type="simple" xlink:href="https://static.ukrinform.com/photos/2022_09/thumb_files/630_360_1663950257-687.jpg" text:style-name="Internet_20_link" text:visited-style-name="Visited_20_Internet_20_Link">
630_360_16639...</text:a>
']</text:p>
      <text:p text:style-name="P4">
Tags: ['Генштаб', 'Обстріл', 'Війна з Росією', 'Дрон-камікадзе']</text:p>
      <text:p text:style-name="P4">
Type: Article</text:p>
      <!--METADATA-->
      <text:p text:style-name="P4">
<draw:frame draw:style-name="fr1" draw:name="Image196" text:anchor-type="as-char" svg:width="6.9236in" svg:height="3.959901in" draw:z-index="0">
<draw:image xlink:href="../Images/yкринформ/2023-05-28T19-23-00-03-00/630_360_1663950257-687.jpg" xlink:type="simple" xlink:show="embed" xlink:actuate="onLoad" draw:mime-type="image/jpeg"/>
</draw:frame>
The Russian army launched 59 drones-Kamikadze Shahd on the night of May 28, 58 from the outs of defense.</text:p>
      <text:p text:style-name="P4">
According to Ukrinform, the Data General Staff of the Armed Forces of Ukraine was publicized in <text:a xlink:type="simple" xlink:href="https://www.facebook.com/GeneralStaff.ua/posts/pfbid0Su1tscfRnjvhQsNoBi81vsCNc5mLTzcJynPLHK1h1SUFQqYCgmESypCN5Ra4fZHsl" text:style-name="Internet_20_link" text:visited-style-name="Visited_20_Internet_20_Link">
Facebook</text:a>
.</text:p>
      <text:p text:style-name="P4">
"За уточненою інформацією, цієї доби, вночі, російська федерація завдалачергового масованого удару по території України, застосувавши іранські ударні<text:a xlink:type="simple" xlink:href="https://www.ukrinform.ua/tag-bezpilotnik" text:style-name="Internet_20_link" text:visited-style-name="Visited_20_Internet_20_Link">
 БпЛА </text:a>
Shahed, 58 out of 59 was designed by our defenders, " - the message reads.</text:p>
      <text:p text:style-name="P4">
As reported <text:a xlink:type="simple" xlink:href="https://www.ukrinform.ua/rubric-ato/3715111-rekordna-kilkist-zapusenih-sahediv-sili-oboroni-vnoci-znisili-52-z-54.html" text:style-name="Internet_20_link" text:visited-style-name="Visited_20_Internet_20_Link">
Ukrinform</text:a>
, on the night of May 28, Russian invaders attacked Ukraine with drones Shahd-136/131 from the northern and southern directions. The meeting became aware of the beat of 52 enemy drones.</text:p>
      <text:p text:style-name="P4">
<text:span text:style-name="T4">
 Read also: </text:span>
 <text:a xlink:type="simple" xlink:href="https://www.ukrinform.ua/rubric-ato/3715248-bijci-vms-postrilom-z-artilerijskogo-katera-zbili-shahed-nad-kiivskim-vodoshovisem.html" text:style-name="Internet_20_link" text:visited-style-name="Visited_20_Internet_20_Link">
Navy fighters shot from the artillery boat shot sharedadnads at the Kiev reservoir</text:a>
In particular, one person was killed in Kyiv as a result of the Russians' night attack](https://www.ukrinform.ua/rubric-kyiv/3715156-u-kievi-vnaslidok-ataki-sahedami-zaginula-ludina-dvoe-poraneni.html)two more were injured. Civilians were damaged in several areas of the city.</text:p>
      <text:p text:style-name="P4">
News Source: <text:a xlink:type="simple" xlink:href="https://www.ukrinform.ua/rubric-ato/3715308-u-genstabi-utocnili-kilkist-zbitih-unoci-droniv-58-iz-59.html" text:style-name="Internet_20_link" text:visited-style-name="Visited_20_Internet_20_Link">
https://www.ukrinform.ua/rubric-ato/3715308-u-genstabi-utocnili-kilkist-zbitih-unoci-droniv-58-iz-59.html</text:a>
</text:p>
      <!--NEWS-->
      <text:h text:style-name="P10" text:outline-level="1">
<text:span text:style-name="T4">
Ukraine needs to strengthen the air defense system for the winter</text:span>
</text:h>
      <text:p text:style-name="P4">
Authors: Ukrinform (Person)</text:p>
      <text:p text:style-name="P4">
Publisher: Укринформ (Organization)</text:p>
      <text:p text:style-name="P4">
Published Time: 2023-05-28T19:32:00+03:00</text:p>
      <text:p text:style-name="P4">
Modified Time: 2023-05-28T19:32:00+03:00</text:p>
      <text:p text:style-name="P4">
Description: Ukraine needs to strengthen the air defense system by the next winter. - Ukrinform.</text:p>
      <text:p text:style-name="P4">
Images: ['<text:a xlink:type="simple" xlink:href="https://static.ukrinform.com/photos/2023_03/thumb_files/630_360_1677842583-533.jpg" text:style-name="Internet_20_link" text:visited-style-name="Visited_20_Internet_20_Link">
630_360_16778...</text:a>
']</text:p>
      <text:p text:style-name="P4">
Tags: ['Резніков', 'Війна з Росією', 'ППО', 'Зима', 'Єдині новини']</text:p>
      <text:p text:style-name="P4">
Type: Article</text:p>
      <!--METADATA-->
      <text:p text:style-name="P4">
<draw:frame draw:style-name="fr1" draw:name="Image197" text:anchor-type="as-char" svg:width="6.9236in" svg:height="3.956343in" draw:z-index="0">
<draw:image xlink:href="../Images/yкринформ/2023-05-28T19-32-00-03-00/630_360_1677842583-533.jpg" xlink:type="simple" xlink:show="embed" xlink:actuate="onLoad" draw:mime-type="image/jpeg"/>
</draw:frame>
It is necessary to strengthen the air defense system by the next winter.</text:p>
      <text:p text:style-name="P4">
According to the Ukrinform correspondent, the Minister of Defense of Ukraine Oleksiresnikov said this on the air of the Telernorphone "One News".</text:p>
      <text:p text:style-name="P4">
"Today our task is to accumulate the number of such systems. In the winter it is important to perform the air defense system, because we need to make our sky safe so that our children went to school, students went to universities, doctors treated in hospitals, etc. We need to establish a safe life This is an important task and we do it, "Reznikov said.</text:p>
      <text:p text:style-name="P4">
He added that not only Kiev, but also all large aglomerations in [Ukraine] should also be protected(https://www.ukrinform.ua/tag-ukraina): Kharkiv, Dnipro, Odessa, Lviv, Zaporozhye and other cities.</text:p>
      <text:p text:style-name="P4">
According to Reznikov, Ukraine has already solved all the basic tasks of establishing the resettlement of a certain type of weapon and should focus on ensuring the necessary number of air defense system and other means necessary to protect the sky.</text:p>
      <text:p text:style-name="P4">
"Now it is not about a fundamental decision on any system, but about the number of systems that will be provided with missiles. They are also systems of radars, interceptions, situational awareness, etc.," the minister explained.</text:p>
      <text:p text:style-name="P4">
*!(https://www.ukrinform.ua/rubric-ato/3714699-zrobimo-vse-dla-svidsogo-postacanna-ukraini-sistem-ppo-prezident.html)The head of the Ministry of Defense noted that in addition to providing the air defense systems themselves, Ukraine also constantly raises the issue of ensuring the combat status of these systems, including the replacement of spare parts, maintenance and repairs.</text:p>
      <text:p text:style-name="P4">
As reported by Ukrinform, during a meeting of the contact group on defense Ukraine in the format "Ramstein", which took place on May 25, it was about strengthening the systems of air and missing defense of Ukraine.</text:p>
      <text:p text:style-name="P4">
News Source: <text:a xlink:type="simple" xlink:href="https://www.ukrinform.ua/rubric-ato/3715310-ukraini-neobhidno-na-zimu-zmicniti-sistemu-ppo-reznikov.html" text:style-name="Internet_20_link" text:visited-style-name="Visited_20_Internet_20_Link">
https://www.ukrinform.ua/rubric-ato/3715310-ukraini-neobhidno-na-zimu-zmicniti-sistemu-ppo-reznikov.html</text:a>
</text:p>
      <!--NEWS-->
      <text:h text:style-name="P10" text:outline-level="1">
<text:span text:style-name="T4">
Erdogan wins the Turkey presidential elections - preliminary data</text:span>
</text:h>
      <text:p text:style-name="P4">
Authors: Ukrinform (Person)</text:p>
      <text:p text:style-name="P4">
Publisher: Укринформ (Organization)</text:p>
      <text:p text:style-name="P4">
Published Time: 2023-05-28T19:35:00+03:00</text:p>
      <text:p text:style-name="P4">
Modified Time: 2023-05-28T19:35:00+03:00</text:p>
      <text:p text:style-name="P4">
Description: In the second round of the election of Turkish President, after elaboration of ballots from 95.24% of the election urns, Erdogan is leading. - Ukrinform.</text:p>
      <text:p text:style-name="P4">
Images: ['<text:a xlink:type="simple" xlink:href="https://static.ukrinform.com/photos/2022_08/thumb_files/630_360_1660844699-886.jpg" text:style-name="Internet_20_link" text:visited-style-name="Visited_20_Internet_20_Link">
630_360_16608...</text:a>
']</text:p>
      <text:p text:style-name="P4">
Tags: ['Ердоган', 'Президент', 'Вибори у Туреччині']</text:p>
      <text:p text:style-name="P4">
Type: Article</text:p>
      <!--METADATA-->
      <text:p text:style-name="P4">
<draw:frame draw:style-name="fr1" draw:name="Image198" text:anchor-type="as-char" svg:width="6.9236in" svg:height="3.956343in" draw:z-index="0">
<draw:image xlink:href="../Images/yкринформ/2023-05-28T19-35-00-03-00/630_360_1660844699-886.jpg" xlink:type="simple" xlink:show="embed" xlink:actuate="onLoad" draw:mime-type="image/jpeg"/>
</draw:frame>
In the second course of the election of Turkish President, after elaboration of ballots from 95.24%of the election urns, Erdogan is leading.</text:p>
      <text:p text:style-name="P4">
About it reports Ukrinform with reference to news agency <text:a xlink:type="simple" xlink:href="http://secim.aa.com.tr/" text:style-name="Internet_20_link" text:visited-style-name="Visited_20_Internet_20_Link">
"Anadol"</text:a>
, which receives data from the High Election Commission.</text:p>
      <text:p text:style-name="P4">
President Erdogan scored 52.34%, the leader of the opposition of the rugge - 47.66%.</text:p>
      <text:p text:style-name="P4">
Opposition leader is leading in some provinces in the west, east and south, as well as in Ankara province. All others win the current Presidential.</text:p>
      <text:p text:style-name="P4">
Erdogan wins in 52 provinces, carpet - in 29.</text:p>
      <text:p text:style-name="P4">
According to the results of the second round abroad, after the counting of 32.07%of the vote, the victory is won by President Erdogan with an indicator of 52.34%. Kemalkilichdaroglu gained 47.66% of Kilichdaroglu, the leader by voting in the US, Canada, Australia, China, Kazakhstan, Bulgaria, Greece, Romania South Africa, Nigeria and other countries; Erdogan - in Norway, Germany, the Netherlands, France, Iran, Iraq, Uzbekistan, Libya, Egypt, Pakistan, Malaysia. The ballots from individual countries have not yet been taken into account.</text:p>
      <text:p text:style-name="P4">
<text:span text:style-name="T4">
 Read also: </text:span>
 <text:a xlink:type="simple" xlink:href="https://www.ukrinform.ua/rubric-world/3714283-vibori-v-tureccini-na-zakordonnih-dilnicah-zafiksuvali-rekordnu-aktivnist-viborciv.html" text:style-name="Internet_20_link" text:visited-style-name="Visited_20_Internet_20_Link">
Elections in Turkey: at foreign sites recorded the rerdicular activity of voters</text:a>
As reported by Ukrinform, in the second round of the presidential election citizens <text:a xlink:type="simple" xlink:href="https://www.ukrinform.ua/tag-tureccina" text:style-name="Internet_20_link" text:visited-style-name="Visited_20_Internet_20_Link">
Turkey</text:a>
They were elected between the Acting President Recep Tayip Erdogan and the opposition leader of the camalemicilchdroglu.</text:p>
      <text:p text:style-name="P4">
News Source: <text:a xlink:type="simple" xlink:href="https://www.ukrinform.ua/rubric-world/3715311-erdogan-peremagae-na-prezidentskih-viborah-u-tureccini-poperedni-dani.html" text:style-name="Internet_20_link" text:visited-style-name="Visited_20_Internet_20_Link">
https://www.ukrinform.ua/rubric-world/3715311-erdogan-peremagae-na-prezidentskih-viborah-u-tureccini-poperedni-dani.html</text:a>
</text:p>
      <!--NEWS-->
      <text:h text:style-name="P10" text:outline-level="1">
<text:span text:style-name="T4">
President: Kyiv survived all the meanings</text:span>
</text:h>
      <text:p text:style-name="P4">
Authors: Ukrinform (Person)</text:p>
      <text:p text:style-name="P4">
Publisher: Укринформ (Organization)</text:p>
      <text:p text:style-name="P4">
Published Time: 2023-05-28T19:42:00+03:00</text:p>
      <text:p text:style-name="P4">
Modified Time: 2023-05-28T19:42:00+03:00</text:p>
      <text:p text:style-name="P4">
Description: Kiev and all our cities, all Ukraine will put a point in the history of Moscow despotism. - Ukrinform.</text:p>
      <text:p text:style-name="P4">
Images: ['<text:a xlink:type="simple" xlink:href="https://static.ukrinform.com/photos/2023_05/thumb_files/630_360_1685292311-653.png" text:style-name="Internet_20_link" text:visited-style-name="Visited_20_Internet_20_Link">
630_360_16852...</text:a>
']</text:p>
      <text:p text:style-name="P4">
Tags: ['Звернення', 'Зеленський', 'Війна з Росією', 'Дрон-камікадзе']</text:p>
      <text:p text:style-name="P4">
Type: Article</text:p>
      <!--METADATA-->
      <text:p text:style-name="P4">
<draw:frame draw:style-name="fr1" draw:name="Image199" text:anchor-type="as-char" svg:width="6.9236in" svg:height="3.956343in" draw:z-index="0">
<draw:image xlink:href="../Images/yкринформ/2023-05-28T19-42-00-03-00/630_360_1685292311-653.png" xlink:type="simple" xlink:show="embed" xlink:actuate="onLoad" draw:mime-type="image/png"/>
</draw:frame>
Kiev Tavi Our cities, all Ukraine will put a point in the history of Moscow despotism.</text:p>
      <text:p text:style-name="P4">
President of Ukraine Volodymyr Zelenskyy said this in <text:a xlink:type="simple" xlink:href="https://www.youtube.com/watch" text:style-name="Internet_20_link" text:visited-style-name="Visited_20_Internet_20_Link">
video message</text:a>
, reports Ukrinform.</text:p>
      <text:p text:style-name="P4">
_ <text:span text:style-name="T4">
 I wish health, dear Ukrainians!</text:span>
 _</text:p>
      <text:p text:style-name="P4">
Today, our state has passed through one of the largest Russian Shamohada attacks - 54 drones at the same time. Almost all of them are knocked down… almost!.. Unfortunately, Evluzu in Zhytomyr region. Let's do everything to help to restore the destroyed.</text:p>
      <text:p text:style-name="P4">
However, most of the destruction managed to distract, most of the lives that could get these "Shahda" managed to preserve. I thank everyone and everyone who has suggestion!Anti -aircraft missile troops and air forces, Air Forces Air Forces and our mobile fire groups ... Thank you, warriors!</text:p>
      <text:p text:style-name="P4">
During this terrorist attack, the most powerful blow was directed against the Kyiv region. 36 drones were shot down within the city of Kyiv and the region. This is the day of our ancient Kiev ...</text:p>
      <text:p text:style-name="P4">
During his history, Kiev saw different meanings from the invaders. He survived them all, survives and racists. None of them will be here!Kiev and all our cities, all Ukraine will put a point in the history of Moscow despotism, which for a very long time has been a different peoples. It is not saved by neither Shahda nor any other means of terror that she is humiliating in the world. Because the strength - it is in the city, it is in cities, it is in life, and when life and people are despised, and people who are more important for the culture of the city, will only lose for Russia. And even the hundred "Shahmed" will not be saved from it. They will only add shame on Russia.</text:p>
      <text:p text:style-name="P4">
These days we congratulate on the city of Kyiv and Alexandria, Severodonetsk, Kalush, Kryvyi Rih ... cities of different fate, but of the same respect. Our Ukraine. Our belief that we will pass this extremely difficult stage of history ... We will pass, and all our cities will be free, and people will be protected from any evil, which can threaten our country.</text:p>
      <text:p text:style-name="P4">
Today, I want to thank all our people who fought and fight for the adviser - all our soldiers, all types of armed forces and the rays of the troops, every Brigade, every unit. Thank you!To all who are in battle, everyone who is in combat operations to everyone who is in combat posts!I thank everyone in the world who is not indifferent and who wants the victory of freedom as well as we are.</text:p>
      <text:p text:style-name="P4">
All our energy and transporters. Thank you!Ukrzaliznytsia. Defense. All our volunteers. United24 and Ambassadors. Thank you!Our militiamen. Local government. Employees, employees of utilities. Our education. Our figures. Our historians. Everyone who stores jobs and all who create work places - despite everything. Our farmers, employees of our agricultural sector. Our industry. Avita. Our civil servants. Our diplomats. Thank you all who strengthen our defense, our country, our people!</text:p>
      <text:p text:style-name="P4">
The fact that our capital is free is that our cities are protected - protecting, that we will release every occupied city now is all merit of people. All who are fighting and working for the sake of Ukraine. It is a merit of our kind people who can do historical things. When united. When it realizes its power. When nothing forgives the enemy. And when he inspires the world.</text:p>
      <text:p text:style-name="P4">
We go forward until we liberate all of our, Ukrainian land ... We will protect every other way ... We take care of each other and remember about all our people we have to come home, to our cities and villages from Russian captivity.</text:p>
      <text:p text:style-name="P4">
_ <text:span text:style-name="T4">
 Glory to our beautiful people!</text:span>
 _</text:p>
      <text:p text:style-name="P4">
_ <text:span text:style-name="T4">
 Glory to all who care about our country!</text:span>
 _</text:p>
      <text:p text:style-name="P4">
_<text:span text:style-name="T4">
Glory to Ukraine!</text:span>
 _</text:p>
      <text:p text:style-name="P4">
<text:span text:style-name="T5">
Foto: op</text:span>
</text:p>
      <text:p text:style-name="P4">
News Source: <text:a xlink:type="simple" xlink:href="https://www.ukrinform.ua/rubric-ato/3715314-prezident-kiiv-pereziv-usi-pidlosti-zagarbnikiv-perezive-j-rasistiv.html" text:style-name="Internet_20_link" text:visited-style-name="Visited_20_Internet_20_Link">
https://www.ukrinform.ua/rubric-ato/3715314-prezident-kiiv-pereziv-usi-pidlosti-zagarbnikiv-perezive-j-rasistiv.html</text:a>
</text:p>
      <!--NEWS-->
      <text:h text:style-name="P10" text:outline-level="1">
<text:span text:style-name="T4">
The enemy fired Dnipropetrovsk from heavy artillery</text:span>
</text:h>
      <text:p text:style-name="P4">
Authors: Ukrinform (Person)</text:p>
      <text:p text:style-name="P4">
Publisher: Укринформ (Organization)</text:p>
      <text:p text:style-name="P4">
Published Time: 2023-05-28T19:51:00+03:00</text:p>
      <text:p text:style-name="P4">
Modified Time: 2023-05-28T19:51:00+03:00</text:p>
      <text:p text:style-name="P4">
Description: In the evening, the enemy army attacked heavy artillery and Drone-Kamikadze Dnipropetrovsk region. - Ukrinform.</text:p>
      <text:p text:style-name="P4">
Images: ['<text:a xlink:type="simple" xlink:href="https://static.ukrinform.com/photos/2023_05/thumb_files/630_360_1685292505-323.jpg" text:style-name="Internet_20_link" text:visited-style-name="Visited_20_Internet_20_Link">
630_360_16852...</text:a>
']</text:p>
      <text:p text:style-name="P4">
Tags: ['Дніпропетровщина', 'Обстріл', 'Війна з Росією', 'Артилерія']</text:p>
      <text:p text:style-name="P4">
Type: Article</text:p>
      <!--METADATA-->
      <text:p text:style-name="P4">
<draw:frame draw:style-name="fr1" draw:name="Image200" text:anchor-type="as-char" svg:width="6.9236in" svg:height="3.956343in" draw:z-index="0">
<draw:image xlink:href="../Images/yкринформ/2023-05-28T19-51-00-03-00/630_360_1685292505-323.jpg" xlink:type="simple" xlink:show="embed" xlink:actuate="onLoad" draw:mime-type="image/jpeg"/>
</draw:frame>
The evening of the Army attacked from heavy artillery and Drone-Kamikadnnnnipropetrovsk region.</text:p>
      <text:p text:style-name="P4">
About it in <text:a xlink:type="simple" xlink:href="https://t.me/mykola_lukashuk/4765" text:style-name="Internet_20_link" text:visited-style-name="Visited_20_Internet_20_Link">
telegram</text:a>
Informs Mykola Lukashuk, the Chief Properepetrovsk Regional Council, Ukrinform reports.</text:p>
      <text:p text:style-name="P4">
"In the evening the enemy made <text:a xlink:type="simple" xlink:href="https://www.ukrinform.ua/tag-obstril" text:style-name="Internet_20_link" text:visited-style-name="Visited_20_Internet_20_Link">
shelling</text:a>
Country artillery on the territory of the Mirovsky community. Rescuers work in place, "he wrote.</text:p>
      <text:p text:style-name="P4">
The manganese community attacked the invaders from Dron-Kamikadze. The consequences of the clumping.</text:p>
      <text:p text:style-name="P4">
Other communities were calm during the day.</text:p>
      <text:p text:style-name="P4">
<text:span text:style-name="T4">
 Read also: </text:span>
 [Russians per day <text:span text:style-name="T4">
 shelling </text:span>
 fierce three districts(https://www.ukrinform.ua/rubric-regions/3715138-rosiani-za-dobu-obstrilali-tri-rajoni-harkivsini-zaginuli-dvoe-civilnih.html)As reported <text:a xlink:type="simple" xlink:href="https://www.ukrinform.ua/rubric-ato/3715308-u-genstabi-utocnili-kilkist-zbitih-unoci-droniv-58-iz-59.html" text:style-name="Internet_20_link" text:visited-style-name="Visited_20_Internet_20_Link">
Ukrinform</text:a>
, the Russian army on the night of May 28 launched 59 drones-KamikadzeShahd in Ukraine, 58 of them destroyed the defense forces.</text:p>
      <text:p text:style-name="P4">
<text:span text:style-name="T5">
Foto: Mykola Lukashuk / Telegram</text:span>
</text:p>
      <text:p text:style-name="P4">
News Source: <text:a xlink:type="simple" xlink:href="https://www.ukrinform.ua/rubric-ato/3715318-vorog-atakuvav-dnipropetrovsinu-z-vazkoi-artilerii.html" text:style-name="Internet_20_link" text:visited-style-name="Visited_20_Internet_20_Link">
https://www.ukrinform.ua/rubric-ato/3715318-vorog-atakuvav-dnipropetrovsinu-z-vazkoi-artilerii.html</text:a>
</text:p>
      <!--NEWS-->
      <text:h text:style-name="P10" text:outline-level="1">
<text:span text:style-name="T4">
Monaco-2023 Grand Prix: Ferstapppen came first</text:span>
</text:h>
      <text:p text:style-name="P4">
Authors: Ukrinform (Person)</text:p>
      <text:p text:style-name="P4">
Publisher: Укринформ (Organization)</text:p>
      <text:p text:style-name="P4">
Published Time: 2023-05-28T19:52:30+03:00</text:p>
      <text:p text:style-name="P4">
Modified Time: 2023-05-28T19:52:30+03:00</text:p>
      <text:p text:style-name="P4">
Description: Alonso became the second in the race, the interior - the third. - Ukrinform.</text:p>
      <text:p text:style-name="P4">
Images: ['<text:a xlink:type="simple" xlink:href="https://static.ukrinform.com/photos/2023_05/thumb_files/630_360_1685292630-684.jpg" text:style-name="Internet_20_link" text:visited-style-name="Visited_20_Internet_20_Link">
630_360_16852...</text:a>
']</text:p>
      <text:p text:style-name="P4">
Tags: ['Формула-1']</text:p>
      <text:p text:style-name="P4">
Type: Article</text:p>
      <!--METADATA-->
      <text:p text:style-name="P4">
<draw:frame draw:style-name="fr1" draw:name="Image201" text:anchor-type="as-char" svg:width="6.9236in" svg:height="3.956343in" draw:z-index="0">
<draw:image xlink:href="../Images/yкринформ/2023-05-28T19-52-30-03-00/630_360_1685292630-684.jpg" xlink:type="simple" xlink:show="embed" xlink:actuate="onLoad" draw:mime-type="image/jpeg"/>
</draw:frame>
Alonstov is the second in the race, the back - the third.</text:p>
      <text:p text:style-name="P4">
On May 28, the sixth race of the Formula-1 season-the Monaco-2023 Grand Prix, Ukrinform reports.</text:p>
      <text:p text:style-name="P4">
The victory was won by Red Bull Pilot Max Ferstapppen.</text:p>
      <text:p text:style-name="P4">
<text:span text:style-name="T4">
 Read also: </text:span>
 <text:a xlink:type="simple" xlink:href="https://www.ukrinform.ua/rubric-sports/3702794-formula1-granpri-azerbajdzanu2023-peres-vigrav-gonku.html" text:style-name="Internet_20_link" text:visited-style-name="Visited_20_Internet_20_Link">
"Formula-1", Grand Prix of Azerbaijan-2023: WIPR WRITE</text:a>
The second was the Aston Martin racer Fernando Alonso, the third - Esteban Okon from ALPIN.</text:p>
      <text:p text:style-name="P4">
Photo: Getty Images</text:p>
      <text:p text:style-name="P4">
News Source: <text:a xlink:type="simple" xlink:href="https://www.ukrinform.ua/rubric-sports/3715319-granpri-monako2023-ferstappen-priihav-persim.html" text:style-name="Internet_20_link" text:visited-style-name="Visited_20_Internet_20_Link">
https://www.ukrinform.ua/rubric-sports/3715319-granpri-monako2023-ferstappen-priihav-persim.html</text:a>
</text:p>
      <!--NEWS-->
      <text:h text:style-name="P10" text:outline-level="1">
<text:span text:style-name="T4">
Defense forces in a day repelled 18 enemy attacks</text:span>
</text:h>
      <text:p text:style-name="P4">
Authors: Ukrinform (Person)</text:p>
      <text:p text:style-name="P4">
Publisher: Укринформ (Organization)</text:p>
      <text:p text:style-name="P4">
Published Time: 2023-05-28T19:58:00+03:00</text:p>
      <text:p text:style-name="P4">
Modified Time: 2023-05-28T19:58:00+03:00</text:p>
      <text:p text:style-name="P4">
Description: Russian troops continue to concentrate the main efforts on attempts to fully capture the Luhansk and Donetsk regions, and during the day the forces of defense repelled 18 hostile attacks. - Ukrinform.</text:p>
      <text:p text:style-name="P4">
Images: ['<text:a xlink:type="simple" xlink:href="https://static.ukrinform.com/photos/2022_09/thumb_files/630_360_1663735718-305.jpg" text:style-name="Internet_20_link" text:visited-style-name="Visited_20_Internet_20_Link">
630_360_16637...</text:a>
']</text:p>
      <text:p text:style-name="P4">
Tags: ['Генштаб', 'ЗСУ', 'Війна з Росією']</text:p>
      <text:p text:style-name="P4">
Type: Article</text:p>
      <!--METADATA-->
      <text:p text:style-name="P4">
<draw:frame draw:style-name="fr1" draw:name="Image202" text:anchor-type="as-char" svg:width="6.9236in" svg:height="3.956343in" draw:z-index="0">
<draw:image xlink:href="../Images/yкринформ/2023-05-28T19-58-00-03-00/630_360_1663735718-305.jpg" xlink:type="simple" xlink:show="embed" xlink:actuate="onLoad" draw:mime-type="image/jpeg"/>
</draw:frame>
The Russian continues to focus the main efforts on the attempts to fully capture the Luhansk and Donetsk regions, and during the day the forces of defense have reflected 18 enemy attacks.</text:p>
      <text:p text:style-name="P4">
According to Ukrinform, the General Staff of the Armed Forces of Ukraine reported on <text:a xlink:type="simple" xlink:href="http://www.facebook.com/GeneralStaff.ua/posts/pfbid0Su1tscfRnjvhQsNoBi81vsCNc5mLTzcJynPLHK1h1SUFQqYCgmESypCN5Ra4fZHsl" text:style-name="Internet_20_link" text:visited-style-name="Visited_20_Internet_20_Link">
Facebook</text:a>
Having published the prompt information as of 18:00 on May 28.</text:p>
      <text:p text:style-name="P4">
According to the General Staff, in total, Ukrainian aviation has inflicted 13 strikes in the areas of concentration of personnel and military equipment of the invaders, as two-on the anti-aircraft missile complexes of the enemy.</text:p>
      <text:p text:style-name="P4">
Units of missile troops and artillery of the Armed Forces, for their part, were affected by three areas of armament and military equipment, C-300 anti-aircraft missile system, three points of management and ammunition composition of the Russians.</text:p>
      <text:p text:style-name="P4">
The Russian army in total during the day made 91 aviation strikes and about 25 shelling of rocket launchers at the positions of defense forces of the inissale.</text:p>
      <text:p text:style-name="P4">
The General Staff warns: the likelihood of missile rocket launchers remains high throughout Ukraine.</text:p>
      <text:p text:style-name="P4">
On <text:span text:style-name="T4">
 Volynskyi </text:span>
 and <text:span text:style-name="T4">
 Polissya </text:span>
 the directions of the operational situation of change is not inability, signs of formation of offensive groups of the enemy were not detected.</text:p>
      <text:p text:style-name="P4">
On <text:span text:style-name="T4">
 Siversky </text:span>
 and <text:span text:style-name="T4">
 Slobozhansky </text:span>
 the Russian Federation reproaches to maintain military presence in border areas with Ukraine.</text:p>
      <text:p text:style-name="P4">
Near Kindrativka, Basivka, Mogrit, Miropillya and Slavgorod of Sumy region, ashological Kharenivka and Vovchansky farms of Kharkiv region, they caused air strikes during the pre -prisoners.</text:p>
      <text:p text:style-name="P4">
From mortars and artillery, the enemy beat Karpovichi, Timonovichi, Iron Bridge of Chernihiv Oblast, Novovasilivka, Middle-Buddha, Progress, Demianivtsi and Manukhivka of Sumy Region, as well as in Lipets, Gatysh, Pletenivtsi, Vovchansk, Vovchansk and Budya. Kharkiv region.</text:p>
      <text:p text:style-name="P4">
On <text:span text:style-name="T4">
 Kupyansky </text:span>
 the direction during the day of the Russian Army conducted unsuccessful successive actions in the area of Masutivka of Kharkiv region. Aviation strikes struck in the Kyslivka area of Kharkiv region.</text:p>
      <text:p text:style-name="P4">
From artillery and mortar blows, the enemy was suffering from well, Krasne, Figolivka, Novomlinsk, two -year, Western, Masyutivka, Kislivka Iberestovo, Kharkiv region.On <text:span text:style-name="T4">
 Bakhmutsky </text:span>
 the Russian troops were unsuccessful in the area in the area, which is northeast than Orikhovo-Vasylivka, as well as Ivanovsky's direction.</text:p>
      <text:p text:style-name="P4">
In the area of the predict, White Mountain, Kurdyumivka, New York and Yablunovkaidoonetsk region, the invaders struck. Vasylivka, Privil, Orikhovo-Vasylivka, Grigorivka, Bogdanivka, Yar, Ivanivske, Stupochyna, Predict, Konstantinovka Tapovniy Donetsk Region were injured from the hostages.</text:p>
      <text:p text:style-name="P4">
On the <text:span text:style-name="T4">
 Avdiivsky </text:span>
 Russian troops were not carried out.</text:p>
      <text:p text:style-name="P4">
On <text:span text:style-name="T4">
 Marinski </text:span>
 Ukrainian defenders reflected 12 enemy attacks in the Marinka. The invaders struck there. Vichanda of Donetsk region also suffered.</text:p>
      <text:p text:style-name="P4">
On <text:span text:style-name="T4">
 Shakhtarsky </text:span>
 the Russians made an air strike in the carbon area, fired at Paraskovivka, Novomikhailivka, Khalubar, Novoukrainka, Prychistivka and Shakhtar.</text:p>
      <text:p text:style-name="P4">
On <text:span text:style-name="T4">
 Zaporizhzhia </text:span>
 and <text:span text:style-name="T4">
 Kherson </text:span>
 the invaders continue the Varbonorons. The enemy shellings were suffered by Uremivka and Novopol of Donetsk region, Olgiv, Gulyaypole, Mala Tokmachka, Novodanilovka, Orikhiv, Novoandriivka, Mali Shcherbaki and Stepnogrisko of Zaporizhzhya region, Kherson, Golden Balka, Mykhailivka, Veserok, and Kozola, and Kotivka, Mykhailivka, Mykhailivka, Mykhailivka, Veselevka, Mykhailivka, Veselekivka, Mykhailivka, Veselekivka, Veselevka, Veselekivka, Veselevka, Veselevka, Veselevka. Kizomis of Kherson region.</text:p>
      <text:p text:style-name="P4">
In the temporarily captured Lower Sirogorod district of Kherson region, the certification of Ukrainian citizens is ongoing. According to the General Staff, the Russian -heads constantly press on the locals, threatening them, in particular, deportation.</text:p>
      <text:p text:style-name="P4">
It is established that in case of refusal to obtain documents of Russian sample citizens with a Ukrainian passport, the driver's license and a technical passport for the vehicle, the invaders are threatened with confiscation.</text:p>
      <text:p text:style-name="P4">
<text:span text:style-name="T4">
 Read also: </text:span>
 <text:a xlink:type="simple" xlink:href="https://www.ukrinform.ua/rubric-ato/3715305-ukrainski-vijskovi-vikoristovuut-storm-shadow-zi-100-rezultatom-reznikov.html" text:style-name="Internet_20_link" text:visited-style-name="Visited_20_Internet_20_Link">
Ukrainian military use Storm Shadow with 100%result - <text:span text:style-name="T4">
 Reznikov </text:span>
</text:a>
As reported by Ukrinform, on the night of May 28, the Russian army once again attacked Ukraine with SHahd drones. <text:a xlink:type="simple" xlink:href="https://www.ukrinform.ua/rubric-ato/3715308-u-genstabi-utocnili-kilkist-zbitih-unoci-droniv-58-iz-59.html" text:style-name="Internet_20_link" text:visited-style-name="Visited_20_Internet_20_Link">
58 out of 59 enemy drones</text:a>
Defense forces were destroyed.</text:p>
      <text:p text:style-name="P4">
News Source: <text:a xlink:type="simple" xlink:href="https://www.ukrinform.ua/rubric-ato/3715320-sili-oboroni-za-dobu-vidbili-na-shodi-18-atak-voroga.html" text:style-name="Internet_20_link" text:visited-style-name="Visited_20_Internet_20_Link">
https://www.ukrinform.ua/rubric-ato/3715320-sili-oboroni-za-dobu-vidbili-na-shodi-18-atak-voroga.html</text:a>
</text:p>
      <!--NEWS-->
      <text:h text:style-name="P10" text:outline-level="1">
<text:span text:style-name="T4">
The Russians fired at the border of Sumy and Chernihiv for five times a day</text:span>
</text:h>
      <text:p text:style-name="P4">
Authors: Ukrinform (Person)</text:p>
      <text:p text:style-name="P4">
Publisher: Укринформ (Organization)</text:p>
      <text:p text:style-name="P4">
Published Time: 2023-05-28T20:20:00+03:00</text:p>
      <text:p text:style-name="P4">
Modified Time: 2023-05-28T20:20:00+03:00</text:p>
      <text:p text:style-name="P4">
Description: Russian troops from 11:00 to 5:00 pm Sunday, May 28, fired at the border territories of Sumy and Chernihiv regions five times, making more than 30 mortars of mortars and artiller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Чернігівщина', 'Війна з Росією']</text:p>
      <text:p text:style-name="P4">
Type: Article</text:p>
      <!--METADATA-->
      <text:p text:style-name="P4">
<draw:frame draw:style-name="fr1" draw:name="Image203" text:anchor-type="as-char" svg:width="6.9236in" svg:height="3.956343in" draw:z-index="0">
<draw:image xlink:href="../Images/yкринформ/2023-05-28T20-20-00-03-00/630_360_1669987737-966.jpg" xlink:type="simple" xlink:show="embed" xlink:actuate="onLoad" draw:mime-type="image/jpeg"/>
</draw:frame>
From 11:00 to 5:00 pm Sunday, May 28, the Russian and 17:00, they fired at the borderlines of Sumy and Chernihiv regions five times, having carried out more than 30 mortars of mortars and artillery.</text:p>
      <text:p text:style-name="P4">
According to Ukrinform, the operational command "North" reported in <text:a xlink:type="simple" xlink:href="https://t.me/ok_pivnich1/2877" text:style-name="Internet_20_link" text:visited-style-name="Visited_20_Internet_20_Link">
telegram</text:a>
.</text:p>
      <text:p text:style-name="P4">
Зокрема, з 11:00 до 11:40 у районі села Карповичі відбулися 14 влучань,імовірно, з мінометів 120-міліметрового калібру.</text:p>
      <text:p text:style-name="P4">
З 12:20 до 12:30 у районі Мурав'їв зафіксовані три <text:a xlink:type="simple" xlink:href="https://www.ukrinform.ua/tag-obstril" text:style-name="Internet_20_link" text:visited-style-name="Visited_20_Internet_20_Link">
 влучання</text:a>
, probably from artillery. From 12: 25 to 12:45, the invaders made five hits, probably with the same weapons in the Uda Novovasylivka, from 14:00 to 14:30 - nine in the Timonovich district.</text:p>
      <text:p text:style-name="P4">
From 16:25 to 5:00 pm there were five hits, probably from a mortar120 mm in the area of the Iron Bridge.</text:p>
      <text:p text:style-name="P4">
<text:span text:style-name="T4">
 Read also: </text:span>
 <text:a xlink:type="simple" xlink:href="https://www.ukrinform.ua/rubric-ato/3715318-vorog-atakuvav-dnipropetrovsinu-z-vazkoi-artilerii.html" text:style-name="Internet_20_link" text:visited-style-name="Visited_20_Internet_20_Link">
enemy <text:span text:style-name="T4">
 shelling </text:span>
 Dnipropetrovsk region from heavy artillery</text:a>
Information on the loss of the local population or damage to civil infrastructure in any case was not received.</text:p>
      <text:p text:style-name="P4">
As reported by Ukrinform, from 2:00 to 9:30 on May 28, the Russian army fired five times from mortars of the border of Sumy and Chernihiv regions, releasing almost 20 ammunition.</text:p>
      <text:p text:style-name="P4">
News Source: <text:a xlink:type="simple" xlink:href="https://www.ukrinform.ua/rubric-ato/3715328-rosiani-za-den-pat-raziv-obstrilali-prikordonna-sumsini-ta-cernigivsini.html" text:style-name="Internet_20_link" text:visited-style-name="Visited_20_Internet_20_Link">
https://www.ukrinform.ua/rubric-ato/3715328-rosiani-za-den-pat-raziv-obstrilali-prikordonna-sumsini-ta-cernigivsini.html</text:a>
</text:p>
      <!--NEWS-->
      <text:h text:style-name="P10" text:outline-level="1">
<text:span text:style-name="T4">
In Greece, a new parliament was oath that will dissolve in two days</text:span>
</text:h>
      <text:p text:style-name="P4">
Authors: Ukrinform (Person)</text:p>
      <text:p text:style-name="P4">
Publisher: Укринформ (Organization)</text:p>
      <text:p text:style-name="P4">
Published Time: 2023-05-28T20:33:00+03:00</text:p>
      <text:p text:style-name="P4">
Modified Time: 2023-05-28T20:33:00+03:00</text:p>
      <text:p text:style-name="P4">
Description: In Greece, 300 parliamentary deputies elected as a result of the elections held in the country on the last weekend, took an oath on Sunday, May 28. - Ukrinform.</text:p>
      <text:p text:style-name="P4">
Images: ['<text:a xlink:type="simple" xlink:href="https://static.ukrinform.com/photos/2023_05/thumb_files/630_360_1685295121-327.jpg" text:style-name="Internet_20_link" text:visited-style-name="Visited_20_Internet_20_Link">
630_360_16852...</text:a>
']</text:p>
      <text:p text:style-name="P4">
Tags: ['Греція', 'Парламент', 'Вибори']</text:p>
      <text:p text:style-name="P4">
Type: Article</text:p>
      <!--METADATA-->
      <text:p text:style-name="P4">
<draw:frame draw:style-name="fr1" draw:name="Image204" text:anchor-type="as-char" svg:width="6.9236in" svg:height="3.956343in" draw:z-index="0">
<draw:image xlink:href="../Images/yкринформ/2023-05-28T20-33-00-03-00/630_360_1685295121-327.jpg" xlink:type="simple" xlink:show="embed" xlink:actuate="onLoad" draw:mime-type="image/jpeg"/>
</draw:frame>
In Greece, 300 parliamentary deputies elected as a result of the elections that took place in the country of the weekend, took the oath on Sunday, May 28.</text:p>
      <text:p text:style-name="P4">
As Ukrinform reports, it reports <text:a xlink:type="simple" xlink:href="https://www.ekathimerini.com/news/1212111/new-parliament-sworn-in-to-be-dissolved-almost-immediately/" text:style-name="Internet_20_link" text:visited-style-name="Visited_20_Internet_20_Link">
ekathimerini</text:a>
.</text:p>
      <text:p text:style-name="P4">
New <text:a xlink:type="simple" xlink:href="https://www.ukrinform.ua/tag-parlament" text:style-name="Internet_20_link" text:visited-style-name="Visited_20_Internet_20_Link">
Parliament</text:a>
In which no parties received the majority, will choose the speaker and Visespicker on Monday.</text:p>
      <text:p text:style-name="P4">
It will then be dissolved by a presidential decree on Monday or Tuesday, and the elections will be announced on June 25.</text:p>
      <text:p text:style-name="P4">
It is noted that the new elections will be held in accordance with the new law "Obelibory", which provides a bonus for the winner.</text:p>
      <text:p text:style-name="P4">
The voting threshold required for the winner to receive the majority will change depending on the number of parties represented in parliament, as well as the share of votes received by smaller parties.</text:p>
      <text:p text:style-name="P4">
<text:span text:style-name="T4">
 Read also: </text:span>
 <text:a xlink:type="simple" xlink:href="https://www.ukrinform.ua/rubric-economy/3714973-grecia-ta-ugorsina-blokuut-novij-paket-sankcij-proti-rf.html" text:style-name="Internet_20_link" text:visited-style-name="Visited_20_Internet_20_Link">
Greece and Hungary block a new package of sanctions against Russia</text:a>
The more parties are elected deputies and the larger the variation of the votes, the passing barrier will be.</text:p>
      <text:p text:style-name="P4">
As reported by Ukrinform, on Sunday, May 21, <text:a xlink:type="simple" xlink:href="https://www.ukrinform.ua/rubric-world/3712140-u-grecii-prohodat-parlamentski-vibori.html" text:style-name="Internet_20_link" text:visited-style-name="Visited_20_Internet_20_Link">
Parliamentary elections took place in Greece</text:a>
. According to the calculation of almost all votes, [New Democracy Party]](https://www.ukrinform.ua/rubric-world/3712456-u-grecii-na-viborah-do-parlamentu-peremagae-pravlaca-partia.html)is gaining 40.78%(145 out of 300 seats).</text:p>
      <text:p text:style-name="P4">
Через день після парламентських виборів не вдалося сформувати однопартійнийуряд, тому можливе нове голосування, під час якого партія-переможниця «Новадемократія» прагне досягти того, щоб керувати країною самостійно.</text:p>
      <text:p text:style-name="P4">
<text:span text:style-name="T5">
Фото: INTIME</text:span>
</text:p>
      <text:p text:style-name="P4">
News Source: <text:a xlink:type="simple" xlink:href="https://www.ukrinform.ua/rubric-world/3715326-u-grecii-sklav-prisagu-novij-parlament-akij-rozpustat-za-dvi-dobi.html" text:style-name="Internet_20_link" text:visited-style-name="Visited_20_Internet_20_Link">
https://www.ukrinform.ua/rubric-world/3715326-u-grecii-sklav-prisagu-novij-parlament-akij-rozpustat-za-dvi-dobi.html</text:a>
</text:p>
      <!--NEWS-->
      <text:h text:style-name="P10" text:outline-level="1">
<text:span text:style-name="T4">
Reznikov commented on a publication of non -compliance with billions of weapons importers</text:span>
</text:h>
      <text:p text:style-name="P4">
Authors: Ukrinform (Person)</text:p>
      <text:p text:style-name="P4">
Publisher: Укринформ (Organization)</text:p>
      <text:p text:style-name="P4">
Published Time: 2023-05-28T20:43:00+03:00</text:p>
      <text:p text:style-name="P4">
Modified Time: 2023-05-28T20:43:00+03:00</text:p>
      <text:p text:style-name="P4">
Description: Many contracts, which the Ministry of Defense of Ukraine is not being filed with Ukrainian companies, has not been fulfilled not by the fault of these companies and are not doubtful. - Ukrinform.</text:p>
      <text:p text:style-name="P4">
Images: ['<text:a xlink:type="simple" xlink:href="https://static.ukrinform.com/photos/2023_04/thumb_files/630_360_1682673653-649.jpg" text:style-name="Internet_20_link" text:visited-style-name="Visited_20_Internet_20_Link">
630_360_16826...</text:a>
']</text:p>
      <text:p text:style-name="P4">
Tags: ['Міноборони', 'Скандал', 'Зброя', 'Резніков']</text:p>
      <text:p text:style-name="P4">
Type: Article</text:p>
      <!--METADATA-->
      <text:p text:style-name="P4">
<draw:frame draw:style-name="fr1" draw:name="Image205" text:anchor-type="as-char" svg:width="6.9236in" svg:height="3.956343in" draw:z-index="0">
<draw:image xlink:href="../Images/yкринформ/2023-05-28T20-43-00-03-00/630_360_1682673653-649.jpg" xlink:type="simple" xlink:show="embed" xlink:actuate="onLoad" draw:mime-type="image/jpeg"/>
</draw:frame>
The multi -contractions, which are not complied with the Ministry of Defense of Ukraine suggested by Ukrainian companies, have not been fulfilled not by the fault of these companies and are not none.</text:p>
      <text:p text:style-name="P4">
According to the Ukrinform correspondent, the Minister of Defense of Ukraine Oleksii Reznikov said this on the air of the Teleterna "One News", commenting on the investigation of one from the Ukrainian media to withdraw funds from Ukraine by state imports of weapons.</text:p>
      <text:p text:style-name="P4">
"Contracts were concluded in late February and March, simply remember the conditions. Communicated everything possible. The same suppliers have agreed with sellers and ammunition around the world, but not all people were on the market. They were not decent, or in some countries, licenses were issued. Therefore, many of those contracts that are debt receivable, they are not doubtful. We are obliged to sue, and we have positive decisions in those courts, but they are in our own The order will be with their counterparties in those other countries, forcing them to fulfill contracts and put either shells or <text:a xlink:type="simple" xlink:href="https://www.ukrinform.ua/tag-zbroa" text:style-name="Internet_20_link" text:visited-style-name="Visited_20_Internet_20_Link">
weapons</text:a>
", - he said.</text:p>
      <text:p text:style-name="P4">
Reznikov added that the Defense Ministry is suing not only with Ukrainian companies, but and foreign suppliers who do not perform their contracts.</text:p>
      <text:p text:style-name="P4">
According to him, the ministry will return all its money paid on these weapons.</text:p>
      <text:p text:style-name="P4">
<text:span text:style-name="T4">
 Read also: </text:span>
 <text:a xlink:type="simple" xlink:href="https://www.ukrinform.ua/rubric-ato/3715305-ukrainski-vijskovi-vikoristovuut-storm-shadow-zi-100-rezultatom-reznikov.html" text:style-name="Internet_20_link" text:visited-style-name="Visited_20_Internet_20_Link">
Ukrainian military use Storm Shadow with 100%result - <text:span text:style-name="T4">
 Reznikov </text:span>
</text:a>
As reported, "Ukrainian Pravda" on May 25 published an investigation into the Uzmoka that Ukrainian state -owned companies engaged in international arms purchases, in 2022 received billions of hryvnias by the laws of the Ministry of Defense and failed to deliver. According to journalists, on May 23, 2023, there are at least 30 claims to contractors who failed to execute their contracts on May 23, 2023.</text:p>
      <text:p text:style-name="P4">
News Source: <text:a xlink:type="simple" xlink:href="https://www.ukrinform.ua/rubric-ato/3715327-reznikov-prokomentuvav-publikaciu-pro-nevikonanna-milardnih-kontraktiv-importerami-zbroi.html" text:style-name="Internet_20_link" text:visited-style-name="Visited_20_Internet_20_Link">
https://www.ukrinform.ua/rubric-ato/3715327-reznikov-prokomentuvav-publikaciu-pro-nevikonanna-milardnih-kontraktiv-importerami-zbroi.html</text:a>
</text:p>
      <!--NEWS-->
      <text:h text:style-name="P10" text:outline-level="1">
<text:span text:style-name="T4">
Russian troops fired Kupyansk district of Kharkiv region, is injured</text:span>
</text:h>
      <text:p text:style-name="P4">
Authors: Ukrinform (Person)</text:p>
      <text:p text:style-name="P4">
Publisher: Укринформ (Organization)</text:p>
      <text:p text:style-name="P4">
Published Time: 2023-05-28T20:48:54+03:00</text:p>
      <text:p text:style-name="P4">
Modified Time: 2023-05-28T20:48:54+03:00</text:p>
      <text:p text:style-name="P4">
Description: Russian troops on Sunday, May 28, hit the artillery on the settlements of Kupyansk district of Kharkiv region, injuring a peaceful resident and causing several fires. - Ukrinform.</text:p>
      <text:p text:style-name="P4">
Images: ['<text:a xlink:type="simple" xlink:href="https://static.ukrinform.com/photos/2023_05/thumb_files/630_360_1685295967-660.jpg" text:style-name="Internet_20_link" text:visited-style-name="Visited_20_Internet_20_Link">
630_360_16852...</text:a>
']</text:p>
      <text:p text:style-name="P4">
Tags: ['Обстріл', 'Поранені', 'Харківщина', 'Війна з Росією']</text:p>
      <text:p text:style-name="P4">
Type: Article</text:p>
      <!--METADATA-->
      <text:p text:style-name="P4">
<draw:frame draw:style-name="fr1" draw:name="Image206" text:anchor-type="as-char" svg:width="6.9236in" svg:height="3.956343in" draw:z-index="0">
<draw:image xlink:href="../Images/yкринформ/2023-05-28T20-48-54-03-00/630_360_1685295967-660.jpg" xlink:type="simple" xlink:show="embed" xlink:actuate="onLoad" draw:mime-type="image/jpeg"/>
</draw:frame>
Ruskivska on Sunday, May 28, hit the artillery on settlements of the Kubyansky district of Kharkiv region, injuring a peaceful resident of Tasssing several fires.</text:p>
      <text:p text:style-name="P4">
According to Ukrinform, the Main Directorate of the Civil Service of Knowledge Situations in Kharkiv Oblast reported in <text:a xlink:type="simple" xlink:href="http://www.facebook.com/DSNSKHARKIV/posts/pfbid0rCpUfUQrz5Toy8JtaBaRXbudEEm1PGkFPiNKC4K2PeTNjkkbHUYWdMZbLogryVMLl" text:style-name="Internet_20_link" text:visited-style-name="Visited_20_Internet_20_Link">
Facebook</text:a>
.</text:p>
      <text:p text:style-name="P4">
За даними ДСНС, удень 28 травня район зазнав від загарбників інтенсивнихартилерійських обстрілів.</text:p>
      <text:p text:style-name="P4">
Влучання ворожих снарядів відбулося, зокрема, у приватний сектор селаПетропавлівка, унаслідок чого загорілися дві господарчі споруди на загальнійплощі 60 квадратних метрів. Станом на цей час пожежі ліквідовані.</text:p>
      <text:p text:style-name="P4">
Під ворожий удар потрапив також приватний сектор села Кучерівка. Уламковіпоранення дістала місцева жителька 1949 року народження.</text:p>
      <text:p text:style-name="P4">
<text:span text:style-name="T4">
Читайте також:</text:span>
 <text:a xlink:type="simple" xlink:href="https://www.ukrinform.ua/rubric-ato/3715328-rosiani-za-den-pat-raziv-obstrilali-prikordonna-sumsini-ta-cernigivsini.html" text:style-name="Internet_20_link" text:visited-style-name="Visited_20_Internet_20_Link">
 Росіяни за день п'ять разів <text:span text:style-name="T4">
обстріл</text:span>
 яли прикордонняСумщини та Чернігівщини </text:a>
As reported by Ukrinform, last day <text:a xlink:type="simple" xlink:href="https://www.ukrinform.ua/rubric-regions/3715138-rosiani-za-dobu-obstrilali-tri-rajoni-harkivsini-zaginuli-dvoe-civilnih.html" text:style-name="Internet_20_link" text:visited-style-name="Visited_20_Internet_20_Link">
Russian shellings have suffered</text:a>
Border settlements of punctr in Kharkiv region, including Kupyansky. Among the peaceful population are the dead.</text:p>
      <text:p text:style-name="P4">
News Source: <text:a xlink:type="simple" xlink:href="https://www.ukrinform.ua/rubric-ato/3715330-vijska-rf-obstrilali-kupanskij-rajon-harkivsini-e-poranena.html" text:style-name="Internet_20_link" text:visited-style-name="Visited_20_Internet_20_Link">
https://www.ukrinform.ua/rubric-ato/3715330-vijska-rf-obstrilali-kupanskij-rajon-harkivsini-e-poranena.html</text:a>
</text:p>
      <!--NEWS-->
      <text:h text:style-name="P10" text:outline-level="1">
<text:span text:style-name="T4">
"Leicester" and "Leds" flew to the championship following the season 2022/23</text:span>
</text:h>
      <text:p text:style-name="P4">
Authors: Ukrinform (Person)</text:p>
      <text:p text:style-name="P4">
Publisher: Укринформ (Organization)</text:p>
      <text:p text:style-name="P4">
Published Time: 2023-05-28T20:59:34+03:00</text:p>
      <text:p text:style-name="P4">
Modified Time: 2023-05-28T20:59:34+03:00</text:p>
      <text:p text:style-name="P4">
Description: Leicester and Lids departed from the English Premier League in the 38th round. - Ukrinform.</text:p>
      <text:p text:style-name="P4">
Images: ['<text:a xlink:type="simple" xlink:href="https://static.ukrinform.com/photos/2023_05/thumb_files/630_360_1685296712-605.jpg" text:style-name="Internet_20_link" text:visited-style-name="Visited_20_Internet_20_Link">
630_360_16852...</text:a>
']</text:p>
      <text:p text:style-name="P4">
Tags: ['Футбол', 'АПЛ']</text:p>
      <text:p text:style-name="P4">
Type: Article</text:p>
      <!--METADATA-->
      <text:p text:style-name="P4">
<draw:frame draw:style-name="fr1" draw:name="Image207" text:anchor-type="as-char" svg:width="6.9236in" svg:height="3.956343in" draw:z-index="0">
<draw:image xlink:href="../Images/yкринформ/2023-05-28T20-59-34-03-00/630_360_1685296712-605.jpg" xlink:type="simple" xlink:show="embed" xlink:actuate="onLoad" draw:mime-type="image/jpeg"/>
</draw:frame>
Leicester and Lids departed from the English Premier League in the 38th round.</text:p>
      <text:p text:style-name="P4">
Lids gave way to Tottenham(1:4)and remained in 19th place, and Lester won West Hem(2:1), but this was not enough to bypass the 17th "Everton", which in a parallel match was overcome "Bournemouth"(1:0), reports Ukrinform.</text:p>
      <text:p text:style-name="P4">
Southampton became the third team that flew two weeks ago.</text:p>
      <text:p text:style-name="P4">
<text:span text:style-name="T4">
 Read also: </text:span>
 <text:a xlink:type="simple" xlink:href="https://www.ukrinform.ua/rubric-sports/3715267-sahtar-rozgromiv-dnipro1-i-dostrokovo-stav-cempionom-upl.html" text:style-name="Internet_20_link" text:visited-style-name="Visited_20_Internet_20_Link">
Shakhtar defeated Dnipro-1 and became ahead of schedule</text:a>
As reported, the APL champion was Manchester City.</text:p>
      <text:p text:style-name="P4">
Photo: Getty Images</text:p>
      <text:p text:style-name="P4">
News Source: <text:a xlink:type="simple" xlink:href="https://www.ukrinform.ua/rubric-sports/3715332-lester-i-lids-viletili-v-cempionsip-za-pidsumkami-sezonu-202223.html" text:style-name="Internet_20_link" text:visited-style-name="Visited_20_Internet_20_Link">
https://www.ukrinform.ua/rubric-sports/3715332-lester-i-lids-viletili-v-cempionsip-za-pidsumkami-sezonu-202223.html</text:a>
</text:p>
      <!--NEWS-->
      <text:h text:style-name="P10" text:outline-level="1">
<text:span text:style-name="T4">
Finnish Foreign Minister does not exclude the disintegration of the OSCE through the position of Russia and Belarus on the presidency of Estonia</text:span>
</text:h>
      <text:p text:style-name="P4">
Authors: Ukrinform (Person)</text:p>
      <text:p text:style-name="P4">
Publisher: Укринформ (Organization)</text:p>
      <text:p text:style-name="P4">
Published Time: 2023-05-28T21:10:00+03:00</text:p>
      <text:p text:style-name="P4">
Modified Time: 2023-05-28T21:10:00+03:00</text:p>
      <text:p text:style-name="P4">
Description: Finnish Foreign Minister Pekka Haavisto does not exclude the disintegration of the OSCE because of the reluctance of Russia and Belarus to approve the presidency of Estonia in 2024. - Ukrinform.</text:p>
      <text:p text:style-name="P4">
Images: ['<text:a xlink:type="simple" xlink:href="https://static.ukrinform.com/photos/2022_08/thumb_files/630_360_1661963900-635.jpg" text:style-name="Internet_20_link" text:visited-style-name="Visited_20_Internet_20_Link">
630_360_16619...</text:a>
']</text:p>
      <text:p text:style-name="P4">
Tags: ['Естонія', 'Фінляндія', 'ОБСЄ', 'Росія']</text:p>
      <text:p text:style-name="P4">
Type: Article</text:p>
      <!--METADATA-->
      <text:p text:style-name="P4">
<draw:frame draw:style-name="fr1" draw:name="Image208" text:anchor-type="as-char" svg:width="6.9236in" svg:height="3.956343in" draw:z-index="0">
<draw:image xlink:href="../Images/yкринформ/2023-05-28T21-10-00-03-00/630_360_1661963900-635.jpg" xlink:type="simple" xlink:show="embed" xlink:actuate="onLoad" draw:mime-type="image/jpeg"/>
</draw:frame>
Finnish Minister of Ukraine, Pekka Kaavisto, does not exclude the disintegration of the OSCE via the unbalance of Russia and Belarus to approve the presidency of Estonia in 2024.</text:p>
      <text:p text:style-name="P4">
As Ukrinform reports, it reports <text:a xlink:type="simple" xlink:href="https://yle.fi/a/74-20033926" text:style-name="Internet_20_link" text:visited-style-name="Visited_20_Internet_20_Link">
yle</text:a>
.</text:p>
      <text:p text:style-name="P4">
«Якщо у 2024 році не буде голови та не буде консенсусу з цього приводу, тонаступний рік стане роком руйнування <text:a xlink:type="simple" xlink:href="https://www.ukrinform.ua/tag-obse" text:style-name="Internet_20_link" text:visited-style-name="Visited_20_Internet_20_Link">
 ОБСЄ </text:a>
as an organization, ”Kaavisto said.</text:p>
      <text:p text:style-name="P4">
It is noted that according to the rules of the organization, the presidency, which is rotated by the Member States, must be approved by all 57 Member States.</text:p>
      <text:p text:style-name="P4">
However, Russia and Belarus have not approved the candidacy of Estonia for the post of the Holovinovpian year, and Estonia is not ready to abandon its candidacy.</text:p>
      <text:p text:style-name="P4">
<text:span text:style-name="T4">
 Read also: </text:span>
 <text:a xlink:type="simple" xlink:href="https://www.ukrinform.ua/rubric-polytics/3713708-britania-v-obse-rozkritikuvala-brehlive-pragnenna-rosii-do-dialogu.html" text:style-name="Internet_20_link" text:visited-style-name="Visited_20_Internet_20_Link">
Britain in <text:span text:style-name="T4">
 OSCE </text:span>
 criticized the false "desire" of Russia for dialogue</text:a>
The OSCE Safety and Cooperation Organization was established in 1994, when a series of European Security Meeting Taskovkovka grew into an organization. The first meeting on the safety of tamping in Europe was held in 1975 in Helsinki on the initiative of Ifinland and personally President of Finland Urho Kekkconen.</text:p>
      <text:p text:style-name="P4">
It is known that the OSCE is the only European security platform that unites Europe, Russia, the USA and Ukraine, and is mainly engaged in the prevention of conflicts, peace monitoring and election observation.</text:p>
      <text:p text:style-name="P4">
News Source: <text:a xlink:type="simple" xlink:href="https://www.ukrinform.ua/rubric-world/3715334-glava-mzs-finlandii-ne-viklucae-rozpad-obse-cerez-poziciu-rosii-j-bilorusi-sodo-golovuvanna-estonii.html" text:style-name="Internet_20_link" text:visited-style-name="Visited_20_Internet_20_Link">
https://www.ukrinform.ua/rubric-world/3715334-glava-mzs-finlandii-ne-viklucae-rozpad-obse-cerez-poziciu-rosii-j-bilorusi-sodo-golovuvanna-estonii.html</text:a>
</text:p>
      <!--NEWS-->
      <text:h text:style-name="P10" text:outline-level="1">
<text:span text:style-name="T4">
Elections in Turkey: Erdogan in leaders after opening 99% of the election chests</text:span>
</text:h>
      <text:p text:style-name="P4">
Authors: Ukrinform (Person)</text:p>
      <text:p text:style-name="P4">
Publisher: Укринформ (Organization)</text:p>
      <text:p text:style-name="P4">
Published Time: 2023-05-28T21:21:00+03:00</text:p>
      <text:p text:style-name="P4">
Modified Time: 2023-05-28T21:21:00+03:00</text:p>
      <text:p text:style-name="P4">
Description: In the second round of the Turkish Presidential Election, after opening almost 99% of the polling stations in the country and 68% of the electoral chests abroad, the current Turkish President Recep Tayip Erdogan should gain 52.08% of the country's support and 59.29%. sections. - Ukrinform.</text:p>
      <text:p text:style-name="P4">
Images: ['<text:a xlink:type="simple" xlink:href="https://static.ukrinform.com/photos/2023_05/thumb_files/630_360_1684833272-970.jpg" text:style-name="Internet_20_link" text:visited-style-name="Visited_20_Internet_20_Link">
630_360_16848...</text:a>
']</text:p>
      <text:p text:style-name="P4">
Tags: ['Ердоган', 'Вибори', 'Туреччина']</text:p>
      <text:p text:style-name="P4">
Type: Article</text:p>
      <!--METADATA-->
      <text:p text:style-name="P4">
<draw:frame draw:style-name="fr1" draw:name="Image209" text:anchor-type="as-char" svg:width="6.9236in" svg:height="3.956343in" draw:z-index="0">
<draw:image xlink:href="../Images/yкринформ/2023-05-28T21-21-00-03-00/630_360_1684833272-970.jpg" xlink:type="simple" xlink:show="embed" xlink:actuate="onLoad" draw:mime-type="image/jpeg"/>
</draw:frame>
In the second course of the election of Turkish President, after opening almost 99% of the electoral chests of custom sites in the country and 68% of election chests abroad, Turkish -president Recep Tayip Erdogan should recruit 52.08% of the country's support and 59.29%.</text:p>
      <text:p text:style-name="P4">
About it reports Ukrinform with reference to news agency “<text:a xlink:type="simple" xlink:href="https://secim.aa.com.tr/" text:style-name="Internet_20_link" text:visited-style-name="Visited_20_Internet_20_Link">
Anadol</text:a>
”That receives data from the High Election Commission(IN VK).</text:p>
      <text:p text:style-name="P4">
Президент Ердоган після відкриття 99% виборчих скринь всередині країни набрав52,08%, лідер опозиції Киличдароглу - 47,92%.</text:p>
      <text:p text:style-name="P4">
At the polling stations abroad, after taking into account 68% of the bulletins of the leaderdogan with an indicator of 59.29%, the rugge gonna gain 40.71% of the vote.</text:p>
      <text:p text:style-name="P4">
<text:span text:style-name="T4">
 Read also: </text:span>
<text:span text:style-name="T4">
 <text:a xlink:type="simple" xlink:href="https://www.ukrinform.ua/rubric-world/3715311-erdogan-peremagae-na-prezidentskih-viborah-u-tureccini-poperedni-dani.html" text:style-name="Internet_20_link" text:visited-style-name="Visited_20_Internet_20_Link">
Erdogan wins the Turkey presidential election - preliminary data</text:a>
</text:span>
</text:p>
      <text:p text:style-name="P4">
Opposition leader is leading in some provinces in the west, east, southeast of the south of the country, as well as in Ankara province. All others victory is won by President Erdogan.</text:p>
      <text:p text:style-name="P4">
Erdogan wins in 52 provinces, carpet - in 29.</text:p>
      <text:p text:style-name="P4">
<text:span text:style-name="T4">
 Read also: </text:span>
 <text:span text:style-name="T4">
 <text:a xlink:type="simple" xlink:href="https://www.ukrinform.ua/rubric-polytics/3714718-ermak-obgovoriv-iz-golovnim-radnikom-erdogana-ukrainsku-formulu-miru.html" text:style-name="Internet_20_link" text:visited-style-name="Visited_20_Internet_20_Link">
Yermak discussed with the chief advisor of the Erdogan -Ukrainian formula of peace</text:a>
</text:span>
</text:p>
      <text:p text:style-name="P4">
As reported by Ukrinform, in the second round of the presidential election of the citizen of the citizen was elected between the current President <text:span text:style-name="T4">
 <text:a xlink:type="simple" xlink:href="https://www.ukrinform.ua/tag-erdogan" text:style-name="Internet_20_link" text:visited-style-name="Visited_20_Internet_20_Link">
Rezhep Taiip Erdogan</text:a>
</text:span>
 and the leader of the opposition of the camalemicilchdroglu.</text:p>
      <text:p text:style-name="P4">
News Source: <text:a xlink:type="simple" xlink:href="https://www.ukrinform.ua/rubric-world/3715335-vibori-u-tureccini-erdogan-u-liderah-pisla-vidkritta-99-viborcih-skrin.html" text:style-name="Internet_20_link" text:visited-style-name="Visited_20_Internet_20_Link">
https://www.ukrinform.ua/rubric-world/3715335-vibori-u-tureccini-erdogan-u-liderah-pisla-vidkritta-99-viborcih-skrin.html</text:a>
</text:p>
      <!--NEWS-->
      <text:h text:style-name="P10" text:outline-level="1">
<text:span text:style-name="T4">
G7 support gives confident positions on the way to victory over Russia - Yermak</text:span>
</text:h>
      <text:p text:style-name="P4">
Authors: Ukrinform (Person)</text:p>
      <text:p text:style-name="P4">
Publisher: Укринформ (Organization)</text:p>
      <text:p text:style-name="P4">
Published Time: 2023-05-28T21:33:00+03:00</text:p>
      <text:p text:style-name="P4">
Modified Time: 2023-05-28T21:33:00+03:00</text:p>
      <text:p text:style-name="P4">
Description: During the Sami Group Summit in Japan, our state gained unprecedented support from the participating countries, which makes it possible to have confident positions on the way to victory over the Russian aggressor and restoration of territorial integrity. - Ukrinform.</text:p>
      <text:p text:style-name="P4">
Images: ['<text:a xlink:type="simple" xlink:href="https://static.ukrinform.com/photos/2023_05/thumb_files/630_360_1685297756-409.jpeg" text:style-name="Internet_20_link" text:visited-style-name="Visited_20_Internet_20_Link">
630_360_16852...</text:a>
']</text:p>
      <text:p text:style-name="P4">
Tags: ['Велика сімка', 'Єрмак', 'Офіс Президента', 'Війна з Росією']</text:p>
      <text:p text:style-name="P4">
Type: Article</text:p>
      <!--METADATA-->
      <text:p text:style-name="P4">
<draw:frame draw:style-name="fr1" draw:name="Image212" text:anchor-type="as-char" svg:width="6.9236in" svg:height="3.956343in" draw:z-index="0">
<draw:image xlink:href="../Images/yкринформ/2023-05-28T21-33-00-03-00/630_360_1685297756-409.jpeg" xlink:type="simple" xlink:show="embed" xlink:actuate="onLoad" draw:mime-type="image/jpeg"/>
</draw:frame>
During the Samite Seven Group in Japan, our state gained unprecedented support from the participating countries, which makes it possible to have confident positions on the way to the victory by the Russian aggressor and the restoration of territorial integrity.</text:p>
      <text:p text:style-name="P4">
The head of the Presidential Office of Ukraine Andriy Yermak stated this in an interview with NHK Public TV and Radio Broadcasting, which is the largest Vasian-Pacific Region, Ukrinform reports with reference to [Presidential Office(https://www.president.gov.ua/news/pidtrimka-yaku-mi-zdobuli-na-samiti-g7-u-hirosimi-daye-mozhl-83217).</text:p>
      <text:p text:style-name="P4">
“Absolutely concrete, clear, one that makes it possible to look at the intestinal and, of course, absolute support <text:a xlink:type="simple" xlink:href="https://www.ukrinform.ua/tag-ukraina" text:style-name="Internet_20_link" text:visited-style-name="Visited_20_Internet_20_Link">
Ukraine</text:a>
On the way to our victory, ” - said.</text:p>
      <text:p text:style-name="P4">
He added that the supporters were expressed by participants of both G7+Ukraine session and session participation of the leaders of some countries in the global south. The head of the Office of the Head of State called the fact that this support not only sounded during a meeting and speeches, but also enshrined in the documents approved by the Summit.</text:p>
      <text:p text:style-name="P4">
According to Yermak, there are still questions that need to work together with a discount of countries, but all present have voiced a clear position on supporting the territorial integrity and sovereignty of Ukraine.</text:p>
      <text:p text:style-name="P4">
"Everyone was united in the fact that Ukraine is a fair struggle, Ukrainian has been in peace, Ukraine is absolutely right in its desire to reference territorial integrity in internationally recognized borders," said the head of the Office of the Head of State.</text:p>
      <text:p text:style-name="P4">
He also emphasized that the Ukrainian formula of peace proposed by the President Zelensky should become the basis for the further work of the civilized world over the end of the war and the return of just peace to the Ukrainian land.</text:p>
      <text:p text:style-name="P4">
According to Yermak, while the Russian troops remain on the occupied ZPP, there is a rise of catastrophe. At the same time, he noted that thanks to the consolidated position of the GG7 countries, as well as representatives of the global south, the risk of Russian nuclear weapons is less than before.</text:p>
      <text:p text:style-name="P4">
In general, according to the head of the Presidential Office, Ukraine managed to achieve significant results at the summit. He thanked Japan, the Japanese government and the people of the important work and a warm meeting of the Ukrainian delegation.</text:p>
      <text:p text:style-name="P4">
"We will mention Hiroshim for a very long time as the place where this historical Samite G7 plus Ukraine plus the leaders of the global south took place," Yermak said.He called an extremely important decision to give Ukraine F-16 fighters. In words, our state worked for a very long time for this.</text:p>
      <text:p text:style-name="P4">
“It is extremely important for Ukraine. It is the protection of our sky. This is where we need strengthening. I am extremely grateful to all our partners for their collective rowness - it is a powerful signal not just support, but the absolute faith of the Ukrainian victory. In addition, it also enhances the confidence that Ukraine will become a member of NATO, ”the Presidential Head summarized.</text:p>
      <text:p text:style-name="P4">
As it was reported, in Hiroshima, from 19 to 21 May, the 48th summit was held. The main theme of the meeting was the Japanese presidency in G7 to ensure the stability of the global economy in the context of the consequences of the pandemic of the coronavirus of Tarosian aggression against Ukraine.</text:p>
      <text:p text:style-name="P4">
<text:span text:style-name="T5">
Foto: op</text:span>
</text:p>
      <text:p text:style-name="P4">
News Source: <text:a xlink:type="simple" xlink:href="https://www.ukrinform.ua/rubric-polytics/3715338-pidtrimka-g7-dae-vpevneni-pozicii-na-slahu-do-peremogi-nad-rosieu-ermak.html" text:style-name="Internet_20_link" text:visited-style-name="Visited_20_Internet_20_Link">
https://www.ukrinform.ua/rubric-polytics/3715338-pidtrimka-g7-dae-vpevneni-pozicii-na-slahu-do-peremogi-nad-rosieu-ermak.html</text:a>
</text:p>
      <!--NEWS-->
      <text:h text:style-name="P10" text:outline-level="1">
<text:span text:style-name="T4">
Goweliers continue escaping from temporarily occupied Kherson region - Humeniuk</text:span>
</text:h>
      <text:p text:style-name="P4">
Authors: Ukrinform (Person)</text:p>
      <text:p text:style-name="P4">
Publisher: Укринформ (Organization)</text:p>
      <text:p text:style-name="P4">
Published Time: 2023-05-28T21:45:00+03:00</text:p>
      <text:p text:style-name="P4">
Modified Time: 2023-05-28T21:45:00+03:00</text:p>
      <text:p text:style-name="P4">
Description: The process of escaping the occupying "power" with the temporarily captured part of the Kherson region is ongoing. - Ukrinform.</text:p>
      <text:p text:style-name="P4">
Images: ['<text:a xlink:type="simple" xlink:href="https://static.ukrinform.com/photos/2023_05/thumb_files/630_360_1683203408-838.jpg" text:style-name="Internet_20_link" text:visited-style-name="Visited_20_Internet_20_Link">
630_360_16832...</text:a>
']</text:p>
      <text:p text:style-name="P4">
Tags: ['Херсонщина', 'Окупація', 'Єдині новини', 'Наталія Гуменюк']</text:p>
      <text:p text:style-name="P4">
Type: Article</text:p>
      <!--METADATA-->
      <text:p text:style-name="P4">
<draw:frame draw:style-name="fr1" draw:name="Image213" text:anchor-type="as-char" svg:width="6.9236in" svg:height="3.956343in" draw:z-index="0">
<draw:image xlink:href="../Images/yкринформ/2023-05-28T21-45-00-03-00/630_360_1683203408-838.jpg" xlink:type="simple" xlink:show="embed" xlink:actuate="onLoad" draw:mime-type="image/jpeg"/>
</draw:frame>
The process of occupying "power" with the temporarily captured part of the Kherson region is ongoing.</text:p>
      <text:p text:style-name="P4">
According to Ukrinform, Natalia Humeniuk, the head of the united coordination of the Defense Forces of Ukraine "South" on the air of the TVFREED, told about it.</text:p>
      <text:p text:style-name="P4">
“This situation continues to develop. Gradually, they try to find themselves under different reasons, using family characteristics, intra -family reasons, accompanying loved ones, accompanying children. They want to leave and export documents. It will continue for a period of time, because the whole "power" cannot leave immediately, but such short exchanges and, in their opinion, somewhat imperceptibly seeping there for the gifts are trying to try, "she said.</text:p>
      <text:p text:style-name="P4">
<text:span text:style-name="T4">
 Read also: </text:span>
 <text:span text:style-name="T4">
 [in Vinnytsia region detained the daughter(https://www.ukrinform.ua/rubric-regions/3697331-na-vinniccini-zatrimali-donku-kolisnogo-gaulajtera-cornobaivki.html)</text:span>
</text:p>
      <text:p text:style-name="P4">
Humeniuk added that the defense forces are observing both the activity of the Crimean and activity on the routes that involve continental gors. In words, this indicates that not everyone trusts the safety of the Crimean bridge to travel.</text:p>
      <text:p text:style-name="P4">
According to Humeniuk, the occupying “administration” <text:span text:style-name="T4">
 <text:a xlink:type="simple" xlink:href="https://www.ukrinform.ua/tag-hersonsina" text:style-name="Internet_20_link" text:visited-style-name="Visited_20_Internet_20_Link">
Kherson region</text:a>
</text:span>
 headed by the balance as quickly as the occupying "power" and the troops in general.</text:p>
      <text:p text:style-name="P4">
“Because they have no rest. Wherever they appear, there is a serious work of resistance forces, their locations are found, the coordinate is determined by the work of the defense forces, and they do not feel calm there. In the majority, they try to be based in district centers, including Skadovsk, but they have already moved from it, we can say, finally. Because recently they do not appear there. They tend closer to Genichesk, but they move to other places of dislocation, including using a recreational area, ”she stressed.</text:p>
      <text:p text:style-name="P4">
<text:span text:style-name="T4">
 Read also: </text:span>
 <text:span text:style-name="T4">
 <text:a xlink:type="simple" xlink:href="https://www.ukrinform.ua/rubric-regions/3714800-na-tot-hersonsini-brakue-izi-ta-tovariv-persoi-neobhidnosti-centr-nacsprotivu.html" text:style-name="Internet_20_link" text:visited-style-name="Visited_20_Internet_20_Link">
on the Kherson region lacking food and first -time goods - the center of the National Center</text:a>
</text:span>
</text:p>
      <text:p text:style-name="P4">
According to Ukrinform, according to the information of the Center for National Resistance, most of the settlements of the temporarily occupied territories of the Kherson region, the socio-economic situation is observed.</text:p>
      <text:p text:style-name="P4">
News Source: <text:a xlink:type="simple" xlink:href="https://www.ukrinform.ua/rubric-regions/3715343-gaulajteri-prodovzuut-vtecu-z-timcasovo-okupovanoi-hersonsini-gumenuk.html" text:style-name="Internet_20_link" text:visited-style-name="Visited_20_Internet_20_Link">
https://www.ukrinform.ua/rubric-regions/3715343-gaulajteri-prodovzuut-vtecu-z-timcasovo-okupovanoi-hersonsini-gumenuk.html</text:a>
</text:p>
      <!--NEWS-->
      <text:h text:style-name="P10" text:outline-level="1">
<text:span text:style-name="T4">
At least 3-4 F-16 Squaders: Aviation Chief told how Ukraine can get an advantage in the air</text:span>
</text:h>
      <text:p text:style-name="P4">
Authors: Ukrinform (Person)</text:p>
      <text:p text:style-name="P4">
Publisher: Укринформ (Organization)</text:p>
      <text:p text:style-name="P4">
Published Time: 2023-05-28T21:57:00+03:00</text:p>
      <text:p text:style-name="P4">
Modified Time: 2023-05-28T21:57:00+03:00</text:p>
      <text:p text:style-name="P4">
Description: Ukraine will be able to win the air advantage in a separate direction, if it has at least 3-4 Squaders of F-16 fighters. - Ukrinform.</text:p>
      <text:p text:style-name="P4">
Images: ['<text:a xlink:type="simple" xlink:href="https://static.ukrinform.com/photos/2015_11/thumb_files/630_360_1447652579-5780.jpg" text:style-name="Internet_20_link" text:visited-style-name="Visited_20_Internet_20_Link">
630_360_14476...</text:a>
']</text:p>
      <text:p text:style-name="P4">
Tags: ['Авіація', 'Повітряні сили ЗСУ', 'Війна з Росією', 'F-16']</text:p>
      <text:p text:style-name="P4">
Type: Article</text:p>
      <!--METADATA-->
      <text:p text:style-name="P4">
<draw:frame draw:style-name="fr1" draw:name="Image214" text:anchor-type="as-char" svg:width="6.9236in" svg:height="3.956343in" draw:z-index="0">
<draw:image xlink:href="../Images/yкринформ/2023-05-28T21-57-00-03-00/630_360_1447652579-5780.jpg" xlink:type="simple" xlink:show="embed" xlink:actuate="onLoad" draw:mime-type="image/jpeg"/>
</draw:frame>
Ukraine can gain an advantage in the air in a separate direction, if at least B3-4 of F-16 fighters.</text:p>
      <text:p text:style-name="P4">
According to Ukrinform, the Head of Aviation of the Armed Forces Command Brigade General Sergey Golubtsov in an interview [Donbassrealia] told about it.(https://www.radiosvoboda.org/a/my-zmozhemo-zavoyuvaty-perevahu-v-povitri/32429248.html).</text:p>
      <text:p text:style-name="P4">
"If we realize that we have a group against us, let's say 50 squadron and 39erodromes, of which they perform tasks, of course, we would like more. win the advantage in the air and make the enemy give off the blows that they now strike in a certain area, on a certain struggle, "he said.</text:p>
      <text:p text:style-name="P4">
<text:span text:style-name="T4">
 Read also: </text:span>
 <text:span text:style-name="T4">
 <text:a xlink:type="simple" xlink:href="https://www.ukrinform.ua/rubric-ato/3714531-niderlandi-mozut-peredati-ukraini-litaki-f16-pisla-navcanna-pilotiv-bloomberg.html" text:style-name="Internet_20_link" text:visited-style-name="Visited_20_Internet_20_Link">
the Netherlands can pass to Ukraine F -16 post -study pilots - Bloomberg</text:a>
</text:span>
</text:p>
      <text:p text:style-name="P4">
Golubtsov added that in order to plan the operation of destruction or task of blows, it should be understood that there is still some echelon of security. According to General, to plan from A to I surgery, it is worth talking at least in the case, at least 12-16 <text:span text:style-name="T4">
 <text:a xlink:type="simple" xlink:href="https://www.ukrinform.ua/tag-litak" text:style-name="Internet_20_link" text:visited-style-name="Visited_20_Internet_20_Link">
aircraft</text:a>
</text:span>
.</text:p>
      <text:p text:style-name="P4">
He noted that even a couple of aircraft capable of starting a rocket for more than 100 kilometers will make the enemy think and react.</text:p>
      <text:p text:style-name="P4">
According to him, the F-16 is able to become part of air defense to ensure the fighter covering within the country. "Being on combat at various operational aerodromes, it is able to respond to all -rise and threats and effectively destroy all air targets: planes, helicopters, drones and winged rockets," Golubtsov explained.</text:p>
      <text:p text:style-name="P4">
<text:span text:style-name="T4">
 Read also: </text:span>
 <text:span text:style-name="T4">
 <text:a xlink:type="simple" xlink:href="https://www.ukrinform.ua/rubric-ato/3714228-dania-j-niderlandi-ocolat-koaliciu-z-pidgotovki-ukrainskih-pilotiv-na-f16-ostin.html" text:style-name="Internet_20_link" text:visited-style-name="Visited_20_Internet_20_Link">
Denmark and the Netherlands will lead a coalition for the preparation of Ukrainian pilots on F -16 - Austin</text:a>
</text:span>
</text:p>
      <text:p text:style-name="P4">
He noted that now the opportunity to knock them down with those Soviet aircraft, which is in service with Ukraine, is significantly limited, and the percentage of the defeat of these air executives is significantly inferior to the capacity of anti -aircraft missile troops."And the plane is mobile-takes off from the airfield, from a distance of 100-150 kilometers, goes to the right line and expects the shock group that comes out for the impact of the impact, launches on them, destroy Tasks, "the General noted.</text:p>
      <text:p text:style-name="P4">
<text:span text:style-name="T4">
 Read also: </text:span>
 <text:span text:style-name="T4">
 <text:a xlink:type="simple" xlink:href="https://www.ukrinform.ua/rubric-ato/3714570-ignat-pro-namir-rosii-stvoriti-aviagrupu-storm-sformuemo-stil-i-budemo-ih-prizemlati.html" text:style-name="Internet_20_link" text:visited-style-name="Visited_20_Internet_20_Link">
Ignati - about Russia's intention to create a storm air group: we will form a "calm" and we will land them</text:a>
</text:span>
</text:p>
      <text:p text:style-name="P4">
The Russians do not have a tactical or operational advantage in the air due to the fact that Ukraine has received powerful assistance from partner countries.</text:p>
      <text:p text:style-name="P4">
"Of course, the advantages of tactical or operational, the enemy in the air is not due to the fact that Ukraine has received a fairly powerful building from partner countries: radar detection, observation, anti-aircraft missile complex goals, "Golubtsov said.</text:p>
      <text:p text:style-name="P4">
Golubtsov noted that weaponed in Russian aviation now there are SU-35 and MiG-31BMs-they are able to use rackets and long range, R-77 missiles, which is from a distance of more than 100 kilometers. And R-37 missiles-these missiles can be used at a distance than 200 kilometers. There is no such opportunity in Ukraine.</text:p>
      <text:p text:style-name="P4">
"If we have a platform that is able to apply, for example, the Air-Air Air missiles AIM-120, they have a range of about 180 kilometers-we have not allowed them to approach the borders at the distance of the launch of Tsi Rape," the general said.</text:p>
      <text:p text:style-name="P4">
<text:span text:style-name="T4">
 Read also: </text:span>
 <text:span text:style-name="T4">
 <text:a xlink:type="simple" xlink:href="https://www.ukrinform.ua/rubric-ato/3714217-litaki-f16-ne-e-akous-divoviznou-zbroeu-u-vijni-milli.html" text:style-name="Internet_20_link" text:visited-style-name="Visited_20_Internet_20_Link">
US General denied that the decision to transfer to UkraineF-16 was approved under pressure</text:a>
</text:span>
</text:p>
      <text:p text:style-name="P4">
As reported _ <text:span text:style-name="T4">
 <text:a xlink:type="simple" xlink:href="https://www.ukrinform.ua/rubric-ato/3714228-dania-j-niderlandi-ocolat-koaliciu-z-pidgotovki-ukrainskih-pilotiv-na-f16-ostin.html" text:style-name="Internet_20_link" text:visited-style-name="Visited_20_Internet_20_Link">
Ukrinform</text:a>
</text:span>
 _, US Secretary of Defense Lloyd Austin with the suspicion of the Ramstein-12 meeting that Denmark and the Netherlands of the next month in cooperation with the United States will begin to develop a training base for the comprehensive preparation of Ukrainian pilots, and Norway, Belgium, Portugal and Poland have proposed their contribution.</text:p>
      <text:p text:style-name="P4">
News Source: <text:a xlink:type="simple" xlink:href="https://www.ukrinform.ua/rubric-ato/3715342-hoca-b-34-eskadrili-f16-nacalnik-aviacii-rozpoviv-ak-ukraina-moze-otrimati-perevagu-u-povitri.html" text:style-name="Internet_20_link" text:visited-style-name="Visited_20_Internet_20_Link">
https://www.ukrinform.ua/rubric-ato/3715342-hoca-b-34-eskadrili-f16-nacalnik-aviacii-rozpoviv-ak-ukraina-moze-otrimati-perevagu-u-povitri.html</text:a>
</text:p>
      <!--NEWS-->
      <text:h text:style-name="P10" text:outline-level="1">
<text:span text:style-name="T4">
The Volleyball Women's Team Won Hungary in the second match of the Golden Eurolege</text:span>
</text:h>
      <text:p text:style-name="P4">
Authors: Ukrinform (Person)</text:p>
      <text:p text:style-name="P4">
Publisher: Укринформ (Organization)</text:p>
      <text:p text:style-name="P4">
Published Time: 2023-05-28T22:12:23+03:00</text:p>
      <text:p text:style-name="P4">
Modified Time: 2023-05-28T22:12:23+03:00</text:p>
      <text:p text:style-name="P4">
Description: On May 28, the women's national team of Ukraine held a second match in the Golden Euroliz in Volleyball. - Ukrinform.</text:p>
      <text:p text:style-name="P4">
Images: ['<text:a xlink:type="simple" xlink:href="https://static.ukrinform.com/photos/2023_05/thumb_files/630_360_1685301096-846.jpg" text:style-name="Internet_20_link" text:visited-style-name="Visited_20_Internet_20_Link">
630_360_16853...</text:a>
']</text:p>
      <text:p text:style-name="P4">
Tags: ['Волейбол', 'Збірна України']</text:p>
      <text:p text:style-name="P4">
Type: Article</text:p>
      <!--METADATA-->
      <text:p text:style-name="P4">
<draw:frame draw:style-name="fr1" draw:name="Image215" text:anchor-type="as-char" svg:width="6.9236in" svg:height="3.956343in" draw:z-index="0">
<draw:image xlink:href="../Images/yкринформ/2023-05-28T22-12-23-03-00/630_360_1685301096-846.jpg" xlink:type="simple" xlink:show="embed" xlink:actuate="onLoad" draw:mime-type="image/jpeg"/>
</draw:frame>
On May 28, the national team of Ukraine held a second match in the Golden Eurosis in Volleyball.</text:p>
      <text:p text:style-name="P4">
Ukraine won Hungary - 3: 1, reports Ukrinform.</text:p>
      <text:p text:style-name="P4">
In the first match, the Ukrainka defeated Hungary representatives with a score of 3: 1.</text:p>
      <text:p text:style-name="P4">
Also in the Ukrainian group will hold a match with current champions of the tournament - representatives of France.</text:p>
      <text:p text:style-name="P4">
<text:span text:style-name="T4">
 Read also: </text:span>
 <text:a xlink:type="simple" xlink:href="https://www.ukrinform.ua/rubric-sports/3715062-ukraina-peremogla-ugorsinu-na-starti-zinocoi-zolotoi-evroligi-z-volejbolu.html" text:style-name="Internet_20_link" text:visited-style-name="Visited_20_Internet_20_Link">
Ukraine won Hungary at the start of women's goldenurola from <text:span text:style-name="T4">
 volleyball </text:span>
 u</text:a>
As reported, the national team of Ukraine in 2017 won the golden Eurolege</text:p>
      <text:p text:style-name="P4">
Photo: cev.eu</text:p>
      <text:p text:style-name="P4">
News Source: <text:a xlink:type="simple" xlink:href="https://www.ukrinform.ua/rubric-sports/3715345-zinoca-zbirna-ukraini-z-volejbolu-peremogla-ugorsinu-v-drugomu-matci-zolotoi-evroligi.html" text:style-name="Internet_20_link" text:visited-style-name="Visited_20_Internet_20_Link">
https://www.ukrinform.ua/rubric-sports/3715345-zinoca-zbirna-ukraini-z-volejbolu-peremogla-ugorsinu-v-drugomu-matci-zolotoi-evroligi.html</text:a>
</text:p>
      <!--NEWS-->
      <text:h text:style-name="P10" text:outline-level="1">
<text:span text:style-name="T4">
In the temporarily occupied Berdyansk heard a series of explosions</text:span>
</text:h>
      <text:p text:style-name="P4">
Authors: Ukrinform (Person)</text:p>
      <text:p text:style-name="P4">
Publisher: Укринформ (Organization)</text:p>
      <text:p text:style-name="P4">
Published Time: 2023-05-28T22:14:00+03:00</text:p>
      <text:p text:style-name="P4">
Modified Time: 2023-05-28T22:14:00+03:00</text:p>
      <text:p text:style-name="P4">
Description: On the evening of May 28, the sounds of explosions were heard in the temporarily occupied Berdyansk region. According to preliminary information, there is a hit in the places of Russians.</text:p>
      <text:p text:style-name="P4">
— Укрінформ.: </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Обстріл', 'ЗСУ', 'Війна з Росією']</text:p>
      <text:p text:style-name="P4">
Type: Article</text:p>
      <!--METADATA-->
      <text:p text:style-name="P4">
<draw:frame draw:style-name="fr1" draw:name="Image216" text:anchor-type="as-char" svg:width="6.9236in" svg:height="3.956343in" draw:z-index="0">
<draw:image xlink:href="../Images/yкринформ/2023-05-28T22-14-00-03-00/630_360_1669987737-966.jpg" xlink:type="simple" xlink:show="embed" xlink:actuate="onLoad" draw:mime-type="image/jpeg"/>
</draw:frame>
In the evening, 28th May in the temporarily occupied Berdyansk Zaporizhzhya region sounded sounds. According to preliminary information, there is a hit in the places of Russians.</text:p>
      <text:p text:style-name="P4">
This was reported by Ukrinform with reference to the monitoring groups and the local administration.</text:p>
      <text:p text:style-name="P4">
Ukrainian telegram channels report that the sounds of explosions in Berdyansk Lunaliz of the territory of the airport. Soon in the Berdyansk city military administration reported that the Armed Forces had hit the enemy's positions.</text:p>
      <text:p text:style-name="P4">
<text:span text:style-name="T4">
 Read also: </text:span>
 <text:span text:style-name="T4">
 <text:a xlink:type="simple" xlink:href="https://www.ukrinform.ua/rubric-ato/3714998-u-berdanskij-rajradi-pidtverdili-vibuhi-poblizu-mista.html" text:style-name="Internet_20_link" text:visited-style-name="Visited_20_Internet_20_Link">
in Berdyansk District Council confirmed explosions near the city</text:a>
</text:span>
</text:p>
      <text:p text:style-name="P4">
"Another minimum of 5 hits from the Armed Forces in Russian positions in the Berdyansk community!The Russian air defense has once shown its inefficiency. We rejoice with you we have to be able to detail and official confirmation from the General Staff," - it is said.</text:p>
      <text:p text:style-name="P4">
<text:span text:style-name="T4">
 Read also: </text:span>
 <text:span text:style-name="T4">
 <text:a xlink:type="simple" xlink:href="https://www.ukrinform.ua/rubric-ato/3714725-rf-perekidae-pidkriplenna-u-napramku-berdanska-ta-u-mariupolskij-rajon.html" text:style-name="Internet_20_link" text:visited-style-name="Visited_20_Internet_20_Link">
the Russian Federation overturns reinforcements in the direction of Berdyansk and Umariupol district</text:a>
</text:span>
</text:p>
      <text:p text:style-name="P4">
As the agency reported earlier, in the center of Melitopol _ <text:span text:style-name="T4">
 <text:a xlink:type="simple" xlink:href="https://www.ukrinform.ua/rubric-regions/3715109-u-centri-melitopola-prolunav-vibuh-mer.html" text:style-name="Internet_20_link" text:visited-style-name="Visited_20_Internet_20_Link">
there was an explosion</text:a>
</text:span>
 _ .</text:p>
      <text:p text:style-name="P4">
News Source: <text:a xlink:type="simple" xlink:href="https://www.ukrinform.ua/rubric-ato/3715346-v-timcasovo-okupovanomu-berdansku-prolunala-seria-vibuhiv.html" text:style-name="Internet_20_link" text:visited-style-name="Visited_20_Internet_20_Link">
https://www.ukrinform.ua/rubric-ato/3715346-v-timcasovo-okupovanomu-berdansku-prolunala-seria-vibuhiv.html</text:a>
</text:p>
      <!--NEWS-->
      <text:h text:style-name="P10" text:outline-level="1">
<text:span text:style-name="T4">
Russians deliberately "kill" the concept of global nuclear restraint - OP</text:span>
</text:h>
      <text:p text:style-name="P4">
Authors: Ukrinform (Person)</text:p>
      <text:p text:style-name="P4">
Publisher: Укринформ (Organization)</text:p>
      <text:p text:style-name="P4">
Published Time: 2023-05-28T22:27:00+03:00</text:p>
      <text:p text:style-name="P4">
Modified Time: 2023-05-28T22:27:00+03:00</text:p>
      <text:p text:style-name="P4">
Description: The "nuclear" statements of self -proclaimed President of Belarus Alexander Lukashenko indicate that the Russians intentionally "kill" the concept of global nuclear restraint. - Ukrinform.</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Санкції', 'Україна', 'Ядерна зброя', 'Росія', 'Подоляк', 'Війна з Росією']</text:p>
      <text:p text:style-name="P4">
Type: Article</text:p>
      <!--METADATA-->
      <text:p text:style-name="P4">
<draw:frame draw:style-name="fr1" draw:name="Image217" text:anchor-type="as-char" svg:width="6.9236in" svg:height="3.956343in" draw:z-index="0">
<draw:image xlink:href="../Images/yкринформ/2023-05-28T22-27-00-03-00/630_360_1603607635-345.jpg" xlink:type="simple" xlink:show="embed" xlink:actuate="onLoad" draw:mime-type="image/jpeg"/>
</draw:frame>
The "nuclear" statements of self -proclaimed President of Belarus Alexander Lukashenko are evidenced by the Russians intentionally "kill" the concept of global nuclear restraint.</text:p>
      <text:p text:style-name="P4">
According to Ukrinform, the adviser to the head of the Presidential Office of Ukraine wrote about it in <text:a xlink:type="simple" xlink:href="https://twitter.com/Podolyak_M/status/1662882734685970436" text:style-name="Internet_20_link" text:visited-style-name="Visited_20_Internet_20_Link">
Twitter</text:a>
.</text:p>
      <text:p text:style-name="P4">
“Lukashenko's nuclear statements(nominal head of Belarus and VIP propaganda)They directly indicate that the Russian Federation deliberately "kills" the concept of global nuclear restraint and "hides" a key global contract for the pronewal distribution of nuclear weapons. This fundamentally undermines the principles of global security, ”he said.</text:p>
      <text:p text:style-name="P4">
<text:span text:style-name="T4">
 Read also: </text:span>
 <text:span text:style-name="T4">
 <text:a xlink:type="simple" xlink:href="https://www.ukrinform.ua/rubric-world/3714780-berlin-vvazae-zaavi-pro-rozmisenna-v-bilorusi-adernoi-zbroi-cergovou-sprobou-zalakuvanna.html" text:style-name="Internet_20_link" text:visited-style-name="Visited_20_Internet_20_Link">
Berlin considers statements about the placement in Belarus of nuclear weapon another attempt to intimidate</text:a>
</text:span>
</text:p>
      <text:p text:style-name="P4">
Podolyak noted that the decision in this situation can be only one. The OP Advisor emphasized that the strict position of nuclear states, relevant resolutions of the United Nations/IAEA, volume sanctions against Rosatom, systematic financial sanctions on Belarus and Russia.</text:p>
      <text:p text:style-name="Quotations">

<text:p text:style-name="P4">
"Nuclear" statements of Lukashenko(nominal owner of Belarus and VIP-&gt;
 Propaganda War)They indicate that the Russian Federation intentionally "kills" the concept of&gt;
 global nuclear restraint and "hides" a key global agreement on&gt;
 non -proliferation of nuclear weapons. This is fundamentally undermining… &gt;
&gt;
 - Mikhail Podolyak(@Podolyak_M)<text:a xlink:type="simple" xlink:href="https://twitter.com/Podolyak_M/status/1662882734685970436" text:style-name="Internet_20_link" text:visited-style-name="Visited_20_Internet_20_Link">
 May 28, 2023&gt;
 </text:a>
<text:span text:style-name="T4">
 Read also: </text:span>
 <text:span text:style-name="T4">
 <text:a xlink:type="simple" xlink:href="https://www.ukrinform.ua/rubric-world/3714187-peremisenna-rosijskoi-adernoi-zbroi-do-bilorusi-rozpocalosa-lukasenko.html" text:style-name="Internet_20_link" text:visited-style-name="Visited_20_Internet_20_Link">
n nuclear weapons already go to Belarus - Lukashenko</text:a>
</text:span>
</text:p>

</text:p>
      <text:p text:style-name="P4">
As reported by Ukrinform, the European Union condemns the agreement of Russia and Belaruspia) permission to accommodate Russian <text:span text:style-name="T4">
 <text:a xlink:type="simple" xlink:href="https://www.ukrinform.ua/tag-aderna-zbroa" text:style-name="Internet_20_link" text:visited-style-name="Visited_20_Internet_20_Link">
nuclear</text:a>
</text:span>
 A warhead in the territory of the RB, as it considers it a step that will lead to further extremely dangerous excavation.</text:p>
      <text:p text:style-name="P4">
News Source: <text:a xlink:type="simple" xlink:href="https://www.ukrinform.ua/rubric-ato/3715347-rosiani-navmisno-vbivaut-koncepciu-globalnogo-adernogo-strimuvanna-op.html" text:style-name="Internet_20_link" text:visited-style-name="Visited_20_Internet_20_Link">
https://www.ukrinform.ua/rubric-ato/3715347-rosiani-navmisno-vbivaut-koncepciu-globalnogo-adernogo-strimuvanna-op.html</text:a>
</text:p>
      <!--NEWS-->
      <text:h text:style-name="P10" text:outline-level="1">
<text:span text:style-name="T4">
Canadian national team - World Hockey Champion -2023</text:span>
</text:h>
      <text:p text:style-name="P4">
Authors: Ukrinform (Person)</text:p>
      <text:p text:style-name="P4">
Publisher: Укринформ (Organization)</text:p>
      <text:p text:style-name="P4">
Published Time: 2023-05-28T22:38:00+03:00</text:p>
      <text:p text:style-name="P4">
Modified Time: 2023-05-28T22:38:00+03:00</text:p>
      <text:p text:style-name="P4">
Description: Canadians have been triumphant for the second three years in the last three years. - Ukrinform.</text:p>
      <text:p text:style-name="P4">
Images: ['<text:a xlink:type="simple" xlink:href="https://static.ukrinform.com/photos/2023_05/thumb_files/630_360_1685302969-222.jpg" text:style-name="Internet_20_link" text:visited-style-name="Visited_20_Internet_20_Link">
630_360_16853...</text:a>
']</text:p>
      <text:p text:style-name="P4">
Tags: ['Чемпіонат світу з хокею', 'хокей']</text:p>
      <text:p text:style-name="P4">
Type: Article</text:p>
      <!--METADATA-->
      <text:p text:style-name="P4">
<draw:frame draw:style-name="fr1" draw:name="Image218" text:anchor-type="as-char" svg:width="6.9236in" svg:height="3.956343in" draw:z-index="0">
<draw:image xlink:href="../Images/yкринформ/2023-05-28T22-38-00-03-00/630_360_1685302969-222.jpg" xlink:type="simple" xlink:show="embed" xlink:actuate="onLoad" draw:mime-type="image/jpeg"/>
</draw:frame>
For the last three years, the Canadian has been triumphant on the world championship.</text:p>
      <text:p text:style-name="P4">
Canada defeated Germany 5: 2(1:1, 1:1, 3:0)In the Finals of the Okhokei World Cup-2023, Ukrinform reports.</text:p>
      <text:p text:style-name="P4">
The Canadians scored Kraus, Toffoli and Lotton, a double on the score of Ble.</text:p>
      <text:p text:style-name="P4">
For Canadians, the victory on the Mundial has become the second in the last three years.</text:p>
      <text:p text:style-name="P4">
<text:span text:style-name="T4">
 Read also: </text:span>
 <text:a xlink:type="simple" xlink:href="https://www.ukrinform.ua/rubric-sports/3715304-cs-z-hokeu-latvia-peremogla-ssa-v-poedinku-za-bronzu.html" text:style-name="Internet_20_link" text:visited-style-name="Visited_20_Internet_20_Link">
CS with <text:span text:style-name="T4">
 Hockey </text:span>
: Latvia won the US in a duel for "bronze"</text:a>
As it was reported, in the match for Bronze Latvia defeated the United States(4:3).</text:p>
      <text:p text:style-name="P4">
Фото: twitter.com/HockeyCanada</text:p>
      <text:p text:style-name="P4">
News Source: <text:a xlink:type="simple" xlink:href="https://www.ukrinform.ua/rubric-sports/3715351-zbirna-kanadi-cempion-svitu-z-hokeu2023.html" text:style-name="Internet_20_link" text:visited-style-name="Visited_20_Internet_20_Link">
https://www.ukrinform.ua/rubric-sports/3715351-zbirna-kanadi-cempion-svitu-z-hokeu2023.html</text:a>
</text:p>
      <!--NEWS-->
      <text:h text:style-name="P10" text:outline-level="1">
<text:span text:style-name="T4">
Zelensky congratulated Erdogan on the victory in the elections: we expect to strengthen partnership</text:span>
</text:h>
      <text:p text:style-name="P4">
Authors: Ukrinform (Person)</text:p>
      <text:p text:style-name="P4">
Publisher: Укринформ (Organization)</text:p>
      <text:p text:style-name="P4">
Published Time: 2023-05-28T22:44:00+03:00</text:p>
      <text:p text:style-name="P4">
Modified Time: 2023-05-28T22:44:00+03:00</text:p>
      <text:p text:style-name="P4">
Description: The President of Ukraine congratulated Recep Tayip Erdogan on the victory in the presidential election and expressed his hope for further strengthening of the strategic partnership. - Ukrinform.</text:p>
      <text:p text:style-name="P4">
Images: ['<text:a xlink:type="simple" xlink:href="https://static.ukrinform.com/photos/2021_04/thumb_files/630_360_1618062883-664.jpeg" text:style-name="Internet_20_link" text:visited-style-name="Visited_20_Internet_20_Link">
630_360_16180...</text:a>
']</text:p>
      <text:p text:style-name="P4">
Tags: ['Ердоган', 'Вибори', 'Туреччина', 'Зеленський']</text:p>
      <text:p text:style-name="P4">
Type: Article</text:p>
      <!--METADATA-->
      <text:p text:style-name="P4">
<draw:frame draw:style-name="fr1" draw:name="Image219" text:anchor-type="as-char" svg:width="6.9236in" svg:height="3.956343in" draw:z-index="0">
<draw:image xlink:href="../Images/yкринформ/2023-05-28T22-44-00-03-00/630_360_1618062883-664.jpeg" xlink:type="simple" xlink:show="embed" xlink:actuate="onLoad" draw:mime-type="image/jpeg"/>
</draw:frame>
President of Ukraine congratulated Recep Tayip Erdogan on a victory in the presidential election, expressed his hope for further strengthening of strategic partnership.</text:p>
      <text:p text:style-name="P4">
Volodymyr Zelenskyy wrote about it on his page in <text:a xlink:type="simple" xlink:href="https://twitter.com/zelenskyyua/status/1662903730906210305" text:style-name="Internet_20_link" text:visited-style-name="Visited_20_Internet_20_Link">
Twitter</text:a>
.</text:p>
      <text:p text:style-name="P4">
«Вітаю Президента Туреччини Реджепа Тайїпа Ердогана з нагоди перемоги напрезидентських виборах. Розраховуємо на подальше зміцнення стратегічногопартнерства на благо наших країн, а також посилення взаємодії для безпеки йстабільності Європи», - написав Зеленський.</text:p>
      <text:p text:style-name="Quotations">

<text:p text:style-name="P4">
Вітаю Президента Туреччини <text:a xlink:type="simple" xlink:href="https://twitter.com/RTErdogan" text:style-name="Internet_20_link" text:visited-style-name="Visited_20_Internet_20_Link">
 @RTErdogan&gt;
 </text:a>
On the occasion of the Presidential Elections. We count on further strengthening of strategic&gt;
 partnership for the benefit of our countries, as well as increased interaction for security and&gt;
 stability of Europe. &gt;
&gt;
 - Volodymyr Zelenskyy(@ZelenskyyUa)<text:a xlink:type="simple" xlink:href="https://twitter.com/ZelenskyyUa/status/1662903730906210305" text:style-name="Internet_20_link" text:visited-style-name="Visited_20_Internet_20_Link">
 May 28, 2023&gt;
 </text:a>
According to the counting of 99.8% of the vote, the current President of Turkey won the Vibration of 52.14%.</text:p>

</text:p>
      <text:p text:style-name="P4">
<text:span text:style-name="T4">
 Read also: </text:span>
 <text:span text:style-name="T4">
 <text:a xlink:type="simple" xlink:href="https://www.ukrinform.ua/rubric-world/3715335-vibori-u-tureccini-erdogan-u-liderah-pisla-vidkritta-99-viborcih-skrin.html" text:style-name="Internet_20_link" text:visited-style-name="Visited_20_Internet_20_Link">
Elections in Turkey: Erdogan in leaders after opening99% of election chests</text:a>
</text:span>
</text:p>
      <text:p text:style-name="P4">
As reported by Ukrinform, in the second round of the presidential election of the citizen was elected between the acting President Recep Tayip Erdogan and the leader of Kilicdaroglu.</text:p>
      <text:p text:style-name="P4">
News Source: <text:a xlink:type="simple" xlink:href="https://www.ukrinform.ua/rubric-polytics/3715352-zelenskij-privitav-erdogana-z-peremogou-na-viborah-rozrahovuemo-na-zmicnenna-partnerstva.html" text:style-name="Internet_20_link" text:visited-style-name="Visited_20_Internet_20_Link">
https://www.ukrinform.ua/rubric-polytics/3715352-zelenskij-privitav-erdogana-z-peremogou-na-viborah-rozrahovuemo-na-zmicnenna-partnerstva.html</text:a>
</text:p>
      <!--NEWS-->
      <text:h text:style-name="P10" text:outline-level="1">
<text:span text:style-name="T4">
Ukrainian Maguchikh is the first at the Diamond League Stage</text:span>
</text:h>
      <text:p text:style-name="P4">
Authors: Ukrinform (Person)</text:p>
      <text:p text:style-name="P4">
Publisher: Укринформ (Organization)</text:p>
      <text:p text:style-name="P4">
Published Time: 2023-05-28T22:50:08+03:00</text:p>
      <text:p text:style-name="P4">
Modified Time: 2023-05-28T22:50:08+03:00</text:p>
      <text:p text:style-name="P4">
Description: Ukrainian Yaroslav Maguchikh became the first at the Diamond League stage, and Irina Gerashchenko - the second. - Ukrinform.</text:p>
      <text:p text:style-name="P4">
Images: ['<text:a xlink:type="simple" xlink:href="https://static.ukrinform.com/photos/2023_05/thumb_files/630_360_1685303345-345.jpeg" text:style-name="Internet_20_link" text:visited-style-name="Visited_20_Internet_20_Link">
630_360_16853...</text:a>
']</text:p>
      <text:p text:style-name="P4">
Tags: ['Легка атлетика', 'Ярослава Магучіх']</text:p>
      <text:p text:style-name="P4">
Type: Article</text:p>
      <!--METADATA-->
      <text:p text:style-name="P4">
<draw:frame draw:style-name="fr1" draw:name="Image220" text:anchor-type="as-char" svg:width="6.9236in" svg:height="3.956343in" draw:z-index="0">
<draw:image xlink:href="../Images/yкринформ/2023-05-28T22-50-08-03-00/630_360_1685303345-345.jpeg" xlink:type="simple" xlink:show="embed" xlink:actuate="onLoad" draw:mime-type="image/jpeg"/>
</draw:frame>
Ukrainian Yaroslav Maguchikh became the first at the stage of the Diamond League, and Irina Gerashchenko.</text:p>
      <text:p text:style-name="P4">
The Ukrainian jump in the height of Yaroslav Maguchii won the second miletape of the Diamond League in Rabat, Morocco, Ukrinform reports.</text:p>
      <text:p text:style-name="P4">
Maguchi missed the first attempts at 1.81 and 1.87 m.</text:p>
      <text:p text:style-name="P4">
Yaroslav jumped 1.95 m from the second attempt and this was enough for victory. After that, she decided to continue attempts at 2.01 m and installed a new recorder of the season in the world.</text:p>
      <text:p text:style-name="P4">
Yaroslav also set a record record(The previous result is 1.97 m).</text:p>
      <text:p text:style-name="P4">
Українка Ірина Геращенко завоювала «срібло» з результатом 1,91 м. Для Ірини цебуло перше змагання в новому сезоні.</text:p>
      <text:p text:style-name="P4">
Юлія Левченко стрибнула на 1,81 м. Вона стала 6-ю.</text:p>
      <text:p text:style-name="P4">
<text:span text:style-name="T4">
Читайте також:</text:span>
 <text:a xlink:type="simple" xlink:href="https://www.ukrinform.ua/rubric-sports/3712931-ukrainec-kolmakov-sribnij-prizer-etapu-kubka-svitu-z-parkuru.html" text:style-name="Internet_20_link" text:visited-style-name="Visited_20_Internet_20_Link">
 Українець Колмаков - срібний призер етапу Кубка світу зпаркуру </text:a>
As it was reported, Ukrainians did not perform in the first stage of the Diamond League, which took place in Qatar.</text:p>
      <text:p text:style-name="P4">
Photo: Getty Images</text:p>
      <text:p text:style-name="P4">
News Source: <text:a xlink:type="simple" xlink:href="https://www.ukrinform.ua/rubric-sports/3715353-ukrainka-magucih-persa-na-etapi-diamantovoi-ligi.html" text:style-name="Internet_20_link" text:visited-style-name="Visited_20_Internet_20_Link">
https://www.ukrinform.ua/rubric-sports/3715353-ukrainka-magucih-persa-na-etapi-diamantovoi-ligi.html</text:a>
</text:p>
      <!--NEWS-->
      <text:h text:style-name="P10" text:outline-level="1">
<text:span text:style-name="T4">
Russian troops fired at nine communities of Sumy region - Ova</text:span>
</text:h>
      <text:p text:style-name="P4">
Authors: Ukrinform (Person)</text:p>
      <text:p text:style-name="P4">
Publisher: Укринформ (Organization)</text:p>
      <text:p text:style-name="P4">
Published Time: 2023-05-28T22:57:00+03:00</text:p>
      <text:p text:style-name="P4">
Modified Time: 2023-05-28T22:57:00+03:00</text:p>
      <text:p text:style-name="P4">
Description: The Russian Federation troops have attacked the border communities of Sumy region 14 times, using aviation, mortars and artillery. - Ukrinform.</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221" text:anchor-type="as-char" svg:width="6.9236in" svg:height="3.956343in" draw:z-index="0">
<draw:image xlink:href="../Images/yкринформ/2023-05-28T22-57-00-03-00/630_360_1674980674-403.jpeg" xlink:type="simple" xlink:show="embed" xlink:actuate="onLoad" draw:mime-type="image/jpeg"/>
</draw:frame>
During the day, the Russian Federation has attacked the border communities of the Sumy region during the day, using aviation, mortars and artillery.</text:p>
      <text:p text:style-name="P4">
According to Ukrinform, the Sumy Regional Military Administration reported in <text:a xlink:type="simple" xlink:href="https://t.me/Sumy_news_ODA/16495" text:style-name="Internet_20_link" text:visited-style-name="Visited_20_Internet_20_Link">
telegram</text:a>
.</text:p>
      <text:p text:style-name="P4">
Nine communities of the region were suffering from hostile blows. In total, 49 explosions were tamped a day.</text:p>
      <text:p text:style-name="P4">
According to Ova, the rocket firing was suffered by the Velikopisarev community: unmanaged aviation missiles were released from the helicopter, causing ten explosions.</text:p>
      <text:p text:style-name="P4">
<text:span text:style-name="T4">
 Read also: </text:span>
 <text:span text:style-name="T4">
 <text:a xlink:type="simple" xlink:href="https://www.ukrinform.ua/rubric-regions/3715112-hersonsina-za-dobu-zaznala-73-obstriliv-odnu-ludinu-poraneno.html" text:style-name="Internet_20_link" text:visited-style-name="Visited_20_Internet_20_Link">
Kherson region per day has suffered 73 shelling, is injured</text:a>
</text:span>
</text:p>
      <text:p text:style-name="P4">
The Hotinsk and Esman communities were fired at the invaders from mortars - there were one explosion respectively.</text:p>
      <text:p text:style-name="P4">
The young community suffered from the Russians from self -propelled artillery installations - five explosions were recorded. Her territory was attacked by the enemy, which resulted in another explosion.</text:p>
      <text:p text:style-name="P4">
In the Znob-Novgorod community, Russian troops hit the artillery-five explosions took place.</text:p>
      <text:p text:style-name="P4">
Mortar strokes were suffered by Novoslobid and Miropil communities - there were12 and six explosions respectively.</text:p>
      <text:p text:style-name="P4">
<text:span text:style-name="T4">
 Read also: </text:span>
 <text:span text:style-name="T4">
 <text:a xlink:type="simple" xlink:href="https://www.ukrinform.ua/rubric-ato/3715330-vijska-rf-obstrilali-kupanskij-rajon-harkivsini-e-poranena.html" text:style-name="Internet_20_link" text:visited-style-name="Visited_20_Internet_20_Link">
Russian troops fired at Kupyansky district of Kharkiv region, Eporanena</text:a>
</text:span>
</text:p>
      <text:p text:style-name="P4">
The Bilopilsk and Schaligin communities also fired at mortars, as a result of three explosions.</text:p>
      <text:p text:style-name="P4">
In all cases, according to preliminary data, it passed without dead and destruction.</text:p>
      <text:p text:style-name="P4">
As reported by Ukrinform, on May 27 Russian troops 18 times <text:span text:style-name="T4">
 <text:a xlink:type="simple" xlink:href="https://www.ukrinform.ua/tag-obstril" text:style-name="Internet_20_link" text:visited-style-name="Visited_20_Internet_20_Link">
fired</text:a>
</text:span>
 The border communities of the Sumy region, causing 88 explosions.</text:p>
      <text:p text:style-name="P4">
News Source: <text:a xlink:type="simple" xlink:href="https://www.ukrinform.ua/rubric-ato/3715348-vijska-rf-za-den-obstrilali-devat-gromad-sumsini-ova.html" text:style-name="Internet_20_link" text:visited-style-name="Visited_20_Internet_20_Link">
https://www.ukrinform.ua/rubric-ato/3715348-vijska-rf-za-den-obstrilali-devat-gromad-sumsini-ova.html</text:a>
</text:p>
      <!--NEWS-->
      <text:h text:style-name="P10" text:outline-level="1">
<text:span text:style-name="T4">
Under Bakhmut, the Wagner group deserted by stopping military equipment - the General Staff</text:span>
</text:h>
      <text:p text:style-name="P4">
Authors: Ukrinform (Person)</text:p>
      <text:p text:style-name="P4">
Publisher: Укринформ (Organization)</text:p>
      <text:p text:style-name="P4">
Published Time: 2023-05-28T23:16:00+03:00</text:p>
      <text:p text:style-name="P4">
Modified Time: 2023-05-28T23:16:00+03:00</text:p>
      <text:p text:style-name="P4">
Description: About 30 Russian mercenaries from the private military company "Wagner" were deserted in the Bakhmut Donetsk region. - Ukrinform.</text:p>
      <text:p text:style-name="P4">
Images: ['<text:a xlink:type="simple" xlink:href="https://static.ukrinform.com/photos/2022_09/thumb_files/630_360_1662738820-932.jpg" text:style-name="Internet_20_link" text:visited-style-name="Visited_20_Internet_20_Link">
630_360_16627...</text:a>
']</text:p>
      <text:p text:style-name="P4">
Tags: ['Дезертири', 'Військова техніка', 'ПВК "Вагнера"', 'Війна з Росією']</text:p>
      <text:p text:style-name="P4">
Type: Article</text:p>
      <!--METADATA-->
      <text:p text:style-name="P4">
<draw:frame draw:style-name="fr1" draw:name="Image222" text:anchor-type="as-char" svg:width="6.9236in" svg:height="3.956343in" draw:z-index="0">
<draw:image xlink:href="../Images/yкринформ/2023-05-28T23-16-00-03-00/630_360_1662738820-932.jpg" xlink:type="simple" xlink:show="embed" xlink:actuate="onLoad" draw:mime-type="image/jpeg"/>
</draw:frame>
About 30 Russian mercenaries of the Wagner military company were deserted in the Donetsk region in the Donetsk region.</text:p>
      <text:p text:style-name="P4">
According to Ukrinform, the General Staff of the Armed Forces of Ukraine reported on <text:a xlink:type="simple" xlink:href="https://www.facebook.com/GeneralStaff.ua/posts/pfbid0Su1tscfRnjvhQsNoBi81vsCNc5mLTzcJynPLHK1h1SUFQqYCgmESypCN5Ra4fZHsl" text:style-name="Internet_20_link" text:visited-style-name="Visited_20_Internet_20_Link">
Facebook</text:a>
.</text:p>
      <text:p text:style-name="P4">
За даними Генштабу, " <text:span text:style-name="T4">
<text:a xlink:type="simple" xlink:href="https://www.ukrinform.ua/tag-pvk-vagnera" text:style-name="Internet_20_link" text:visited-style-name="Visited_20_Internet_20_Link">
 вагнерівці </text:a>
</text:span>
 "They left the combat positions unauthorized by stopping military equipment.</text:p>
      <text:p text:style-name="P4">
About 80 more invaders from the Storm-Z unit were deserted in the temporarily seized Lisichansk Luhansk region. According to the General Staff, they also saturated the combat positions.</text:p>
      <text:p text:style-name="P4">
<text:span text:style-name="T4">
 Read also: </text:span>
 <text:span text:style-name="T4">
 <text:a xlink:type="simple" xlink:href="https://www.ukrinform.ua/rubric-ato/3714831-vagnerivci-pocali-vidhoditi-z-deakih-pozicij-u-bahmuti-britanska-rozvidka.html" text:style-name="Internet_20_link" text:visited-style-name="Visited_20_Internet_20_Link">
"Wagnerivtsi" began to depart from some positions of Ubakhmuti - British intelligence</text:a>
</text:span>
</text:p>
      <text:p text:style-name="P4">
As reported by Ukrinform, the Russian army continues to concentrate the main stations on attempts to fully capture Lugansk and Donetsk regions, during the day of the Defense Forces _ <text:span text:style-name="T4">
 <text:a xlink:type="simple" xlink:href="https://www.ukrinform.ua/rubric-ato/3715320-sili-oboroni-za-dobu-vidbili-na-shodi-18-atak-voroga.html" text:style-name="Internet_20_link" text:visited-style-name="Visited_20_Internet_20_Link">
Ukraine reflected 18 hostile attacks</text:a>
</text:span>
 _.</text:p>
      <text:p text:style-name="P4">
<text:span text:style-name="T5">
Foto: AFS</text:span>
</text:p>
      <text:p text:style-name="P4">
News Source: <text:a xlink:type="simple" xlink:href="https://www.ukrinform.ua/rubric-ato/3715331-pid-bahmutom-grupa-vagnerivciv-dezertiruvala-vikravsi-vijskovu-tehniku-genstab.html" text:style-name="Internet_20_link" text:visited-style-name="Visited_20_Internet_20_Link">
https://www.ukrinform.ua/rubric-ato/3715331-pid-bahmutom-grupa-vagnerivciv-dezertiruvala-vikravsi-vijskovu-tehniku-genstab.html</text:a>
</text:p>
      <!--NEWS-->
      <text:h text:style-name="P10" text:outline-level="1">
<text:span text:style-name="T4">
The Chairman of the High Election Commission of Turkey has announced the victory of Erdogan</text:span>
</text:h>
      <text:p text:style-name="P4">
Authors: Ukrinform (Person)</text:p>
      <text:p text:style-name="P4">
Publisher: Укринформ (Organization)</text:p>
      <text:p text:style-name="P4">
Published Time: 2023-05-28T23:28:00+03:00</text:p>
      <text:p text:style-name="P4">
Modified Time: 2023-05-28T23:28:00+03:00</text:p>
      <text:p text:style-name="P4">
Description: The current president of Turkey is elected for a new term of the presidency, as evidenced by the preliminary results of the second round of the presidential race. - Ukrinform.</text:p>
      <text:p text:style-name="P4">
Images: ['<text:a xlink:type="simple" xlink:href="https://static.ukrinform.com/photos/2023_05/thumb_files/630_360_1685305149-286.jpg" text:style-name="Internet_20_link" text:visited-style-name="Visited_20_Internet_20_Link">
630_360_16853...</text:a>
']</text:p>
      <text:p text:style-name="P4">
Tags: ['Ердоган', 'Вибори', 'Туреччина']</text:p>
      <text:p text:style-name="P4">
Type: Article</text:p>
      <!--METADATA-->
      <text:p text:style-name="P4">
<draw:frame draw:style-name="fr1" draw:name="Image223" text:anchor-type="as-char" svg:width="6.9236in" svg:height="3.956343in" draw:z-index="0">
<draw:image xlink:href="../Images/yкринформ/2023-05-28T23-28-00-03-00/630_360_1685305149-286.jpg" xlink:type="simple" xlink:show="embed" xlink:actuate="onLoad" draw:mime-type="image/jpeg"/>
</draw:frame>
Turkish -president is elected for a new term of the presidency, as evidenced by the previous results of the second round of the presidential race.</text:p>
      <text:p text:style-name="P4">
This was reported by the chairman of the High Election Commission Akhmet Jepener, Praboskokrokrinform reports.</text:p>
      <text:p text:style-name="P4">
"The acting president of the Turkish Republic, as can be seen from the previous results, Panradezhep Tayip Erdogan was elected president," said the chairman of the High Election Commission Akhmet Jepener.</text:p>
      <text:p text:style-name="P4">
<text:span text:style-name="T4">
 Read also: </text:span>
 <text:span text:style-name="T4">
 <text:a xlink:type="simple" xlink:href="https://www.ukrinform.ua/rubric-polytics/3715352-zelenskij-privitav-erdogana-z-peremogou-na-viborah-rozrahovuemo-na-zmicnenna-partnerstva.html" text:style-name="Internet_20_link" text:visited-style-name="Visited_20_Internet_20_Link">
Zelensky congratulated Erdogan on the election victory: we expect to strengthen partnership</text:a>
</text:span>
</text:p>
      <text:p text:style-name="P4">
According to him, the results of the second round by the number of ballots have already been officially recorded, indicate the victory of Rezhep Tayip Erdogan, and the most unworthy ballots will not be able to change this result.</text:p>
      <text:p text:style-name="P4">
As a result of the opening of 99.9%of election chests, the existing president scored 52.16%, opposition leader - 47.84%.</text:p>
      <text:p text:style-name="P4">
<text:span text:style-name="T4">
 Read also: </text:span>
 <text:span text:style-name="T4">
 <text:a xlink:type="simple" xlink:href="https://www.ukrinform.ua/rubric-world/3715335-vibori-u-tureccini-erdogan-u-liderah-pisla-vidkritta-99-viborcih-skrin.html" text:style-name="Internet_20_link" text:visited-style-name="Visited_20_Internet_20_Link">
Elections in Turkey: Erdogan in leaders after opening99% of election chests</text:a>
</text:span>
</text:p>
      <text:p text:style-name="P4">
As reported by Ukrinform, in the second round of the presidential election of the citizen of the citizen was elected between the current President <text:span text:style-name="T4">
 <text:a xlink:type="simple" xlink:href="https://www.ukrinform.ua/tag-erdogan" text:style-name="Internet_20_link" text:visited-style-name="Visited_20_Internet_20_Link">
Rezhep Taiip Erdogan</text:a>
</text:span>
 and the leader of the opposition of the camalemicilchdroglu.</text:p>
      <text:p text:style-name="P4">
News Source: <text:a xlink:type="simple" xlink:href="https://www.ukrinform.ua/rubric-world/3715357-golova-visoi-viborcoi-komisii-tureccini-ogolosiv-pro-peremogu-erdogana.html" text:style-name="Internet_20_link" text:visited-style-name="Visited_20_Internet_20_Link">
https://www.ukrinform.ua/rubric-world/3715357-golova-visoi-viborcoi-komisii-tureccini-ogolosiv-pro-peremogu-erdogana.html</text:a>
</text:p>
      <!--NEWS-->
      <text:h text:style-name="P10" text:outline-level="1">
<text:span text:style-name="T4">
The Armed Forces told how the F-16 will be hidden from Russian rocket strokes</text:span>
</text:h>
      <text:p text:style-name="P4">
Authors: Ukrinform (Person)</text:p>
      <text:p text:style-name="P4">
Publisher: Укринформ (Organization)</text:p>
      <text:p text:style-name="P4">
Published Time: 2023-05-28T23:39:00+03:00</text:p>
      <text:p text:style-name="P4">
Modified Time: 2023-05-28T23:39:00+03:00</text:p>
      <text:p text:style-name="P4">
Description: To hide the F-16 fighters in the territory of Ukraine so that Russian missiles and drones do not get them, will not work, and therefore it is necessary to look for a comprehensive approach, mask and dispersal them, moving from the airfield at the airfield. - Ukrinform.</text:p>
      <text:p text:style-name="P4">
Images: ['<text:a xlink:type="simple" xlink:href="https://static.ukrinform.com/photos/2023_05/thumb_files/630_360_1685298785-185.jpg" text:style-name="Internet_20_link" text:visited-style-name="Visited_20_Internet_20_Link">
630_360_16852...</text:a>
']</text:p>
      <text:p text:style-name="P4">
Tags: ['Літак', 'ЗСУ', 'Війна з Росією', 'F-16']</text:p>
      <text:p text:style-name="P4">
Type: Article</text:p>
      <!--METADATA-->
      <text:p text:style-name="P4">
<draw:frame draw:style-name="fr1" draw:name="Image224" text:anchor-type="as-char" svg:width="6.9236in" svg:height="3.956343in" draw:z-index="0">
<draw:image xlink:href="../Images/yкринформ/2023-05-28T23-39-00-03-00/630_360_1685298785-185.jpg" xlink:type="simple" xlink:show="embed" xlink:actuate="onLoad" draw:mime-type="image/jpeg"/>
</draw:frame>
F-16 hids in Ukraine so that Russian missiles and drones will not be out, and therefore it is necessary to look for a comprehensive approach, to mask them and to dispose of them, moving from the aerodrome at the airfield.</text:p>
      <text:p text:style-name="P4">
About it in an exclusive interview <text:a xlink:type="simple" xlink:href="https://www.radiosvoboda.org/a/my-zmozhemo-zavoyuvaty-perevahu-v-povitri/32429248.html" text:style-name="Internet_20_link" text:visited-style-name="Visited_20_Internet_20_Link">
Donbas realities</text:a>
The head of the Air Force Command Brigadny Sergey Golubtsov told, Ukrinform reports.</text:p>
      <text:p text:style-name="P4">
The military also stressed that after <text:span text:style-name="T4">
 <text:a xlink:type="simple" xlink:href="https://www.ukrinform.ua/tag-f16" text:style-name="Internet_20_link" text:visited-style-name="Visited_20_Internet_20_Link">
aircraft</text:a>
</text:span>
 They will transfer to Ukraine, "it will be necessary to use some of the anti -aircraft missile systems for covering cyaerodromes."</text:p>
      <text:p text:style-name="P4">
“Because the enemy, finding out that we have something new and powerful, of course, will try to explore it and strike. We understand it, the units will be dispersed, unambiguously. And we will try to cover the aerodromes where these planes will be to minimize possible losses, ”he summed up.</text:p>
      <text:p text:style-name="P4">
<text:span text:style-name="T4">
 Read also: </text:span>
 <text:span text:style-name="T4">
 <text:a xlink:type="simple" xlink:href="https://www.ukrinform.ua/rubric-ato/3715342-hoca-b-34-eskadrili-f16-nacalnik-aviacii-rozpoviv-ak-ukraina-moze-otrimati-perevagu-u-povitri.html" text:style-name="Internet_20_link" text:visited-style-name="Visited_20_Internet_20_Link">
at least 3-4 F-16 squadrons: Aviation Chief told how Ukraine can get an advantage in the air</text:a>
</text:span>
</text:p>
      <text:p text:style-name="P4">
As reported <text:span text:style-name="T4">
 <text:a xlink:type="simple" xlink:href="https://www.ukrinform.ua/rubric-ato/3714228-dania-j-niderlandi-ocolat-koaliciu-z-pidgotovki-ukrainskih-pilotiv-na-f16-ostin.html" text:style-name="Internet_20_link" text:visited-style-name="Visited_20_Internet_20_Link">
Ukrinform</text:a>
</text:span>
, US Defense Minister Lloyd Austin, as a result of Ramstein-12, stated that Denmark and the Netherlands next month will be developed from the United States to develop a training base for complex preparation of Ukrainian pilots, and Norway, Belgium, Portugal and Poland also proposed their contribution.</text:p>
      <text:p text:style-name="P4">
News Source: <text:a xlink:type="simple" xlink:href="https://www.ukrinform.ua/rubric-ato/3715359-v-zsu-rozpovili-ak-hovatimut-f16-vid-rosijskih-raketnih-udariv.html" text:style-name="Internet_20_link" text:visited-style-name="Visited_20_Internet_20_Link">
https://www.ukrinform.ua/rubric-ato/3715359-v-zsu-rozpovili-ak-hovatimut-f16-vid-rosijskih-raketnih-udariv.html</text:a>
</text:p>
      <!--NEWS-->
      <text:h text:style-name="P10" text:outline-level="1">
<text:span text:style-name="T4">
In Mariupol "Cotton" Evening: There are losses among the enemy</text:span>
</text:h>
      <text:p text:style-name="P4">
Authors: Ukrinform (Person)</text:p>
      <text:p text:style-name="P4">
Publisher: Укринформ (Organization)</text:p>
      <text:p text:style-name="P4">
Published Time: 2023-05-28T23:53:00+03:00</text:p>
      <text:p text:style-name="P4">
Modified Time: 2023-05-28T23:53:00+03:00</text:p>
      <text:p text:style-name="P4">
Description: In the area of the Mangush - Nikolske - Mariupol triangle, Russian air defense worked at least six times. The explosions were heard in Yurivka, Urzuf, Nikolsky, Old Crimea and the Yalta city. - Ukrinform.</text:p>
      <text:p text:style-name="P4">
Images: ['<text:a xlink:type="simple" xlink:href="https://static.ukrinform.com/photos/2022_12/thumb_files/630_360_1670715012-546.jpg" text:style-name="Internet_20_link" text:visited-style-name="Visited_20_Internet_20_Link">
630_360_16707...</text:a>
']</text:p>
      <text:p text:style-name="P4">
Tags: ['Маріуполь', 'Обстріл', 'Війна з Росією']</text:p>
      <text:p text:style-name="P4">
Type: Article</text:p>
      <!--METADATA-->
      <text:p text:style-name="P4">
<draw:frame draw:style-name="fr1" draw:name="Image225" text:anchor-type="as-char" svg:width="6.9236in" svg:height="3.956343in" draw:z-index="0">
<draw:image xlink:href="../Images/yкринформ/2023-05-28T23-53-00-03-00/630_360_1670715012-546.jpg" xlink:type="simple" xlink:show="embed" xlink:actuate="onLoad" draw:mime-type="image/jpeg"/>
</draw:frame>
Mangush - Nikolskoe - Mariupol is at least six times in the regional jacket. The explosions were heard in Yurivka, Urzuf, Nikolsky, Old Crimea of the Yalta Crimea.</text:p>
      <text:p text:style-name="P4">
Advisor to the mayor Mariupol Petro Andryushchenko told about it, reports Ukrinform.</text:p>
      <text:p text:style-name="P4">
"In Mariupol and the area, even on the i20 percent, they worked. And if adding an information effect, then 200," he wrote.</text:p>
      <text:p text:style-name="P4">
According to Andryushchenko, Yalta "flew" in the place of equipment with equipment.</text:p>
      <text:p text:style-name="P4">
In Yurivka, there is an hit in the location of the invaders. Local publications write that the camp "Sunny" was hit, where the Russian soldiers were based. Formerly, there are many wounded.</text:p>
      <text:p text:style-name="P4">
In the old Crimea, according to Andryushchenko, "the arrival is such that in Kalmius and central areas he stopped with his soul."</text:p>
      <text:p text:style-name="P4">
In Urzuf, according to telegram channels, "arrival" in the place of the location of the occupants in warehouses.</text:p>
      <text:p text:style-name="P4">
In Nikolsky, there is also a hit by the occupiers - pre -arrived on the enclosure.</text:p>
      <text:p text:style-name="P4">
Andryushchenko said that wounded occupiers from Yuriivka and Nikolsky began to get a hospital of intensive care # 2. In addition, he said, the first 20 liquidated invaders in Yuriivka were confirmed.</text:p>
      <text:p text:style-name="P4">
News Source: <text:a xlink:type="simple" xlink:href="https://www.ukrinform.ua/rubric-ato/3715360-u-mariupoli-bavovnanij-vecir-e-vtrati-sered-voroga.html" text:style-name="Internet_20_link" text:visited-style-name="Visited_20_Internet_20_Link">
https://www.ukrinform.ua/rubric-ato/3715360-u-mariupoli-bavovnanij-vecir-e-vtrati-sered-voroga.html</text:a>
</text:p>
      <!--NEWS-->
      <text:h text:style-name="P10" text:outline-level="1">
<text:span text:style-name="T4">
TRI warriors showed how reflected the offensive of the Russian invaders</text:span>
</text:h>
      <text:p text:style-name="P4">
Author: ['АРМІЯINFORM']</text:p>
      <text:p text:style-name="P4">
Time: 2023-05-28T53:00:00-04:00</text:p>
      <text:p text:style-name="P4">
Description: At one time, Vanya is 102-naum of the Terround Defense Forces of the ZSU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ТЕРИТОРІАЛЬНА ОБОРОНА ЗС УКРАЇНИ']</text:p>
      <text:p text:style-name="P4">
Category: News</text:p>
      <!--METADATA-->
      <text:p text:style-name="P4">
<draw:frame draw:style-name="fr1" draw:name="Image226" text:anchor-type="as-char" svg:width="6.9236in" svg:height="4.608521in" draw:z-index="0">
<draw:image xlink:href="../Images/AРМІЯINFORM/2023-05-28T53-00-00-04-00/vtraty-voroga.jpg" xlink:type="simple" xlink:show="embed" xlink:actuate="onLoad" draw:mime-type="image/jpeg"/>
</draw:frame>
Illustrative Photo / GSC of the Armed Forces</text:p>
      <text:p text:style-name="P4">
In one of the directions of the soldiers of the 102nd separate brigade of the forces of the territorial defense of Ivano-Frankivsk reflected the offensive of the Russian invaders</text:p>
      <text:p text:style-name="P4">
About it <text:a xlink:type="simple" xlink:href="https://www.facebook.com/102brugadaTROIvanoFrankivsk/videos/167340192739696/" text:style-name="Internet_20_link" text:visited-style-name="Visited_20_Internet_20_Link">
reports</text:a>
102 Separate Brigade of the Armed Forces forces on its page on the Facebook network.</text:p>
      <text:p text:style-name="P4">
“One day, Russian invaders decided to go on one of the directions, thinking that they would easily overcome the Ukrainian infantry and occupy the territory. But tanks, artillery, mechanized troops of defenders, who are ready to always go into battle and support small units, were posted.</text:p>
      <text:p text:style-name="P4">
They easily deal with the enemy, causing him a devastating defeat and forcing him to flee from the battlefield. The fascinating video of the real battle and the miserable lead of the Muscovites showed our exploration, ”the video reads.</text:p>
      <text:p text:style-name="P4">
News Source: <text:a xlink:type="simple" xlink:href="https://armyinform.com.ua/2023/05/28/voyiny-syl-tro-pokazaly-yak-vidbyly-nastup-rosijskyh-okupantiv/" text:style-name="Internet_20_link" text:visited-style-name="Visited_20_Internet_20_Link">
https://armyinform.com.ua/2023/05/28/voyiny-syl-tro-pokazaly-yak-vidbyly-nastup-rosijskyh-okupantiv/</text:a>
</text:p>
      <!--NEWS-->
      <text:h text:style-name="P10" text:outline-level="1">
<text:span text:style-name="T4">
Great hunting for orcs: Mountain assaults cleaned the positions of the occupiers</text:span>
</text:h>
      <text:p text:style-name="P4">
Author: ['АРМІЯINFORM']</text:p>
      <text:p text:style-name="P4">
Time: 2023-05-28T54:00:00-04:00</text:p>
      <text:p text:style-name="P4">
Description: The Voyany of the Smremi Gircoso-Schurm Batalyon Brigadium "Putelveis" was stripped by the position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120965_163528656672736_2769897511358697744_n.jpg" text:style-name="Internet_20_link" text:visited-style-name="Visited_20_Internet_20_Link">
347120965_163528656672736_2769897511358697744_n.jpg</text:a>
']</text:p>
      <text:p text:style-name="P4">
Tags: ['ГІРСЬКІ ШТУРМОВИКИ']</text:p>
      <text:p text:style-name="P4">
Category: News</text:p>
      <!--METADATA-->
      <text:p text:style-name="P4">
<draw:frame draw:style-name="fr1" draw:name="Image227" text:anchor-type="as-char" svg:width="6.9236in" svg:height="4.281093in" draw:z-index="0">
<draw:image xlink:href="../Images/AРМІЯINFORM/2023-05-28T54-00-00-04-00/347120965_163528656672736_2769897511358697744_n.jpg" xlink:type="simple" xlink:show="embed" xlink:actuate="onLoad" draw:mime-type="image/jpeg"/>
</draw:frame>
Warriors of a separate mountain-assault battalion of the Edelweiss brigade stripped the suits of Russian invaders.</text:p>
      <text:p text:style-name="P4">
Video of the work of fighters <text:a xlink:type="simple" xlink:href="https://t.me/osirskiy/91" text:style-name="Internet_20_link" text:visited-style-name="Visited_20_Internet_20_Link">
Posted</text:a>
Commander-in-law of the Armed Forces of the Armed Forces of Ukraine, Colonel-General Alexander Sirsky.</text:p>
      <text:p text:style-name="P4">
“There is a separate mountain-assault battalion 10 Edelweiss OGSBR. Wonderful concealment of orcs, ”he wrote.</text:p>
      <text:p text:style-name="P4">
News Source: <text:a xlink:type="simple" xlink:href="https://armyinform.com.ua/2023/05/28/chudove-polyuvannya-na-orkiv-girski-shturmovyky-zachystyly-pozycziyi-okupantiv/" text:style-name="Internet_20_link" text:visited-style-name="Visited_20_Internet_20_Link">
https://armyinform.com.ua/2023/05/28/chudove-polyuvannya-na-orkiv-girski-shturmovyky-zachystyly-pozycziyi-okupantiv/</text:a>
</text:p>
      <!--NEWS-->
      <text:h text:style-name="P10" text:outline-level="1">
<text:span text:style-name="T4">
SBU special forces throw occupiers by 'gifts' right from the sky</text:span>
</text:h>
      <text:p text:style-name="P4">
Author: ['АРМІЯINFORM']</text:p>
      <text:p text:style-name="P4">
Time: 2023-05-28T55:00:00-04:00</text:p>
      <text:p text:style-name="P4">
Description: Special sign of the SBU Dronami-Kamikadze Subtaries Subtle Tekhnik Rosіyan. Video was wounded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АГРЕСІЯ РФ', 'ВТОРГНЕННЯ РФ', 'СБУ']</text:p>
      <text:p text:style-name="P4">
Category: News</text:p>
      <!--METADATA-->
      <text:p text:style-name="P4">
<draw:frame draw:style-name="fr1" draw:name="Image228" text:anchor-type="as-char" svg:width="6.9236in" svg:height="4.367194in" draw:z-index="0">
<draw:image xlink:href="../Images/AРМІЯINFORM/2023-05-28T55-00-00-04-00/a8879da467f5ef3186c59aa101cecbce_id76321_1300x820_141_650x410.jpg" xlink:type="simple" xlink:show="embed" xlink:actuate="onLoad" draw:mime-type="image/jpeg"/>
</draw:frame>
Illustrative photo</text:p>
      <text:p text:style-name="P4">
SBU special forces Drone-Kamikadze destroy the heavy equipment of the Russians.</text:p>
      <text:p text:style-name="P4">
Video <text:a xlink:type="simple" xlink:href="https://www.facebook.com/SecurSerUkraine/videos/1270468767184557/" text:style-name="Internet_20_link" text:visited-style-name="Visited_20_Internet_20_Link">
made public</text:a>
On the Security Service of Ukraine on Facebook.</text:p>
      <text:p text:style-name="P4">
The CSO "A" warriors do it so impressive that the Russian military or echo from happiness, or fly into cuveti from the accuracy of such surprises.</text:p>
      <text:p text:style-name="P4">
The video shows how "gifts" received crews of tanks, BM "Grad", armored vehicles, "KAMAZ" and military trucks.</text:p>
      <text:p text:style-name="P4">
News Source: <text:a xlink:type="simple" xlink:href="https://armyinform.com.ua/2023/05/28/speczpryznachenczi-sbu-zakydayut-okupantiv-podarunkamy-prosto-z-neba/" text:style-name="Internet_20_link" text:visited-style-name="Visited_20_Internet_20_Link">
https://armyinform.com.ua/2023/05/28/speczpryznachenczi-sbu-zakydayut-okupantiv-podarunkamy-prosto-z-neba/</text:a>
</text:p>
      <!--NEWS-->
      <text:h text:style-name="P10" text:outline-level="1">
<text:span text:style-name="T4">
The State Security Service provides new opportunities to remain continuously in the Ukrainian information space</text:span>
</text:h>
      <text:p text:style-name="P4">
Author: ['АРМІЯINFORM']</text:p>
      <text:p text:style-name="P4">
Time: 2023-05-28T56:00:00-04:00</text:p>
      <text:p text:style-name="P4">
Description: Non-Doving Robot Robot Holder Multiplex MX-7-National Digital is Nationa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50121010_578679677733554_4097935635572121834_n.jpg" text:style-name="Internet_20_link" text:visited-style-name="Visited_20_Internet_20_Link">
350121010_578679677733554_4097935635572121834_n.jpg</text:a>
']</text:p>
      <text:p text:style-name="P4">
Tags: ['ДЕРЖСПЕЦЗВ’ЯЗОК']</text:p>
      <text:p text:style-name="P4">
Category: News</text:p>
      <!--METADATA-->
      <text:p text:style-name="P4">
<draw:frame draw:style-name="fr1" draw:name="Image229" text:anchor-type="as-char" svg:width="6.9236in" svg:height="4.615733in" draw:z-index="0">
<draw:image xlink:href="../Images/AРМІЯINFORM/2023-05-28T56-00-00-04-00/350121010_578679677733554_4097935635572121834_n.jpg" xlink:type="simple" xlink:show="embed" xlink:actuate="onLoad" draw:mime-type="image/jpeg"/>
</draw:frame>
The State MX-7 Multiplex-a national digiticelisation network, built by a radio broadcasting concern, radio communication, should start work. In interviewing Government Courier, Deputy Head of the State Secretariat of Communications Volodymyr Trofimenko told where Ukrainian broadcasting will finally help, how it will help to resist the enemy at the information front and what are the benefits of MH-7. About it <text:a xlink:type="simple" xlink:href="https://www.facebook.com/dsszzi/posts/pfbid02kjLtWdDf71UM1GXheYwE3nNMKKG9vu6v1oeexMoDN6KX8JDWwc25rscCNVdZkwfwl" text:style-name="Internet_20_link" text:visited-style-name="Visited_20_Internet_20_Link">
reports</text:a>
State Service for Special Communication and Information Protection of Ukraine.</text:p>
      <text:p text:style-name="P4">
The main thing is:</text:p>
      <ul>
        <li>
To understand the danger of Russia, it is enough to mention the number of shelling of objects that provide signal broadcasting. The RRT TVs in Kiev, Kharkiv, Vinnitsa and other cities of the country have repeatedly called missile attacks. In the Kherson region, the enemy, retreating, physically destroy the infrastructure, that it is more difficult for us to return Ukrainian speech to the territory of the territory.</li>
      </ul>
      <text:p text:style-name="P4">
Our task now is not only to quickly restore all infrastructure, but also to provide new opportunities for our citizens to be constantly in the Ukrainian information space.</text:p>
      <ul>
        <li>
The available networks do not cover television broadcasting up to a third of the territory of Ukraine. Acceptance of digital television in the territories, border SFF and RB is complicated. Particularly urgent problem in Kharkiv, Sumy, Chernihiv, Rivne, Zhytomyr, Volyn regions, where the population is able to accept Russian TV channels from the powerful transfer stations of the Russian Federation of IRB. The launch of the MX-7 multiplex will be able to cover more than 90%of the territory of Ukraine.</li>
      </ul>
      <text:p text:style-name="P4">
-The MX-7 network has more transmission stations and better energy assaults than existing multifams, which affects their capacity. Therefore, receiving the signal will be available in areas where it does not now have a slightly signal or relief features. Turning powerful transmitters in the meter will increase the coverage of temporarily occupied territories.</text:p>
      <ul>
        <li>
Our task was to make the state network of broadcasting as much as possible for every Ukrainian. Speech access for viewers will be free and open. Also, most MX-7 multiplex users are not able to spend money on buying equipment, they already need it.</li>
      </ul>
      <text:p text:style-name="P4">
News Source: <text:a xlink:type="simple" xlink:href="https://armyinform.com.ua/2023/05/28/derzhpeczzvyazku-zabezpechuye-novi-mozhlyvosti-bezperervno-zalyshatysya-v-ukrayinskomu-informaczijnomu-prostori/" text:style-name="Internet_20_link" text:visited-style-name="Visited_20_Internet_20_Link">
https://armyinform.com.ua/2023/05/28/derzhpeczzvyazku-zabezpechuye-novi-mozhlyvosti-bezperervno-zalyshatysya-v-ukrayinskomu-informaczijnomu-prostori/</text:a>
</text:p>
      <!--NEWS-->
      <text:h text:style-name="P10" text:outline-level="1">
<text:span text:style-name="T4">
The Government Program of "shelter" was a lot helped in the first months of a large -scale war</text:span>
</text:h>
      <text:p text:style-name="P4">
Author: ['АРМІЯINFORM']</text:p>
      <text:p text:style-name="P4">
Time: 2023-05-28T57:00:00-04:00</text:p>
      <text:p text:style-name="P4">
Description: About Tse Vicepremi'r-Minigra Irina Vereshchuk, the PID Hour Direct inclusi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img_6715.jpeg" text:style-name="Internet_20_link" text:visited-style-name="Visited_20_Internet_20_Link">
img_6715.jpeg</text:a>
']</text:p>
      <text:p text:style-name="P4">
Tags: ['ІРИНА ВЕРЕЩУК', 'ПРИХИСТОК']</text:p>
      <text:p text:style-name="P4">
Category: News</text:p>
      <!--METADATA-->
      <text:p text:style-name="P4">
<draw:frame draw:style-name="fr1" draw:name="Image230" text:anchor-type="as-char" svg:width="6.9236in" svg:height="4.829211in" draw:z-index="0">
<draw:image xlink:href="../Images/AРМІЯINFORM/2023-05-28T57-00-00-04-00/img_6715.jpeg" xlink:type="simple" xlink:show="embed" xlink:actuate="onLoad" draw:mime-type="image/jpeg"/>
</draw:frame>
About this Viceremier-Minister Irina Vereshchuk <text:a xlink:type="simple" xlink:href="https://minre.gov.ua/2023/05/27/uryadova-programa-pryhystok-duzhe-dopomogla-v-pershi-misyaczi-povnomasshtabnoyi-vijny/" text:style-name="Internet_20_link" text:visited-style-name="Visited_20_Internet_20_Link">
reported</text:a>
During the direct -spectacle on ICTV. According to her, the program worked well. Especially in the first months of the war, when people moved massively from dangerous regions.</text:p>
      <text:p text:style-name="P4">
She thanked the hundreds of thousands of Ukrainians who opened their homes and laid their countrymen. And also the Ukrainian Society of the Red Cross is the maintenance of the government program.</text:p>
      <text:p text:style-name="P4">
"Thanks to the" shelter "of more than 1 million domestic migrants have found free -time housing. More than 800,000 housing owners have applied for compensation for communal services. In general, this program is today funded than one billion hryvnias, ”Viceremierk added.</text:p>
      <text:p text:style-name="P4">
Recall that according to the decision of the Government of Ministry of Reintegration <text:a xlink:type="simple" xlink:href="https://t.me/minre_ua/3399" text:style-name="Internet_20_link" text:visited-style-name="Visited_20_Internet_20_Link">
defined</text:a>
The responsible performer of the Protection Project. The Office will keep an appropriate account and coordinate the expenses for the shelter of displaced persons.</text:p>
      <text:p text:style-name="P4">
News Source: <text:a xlink:type="simple" xlink:href="https://armyinform.com.ua/2023/05/28/uryadova-programa-pryhystok-duzhe-dopomogla-v-pershi-misyaczi-povnomasshtabnoyi-vijny/" text:style-name="Internet_20_link" text:visited-style-name="Visited_20_Internet_20_Link">
https://armyinform.com.ua/2023/05/28/uryadova-programa-pryhystok-duzhe-dopomogla-v-pershi-misyaczi-povnomasshtabnoyi-vijny/</text:a>
</text:p>
      <!--NEWS-->
      <text:h text:style-name="P10" text:outline-level="1">
<text:span text:style-name="T4">
The President of Ukraine entered into force the NSDC decision on sanctions against 51 individuals and 220 legal entities</text:span>
</text:h>
      <text:p text:style-name="P4">
Author: ['АРМІЯINFORM']</text:p>
      <text:p text:style-name="P4">
Time: 2023-05-28T58:00:00-04:00</text:p>
      <text:p text:style-name="P4">
Description: Volodymyr Zelensky by his own decree of the Rivnnya Rishennya for the sake of national nonsense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0/01/ukaz.jpg" text:style-name="Internet_20_link" text:visited-style-name="Visited_20_Internet_20_Link">
ukaz.jpg</text:a>
']</text:p>
      <text:p text:style-name="P4">
Tags: ['РНБО', 'САНКЦІЇ', 'УКАЗ ПРЕЗИДЕНТА УКРАЇНИ']</text:p>
      <text:p text:style-name="P4">
Category: News</text:p>
      <!--METADATA-->
      <text:p text:style-name="P4">
<draw:frame draw:style-name="fr1" draw:name="Image231" text:anchor-type="as-char" svg:width="6.9236in" svg:height="4.615733in" draw:z-index="0">
<draw:image xlink:href="../Images/AРМІЯINFORM/2023-05-28T58-00-00-04-00/ukaz.jpg" xlink:type="simple" xlink:show="embed" xlink:actuate="onLoad" draw:mime-type="image/jpeg"/>
</draw:frame>
Volodymyr Zelensky in his decree introduced the decision of the Council of National Security and Defense of Ukraine of May 27, 2023 “On the use of personal special economic and other restrictive measures(sanctions)”.</text:p>
      <text:p text:style-name="P4">
Appropriate <text:a xlink:type="simple" xlink:href="https://www.president.gov.ua/documents/3072023-46917" text:style-name="Internet_20_link" text:visited-style-name="Visited_20_Internet_20_Link">
Decree No. 307/2023</text:a>
Posted on the website of the Head of State.</text:p>
      <text:p text:style-name="P4">
Thus, according to Annex No. 1 to the Decree, the President of Ukraine entered into force of the decision of the Srnbou of May 27 "On the use of personal special economic and other restrictive measures(sanctions)»Against 51 citizens of Russian Federation.</text:p>
      <text:p text:style-name="P4">
According to Annex No. 2, Volodymyr Zelenskyy imposed sanctions against 220 legal persons, including both Russian companies and foreign companies.</text:p>
      <text:p text:style-name="P4">
News Source: <text:a xlink:type="simple" xlink:href="https://armyinform.com.ua/2023/05/28/prezydent-ukrayiny-vviv-u-diyu-rishennya-rnbo-pro-sankcziyi-proty-51-fizychnoyi-ta-220-yurydychnyh-osib/" text:style-name="Internet_20_link" text:visited-style-name="Visited_20_Internet_20_Link">
https://armyinform.com.ua/2023/05/28/prezydent-ukrayiny-vviv-u-diyu-rishennya-rnbo-pro-sankcziyi-proty-51-fizychnoyi-ta-220-yurydychnyh-osib/</text:a>
</text:p>
      <!--NEWS-->
      <text:h text:style-name="P10" text:outline-level="1">
<text:span text:style-name="T4">
"There is nothing to shoot in territorial defense in Belgorod region" - the interception of GUR</text:span>
</text:h>
      <text:p text:style-name="P4">
Author: ['АРМІЯINFORM']</text:p>
      <text:p text:style-name="P4">
Time: 2023-05-28T59:00:00-04:00</text:p>
      <text:p text:style-name="P4">
Description: https://www.youtube.com/watch?v=plyazuexfcq crossed by the Penaliy, in the Yaki stinks ... War with Ukraine 2022, war with Ukraine today, News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ГУР ПЕРЕХОПЛЕННЯ']</text:p>
      <text:p text:style-name="P4">
Category: News</text:p>
      <!--METADATA-->
      <text:p text:style-name="P4">
Translated conversations of the invaders in which they tell about dissatisfaction with the actions of the Activities, and also discuss the current situation in the territory of Belgorod and adjacent territories, panic moods of the local population.</text:p>
      <text:p text:style-name="P4">
The invader quotes Prigozhin that, provided he is elected commander -in -chief, Kyiv will be taken in 12 days;</text:p>
      <text:p text:style-name="P4">
The occupier tells the poor provision of territorial defense of the acquisition, in which, according to the interlocutor, there is nothing to shoot: "nothing, sticks only."</text:p>
      <text:p text:style-name="P4">
<text:span text:style-name="T4">
 Source: </text:span>
 <text:a xlink:type="simple" xlink:href="https://gur.gov.ua/content/ia-b-hovoryt-byl-by-dovolen-esly-b-na-rublyovku.html" text:style-name="Internet_20_link" text:visited-style-name="Visited_20_Internet_20_Link">
MOV MOV Directorate</text:a>
</text:p>
      <text:p text:style-name="P4">
News Source: <text:a xlink:type="simple" xlink:href="https://armyinform.com.ua/2023/05/28/okupant-rozpovidaye-pro-pogane-zabezpechennya-terytorialnoyi-oborony-na-byelgorodshhyni-tam-nema-chym-strilyaty-perehoplennya-gur/" text:style-name="Internet_20_link" text:visited-style-name="Visited_20_Internet_20_Link">
https://armyinform.com.ua/2023/05/28/okupant-rozpovidaye-pro-pogane-zabezpechennya-terytorialnoyi-oborony-na-byelgorodshhyni-tam-nema-chym-strilyaty-perehoplennya-gur/</text:a>
</text:p>
      <!--NEWS-->
      <text:h text:style-name="P10" text:outline-level="1">
<text:span text:style-name="T4">
Shoot in civilians in Chernihiv region: they will judge a Russian serviceman</text:span>
</text:h>
      <text:p text:style-name="P4">
Author: ['АРМІЯINFORM']</text:p>
      <text:p text:style-name="P4">
Time: 2023-05-28T60:00:00-04:00</text:p>
      <text:p text:style-name="P4">
Description: I am convicted of the broting wake of the Russian Federation, I was striking at the cyvic PID Hour Timchasovo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ofgen-1.jpeg" text:style-name="Internet_20_link" text:visited-style-name="Visited_20_Internet_20_Link">
ofgen-1.jpe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232" text:anchor-type="as-char" svg:width="6.9236in" svg:height="7.649217in" draw:z-index="0">
<draw:image xlink:href="../Images/AРМІЯINFORM/2023-05-28T60-00-00-04-00/ofgen-1.jpeg" xlink:type="simple" xlink:show="embed" xlink:actuate="onLoad" draw:mime-type="image/jpeg"/>
</draw:frame>
They will judge the next serviceman</text:p>
      <text:p text:style-name="P4">
About it <text:a xlink:type="simple" xlink:href="https://www.facebook.com/pgo.gov.ua/posts/pfbid02CMFtRM3Pw1YXhPvJCWR3hDZtRyexn4FvVedv78GyTuuKsB7oUgk8aT6XHT1xvpbXl" text:style-name="Internet_20_link" text:visited-style-name="Visited_20_Internet_20_Link">
reports</text:a>
Office of the Prosecutor General.</text:p>
      <text:p text:style-name="P4">
«Prosecutors of the Chernihiv Regional Prosecutor's Office in the order of a special -development investigation were sent to court by an indictment against a Russian serviceman upon violation of the laws and customs of war(Part 1 of Art. 438 of the Criminal Code of Ukraine)», - the post reads.</text:p>
      <text:p text:style-name="P4">
It is noted that on March 2, 2022, the accused to intimidate the residents of the occupied military of the Russian Federation of the village of Siberians of the Chernihiv district, fired them from automatic weapons. Peaceful residents - a man and a woman have not been threatened with him. As a result, the victim was given a lavagnepal wound of the shoulder.</text:p>
      <text:p text:style-name="P4">
According to the rules of international humanitarian law, civilians cannot be an object of attack. The pre -trial investigation was managed by the SBU of the SBU in the Vernyhiv region.</text:p>
      <text:p text:style-name="P4">
News Source: <text:a xlink:type="simple" xlink:href="https://armyinform.com.ua/2023/05/28/strilyav-u-czyvilnyh-na-chernigivshhyni-sudytymut-rosijskogo-vijskovosluzhbovczya/" text:style-name="Internet_20_link" text:visited-style-name="Visited_20_Internet_20_Link">
https://armyinform.com.ua/2023/05/28/strilyav-u-czyvilnyh-na-chernigivshhyni-sudytymut-rosijskogo-vijskovosluzhbovczya/</text:a>
</text:p>
      <!--NEWS-->
      <text:h text:style-name="P10" text:outline-level="1">
<text:span text:style-name="T4">
DShv snipers showed how "demilitaris" enemy</text:span>
</text:h>
      <text:p text:style-name="P4">
Author: ['АРМІЯINFORM']</text:p>
      <text:p text:style-name="P4">
Time: 2023-05-28T61:00:00-04:00</text:p>
      <text:p text:style-name="P4">
Description: The paratroopers of the 79-yoke of the Knight-School of the DShV ZS Vikonnnya is to go through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dshv-79.jpg" text:style-name="Internet_20_link" text:visited-style-name="Visited_20_Internet_20_Link">
dshv-79.jpg</text:a>
']</text:p>
      <text:p text:style-name="P4">
Tags: ['STOPRUSSIA', 'АГРЕСІЯ РФ', 'ВТОРГНЕННЯ РФ', 'ДШВ']</text:p>
      <text:p text:style-name="P4">
Category: News</text:p>
      <!--METADATA-->
      <text:p text:style-name="P4">
<draw:frame draw:style-name="fr1" draw:name="Image233" text:anchor-type="as-char" svg:width="6.9236in" svg:height="4.618569in" draw:z-index="0">
<draw:image xlink:href="../Images/AРМІЯINFORM/2023-05-28T61-00-00-04-00/dshv-79.jpg" xlink:type="simple" xlink:show="embed" xlink:actuate="onLoad" draw:mime-type="image/jpeg"/>
</draw:frame>
The paratroopers of the 79th Separate Airborne Assault Brigade of the DSSV of the Armed Forces of Ukraine continue to carry out combat missions.</text:p>
      <text:p text:style-name="P4">
About it <text:a xlink:type="simple" xlink:href="https://www.facebook.com/uaairborne/videos/2192363920957393/" text:style-name="Internet_20_link" text:visited-style-name="Visited_20_Internet_20_Link">
reports</text:a>
Command of landing troops of the Armed Forces of Ukraine on Facebook.</text:p>
      <text:p text:style-name="P4">
One of the important areas of combat activity is the work of the snipers of the brigade. The help of their apt fire can be stopped by the tasks of the enemy.</text:p>
      <text:p text:style-name="P4">
In the video, a snipers 79 tell about three combat episodes, when the enemy suffered losses and was forced to abandon his aggressiveamies. They reinforce the video fixation of this combat work.</text:p>
      <ul>
        <li>
Now our snipers are very assisted by aero -intelligence, with which it is possible to detect the enemy's nomination and take a favorable fire position. Other of us is a matter of technique, - commented on the actions of his subordinates commander of the sniper unit.</li>
      </ul>
      <text:p text:style-name="P4">
News Source: <text:a xlink:type="simple" xlink:href="https://armyinform.com.ua/2023/05/28/snajpery-dshv-pokazaly-yak-demilitaryzuyut-protyvnyka/" text:style-name="Internet_20_link" text:visited-style-name="Visited_20_Internet_20_Link">
https://armyinform.com.ua/2023/05/28/snajpery-dshv-pokazaly-yak-demilitaryzuyut-protyvnyka/</text:a>
</text:p>
      <!--NEWS-->
      <text:h text:style-name="P10" text:outline-level="1">
<text:span text:style-name="T4">
Aviation of Defense Forces caused 7 blows to the enemy</text:span>
</text:h>
      <text:p text:style-name="P4">
Author: ['АРМІЯINFORM']</text:p>
      <text:p text:style-name="P4">
Time: 2023-05-28T62:00:00-04:00</text:p>
      <text:p text:style-name="P4">
Description: Avіaatsіya forces of defense for Past Dob took 4 strokes in the areas of Zseri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ВТОРГНЕННЯ РФ', 'ГШ ЗСУ', 'ОПЕРАТИВНА ІНФОРМАЦІЯ', 'ХРОНІКА ОБОРОНИ']</text:p>
      <text:p text:style-name="P4">
Category: News</text:p>
      <!--METADATA-->
      <text:p text:style-name="P4">
<draw:frame draw:style-name="fr1" draw:name="Image234" text:anchor-type="as-char" svg:width="6.9236in" svg:height="3.894525in" draw:z-index="0">
<draw:image xlink:href="../Images/AРМІЯINFORM/2023-05-28T62-00-00-04-00/aviacziya-syl-oborony-ukrayiny.jpg" xlink:type="simple" xlink:show="embed" xlink:actuate="onLoad" draw:mime-type="image/jpeg"/>
</draw:frame>
Illustrative Photo <text:span text:style-name="T4">
 🔥 The Situation of Russian Completion </text:span>
</text:p>
      <text:p text:style-name="P4">
The aviation of defense forces over the past 24 hours has made 4 beats in the areas of concentration of the personal staff and military equipment of the enemy, as well as 3-on its lower-classes.</text:p>
      <text:p text:style-name="P4">
About it on Facebook <text:a xlink:type="simple" xlink:href="https://www.facebook.com/GeneralStaff.ua/posts/pfbid0dkcUjzi9qfnavSaRYoFogjMGG3U8mAthkM2rqydT4vVwXD5bfe8hhajUTN9d9qvNl" text:style-name="Internet_20_link" text:visited-style-name="Visited_20_Internet_20_Link">
reports</text:a>
The General Staff of the Armed Forces.</text:p>
      <text:p text:style-name="P4">
Our defenders have destroyed 3 enemy UAVs of different type during the last day.</text:p>
      <text:p text:style-name="P4">
Missile troops and artillery units struck 2 management points, 2 areas of weapons and military equipment, 2 ammunition depots and one more important enemy military facility.</text:p>
      <text:p text:style-name="P4">
News Source: <text:a xlink:type="simple" xlink:href="https://armyinform.com.ua/2023/05/28/aviacziya-syl-oborony-zavdala-7-udariv-po-vorogu/" text:style-name="Internet_20_link" text:visited-style-name="Visited_20_Internet_20_Link">
https://armyinform.com.ua/2023/05/28/aviacziya-syl-oborony-zavdala-7-udariv-po-vorogu/</text:a>
</text:p>
      <!--NEWS-->
      <text:h text:style-name="P10" text:outline-level="1">
<text:span text:style-name="T4">
Our defenders have repelled 21 enemy attacks during the day</text:span>
</text:h>
      <text:p text:style-name="P4">
Author: ['АРМІЯINFORM']</text:p>
      <text:p text:style-name="P4">
Time: 2023-05-28T63:00:00-04:00</text:p>
      <text:p text:style-name="P4">
Description: The bastard of the departure of the opponent of the head of 3 rocket launchers, 2 sski ZKR S-300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sytuacziya-na-fronti.jpg" text:style-name="Internet_20_link" text:visited-style-name="Visited_20_Internet_20_Link">
sytuacziya-na-fronti.jpg</text:a>
']</text:p>
      <text:p text:style-name="P4">
Tags: ['STOPRUSSIA', 'ВТОРГНЕННЯ РФ', 'ГШ ЗСУ', 'ОПЕРАТИВНА ІНФОРМАЦІЯ']</text:p>
      <text:p text:style-name="P4">
Category: News</text:p>
      <!--METADATA-->
      <text:p text:style-name="P4">
<draw:frame draw:style-name="fr1" draw:name="Image235" text:anchor-type="as-char" svg:width="6.9236in" svg:height="4.620011in" draw:z-index="0">
<draw:image xlink:href="../Images/AРМІЯINFORM/2023-05-28T63-00-00-04-00/sytuacziya-na-fronti.jpg" xlink:type="simple" xlink:show="embed" xlink:actuate="onLoad" draw:mime-type="image/jpeg"/>
</draw:frame>
Operational situation on the front. Photo: Armed Forces / Facebook <text:span text:style-name="T4">
 🔥 Residence on Russian invasion </text:span>
</text:p>
      <text:p text:style-name="P4">
In total, during the last day, the enemy caused 3 missile, 2 of which C-300PO Kramatorsk, and 13 aviation strikes, made about 30 shelling of the reactive systems of volley fire on the positions of our troops and inhabited.</text:p>
      <text:p text:style-name="P4">
About it on Facebook <text:a xlink:type="simple" xlink:href="https://www.facebook.com/GeneralStaff.ua/posts/pfbid0dkcUjzi9qfnavSaRYoFogjMGG3U8mAthkM2rqydT4vVwXD5bfe8hhajUTN9d9qvNl" text:style-name="Internet_20_link" text:visited-style-name="Visited_20_Internet_20_Link">
reports</text:a>
The General Staff of the Armed Forces.</text:p>
      <text:p text:style-name="P4">
The enemy continues to focus on the main efforts on attempting to fully capture the Luhansk and Donetsk regions. During the last day, the defense unit reflected 21 enemy attacks.</text:p>
      <text:p text:style-name="P4">
News Source: <text:a xlink:type="simple" xlink:href="https://armyinform.com.ua/2023/05/28/nashi-zahysnyky-protyagom-doby-vidbyly-21-vorozhu-ataku/" text:style-name="Internet_20_link" text:visited-style-name="Visited_20_Internet_20_Link">
https://armyinform.com.ua/2023/05/28/nashi-zahysnyky-protyagom-doby-vidbyly-21-vorozhu-ataku/</text:a>
</text:p>
      <!--NEWS-->
      <text:h text:style-name="P10" text:outline-level="1">
<text:span text:style-name="T4">
New military units of the Russian Federation arrive in Belarus</text:span>
</text:h>
      <text:p text:style-name="P4">
Author: ['АРМІЯINFORM']</text:p>
      <text:p text:style-name="P4">
Time: 2023-05-28T64:00:00-04:00</text:p>
      <text:p text:style-name="P4">
Description: About the operational INformation of the Rosodei invoice at Facebook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788980.png" text:style-name="Internet_20_link" text:visited-style-name="Visited_20_Internet_20_Link">
2788980.png</text:a>
']</text:p>
      <text:p text:style-name="P4">
Tags: ['STOPRUSSIA', 'БІЛОРУСЬ', 'ВТОРГНЕННЯ РФ', 'ГШ ЗСУ', 'ОПЕРАТИВНА ІНФОРМАЦІЯ']</text:p>
      <text:p text:style-name="P4">
Category: News</text:p>
      <!--METADATA-->
      <text:p text:style-name="P4">
<draw:frame draw:style-name="fr1" draw:name="Image236" text:anchor-type="as-char" svg:width="6.9236in" svg:height="3.896465in" draw:z-index="0">
<draw:image xlink:href="../Images/AРМІЯINFORM/2023-05-28T64-00-00-04-00/2788980.png" xlink:type="simple" xlink:show="embed" xlink:actuate="onLoad" draw:mime-type="image/png"/>
</draw:frame>
** 🔥I</text:p>
      <text:p text:style-name="P4">
About this <text:a xlink:type="simple" xlink:href="https://www.facebook.com/GeneralStaff.ua/posts/pfbid0dkcUjzi9qfnavSaRYoFogjMGG3U8mAthkM2rqydT4vVwXD5bfe8hhajUTN9d9qvNl" text:style-name="Internet_20_link" text:visited-style-name="Visited_20_Internet_20_Link">
it is referred</text:a>
In prompt information on the Russian invasion of the General Staff of the Armed Forces.</text:p>
      <text:p text:style-name="P4">
"Defined units of the Armed Forces of the Armed Forces of the Republic of Belarus arrive at the Armed Forces of the Republic of Belarus to carry out combat preparation measures in the war for the war in Ukraine," the statement said.</text:p>
      <text:p text:style-name="P4">
_ Photo illustrative_</text:p>
      <text:p text:style-name="P4">
News Source: <text:a xlink:type="simple" xlink:href="https://armyinform.com.ua/2023/05/28/u-bilorus-prybuvayut-novi-vijskovi-pidrozdily-rf/" text:style-name="Internet_20_link" text:visited-style-name="Visited_20_Internet_20_Link">
https://armyinform.com.ua/2023/05/28/u-bilorus-prybuvayut-novi-vijskovi-pidrozdily-rf/</text:a>
</text:p>
      <!--NEWS-->
      <text:h text:style-name="P10" text:outline-level="1">
<text:span text:style-name="T4">
Night Drone Attack: Aircraft forces knocked down 52 "Shahda"</text:span>
</text:h>
      <text:p text:style-name="P4">
Author: ['АРМІЯINFORM']</text:p>
      <text:p text:style-name="P4">
Time: 2023-05-28T65:00:00-04:00</text:p>
      <text:p text:style-name="P4">
Description: In NICH at 28, the Army of the Russian Federation visited the Ukrainian Record Kilkіst Droniv-Kamikadze Tip ... War with Ukraine 2022, War with Ukraine Latest News today, News War with Ukraine 2022 Last for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ataka-droniv-1-1.jpg" text:style-name="Internet_20_link" text:visited-style-name="Visited_20_Internet_20_Link">
ataka-droniv-1-1.jpg</text:a>
']</text:p>
      <text:p text:style-name="P4">
Tags: ['АТАКА ДРОНІВ', 'ПОВІТРЯНІ СИЛИ ЗБРОЙНИХ СИЛ УКРАЇНИ']</text:p>
      <text:p text:style-name="P4">
Category: News</text:p>
      <!--METADATA-->
      <text:p text:style-name="P4">
<draw:frame draw:style-name="fr1" draw:name="Image237" text:anchor-type="as-char" svg:width="6.9236in" svg:height="3.894525in" draw:z-index="0">
<draw:image xlink:href="../Images/AРМІЯINFORM/2023-05-28T65-00-00-04-00/ataka-droniv-1-1.jpg" xlink:type="simple" xlink:show="embed" xlink:actuate="onLoad" draw:mime-type="image/jpeg"/>
</draw:frame>
On the night of May 28, the Russian army released a record number of drones-Kamikadze type Shahd-136/131-54. The air defense forces destroyed 52 "Shahda".</text:p>
      <text:p text:style-name="P4">
About it <text:a xlink:type="simple" xlink:href="https://t.me/kpszsu/2541" text:style-name="Internet_20_link" text:visited-style-name="Visited_20_Internet_20_Link">
reports</text:a>
The press service of the Armed Forces Command.</text:p>
      <text:p text:style-name="P4">
"The enemy attacked Ukraine by Iranian shock drones from the north direction - the Bryansk region, and the South - Krasnodar Territory," the testimony reads.</text:p>
      <text:p text:style-name="P4">
It is noted that another night attack by the enemy was directed to military objects and objects of critical infrastructure of the state in the central regions of the country, in particular to the Kyiv region.</text:p>
      <text:p text:style-name="P4">
“Here, in the area of responsibility of the Center Air Command, destroyed of shock drones!Also, the forces and means of the Air Command "South" and the Air Command "West" of the Armed Forces of Ukraine and the air defense of other components of Ukraine!”Were involved in the reflection of the attack!” - reported in the command.</text:p>
      <text:p text:style-name="P4">
News Source: <text:a xlink:type="simple" xlink:href="https://armyinform.com.ua/2023/05/28/nichna-ataka-droniv-syly-ppo-zbyly-52-shahedy-z-54/" text:style-name="Internet_20_link" text:visited-style-name="Visited_20_Internet_20_Link">
https://armyinform.com.ua/2023/05/28/nichna-ataka-droniv-syly-ppo-zbyly-52-shahedy-z-54/</text:a>
</text:p>
      <!--NEWS-->
      <text:h text:style-name="P10" text:outline-level="1">
<text:span text:style-name="T4">
Another minus 400 occupiers, 7 BBM and 11 artistem: daily loss of enemy</text:span>
</text:h>
      <text:p text:style-name="P4">
Author: ['АРМІЯINFORM']</text:p>
      <text:p text:style-name="P4">
Time: 2023-05-28T66:00:00-04:00</text:p>
      <text:p text:style-name="P4">
Description: Zagalni Boyov, take the enemy on 02.24.22 to 05/28/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47369071365573367_w-scaled.jpg" text:style-name="Internet_20_link" text:visited-style-name="Visited_20_Internet_20_Link">
photo_5447369071365573367_w-scaled.jpg</text:a>
']</text:p>
      <text:p text:style-name="P4">
Tags: ['ВТРАТИ ВОРОГА', 'ГЕНШТАБ ЗС УКРАЇНИ']</text:p>
      <text:p text:style-name="P4">
Category: News</text:p>
      <!--METADATA-->
      <text:p text:style-name="P4">
<draw:frame draw:style-name="fr1" draw:name="Image238" text:anchor-type="as-char" svg:width="6.9236in" svg:height="6.987066in" draw:z-index="0">
<draw:image xlink:href="../Images/AРМІЯINFORM/2023-05-28T66-00-00-04-00/photo_5447369071365573367_w-scaled.jpg" xlink:type="simple" xlink:show="embed" xlink:actuate="onLoad" draw:mime-type="image/jpeg"/>
</draw:frame>
The overall combat loss of the enemy from 24.02.22 to 28.05.23 will be assigned to:</text:p>
      <text:p text:style-name="P4">
<text:span text:style-name="T4">
<text:span text:style-name="T5">
 Personnel - </text:span>
* 206600(+400)persons eliminated</text:span>
<text:span text:style-name="T5">
 tanks - </text:span>
<text:span text:style-name="T5">
 3797(+3)</text:span>
<text:span text:style-name="T4">
 combat armored vehicles - </text:span>
 7456(+7)<text:span text:style-name="T4">
<text:span text:style-name="T5">
 Artillery systems - </text:span>
<text:span text:style-name="T5">
 3425(+11)</text:span>
 </text:span>
 RSZV - <text:span text:style-name="T4">
 574(0)</text:span>
<text:span text:style-name="T5">
 air defense means - </text:span>
<text:span text:style-name="T5">
 329(0)</text:span>
<text:span text:style-name="T4">
 aircraft - </text:span>
 313(0)<text:span text:style-name="T4">
<text:span text:style-name="T5">
 helicopters - </text:span>
* 298(0)</text:span>
<text:span text:style-name="T5">
 UAV Operative Tactical Level-</text:span>
<text:span text:style-name="T5">
 2993(+3)</text:span>
<text:span text:style-name="T4">
 Winged missiles - </text:span>
 1056(0)<text:span text:style-name="T4">
<text:span text:style-name="T5">
 ships / boats - </text:span>
* 18(0)</text:span>
<text:span text:style-name="T5">
 Automobile equipment and tanks - </text:span>
<text:span text:style-name="T5">
 6192(+9)</text:span>
<text:span text:style-name="T4">
 Special Technique - </text:span>
 451(+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8.05.23.</text:p>
      <text:p text:style-name="P4">
News Source: <text:a xlink:type="simple" xlink:href="https://armyinform.com.ua/2023/05/28/shhe-minus-400-okupantiv-7-bbm-ta-11-artysystem-dobovi-vtraty-voroga/" text:style-name="Internet_20_link" text:visited-style-name="Visited_20_Internet_20_Link">
https://armyinform.com.ua/2023/05/28/shhe-minus-400-okupantiv-7-bbm-ta-11-artysystem-dobovi-vtraty-voroga/</text:a>
</text:p>
      <!--NEWS-->
      <text:h text:style-name="P10" text:outline-level="1">
<text:span text:style-name="T4">
In Ukraine a moment of silence</text:span>
</text:h>
      <text:p text:style-name="P4">
Author: ['АРМІЯINFORM']</text:p>
      <text:p text:style-name="P4">
Time: 2023-05-28T67: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39" text:anchor-type="as-char" svg:width="6.9236in" svg:height="3.895992in" draw:z-index="0">
<draw:image xlink:href="../Images/AРМІЯINFORM/2023-05-28T67-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28/v-ukrayini-hvylyna-movchannya/" text:style-name="Internet_20_link" text:visited-style-name="Visited_20_Internet_20_Link">
https://armyinform.com.ua/2023/05/28/v-ukrayini-hvylyna-movchannya/</text:a>
</text:p>
      <!--NEWS-->
      <text:h text:style-name="P10" text:outline-level="1">
<text:span text:style-name="T4">
The women's national team for academic rowing has become a European champion</text:span>
</text:h>
      <text:p text:style-name="P4">
Author: ['АРМІЯINFORM']</text:p>
      <text:p text:style-name="P4">
Time: 2023-05-28T68:00:00-04:00</text:p>
      <text:p text:style-name="P4">
Description: Zhinocha Zbirna Z Acadric Wesulvannya Wiggled Gold on a Chemonati єvropi-2023 w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7553962_786959696468891_5567082950549245392_n.jpg" text:style-name="Internet_20_link" text:visited-style-name="Visited_20_Internet_20_Link">
347553962_786959696468891_5567082950549245392_n.jpg</text:a>
']</text:p>
      <text:p text:style-name="P4">
Tags: ['АРМІЙСЬКІ СПОРТСМЕНКИ', 'ВЕСЛУВАННЯ НА БАЙДАРКАХ І КАНОЕ', 'ВІЙНА']</text:p>
      <text:p text:style-name="P4">
Category: News</text:p>
      <!--METADATA-->
      <text:p text:style-name="P4">
<draw:frame draw:style-name="fr1" draw:name="Image240" text:anchor-type="as-char" svg:width="6.9236in" svg:height="4.611118in" draw:z-index="0">
<draw:image xlink:href="../Images/AРМІЯINFORM/2023-05-28T68-00-00-04-00/347553962_786959696468891_5567082950549245392_n.jpg" xlink:type="simple" xlink:show="embed" xlink:actuate="onLoad" draw:mime-type="image/jpeg"/>
</draw:frame>
The women's academic rowing team won gold on the 2012023 Championships from Academic Rowing, which takes place in Slovenian Blade.</text:p>
      <text:p text:style-name="P4">
About it <text:a xlink:type="simple" xlink:href="https://www.facebook.com/CSKA1992/posts/pfbid0ie1h7vFJxShtjtzhvEFMU2bzopFC2pRyBgQaHZx9GpdKd1ciWna4GaQXKMYry4z8l" text:style-name="Internet_20_link" text:visited-style-name="Visited_20_Internet_20_Link">
reports</text:a>
The Central Sports Club of the Armed Forces.</text:p>
      <text:p text:style-name="P4">
"Army Kateryna Dudchenko, Natalia Dovhodko, Anastasia Fiskova and Daryachnavirnaevreology at the distance of 2000 m became champions of the continental championship," the message goes.</text:p>
      <text:p text:style-name="P4">
"Silver" went to representatives of the Netherlands, "bronze" - the United Kingdom.</text:p>
      <text:p text:style-name="P4">
For Ukraine, this gold was the first at the European Academic Winning Championship since 2014.</text:p>
      <text:p text:style-name="P4">
News Source: <text:a xlink:type="simple" xlink:href="https://armyinform.com.ua/2023/05/28/zhinocha-zbirna-ukrayiny-z-akademichnogo-vesluvannya-stala-chempionom-yevropy/" text:style-name="Internet_20_link" text:visited-style-name="Visited_20_Internet_20_Link">
https://armyinform.com.ua/2023/05/28/zhinocha-zbirna-ukrayiny-z-akademichnogo-vesluvannya-stala-chempionom-yevropy/</text:a>
</text:p>
      <!--NEWS-->
      <text:h text:style-name="P10" text:outline-level="1">
<text:span text:style-name="T4">
Austria allocates Ukraine 2 million euros for humanitarian demining</text:span>
</text:h>
      <text:p text:style-name="P4">
Author: ['АРМІЯINFORM']</text:p>
      <text:p text:style-name="P4">
Time: 2023-05-28T69:00:00-04:00</text:p>
      <text:p text:style-name="P4">
Description: Austriy to see the two Milioni єvro for the Humanitarian Rosinwannage of Ukraine.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178486-uk.png" text:style-name="Internet_20_link" text:visited-style-name="Visited_20_Internet_20_Link">
178486-uk.png</text:a>
']</text:p>
      <text:p text:style-name="P4">
Tags: ['АВСТРІЯ', 'ПІДТРИМКА УКРАЇНИ', 'РОЗМІНУВАННЯ']</text:p>
      <text:p text:style-name="P4">
Category: News</text:p>
      <!--METADATA-->
      <text:p text:style-name="P4">
<draw:frame draw:style-name="fr1" draw:name="Image241" text:anchor-type="as-char" svg:width="6.9236in" svg:height="3.865677in" draw:z-index="0">
<draw:image xlink:href="../Images/AРМІЯINFORM/2023-05-28T69-00-00-04-00/178486-uk.png" xlink:type="simple" xlink:show="embed" xlink:actuate="onLoad" draw:mime-type="image/png"/>
</draw:frame>
Austria will allocate two million euros for Ukraine's humanitarian demining.</text:p>
      <text:p text:style-name="P4">
About it <text:a xlink:type="simple" xlink:href="https://twitter.com/a_schallenberg/status/1662503153579831296" text:style-name="Internet_20_link" text:visited-style-name="Visited_20_Internet_20_Link">
reported</text:a>
Austrian Foreign Ministry head Alexander Shalllenberg Utwitter.</text:p>
      <text:p text:style-name="P4">
“From the first day of the Russian invasion, we are firmly on the side of Ukraine, which is a daily victim of Russian aggression. We will help continue - how much it will be!” - says his post.</text:p>
      <text:p text:style-name="P4">
As <text:a xlink:type="simple" xlink:href="https://armyinform.com.ua/2023/05/05/rozminuvannya-ukrayiny-ne-maye-staty-vyklykom-dlya-nashyh-ditej/" text:style-name="Internet_20_link" text:visited-style-name="Visited_20_Internet_20_Link">
reported</text:a>
First Deputy Minister of Defense of Ukraine Lieutenant General Oleksandr Pavlyuk, now a third of the territory of Ukraine is representing mine</text:p>
      <text:p text:style-name="P4">
News Source: <text:a xlink:type="simple" xlink:href="https://armyinform.com.ua/2023/05/28/avstriya-vydilyaye-ukrayini-2-mln-yevro-na-gumanitarne-rozminuvannya/" text:style-name="Internet_20_link" text:visited-style-name="Visited_20_Internet_20_Link">
https://armyinform.com.ua/2023/05/28/avstriya-vydilyaye-ukrayini-2-mln-yevro-na-gumanitarne-rozminuvannya/</text:a>
</text:p>
      <!--NEWS-->
      <text:h text:style-name="P10" text:outline-level="1">
<text:span text:style-name="T4">
The tactics of the enemy remain unchanged: he tries to strike on the objects of critical infrastructure - Yuri Ignat</text:span>
</text:h>
      <text:p text:style-name="P4">
Author: ['Григорій Мазур']</text:p>
      <text:p text:style-name="P4">
Time: 2023-05-28T70:00:00-04:00</text:p>
      <text:p text:style-name="P4">
Description: Uonoch Vorog attacking the Ukrainian 54-ms with shock non-altered alphabet. Ts Nymasovsha attack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ignat.jpg" text:style-name="Internet_20_link" text:visited-style-name="Visited_20_Internet_20_Link">
ignat.jpg</text:a>
']</text:p>
      <text:p text:style-name="P4">
Tags: ['АТАКА ВОРОГА', 'АТАКА ДРОНІВ', 'ЮРІЙ ІГНАТ']</text:p>
      <text:p text:style-name="P4">
Category: News</text:p>
      <!--METADATA-->
      <text:p text:style-name="P4">
<draw:frame draw:style-name="fr1" draw:name="Image242" text:anchor-type="as-char" svg:width="6.9236in" svg:height="4.869599in" draw:z-index="0">
<draw:image xlink:href="../Images/AРМІЯINFORM/2023-05-28T70-00-00-04-00/ignat.jpg" xlink:type="simple" xlink:show="embed" xlink:actuate="onLoad" draw:mime-type="image/jpeg"/>
</draw:frame>
At night, the enemy attacked Ukraine with 54 percussion unmanned vehicles. The cenimaric attack using UAVs from the beginning of large -scale interruption. The main hostile blow came to the Kyiv region, where the Center's servicemen have destroyed the largest air goals of the invaders. In general, our defenders destroyed 52 UAVs.</text:p>
      <text:p text:style-name="P4">
The spokesman of the Air Forces Command of the Armed Forces of Ukraine Yurignat was told about it on the air of the Tele scale "One News".</text:p>
      <text:p text:style-name="P4">
According to the officer, the tactic of the enemy remains unchanged. He still tries to strike the objects of critical infrastructure.</text:p>
      <ul>
        <li>
The attack lasted from 23.30 to 6.00 in the morning, - the officer said. - Attacking in two directions: from the military aerodrome of the village in the Bryanskaya region and from the east coast of the Azov Sea.</li>
      </ul>
      <text:p text:style-name="P4">
According to Yuri Ignat, in this way the enemy tries to confuse our world defense. However, thanks to the skillful and coordinated actions of the Ukrainian military, the efforts of the Russian troops are not successful.</text:p>
      <text:p text:style-name="P4">
News Source: <text:a xlink:type="simple" xlink:href="https://armyinform.com.ua/2023/05/28/taktyka-voroga-zalyshayetsya-nezminnoyu-vin-namagayetsya-zavdavaty-udariv-po-obyektah-krytychnoyi-infrastruktury-yurij-ignat/" text:style-name="Internet_20_link" text:visited-style-name="Visited_20_Internet_20_Link">
https://armyinform.com.ua/2023/05/28/taktyka-voroga-zalyshayetsya-nezminnoyu-vin-namagayetsya-zavdavaty-udariv-po-obyektah-krytychnoyi-infrastruktury-yurij-ignat/</text:a>
</text:p>
      <!--NEWS-->
      <text:h text:style-name="P10" text:outline-level="1">
<text:span text:style-name="T4">
Demand of Ukraine: three aviation bombs were neutralized per day of pyrotechnics</text:span>
</text:h>
      <text:p text:style-name="P4">
Author: ['АРМІЯINFORM']</text:p>
      <text:p text:style-name="P4">
Time: 2023-05-28T71:00:00-04:00</text:p>
      <text:p text:style-name="P4">
Description: Similarly of Passing, 27 Trades, Pirotechnici PIDROZHILELY OF HASE SERSONS OF Ukrainian ... War with Ukraine 2022, War with Ukraine Latest news today, News War with Ukraine 2022 Last today, will there be a war between Ukraine and Russia and when, a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makariv_031-1-scaled.jpg" text:style-name="Internet_20_link" text:visited-style-name="Visited_20_Internet_20_Link">
makariv_031-1-scaled.jpg</text:a>
']</text:p>
      <text:p text:style-name="P4">
Tags: ['ДСНС УКРАЇНИ', 'РОЗМІНУВАННЯ']</text:p>
      <text:p text:style-name="P4">
Category: News</text:p>
      <!--METADATA-->
      <text:p text:style-name="P4">
<draw:frame draw:style-name="fr1" draw:name="Image243" text:anchor-type="as-char" svg:width="6.9236in" svg:height="4.609964in" draw:z-index="0">
<draw:image xlink:href="../Images/AРМІЯINFORM/2023-05-28T71-00-00-04-00/makariv_031-1-scaled.jpg" xlink:type="simple" xlink:show="embed" xlink:actuate="onLoad" draw:mime-type="image/jpeg"/>
</draw:frame>
<text:span text:style-name="T4">
 During the last day, 27th, </text:span>
 pyrotechnic units of the State Emergency Service of the State Service <text:span text:style-name="T4">
 112 times </text:span>
 involved in the execution of demining tasks.</text:p>
      <text:p text:style-name="P4">
About this <text:a xlink:type="simple" xlink:href="https://www.kmu.gov.ua/news/operatyvna-5informatsiia-dsns-shchodo-naslidkiv-vedennia-boiovykh-dii-rosiiskoiu-federatsiieiu-ta-diialnosti-pirotekhnichnykh-pidrozdiliv-sluzhby" text:style-name="Internet_20_link" text:visited-style-name="Visited_20_Internet_20_Link">
_ reports_</text:a>
SES.</text:p>
      <text:p text:style-name="P4">
Pyrotechnical units found, seized and disposed of 348 units of a hazardous objects, including three aviation bombs. Examined(cleared)territory of more than 41 hectares.</text:p>
      <text:p text:style-name="P4">
A total of 174 thousand square meters remain. km of potentially dangerous territories, measuring 30% of the total area of the state.</text:p>
      <text:p text:style-name="P4">
News Source: <text:a xlink:type="simple" xlink:href="https://armyinform.com.ua/2023/05/28/rozminuvannya-ukrayiny-za-dobu-pirotehniky-zneshkodyly-try-aviaczijnyh-bomby/" text:style-name="Internet_20_link" text:visited-style-name="Visited_20_Internet_20_Link">
https://armyinform.com.ua/2023/05/28/rozminuvannya-ukrayiny-za-dobu-pirotehniky-zneshkodyly-try-aviaczijnyh-bomby/</text:a>
</text:p>
      <!--NEWS-->
      <text:h text:style-name="P10" text:outline-level="1">
<text:span text:style-name="T4">
Ukraine returned a child that the Russians were forcibly deported from Mariupol</text:span>
</text:h>
      <text:p text:style-name="P4">
Author: ['АРМІЯINFORM']</text:p>
      <text:p text:style-name="P4">
Time: 2023-05-28T72:00:00-04:00</text:p>
      <text:p text:style-name="P4">
Description: Ukrainian turned the Dodomu Clapsy, the Yaki Viezakovsky Primusovo was deported to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_2023_05_27_18_05_52__2__650x410.jpg" text:style-name="Internet_20_link" text:visited-style-name="Visited_20_Internet_20_Link">
photo_2023_05_27_18_05_52__2__650x410.jpg</text:a>
']</text:p>
      <text:p text:style-name="P4">
Tags: ['МІНРЕІНТЕГРАЦІЇ', 'ПОВЕРНЕННЯ ДІТЕЙ З РФ']</text:p>
      <text:p text:style-name="P4">
Category: News</text:p>
      <!--METADATA-->
      <text:p text:style-name="P4">
<draw:frame draw:style-name="fr1" draw:name="Image244" text:anchor-type="as-char" svg:width="6.9236in" svg:height="4.367194in" draw:z-index="0">
<draw:image xlink:href="../Images/AРМІЯINFORM/2023-05-28T72-00-00-04-00/photo_2023_05_27_18_05_52__2__650x410.jpg" xlink:type="simple" xlink:show="embed" xlink:actuate="onLoad" draw:mime-type="image/jpeg"/>
</draw:frame>
Ukraine returned home a guy whose military Russian military was forced from Mariupol.</text:p>
      <text:p text:style-name="P4">
About it <text:a xlink:type="simple" xlink:href="https://t.me/minre_ua/3425" text:style-name="Internet_20_link" text:visited-style-name="Visited_20_Internet_20_Link">
reports</text:a>
Ministry of Reintegration of Temporarily Occupied Territories of Ukraine.</text:p>
      <text:p text:style-name="P4">
“Finally at home. This time, the occupiers managed to pick up a 17-year-old Vyacheslav, ”the message reads.</text:p>
      <text:p text:style-name="P4">
According to the ministry, the guy studied in Mariupol and grew up without his parents. The occupiers deported him to Shakhtarsk, in Donetsk region.</text:p>
      <text:p text:style-name="P4">
"However, a strong spirit and a savvy boy found a way to know. And today, he has already arrived in Kiev, ”the ministry noted.</text:p>
      <text:p text:style-name="P4">
News Source: <text:a xlink:type="simple" xlink:href="https://armyinform.com.ua/2023/05/28/ukrayina-povernula-dytynu-yaku-rosiyany-prymusovo-deportuvaly-z-mariupolya/" text:style-name="Internet_20_link" text:visited-style-name="Visited_20_Internet_20_Link">
https://armyinform.com.ua/2023/05/28/ukrayina-povernula-dytynu-yaku-rosiyany-prymusovo-deportuvaly-z-mariupolya/</text:a>
</text:p>
      <!--NEWS-->
      <text:h text:style-name="P10" text:outline-level="1">
<text:span text:style-name="T4">
Anna Malyar: For me victory is a start of a new Ukraine that will become an indomitable and even stronger state</text:span>
</text:h>
      <text:p text:style-name="P4">
Author: ['АРМІЯINFORM']</text:p>
      <text:p text:style-name="P4">
Time: 2023-05-28T73:00:00-04:00</text:p>
      <text:p text:style-name="P4">
Description: “For me, Peremoga is a new start. The start of the new Ukrainian, Yaka Pisly, rewind zobov’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5-24_231141-1-e1685262002548.jpg" text:style-name="Internet_20_link" text:visited-style-name="Visited_20_Internet_20_Link">
2023-05-24_231141-1-e1685262002548.jpg</text:a>
']</text:p>
      <text:p text:style-name="P4">
Tags: ['ВІЙНА', 'ГАННА МАЛЯР', 'ПЕРЕМОГИ УКРАЇНИ']</text:p>
      <text:p text:style-name="P4">
Category: News</text:p>
      <!--METADATA-->
      <text:p text:style-name="P4">
<draw:frame draw:style-name="fr1" draw:name="Image245" text:anchor-type="as-char" svg:width="6.9236in" svg:height="3.482488in" draw:z-index="0">
<draw:image xlink:href="../Images/AРМІЯINFORM/2023-05-28T73-00-00-04-00/2023-05-24_231141-1-e1685262002548.jpg" xlink:type="simple" xlink:show="embed" xlink:actuate="onLoad" draw:mime-type="image/jpeg"/>
</draw:frame>
“For me, victory is a new start. The start of a new Ukraine, which after the victory is obliged to become a strong and indomitable state, so that it may be more unique, ” - <text:a xlink:type="simple" xlink:href="https://t.me/annamaliar/800" text:style-name="Internet_20_link" text:visited-style-name="Visited_20_Internet_20_Link">
noted</text:a>
Deputy Minister of Ukraine Anna Malyar during a television marathon "Unified News".</text:p>
      <text:p text:style-name="P4">
"For me, victory is the liberation of all our temporarily occupied territories. Therefore, it is not just land, these are our people who are forced to be there," she added.</text:p>
      <text:p text:style-name="P4">
News Source: <text:a xlink:type="simple" xlink:href="https://armyinform.com.ua/2023/05/28/ganna-malyar-dlya-mene-peremoga-cze-start-novoyi-ukrayiny-yaka-stane-nezlamnoyu-i-shhe-sylnishoyu-derzhavoyu/" text:style-name="Internet_20_link" text:visited-style-name="Visited_20_Internet_20_Link">
https://armyinform.com.ua/2023/05/28/ganna-malyar-dlya-mene-peremoga-cze-start-novoyi-ukrayiny-yaka-stane-nezlamnoyu-i-shhe-sylnishoyu-derzhavoyu/</text:a>
</text:p>
      <!--NEWS-->
      <text:h text:style-name="P10" text:outline-level="1">
<text:span text:style-name="T4">
The Russians attacked 139 settlements in 11 regions of Ukraine a day</text:span>
</text:h>
      <text:p text:style-name="P4">
Author: ['АРМІЯINFORM']</text:p>
      <text:p text:style-name="P4">
Time: 2023-05-28T74:00:00-04:00</text:p>
      <text:p text:style-name="P4">
Description: The last passes of Rosiyski Vіsyska fired the Teritarian of 11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447369981898638845_y.jpg" text:style-name="Internet_20_link" text:visited-style-name="Visited_20_Internet_20_Link">
photo_5447369981898638845_y.jpg</text:a>
']</text:p>
      <text:p text:style-name="P4">
Tags: ['ВІЙНА', 'КРАЇНА-ТЕРОРИСТ РФ', 'ОБСТРІЛИ РФ', 'ХАРКІВСЬКИЙ ТРИБУНАЛ']</text:p>
      <text:p text:style-name="P4">
Category: News</text:p>
      <!--METADATA-->
      <text:p text:style-name="P4">
<draw:frame draw:style-name="fr1" draw:name="Image246" text:anchor-type="as-char" svg:width="6.9236in" svg:height="4.758251in" draw:z-index="0">
<draw:image xlink:href="../Images/AРМІЯINFORM/2023-05-28T74-00-00-04-00/photo_5447369981898638845_y.jpg" xlink:type="simple" xlink:show="embed" xlink:actuate="onLoad" draw:mime-type="image/jpeg"/>
</draw:frame>
During the last day, Russian troops fired at the territory of 11 regions of Ukraine.</text:p>
      <text:p text:style-name="P4">
About it <text:a xlink:type="simple" xlink:href="https://t.me/militarymediacenter/2066" text:style-name="Internet_20_link" text:visited-style-name="Visited_20_Internet_20_Link">
reports</text:a>
Military Mediacenter.</text:p>
      <text:p text:style-name="P4">
“In general from different types of weapons(Rifle weapons, mortars, tanks, artillery, RSZV, ZRK, UAV, tactical aviation)139 populated points and 242 infrastructure sites were fired, ”the message reads.</text:p>
      <text:p text:style-name="P4">
According to preliminary information, they are killed and injured among civilians, the number of victims is clarified.</text:p>
      <text:p text:style-name="P4">
News Source: <text:a xlink:type="simple" xlink:href="https://armyinform.com.ua/2023/05/28/rosiyany-za-dobu-atakuvaly-11-oblastej-ukrayiny/" text:style-name="Internet_20_link" text:visited-style-name="Visited_20_Internet_20_Link">
https://armyinform.com.ua/2023/05/28/rosiyany-za-dobu-atakuvaly-11-oblastej-ukrayiny/</text:a>
</text:p>
      <!--NEWS-->
      <text:h text:style-name="P10" text:outline-level="1">
<text:span text:style-name="T4">
To carry out the night blow of UAV from the south, the enemy used the airspace of the occupied territories - Natalia Humeniuk</text:span>
</text:h>
      <text:p text:style-name="P4">
Author: ['Григорій Мазур']</text:p>
      <text:p text:style-name="P4">
Time: 2023-05-28T75:00:00-04:00</text:p>
      <text:p text:style-name="P4">
Description: About the Tse in the direct Efirgalnatziralnal Marathon “єini News”, the Kerevnitza was navigate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gumenyuk.jpg" text:style-name="Internet_20_link" text:visited-style-name="Visited_20_Internet_20_Link">
gumenyuk.jpg</text:a>
']</text:p>
      <text:p text:style-name="P4">
Tags: ['АТАКА ДРОНІВ', 'ВІЙНА', 'НАТАЛІЯ ГУМЕНЮК']</text:p>
      <text:p text:style-name="P4">
Category: News</text:p>
      <!--METADATA-->
      <text:p text:style-name="P4">
<draw:frame draw:style-name="fr1" draw:name="Image247" text:anchor-type="as-char" svg:width="6.9236in" svg:height="4.061645in" draw:z-index="0">
<draw:image xlink:href="../Images/AРМІЯINFORM/2023-05-28T75-00-00-04-00/gumenyuk.jpg" xlink:type="simple" xlink:show="embed" xlink:actuate="onLoad" draw:mime-type="image/jpeg"/>
</draw:frame>
About it live nationwide <text:a xlink:type="simple" xlink:href="https://www.youtube.com/watch" text:style-name="Internet_20_link" text:visited-style-name="Visited_20_Internet_20_Link">
marathon</text:a>
The only news was informed by the head of the united coordination press center of the defense forces of South Ukraine Natalia Humeniuk.</text:p>
      <text:p text:style-name="P4">
Such tactics were chosen to "bypass" the areas where they were cut. Further drones-Kamikadze rolled on many routes.</text:p>
      <text:p text:style-name="P4">
Natalia Humeniuk expressed the opinion that the night massive attack by the apprenticeships, during which the Russians used a record number of UAVs, more and more related to the "fresh" party of their delivery to Russia from Iran.</text:p>
      <ul>
        <li>
With rockets in Russian troops, the situation is quite difficult and they try to eat them, - added the spokeswoman. -This fact is evidenced by the fact that in the Black Sea Main was on the duty of the reception ship. However, the occupiers are not used to strike. It is likely that it was with the help of Shahaneda that the occupants were invaded and to determine for themselves the directions of the following strokes.</li>
      </ul>
      <text:p text:style-name="P4">
Natalia Humeniuk said that at night in the south the forces of defense destroyed 7 enemy. At the same time, she emphasized that the enemy still has significant resources for war and our defense forces continue their combat work.</text:p>
      <text:p text:style-name="P4">
News Source: <text:a xlink:type="simple" xlink:href="https://armyinform.com.ua/2023/05/28/dlya-zdijsnennya-nichnogo-udaru-bpla-z-pivdnya-vorog-vykorystovuvav-povitryanyj-prostir-okupovanyh-terytorij-nataliya-gumenyuk/" text:style-name="Internet_20_link" text:visited-style-name="Visited_20_Internet_20_Link">
https://armyinform.com.ua/2023/05/28/dlya-zdijsnennya-nichnogo-udaru-bpla-z-pivdnya-vorog-vykorystovuvav-povitryanyj-prostir-okupovanyh-terytorij-nataliya-gumenyuk/</text:a>
</text:p>
      <!--NEWS-->
      <text:h text:style-name="P10" text:outline-level="1">
<text:span text:style-name="T4">
In the Bakhmut direction, the intensity of hostile attacks has decreased significantly - Sergey Cherevaty</text:span>
</text:h>
      <text:p text:style-name="P4">
Author: ['Григорій Мазур']</text:p>
      <text:p text:style-name="P4">
Time: 2023-05-28T76:00:00-04:00</text:p>
      <text:p text:style-name="P4">
Description: Clicking on the Ministry of Education Bakhmut for Persul Doba Vidbulhhhhh, one Boyovs of Zitknnya alone. Wate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cherevatyj-bahmut-2.jpg" text:style-name="Internet_20_link" text:visited-style-name="Visited_20_Internet_20_Link">
cherevatyj-bahmut-2.jpg</text:a>
']</text:p>
      <text:p text:style-name="P4">
Tags: ['БАХМУТСЬКИЙ НАПРЯМОК', 'ВІЙНА', 'СЕРГІЙ ЧЕРЕВАТИЙ']</text:p>
      <text:p text:style-name="P4">
Category: News</text:p>
      <!--METADATA-->
      <text:p text:style-name="P4">
<draw:frame draw:style-name="fr1" draw:name="Image248" text:anchor-type="as-char" svg:width="6.9236in" svg:height="4.32725in" draw:z-index="0">
<draw:image xlink:href="../Images/AРМІЯINFORM/2023-05-28T76-00-00-04-00/cherevatyj-bahmut-2.jpg" xlink:type="simple" xlink:show="embed" xlink:actuate="onLoad" draw:mime-type="image/jpeg"/>
</draw:frame>
Colonel Sergey Cherevaty. Collage Armyinform</text:p>
      <text:p text:style-name="P4">
Only one combat clash took place near the city of Bakhmut. This was announced by a spokesman for the Eastern Grouping of the Armed Forces of the Armed Forces of the Armed Forces of the Armed Forces Colonel Cherevaty.</text:p>
      <ul>
        <li>
In the Bakhmut direction, the invaders made 250 shelling of various arms. Our troops also struck. As a result, 80 personnel of the invaders were destroyed, 99 were injured, and the Russian serviceman was captured, 3 SAUs were destroyed, the TASTABLAT station with ammunition was destroyed, - said Colonel Sergei Cherevaty. - Currently, the enemy is rotating his troops, replacing the Wagner PVC fighters with other units.</li>
      </ul>
      <text:p text:style-name="P4">
As the officer also reported, in the Kupyansk direction the enemy made 342 artillery shelling, 2 fighting and 3 enemy aircraft. 20 invaders were destroyed and 52 were injured. Also, our defenders destroy D-20.</text:p>
      <text:p text:style-name="P4">
Answering the studio's questions, Sergei Cherevaty summed up the actions of the Russian -friendly military company Wagner. He emphasized that despite such successes and the goals achieved by the Russian media, the Kamaggressor's troops have been told for 10 months and failed to establish control of Superimous. The rotation of the scanty residues of Wagner PEC, the colonel, compared a unusual escape from the battlefield after defeat.</text:p>
      <text:p text:style-name="P4">
News Source: <text:a xlink:type="simple" xlink:href="https://armyinform.com.ua/2023/05/28/na-bahmutskomu-napryamku-intensyvnist-vorozhyh-atak-znachno-znyzylasya-sergij-cherevatyj/" text:style-name="Internet_20_link" text:visited-style-name="Visited_20_Internet_20_Link">
https://armyinform.com.ua/2023/05/28/na-bahmutskomu-napryamku-intensyvnist-vorozhyh-atak-znachno-znyzylasya-sergij-cherevatyj/</text:a>
</text:p>
      <!--NEWS-->
      <text:h text:style-name="P10" text:outline-level="1">
<text:span text:style-name="T4">
The Russian army fired at Sumy and Chernihiv from mortars 5 times a day</text:span>
</text:h>
      <text:p text:style-name="P4">
Author: ['АРМІЯINFORM']</text:p>
      <text:p text:style-name="P4">
Time: 2023-05-28T77:00:00-04:00</text:p>
      <text:p text:style-name="P4">
Description: The village at 10:00 Rosiyski Vіyska 5 times sheltered the prime minibrator Chernigivs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ina_hvostovik_skrin_video_gromadske_4_650x410.jpg" text:style-name="Internet_20_link" text:visited-style-name="Visited_20_Internet_20_Link">
mina_hvostovik_skrin_video_gromadske_4_650x410.jpg</text:a>
']</text:p>
      <text:p text:style-name="P4">
Tags: ['ВОРОЖІ ОБСТРІЛИ', 'ОБСТРІЛИ ПРИКОРДОННЯ']</text:p>
      <text:p text:style-name="P4">
Category: News</text:p>
      <!--METADATA-->
      <text:p text:style-name="P4">
<draw:frame draw:style-name="fr1" draw:name="Image249" text:anchor-type="as-char" svg:width="6.9236in" svg:height="4.367194in" draw:z-index="0">
<draw:image xlink:href="../Images/AРМІЯINFORM/2023-05-28T77-00-00-04-00/mina_hvostovik_skrin_video_gromadske_4_650x410.jpg" xlink:type="simple" xlink:show="embed" xlink:actuate="onLoad" draw:mime-type="image/jpeg"/>
</draw:frame>
As of 10:00, Russian troops fired 5 times the border territories of Chernihiv and Sumy regions.</text:p>
      <text:p text:style-name="P4">
About it <text:a xlink:type="simple" xlink:href="https://t.me/ok_pivnich1/2866" text:style-name="Internet_20_link" text:visited-style-name="Visited_20_Internet_20_Link">
reports</text:a>
Operational Command "North".</text:p>
      <text:p text:style-name="P4">
5 parishes, probably from a mortar 120 mm, were recorded near Demianivka Takarpovich.</text:p>
      <text:p text:style-name="P4">
Also from the mortar, the enemy fired at the settlement of progress-3 accessories were recorded, the middle-construction-4 parishes, the iron bridge-2 parishes.</text:p>
      <text:p text:style-name="P4">
It is noted that information was not received about losses among the local population or damage to civil infrastructure.</text:p>
      <text:p text:style-name="P4">
News Source: <text:a xlink:type="simple" xlink:href="https://armyinform.com.ua/2023/05/28/armiya-rf-za-dobu-5-raziv-obstrilyala-sumshhynu-ta-chernigivshhynu-z-minometiv/" text:style-name="Internet_20_link" text:visited-style-name="Visited_20_Internet_20_Link">
https://armyinform.com.ua/2023/05/28/armiya-rf-za-dobu-5-raziv-obstrilyala-sumshhynu-ta-chernigivshhynu-z-minometiv/</text:a>
</text:p>
      <!--NEWS-->
      <text:h text:style-name="P10" text:outline-level="1">
<text:span text:style-name="T4">
EU Ambassador About Night Attack to Kiev: The Russian Federation will not break the spirit of this mighty city</text:span>
</text:h>
      <text:p text:style-name="P4">
Author: ['АРМІЯINFORM']</text:p>
      <text:p text:style-name="P4">
Time: 2023-05-28T78:00:00-04:00</text:p>
      <text:p text:style-name="P4">
Description: Ambassador to the Union of Matti Maasіkas Vidreaguvu by Nіchna an attack on Kiwa wag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618a51abac9b2-039a0ac-maasikas-ukraine30.webp" text:style-name="Internet_20_link" text:visited-style-name="Visited_20_Internet_20_Link">
618a51abac9b2-039a0ac-maasikas-ukraine30.webp</text:a>
']</text:p>
      <text:p text:style-name="P4">
Tags: ['МАТТІ МААСІКАС', 'ПОСОЛ ЄС', 'ППО']</text:p>
      <text:p text:style-name="P4">
Category: News</text:p>
      <!--METADATA-->
      <text:p text:style-name="P4">
<draw:frame draw:style-name="fr1" draw:name="Image250" text:anchor-type="as-char" svg:width="6.9236in" svg:height="3.883237in" draw:z-index="0">
<draw:image xlink:href="../ConvertedIMGs/AРМІЯINFORM/2023-05-28T78-00-00-04-00/618a51abac9b2-039a0ac-maasikas-ukraine30.png" xlink:type="simple" xlink:show="embed" xlink:actuate="onLoad" draw:mime-type="image/png"/>
</draw:frame>
The Ambassador of the European Union Mattie Maasikas responded to the night attack to Kiev from side to side.</text:p>
      <text:p text:style-name="P4">
About this <text:a xlink:type="simple" xlink:href="https://twitter.com/MattiMaasikas/status/1662600949012000770" text:style-name="Internet_20_link" text:visited-style-name="Visited_20_Internet_20_Link">
it is referred</text:a>
In his Twitter.</text:p>
      <text:p text:style-name="P4">
“There were more explosions in Kiev than during" ordinary "air attacks. Yes, as if the aggressor decided to celebrate the Day of Kiev. Do not break the spirit of this powerful city, ”his post reads.</text:p>
      <text:p text:style-name="P4">
It is known that on the night of May 28, the army of the Russian Federation released a record number of Kamikadze-type Shahd-136/131 in Ukraine. - 54. Air Force <text:a xlink:type="simple" xlink:href="https://armyinform.com.ua/2023/05/28/nichna-ataka-droniv-syly-ppo-zbyly-52-shahedy-z-54/" text:style-name="Internet_20_link" text:visited-style-name="Visited_20_Internet_20_Link">
destroyed</text:a>
52 "Šaḫedi".</text:p>
      <text:p text:style-name="P4">
News Source: <text:a xlink:type="simple" xlink:href="https://armyinform.com.ua/2023/05/28/posol-yes-pro-nichnu-ataku-na-kyyiv-rf-ne-zlamaye-duh-czogo-mogutnogo-mista/" text:style-name="Internet_20_link" text:visited-style-name="Visited_20_Internet_20_Link">
https://armyinform.com.ua/2023/05/28/posol-yes-pro-nichnu-ataku-na-kyyiv-rf-ne-zlamaye-duh-czogo-mogutnogo-mista/</text:a>
</text:p>
      <!--NEWS-->
      <text:h text:style-name="P10" text:outline-level="1">
<text:span text:style-name="T4">
Russia did not bring rocket to the Black and Azov Seas</text:span>
</text:h>
      <text:p text:style-name="P4">
Author: ['АРМІЯINFORM']</text:p>
      <text:p text:style-name="P4">
Time: 2023-05-28T79:00:00-04:00</text:p>
      <text:p text:style-name="P4">
Description: At the Chorny, the Azov seas on the Boyal Cherguvanni is known to the p'yat of the pouring ship, ... the war with Ukraine 2022, the war with Ukraine is the latest news today, the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youfwedjy9e6outcm1irkddaev4jnuaw-1.jpg" text:style-name="Internet_20_link" text:visited-style-name="Visited_20_Internet_20_Link">
youfwedjy9e6outcm1irkddaev4jnuaw-1.jpg</text:a>
']</text:p>
      <text:p text:style-name="P4">
Tags: ['ВМС ЗС УКРАЇНИ', 'РАКЕТИ «КАЛІБР»']</text:p>
      <text:p text:style-name="P4">
Category: News</text:p>
      <!--METADATA-->
      <text:p text:style-name="P4">
<draw:frame draw:style-name="fr1" draw:name="Image251" text:anchor-type="as-char" svg:width="6.9236in" svg:height="4.269553in" draw:z-index="0">
<draw:image xlink:href="../Images/AРМІЯINFORM/2023-05-28T79-00-00-04-00/youfwedjy9e6outcm1irkddaev4jnuaw-1.jpg" xlink:type="simple" xlink:show="embed" xlink:actuate="onLoad" draw:mime-type="image/jpeg"/>
</draw:frame>
In the Black and Azov seas, there are five hostile -shaped bears in the combat duty, and there are no rockets among them.</text:p>
      <text:p text:style-name="P4">
About it <text:a xlink:type="simple" xlink:href="https://t.me/ukrainian_navy/3211" text:style-name="Internet_20_link" text:visited-style-name="Visited_20_Internet_20_Link">
reports</text:a>
The press service of the Navy of the Armed Forces.</text:p>
      <text:p text:style-name="P4">
In the Mediterranean, there are seven enemy ships, one one carriage missile carriers, a total volley of up to four missiles.</text:p>
      <text:p text:style-name="P4">
During the day in the interests of the Russian Federation the passage of the Kerch-Yenikhal Strait made:</text:p>
      <ul>
        <li>
to the Azov Sea - 34 vessels, 5 of them moved in the direction of the Bosphorus Strait; * To the Black Sea - 18 ships, 1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28/rosiya-ne-vyvela-raketonosiyi-u-chorne-ta-azovske-morya/" text:style-name="Internet_20_link" text:visited-style-name="Visited_20_Internet_20_Link">
https://armyinform.com.ua/2023/05/28/rosiya-ne-vyvela-raketonosiyi-u-chorne-ta-azovske-morya/</text:a>
</text:p>
      <!--NEWS-->
      <text:h text:style-name="P10" text:outline-level="1">
<text:span text:style-name="T4">
The President of Ukraine appealed to the forces of air defense and rescuers: you are our heroes</text:span>
</text:h>
      <text:p text:style-name="P4">
Author: ['АРМІЯINFORM']</text:p>
      <text:p text:style-name="P4">
Time: 2023-05-28T80:00:00-04:00</text:p>
      <text:p text:style-name="P4">
Description: Ukrainian President Volodymyr Zelensky Floated to the forces of the imprisoning defense that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hoto_5447632528954477083_y.jpg" text:style-name="Internet_20_link" text:visited-style-name="Visited_20_Internet_20_Link">
photo_5447632528954477083_y.jpg</text:a>
', '<text:a xlink:type="simple" xlink:href="https://armyinform.com.ua/wp-content/uploads/2023/05/photo_5447632528954477088_y-150x150.jpg" text:style-name="Internet_20_link" text:visited-style-name="Visited_20_Internet_20_Link">
photo_5447632528954477088_y-150x150.jpg</text:a>
', '<text:a xlink:type="simple" xlink:href="https://armyinform.com.ua/wp-content/uploads/2023/05/photo_5447632528954477086_y-150x150.jpg" text:style-name="Internet_20_link" text:visited-style-name="Visited_20_Internet_20_Link">
photo_5447632528954477086_y-150x150.jpg</text:a>
', '<text:a xlink:type="simple" xlink:href="https://armyinform.com.ua/wp-content/uploads/2023/05/photo_5447632528954477082_y-150x150.jpg" text:style-name="Internet_20_link" text:visited-style-name="Visited_20_Internet_20_Link">
photo_5447632528954477082_y-150x150.jpg</text:a>
', '<text:a xlink:type="simple" xlink:href="https://armyinform.com.ua/wp-content/uploads/2023/05/photo_5447632528954477081_y-150x150.jpg" text:style-name="Internet_20_link" text:visited-style-name="Visited_20_Internet_20_Link">
photo_5447632528954477081_y-150x150.jpg</text:a>
']</text:p>
      <text:p text:style-name="P4">
Tags: ['ВІЙНА', 'ВОЛОДИМИР ЗЕЛЕНСЬКИЙ', 'ППО ЗСУ', 'ПРЕЗИДЕНТ УКРАЇНИ', 'РЯТУВАЛЬНИКИ']</text:p>
      <text:p text:style-name="P4">
Category: News</text:p>
      <!--METADATA-->
      <text:p text:style-name="P4">
<draw:frame draw:style-name="fr1" draw:name="Image252" text:anchor-type="as-char" svg:width="6.9236in" svg:height="3.894525in" draw:z-index="0">
<draw:image xlink:href="../Images/AРМІЯINFORM/2023-05-28T80-00-00-04-00/photo_5447632528954477083_y.jpg" xlink:type="simple" xlink:show="embed" xlink:actuate="onLoad" draw:mime-type="image/jpeg"/>
</draw:frame>
President of Ukraine Volodymyr Zelensky appealed to the forces of air defense and rescuers after a massive attack of drones by the Russian Federation.</text:p>
      <text:p text:style-name="P4">
The head of state [wrote] about it(https://t.me/V_Zelenskiy_official/6400)The Telegram is.</text:p>
      <text:p text:style-name="P4">
«Forces of air defense of Ukraine. You hear the alarm signal more than most. You go out of the way up to destroy hostile missiles, planes, helicopters, drones. Every confinement of hostile drones and rockets is a tsorulated lives of people.</text:p>
      <text:p text:style-name="P4">
Our rescuers who are involved in eliminating the consequences of hostile blows. Take out to the full rescue of others. You are our heroes!” - This post says.</text:p>
      <text:p text:style-name="P4">
<text:a xlink:type="simple" xlink:href="https://armyinform.com.ua/wp-content/uploads/2023/05/photo_5447632528954477088_y.jpg" text:style-name="Internet_20_link" text:visited-style-name="Visited_20_Internet_20_Link">
!(Images/AРМІЯINFORM/2023-05-28T80-00-00-04-00/photo_5447632528954477088_y-150x150.jpg)</text:a>
</text:p>
      <text:p text:style-name="P4">
<text:a xlink:type="simple" xlink:href="https://armyinform.com.ua/wp-content/uploads/2023/05/photo_5447632528954477086_y.jpg" text:style-name="Internet_20_link" text:visited-style-name="Visited_20_Internet_20_Link">
<draw:frame draw:style-name="fr1" draw:name="Image253" text:anchor-type="as-char" svg:width="6.9236in" svg:height="6.9236in" draw:z-index="0">
<draw:image xlink:href="../Images/AРМІЯINFORM/2023-05-28T80-00-00-04-00/photo_5447632528954477086_y-150x150.jpg" xlink:type="simple" xlink:show="embed" xlink:actuate="onLoad" draw:mime-type="image/jpeg"/>
</draw:frame>
</text:a>
</text:p>
      <text:p text:style-name="P4">
<text:a xlink:type="simple" xlink:href="https://armyinform.com.ua/wp-content/uploads/2023/05/photo_5447632528954477082_y.jpg" text:style-name="Internet_20_link" text:visited-style-name="Visited_20_Internet_20_Link">
<draw:frame draw:style-name="fr1" draw:name="Image254" text:anchor-type="as-char" svg:width="6.9236in" svg:height="6.9236in" draw:z-index="0">
<draw:image xlink:href="../Images/AРМІЯINFORM/2023-05-28T80-00-00-04-00/photo_5447632528954477082_y-150x150.jpg" xlink:type="simple" xlink:show="embed" xlink:actuate="onLoad" draw:mime-type="image/jpeg"/>
</draw:frame>
</text:a>
</text:p>
      <text:p text:style-name="P4">
<text:a xlink:type="simple" xlink:href="https://armyinform.com.ua/wp-content/uploads/2023/05/photo_5447632528954477081_y.jpg" text:style-name="Internet_20_link" text:visited-style-name="Visited_20_Internet_20_Link">
<draw:frame draw:style-name="fr1" draw:name="Image255" text:anchor-type="as-char" svg:width="6.9236in" svg:height="6.9236in" draw:z-index="0">
<draw:image xlink:href="../Images/AРМІЯINFORM/2023-05-28T80-00-00-04-00/photo_5447632528954477081_y-150x150.jpg" xlink:type="simple" xlink:show="embed" xlink:actuate="onLoad" draw:mime-type="image/jpeg"/>
</draw:frame>
</text:a>
</text:p>
      <text:p text:style-name="P4">
News Source: <text:a xlink:type="simple" xlink:href="https://armyinform.com.ua/2023/05/28/prezydent-ukrayiny-zvernuvsya-do-syl-ppo-i-ryatuvalnykiv-vy-nashi-geroyi/" text:style-name="Internet_20_link" text:visited-style-name="Visited_20_Internet_20_Link">
https://armyinform.com.ua/2023/05/28/prezydent-ukrayiny-zvernuvsya-do-syl-ppo-i-ryatuvalnykiv-vy-nashi-geroyi/</text:a>
</text:p>
      <!--NEWS-->
      <text:h text:style-name="P10" text:outline-level="1">
<text:span text:style-name="T4">
Army Ludmila Luzan won the Gold of the World Cup on Rowing</text:span>
</text:h>
      <text:p text:style-name="P4">
Author: ['АРМІЯINFORM']</text:p>
      <text:p text:style-name="P4">
Time: 2023-05-28T81:00:00-04:00</text:p>
      <text:p text:style-name="P4">
Description: Knight Knight, Armyka Lyudmila Luzan became the rewind of the Etapu Cup Svit Z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64b096ab5e53035a82f3ed2e113a33a-quality_70xresize_1xallow_enlarge_0xw_835xh_0.jpg" text:style-name="Internet_20_link" text:visited-style-name="Visited_20_Internet_20_Link">
b64b096ab5e53035a82f3ed2e113a33a-quality_70xresize_1xallow_enlarge_0xw_835xh_0.jpg</text:a>
']</text:p>
      <text:p text:style-name="P4">
Tags: ['АРМІЙСЬКИЙ СПОРТ', 'ВЕСЛУВАННЯ НА БАЙДАРКАХ І КАНОЕ']</text:p>
      <text:p text:style-name="P4">
Category: News</text:p>
      <!--METADATA-->
      <text:p text:style-name="P4">
<draw:frame draw:style-name="fr1" draw:name="Image256" text:anchor-type="as-char" svg:width="6.9236in" svg:height="4.618497in" draw:z-index="0">
<draw:image xlink:href="../Images/AРМІЯINFORM/2023-05-28T81-00-00-04-00/b64b096ab5e53035a82f3ed2e113a33a-quality_70xresize_1xallow_enlarge_0xw_835xh_0.jpg" xlink:type="simple" xlink:show="embed" xlink:actuate="onLoad" draw:mime-type="image/jpeg"/>
</draw:frame>
TOKYO, JAPAN - AUGUST 05: Bronze medalist Liudmyla Luzan of Team Ukrainecelebrates at the medal ceremony following the Women's Canoe Single 200m FinalA on day thirteen of the Tokyo 2020 Olympic Games at Sea Forest Waterway onAugust 05, 2021 in Tokyo, Japan.(Photo by Naomi Baker/Getty Images)The Ukrainian canopy, Army Lyudmila Luzan, won the Kubcasvite stage of rowing on a canoe, who started in Poznan in the Polish city of Poznan.</text:p>
      <text:p text:style-name="P4">
About it <text:a xlink:type="simple" xlink:href="https://www.facebook.com/olympicua/posts/pfbid02JBotYrMqieYKSLu3VqBWC5pQM26oZujFWzuKS9xrXQKdQJMEfGTti86xRStPmpNNl" text:style-name="Internet_20_link" text:visited-style-name="Visited_20_Internet_20_Link">
reports</text:a>
National Olympic Committee of Ukraine.</text:p>
      <text:p text:style-name="P4">
The athlete became a 200 meters champion with a result of 47.65 -second. She ahead of two representatives of China - Lin Venhun(47,98)Tachaanven Shuai(48,31).</text:p>
      <text:p text:style-name="P4">
Для армійки це перше «золото» Кубка світу у кар'єрі на дистанції 200 метрівсеред одиночок.</text:p>
      <text:p text:style-name="P4">
У минулому році представниця ЗС України Людмила Лузан<text:a xlink:type="simple" xlink:href="https://armyinform.com.ua/2022/08/20/armijky-anastasiya-chetverikova-ta-lyudmyla-luzan-chempionky-yevropy-2022-z-vesluvannya/" text:style-name="Internet_20_link" text:visited-style-name="Visited_20_Internet_20_Link">
стала</text:a>
The World Champion is 500 meters away.</text:p>
      <text:p text:style-name="P4">
News Source: <text:a xlink:type="simple" xlink:href="https://armyinform.com.ua/2023/05/28/armijka-lyudmyla-luzan-zdobula-zoloto-kubka-svitu-z-vesluvannya/" text:style-name="Internet_20_link" text:visited-style-name="Visited_20_Internet_20_Link">
https://armyinform.com.ua/2023/05/28/armijka-lyudmyla-luzan-zdobula-zoloto-kubka-svitu-z-vesluvannya/</text:a>
</text:p>
      <!--NEWS-->
      <text:h text:style-name="P10" text:outline-level="1">
<text:span text:style-name="T4">
In Poland, Canadian instructors teach the Armed Forces of Ministry of Safety</text:span>
</text:h>
      <text:p text:style-name="P4">
Author: ['АРМІЯINFORM']</text:p>
      <text:p text:style-name="P4">
Time: 2023-05-28T82:00:00-04:00</text:p>
      <text:p text:style-name="P4">
Description: The Polshi Povіn Kanadsky Saperev-Instroysthstriv at the Swords of Opera Unifier is in orde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9173758_3694967804107647_8566983788459369036_n.jpg" text:style-name="Internet_20_link" text:visited-style-name="Visited_20_Internet_20_Link">
349173758_3694967804107647_8566983788459369036_n.jpg</text:a>
', '<text:a xlink:type="simple" xlink:href="https://armyinform.com.ua/wp-content/uploads/2023/05/350102044_1349750365575609_4770673233121545740_n-150x150.jpg" text:style-name="Internet_20_link" text:visited-style-name="Visited_20_Internet_20_Link">
350102044_1349750365575609_4770673233121545740_n-150x150.jpg</text:a>
', '<text:a xlink:type="simple" xlink:href="https://armyinform.com.ua/wp-content/uploads/2023/05/349303687_885836829719972_2048196917163679147_n-150x150.jpg" text:style-name="Internet_20_link" text:visited-style-name="Visited_20_Internet_20_Link">
349303687_885836829719972_2048196917163679147_n-150x150.jpg</text:a>
', '<text:a xlink:type="simple" xlink:href="https://armyinform.com.ua/wp-content/uploads/2023/05/350065776_939656307291346_8603137592659455576_n-150x150.jpg" text:style-name="Internet_20_link" text:visited-style-name="Visited_20_Internet_20_Link">
350065776_939656307291346_8603137592659455576_n-150x150.jpg</text:a>
']</text:p>
      <text:p text:style-name="P4">
Tags: ['ГШ ЗСУ', 'МІСІЯ UNIFIER', 'ПІДГОТОВКА ВІЙСЬКОВОСЛУЖБОВЦІВ']</text:p>
      <text:p text:style-name="P4">
Category: News</text:p>
      <!--METADATA-->
      <text:p text:style-name="P4">
<draw:frame draw:style-name="fr1" draw:name="Image257" text:anchor-type="as-char" svg:width="6.9236in" svg:height="4.615733in" draw:z-index="0">
<draw:image xlink:href="../Images/AРМІЯINFORM/2023-05-28T82-00-00-04-00/349173758_3694967804107647_8566983788459369036_n.jpg" xlink:type="simple" xlink:show="embed" xlink:actuate="onLoad" draw:mime-type="image/jpeg"/>
</draw:frame>
In Poland, a detachment of Canadian instructor sappers within the framework of the UNIFIER Operation Student Servicemen of the Armed Forces of Ukraine of Ukraine of the Ministry of Safety of Ukraine.</text:p>
      <text:p text:style-name="P4">
About this the General Staff of the Armed Forces of Ukraine <text:a xlink:type="simple" xlink:href="https://www.facebook.com/GeneralStaff.ua/posts/pfbid0fuYnfr8KttYapxzFXgfhW9aCuRYu7YNigv7XCcCc85uWeRXCehK3vs3Wa7xgHTivl" text:style-name="Internet_20_link" text:visited-style-name="Visited_20_Internet_20_Link">
reports</text:a>
on Facebook.</text:p>
      <text:p text:style-name="P4">
“While the war of Russia is ongoing, Ukrainian military and civilians are in the face of the usual threat to the battlefield. A detachment of Canadian combat sappers by the reference of Lieutenant Jacques helps Ukraine to overcome the mine threat on the polybon as part of the Operation Operation of the Canadian Armed Forces "Unifier", during which the Command of the Canadian Sappers in the Republic of Poland teaches Ukrainian military -dangerous skills.</text:p>
      <text:p text:style-name="P4">
<text:a xlink:type="simple" xlink:href="https://armyinform.com.ua/wp-content/uploads/2023/05/350102044_1349750365575609_4770673233121545740_n.jpg" text:style-name="Internet_20_link" text:visited-style-name="Visited_20_Internet_20_Link">
!(Images/AРМІЯINFORM/2023-05-28T82-00-00-04-00/350102044_1349750365575609_4770673233121545740_n-150x150.jpg)</text:a>
</text:p>
      <text:p text:style-name="P4">
<text:a xlink:type="simple" xlink:href="https://armyinform.com.ua/wp-content/uploads/2023/05/349303687_885836829719972_2048196917163679147_n.jpg" text:style-name="Internet_20_link" text:visited-style-name="Visited_20_Internet_20_Link">
<draw:frame draw:style-name="fr1" draw:name="Image258" text:anchor-type="as-char" svg:width="6.9236in" svg:height="6.9236in" draw:z-index="0">
<draw:image xlink:href="../Images/AРМІЯINFORM/2023-05-28T82-00-00-04-00/349303687_885836829719972_2048196917163679147_n-150x150.jpg" xlink:type="simple" xlink:show="embed" xlink:actuate="onLoad" draw:mime-type="image/jpeg"/>
</draw:frame>
</text:a>
</text:p>
      <text:p text:style-name="P4">
<text:a xlink:type="simple" xlink:href="https://armyinform.com.ua/wp-content/uploads/2023/05/350065776_939656307291346_8603137592659455576_n.jpg" text:style-name="Internet_20_link" text:visited-style-name="Visited_20_Internet_20_Link">
<draw:frame draw:style-name="fr1" draw:name="Image259" text:anchor-type="as-char" svg:width="6.9236in" svg:height="6.9236in" draw:z-index="0">
<draw:image xlink:href="../Images/AРМІЯINFORM/2023-05-28T82-00-00-04-00/350065776_939656307291346_8603137592659455576_n-150x150.jpg" xlink:type="simple" xlink:show="embed" xlink:actuate="onLoad" draw:mime-type="image/jpeg"/>
</draw:frame>
</text:a>
It is emphasized that Canadian servicemen are in the territory of the Republic of Poland to use their experience and teach Ukrainian soldiers to provide their operational readiness.</text:p>
      <text:p text:style-name="P4">
The UNIFIER operation was reported is a military training mission of Armed Forces Canada(CAF), started in 2015.</text:p>
      <text:p text:style-name="P4">
News Source: <text:a xlink:type="simple" xlink:href="https://armyinform.com.ua/2023/05/28/u-polshhi-kanadski-instruktory-navchayut-voyiniv-zsu-minnoyi-bezpeky/" text:style-name="Internet_20_link" text:visited-style-name="Visited_20_Internet_20_Link">
https://armyinform.com.ua/2023/05/28/u-polshhi-kanadski-instruktory-navchayut-voyiniv-zsu-minnoyi-bezpeky/</text:a>
</text:p>
      <!--NEWS-->
      <text:h text:style-name="P10" text:outline-level="1">
<text:span text:style-name="T4">
Crimes of the Russian Federation against the National Security of Ukraine: almost 17 thousand cases have been recorded</text:span>
</text:h>
      <text:p text:style-name="P4">
Author: ['АРМІЯINFORM']</text:p>
      <text:p text:style-name="P4">
Time: 2023-05-28T8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28052023ua-1.jpg" text:style-name="Internet_20_link" text:visited-style-name="Visited_20_Internet_20_Link">
warcrime-28052023ua-1.jpg</text:a>
', '<text:a xlink:type="simple" xlink:href="https://armyinform.com.ua/wp-content/uploads/2023/05/warcrime-28052023en-1.jpg" text:style-name="Internet_20_link" text:visited-style-name="Visited_20_Internet_20_Link">
warcrime-28052023en-1.jpg</text:a>
']</text:p>
      <text:p text:style-name="P4">
Tags: ['ВІЙСЬКОВІ ЗЛОЧИНИ РФ', 'ОФІС ГЕНЕРАЛЬНОГО ПРОКУРОРА УКРАЇНИ']</text:p>
      <text:p text:style-name="P4">
Category: News</text:p>
      <!--METADATA-->
      <text:p text:style-name="P4">
<draw:frame draw:style-name="fr1" draw:name="Image260" text:anchor-type="as-char" svg:width="6.9236in" svg:height="4.448413in" draw:z-index="0">
<draw:image xlink:href="../Images/AРМІЯINFORM/2023-05-28T83-00-00-04-00/warcrime-28052023ua-1.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28 </text:span>
 <text:span text:style-name="T4">
 May </text:span>
 registered:</text:p>
      <ul>
        <li>
89 949 Military Crimes, * 17 256 Crimes against National Security of Ukraine.</li>
      </ul>
      <text:p text:style-name="P4">
In addition, according to the official data of juvenile prosecutors, <text:span text:style-name="T4">
 1469 children have become </text:span>
 as a result of Russian aggression, including:</text:p>
      <ul>
        <li>
483 - children were killed, * 986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1" text:anchor-type="as-char" svg:width="6.9236in" svg:height="4.448413in" draw:z-index="0">
<draw:image xlink:href="../Images/AРМІЯINFORM/2023-05-28T83-00-00-04-00/warcrime-28052023en-1.jpg" xlink:type="simple" xlink:show="embed" xlink:actuate="onLoad" draw:mime-type="image/jpeg"/>
</draw:frame>
</text:p>
      <text:p text:style-name="P4">
News Source: <text:a xlink:type="simple" xlink:href="https://armyinform.com.ua/2023/05/28/zlochyny-rf-proty-naczbezpeky-ukrayiny-zafiksovano-majzhe-17-tysyach-vypadkiv-2/" text:style-name="Internet_20_link" text:visited-style-name="Visited_20_Internet_20_Link">
https://armyinform.com.ua/2023/05/28/zlochyny-rf-proty-naczbezpeky-ukrayiny-zafiksovano-majzhe-17-tysyach-vypadkiv-2/</text:a>
</text:p>
      <!--NEWS-->
      <text:h text:style-name="P10" text:outline-level="1">
<text:span text:style-name="T4">
Alexei Reznikov on Kyiv Day: This city is a symbol of the unbrokenness of the Ukrainian spirit</text:span>
</text:h>
      <text:p text:style-name="P4">
Author: ['АРМІЯINFORM']</text:p>
      <text:p text:style-name="P4">
Time: 2023-05-28T84:00:00-04:00</text:p>
      <text:p text:style-name="P4">
Description: Ministra of the defense of Ukraine Oleksiy Reznikov at the Kiwa Day, Capital Ukrainian - Ts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fxn0n8exsaugu3d-e1685279977940.jpg" text:style-name="Internet_20_link" text:visited-style-name="Visited_20_Internet_20_Link">
fxn0n8exsaugu3d-e1685279977940.jpg</text:a>
']</text:p>
      <text:p text:style-name="P4">
Tags: ['ДЕНЬ КИЄВА', 'МІНІСТР ОБОРОНИ', 'ОЛЕКСІЙ РЕЗНІКОВ']</text:p>
      <text:p text:style-name="P4">
Category: News</text:p>
      <!--METADATA-->
      <text:p text:style-name="P4">
<draw:frame draw:style-name="fr1" draw:name="Image262" text:anchor-type="as-char" svg:width="6.9236in" svg:height="6.017423in" draw:z-index="0">
<draw:image xlink:href="../Images/AРМІЯINFORM/2023-05-28T84-00-00-04-00/fxn0n8exsaugu3d-e1685279977940.jpg" xlink:type="simple" xlink:show="embed" xlink:actuate="onLoad" draw:mime-type="image/jpeg"/>
</draw:frame>
The Minister of Defense of Ukraine Alexei Reznikov noted on the Day of Kiev that the capital of Ukraine is a city of bold people and a symbol of indomitability of spirit.</text:p>
      <text:p text:style-name="P4">
About this <text:a xlink:type="simple" xlink:href="https://twitter.com/oleksiireznikov/status/1662800477921112064" text:style-name="Internet_20_link" text:visited-style-name="Visited_20_Internet_20_Link">
it is referred</text:a>
The Twitter.</text:p>
      <text:p text:style-name="P4">
“Today we are celebrating Kiev Day!Kyiv, the city of free and bold people, the stake of the indomitability of the Ukrainian spirit and the inaccessible imperial ambition of the Khreml, ”Alexei Reznikov wrote.</text:p>
      <text:p text:style-name="P4">
He recalled that at night Kiev survived one of the largest Russian aircraft at the beginning of the war.</text:p>
      <text:p text:style-name="P4">
“They failed again. Kyiv stands firmly. You were not taken in 3 days. They could not intimidate you in 459 days. They are defeated. Happy Birthday, Kiev!” - indicated in the message.</text:p>
      <text:p text:style-name="P4">
News Source: <text:a xlink:type="simple" xlink:href="https://armyinform.com.ua/2023/05/28/oleksij-reznikov-u-den-kyyeva-cze-misto-symvol-nezlamnosti-ukrayinskogo-duhu/" text:style-name="Internet_20_link" text:visited-style-name="Visited_20_Internet_20_Link">
https://armyinform.com.ua/2023/05/28/oleksij-reznikov-u-den-kyyeva-cze-misto-symvol-nezlamnosti-ukrayinskogo-duhu/</text:a>
</text:p>
      <!--NEWS-->
      <text:h text:style-name="P10" text:outline-level="1">
<text:span text:style-name="T4">
The new security architecture is impossible without the integration of Ukraine - Olga Stephanyshyn</text:span>
</text:h>
      <text:p text:style-name="P4">
Author: ['АРМІЯINFORM']</text:p>
      <text:p text:style-name="P4">
Time: 2023-05-28T85:00:00-04:00</text:p>
      <text:p text:style-name="P4">
Description: Without Ukrainian, not the same arkhteturi flapery єvropi.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10ad338-eppdvqozv035.jpg" text:style-name="Internet_20_link" text:visited-style-name="Visited_20_Internet_20_Link">
10ad338-eppdvqozv035.jpg</text:a>
']</text:p>
      <text:p text:style-name="P4">
Tags: ['ЄС - УКРАЇНА', 'ОЛЬГА СТЕФАНІШИНА']</text:p>
      <text:p text:style-name="P4">
Category: News</text:p>
      <!--METADATA-->
      <text:p text:style-name="P4">
<draw:frame draw:style-name="fr1" draw:name="Image263" text:anchor-type="as-char" svg:width="6.9236in" svg:height="3.894525in" draw:z-index="0">
<draw:image xlink:href="../Images/AРМІЯINFORM/2023-05-28T85-00-00-04-00/10ad338-eppdvqozv035.jpg" xlink:type="simple" xlink:show="embed" xlink:actuate="onLoad" draw:mime-type="image/jpeg"/>
</draw:frame>
Without Ukraine, there is no architecture of European security.</text:p>
      <text:p text:style-name="P4">
This was emphasized by the Vice Prime Minister for European Taigro-Atlantic Integration Olga Stephanyshyn during the Debates of the Alliancesuliberals and Democrats for Europe(Errant)in Stockholm, <text:a xlink:type="simple" xlink:href="https://www.kmu.gov.ua/news/nova-arkhitektura-bezpeky-nemozhlyva-bez-intehratsii-ukrainy-olha-stefanishyna" text:style-name="Internet_20_link" text:visited-style-name="Visited_20_Internet_20_Link">
reports</text:a>
Government portal.</text:p>
      <text:p text:style-name="P4">
“The main lesson that we have made during the year of this war is to practice in practice. I am proud of the actions taken by the collectively democratic world of I Indiacially, every state of Europe and on the other side of the Atlantic, and with the fact that were adopted in support of Ukraine. All these actions and decisions are the Cisters of Success, ”said Vice Prime Minister.</text:p>
      <text:p text:style-name="P4">
One of the most important decisions, according to her, was the granting of Ukraine status to Ukraine to join the European Union.</text:p>
      <text:p text:style-name="P4">
“It is about many years of strategic uncertainty about Euro -Atlantic aspirations of Ukraine is one of the decisions that the Russian Federation has been speculating for years. Due to the acceptance of political decisions on the involvement of Ukraine in the family of European and Euro -Atlantic defense architecture, we must finally recognize the obvious: without Ukraine there is no architecture of European security, ” - said Stephanishin during the discussion.</text:p>
      <text:p text:style-name="P4">
News Source: <text:a xlink:type="simple" xlink:href="https://armyinform.com.ua/2023/05/28/nova-arhitektura-bezpeky-nemozhlyva-bez-integracziyi-ukrayiny-olga-stefanishyna/" text:style-name="Internet_20_link" text:visited-style-name="Visited_20_Internet_20_Link">
https://armyinform.com.ua/2023/05/28/nova-arhitektura-bezpeky-nemozhlyva-bez-integracziyi-ukrayiny-olga-stefanishyna/</text:a>
</text:p>
      <!--NEWS-->
      <text:h text:style-name="P10" text:outline-level="1">
<text:span text:style-name="T4">
Ukraine seeks to return all defenders, regardless of the duration of being in captivity - coordination headquarters</text:span>
</text:h>
      <text:p text:style-name="P4">
Author: ['АРМІЯINFORM']</text:p>
      <text:p text:style-name="P4">
Time: 2023-05-28T86:00:00-04:00</text:p>
      <text:p text:style-name="P4">
Description: Ukrainian Prague Turn the Seekhsnikovs that is Zakhisnitsy, I am incompetently vid trivalost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49886776899520728_w.jpg" text:style-name="Internet_20_link" text:visited-style-name="Visited_20_Internet_20_Link">
photo_5449886776899520728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64" text:anchor-type="as-char" svg:width="6.9236in" svg:height="3.894525in" draw:z-index="0">
<draw:image xlink:href="../Images/AРМІЯINFORM/2023-05-28T86-00-00-04-00/photo_5449886776899520728_w.jpg" xlink:type="simple" xlink:show="embed" xlink:actuate="onLoad" draw:mime-type="image/jpeg"/>
</draw:frame>
Ukraine seeks to return all its defenders and defenders, regardless of the reservation of hostile captivity.</text:p>
      <text:p text:style-name="P4">
About it <text:a xlink:type="simple" xlink:href="https://t.me/Koord_shtab/1139" text:style-name="Internet_20_link" text:visited-style-name="Visited_20_Internet_20_Link">
reported</text:a>
A representative of the coordination Staff during a meeting with families of servicemen of the National Guard of Ukraine.</text:p>
      <text:p text:style-name="P4">
“Ukraine is ready to take away all whom the opposite side offers. We cannot impose exchanges and refuse to liberate our people if we can liberate the proposed defenders faster. However, we will be sure to release everyone, we will be aware of everyone, ”the headquarters representative said.</text:p>
      <text:p text:style-name="P4">
Relatives of prisoners and missing defenders were interested in the peculiarities of exchanging with the aggressor state, in particular, concerning the exchanges of the officers of the tapraders of the ordinary and sergeant.</text:p>
      <text:p text:style-name="P4">
Also close servicemen asked whether the termination of defenders in captivity by the speed of their liberation.</text:p>
      <text:p text:style-name="P4">
During the meeting, they discussed criminal cases raised by a terrorist country against Ukrainian soldiers.</text:p>
      <text:p text:style-name="P4">
According to the experts of the headquarters, in such cases, before the exchange of our defenders, there are a number of bureaucratic procedures on the part of the aggressor so that Russia can give away the departed as part of the exchange.</text:p>
      <text:p text:style-name="P4">
News Source: <text:a xlink:type="simple" xlink:href="https://armyinform.com.ua/2023/05/28/ukrayina-pragne-povernuty-usih-zahysnykiv-ne-zalezhno-vid-tryvalosti-perebuvannya-u-nevoli-koordynaczijnyj-shtab/" text:style-name="Internet_20_link" text:visited-style-name="Visited_20_Internet_20_Link">
https://armyinform.com.ua/2023/05/28/ukrayina-pragne-povernuty-usih-zahysnykiv-ne-zalezhno-vid-tryvalosti-perebuvannya-u-nevoli-koordynaczijnyj-shtab/</text:a>
</text:p>
      <!--NEWS-->
      <text:h text:style-name="P10" text:outline-level="1">
<text:span text:style-name="T4">
In the Tavriya direction of the loss of the enemy in the living force is 124 invaders - Valery Shershn</text:span>
</text:h>
      <text:p text:style-name="P4">
Author: ['Григорій Мазур']</text:p>
      <text:p text:style-name="P4">
Time: 2023-05-28T87:00:00-04:00</text:p>
      <text:p text:style-name="P4">
Description: On the back of the voyage, the vogue is to the defense of the defenseless. Zokrema, near the villages ... War with Ukraine 2022, war with Ukraine latest news today, news war with Ukraine 2022 The last for today, will there be a war between Ukraine and Russia, and when, the war with Ukraine in 2022 will be or not, will there be whether there will be, will there The war with Ukraine in the near future says, the war with Ukraine, Ukrainian news today, Ukrainian news in Ukrainian media in Russian</text:p>
      <text:p text:style-name="P4">
Images: ['<text:a xlink:type="simple" xlink:href="https://armyinform.com.ua/wp-content/uploads/2023/05/valerij-shershen.jpg" text:style-name="Internet_20_link" text:visited-style-name="Visited_20_Internet_20_Link">
valerij-shershen.jpg</text:a>
']</text:p>
      <text:p text:style-name="P4">
Tags: []</text:p>
      <text:p text:style-name="P4">
Category: News</text:p>
      <!--METADATA-->
      <text:p text:style-name="P4">
<draw:frame draw:style-name="fr1" draw:name="Image265" text:anchor-type="as-char" svg:width="6.9236in" svg:height="4.61393in" draw:z-index="0">
<draw:image xlink:href="../Images/AРМІЯINFORM/2023-05-28T87-00-00-04-00/valerij-shershen.jpg" xlink:type="simple" xlink:show="embed" xlink:actuate="onLoad" draw:mime-type="image/jpeg"/>
</draw:frame>
In the Zaporozhye direction, the enemy continues to conduct defensive actions. In particular, near the village of Novopavlivka and Orikhiv, waiting for the offensive of the Armed Forces of Ukraine, occupy their positions and establish mine-explosive barriers.</text:p>
      <text:p text:style-name="P4">
As a result of a hostile shelling of 152 mm artillery in Orikhov, a house and garage were destroyed in Orikhov, and the garage was damaged, and there is a wounded civilian population.</text:p>
      <text:p text:style-name="P4">
This was reported by Valery Shershn's television marathon "One News".</text:p>
      <text:p text:style-name="P4">
According to him, the main efforts of the Russian troops were concentrated on the Avdiivsky Tamarin directions, where the enemy conducted assault actions. The enemy tried to cover our platoon strongholds, but his efforts were not successful. Aviation strike was applied directly to the city of Avdiivka. Our organizations repelled 14 enemy attacks here.</text:p>
      <text:p text:style-name="P4">
In general, significant changes in the course of hostilities in the Tavriysk direction were not available. Ukrainian units from the rocket troops and artillery have completed 419 fire tasks. It is a counter -backer struggle and the work of the pre -paid purposes that were previously identified.</text:p>
      <ul>
        <li>
During the day, the loss of the enemy in the power is 124. 3 warehouses of ammunition storage were destroyed. 8 units of non -repaired military technicians have been damaged, - said Valery Shershn. -In particular, these are 2 tanks, a CCTV complex "Mur-M", howitzer 2A65 "MSTA-B".</li>
      </ul>
      <text:p text:style-name="P4">
Regarding the situation in the area of the Karlovsky Reservoir, which on May 25, the military karf struck and destroyed the dam, Valery Shershn reported that the situations were fully controlled here. After the C-300 rocket, only 8 estates of local territorial communities were undermined. No subject -critical infrastructure flooding was detected. Relevant experts and special equipment have been recovered to the work on minimizing the consequences. The work of electricity supply and drinking water supply to settlements are currently underway.</text:p>
      <text:p text:style-name="P4">
News Source: <text:a xlink:type="simple" xlink:href="https://armyinform.com.ua/2023/05/28/na-tavrijskomu-napryamku-vtraty-protyvnyka-v-zhyvij-syli-stanovlyat-124-okupanty-valerij-shershen/" text:style-name="Internet_20_link" text:visited-style-name="Visited_20_Internet_20_Link">
https://armyinform.com.ua/2023/05/28/na-tavrijskomu-napryamku-vtraty-protyvnyka-v-zhyvij-syli-stanovlyat-124-okupanty-valerij-shershen/</text:a>
</text:p>
      <!--NEWS-->
      <text:h text:style-name="P10" text:outline-level="1">
<text:span text:style-name="T4">
Army athletes as part of the national team - champions of the World Cup on Kayak</text:span>
</text:h>
      <text:p text:style-name="P4">
Author: ['АРМІЯINFORM']</text:p>
      <text:p text:style-name="P4">
Time: 2023-05-28T88:00:00-04:00</text:p>
      <text:p text:style-name="P4">
Description: Ukrainian team of kayak-four-heflowe I will grind at the Etapi Cup of SVITU ZVOLVANN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50284457_965988074530545_1529801177448813969_n.jpg" text:style-name="Internet_20_link" text:visited-style-name="Visited_20_Internet_20_Link">
350284457_965988074530545_1529801177448813969_n.jpg</text:a>
']</text:p>
      <text:p text:style-name="P4">
Tags: ['АРМІЙСЬКИЙ СПОРТ', 'ВЕСЛУВАННЯ НА БАЙДАРКАХ І КАНОЕ']</text:p>
      <text:p text:style-name="P4">
Category: News</text:p>
      <!--METADATA-->
      <text:p text:style-name="P4">
<draw:frame draw:style-name="fr1" draw:name="Image266" text:anchor-type="as-char" svg:width="6.9236in" svg:height="6.765647in" draw:z-index="0">
<draw:image xlink:href="../Images/AРМІЯINFORM/2023-05-28T88-00-00-04-00/350284457_965988074530545_1529801177448813969_n.jpg" xlink:type="simple" xlink:show="embed" xlink:actuate="onLoad" draw:mime-type="image/jpeg"/>
</draw:frame>
The Ukrainian Kayak-Fourth Team won at the World Cup with Kayak and Canoe at 500 meters in Poznan.</text:p>
      <text:p text:style-name="P4">
About it <text:a xlink:type="simple" xlink:href="https://www.facebook.com/CSKA1992/posts/pfbid0WJaSNEyjD8xKi8wQPSFSeq3eKKsG811qZU1pA7vpG2vZT47oaAAKYLhEMeqiVc4sl" text:style-name="Internet_20_link" text:visited-style-name="Visited_20_Internet_20_Link">
reports</text:a>
The Central Sports Club of the Armed Forces.</text:p>
      <text:p text:style-name="P4">
Sports in the Army of Igor Trunov and Ivan Semykin came over time1.23,68.</text:p>
      <text:p text:style-name="P4">
The second place was taken by the Australians, the three representatives of the Denmark team closed.</text:p>
      <text:p text:style-name="P4">
News Source: <text:a xlink:type="simple" xlink:href="https://armyinform.com.ua/2023/05/28/armijski-sportsmeny-u-skladi-zbirnoyi-chempiony-kubku-svitu-z-vesluvannya-na-bajdarkah/" text:style-name="Internet_20_link" text:visited-style-name="Visited_20_Internet_20_Link">
https://armyinform.com.ua/2023/05/28/armijski-sportsmeny-u-skladi-zbirnoyi-chempiony-kubku-svitu-z-vesluvannya-na-bajdarkah/</text:a>
</text:p>
      <!--NEWS-->
      <text:h text:style-name="P10" text:outline-level="1">
<text:span text:style-name="T4">
“In early March due to a failed assault in our unit 60" 200's "-the interception of GUR</text:span>
</text:h>
      <text:p text:style-name="P4">
Author: ['АРМІЯINFORM']</text:p>
      <text:p text:style-name="P4">
Time: 2023-05-28T89:00:00-04:00</text:p>
      <text:p text:style-name="P4">
Description: VIISKOVOVOVOVEV RF SPILKHKHKHAKHA WITH DOWNLOW TO I HE HAVE TO DIRECTION to the President of the Russian Federation.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ГУР МО УКРАЇНИ', 'ГУР ПЕРЕХОПЛЕННЯ']</text:p>
      <text:p text:style-name="P4">
Category: News</text:p>
      <!--METADATA-->
      <text:p text:style-name="P4">
The Russian serviceman communicates with his daughter about the loss and appeal of the pre -president of the Russian Federation.</text:p>
      <text:p text:style-name="P4">
About this <text:a xlink:type="simple" xlink:href="https://gur.gov.ua/content/shturmovyky-neudachno-shturmovaly-ochen-mnoho-pohybshykh-v-shtorme-okolo-60-ty.html" text:style-name="Internet_20_link" text:visited-style-name="Visited_20_Internet_20_Link">
it is referred</text:a>
in the next interception of the MOU intelligence management.</text:p>
      <text:p text:style-name="P4">
"Today they wrote in the group that in early March the assault workers were very poor, many died during the assault, almost 60" 200 "-", "says Donkal buyer.</text:p>
      <text:p text:style-name="P4">
She asks her father or send an appeal to the President of the Russian Federation in order to receive a written answer for payments for mobilized people who are in the territory of Ukraine and participate in hostilities.</text:p>
      <text:p text:style-name="P4">
News Source: <text:a xlink:type="simple" xlink:href="https://armyinform.com.ua/2023/05/28/na-pochatku-bereznya-cherez-nevdalyj-shturm-u-nashomu-pidrozdili-60-200-tyh-perehoplennya-gur/" text:style-name="Internet_20_link" text:visited-style-name="Visited_20_Internet_20_Link">
https://armyinform.com.ua/2023/05/28/na-pochatku-bereznya-cherez-nevdalyj-shturm-u-nashomu-pidrozdili-60-200-tyh-perehoplennya-gur/</text:a>
</text:p>
      <!--NEWS-->
      <text:h text:style-name="P10" text:outline-level="1">
<text:span text:style-name="T4">
For a day of defense forces repelled 18 attacks of the Russian Federation - the General Staff of the Armed Forces</text:span>
</text:h>
      <text:p text:style-name="P4">
Author: ['АРМІЯINFORM']</text:p>
      <text:p text:style-name="P4">
Time: 2023-05-28T90:00:00-04:00</text:p>
      <text:p text:style-name="P4">
Description: The opponent of Zoseredzhu, the basic zusil at the paces of the Votnoye Solden Luhansko Ta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630_360_1684691970-341.jpg" text:style-name="Internet_20_link" text:visited-style-name="Visited_20_Internet_20_Link">
630_360_1684691970-341.jpg</text:a>
']</text:p>
      <text:p text:style-name="P4">
Tags: ['ВІЙНА', 'ГЕНЕРАЛЬНИЙ ШТАБ ЗС УКРАЇНИ', 'ОПЕРАТИВНА ІНФОРМАЦІЯ']</text:p>
      <text:p text:style-name="P4">
Category: News</text:p>
      <!--METADATA-->
      <text:p text:style-name="P4">
<draw:frame draw:style-name="fr1" draw:name="Image267" text:anchor-type="as-char" svg:width="6.9236in" svg:height="3.956343in" draw:z-index="0">
<draw:image xlink:href="../Images/AРМІЯINFORM/2023-05-28T90-00-00-04-00/630_360_1684691970-341.jpg" xlink:type="simple" xlink:show="embed" xlink:actuate="onLoad" draw:mime-type="image/jpeg"/>
</draw:frame>
<text:span text:style-name="T4">
<text:span text:style-name="T5">
* 🔥 Situation on Russian invasion </text:span>
</text:span>
*</text:p>
      <text:p text:style-name="P4">
The enemy concentrates the basic efforts on attempts to fully capture Lugansk and Donetsk regions. During the day, the units of the Defense Forces repelled 18 hostility.</text:p>
      <text:p text:style-name="P4">
About <text:a xlink:type="simple" xlink:href="https://www.facebook.com/GeneralStaff.ua/posts/pfbid0Su1tscfRnjvhQsNoBi81vsCNc5mLTzcJynPLHK1h1SUFQqYCgmESypCN5Ra4fZHsl" text:style-name="Internet_20_link" text:visited-style-name="Visited_20_Internet_20_Link">
refer</text:a>
in the operational information of the General Staff of the Armed Forces.</text:p>
      <text:p text:style-name="P4">
In particular, in the Siversky and Slobozhansky directions, the enemy continues to prevent military presence in the border with Ukraine.</text:p>
      <text:p text:style-name="P4">
In the Kupyansk direction, the enemy unsuccessfully advanced in the area of Masutiv Khivkivarka region, in the Bakhmut direction-the northeast of Orikhovo-Vasylivka and in the direction of Ivanivsky.</text:p>
      <text:p text:style-name="P4">
In the Mariinsky direction, our defenders repelled 12 enemy attacks in the area.</text:p>
      <text:p text:style-name="P4">
In Zaporizhzhya and Kherson directions, the enemy continues to conduct defense.</text:p>
      <text:p text:style-name="P4">
News Source: <text:a xlink:type="simple" xlink:href="https://armyinform.com.ua/2023/05/28/za-dobu-syly-oborony-vidbyly-18-atak-rf-genshtab-zsu/" text:style-name="Internet_20_link" text:visited-style-name="Visited_20_Internet_20_Link">
https://armyinform.com.ua/2023/05/28/za-dobu-syly-oborony-vidbyly-18-atak-rf-genshtab-zsu/</text:a>
</text:p>
      <!--NEWS-->
      <text:h text:style-name="P10" text:outline-level="1">
<text:span text:style-name="T4">
In Kherson region, the invaders threaten the confiscation of property and deportation for refusing a passport of the Russian Federation</text:span>
</text:h>
      <text:p text:style-name="P4">
Author: ['АРМІЯINFORM']</text:p>
      <text:p text:style-name="P4">
Time: 2023-05-28T91:00:00-04:00</text:p>
      <text:p text:style-name="P4">
Description: At the Nizhnosі -Rogozhok district of Timchasovo, the Teritarian Kherson -Kosty ... War with Ukraine 2022, the war with Ukraine is th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1659339066-7651.jpg" text:style-name="Internet_20_link" text:visited-style-name="Visited_20_Internet_20_Link">
1659339066-7651.jpg</text:a>
']</text:p>
      <text:p text:style-name="P4">
Tags: ['ВІЙНА', 'ГЕНШТАБ ЗСУ', 'ОПЕРАТИВНА ІНФОРМАЦІЯ']</text:p>
      <text:p text:style-name="P4">
Category: News</text:p>
      <!--METADATA-->
      <text:p text:style-name="P4">
<draw:frame draw:style-name="fr1" draw:name="Image268" text:anchor-type="as-char" svg:width="6.9236in" svg:height="4.615733in" draw:z-index="0">
<draw:image xlink:href="../Images/AРМІЯINFORM/2023-05-28T91-00-00-04-00/1659339066-7651.jpg" xlink:type="simple" xlink:show="embed" xlink:actuate="onLoad" draw:mime-type="image/jpeg"/>
</draw:frame>
<text:span text:style-name="T4">
<text:span text:style-name="T5">
* 🔥 Situation on Russian invasion </text:span>
</text:span>
*</text:p>
      <text:p text:style-name="P4">
In the Lower Sirogorod district, the temporarily captured territory of the Kherson region continues forced certification of Ukrainian citizens.</text:p>
      <text:p text:style-name="P4">
About <text:a xlink:type="simple" xlink:href="https://www.facebook.com/GeneralStaff.ua/posts/pfbid0Su1tscfRnjvhQsNoBi81vsCNc5mLTzcJynPLHK1h1SUFQqYCgmESypCN5Ra4fZHsl" text:style-name="Internet_20_link" text:visited-style-name="Visited_20_Internet_20_Link">
refer</text:a>
in the operational information of the General Staff of the Armed Forces.</text:p>
      <text:p text:style-name="P4">
"The Russian invaders are constantly pressing on the locals, threatening the deportation of property by the realization of property," - the message reads.</text:p>
      <text:p text:style-name="P4">
Thus, local citizens with a Ukrainian passport, a driver's license with a passport for a vehicle, threatened with confiscation of the Russian sample documents.</text:p>
      <text:p text:style-name="P4">
News Source: <text:a xlink:type="simple" xlink:href="https://armyinform.com.ua/2023/05/28/na-hersonshhyni-okupanty-pogrozhuyut-konfiskacziyeyu-majna-ta-deportacziyeyu-za-vidmovu-vid-pasporta-rf/" text:style-name="Internet_20_link" text:visited-style-name="Visited_20_Internet_20_Link">
https://armyinform.com.ua/2023/05/28/na-hersonshhyni-okupanty-pogrozhuyut-konfiskacziyeyu-majna-ta-deportacziyeyu-za-vidmovu-vid-pasporta-rf/</text:a>
</text:p>
      <!--NEWS-->
      <text:h text:style-name="P10" text:outline-level="1">
<text:span text:style-name="T4">
In the General Staff of the Armed Forces, the results of the Nights of the Shahaneda on the part of the Russian Federation were specified</text:span>
</text:h>
      <text:p text:style-name="P4">
Author: ['АРМІЯINFORM']</text:p>
      <text:p text:style-name="P4">
Time: 2023-05-28T92:00:00-04:00</text:p>
      <text:p text:style-name="P4">
Description: Behind the clarified of the іnformatziyu, the Russian Federal Property Management Company took a worm masked (the war with Ukraine 2022, the war with Ukraine is the latest news today, the war with Ukraine 2022 is the last today, whether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58_main.jpg" text:style-name="Internet_20_link" text:visited-style-name="Visited_20_Internet_20_Link">
58_main.jpg</text:a>
']</text:p>
      <text:p text:style-name="P4">
Tags: ['ВІЙНА', 'ГЕНШТАБ ЗС УКРАЇНИ', 'ОПЕРАТИВНА ІНФОРМАЦІЯ']</text:p>
      <text:p text:style-name="P4">
Category: News</text:p>
      <!--METADATA-->
      <text:p text:style-name="P4">
<draw:frame draw:style-name="fr1" draw:name="Image269" text:anchor-type="as-char" svg:width="6.9236in" svg:height="3.890404in" draw:z-index="0">
<draw:image xlink:href="../Images/AРМІЯINFORM/2023-05-28T92-00-00-04-00/58_main.jpg" xlink:type="simple" xlink:show="embed" xlink:actuate="onLoad" draw:mime-type="image/jpeg"/>
</draw:frame>
<text:span text:style-name="T4">
<text:span text:style-name="T5">
* 🔥 Situation on Russian invasion </text:span>
</text:span>
*</text:p>
      <text:p text:style-name="P4">
According to the information, the Russian Federation struck the next massacre on the territory of Ukraine, using Iranian shock Blashahed, our defenders destroyed 58 of 59 drones.</text:p>
      <text:p text:style-name="P4">
About this <text:a xlink:type="simple" xlink:href="https://www.facebook.com/GeneralStaff.ua/posts/pfbid0Su1tscfRnjvhQsNoBi81vsCNc5mLTzcJynPLHK1h1SUFQqYCgmESypCN5Ra4fZHsl" text:style-name="Internet_20_link" text:visited-style-name="Visited_20_Internet_20_Link">
it is referred</text:a>
in the operational information of the General Staff of the Armed Forces.</text:p>
      <text:p text:style-name="P4">
In total, during this day, the enemy struck 91 aircraft strike and carried out 25 shelling from the RSSL on the positions of our troops and settlements.</text:p>
      <text:p text:style-name="P4">
"The likelihood of rocket and aviation strikes throughout Ukraine remains high," the General Staff of the Armed Forces said.</text:p>
      <text:p text:style-name="P4">
The Command of the Armed Forces in the morning reported that the Air Force <text:a xlink:type="simple" xlink:href="https://armyinform.com.ua/2023/05/28/nichna-ataka-droniv-syly-ppo-zbyly-52-shahedy-z-54/" text:style-name="Internet_20_link" text:visited-style-name="Visited_20_Internet_20_Link">
destroyed</text:a>
52 Shakhi from 54.</text:p>
      <text:p text:style-name="P4">
News Source: <text:a xlink:type="simple" xlink:href="https://armyinform.com.ua/2023/05/28/u-genshtabi-zsu-utochnyly-rezultaty-nichnoyi-ataky-shahediv-z-boku-rf/" text:style-name="Internet_20_link" text:visited-style-name="Visited_20_Internet_20_Link">
https://armyinform.com.ua/2023/05/28/u-genshtabi-zsu-utochnyly-rezultaty-nichnoyi-ataky-shahediv-z-boku-rf/</text:a>
</text:p>
      <!--NEWS-->
      <text:h text:style-name="P10" text:outline-level="1">
<text:span text:style-name="T4">
Alexei Reznikov: Ukrainian military use Storm Shadow with 100% result</text:span>
</text:h>
      <text:p text:style-name="P4">
Author: ['АРМІЯINFORM']</text:p>
      <text:p text:style-name="P4">
Time: 2023-05-28T93:00:00-04:00</text:p>
      <text:p text:style-name="P4">
Description: Ukrainian vicoristovsky zі 100% Enfluence far -Asteransi rocket Storm ... War with Ukraine 2022, War with Ukraine Latest news today, News War with Ukraine 2022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oleksij-reznikov-garantuye.jpg" text:style-name="Internet_20_link" text:visited-style-name="Visited_20_Internet_20_Link">
oleksij-reznikov-garantuye.jpg</text:a>
']</text:p>
      <text:p text:style-name="P4">
Tags: ['STORM SHADOW', 'ОЛЕКСІЙ РЕЗНІКОВ', 'ОФІЦІЙНО']</text:p>
      <text:p text:style-name="P4">
Category: News</text:p>
      <!--METADATA-->
      <text:p text:style-name="P4">
<draw:frame draw:style-name="fr1" draw:name="Image270" text:anchor-type="as-char" svg:width="6.9236in" svg:height="4.030323in" draw:z-index="0">
<draw:image xlink:href="../Images/AРМІЯINFORM/2023-05-28T93-00-00-04-00/oleksij-reznikov-garantuye.jpg" xlink:type="simple" xlink:show="embed" xlink:actuate="onLoad" draw:mime-type="image/jpeg"/>
</draw:frame>
Ukrainian military is used with 100% efficiency of long -range missiles <text:a xlink:type="simple" xlink:href="https://armyinform.com.ua/2022/12/21/krylati-rakety-storm-shadow-scalp-mozhut-suttyevo-pidsylyty-aviacziyu-syl-oborony-ukrayiny/" text:style-name="Internet_20_link" text:visited-style-name="Visited_20_Internet_20_Link">
Storm Shadow</text:a>
.</text:p>
      <text:p text:style-name="P4">
Про це Міністр оборони України Олексій Резніков розповів в ефірі телемарафону«Єдині новини».</text:p>
      <text:p text:style-name="P4">
«Зі всієї кількості пусків Storm Shadow, які вже відбулися, всі 100% влучніураження по цілях, визначених Генеральним штабом — 100 на 100», — зазначиввін.</text:p>
      <text:p text:style-name="P4">
Очільник оборонного відомства додав, що під час зустрічі з британським колегоюБеном Воллесом минулого тижня він представив йому двох українських пілотів,які застосували ракети Storm Shadow.</text:p>
      <text:p text:style-name="P4">
За словами міністра, пілоти подарували Бену Воллесу червону стрічку, якафіксує ракету перед запуском, як сувенір.</text:p>
      <text:p text:style-name="P4">
News Source: <text:a xlink:type="simple" xlink:href="https://armyinform.com.ua/2023/05/28/oleksij-reznikov-ukrayinski-vijskovi-vykorystovuyut-storm-shadow-zi-100-rezultatom/" text:style-name="Internet_20_link" text:visited-style-name="Visited_20_Internet_20_Link">
https://armyinform.com.ua/2023/05/28/oleksij-reznikov-ukrayinski-vijskovi-vykorystovuyut-storm-shadow-zi-100-rezultatom/</text:a>
</text:p>
      <!--NEWS-->
      <text:h text:style-name="P10" text:outline-level="1">
<text:span text:style-name="T4">
In Lisichansk and Bakhmuta, 120 Russians fled from combat positions</text:span>
</text:h>
      <text:p text:style-name="P4">
Author: ['АРМІЯINFORM']</text:p>
      <text:p text:style-name="P4">
Time: 2023-05-28T94:00:00-04:00</text:p>
      <text:p text:style-name="P4">
Description: At Lisichansku Lugansko, the Klizko was deserted 80 OSIB w. PIDRODILLA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786681.jpg" text:style-name="Internet_20_link" text:visited-style-name="Visited_20_Internet_20_Link">
2786681.jpg</text:a>
']</text:p>
      <text:p text:style-name="P4">
Tags: ['ВІЙНА', 'ГЕНЕРАЛЬНИЙ ШТАБ ЗС УКРАЇНИ', 'ОПЕРАТИВНА ІНФОРМАЦІЯ']</text:p>
      <text:p text:style-name="P4">
Category: News</text:p>
      <!--METADATA-->
      <text:p text:style-name="P4">
<draw:frame draw:style-name="fr1" draw:name="Image271" text:anchor-type="as-char" svg:width="6.9236in" svg:height="4.944604in" draw:z-index="0">
<draw:image xlink:href="../Images/AРМІЯINFORM/2023-05-28T94-00-00-04-00/2786681.jpg" xlink:type="simple" xlink:show="embed" xlink:actuate="onLoad" draw:mime-type="image/jpeg"/>
</draw:frame>
<text:span text:style-name="T4">
<text:span text:style-name="T5">
* 🔥 Situation on Russian invasion </text:span>
</text:span>
*</text:p>
      <text:p text:style-name="P4">
In Lisichansk, Luhansk region, about 80 people were deserted from the Storm-Z unit of Russian occupation troops. They left the combat assets unauthorized.</text:p>
      <text:p text:style-name="P4">
About this <text:a xlink:type="simple" xlink:href="https://www.facebook.com/GeneralStaff.ua/posts/pfbid0Su1tscfRnjvhQsNoBi81vsCNc5mLTzcJynPLHK1h1SUFQqYCgmESypCN5Ra4fZHsl" text:style-name="Internet_20_link" text:visited-style-name="Visited_20_Internet_20_Link">
it is referred</text:a>
in the operational information of the General Staff of the Armed Forces.</text:p>
      <text:p text:style-name="P4">
About 30 people with Wagner PEC were also deserted in the Bakhmut area. They saturated the combat positions, stopping military equipment.</text:p>
      <text:p text:style-name="P4">
News Source: <text:a xlink:type="simple" xlink:href="https://armyinform.com.ua/2023/05/28/okupanty-dezertuyut-u-lysychansku-ta-bahmuti-z-bojovyh-pozyczij-vteklo-120-rosiyan/" text:style-name="Internet_20_link" text:visited-style-name="Visited_20_Internet_20_Link">
https://armyinform.com.ua/2023/05/28/okupanty-dezertuyut-u-lysychansku-ta-bahmuti-z-bojovyh-pozyczij-vteklo-120-rosiyan/</text:a>
</text:p>
      <!--NEWS-->
      <text:h text:style-name="P10" text:outline-level="1">
<text:span text:style-name="T4">
Ukraine will put a point in the history of Moscow despotism - President of Ukraine</text:span>
</text:h>
      <text:p text:style-name="P4">
Author: ['АРМІЯINFORM']</text:p>
      <text:p text:style-name="P4">
Time: 2023-05-28T95:00:00-04:00</text:p>
      <text:p text:style-name="P4">
Description: President of Ukraine Volodymyr Zelensky Floated to Ukrainians, that cigaled, Sho Kyiv that al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73fa685671568b77e54cb6583b17a5a5_1685290113_extra_large.png" text:style-name="Internet_20_link" text:visited-style-name="Visited_20_Internet_20_Link">
73fa685671568b77e54cb6583b17a5a5_1685290113_extra_large.png</text:a>
']</text:p>
      <text:p text:style-name="P4">
Tags: ['ВІЙНА', 'ДЕНЬ КИЄВА', 'ОФІС ПРЕЗИДЕНТА УКРАЇНИ']</text:p>
      <text:p text:style-name="P4">
Category: News</text:p>
      <!--METADATA-->
      <text:p text:style-name="P4">
<draw:frame draw:style-name="fr1" draw:name="Image272" text:anchor-type="as-char" svg:width="6.9236in" svg:height="4.228385in" draw:z-index="0">
<draw:image xlink:href="../Images/AРМІЯINFORM/2023-05-28T95-00-00-04-00/73fa685671568b77e54cb6583b17a5a5_1685290113_extra_large.png" xlink:type="simple" xlink:show="embed" xlink:actuate="onLoad" draw:mime-type="image/png"/>
</draw:frame>
President of Ukraine Volodymyr Zelensky appealed to the Ukrainians and ruled, Church and all our cities, the whole of Ukraine will put a point in the history of the Moscow Security.</text:p>
      <text:p text:style-name="P4">
About it <text:a xlink:type="simple" xlink:href="https://www.president.gov.ua/news/kiyiv-ta-vsi-nashi-mista-vsya-ukrayina-postavit-krapku-v-ist-83213" text:style-name="Internet_20_link" text:visited-style-name="Visited_20_Internet_20_Link">
reports</text:a>
Presidential Office site.</text:p>
      <text:p text:style-name="P4">
<text:span text:style-name="T4">
 _ "I wish health, dear Ukrainians!_ </text:span>
</text:p>
      <text:p text:style-name="P4">
Today, our state has passed through one of the largest Russian Shamohada attacks - 54 drones at the same time. Almost all of them are knocked down… almost!.. Unfortunately, Evluzu in Zhytomyr region. Let's do everything to help to restore the destroyed.</text:p>
      <text:p text:style-name="P4">
However, most of the destruction managed to distract, most of the lives that could get these "Shahda" managed to preserve. I thank everyone and everyone who has suggestion!Anti -aircraft missile troops and air forces, Air Forces Air Forces and our mobile fire groups ... Thank you, warriors!</text:p>
      <text:p text:style-name="P4">
During this terrorist attack, the most powerful blow was directed against the Kyiv region. 36 drones were shot down within the city of Kyiv and the region. This is the day of our ancient Kiev ...</text:p>
      <text:p text:style-name="P4">
During his history, Kiev saw different meanings from the invaders. He survived them all, survives and racists. None of them will be here!Kiev and all our cities, all Ukraine will put a point in the history of Moscow despotism, which for a very long time has been a different peoples. It is not saved by neither Shahda nor any other means of terror that she is humiliating in the world. Because the power - it is in the way, it is in cities, it is in life, and when life and people are despised, and people who are more important for the city's culture, will only lose for Russia. And even the hundred "Shahmed" will not be saved from it. They will only add shame on Russia.</text:p>
      <text:p text:style-name="P4">
These days we congratulate on the city of Kyiv and Alexandria, Severodonetsk, Kalush, Kryvyi Rih ... cities of different fate, but of the same respect. Our Ukraine. Our belief that we will pass this extremely difficult stage of history ... We will pass, and all our cities will be free, and people will be protected from any evil, which can threaten our country.</text:p>
      <text:p text:style-name="P4">
Today, I want to thank all our people who fought and fight for the adviser - all our soldiers, all types of armed forces and the rays of the troops, every Brigade, every unit. Thank you!To all who are in battle, everyone who is in combat operations to everyone who is in combat posts!Thank you to everyone in the world who is not indifferent and who wants the victory of freedom as well as we.</text:p>
      <text:p text:style-name="P4">
All our energy and transporters. Thank you!Ukrzaliznytsia. Defense. All our volunteers. United24 and Ambassadors. Thank you!Our militiamen. Local government. Employees, employees of utilities. Our education. Our figures. Our historians. Everyone who stores jobs and all who create work places - despite everything. Our farmers, employees of our agricultural sector. Our industry. Avita. Our civil servants. Our diplomats. Thank you all who strengthen our defense, our country, our people!</text:p>
      <text:p text:style-name="P4">
The fact that our capital is free is that our cities are protecting - they are protecting, that we will release every occupied city now - all this is a merit of people. All who are fighting and working for the sake of Ukraine. It is a merit of our kind people who can do historical things. When united. When it realizes its power. When nothing forgives the enemy. And when he inspires the world.</text:p>
      <text:p text:style-name="P4">
We go forward until we liberate all of our, Ukrainian land ... We will protect every other way ... We take care of each other and remember about all our people we have to come home, to our cities and villages from Russian captivity.</text:p>
      <text:p text:style-name="P4">
<text:span text:style-name="T4">
 _ Glory to our beautiful people!_ </text:span>
</text:p>
      <text:p text:style-name="P4">
<text:span text:style-name="T4">
 _ Glory to all who care about our country!_ </text:span>
</text:p>
      <text:p text:style-name="P4">
<text:span text:style-name="T4">
<text:span text:style-name="T5">
Glory to Ukraine!".</text:span>
</text:span>
</text:p>
      <text:p text:style-name="P4">
News Source: <text:a xlink:type="simple" xlink:href="https://armyinform.com.ua/2023/05/28/kyyiv-ta-vsi-mista-ukrayiny-postavlyat-krapku-v-istoriyi-moskovskoyi-despotiyi-prezydent-ukrayiny/" text:style-name="Internet_20_link" text:visited-style-name="Visited_20_Internet_20_Link">
https://armyinform.com.ua/2023/05/28/kyyiv-ta-vsi-mista-ukrayiny-postavlyat-krapku-v-istoriyi-moskovskoyi-despotiyi-prezydent-ukrayiny/</text:a>
</text:p>
      <!--NEWS-->
      <text:h text:style-name="P10" text:outline-level="1">
<text:span text:style-name="T4">
The army of the Russian Federation fired at mortars and artillery of the border of Sumy region and Chernihiv region</text:span>
</text:h>
      <text:p text:style-name="P4">
Author: ['АРМІЯINFORM']</text:p>
      <text:p text:style-name="P4">
Time: 2023-05-28T96:00:00-04:00</text:p>
      <text:p text:style-name="P4">
Description: For Doba Rosiyski Vіyska P'yatyv, the Prordordonnitsy Teritor Chernigivs was sheltered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82fd5523326859f7fed6d83eda3bd637.jpg" text:style-name="Internet_20_link" text:visited-style-name="Visited_20_Internet_20_Link">
82fd5523326859f7fed6d83eda3bd637.jpg</text:a>
']</text:p>
      <text:p text:style-name="P4">
Tags: ['ВОРОЖІ ОБСТРІЛИ']</text:p>
      <text:p text:style-name="P4">
Category: News</text:p>
      <!--METADATA-->
      <text:p text:style-name="P4">
<draw:frame draw:style-name="fr1" draw:name="Image273" text:anchor-type="as-char" svg:width="6.9236in" svg:height="3.898332in" draw:z-index="0">
<draw:image xlink:href="../Images/AРМІЯINFORM/2023-05-28T96-00-00-04-00/82fd5523326859f7fed6d83eda3bd637.jpg" xlink:type="simple" xlink:show="embed" xlink:actuate="onLoad" draw:mime-type="image/jpeg"/>
</draw:frame>
During the day, Russian troops fired at the border territories of Chernihiv and Sumy regions five times.</text:p>
      <text:p text:style-name="P4">
About it <text:a xlink:type="simple" xlink:href="https://t.me/ok_pivnich1/2877" text:style-name="Internet_20_link" text:visited-style-name="Visited_20_Internet_20_Link">
reports</text:a>
Operational Command "North".</text:p>
      <text:p text:style-name="P4">
From a mortar 120 mm, 14 parishes near Karpovichi, five parishes of the iron bridge were recorded.</text:p>
      <text:p text:style-name="P4">
From the barrel artillery, the enemy fired in the area of the settlement of the ant - three parishes were recorded; Novasilivka - five parishes; Timonovich - 9 gardens.</text:p>
      <text:p text:style-name="P4">
It is noted that information was not received about losses among the local population or damage to civil infrastructure.</text:p>
      <text:p text:style-name="P4">
News Source: <text:a xlink:type="simple" xlink:href="https://armyinform.com.ua/2023/05/28/armiya-rf-obstrilyala-z-minometiv-ta-artyleriyi-prykordonnya-sumshhyny-i-chernigivshhyny/" text:style-name="Internet_20_link" text:visited-style-name="Visited_20_Internet_20_Link">
https://armyinform.com.ua/2023/05/28/armiya-rf-obstrilyala-z-minometiv-ta-artyleriyi-prykordonnya-sumshhyny-i-chernigivshhyny/</text:a>
</text:p>
      <!--NEWS-->
      <text:h text:style-name="P10" text:outline-level="1">
<text:span text:style-name="T4">
Kyiv's stability demonstrates the power of his people - the Ministry of Foreign Affairs of Britain</text:span>
</text:h>
      <text:p text:style-name="P4">
Author: ['АРМІЯINFORM']</text:p>
      <text:p text:style-name="P4">
Time: 2023-05-28T97:00:00-04:00</text:p>
      <text:p text:style-name="P4">
Description: The head of the HMP Great British James Clover Vidreaguvu on the Masovana Polotryan attack of the Russian Federation on ... War with Ukraine 2022, War with Ukraine Latest News today, News War with Ukraine 2022 Last today,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69198_kleverli.jpg" text:style-name="Internet_20_link" text:visited-style-name="Visited_20_Internet_20_Link">
269198_kleverli.jpg</text:a>
']</text:p>
      <text:p text:style-name="P4">
Tags: ['АТАКА ДРОНІВ', 'МЗС ВЕЛИКОЇ БРИТАНІЇ']</text:p>
      <text:p text:style-name="P4">
Category: News</text:p>
      <!--METADATA-->
      <text:p text:style-name="P4">
<draw:frame draw:style-name="fr1" draw:name="Image274" text:anchor-type="as-char" svg:width="6.9236in" svg:height="3.891999in" draw:z-index="0">
<draw:image xlink:href="../Images/AРМІЯINFORM/2023-05-28T97-00-00-04-00/269198_kleverli.jpg" xlink:type="simple" xlink:show="embed" xlink:actuate="onLoad" draw:mime-type="image/jpeg"/>
</draw:frame>
The Ministry of Foreign Affairs of the United Kingdom James Kleverli responded to a massive airline of the Russian Federation in Kiev on the night of the City of the Ukrainian Capital.</text:p>
      <text:p text:style-name="P4">
About this <text:a xlink:type="simple" xlink:href="https://twitter.com/JamesCleverly" text:style-name="Internet_20_link" text:visited-style-name="Visited_20_Internet_20_Link">
it is referred</text:a>
In his tweet.</text:p>
      <text:p text:style-name="P4">
“While the capital of Ukraine celebrates Kyiv Day, Russia continues to strike in the city of drones. But the stability of Kiev, which was founded in 1541 ago, today demonstrates the power of its people. We stand Zkaiv. We are standing with all of Ukraine, ”James Kleverli said.</text:p>
      <text:p text:style-name="P4">
News Source: <text:a xlink:type="simple" xlink:href="https://armyinform.com.ua/2023/05/28/stijkist-kyyeva-demonstruye-sylu-jogo-narodu-glava-mzs-brytaniyi/" text:style-name="Internet_20_link" text:visited-style-name="Visited_20_Internet_20_Link">
https://armyinform.com.ua/2023/05/28/stijkist-kyyeva-demonstruye-sylu-jogo-narodu-glava-mzs-brytaniyi/</text:a>
</text:p>
      <!--NEWS-->
      <text:h text:style-name="P10" text:outline-level="1">
<text:span text:style-name="T4">
Rashists fired two settlements in Kharkiv region: there is a wounded</text:span>
</text:h>
      <text:p text:style-name="P4">
Author: ['АРМІЯINFORM']</text:p>
      <text:p text:style-name="P4">
Time: 2023-05-28T98:00:00-04:00</text:p>
      <text:p text:style-name="P4">
Description: VIISKA of the Russian Federation, they were inhabited by the artillery in the settlements of the Kommersant district of Kharkivsko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50290835_296003349419394_3873941279091840685_n.jpg" text:style-name="Internet_20_link" text:visited-style-name="Visited_20_Internet_20_Link">
350290835_296003349419394_3873941279091840685_n.jpg</text:a>
']</text:p>
      <text:p text:style-name="P4">
Tags: ['ВОРОЖІ ОБСТРІЛИ', 'ХАРКІВЩИНА']</text:p>
      <text:p text:style-name="P4">
Category: News</text:p>
      <!--METADATA-->
      <text:p text:style-name="P4">
<draw:frame draw:style-name="fr1" draw:name="Image275" text:anchor-type="as-char" svg:width="6.9236in" svg:height="5.1927in" draw:z-index="0">
<draw:image xlink:href="../Images/AРМІЯINFORM/2023-05-28T98-00-00-04-00/350290835_296003349419394_3873941279091840685_n.jpg" xlink:type="simple" xlink:show="embed" xlink:actuate="onLoad" draw:mime-type="image/jpeg"/>
</draw:frame>
The Russian troops were hit by artillery on settlements of Kupyansk district Kharkiv region, injuring a peaceful resident and causing several fires.</text:p>
      <text:p text:style-name="P4">
About it <text:a xlink:type="simple" xlink:href="https://www.facebook.com/DSNSKHARKIV/posts/pfbid0rCpUfUQrz5Toy8JtaBaRXbudEEm1PGkFPiNKC4K2PeTNjkkbHUYWdMZbLogryVMLl" text:style-name="Internet_20_link" text:visited-style-name="Visited_20_Internet_20_Link">
reports</text:a>
Main Department of the State Emergency Service.</text:p>
      <text:p text:style-name="P4">
According to the SES, on May 28, the district suffered from the invaders of intensive artillery shelling.</text:p>
      <text:p text:style-name="P4">
The hit of enemy shells took place, in particular, in the private sector of Selaperopavlivka, resulting in two outbuildings at a total of 60 square meters. As of this time, the fires have been eliminated.</text:p>
      <text:p text:style-name="P4">
The private sector of the village of Kucherivka also got under a hostile blow. The wreckage was obtained by a local resident.</text:p>
      <text:p text:style-name="P4">
News Source: <text:a xlink:type="simple" xlink:href="https://armyinform.com.ua/2023/05/28/vijska-rosarmiyi-obstrilyaly-dva-naselenyh-punkty-na-harkivshhyni-ye-poranena/" text:style-name="Internet_20_link" text:visited-style-name="Visited_20_Internet_20_Link">
https://armyinform.com.ua/2023/05/28/vijska-rosarmiyi-obstrilyaly-dva-naselenyh-punkty-na-harkivshhyni-ye-poranena/</text:a>
</text:p>
      <!--NEWS-->
      <text:h text:style-name="P10" text:outline-level="1">
<text:span text:style-name="T4">
Representatives of the Ministry of Defense of Ukraine discussed the needs of the Ukrainian army with the Netherlands delegation</text:span>
</text:h>
      <text:p text:style-name="P4">
Author: ['АРМІЯINFORM']</text:p>
      <text:p text:style-name="P4">
Time: 2023-05-28T99:00:00-04:00</text:p>
      <text:p text:style-name="P4">
Description: Pershest Intercessor Ministra defense Ukrainian General Oleksandr Pavlyuk that intercess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a31948c45203c42e53007ca3fbd1e12_1685284874_extra_large.jpeg" text:style-name="Internet_20_link" text:visited-style-name="Visited_20_Internet_20_Link">
aa31948c45203c42e53007ca3fbd1e12_1685284874_extra_large.jpeg</text:a>
']</text:p>
      <text:p text:style-name="P4">
Tags: ['МІНОБОРОНИ', 'НІДЕРЛАНДИ', 'ОЛЕКСАНДР ПАВЛЮК', 'ОЛЕКСАНДР ПОЛІЩУК', 'ПІДТРИМКА ЗСУ']</text:p>
      <text:p text:style-name="P4">
Category: News</text:p>
      <!--METADATA-->
      <text:p text:style-name="P4">
<draw:frame draw:style-name="fr1" draw:name="Image276" text:anchor-type="as-char" svg:width="6.9236in" svg:height="4.613521in" draw:z-index="0">
<draw:image xlink:href="../Images/AРМІЯINFORM/2023-05-28T99-00-00-04-00/aa31948c45203c42e53007ca3fbd1e12_1685284874_extra_large.jpeg" xlink:type="simple" xlink:show="embed" xlink:actuate="onLoad" draw:mime-type="image/jpeg"/>
</draw:frame>
First Deputy Minister of Defense of Ukraine Lieutenant General Alexander Pavlyutk, Deputy Minister of Defense Oleksandr Polishchuk took part in the online meeting with representatives of the Netherlands military and political leadership.</text:p>
      <text:p text:style-name="P4">
About it <text:a xlink:type="simple" xlink:href="https://www.president.gov.ua/news/koordinaciya-domovlenostej-prezidenta-ukrayini-v-ofisi-glavi-83209" text:style-name="Internet_20_link" text:visited-style-name="Visited_20_Internet_20_Link">
reports</text:a>
Presidential Office.</text:p>
      <text:p text:style-name="P4">
The main topic of the conversation was to strengthen the defensive capabilities of Ukraine.</text:p>
      <text:p text:style-name="P4">
“The Dutch side was thoroughly outlined by the needs of Ukraine's defenders to continue the effective confrontation between the enemy and future steps in dealing with the Ukrainian territories. Particular attention was paid to the discussion of the rebellion of defense assistance and priority in the needs of the Ukrainian army, ”the message reads.</text:p>
      <text:p text:style-name="P4">
It is noted that the adviser of the Prime Minister of the Netherlands and his colleagues was informed about the current challenges facing Ukraine because of the Russian Federation, the current situation at the front, the actions of Russian invaders, continuing missile attacks on civil infrastructure and Ukrainian citizens.</text:p>
      <text:p text:style-name="P4">
News Source: <text:a xlink:type="simple" xlink:href="https://armyinform.com.ua/2023/05/28/predstavnyky-minoborony-ukrayiny-obgovoryly-iz-delegacziyeyu-niderlandiv-potreby-ukrayinskoyi-armiyi/" text:style-name="Internet_20_link" text:visited-style-name="Visited_20_Internet_20_Link">
https://armyinform.com.ua/2023/05/28/predstavnyky-minoborony-ukrayiny-obgovoryly-iz-delegacziyeyu-niderlandiv-potreby-ukrayinskoyi-armiyi/</text:a>
</text:p>
      <!--NEWS-->
      <text:h text:style-name="P10" text:outline-level="1">
<text:span text:style-name="T4">
Hydroglu named the last elections in Turkey the most unfair in recent years</text:span>
</text:h>
      <text:p text:style-name="P4">
Authors: Ukrinform (Person)</text:p>
      <text:p text:style-name="P4">
Publisher: Укринформ (Organization)</text:p>
      <text:p text:style-name="P4">
Published Time: 2023-05-29T-31:27:00+03:00</text:p>
      <text:p text:style-name="P4">
Modified Time: 2023-05-29T00:27:00+03:00</text:p>
      <text:p text:style-name="P4">
Description: Kilichdaroglu said Kilicdaroglu would continue the struggle for democracy, and called the electoral process "the most unfair" in recent years. - Ukrinform.</text:p>
      <text:p text:style-name="P4">
Images: ['<text:a xlink:type="simple" xlink:href="https://static.ukrinform.com/photos/2023_05/thumb_files/630_360_1685309041-608.jpg" text:style-name="Internet_20_link" text:visited-style-name="Visited_20_Internet_20_Link">
630_360_16853...</text:a>
']</text:p>
      <text:p text:style-name="P4">
Tags: ['Туреччина', 'Вибори у Туреччині']</text:p>
      <text:p text:style-name="P4">
Type: Article</text:p>
      <!--METADATA-->
      <text:p text:style-name="P4">
<draw:frame draw:style-name="fr1" draw:name="Image277" text:anchor-type="as-char" svg:width="6.9236in" svg:height="3.956343in" draw:z-index="0">
<draw:image xlink:href="../Images/yкринформ/2023-05-29T-31-27-00-03-00/630_360_1685309041-608.jpg" xlink:type="simple" xlink:show="embed" xlink:actuate="onLoad" draw:mime-type="image/jpeg"/>
</draw:frame>
Kemalkilicdaroglu stated that he would continue the struggle for democracy, and the electoral process has been "most unfair" in recent years.</text:p>
      <text:p text:style-name="P4">
This is reported by Ukrinform with reference to <text:a xlink:type="simple" xlink:href="https://www.aljazeera.com/news/liveblog/2023/5/28/turkey-election-results-2023-live-erdogan-kilicdaroglu-run-off" text:style-name="Internet_20_link" text:visited-style-name="Visited_20_Internet_20_Link">
Aljazeeera</text:a>
.</text:p>
      <text:p text:style-name="P4">
"All state funds were mobilized for one political party and laid in one person," said the carpet.</text:p>
      <text:p text:style-name="P4">
He also thanked the heads of the National Alliance, their organizations, voters and citizens who "defended the urns and fought with this immoral inaccess pressure."</text:p>
      <text:p text:style-name="P4">
"As a inhabitant of this land, I always fought for your rights and justice, so that it did not oppress you so that you can live in abundance, and I will continue to do it," he said.</text:p>
      <text:p text:style-name="P4">
<text:span text:style-name="T4">
 Read also: </text:span>
 <text:span text:style-name="T4">
 <text:a xlink:type="simple" xlink:href="https://www.ukrinform.ua/rubric-world/3715357-golova-visoi-viborcoi-komisii-tureccini-ogolosiv-pro-peremogu-erdogana.html" text:style-name="Internet_20_link" text:visited-style-name="Visited_20_Internet_20_Link">
Chairman of the Higher Election Commission of Turkey has announced the Erdogan pro -performance</text:a>
</text:span>
</text:p>
      <text:p text:style-name="P4">
In addition, the rugged stated that "despite all the pressure, the will of the people to change the authoritarian regime appeared."</text:p>
      <text:p text:style-name="P4">
"We will continue to be at the forefront of this struggle, as long as real democracy in our country," he added.</text:p>
      <text:p text:style-name="P4">
As reported by Ukrinform, in the second round of the presidential election citizens <text:span text:style-name="T4">
 <text:a xlink:type="simple" xlink:href="https://www.ukrinform.ua/tag-tureccina" text:style-name="Internet_20_link" text:visited-style-name="Visited_20_Internet_20_Link">
Turkey</text:a>
</text:span>
 elected between the acting president Recep Tayip Erdogan and the leader of the opposition Camalmicilchdaroglu.</text:p>
      <text:p text:style-name="P4">
As on Sunday evening, the chairman of the High Election Commission Akhmet Jepener, the current President of Turkey _ <text:span text:style-name="T4">
 <text:a xlink:type="simple" xlink:href="https://www.ukrinform.ua/rubric-world/3715357-golova-visoi-viborcoi-komisii-tureccini-ogolosiv-pro-peremogu-erdogana.html" text:style-name="Internet_20_link" text:visited-style-name="Visited_20_Internet_20_Link">
elected for a new term of presidency</text:a>
</text:span>
 _, as evidenced by the previous results of the second round of the presidential race.</text:p>
      <text:p text:style-name="P4">
News Source: <text:a xlink:type="simple" xlink:href="https://www.ukrinform.ua/rubric-world/3715363-kilicdaroglu-nazvav-ostanni-vibori-v-tureccini-najbils-nespravedlivimi-za-ostanni-roki.html" text:style-name="Internet_20_link" text:visited-style-name="Visited_20_Internet_20_Link">
https://www.ukrinform.ua/rubric-world/3715363-kilicdaroglu-nazvav-ostanni-vibori-v-tureccini-najbils-nespravedlivimi-za-ostanni-roki.html</text:a>
</text:p>
      <!--NEWS-->
      <text:h text:style-name="P10" text:outline-level="1">
<text:span text:style-name="T4">
The Russian leadership will respond to the attack on the Dnieper and Kiev - EU spokeswoman</text:span>
</text:h>
      <text:p text:style-name="P4">
Authors: Ukrinform (Person)</text:p>
      <text:p text:style-name="P4">
Publisher: Укринформ (Organization)</text:p>
      <text:p text:style-name="P4">
Published Time: 2023-05-29T-33:13:00+03:00</text:p>
      <text:p text:style-name="P4">
Modified Time: 2023-05-29T00:13:00+03:00</text:p>
      <text:p text:style-name="P4">
Description: The leadership of the Russian Federation and the guilty will be held accountable for barbaric attacks that kill and terrorize civilians. - Ukrinform.</text:p>
      <text:p text:style-name="P4">
Images: ['<text:a xlink:type="simple" xlink:href="https://static.ukrinform.com/photos/2023_05/thumb_files/630_360_1685098725-4534.jpeg" text:style-name="Internet_20_link" text:visited-style-name="Visited_20_Internet_20_Link">
630_360_16850...</text:a>
']</text:p>
      <text:p text:style-name="P4">
Tags: ['Дніпро', 'Євросоюз', 'Обстріл', 'Росія', 'Київ', 'Війна з Росією']</text:p>
      <text:p text:style-name="P4">
Type: Article</text:p>
      <!--METADATA-->
      <text:p text:style-name="P4">
<draw:frame draw:style-name="fr1" draw:name="Image278" text:anchor-type="as-char" svg:width="6.9236in" svg:height="3.956343in" draw:z-index="0">
<draw:image xlink:href="../Images/yкринформ/2023-05-29T-33-13-00-03-00/630_360_1685098725-4534.jpeg" xlink:type="simple" xlink:show="embed" xlink:actuate="onLoad" draw:mime-type="image/jpeg"/>
</draw:frame>
The leadership of the Russian Federation and the perpetrators will be held accountable for barbarica, who kill and terrorize civilians.</text:p>
      <text:p text:style-name="P4">
About it in <text:a xlink:type="simple" xlink:href="https://twitter.com/NabilaEUspox/status/1662808007544131585" text:style-name="Internet_20_link" text:visited-style-name="Visited_20_Internet_20_Link">
Twitter</text:a>
The spokeswoman of the EU Foreign Policy Service said Massral, reports Ukrinform.</text:p>
      <text:p text:style-name="P4">
"Russia's barbaric attacks continue, killing and terrorizing civilians: an attack on a hospital in Dnipro, now Kiev at the dawn of the city day.</text:p>
      <text:p text:style-name="P4">
<text:span text:style-name="T4">
 Read also: </text:span>
 <text:span text:style-name="T4">
 <text:a xlink:type="simple" xlink:href="https://www.ukrinform.ua/rubric-regions/3714785-raketnij-udar-po-dnipru-dola-troh-ludej-zalisaetsa-nevidomou.html" text:style-name="Internet_20_link" text:visited-style-name="Visited_20_Internet_20_Link">
rocket blow to the Dnieper: The fate of three people remains unknown</text:a>
</text:span>
</text:p>
      <text:p text:style-name="P4">
Massral also added that the EU is still ready to help Ukrainian.</text:p>
      <text:p text:style-name="Quotations">

<text:p text:style-name="P4">
Russia's Barbaric Attacks Continue, Killing &amp; Terrorizing Civilians: Attack&gt;
 On Hospital in <text:a xlink:type="simple" xlink:href="https://twitter.com/hashtag/Dnipro" text:style-name="Internet_20_link" text:visited-style-name="Visited_20_Internet_20_Link">
#Dnipro&gt;
</text:a>
, now <text:a xlink:type="simple" xlink:href="https://twitter.com/hashtag/Kyiv" text:style-name="Internet_20_link" text:visited-style-name="Visited_20_Internet_20_Link">
&gt;
 #Kyiv </text:a>
on&gt;
 dawn of <text:a xlink:type="simple" xlink:href="https://twitter.com/hashtag/KyivDay" text:style-name="Internet_20_link" text:visited-style-name="Visited_20_Internet_20_Link">
 #KyivDay&gt;
 </text:a>
. RU&gt;
 leadership &amp; perpetrators will be held accountable. We remain committed to&gt;
 help Ukraine defend itself. <text:a xlink:type="simple" xlink:href="https://twitter.com/hashtag/Accountability" text:style-name="Internet_20_link" text:visited-style-name="Visited_20_Internet_20_Link">
 #Accountability&gt;
 </text:a>
<text:a xlink:type="simple" xlink:href="https://twitter.com/hashtag/WarCrimes" text:style-name="Internet_20_link" text:visited-style-name="Visited_20_Internet_20_Link">
&gt;
 #WarCrimes&gt;
 </text:a>
<text:a xlink:type="simple" xlink:href="https://twitter.com/hashtag/%D0%A1%D0%BB%D0%B0%D0%B2%D0%B0%D0%A3%D0%BA%D1%80%D0%B0%D1%97%D0%BD%D1%96" text:style-name="Internet_20_link" text:visited-style-name="Visited_20_Internet_20_Link">
&gt;
 #Glory Ukraine&gt;
</text:a>
&gt;
&gt;
 - Nabila Massrali(@Nabilauspox)<text:a xlink:type="simple" xlink:href="https://twitter.com/NabilaEUspox/status/1662808007544131585" text:style-name="Internet_20_link" text:visited-style-name="Visited_20_Internet_20_Link">
 May 28, 2023&gt;
 </text:a>
<text:span text:style-name="T4">
 Read also: </text:span>
 <text:span text:style-name="T4">
 [President: Kiev has experienced all the meanings(https://www.ukrinform.ua/rubric-ato/3715314-prezident-kiiv-pereziv-usi-pidlosti-zagarbnikiv-perezive-j-rasistiv.html)</text:span>
</text:p>

</text:p>
      <text:p text:style-name="P4">
As reported by Ukrinform, on the night of May 28, Russian invaders attacked Ukraine with drones of Shahd-136/131 from the north and southern directions. The meeting became aware of the beat of 52 enemy drones.Two days earlier _ <text:span text:style-name="T4">
 <text:a xlink:type="simple" xlink:href="https://www.ukrinform.ua/rubric-regions/3714448-u-dnipri-sered-poranenih-vnaslidok-raketnoi-ataki-dvoe-ditej.html" text:style-name="Internet_20_link" text:visited-style-name="Visited_20_Internet_20_Link">
Russians struck a rocket strike on the Dnieper</text:a>
</text:span>
 _, hitting a medical facility where people with mental illness and veterinarian. Two people were killed.</text:p>
      <text:p text:style-name="P4">
News Source: <text:a xlink:type="simple" xlink:href="https://www.ukrinform.ua/rubric-polytics/3715361-rosijske-kerivnictvo-vidpovist-za-ataku-na-dnipro-ta-kiiv-recnica-es.html" text:style-name="Internet_20_link" text:visited-style-name="Visited_20_Internet_20_Link">
https://www.ukrinform.ua/rubric-polytics/3715361-rosijske-kerivnictvo-vidpovist-za-ataku-na-dnipro-ta-kiiv-recnica-es.html</text:a>
</text:p>
      <!--NEWS-->
      <text:h text:style-name="P10" text:outline-level="1">
<text:span text:style-name="T4">
The Russian leadership will respond to the attack on the Dnieper and Kiev - EU spokeswoman</text:span>
</text:h>
      <text:p text:style-name="P4">
Authors: Ukrinform (Person)</text:p>
      <text:p text:style-name="P4">
Publisher: Укринформ (Organization)</text:p>
      <text:p text:style-name="P4">
Published Time: 2023-05-29T00:13:00+03:00</text:p>
      <text:p text:style-name="P4">
Modified Time: 2023-05-29T00:13:00+03:00</text:p>
      <text:p text:style-name="P4">
Description: The leadership of the Russian Federation and the guilty will be held accountable for barbaric attacks that kill and terrorize civilians. - Ukrinform.</text:p>
      <text:p text:style-name="P4">
Images: ['<text:a xlink:type="simple" xlink:href="https://static.ukrinform.com/photos/2023_05/thumb_files/630_360_1685098725-4534.jpeg" text:style-name="Internet_20_link" text:visited-style-name="Visited_20_Internet_20_Link">
630_360_16850...</text:a>
']</text:p>
      <text:p text:style-name="P4">
Tags: ['Дніпро', 'Євросоюз', 'Обстріл', 'Росія', 'Київ', 'Війна з Росією']</text:p>
      <text:p text:style-name="P4">
Type: Article</text:p>
      <!--METADATA-->
      <text:p text:style-name="P4">
<draw:frame draw:style-name="fr1" draw:name="Image279" text:anchor-type="as-char" svg:width="6.9236in" svg:height="3.956343in" draw:z-index="0">
<draw:image xlink:href="../Images/yкринформ/2023-05-29T00-13-00-03-00/630_360_1685098725-4534.jpeg" xlink:type="simple" xlink:show="embed" xlink:actuate="onLoad" draw:mime-type="image/jpeg"/>
</draw:frame>
The leadership of the Russian Federation and the perpetrators will be held accountable for barbarica, who kill and terrorize civilians.</text:p>
      <text:p text:style-name="P4">
About it in <text:a xlink:type="simple" xlink:href="https://twitter.com/NabilaEUspox/status/1662808007544131585" text:style-name="Internet_20_link" text:visited-style-name="Visited_20_Internet_20_Link">
Twitter</text:a>
The spokeswoman of the EU Foreign Policy Service said Massral, reports Ukrinform.</text:p>
      <text:p text:style-name="P4">
"Russia's barbaric attacks continue, killing and terrorizing civilians: an attack on a hospital in Dnipro, now Kiev at the dawn of the city day.</text:p>
      <text:p text:style-name="P4">
<text:span text:style-name="T4">
 Read also: </text:span>
 <text:span text:style-name="T4">
 <text:a xlink:type="simple" xlink:href="https://www.ukrinform.ua/rubric-regions/3714785-raketnij-udar-po-dnipru-dola-troh-ludej-zalisaetsa-nevidomou.html" text:style-name="Internet_20_link" text:visited-style-name="Visited_20_Internet_20_Link">
rocket blow to the Dnieper: The fate of three people remains unknown</text:a>
</text:span>
</text:p>
      <text:p text:style-name="P4">
Massral also added that the EU is still ready to help Ukrainian.</text:p>
      <text:p text:style-name="Quotations">

<text:p text:style-name="P4">
Russia's Barbaric Attacks Continue, Killing &amp; Terrorizing Civilians: Attack&gt;
 On Hospital in <text:a xlink:type="simple" xlink:href="https://twitter.com/hashtag/Dnipro" text:style-name="Internet_20_link" text:visited-style-name="Visited_20_Internet_20_Link">
#Dnipro&gt;
</text:a>
, now <text:a xlink:type="simple" xlink:href="https://twitter.com/hashtag/Kyiv" text:style-name="Internet_20_link" text:visited-style-name="Visited_20_Internet_20_Link">
&gt;
 #Kyiv </text:a>
on&gt;
 dawn of <text:a xlink:type="simple" xlink:href="https://twitter.com/hashtag/KyivDay" text:style-name="Internet_20_link" text:visited-style-name="Visited_20_Internet_20_Link">
 #KyivDay&gt;
 </text:a>
. RU&gt;
 leadership &amp; perpetrators will be held accountable. We remain committed to&gt;
 help Ukraine defend itself. <text:a xlink:type="simple" xlink:href="https://twitter.com/hashtag/Accountability" text:style-name="Internet_20_link" text:visited-style-name="Visited_20_Internet_20_Link">
 #Accountability&gt;
 </text:a>
<text:a xlink:type="simple" xlink:href="https://twitter.com/hashtag/WarCrimes" text:style-name="Internet_20_link" text:visited-style-name="Visited_20_Internet_20_Link">
&gt;
 #WarCrimes&gt;
 </text:a>
<text:a xlink:type="simple" xlink:href="https://twitter.com/hashtag/%D0%A1%D0%BB%D0%B0%D0%B2%D0%B0%D0%A3%D0%BA%D1%80%D0%B0%D1%97%D0%BD%D1%96" text:style-name="Internet_20_link" text:visited-style-name="Visited_20_Internet_20_Link">
&gt;
 #Glory Ukraine&gt;
</text:a>
&gt;
&gt;
 - Nabila Massrali(@Nabilauspox)<text:a xlink:type="simple" xlink:href="https://twitter.com/NabilaEUspox/status/1662808007544131585" text:style-name="Internet_20_link" text:visited-style-name="Visited_20_Internet_20_Link">
 May 28, 2023&gt;
 </text:a>
<text:span text:style-name="T4">
 Read also: </text:span>
 <text:span text:style-name="T4">
 [President: Kiev has experienced all the meanings(https://www.ukrinform.ua/rubric-ato/3715314-prezident-kiiv-pereziv-usi-pidlosti-zagarbnikiv-perezive-j-rasistiv.html)</text:span>
</text:p>

</text:p>
      <text:p text:style-name="P4">
As reported by Ukrinform, on the night of May 28, Russian invaders attacked Ukraine with drones of Shahd-136/131 from the north and southern directions. The meeting became aware of the beat of 52 enemy drones.Two days earlier _ <text:span text:style-name="T4">
 <text:a xlink:type="simple" xlink:href="https://www.ukrinform.ua/rubric-regions/3714448-u-dnipri-sered-poranenih-vnaslidok-raketnoi-ataki-dvoe-ditej.html" text:style-name="Internet_20_link" text:visited-style-name="Visited_20_Internet_20_Link">
Russians struck a rocket strike on the Dnieper</text:a>
</text:span>
 _, hitting a medical facility where people with mental illness and veterinarian. Two people were killed.</text:p>
      <text:p text:style-name="P4">
News Source: <text:a xlink:type="simple" xlink:href="https://www.ukrinform.ua/rubric-polytics/3715361-rosijske-kerivnictvo-vidpovist-za-ataku-na-dnipro-ta-kiiv-recnica-es.html" text:style-name="Internet_20_link" text:visited-style-name="Visited_20_Internet_20_Link">
https://www.ukrinform.ua/rubric-polytics/3715361-rosijske-kerivnictvo-vidpovist-za-ataku-na-dnipro-ta-kiiv-recnica-es.html</text:a>
</text:p>
      <!--NEWS-->
      <text:h text:style-name="P10" text:outline-level="1">
<text:span text:style-name="T4">
Hydroglu named the last elections in Turkey the most unfair in recent years</text:span>
</text:h>
      <text:p text:style-name="P4">
Authors: Ukrinform (Person)</text:p>
      <text:p text:style-name="P4">
Publisher: Укринформ (Organization)</text:p>
      <text:p text:style-name="P4">
Published Time: 2023-05-29T00:27:00+03:00</text:p>
      <text:p text:style-name="P4">
Modified Time: 2023-05-29T00:27:00+03:00</text:p>
      <text:p text:style-name="P4">
Description: Kilichdaroglu said Kilicdaroglu would continue the struggle for democracy, and called the electoral process "the most unfair" in recent years. - Ukrinform.</text:p>
      <text:p text:style-name="P4">
Images: ['<text:a xlink:type="simple" xlink:href="https://static.ukrinform.com/photos/2023_05/thumb_files/630_360_1685309041-608.jpg" text:style-name="Internet_20_link" text:visited-style-name="Visited_20_Internet_20_Link">
630_360_16853...</text:a>
']</text:p>
      <text:p text:style-name="P4">
Tags: ['Туреччина', 'Вибори у Туреччині']</text:p>
      <text:p text:style-name="P4">
Type: Article</text:p>
      <!--METADATA-->
      <text:p text:style-name="P4">
<draw:frame draw:style-name="fr1" draw:name="Image280" text:anchor-type="as-char" svg:width="6.9236in" svg:height="3.956343in" draw:z-index="0">
<draw:image xlink:href="../Images/yкринформ/2023-05-29T00-27-00-03-00/630_360_1685309041-608.jpg" xlink:type="simple" xlink:show="embed" xlink:actuate="onLoad" draw:mime-type="image/jpeg"/>
</draw:frame>
Kemalkilicdaroglu stated that he would continue the struggle for democracy, and the electoral process has been "most unfair" in recent years.</text:p>
      <text:p text:style-name="P4">
This is reported by Ukrinform with reference to <text:a xlink:type="simple" xlink:href="https://www.aljazeera.com/news/liveblog/2023/5/28/turkey-election-results-2023-live-erdogan-kilicdaroglu-run-off" text:style-name="Internet_20_link" text:visited-style-name="Visited_20_Internet_20_Link">
Aljazeeera</text:a>
.</text:p>
      <text:p text:style-name="P4">
"All state funds were mobilized for one political party and laid in one person," said the carpet.</text:p>
      <text:p text:style-name="P4">
He also thanked the heads of the National Alliance, their organizations, voters and citizens who "defended the urns and fought with this immoral inaccess pressure."</text:p>
      <text:p text:style-name="P4">
"As a inhabitant of this land, I always fought for your rights and justice, so that it did not oppress you so that you can live in abundance, and I will continue to do it," he said.</text:p>
      <text:p text:style-name="P4">
<text:span text:style-name="T4">
 Read also: </text:span>
 <text:span text:style-name="T4">
 <text:a xlink:type="simple" xlink:href="https://www.ukrinform.ua/rubric-world/3715357-golova-visoi-viborcoi-komisii-tureccini-ogolosiv-pro-peremogu-erdogana.html" text:style-name="Internet_20_link" text:visited-style-name="Visited_20_Internet_20_Link">
Chairman of the Higher Election Commission of Turkey has announced the Erdogan pro -performance</text:a>
</text:span>
</text:p>
      <text:p text:style-name="P4">
In addition, the rugged stated that "despite all the pressure, the will of the people to change the authoritarian regime appeared."</text:p>
      <text:p text:style-name="P4">
"We will continue to be at the forefront of this struggle, as long as real democracy in our country," he added.</text:p>
      <text:p text:style-name="P4">
As reported by Ukrinform, in the second round of the presidential election citizens <text:span text:style-name="T4">
 <text:a xlink:type="simple" xlink:href="https://www.ukrinform.ua/tag-tureccina" text:style-name="Internet_20_link" text:visited-style-name="Visited_20_Internet_20_Link">
Turkey</text:a>
</text:span>
 elected between the acting president Recep Tayip Erdogan and the leader of the opposition Camalmicilchdaroglu.</text:p>
      <text:p text:style-name="P4">
As on Sunday evening, the chairman of the High Election Commission Akhmet Jepener, the current President of Turkey _ <text:span text:style-name="T4">
 <text:a xlink:type="simple" xlink:href="https://www.ukrinform.ua/rubric-world/3715357-golova-visoi-viborcoi-komisii-tureccini-ogolosiv-pro-peremogu-erdogana.html" text:style-name="Internet_20_link" text:visited-style-name="Visited_20_Internet_20_Link">
elected for a new term of presidency</text:a>
</text:span>
 _, as evidenced by the previous results of the second round of the presidential race.</text:p>
      <text:p text:style-name="P4">
News Source: <text:a xlink:type="simple" xlink:href="https://www.ukrinform.ua/rubric-world/3715363-kilicdaroglu-nazvav-ostanni-vibori-v-tureccini-najbils-nespravedlivimi-za-ostanni-roki.html" text:style-name="Internet_20_link" text:visited-style-name="Visited_20_Internet_20_Link">
https://www.ukrinform.ua/rubric-world/3715363-kilicdaroglu-nazvav-ostanni-vibori-v-tureccini-najbils-nespravedlivimi-za-ostanni-roki.html</text:a>
</text:p>
      <!--NEWS-->
      <text:h text:style-name="P10" text:outline-level="1">
<text:span text:style-name="T4">
Air anxiety is spreading Ukraine: there is a threat of UAVs and rocket strokes</text:span>
</text:h>
      <text:p text:style-name="P4">
Authors: Ukrinform (Person)</text:p>
      <text:p text:style-name="P4">
Publisher: Укринформ (Organization)</text:p>
      <text:p text:style-name="P4">
Published Time: 2023-05-29T00:35:00+03:00</text:p>
      <text:p text:style-name="P4">
Modified Time: 2023-05-29T00:35:00+03:00</text:p>
      <text:p text:style-name="P4">
Description: Air anxiety has been declared in nine regions of Ukraine.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5310145-287.jpg" text:style-name="Internet_20_link" text:visited-style-name="Visited_20_Internet_20_Link">
1685310145-28...</text:a>
']</text:p>
      <text:p text:style-name="P4">
Tags: ['Обстріл', 'Агресія РФ', 'Київ', 'Київщина', 'Війна з Росією']</text:p>
      <text:p text:style-name="P4">
Type: Article</text:p>
      <!--METADATA-->
      <text:p text:style-name="P4">
<draw:frame draw:style-name="fr1" draw:name="Image281" text:anchor-type="as-char" svg:width="6.9236in" svg:height="3.956343in" draw:z-index="0">
<draw:image xlink:href="../Images/yкринформ/2023-05-29T00-35-00-03-00/630_360_1645871571-868.jpg" xlink:type="simple" xlink:show="embed" xlink:actuate="onLoad" draw:mime-type="image/jpeg"/>
</draw:frame>
Air anxiety has been declared in the nine region of Ukraine.</text:p>
      <text:p text:style-name="P4">
This is reported by Ukrinform with a reference to the alarm map tampoin.</text:p>
      <text:p text:style-name="P4">
Currently, air alarm has been announced in Kyiv, Kyiv, Chernihiv Tasum regions - there is a threat of blows to hostile "Shahmed". Similaratization in the Kherson region.</text:p>
      <text:p text:style-name="P4">
In the East there is a threat of ballistic blows from Russian terrorists.</text:p>
      <text:p text:style-name="P4">
<draw:frame draw:style-name="fr1" draw:name="Image282" text:anchor-type="as-char" svg:width="6.9236in" svg:height="4.58368in" draw:z-index="0">
<draw:image xlink:href="../Images/yкринформ/2023-05-29T00-35-00-03-00/1685310145-287.jpg" xlink:type="simple" xlink:show="embed" xlink:actuate="onLoad" draw:mime-type="image/jpeg"/>
</draw:frame>
Meanwhile, monitoring groups report missiles of the type X-101/555 ZTU-95 from the Caspian direction, where the hostile Tu-95 flew earlier.</text:p>
      <text:p text:style-name="P4">
News Source: <text:a xlink:type="simple" xlink:href="https://www.ukrinform.ua/rubric-ato/3715364-ukrainou-siratsa-povitrani-trivogi-e-zagroza-bpla-ta-raketnih-udariv.html" text:style-name="Internet_20_link" text:visited-style-name="Visited_20_Internet_20_Link">
https://www.ukrinform.ua/rubric-ato/3715364-ukrainou-siratsa-povitrani-trivogi-e-zagroza-bpla-ta-raketnih-udariv.html</text:a>
</text:p>
      <!--NEWS-->
      <text:h text:style-name="P10" text:outline-level="1">
<text:span text:style-name="T4">
The Ministry of Reintegration reported where Ukrainians get free legal aid in Poland</text:span>
</text:h>
      <text:p text:style-name="P4">
Author: ['АРМІЯINFORM']</text:p>
      <text:p text:style-name="P4">
Time: 2023-05-29T99:00:00-04:00</text:p>
      <text:p text:style-name="P4">
Description: Ukrainian Shukachi Prithelok with Polish Vidpovly, to the law of Country, the right to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1-642x336-1.jpg" text:style-name="Internet_20_link" text:visited-style-name="Visited_20_Internet_20_Link">
2-1-642x336-1.jpg</text:a>
']</text:p>
      <text:p text:style-name="P4">
Tags: ['ДОПОМОГА ВПО', 'МІНРЕІНТЕГРАЦІЇ']</text:p>
      <text:p text:style-name="P4">
Category: News</text:p>
      <!--METADATA-->
      <text:p text:style-name="P4">
<draw:frame draw:style-name="fr1" draw:name="Image283" text:anchor-type="as-char" svg:width="6.9236in" svg:height="3.623566in" draw:z-index="0">
<draw:image xlink:href="../Images/AРМІЯINFORM/2023-05-29T99-00-00-04-00/2-1-642x336-1.jpg" xlink:type="simple" xlink:show="embed" xlink:actuate="onLoad" draw:mime-type="image/jpeg"/>
</draw:frame>
Ukrainian asylum seekers in Poland have a free legal assistance in accordance with the laws of this country.</text:p>
      <text:p text:style-name="P4">
About it <text:a xlink:type="simple" xlink:href="https://www.kmu.gov.ua/news/minreintehratsii-povidomylo-de-ukraintsiam-otrymaty-bezkoshtovnu-iurydychnu-dopomohu-u-polshchi" text:style-name="Internet_20_link" text:visited-style-name="Visited_20_Internet_20_Link">
reports</text:a>
Government portal.</text:p>
      <text:p text:style-name="P4">
You can get this help in the following organizations:</text:p>
      <text:p text:style-name="P4">
1 . Legal Aid Coordination Center. The Center provides free legal assistance to persons, forced to leave their countries and seek protection in the Polishcherace of war and persecution.</text:p>
      <text:p text:style-name="P4">
<text:span text:style-name="T5">
Adress: ul. Towarova 25a, 00-869 Warszawa.</text:span>
</text:p>
      <text:p text:style-name="P4">
2 . Fund of Justice under the Ministry of Justice of Poland. Provides urgent tabs for the victims of crimes, witnesses and their relatives, including sacrifices of armed aggression in Ukraine.</text:p>
      <text:p text:style-name="P4">
<text:span text:style-name="T5">
Adress: Al. Ujazdowskie 11, 00-567 Warszawa.</text:span>
</text:p>
      <text:p text:style-name="P4">
3 . Assistance points for asylum seekers. Free legal, psychological and medical assistance is provided here. Available at the link search engineering will choose to choose the item closest to you.</text:p>
      <text:p text:style-name="P4">
4 . Lawyers for Ukraine. The Facebook group brings together citizens of Ukraine who will provide legal assistance, and Polish lawyers ready to provide it with a free.</text:p>
      <text:p text:style-name="P4">
5 . Legal portal for asylum seekers from Ukraine. Here, Ukrainians can receive information about the most common questions: crossing the border, legalization of stay, legislative changes concerning Ukrainians and their interference in Poland.</text:p>
      <text:p text:style-name="P4">
There are currently more than 1,500 legal aid points in Poland. Both citizens of Poland and foreigners living in the territory of Ukraine can apply. You can choose the item in the right place at <text:a xlink:type="simple" xlink:href="https://zapisy-np.ms.gov.pl/ua" text:style-name="Internet_20_link" text:visited-style-name="Visited_20_Internet_20_Link">
link</text:a>
.</text:p>
      <text:p text:style-name="P4">
News Source: <text:a xlink:type="simple" xlink:href="https://armyinform.com.ua/2023/05/29/minreintegracziyi-povidomylo-de-ukrayinczyam-otrymaty-bezkoshtovnu-yurydychnu-dopomogu-u-polshhi/" text:style-name="Internet_20_link" text:visited-style-name="Visited_20_Internet_20_Link">
https://armyinform.com.ua/2023/05/29/minreintegracziyi-povidomylo-de-ukrayinczyam-otrymaty-bezkoshtovnu-yurydychnu-dopomogu-u-polshh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